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 style:family="table-cell" style:data-style-name="General">
      <style:table-cell-properties fo:background-color="#ccffff" gnm:background-colour="#ccffff"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6" style:family="table-cell" style:data-style-name="ND-0">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7" style:family="table-cell" style:data-style-name="General">
      <style:table-cell-properties fo:background-color="transparent" gnm:background-colour="#ffffff" gnm:pattern-colour="#000000" gnm:pattern="0" fo:border-top="0.000cm none #c7c7c7" fo:border-bottom="0.000cm none #c7c7c7"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9"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1" style:family="table-cell" style:data-style-name="General">
      <style:table-cell-properties fo:background-color="transparent" gnm:background-colour="#ffffff" gnm:pattern-colour="#000000" gnm:pattern="0" fo:border-top="0.000cm none #c7c7c7"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2" style:family="table-cell" style:data-style-name="General">
      <style:table-cell-properties fo:background-color="transparent" gnm:background-colour="#ffffff" gnm:pattern-colour="#000000" gnm:pattern="0" fo:border-top="0.000cm none #c7c7c7"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4" style:family="table-cell" style:data-style-name="General">
      <style:table-cell-properties fo:background-color="transparent" gnm:background-colour="#ffffff" gnm:pattern-colour="#000000" gnm:pattern="0" fo:border-top="0.000cm none #c7c7c7"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7"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8" style:family="table-cell" style:data-style-name="General">
      <style:table-cell-properties fo:background-color="transparent" gnm:background-colour="#ffffff" gnm:pattern-colour="#000000" gnm:pattern="0" fo:border-top="0.000cm none #c7c7c7"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9" style:family="table-cell" style:data-style-name="General">
      <style:table-cell-properties fo:background-color="transparent" gnm:background-colour="#ffffff" gnm:pattern-colour="#000000" gnm:pattern="0" fo:border-top="0.000cm none #c7c7c7"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0" style:family="table-cell" style:data-style-name="General">
      <style:table-cell-properties fo:background-color="transparent" gnm:background-colour="#ffffff" gnm:pattern-colour="#000000" gnm:pattern="0" fo:border-top="0.035cm solid #000000" fo:border-bottom="0.000cm none #c7c7c7" fo:border-left="0.000cm none #c7c7c7"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1"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2"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3" style:family="table-cell" style:data-style-name="General">
      <style:table-cell-properties fo:background-color="transparent" gnm:background-colour="#ffffff" gnm:pattern-colour="#000000" gnm:pattern="0" fo:border-top="0.000cm none #c7c7c7" fo:border-bottom="0.000cm none #c7c7c7"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4" style:family="table-cell" style:data-style-name="General">
      <style:table-cell-properties fo:background-color="transparent" gnm:background-colour="#ffffff" gnm:pattern-colour="#000000" gnm:pattern="0" fo:border-top="0.035cm solid #000000" fo:border-bottom="0.000cm none #c7c7c7" fo:border-left="0.000cm none #c7c7c7"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6" style:family="table-cell" style:data-style-name="General">
      <style:table-cell-properties fo:background-color="transparent" gnm:background-colour="#ffffff" gnm:pattern-colour="#000000" gnm:pattern="0" fo:border-top="0.000cm none #c7c7c7" fo:border-bottom="0.000cm none #c7c7c7" fo:border-left="0.000cm none #c7c7c7"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7" style:family="table-cell" style:data-style-name="General">
      <style:table-cell-properties fo:background-color="#ccffcc" gnm:background-colour="#ccffcc"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8" style:family="table-cell" style:data-style-name="General">
      <style:table-cell-properties fo:background-color="#ff0000" gnm:background-colour="#ff0000" gnm:pattern-colour="#000000" gnm:pattern="1" fo:border-top="0.000cm none #c7c7c7" fo:border-bottom="0.000cm none #c7c7c7" fo:border-left="0.000cm none #c7c7c7"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29" style:family="table-cell" style:data-style-name="General">
      <style:table-cell-properties fo:background-color="#0000ff" gnm:background-colour="#0000ff" gnm:pattern-colour="#000000" gnm:pattern="1" fo:border-top="0.000cm none #c7c7c7" fo:border-bottom="0.000cm none #c7c7c7" fo:border-left="0.000cm none #c7c7c7"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0" style:family="table-cell" style:data-style-name="General">
      <style:table-cell-properties fo:background-color="transparent" gnm:background-colour="#ffffff" gnm:pattern-colour="#000000" gnm:pattern="0" fo:border-top="0.000cm none #c7c7c7" fo:border-bottom="0.035cm solid #000000" fo:border-left="0.000cm none #c7c7c7"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1pt" fo:color="#000000" fo:font-family="Arial"/>
    </style:style>
    <style:style style:name="ACE-3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3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1pt" fo:color="#000000" fo:font-family="Arial"/>
    </style:style>
    <style:style style:name="ACE-4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4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4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4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4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4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4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5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5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52"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53"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54"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55" style:family="table-cell" style:data-style-name="ND-2">
      <style:table-cell-properties fo:background-color="#ffcc99" gnm:background-colour="#ffcc99"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56" style:family="table-cell" style:data-style-name="General">
      <style:table-cell-properties fo:background-color="#ccffcc" gnm:background-colour="#ccffcc"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5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10pt" fo:color="#0000ff" fo:font-family="Arial"/>
    </style:style>
    <style:style style:name="ACE-58"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5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single" style:text-underline-style="solid" style:text-underline-width="auto" style:text-underline-color="font-color" style:text-underline-mode="continuous" style:text-position="0% 100%" fo:font-size="10pt" fo:color="#000000" fo:font-family="Arial"/>
    </style:style>
    <style:style style:name="ACE-60"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61"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62" style:family="table-cell" style:data-style-name="ND-3">
      <style:table-cell-properties fo:background-color="#ccffcc" gnm:background-colour="#ccffcc"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63" style:family="table-cell" style:data-style-name="General">
      <style:table-cell-properties fo:background-color="#ffcc99" gnm:background-colour="#ffcc99"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64" style:family="table-cell" style:data-style-name="ND-4">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65" style:family="table-cell" style:data-style-name="ND-4">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66" style:family="table-cell" style:data-style-name="ND-5">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993366" fo:font-family="Arial"/>
    </style:style>
    <style:style style:name="ACE-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6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7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cc99" fo:font-family="Arial"/>
    </style:style>
    <style:style style:name="ACE-7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cc99" fo:font-family="Arial"/>
    </style:style>
    <style:style style:name="ACE-7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cc99" fo:font-family="Arial"/>
    </style:style>
    <style:style style:name="ACE-7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cc99" fo:font-family="Arial"/>
    </style:style>
    <style:style style:name="ACE-7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cc99" fo:font-family="Arial"/>
    </style:style>
    <style:style style:name="ACE-7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cc99" fo:font-family="Arial"/>
    </style:style>
    <style:style style:name="ACE-7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7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78"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79" style:family="table-cell" style:data-style-name="ND-6">
      <style:table-cell-properties fo:background-color="#ccffcc" gnm:background-colour="#ccffcc"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81" style:family="table-cell" style:data-style-name="General">
      <style:table-cell-properties fo:background-color="#ccffcc" gnm:background-colour="#ccffcc"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2"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3"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4"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5" style:family="table-cell" style:data-style-name="ND-3">
      <style:table-cell-properties fo:background-color="#ccffcc" gnm:background-colour="#ccffcc"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6" style:family="table-cell" style:data-style-name="ND-6">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8" style:family="table-cell" style:data-style-name="General">
      <style:table-cell-properties fo:background-color="#ffcc99" gnm:background-colour="#ffcc99"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8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ff" fo:font-family="Arial"/>
    </style:style>
    <style:style style:name="ACE-9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9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9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ff" fo:font-family="Arial"/>
    </style:style>
    <style:style style:name="ACE-9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ff" fo:font-family="Arial"/>
    </style:style>
    <style:style style:name="ACE-9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ff" fo:font-family="Arial"/>
    </style:style>
    <style:style style:name="ACE-9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ff" fo:font-family="Arial"/>
    </style:style>
    <style:style style:name="ACE-9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ff" fo:font-family="Arial"/>
    </style:style>
    <style:style style:name="ACE-9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ff" fo:font-family="Arial"/>
    </style:style>
    <style:style style:name="ACE-9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ff" fo:font-family="Arial"/>
    </style:style>
    <style:style style:name="ACE-9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ff" fo:font-family="Arial"/>
    </style:style>
    <style:style style:name="ACE-10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10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3"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4"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105"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6"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7" style:family="table-cell" style:data-style-name="ND-7">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8"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09"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110" style:family="table-cell" style:data-style-name="ND-6">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11" style:family="table-cell" style:data-style-name="ND-6">
      <style:table-cell-properties fo:background-color="#ccffcc" gnm:background-colour="#ccffcc"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12" style:family="table-cell" style:data-style-name="ND-2">
      <style:table-cell-properties fo:background-color="#ccffcc" gnm:background-colour="#ccffcc"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13" style:family="table-cell" style:data-style-name="General">
      <style:table-cell-properties fo:background-color="#ccffcc" gnm:background-colour="#ccffcc"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14"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1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16"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117" style:family="table-cell" style:data-style-name="ND-3">
      <style:table-cell-properties fo:background-color="#ccffcc" gnm:background-colour="#ccffcc"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ff" fo:font-family="Arial"/>
    </style:style>
    <style:style style:name="ACE-119" style:family="table-cell" style:data-style-name="General">
      <style:table-cell-properties fo:background-color="#ff0000" gnm:background-colour="#ff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20" style:family="table-cell" style:data-style-name="General">
      <style:table-cell-properties fo:background-color="#0000ff" gnm:background-colour="#0000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339966" fo:font-family="Arial"/>
    </style:style>
    <style:style style:name="ACE-1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993366" fo:font-family="Arial"/>
    </style:style>
    <style:style style:name="ACE-1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2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2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2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2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2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2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3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3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3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3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3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3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3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3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ffff" fo:font-family="Arial"/>
    </style:style>
    <style:style style:name="ACE-13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3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40"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41"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333333" fo:font-family="Arial"/>
    </style:style>
    <style:style style:name="ACE-143"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333333" fo:font-family="Arial"/>
    </style:style>
    <style:style style:name="ACE-144" style:family="table-cell" style:data-style-name="ND-8">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4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14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47"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48"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49"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50" style:family="table-cell" style:data-style-name="ND-3">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5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52"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5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993366" fo:font-family="Arial"/>
    </style:style>
    <style:style style:name="ACE-15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Arial"/>
    </style:style>
    <style:style style:name="ACE-155" style:family="table-cell" style:data-style-name="General">
      <style:table-cell-properties fo:background-color="#ff0000" gnm:background-colour="#ff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56" style:family="table-cell" style:data-style-name="General">
      <style:table-cell-properties fo:background-color="#0000ff" gnm:background-colour="#0000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E-15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ff" fo:font-family="Arial"/>
    </style:style>
    <style:style style:name="ACE-15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italic" style:text-line-through-type="none" style:text-line-through-style="none" style:text-underline-type="none" style:text-underline-style="none" style:text-underline-width="auto" style:text-underline-color="font-color" style:text-underline-mode="continuous" style:text-position="0% 100%" fo:font-size="14pt" fo:color="#000000" fo:font-family="Arial"/>
    </style:style>
    <style:style style:name="ACE-15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Arial"/>
    </style:style>
    <style:style style:name="ACOL-1" style:family="table-column"/>
    <style:style style:name="ACOL-2" style:family="table-column">
      <style:table-column-properties style:column-width="123.9041095890411pt" style:use-optimal-column-width="true"/>
    </style:style>
    <style:style style:name="ACOL-3" style:family="table-column">
      <style:table-column-properties style:column-width="33.71917808219178pt" style:use-optimal-column-width="true"/>
    </style:style>
    <style:style style:name="ACOL-4" style:family="table-column">
      <style:table-column-properties style:column-width="946.0068493150685pt" style:use-optimal-column-width="true"/>
    </style:style>
    <style:style style:name="ACOL-5" style:family="table-column">
      <style:table-column-properties style:column-width="127.66438356164383pt" style:use-optimal-column-width="false"/>
    </style:style>
    <style:style style:name="ACOL-6" style:family="table-column">
      <style:table-column-properties style:column-width="68.30136986301369pt" style:use-optimal-column-width="false"/>
    </style:style>
    <style:style style:name="ACOL-7" style:family="table-column">
      <style:table-column-properties style:column-width="66.04109589041096pt" style:use-optimal-column-width="false"/>
    </style:style>
    <style:style style:name="ACOL-8" style:family="table-column">
      <style:table-column-properties style:column-width="165.22602739726028pt" style:use-optimal-column-width="false"/>
    </style:style>
    <style:style style:name="ACOL-9" style:family="table-column">
      <style:table-column-properties style:column-width="39.73972602739726pt" style:use-optimal-column-width="false"/>
    </style:style>
    <style:style style:name="ACOL-10" style:family="table-column">
      <style:table-column-properties style:column-width="129.16438356164383pt" style:use-optimal-column-width="false"/>
    </style:style>
    <style:style style:name="ACOL-11" style:family="table-column">
      <style:table-column-properties style:column-width="145.6849315068493pt" style:use-optimal-column-width="false"/>
    </style:style>
    <style:style style:name="ACOL-12" style:family="table-column">
      <style:table-column-properties style:column-width="81.06164383561644pt" style:use-optimal-column-width="true"/>
    </style:style>
    <style:style style:name="ACOL-13" style:family="table-column">
      <style:table-column-properties style:column-width="214.0684931506849pt" style:use-optimal-column-width="true"/>
    </style:style>
    <style:style style:name="ACOL-14" style:family="table-column">
      <style:table-column-properties style:column-width="102.1027397260274pt" style:use-optimal-column-width="true"/>
    </style:style>
    <style:style style:name="ACOL-15" style:family="table-column">
      <style:table-column-properties style:column-width="75.80136986301369pt" style:use-optimal-column-width="false"/>
    </style:style>
    <style:style style:name="ACOL-16" style:family="table-column">
      <style:table-column-properties style:column-width="91.58219178082192pt" style:use-optimal-column-width="false"/>
    </style:style>
    <style:style style:name="ACOL-17" style:family="table-column">
      <style:table-column-properties style:column-width="60.78082191780822pt" style:use-optimal-column-width="true"/>
    </style:style>
    <style:style style:name="ACOL-18" style:family="table-column">
      <style:table-column-properties style:column-width="32.21917808219178pt" style:use-optimal-column-width="true"/>
    </style:style>
    <style:style style:name="ACOL-19" style:family="table-column">
      <style:table-column-properties style:column-width="73.56164383561644pt" style:use-optimal-column-width="false"/>
    </style:style>
    <style:style style:name="ACOL-20" style:family="table-column">
      <style:table-column-properties style:column-width="46.5pt" style:use-optimal-column-width="true"/>
    </style:style>
    <style:style style:name="ACOL-21" style:family="table-column">
      <style:table-column-properties style:column-width="37.47945205479452pt" style:use-optimal-column-width="true"/>
    </style:style>
    <style:style style:name="ACOL-22" style:family="table-column">
      <style:table-column-properties style:column-width="63.78082191780822pt" style:use-optimal-column-width="true"/>
    </style:style>
    <style:style style:name="ACOL-23" style:family="table-column">
      <style:table-column-properties style:column-width="39.73972602739726pt" style:use-optimal-column-width="true"/>
    </style:style>
    <style:style style:name="ACOL-24" style:family="table-column">
      <style:table-column-properties style:column-width="166.72602739726028pt" style:use-optimal-column-width="true"/>
    </style:style>
    <style:style style:name="ACOL-25" style:family="table-column">
      <style:table-column-properties style:column-width="76.56164383561644pt" style:use-optimal-column-width="false"/>
    </style:style>
    <style:style style:name="ACOL-26" style:family="table-column">
      <style:table-column-properties style:column-width="33.71917808219178pt" style:use-optimal-column-width="false"/>
    </style:style>
    <style:style style:name="ACOL-27" style:family="table-column">
      <style:table-column-properties style:column-width="122.4041095890411pt" style:use-optimal-column-width="false"/>
    </style:style>
    <style:style style:name="ACOL-28" style:family="table-column">
      <style:table-column-properties style:column-width="35.21917808219178pt" style:use-optimal-column-width="true"/>
    </style:style>
    <style:style style:name="ACOL-29" style:family="table-column">
      <style:table-column-properties style:column-width="44.23972602739726pt" style:use-optimal-column-width="false"/>
    </style:style>
    <style:style style:name="ACOL-30" style:family="table-column">
      <style:table-column-properties style:column-width="36.73972602739726pt" style:use-optimal-column-width="false"/>
    </style:style>
    <style:style style:name="ACOL-31" style:family="table-column">
      <style:table-column-properties style:column-width="27.71917808219178pt" style:use-optimal-column-width="false"/>
    </style:style>
    <style:style style:name="ACOL-32" style:family="table-column">
      <style:table-column-properties style:column-width="34.47945205479452pt" style:use-optimal-column-width="true"/>
    </style:style>
    <style:style style:name="ACOL-33" style:family="table-column">
      <style:table-column-properties style:column-width="34.47945205479452pt" style:use-optimal-column-width="false"/>
    </style:style>
    <style:style style:name="ACOL-34" style:family="table-column">
      <style:table-column-properties style:column-width="51.76027397260274pt" style:use-optimal-column-width="false"/>
    </style:style>
    <style:style style:name="ACOL-35" style:family="table-column">
      <style:table-column-properties style:column-width="60.02054794520548pt" style:use-optimal-column-width="false"/>
    </style:style>
    <style:style style:name="ACOL-36" style:family="table-column">
      <style:table-column-properties style:column-width="130.66438356164383pt" style:use-optimal-column-width="true"/>
    </style:style>
    <style:style style:name="ACOL-37" style:family="table-column">
      <style:table-column-properties style:column-width="141.94520547945206pt" style:use-optimal-column-width="true"/>
    </style:style>
    <style:style style:name="ACOL-38" style:family="table-column">
      <style:table-column-properties style:column-width="38.97945205479452pt" style:use-optimal-column-width="true"/>
    </style:style>
    <style:style style:name="ACOL-39" style:family="table-column">
      <style:table-column-properties style:column-width="265.93150684931504pt" style:use-optimal-column-width="true"/>
    </style:style>
    <style:style style:name="ACOL-40" style:family="table-column">
      <style:table-column-properties style:column-width="87.08219178082192pt" style:use-optimal-column-width="false"/>
    </style:style>
    <style:style style:name="ACOL-41" style:family="table-column">
      <style:table-column-properties style:column-width="54.02054794520548pt" style:use-optimal-column-width="false"/>
    </style:style>
    <style:style style:name="ACOL-42" style:family="table-column">
      <style:table-column-properties style:column-width="49.5pt" style:use-optimal-column-width="false"/>
    </style:style>
    <style:style style:name="ACOL-43" style:family="table-column">
      <style:table-column-properties style:column-width="55.52054794520548pt" style:use-optimal-column-width="false"/>
    </style:style>
    <style:style style:name="ACOL-44" style:family="table-column">
      <style:table-column-properties style:column-width="84.82191780821918pt" style:use-optimal-column-width="true"/>
    </style:style>
    <style:style style:name="ACOL-45" style:family="table-column">
      <style:table-column-properties style:column-width="56.26027397260274pt" style:use-optimal-column-width="true"/>
    </style:style>
    <style:style style:name="ACOL-46" style:family="table-column">
      <style:table-column-properties style:column-width="61.52054794520548pt" style:use-optimal-column-width="false"/>
    </style:style>
    <style:style style:name="ACOL-47" style:family="table-column">
      <style:table-column-properties style:column-width="45.73972602739726pt" style:use-optimal-column-width="false"/>
    </style:style>
    <style:style style:name="ACOL-48" style:family="table-column">
      <style:table-column-properties style:column-width="38.97945205479452pt" style:use-optimal-column-width="false"/>
    </style:style>
    <style:style style:name="ACOL-49" style:family="table-column">
      <style:table-column-properties style:column-width="31.47945205479452pt" style:use-optimal-column-width="false"/>
    </style:style>
    <style:style style:name="ACOL-50" style:family="table-column">
      <style:table-column-properties style:column-width="47.26027397260274pt" style:use-optimal-column-width="false"/>
    </style:style>
    <style:style style:name="ACOL-51" style:family="table-column">
      <style:table-column-properties style:column-width="50.26027397260274pt" style:use-optimal-column-width="false"/>
    </style:style>
    <style:style style:name="ACOL-52" style:family="table-column">
      <style:table-column-properties style:column-width="230.60958904109586pt" style:use-optimal-column-width="true"/>
    </style:style>
    <style:style style:name="ACOL-53" style:family="table-column">
      <style:table-column-properties style:column-width="99.86301369863014pt" style:use-optimal-column-width="false"/>
    </style:style>
    <style:style style:name="ACOL-54" style:family="table-column">
      <style:table-column-properties style:column-width="116.3835616438356pt" style:use-optimal-column-width="true"/>
    </style:style>
    <style:style style:name="ACOL-55" style:family="table-column">
      <style:table-column-properties style:column-width="65.28082191780823pt" style:use-optimal-column-width="false"/>
    </style:style>
    <style:style style:name="ACOL-56" style:family="table-column">
      <style:table-column-properties style:column-width="57.78082191780822pt" style:use-optimal-column-width="false"/>
    </style:style>
    <style:style style:name="AROW-1" style:family="table-row"/>
    <style:style style:name="AROW-2" style:family="table-row">
      <style:table-row-properties style:row-height="25.5pt" style:use-optimal-row-height="false"/>
    </style:style>
    <style:style style:name="AROW-3" style:family="table-row">
      <style:table-row-properties style:row-height="14.25pt" style:use-optimal-row-height="true"/>
    </style:style>
    <style:style style:name="AROW-4" style:family="table-row">
      <style:table-row-properties style:row-height="12pt" style:use-optimal-row-height="false"/>
    </style:style>
    <style:style style:name="AROW-5" style:family="table-row">
      <style:table-row-properties style:row-height="12.75pt" style:use-optimal-row-height="false"/>
    </style:style>
    <style:style style:name="AROW-6" style:family="table-row">
      <style:table-row-properties style:row-height="18.75pt" style:use-optimal-row-height="true"/>
    </style:style>
    <style:style style:name="so-g-0"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disable" table:steps="100"/>
      </table:calculation-settings>
      <table:table table:name="Introduction" table:style-name="ta-0" table:print="true">
        <office:forms form:automatic-focus="false" form:apply-design-mode="false">
          <form:form/>
        </office:forms>
        <table:table-column table:default-cell-style-name="ACE-0" table:style-name="ACOL-0"/>
        <table:table-column table:default-cell-style-name="ACE-0" table:style-name="ACOL-0" table:number-columns-repeated="255"/>
        <table:table-row table:style-name="AROW-0">
          <table:table-cell table:style-name="ACE-0" office:value-type="string">
            <text:p>The development of the database presented here is described in Brooks &amp; Edwards (2006).</text:p>
          </table:table-cell>
          <table:table-cell table:number-columns-repeated="255" table:style-name="ACE-0"/>
        </table:table-row>
        <table:table-row table:style-name="AROW-0">
          <table:table-cell table:style-name="ACE-0" office:value-type="string">
            <text:p>Users are advised to read this prior to using the database, as it outlines a number of important limitations associated with the data it contains.</text:p>
          </table:table-cell>
          <table:table-cell table:number-columns-repeated="255" table:style-name="ACE-0"/>
        </table:table-row>
        <table:table-row table:style-name="AROW-0">
          <table:table-cell table:style-name="ACE-1" office:value-type="string">
            <text:p>Reference: Brooks, A.J., and Edwards, R.J. (2006) The Development of a Sea-Level Database for Ireland. Irish Journal of Earth Science v. 24 p 13-27.</text:p>
          </table:table-cell>
          <table:table-cell table:number-columns-repeated="255" table:style-name="ACE-0"/>
        </table:table-row>
        <table:table-row table:style-name="AROW-0">
          <table:table-cell table:number-columns-repeated="256"/>
        </table:table-row>
        <table:table-row table:style-name="AROW-0">
          <table:table-cell table:style-name="ACE-0" office:value-type="string">
            <text:p>DISCLAIMER: Whilst we have made every effort to ensure that the data contained within this database are correct, we cannot guarantee that all entries are error-free.</text:p>
          </table:table-cell>
          <table:table-cell table:number-columns-repeated="255" table:style-name="ACE-0"/>
        </table:table-row>
        <table:table-row table:style-name="AROW-0">
          <table:table-cell table:style-name="ACE-0" office:value-type="string">
            <text:p>The user is therefore advised to consult with the source publications associated with any of the data they choose to employ. </text:p>
          </table:table-cell>
          <table:table-cell table:number-columns-repeated="255" table:style-name="ACE-0"/>
        </table:table-row>
        <table:table-row table:style-name="AROW-0">
          <table:table-cell table:style-name="ACE-0" office:value-type="string">
            <text:p>A full set of references are available in the Appendix</text:p>
          </table:table-cell>
          <table:table-cell table:number-columns-repeated="255" table:style-name="ACE-0"/>
        </table:table-row>
        <table:table-row table:style-name="AROW-0">
          <table:table-cell table:number-columns-repeated="256"/>
        </table:table-row>
        <table:table-row table:style-name="AROW-0">
          <table:table-cell table:style-name="ACE-0" office:value-type="string">
            <text:p>This database was produced as part of project SC-2003-0215-Y entitled Holocene Sea Level Change and Glacio-Isostatic Adjustment in Ireland funded by Enterprise Ireland.</text:p>
          </table:table-cell>
          <table:table-cell table:number-columns-repeated="255" table:style-name="ACE-0"/>
        </table:table-row>
        <table:table-row table:style-name="AROW-0">
          <table:table-cell table:number-columns-repeated="256"/>
        </table:table-row>
        <table:table-row table:style-name="AROW-0">
          <table:table-cell table:style-name="ACE-0" office:value-type="string">
            <text:p>If you notice any errors please contact Robin Edwards (edwardsr@tcd.ie)</text:p>
          </table:table-cell>
          <table:table-cell table:number-columns-repeated="255" table:style-name="ACE-0"/>
        </table:table-row>
        <table:table-row table:style-name="AROW-0" table:number-rows-repeated="65525">
          <table:table-cell table:number-columns-repeated="256"/>
        </table:table-row>
        <table:named-expressions>
          <table:named-expression table:name="Sheet_Title" table:expression="of:=&quot;Introduction&quot;" table:base-cell-address="$'Introduction'.$A$1"/>
          <table:named-expression table:name="Print_Area" table:expression="of:=#REF!" table:base-cell-address="$'Introduction'.$A$1"/>
        </table:named-expressions>
        <gnm:selections gnm:cursor-col="0" gnm:cursor-row="0">
          <gnm:selection gnm:start-col="0" gnm:start-row="0" gnm:end-col="0" gnm:end-row="0"/>
        </gnm:selections>
      </table:table>
      <table:table table:name="Column heading legend" table:style-name="ta-1" table:print="true">
        <office:forms form:automatic-focus="false" form:apply-design-mode="false">
          <form:form/>
        </office:forms>
        <table:table-column table:default-cell-style-name="ACE-4" table:style-name="ACOL-2"/>
        <table:table-column table:default-cell-style-name="ACE-13" table:style-name="ACOL-3"/>
        <table:table-column table:default-cell-style-name="ACE-13" table:style-name="ACOL-4"/>
        <table:table-column table:default-cell-style-name="ACE-13" table:style-name="ACOL-5"/>
        <table:table-column table:default-cell-style-name="ACE-13" table:style-name="ACOL-6"/>
        <table:table-column table:default-cell-style-name="ACE-13" table:style-name="ACOL-7"/>
        <table:table-column table:default-cell-style-name="ACE-13" table:style-name="ACOL-8"/>
        <table:table-column table:default-cell-style-name="ACE-35" table:style-name="ACOL-9"/>
        <table:table-column table:default-cell-style-name="ACE-13" table:style-name="ACOL-10"/>
        <table:table-column table:default-cell-style-name="ACE-38" table:style-name="ACOL-11"/>
        <table:table-column table:default-cell-style-name="ACE-13" table:style-name="ACOL-0" table:number-columns-repeated="246"/>
        <table:table-row table:style-name="AROW-2">
          <table:table-cell table:style-name="ACE-2" office:value-type="string">
            <text:p>Column heading</text:p>
          </table:table-cell>
          <table:table-cell table:style-name="ACE-15"/>
          <table:table-cell table:style-name="ACE-2" office:value-type="string">
            <text:p>Definition</text:p>
          </table:table-cell>
          <table:table-cell table:number-columns-repeated="4" table:style-name="ACE-31"/>
          <table:table-cell table:style-name="ACE-37"/>
          <table:table-cell table:number-columns-repeated="2" table:style-name="ACE-31"/>
          <table:table-cell table:number-columns-repeated="246" table:style-name="ACE-15"/>
        </table:table-row>
        <table:table-row table:style-name="AROW-3">
          <table:table-cell table:style-name="ACE-3" office:value-type="string">
            <text:p>Region</text:p>
          </table:table-cell>
          <table:table-cell table:style-name="ACE-13"/>
          <table:table-cell table:style-name="ACE-5" office:value-type="string">
            <text:p>(Refer to figure 1 in the text)</text:p>
          </table:table-cell>
          <table:table-cell table:number-columns-repeated="4" table:style-name="ACE-13"/>
          <table:table-cell table:style-name="ACE-35"/>
          <table:table-cell table:style-name="ACE-13"/>
          <table:table-cell table:style-name="ACE-36"/>
          <table:table-cell table:number-columns-repeated="246" table:style-name="ACE-13"/>
        </table:table-row>
        <table:table-row table:style-name="AROW-3">
          <table:table-cell table:style-name="ACE-3" office:value-type="string">
            <text:p>Site</text:p>
          </table:table-cell>
          <table:table-cell table:number-columns-repeated="6" table:style-name="ACE-13"/>
          <table:table-cell table:style-name="ACE-35"/>
          <table:table-cell table:style-name="ACE-13"/>
          <table:table-cell table:style-name="ACE-36"/>
          <table:table-cell table:number-columns-repeated="246" table:style-name="ACE-13"/>
        </table:table-row>
        <table:table-row table:style-name="AROW-3">
          <table:table-cell table:style-name="ACE-3" office:value-type="string">
            <text:p>Irish Grid reference</text:p>
          </table:table-cell>
          <table:table-cell table:number-columns-repeated="5" table:style-name="ACE-13"/>
          <table:table-cell table:style-name="ACE-33"/>
          <table:table-cell table:style-name="ACE-35"/>
          <table:table-cell table:style-name="ACE-13"/>
          <table:table-cell table:style-name="ACE-36"/>
          <table:table-cell table:number-columns-repeated="246" table:style-name="ACE-13"/>
        </table:table-row>
        <table:table-row table:style-name="AROW-3">
          <table:table-cell table:style-name="ACE-3" office:value-type="string">
            <text:p>Site (decimal degrees)</text:p>
          </table:table-cell>
          <table:table-cell table:number-columns-repeated="6" table:style-name="ACE-13"/>
          <table:table-cell table:style-name="ACE-35"/>
          <table:table-cell table:style-name="ACE-13"/>
          <table:table-cell table:style-name="ACE-36"/>
          <table:table-cell table:number-columns-repeated="246" table:style-name="ACE-13"/>
        </table:table-row>
        <table:table-row table:style-name="AROW-0">
          <table:table-cell table:style-name="ACE-3" office:value-type="string">
            <text:p>Laboratory code</text:p>
          </table:table-cell>
          <table:table-cell table:number-columns-repeated="6"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AA</text:p>
          </table:table-cell>
          <table:table-cell table:style-name="ACE-17" office:value-type="string">
            <text:p>NSF, USA</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AAR</text:p>
          </table:table-cell>
          <table:table-cell table:style-name="ACE-18" office:value-type="string">
            <text:p>University of Aarhus, Denmark</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Beta</text:p>
          </table:table-cell>
          <table:table-cell table:style-name="ACE-18" office:value-type="string">
            <text:p>Beta Analytic Ltd, Florida</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Birm</text:p>
          </table:table-cell>
          <table:table-cell table:style-name="ACE-18" office:value-type="string">
            <text:p>Birmingham, UK</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CAMS</text:p>
          </table:table-cell>
          <table:table-cell table:style-name="ACE-18" office:value-type="string">
            <text:p>Center for Accelerator Mass Spectrometry, USA</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D</text:p>
          </table:table-cell>
          <table:table-cell table:style-name="ACE-18" office:value-type="string">
            <text:p>Dublin, Trinity College </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Gif</text:p>
          </table:table-cell>
          <table:table-cell table:style-name="ACE-18" office:value-type="string">
            <text:p>Gif sur Yvette, France</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GrN</text:p>
          </table:table-cell>
          <table:table-cell table:style-name="ACE-18" office:value-type="string">
            <text:p>Groningen, Netherlands</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Hel</text:p>
          </table:table-cell>
          <table:table-cell table:style-name="ACE-18" office:value-type="string">
            <text:p>Helsinki, Finland</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I</text:p>
          </table:table-cell>
          <table:table-cell table:style-name="ACE-18" office:value-type="string">
            <text:p>Teledyne Isotopes, USA</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IGS</text:p>
          </table:table-cell>
          <table:table-cell table:style-name="ACE-18" office:value-type="string">
            <text:p>Inst. of Geological Sci, Sweden</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LJ</text:p>
          </table:table-cell>
          <table:table-cell table:style-name="ACE-18" office:value-type="string">
            <text:p>Scripps (UCSD) La Jolla</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Lu</text:p>
          </table:table-cell>
          <table:table-cell table:style-name="ACE-18" office:value-type="string">
            <text:p>Lund (Sweden)</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OxA</text:p>
          </table:table-cell>
          <table:table-cell table:style-name="ACE-18" office:value-type="string">
            <text:p>Oxford Radiocarbon Accelerator Unit, UK</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Q</text:p>
          </table:table-cell>
          <table:table-cell table:style-name="ACE-18" office:value-type="string">
            <text:p>Cambridge, UK</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4"/>
          <table:table-cell table:style-name="ACE-16" office:value-type="string">
            <text:p>SRR</text:p>
          </table:table-cell>
          <table:table-cell table:style-name="ACE-18" office:value-type="string">
            <text:p>Scottish Universities Research and Reactor Centre</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4">
          <table:table-cell table:style-name="ACE-4"/>
          <table:table-cell table:style-name="ACE-16" office:value-type="string">
            <text:p>St</text:p>
          </table:table-cell>
          <table:table-cell table:style-name="ACE-18" office:value-type="string">
            <text:p>Stockholm, Sweden</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4">
          <table:table-cell table:style-name="ACE-4"/>
          <table:table-cell table:style-name="ACE-16" office:value-type="string">
            <text:p>UB</text:p>
          </table:table-cell>
          <table:table-cell table:style-name="ACE-19" office:value-type="string">
            <text:p>Radiocarbon dating Research Unit of the Queens University of Belfast</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3" office:value-type="string">
            <text:p>14C age</text:p>
          </table:table-cell>
          <table:table-cell table:number-columns-repeated="6" table:style-name="ACE-13"/>
          <table:table-cell table:style-name="ACE-35"/>
          <table:table-cell table:style-name="ACE-13"/>
          <table:table-cell table:style-name="ACE-38"/>
          <table:table-cell table:number-columns-repeated="246" table:style-name="ACE-13"/>
        </table:table-row>
        <table:table-row table:style-name="AROW-0">
          <table:table-cell table:style-name="ACE-5" office:value-type="string">
            <text:p>% 13C (when stated)</text:p>
          </table:table-cell>
          <table:table-cell table:number-columns-repeated="6" table:style-name="ACE-13"/>
          <table:table-cell table:style-name="ACE-35"/>
          <table:table-cell table:style-name="ACE-13"/>
          <table:table-cell table:style-name="ACE-38"/>
          <table:table-cell table:number-columns-repeated="246" table:style-name="ACE-13"/>
        </table:table-row>
        <table:table-row table:style-name="AROW-0">
          <table:table-cell table:style-name="ACE-5" office:value-type="string">
            <text:p>Calibrated Age BP</text:p>
          </table:table-cell>
          <table:table-cell table:style-name="ACE-13"/>
          <table:table-cell table:style-name="ACE-5" office:value-type="string">
            <text:p>Calibrated radiocarbon age (CALIB 5.0.1; 95% confidence limits) </text:p>
          </table:table-cell>
          <table:table-cell table:number-columns-repeated="4" table:style-name="ACE-13"/>
          <table:table-cell table:style-name="ACE-35"/>
          <table:table-cell table:style-name="ACE-13"/>
          <table:table-cell table:style-name="ACE-38"/>
          <table:table-cell table:number-columns-repeated="24" table:style-name="ACE-13"/>
          <table:table-cell table:style-name="ACE-34"/>
          <table:table-cell table:number-columns-repeated="221" table:style-name="ACE-13"/>
        </table:table-row>
        <table:table-row table:style-name="AROW-0">
          <table:table-cell table:style-name="ACE-5" office:value-type="string">
            <text:p>Midpoint</text:p>
          </table:table-cell>
          <table:table-cell table:number-columns-repeated="6" table:style-name="ACE-13"/>
          <table:table-cell table:style-name="ACE-35"/>
          <table:table-cell table:style-name="ACE-13"/>
          <table:table-cell table:style-name="ACE-38"/>
          <table:table-cell table:number-columns-repeated="246" table:style-name="ACE-13"/>
        </table:table-row>
        <table:table-row table:style-name="AROW-0">
          <table:table-cell table:style-name="ACE-6" office:value-type="string">
            <text:p>±</text:p>
          </table:table-cell>
          <table:table-cell table:style-name="ACE-13"/>
          <table:table-cell table:style-name="ACE-5" office:value-type="string">
            <text:p>Age error term</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0">
          <table:table-cell table:style-name="ACE-7" office:value-type="string">
            <text:p>Altitude (ODB)</text:p>
          </table:table-cell>
          <table:table-cell table:style-name="ACE-13"/>
          <table:table-cell table:style-name="ACE-10" office:value-type="string">
            <text:p>sample altitude relative to ordnance datum Belfast </text:p>
          </table:table-cell>
          <table:table-cell table:number-rows-spanned="2" table:style-name="ACE-32"/>
          <table:table-cell table:number-rows-spanned="2" table:style-name="ACE-32"/>
          <table:table-cell table:number-rows-spanned="2" table:style-name="ACE-32"/>
          <table:table-cell table:style-name="ACE-13"/>
          <table:table-cell table:style-name="ACE-35"/>
          <table:table-cell table:style-name="ACE-13"/>
          <table:table-cell table:style-name="ACE-38"/>
          <table:table-cell table:number-columns-repeated="246" table:style-name="ACE-13"/>
        </table:table-row>
        <table:table-row table:style-name="AROW-0">
          <table:table-cell table:style-name="ACE-8" office:value-type="string">
            <text:p>Depth</text:p>
          </table:table-cell>
          <table:table-cell table:style-name="ACE-13"/>
          <table:table-cell table:style-name="ACE-7" office:value-type="string">
            <text:p>Depth of dated sample from surface</text:p>
          </table:table-cell>
          <table:covered-table-cell table:number-columns-repeated="3"/>
          <table:table-cell table:style-name="ACE-13"/>
          <table:table-cell table:style-name="ACE-35"/>
          <table:table-cell table:style-name="ACE-13"/>
          <table:table-cell table:style-name="ACE-38"/>
          <table:table-cell table:number-columns-repeated="246" table:style-name="ACE-13"/>
        </table:table-row>
        <table:table-row table:style-name="AROW-5">
          <table:table-cell table:style-name="ACE-8" office:value-type="string">
            <text:p>Material</text:p>
          </table:table-cell>
          <table:table-cell table:style-name="ACE-13"/>
          <table:table-cell table:style-name="ACE-17" office:value-type="string">
            <text:p>Type of sea level indicator used</text:p>
          </table:table-cell>
          <table:table-cell table:style-name="ACE-13"/>
          <table:table-cell table:style-name="ACE-35"/>
          <table:table-cell table:style-name="ACE-13"/>
          <table:table-cell table:style-name="ACE-36"/>
          <table:table-cell table:number-columns-repeated="249" table:style-name="ACE-13"/>
        </table:table-row>
        <table:table-row table:style-name="AROW-5">
          <table:table-cell table:style-name="ACE-9" office:value-type="string">
            <text:p>Type</text:p>
          </table:table-cell>
          <table:table-cell table:style-name="ACE-13"/>
          <table:table-cell table:style-name="ACE-9" office:value-type="string">
            <text:p>Position of sample within the layer of sediment</text:p>
          </table:table-cell>
          <table:table-cell table:style-name="ACE-13"/>
          <table:table-cell table:style-name="ACE-35"/>
          <table:table-cell table:style-name="ACE-13"/>
          <table:table-cell table:style-name="ACE-36"/>
          <table:table-cell table:number-columns-repeated="249" table:style-name="ACE-13"/>
        </table:table-row>
        <table:table-row table:style-name="AROW-5">
          <table:table-cell table:style-name="ACE-10" office:value-type="string">
            <text:p>Microfossil evidence</text:p>
          </table:table-cell>
          <table:table-cell table:style-name="ACE-13"/>
          <table:table-cell table:style-name="ACE-20"/>
          <table:table-cell table:style-name="ACE-33"/>
          <table:table-cell table:style-name="ACE-35"/>
          <table:table-cell table:style-name="ACE-13"/>
          <table:table-cell table:style-name="ACE-36"/>
          <table:table-cell table:number-columns-repeated="249" table:style-name="ACE-13"/>
        </table:table-row>
        <table:table-row table:style-name="AROW-5">
          <table:table-cell table:style-name="ACE-9" office:value-type="string">
            <text:p>Reference water level</text:p>
          </table:table-cell>
          <table:table-cell table:style-name="ACE-13"/>
          <table:table-cell table:style-name="ACE-21" office:value-type="string">
            <text:p>(see text for description)</text:p>
          </table:table-cell>
          <table:table-cell table:style-name="ACE-33"/>
          <table:table-cell table:style-name="ACE-35"/>
          <table:table-cell table:style-name="ACE-13"/>
          <table:table-cell table:style-name="ACE-36"/>
          <table:table-cell table:number-columns-repeated="249" table:style-name="ACE-13"/>
        </table:table-row>
        <table:table-row table:style-name="AROW-5">
          <table:table-cell table:style-name="ACE-9" office:value-type="string">
            <text:p>Indicative range</text:p>
          </table:table-cell>
          <table:table-cell table:style-name="ACE-13"/>
          <table:table-cell table:style-name="ACE-21" office:value-type="string">
            <text:p>(see text for description)</text:p>
          </table:table-cell>
          <table:table-cell table:number-columns-repeated="8" table:style-name="ACE-34"/>
          <table:table-cell table:number-columns-repeated="245" table:style-name="ACE-13"/>
        </table:table-row>
        <table:table-row table:style-name="AROW-5">
          <table:table-cell table:style-name="ACE-9" office:value-type="string">
            <text:p>Tide 1</text:p>
          </table:table-cell>
          <table:table-cell table:style-name="ACE-13"/>
          <table:table-cell table:style-name="ACE-21" office:value-type="string">
            <text:p>Nearest tidal station</text:p>
          </table:table-cell>
          <table:table-cell table:number-columns-repeated="3" table:style-name="ACE-25"/>
          <table:table-cell table:style-name="ACE-33"/>
          <table:table-cell table:style-name="ACE-35"/>
          <table:table-cell table:style-name="ACE-13"/>
          <table:table-cell table:style-name="ACE-36"/>
          <table:table-cell table:number-columns-repeated="246" table:style-name="ACE-13"/>
        </table:table-row>
        <table:table-row table:style-name="AROW-5">
          <table:table-cell table:style-name="ACE-9" office:value-type="string">
            <text:p>Tide 2</text:p>
          </table:table-cell>
          <table:table-cell table:style-name="ACE-13"/>
          <table:table-cell table:style-name="ACE-21" office:value-type="string">
            <text:p>Second nearest tidal station</text:p>
          </table:table-cell>
          <table:table-cell table:number-columns-repeated="3" table:style-name="ACE-25"/>
          <table:table-cell table:style-name="ACE-33"/>
          <table:table-cell table:style-name="ACE-35"/>
          <table:table-cell table:style-name="ACE-13"/>
          <table:table-cell table:style-name="ACE-36"/>
          <table:table-cell table:number-columns-repeated="246" table:style-name="ACE-13"/>
        </table:table-row>
        <table:table-row table:style-name="AROW-3">
          <table:table-cell table:style-name="ACE-10" office:value-type="string">
            <text:p>HAT</text:p>
          </table:table-cell>
          <table:table-cell table:style-name="ACE-13"/>
          <table:table-cell table:style-name="ACE-5" office:value-type="string">
            <text:p>Highest astronimal tide (m OD) calculated from values for tidal station(s)</text:p>
          </table:table-cell>
          <table:table-cell table:number-columns-repeated="3" table:style-name="ACE-25"/>
          <table:table-cell table:style-name="ACE-33"/>
          <table:table-cell table:style-name="ACE-35"/>
          <table:table-cell table:style-name="ACE-13"/>
          <table:table-cell table:style-name="ACE-36"/>
          <table:table-cell table:number-columns-repeated="246" table:style-name="ACE-13"/>
        </table:table-row>
        <table:table-row table:style-name="AROW-5">
          <table:table-cell table:style-name="ACE-9" office:value-type="string">
            <text:p>MHWST</text:p>
          </table:table-cell>
          <table:table-cell table:style-name="ACE-13"/>
          <table:table-cell table:style-name="ACE-21" office:value-type="string">
            <text:p>Mean high water of spring tide m (ODB)</text:p>
          </table:table-cell>
          <table:table-cell table:number-columns-repeated="253" table:style-name="ACE-13"/>
        </table:table-row>
        <table:table-row table:style-name="AROW-5">
          <table:table-cell table:style-name="ACE-9" office:value-type="string">
            <text:p>MHWNT</text:p>
          </table:table-cell>
          <table:table-cell table:style-name="ACE-13"/>
          <table:table-cell table:style-name="ACE-21" office:value-type="string">
            <text:p>Mean high water of neap tide m (ODB)</text:p>
          </table:table-cell>
          <table:table-cell table:number-columns-repeated="3" table:style-name="ACE-25"/>
          <table:table-cell table:style-name="ACE-33"/>
          <table:table-cell table:style-name="ACE-35"/>
          <table:table-cell table:style-name="ACE-13"/>
          <table:table-cell table:style-name="ACE-36"/>
          <table:table-cell table:number-columns-repeated="246" table:style-name="ACE-13"/>
        </table:table-row>
        <table:table-row table:style-name="AROW-0">
          <table:table-cell table:style-name="ACE-9" office:value-type="string">
            <text:p>MTL</text:p>
          </table:table-cell>
          <table:table-cell table:style-name="ACE-13"/>
          <table:table-cell table:style-name="ACE-22" office:value-type="string">
            <text:p>Mean tide level (calculated by averaging readings for MHWST, MHWNT, MLWNT and MLWST)</text:p>
          </table:table-cell>
          <table:table-cell table:number-rows-spanned="2" table:style-name="ACE-25"/>
          <table:table-cell table:number-rows-spanned="2" table:style-name="ACE-25"/>
          <table:table-cell table:number-rows-spanned="2" table:style-name="ACE-25"/>
          <table:table-cell table:style-name="ACE-33"/>
          <table:table-cell table:style-name="ACE-35"/>
          <table:table-cell table:style-name="ACE-13"/>
          <table:table-cell table:number-rows-spanned="2" table:style-name="ACE-36"/>
          <table:table-cell table:number-columns-repeated="246" table:style-name="ACE-13"/>
        </table:table-row>
        <table:table-row table:style-name="AROW-0">
          <table:table-cell table:style-name="ACE-11" office:value-type="string">
            <text:p>MSL</text:p>
          </table:table-cell>
          <table:table-cell table:style-name="ACE-13"/>
          <table:table-cell table:style-name="ACE-22" office:value-type="string">
            <text:p>Mean sea level </text:p>
          </table:table-cell>
          <table:covered-table-cell table:number-columns-repeated="3"/>
          <table:table-cell table:style-name="ACE-33"/>
          <table:table-cell table:style-name="ACE-35"/>
          <table:table-cell table:style-name="ACE-13"/>
          <table:covered-table-cell/>
          <table:table-cell table:number-columns-repeated="246" table:style-name="ACE-13"/>
        </table:table-row>
        <table:table-row table:style-name="AROW-5">
          <table:table-cell table:style-name="ACE-9" office:value-type="string">
            <text:p>MLWNT</text:p>
          </table:table-cell>
          <table:table-cell table:style-name="ACE-13"/>
          <table:table-cell table:style-name="ACE-23" office:value-type="string">
            <text:p>Mean low water of neap tide m (ODB)</text:p>
          </table:table-cell>
          <table:table-cell table:number-columns-repeated="3" table:style-name="ACE-25"/>
          <table:table-cell table:style-name="ACE-33"/>
          <table:table-cell table:style-name="ACE-35"/>
          <table:table-cell table:style-name="ACE-13"/>
          <table:table-cell table:style-name="ACE-36"/>
          <table:table-cell table:number-columns-repeated="246" table:style-name="ACE-13"/>
        </table:table-row>
        <table:table-row table:style-name="AROW-3">
          <table:table-cell table:style-name="ACE-10" office:value-type="string">
            <text:p>MLWST</text:p>
          </table:table-cell>
          <table:table-cell table:style-name="ACE-13"/>
          <table:table-cell table:style-name="ACE-22" office:value-type="string">
            <text:p>Mean low water of spring tide m (ODB)</text:p>
          </table:table-cell>
          <table:table-cell table:number-columns-repeated="3" table:style-name="ACE-25"/>
          <table:table-cell table:style-name="ACE-13"/>
          <table:table-cell table:style-name="ACE-35"/>
          <table:table-cell table:style-name="ACE-13"/>
          <table:table-cell table:style-name="ACE-36"/>
          <table:table-cell table:number-columns-repeated="246" table:style-name="ACE-13"/>
        </table:table-row>
        <table:table-row table:style-name="AROW-5">
          <table:table-cell table:style-name="ACE-9" office:value-type="string">
            <text:p>LAT</text:p>
          </table:table-cell>
          <table:table-cell table:style-name="ACE-13"/>
          <table:table-cell table:style-name="ACE-21" office:value-type="string">
            <text:p>Lowes astronomical tide m (ODB)</text:p>
          </table:table-cell>
          <table:table-cell table:number-columns-repeated="3" table:style-name="ACE-25"/>
          <table:table-cell table:style-name="ACE-33"/>
          <table:table-cell table:style-name="ACE-35"/>
          <table:table-cell table:style-name="ACE-13"/>
          <table:table-cell table:style-name="ACE-36"/>
          <table:table-cell table:number-columns-repeated="246" table:style-name="ACE-13"/>
        </table:table-row>
        <table:table-row table:style-name="AROW-3">
          <table:table-cell table:style-name="ACE-10" office:value-type="string">
            <text:p>Indicative meaning</text:p>
          </table:table-cell>
          <table:table-cell table:style-name="ACE-13"/>
          <table:table-cell table:style-name="ACE-22" office:value-type="string">
            <text:p>The relationship between the environment of deposition of the sample and a reference water level within the tidal cycle</text:p>
          </table:table-cell>
          <table:table-cell table:number-columns-repeated="3" table:style-name="ACE-25"/>
          <table:table-cell table:style-name="ACE-13"/>
          <table:table-cell table:style-name="ACE-35"/>
          <table:table-cell table:style-name="ACE-13"/>
          <table:table-cell table:style-name="ACE-36"/>
          <table:table-cell table:number-columns-repeated="246" table:style-name="ACE-13"/>
        </table:table-row>
        <table:table-row table:style-name="AROW-3">
          <table:table-cell table:style-name="ACE-10" office:value-type="string">
            <text:p>Palaeo mean sea level</text:p>
          </table:table-cell>
          <table:table-cell table:style-name="ACE-13"/>
          <table:table-cell table:style-name="ACE-24"/>
          <table:table-cell table:number-columns-repeated="3" table:style-name="ACE-25"/>
          <table:table-cell table:style-name="ACE-13"/>
          <table:table-cell table:style-name="ACE-35"/>
          <table:table-cell table:style-name="ACE-13"/>
          <table:table-cell table:style-name="ACE-36"/>
          <table:table-cell table:number-columns-repeated="246" table:style-name="ACE-13"/>
        </table:table-row>
        <table:table-row table:style-name="AROW-3">
          <table:table-cell table:style-name="ACE-10" office:value-type="string">
            <text:p>Vertical error term (m)</text:p>
          </table:table-cell>
          <table:table-cell table:style-name="ACE-13"/>
          <table:table-cell table:number-columns-repeated="4" table:style-name="ACE-25"/>
          <table:table-cell table:style-name="ACE-33"/>
          <table:table-cell table:style-name="ACE-35"/>
          <table:table-cell table:style-name="ACE-13"/>
          <table:table-cell table:style-name="ACE-36"/>
          <table:table-cell table:number-columns-repeated="246" table:style-name="ACE-13"/>
        </table:table-row>
        <table:table-row table:style-name="AROW-3">
          <table:table-cell table:style-name="ACE-3" office:value-type="string">
            <text:p>Tendency (Shennan, 1994)</text:p>
          </table:table-cell>
          <table:table-cell table:style-name="ACE-13"/>
          <table:table-cell table:style-name="ACE-26"/>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0">
          <table:table-cell table:style-name="ACE-4"/>
          <table:table-cell table:style-name="ACE-13" office:value-type="float" office:value="0">
            <text:p>0</text:p>
          </table:table-cell>
          <table:table-cell table:style-name="ACE-17" office:value-type="string">
            <text:p>No tendency yet given</text:p>
          </table:table-cell>
          <table:table-cell table:number-columns-repeated="253" table:style-name="ACE-13"/>
        </table:table-row>
        <table:table-row table:style-name="AROW-0">
          <table:table-cell table:style-name="ACE-4"/>
          <table:table-cell table:style-name="ACE-13" office:value-type="float" office:value="1">
            <text:p>1</text:p>
          </table:table-cell>
          <table:table-cell table:style-name="ACE-18" office:value-type="string">
            <text:p>Good positive tendency of sea-level movement. From a transgressive contact, or a stratigraphic or biostratigraphic change, indicating a positive sea-level tendency. There is no indication of erosion</text:p>
          </table:table-cell>
          <table:table-cell table:number-columns-repeated="253" table:style-name="ACE-13"/>
        </table:table-row>
        <table:table-row table:style-name="AROW-0">
          <table:table-cell table:style-name="ACE-4"/>
          <table:table-cell table:style-name="ACE-13" office:value-type="float" office:value="2">
            <text:p>2</text:p>
          </table:table-cell>
          <table:table-cell table:style-name="ACE-18" office:value-type="string">
            <text:p>Poor positive tendency of sea-level movement.From an apparent transgressive contact, but whee either erosion is suspected or possible, or there is no supporting biostratigraphic evidence from the site. </text:p>
          </table:table-cell>
          <table:table-cell table:number-columns-repeated="253" table:style-name="ACE-13"/>
        </table:table-row>
        <table:table-row table:style-name="AROW-0">
          <table:table-cell table:style-name="ACE-4"/>
          <table:table-cell table:style-name="ACE-13" office:value-type="float" office:value="3">
            <text:p>3</text:p>
          </table:table-cell>
          <table:table-cell table:style-name="ACE-18" office:value-type="string">
            <text:p>Base of basal peat dated ('basis peat')</text:p>
          </table:table-cell>
          <table:table-cell table:number-columns-repeated="253" table:style-name="ACE-13"/>
        </table:table-row>
        <table:table-row table:style-name="AROW-0">
          <table:table-cell table:style-name="ACE-4"/>
          <table:table-cell table:style-name="ACE-13" office:value-type="float" office:value="4">
            <text:p>4</text:p>
          </table:table-cell>
          <table:table-cell table:style-name="ACE-18" office:value-type="string">
            <text:p>sample from witin the basal peat, but not from the base, or from the transgressive contact (i.e not 1,2 or 3)</text:p>
          </table:table-cell>
          <table:table-cell table:number-columns-repeated="253" table:style-name="ACE-13"/>
        </table:table-row>
        <table:table-row table:style-name="AROW-0">
          <table:table-cell table:style-name="ACE-4"/>
          <table:table-cell table:style-name="ACE-13" office:value-type="float" office:value="5">
            <text:p>5</text:p>
          </table:table-cell>
          <table:table-cell table:style-name="ACE-18" office:value-type="string">
            <text:p>Good negative tendency of sea-level movement, from a regressive contact, or a stratigraphic or biostratigraphic change indicating a negative sea-level tendency. There is no indication of a hiaus in sedimentation. </text:p>
          </table:table-cell>
          <table:table-cell table:number-columns-repeated="253" table:style-name="ACE-13"/>
        </table:table-row>
        <table:table-row table:style-name="AROW-0">
          <table:table-cell table:style-name="ACE-4"/>
          <table:table-cell table:style-name="ACE-13" office:value-type="float" office:value="6">
            <text:p>6</text:p>
          </table:table-cell>
          <table:table-cell table:style-name="ACE-18" office:value-type="string">
            <text:p>Poor negative tendency of sea-level movement. From an apparent regressive contact, but whee either a hiatus is expetced, or there is no supporting biostratigraphic evidence from the site</text:p>
          </table:table-cell>
          <table:table-cell table:number-columns-repeated="253" table:style-name="ACE-13"/>
        </table:table-row>
        <table:table-row table:style-name="AROW-0">
          <table:table-cell table:style-name="ACE-4"/>
          <table:table-cell table:style-name="ACE-13" office:value-type="float" office:value="7">
            <text:p>7</text:p>
          </table:table-cell>
          <table:table-cell table:style-name="ACE-18" office:value-type="string">
            <text:p>Sample from any part of a sequence beyond the limit of marine sedimentation</text:p>
          </table:table-cell>
          <table:table-cell table:number-columns-repeated="253" table:style-name="ACE-13"/>
        </table:table-row>
        <table:table-row table:style-name="AROW-0">
          <table:table-cell table:style-name="ACE-4"/>
          <table:table-cell table:style-name="ACE-13" office:value-type="float" office:value="8">
            <text:p>8</text:p>
          </table:table-cell>
          <table:table-cell table:style-name="ACE-18" office:value-type="string">
            <text:p>Sample from middle/whole of an intercalated peat where no single tendency can be identified. It represents a minimum age for a negative tendency followd by a positive tendency</text:p>
          </table:table-cell>
          <table:table-cell table:number-columns-repeated="253" table:style-name="ACE-13"/>
        </table:table-row>
        <table:table-row table:style-name="AROW-0">
          <table:table-cell table:style-name="ACE-4"/>
          <table:table-cell table:style-name="ACE-13" office:value-type="float" office:value="9">
            <text:p>9</text:p>
          </table:table-cell>
          <table:table-cell table:style-name="ACE-19" office:value-type="string">
            <text:p>Sample cannot be reliably related to a specific sea-level tendency in terms of either age, altitude or inicative meaning. But is within marine limit.</text:p>
          </table:table-cell>
          <table:table-cell table:number-columns-repeated="253" table:style-name="ACE-13"/>
        </table:table-row>
        <table:table-row table:style-name="AROW-3">
          <table:table-cell table:style-name="ACE-3" office:value-type="string">
            <text:p>Known error source</text:p>
          </table:table-cell>
          <table:table-cell table:number-columns-repeated="6" table:style-name="ACE-13"/>
          <table:table-cell table:style-name="ACE-35"/>
          <table:table-cell table:style-name="ACE-13"/>
          <table:table-cell table:style-name="ACE-40"/>
          <table:table-cell table:number-columns-repeated="246" table:style-name="ACE-13"/>
        </table:table-row>
        <table:table-row table:style-name="AROW-0">
          <table:table-cell table:style-name="ACE-4"/>
          <table:table-cell table:style-name="ACE-16" office:value-type="string">
            <text:p>C</text:p>
          </table:table-cell>
          <table:table-cell table:style-name="ACE-17" office:value-type="string">
            <text:p>Compaction</text:p>
          </table:table-cell>
          <table:table-cell table:number-columns-repeated="4" table:style-name="ACE-13"/>
          <table:table-cell table:style-name="ACE-35"/>
          <table:table-cell table:style-name="ACE-13"/>
          <table:table-cell table:style-name="ACE-38"/>
          <table:table-cell table:number-columns-repeated="246" table:style-name="ACE-13"/>
        </table:table-row>
        <table:table-row table:style-name="AROW-3">
          <table:table-cell table:style-name="ACE-4"/>
          <table:table-cell table:style-name="ACE-16" office:value-type="string">
            <text:p>A</text:p>
          </table:table-cell>
          <table:table-cell table:style-name="ACE-18" office:value-type="string">
            <text:p>Possible allocthonous material</text:p>
          </table:table-cell>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3">
          <table:table-cell table:style-name="ACE-4"/>
          <table:table-cell table:style-name="ACE-16" office:value-type="string">
            <text:p>E</text:p>
          </table:table-cell>
          <table:table-cell table:style-name="ACE-18" office:value-type="string">
            <text:p>Possible erosive sediment contact</text:p>
          </table:table-cell>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3">
          <table:table-cell table:style-name="ACE-4"/>
          <table:table-cell table:style-name="ACE-16" office:value-type="string">
            <text:p>RC</text:p>
          </table:table-cell>
          <table:table-cell table:style-name="ACE-18" office:value-type="string">
            <text:p>Rootlet contamination of the radio carbon dated sample</text:p>
          </table:table-cell>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3">
          <table:table-cell table:style-name="ACE-4"/>
          <table:table-cell table:style-name="ACE-16" office:value-type="string">
            <text:p>U</text:p>
          </table:table-cell>
          <table:table-cell table:style-name="ACE-18" office:value-type="string">
            <text:p>Undersized sample</text:p>
          </table:table-cell>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3">
          <table:table-cell table:style-name="ACE-4"/>
          <table:table-cell table:style-name="ACE-16" office:value-type="string">
            <text:p>S</text:p>
          </table:table-cell>
          <table:table-cell table:style-name="ACE-19" office:value-type="string">
            <text:p>Shell date, liable to isotopic fractionation</text:p>
          </table:table-cell>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3">
          <table:table-cell table:style-name="ACE-3" office:value-type="string">
            <text:p>Bibliographic reference</text:p>
          </table:table-cell>
          <table:table-cell table:number-columns-repeated="6" table:style-name="ACE-13"/>
          <table:table-cell table:style-name="ACE-35"/>
          <table:table-cell table:style-name="ACE-13"/>
          <table:table-cell table:style-name="ACE-40"/>
          <table:table-cell table:number-columns-repeated="246" table:style-name="ACE-13"/>
        </table:table-row>
        <table:table-row table:style-name="AROW-3">
          <table:table-cell table:style-name="ACE-12"/>
          <table:table-cell table:style-name="ACE-13"/>
          <table:table-cell table:style-name="ACE-26"/>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3">
          <table:table-cell table:number-columns-repeated="2" table:style-name="ACE-13"/>
          <table:table-cell table:style-name="ACE-27" office:value-type="string">
            <text:p>Pollen date</text:p>
          </table:table-cell>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3">
          <table:table-cell table:style-name="ACE-12"/>
          <table:table-cell table:style-name="ACE-13"/>
          <table:table-cell table:style-name="ACE-28" office:value-type="string">
            <text:p>Maxium height of palaeo mean sea level</text:p>
          </table:table-cell>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3">
          <table:table-cell table:style-name="ACE-12"/>
          <table:table-cell table:style-name="ACE-13"/>
          <table:table-cell table:style-name="ACE-29" office:value-type="string">
            <text:p>Minimum height of palaeo mean sea level</text:p>
          </table:table-cell>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3" table:number-rows-repeated="19">
          <table:table-cell table:style-name="ACE-12"/>
          <table:table-cell table:style-name="ACE-13"/>
          <table:table-cell table:style-name="ACE-26"/>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3">
          <table:table-cell table:style-name="ACE-14"/>
          <table:table-cell table:style-name="ACE-13"/>
          <table:table-cell table:style-name="ACE-30"/>
          <table:table-cell table:number-columns-repeated="4" table:style-name="ACE-13"/>
          <table:table-cell table:style-name="ACE-35"/>
          <table:table-cell table:style-name="ACE-13"/>
          <table:table-cell table:style-name="ACE-40"/>
          <table:table-cell table:number-columns-repeated="246" table:style-name="ACE-13"/>
        </table:table-row>
        <table:table-row table:style-name="AROW-3" table:number-rows-repeated="438">
          <table:table-cell table:style-name="ACE-4"/>
          <table:table-cell table:number-columns-repeated="6" table:style-name="ACE-13"/>
          <table:table-cell table:style-name="ACE-35"/>
          <table:table-cell table:style-name="ACE-13"/>
          <table:table-cell table:style-name="ACE-40"/>
          <table:table-cell table:number-columns-repeated="246" table:style-name="ACE-13"/>
        </table:table-row>
        <table:table-row table:style-name="AROW-0" table:number-rows-repeated="65006">
          <table:table-cell table:number-columns-repeated="256"/>
        </table:table-row>
        <table:named-expressions>
          <table:named-expression table:name="Sheet_Title" table:expression="of:=&quot;Column heading legend&quot;" table:base-cell-address="$'Column heading legend'.$A$1"/>
          <table:named-expression table:name="Print_Area" table:expression="of:=#REF!" table:base-cell-address="$'Column heading legend'.$A$1"/>
        </table:named-expressions>
        <gnm:selections gnm:cursor-col="0" gnm:cursor-row="0">
          <gnm:selection gnm:start-col="0" gnm:start-row="0" gnm:end-col="0" gnm:end-row="0"/>
        </gnm:selections>
      </table:table>
      <table:table table:name="Primary Index Points" table:style-name="ta-2" table:print="true">
        <office:forms form:automatic-focus="false" form:apply-design-mode="false">
          <form:form/>
        </office:forms>
        <table:table-column table:default-cell-style-name="ACE-43" table:style-name="ACOL-12"/>
        <table:table-column table:default-cell-style-name="ACE-51" table:style-name="ACOL-13"/>
        <table:table-column table:default-cell-style-name="ACE-51" table:style-name="ACOL-14"/>
        <table:table-column table:default-cell-style-name="ACE-53" table:style-name="ACOL-15"/>
        <table:table-column table:default-cell-style-name="ACE-53" table:style-name="ACOL-16"/>
        <table:table-column table:default-cell-style-name="ACE-51" table:style-name="ACOL-0"/>
        <table:table-column table:default-cell-style-name="ACE-51" table:style-name="ACOL-17"/>
        <table:table-column table:default-cell-style-name="ACE-51" table:style-name="ACOL-18"/>
        <table:table-column table:default-cell-style-name="ACE-51" table:style-name="ACOL-19"/>
        <table:table-column table:default-cell-style-name="ACE-51" table:style-name="ACOL-20"/>
        <table:table-column table:default-cell-style-name="ACE-60" table:style-name="ACOL-21"/>
        <table:table-column table:default-cell-style-name="ACE-51" table:style-name="ACOL-22"/>
        <table:table-column table:default-cell-style-name="ACE-51" table:style-name="ACOL-23"/>
        <table:table-column table:default-cell-style-name="ACE-51" table:style-name="ACOL-24"/>
        <table:table-column table:default-cell-style-name="ACE-51" table:style-name="ACOL-25"/>
        <table:table-column table:default-cell-style-name="ACE-51" table:style-name="ACOL-26"/>
        <table:table-column table:default-cell-style-name="ACE-51" table:style-name="ACOL-27"/>
        <table:table-column table:default-cell-style-name="ACE-51" table:style-name="ACOL-28"/>
        <table:table-column table:default-cell-style-name="ACE-51" table:style-name="ACOL-29"/>
        <table:table-column table:default-cell-style-name="ACE-51" table:style-name="ACOL-30"/>
        <table:table-column table:default-cell-style-name="ACE-51" table:style-name="ACOL-31"/>
        <table:table-column table:default-cell-style-name="ACE-51" table:style-name="ACOL-32" table:number-columns-repeated="5"/>
        <table:table-column table:default-cell-style-name="ACE-51" table:style-name="ACOL-33"/>
        <table:table-column table:default-cell-style-name="ACE-51" table:style-name="ACOL-6"/>
        <table:table-column table:default-cell-style-name="ACE-51" table:style-name="ACOL-0"/>
        <table:table-column table:default-cell-style-name="ACE-51" table:style-name="ACOL-34"/>
        <table:table-column table:default-cell-style-name="ACE-51" table:style-name="ACOL-0"/>
        <table:table-column table:default-cell-style-name="ACE-51" table:style-name="ACOL-35"/>
        <table:table-column table:default-cell-style-name="ACE-51" table:style-name="ACOL-36"/>
        <table:table-column table:default-cell-style-name="ACE-51" table:style-name="ACOL-0"/>
        <table:table-column table:default-cell-style-name="ACE-51" table:style-name="ACOL-0" table:number-columns-repeated="222"/>
        <table:table-row table:style-name="AROW-0">
          <table:table-cell table:style-name="ACE-41" office:value-type="string">
            <text:p>Region</text:p>
          </table:table-cell>
          <table:table-cell table:style-name="ACE-41" office:value-type="string">
            <text:p>Site</text:p>
          </table:table-cell>
          <table:table-cell table:style-name="ACE-41" office:value-type="string">
            <text:p>Irish Grid Reference</text:p>
          </table:table-cell>
          <table:table-cell table:number-columns-spanned="2" table:style-name="ACE-52" office:value-type="string">
            <text:p>Site Location (Decimal Degrees)</text:p>
          </table:table-cell>
          <table:covered-table-cell/>
          <table:table-cell table:style-name="ACE-41" office:value-type="string">
            <text:p>Labcode</text:p>
          </table:table-cell>
          <table:table-cell table:style-name="ACE-41" office:value-type="string">
            <text:p>14C Age BP</text:p>
          </table:table-cell>
          <table:table-cell table:style-name="ACE-41" office:value-type="string">
            <text:p>% 13C (when stated)</text:p>
          </table:table-cell>
          <table:table-cell table:style-name="ACE-41" office:value-type="string">
            <text:p>Calibrated Age BP (2<text:span text:style-name="AC-weight700">σ)</text:span></text:p>
          </table:table-cell>
          <table:table-cell table:style-name="ACE-41" office:value-type="string">
            <text:p>Midpoint</text:p>
          </table:table-cell>
          <table:table-cell table:style-name="ACE-58" office:value-type="string">
            <text:p>±</text:p>
          </table:table-cell>
          <table:table-cell table:style-name="ACE-41" office:value-type="string">
            <text:p>Altitude m (ODB)</text:p>
          </table:table-cell>
          <table:table-cell table:style-name="ACE-41" office:value-type="string">
            <text:p>Depth (cm)</text:p>
          </table:table-cell>
          <table:table-cell table:style-name="ACE-41" office:value-type="string">
            <text:p>Material</text:p>
          </table:table-cell>
          <table:table-cell table:style-name="ACE-41" office:value-type="string">
            <text:p>Type</text:p>
          </table:table-cell>
          <table:table-cell table:style-name="ACE-41" office:value-type="string">
            <text:p>Microfossil Evidence</text:p>
          </table:table-cell>
          <table:table-cell table:style-name="ACE-41" office:value-type="string">
            <text:p>Ref. Water Level</text:p>
          </table:table-cell>
          <table:table-cell table:style-name="ACE-41" office:value-type="string">
            <text:p>Ind_R </text:p>
          </table:table-cell>
          <table:table-cell table:style-name="ACE-41" office:value-type="string">
            <text:p>Tide 1</text:p>
          </table:table-cell>
          <table:table-cell table:style-name="ACE-41" office:value-type="string">
            <text:p>Tide 2</text:p>
          </table:table-cell>
          <table:table-cell table:style-name="ACE-41" office:value-type="string">
            <text:p>HAT</text:p>
          </table:table-cell>
          <table:table-cell table:style-name="ACE-41" office:value-type="string">
            <text:p>MHWST</text:p>
          </table:table-cell>
          <table:table-cell table:style-name="ACE-41" office:value-type="string">
            <text:p>MHWNT</text:p>
          </table:table-cell>
          <table:table-cell table:style-name="ACE-41" office:value-type="string">
            <text:p>MTL (Bold font) / MSL</text:p>
          </table:table-cell>
          <table:table-cell table:style-name="ACE-41" office:value-type="string">
            <text:p>MLWNT</text:p>
          </table:table-cell>
          <table:table-cell table:style-name="ACE-41" office:value-type="string">
            <text:p>MLWST</text:p>
          </table:table-cell>
          <table:table-cell table:style-name="ACE-41" office:value-type="string">
            <text:p>LAT</text:p>
          </table:table-cell>
          <table:table-cell table:style-name="ACE-41" office:value-type="string">
            <text:p>Indicative Meaning</text:p>
          </table:table-cell>
          <table:table-cell table:style-name="ACE-41" office:value-type="string">
            <text:p>Palaeo mean sea level</text:p>
          </table:table-cell>
          <table:table-cell table:style-name="ACE-41" office:value-type="string">
            <text:p>Vertical Error Term (m)</text:p>
          </table:table-cell>
          <table:table-cell table:style-name="ACE-41" office:value-type="string">
            <text:p>Overlap (Tend. Code)</text:p>
          </table:table-cell>
          <table:table-cell table:style-name="ACE-41" office:value-type="string">
            <text:p>Error Sources</text:p>
          </table:table-cell>
          <table:table-cell table:style-name="ACE-41" office:value-type="string">
            <text:p>Bibliographic Reference</text:p>
          </table:table-cell>
          <table:table-cell table:style-name="ACE-41" office:value-type="string">
            <text:p>(Cited in)</text:p>
          </table:table-cell>
          <table:table-cell table:style-name="ACE-41"/>
          <table:table-cell table:number-columns-repeated="221" table:style-name="ACE-51"/>
        </table:table-row>
        <table:table-row table:style-name="AROW-0">
          <table:table-cell table:style-name="ACE-42"/>
          <table:table-cell table:number-columns-repeated="2" table:style-name="ACE-41"/>
          <table:table-cell table:style-name="ACE-52" office:value-type="string">
            <text:p>Latitude </text:p>
          </table:table-cell>
          <table:table-cell table:style-name="ACE-52" office:value-type="string">
            <text:p>Longitude</text:p>
          </table:table-cell>
          <table:table-cell table:number-columns-repeated="3" table:style-name="ACE-41"/>
          <table:table-cell table:number-columns-repeated="2" table:style-name="ACE-57"/>
          <table:table-cell table:style-name="ACE-59"/>
          <table:table-cell table:style-name="ACE-41"/>
          <table:table-cell table:style-name="ACE-64"/>
          <table:table-cell table:number-columns-repeated="22" table:style-name="ACE-41"/>
          <table:table-cell table:number-columns-repeated="221" table:style-name="ACE-51"/>
        </table:table-row>
        <table:table-row table:style-name="AROW-0">
          <table:table-cell table:style-name="ACE-43"/>
          <table:table-cell table:number-columns-repeated="2" table:style-name="ACE-51"/>
          <table:table-cell table:number-columns-repeated="2" table:style-name="ACE-53"/>
          <table:table-cell table:number-columns-repeated="5" table:style-name="ACE-51"/>
          <table:table-cell table:style-name="ACE-60"/>
          <table:table-cell table:style-name="ACE-51"/>
          <table:table-cell table:style-name="ACE-65"/>
          <table:table-cell table:number-columns-repeated="243" table:style-name="ACE-51"/>
        </table:table-row>
        <table:table-row table:style-name="AROW-0">
          <table:table-cell table:style-name="ACE-44" office:value-type="string">
            <text:p><text:a xlink:type="simple" xlink:actuate="onRequest" xlink:href="#">(2) N. Wexford</text:a></text:p>
          </table:table-cell>
          <table:table-cell table:style-name="ACE-51" office:value-type="string">
            <text:p>Tinnacree, (Wexford)</text:p>
          </table:table-cell>
          <table:table-cell table:style-name="ACE-51" office:value-type="string">
            <text:p>T200425</text:p>
          </table:table-cell>
          <table:table-cell table:style-name="ACE-53" office:value-type="float" office:value="52.5207322463">
            <text:p>52.521</text:p>
          </table:table-cell>
          <table:table-cell table:style-name="ACE-53" office:value-type="float" office:value="-6.2318848023999998">
            <text:p>−6.232</text:p>
          </table:table-cell>
          <table:table-cell table:style-name="ACE-51" office:value-type="string">
            <text:p>Q-2772</text:p>
          </table:table-cell>
          <table:table-cell table:style-name="ACE-51" office:value-type="string">
            <text:p>1980±45</text:p>
          </table:table-cell>
          <table:table-cell table:style-name="ACE-51"/>
          <table:table-cell table:style-name="ACE-51" office:value-type="string">
            <text:p>1824-2040</text:p>
          </table:table-cell>
          <table:table-cell table:style-name="ACE-51" table:formula="of:=SUM(1824+2040)/2" office:value-type="float" office:value="1932">
            <text:p>1932</text:p>
          </table:table-cell>
          <table:table-cell table:style-name="ACE-61" table:formula="of:=SUM(1824-2040)/2" office:value-type="float" office:value="-108">
            <text:p>108</text:p>
          </table:table-cell>
          <table:table-cell table:style-name="ACE-51" office:value-type="float" office:value="0.23700000000000002">
            <text:p>0.237</text:p>
          </table:table-cell>
          <table:table-cell table:style-name="ACE-65"/>
          <table:table-cell table:style-name="ACE-51" office:value-type="string">
            <text:p>Herbaceous Peat</text:p>
          </table:table-cell>
          <table:table-cell table:style-name="ACE-51" office:value-type="string">
            <text:p>Top</text:p>
          </table:table-cell>
          <table:table-cell table:style-name="ACE-51" office:value-type="string">
            <text:p>Diatoms and Pollen</text:p>
          </table:table-cell>
          <table:table-cell table:style-name="ACE-51" office:value-type="string">
            <text:p>MHWST -20cm</text:p>
          </table:table-cell>
          <table:table-cell table:style-name="ACE-51" office:value-type="float" office:value="40">
            <text:p>40</text:p>
          </table:table-cell>
          <table:table-cell table:style-name="ACE-51" office:value-type="string">
            <text:p>Tinacree </text:p>
          </table:table-cell>
          <table:table-cell table:style-name="ACE-51"/>
          <table:table-cell table:style-name="ACE-51" office:value-type="float" office:value="0.63">
            <text:p>0.63</text:p>
          </table:table-cell>
          <table:table-cell table:style-name="ACE-51" office:value-type="float" office:value="0.42999999999999999">
            <text:p>0.43</text:p>
          </table:table-cell>
          <table:table-cell table:style-name="ACE-51" office:value-type="float" office:value="0.20000000000000001">
            <text:p>0.2</text:p>
          </table:table-cell>
          <table:table-cell table:style-name="ACE-51" office:value-type="float" office:value="-0.01">
            <text:p>−0.01</text:p>
          </table:table-cell>
          <table:table-cell table:style-name="ACE-51" office:value-type="float" office:value="-0.050000000000000003">
            <text:p>−0.05</text:p>
          </table:table-cell>
          <table:table-cell table:style-name="ACE-51" office:value-type="float" office:value="-0.62">
            <text:p>−0.62</text:p>
          </table:table-cell>
          <table:table-cell table:style-name="ACE-51" office:value-type="float" office:value="-0.85999999999999999">
            <text:p>−0.86</text:p>
          </table:table-cell>
          <table:table-cell table:style-name="ACE-51" table:formula="of:=([.V4]-0.20000000000000001)-[.X4]" office:value-type="float" office:value="0.23999999999999999">
            <text:p>0.24</text:p>
          </table:table-cell>
          <table:table-cell table:style-name="ACE-55" table:formula="of:=([.L4]-[.AB4])" office:value-type="float" office:value="-0.0029999999999999749">
            <text:p>0.00</text:p>
          </table:table-cell>
          <table:table-cell table:style-name="ACE-51" table:formula="of:=SQRT(POWER([.R4]/100;2)+POWER(0.01;2)+POWER(0.01;2)+POWER(0.040000000000000001;2)+POWER(0.02;2)+POWER(0.14999999999999999;2)+POWER(0.29999999999999999;2))" office:value-type="float" office:value="0.52411830725514641">
            <text:p>0.5241183</text:p>
          </table:table-cell>
          <table:table-cell table:style-name="ACE-51" office:value-type="float" office:value="2">
            <text:p>2</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3) S. Wexford</text:p>
          </table:table-cell>
          <table:table-cell table:style-name="ACE-51" office:value-type="string">
            <text:p>Beggerin Island, North Slob, (Wexford Harbour)</text:p>
          </table:table-cell>
          <table:table-cell table:style-name="ACE-51"/>
          <table:table-cell table:style-name="ACE-53" office:value-type="float" office:value="52.359000000000002">
            <text:p>52.359</text:p>
          </table:table-cell>
          <table:table-cell table:style-name="ACE-53" office:value-type="float" office:value="-6.4160000000000004">
            <text:p>−6.416</text:p>
          </table:table-cell>
          <table:table-cell table:style-name="ACE-51" office:value-type="string">
            <text:p>Q-2763</text:p>
          </table:table-cell>
          <table:table-cell table:style-name="ACE-51" office:value-type="string">
            <text:p>5150±50</text:p>
          </table:table-cell>
          <table:table-cell table:style-name="ACE-51"/>
          <table:table-cell table:style-name="ACE-51" office:value-type="string">
            <text:p>5748-5995</text:p>
          </table:table-cell>
          <table:table-cell table:style-name="ACE-51" table:formula="of:=SUM(5748+5995)/2" office:value-type="float" office:value="5871.5">
            <text:p>5871.5</text:p>
          </table:table-cell>
          <table:table-cell table:style-name="ACE-61" table:formula="of:=SUM(5748-5995)/2" office:value-type="float" office:value="-123.5">
            <text:p>124</text:p>
          </table:table-cell>
          <table:table-cell table:style-name="ACE-51" office:value-type="float" office:value="-5.008">
            <text:p>−5.008</text:p>
          </table:table-cell>
          <table:table-cell table:style-name="ACE-65"/>
          <table:table-cell table:style-name="ACE-51" office:value-type="string">
            <text:p>Woody Carr Peat</text:p>
          </table:table-cell>
          <table:table-cell table:style-name="ACE-51" office:value-type="string">
            <text:p>Top</text:p>
          </table:table-cell>
          <table:table-cell table:style-name="ACE-51" office:value-type="string">
            <text:p>Diatoms and Pollen</text:p>
          </table:table-cell>
          <table:table-cell table:style-name="ACE-51" office:value-type="string">
            <text:p>MHWST -20cm</text:p>
          </table:table-cell>
          <table:table-cell table:style-name="ACE-51" office:value-type="float" office:value="40">
            <text:p>40</text:p>
          </table:table-cell>
          <table:table-cell table:style-name="ACE-51" office:value-type="string">
            <text:p>Wexford Harbour</text:p>
          </table:table-cell>
          <table:table-cell table:style-name="ACE-51"/>
          <table:table-cell table:style-name="ACE-51" office:value-type="float" office:value="0.94999999999999996">
            <text:p>0.95</text:p>
          </table:table-cell>
          <table:table-cell table:style-name="ACE-51" office:value-type="float" office:value="0.72999999999999998">
            <text:p>0.73</text:p>
          </table:table-cell>
          <table:table-cell table:style-name="ACE-51" office:value-type="float" office:value="0.23000000000000001">
            <text:p>0.23</text:p>
          </table:table-cell>
          <table:table-cell table:style-name="ACE-51" office:value-type="float" office:value="-0.02">
            <text:p>−0.02</text:p>
          </table:table-cell>
          <table:table-cell table:style-name="ACE-51" office:value-type="float" office:value="-0.27000000000000002">
            <text:p>−0.27</text:p>
          </table:table-cell>
          <table:table-cell table:style-name="ACE-51" office:value-type="float" office:value="-0.77000000000000002">
            <text:p>−0.77</text:p>
          </table:table-cell>
          <table:table-cell table:style-name="ACE-51" office:value-type="float" office:value="-1.05">
            <text:p>−1.05</text:p>
          </table:table-cell>
          <table:table-cell table:style-name="ACE-51" table:formula="of:=([.V5]-0.20000000000000001)-[.X5]" office:value-type="float" office:value="0.55000000000000004">
            <text:p>0.55</text:p>
          </table:table-cell>
          <table:table-cell table:style-name="ACE-55" table:formula="of:=([.L5]-[.AB5])" office:value-type="float" office:value="-5.5579999999999998">
            <text:p>−5.56</text:p>
          </table:table-cell>
          <table:table-cell table:style-name="ACE-51" table:formula="of:=SQRT(POWER([.R5]/100;2)+POWER(0.01;2)+POWER(0.01;2)+POWER(0.040000000000000001;2)+POWER(0.02;2)+POWER(0.14999999999999999;2)+POWER(0.29999999999999999;2))" office:value-type="float" office:value="0.52411830725514641">
            <text:p>0.5241183</text:p>
          </table:table-cell>
          <table:table-cell table:style-name="ACE-51" office:value-type="float" office:value="2">
            <text:p>2</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3) S. Wexford</text:p>
          </table:table-cell>
          <table:table-cell table:style-name="ACE-51" office:value-type="string">
            <text:p>Beggerin Island, (Wexford Harbour)</text:p>
          </table:table-cell>
          <table:table-cell table:style-name="ACE-51"/>
          <table:table-cell table:style-name="ACE-53" office:value-type="float" office:value="52.359000000000002">
            <text:p>52.359</text:p>
          </table:table-cell>
          <table:table-cell table:style-name="ACE-53" office:value-type="float" office:value="-6.4160000000000004">
            <text:p>−6.416</text:p>
          </table:table-cell>
          <table:table-cell table:style-name="ACE-51" office:value-type="string">
            <text:p>Q-2762</text:p>
          </table:table-cell>
          <table:table-cell table:style-name="ACE-51" office:value-type="string">
            <text:p>5225±60</text:p>
          </table:table-cell>
          <table:table-cell table:style-name="ACE-51"/>
          <table:table-cell table:style-name="ACE-51" office:value-type="string">
            <text:p>5894-6186</text:p>
          </table:table-cell>
          <table:table-cell table:style-name="ACE-51" table:formula="of:=SUM(5894+6186)/2" office:value-type="float" office:value="6040">
            <text:p>6040</text:p>
          </table:table-cell>
          <table:table-cell table:style-name="ACE-61" table:formula="of:=SUM(5894-6186)/2" office:value-type="float" office:value="-146">
            <text:p>146</text:p>
          </table:table-cell>
          <table:table-cell table:style-name="ACE-51" office:value-type="float" office:value="-2.6030000000000002">
            <text:p>−2.603</text:p>
          </table:table-cell>
          <table:table-cell table:style-name="ACE-65"/>
          <table:table-cell table:style-name="ACE-51" office:value-type="string">
            <text:p>Woody Herbaceous Peat</text:p>
          </table:table-cell>
          <table:table-cell table:style-name="ACE-51" office:value-type="string">
            <text:p>Top</text:p>
          </table:table-cell>
          <table:table-cell table:style-name="ACE-51" office:value-type="string">
            <text:p>Diatoms and Pollen</text:p>
          </table:table-cell>
          <table:table-cell table:style-name="ACE-51" office:value-type="string">
            <text:p>MHWST -20cm</text:p>
          </table:table-cell>
          <table:table-cell table:style-name="ACE-51" office:value-type="float" office:value="40">
            <text:p>40</text:p>
          </table:table-cell>
          <table:table-cell table:style-name="ACE-51" office:value-type="string">
            <text:p>Wexford Harbour </text:p>
          </table:table-cell>
          <table:table-cell table:style-name="ACE-51"/>
          <table:table-cell table:style-name="ACE-51" office:value-type="float" office:value="0.94999999999999996">
            <text:p>0.95</text:p>
          </table:table-cell>
          <table:table-cell table:style-name="ACE-51" office:value-type="float" office:value="0.72999999999999998">
            <text:p>0.73</text:p>
          </table:table-cell>
          <table:table-cell table:style-name="ACE-51" office:value-type="float" office:value="0.23000000000000001">
            <text:p>0.23</text:p>
          </table:table-cell>
          <table:table-cell table:style-name="ACE-51" office:value-type="float" office:value="-0.02">
            <text:p>−0.02</text:p>
          </table:table-cell>
          <table:table-cell table:style-name="ACE-51" office:value-type="float" office:value="-0.27000000000000002">
            <text:p>−0.27</text:p>
          </table:table-cell>
          <table:table-cell table:style-name="ACE-51" office:value-type="float" office:value="-0.77000000000000002">
            <text:p>−0.77</text:p>
          </table:table-cell>
          <table:table-cell table:style-name="ACE-51" office:value-type="float" office:value="-1.05">
            <text:p>−1.05</text:p>
          </table:table-cell>
          <table:table-cell table:style-name="ACE-51" table:formula="of:=([.V6]-0.20000000000000001)-[.X6]" office:value-type="float" office:value="0.55000000000000004">
            <text:p>0.55</text:p>
          </table:table-cell>
          <table:table-cell table:style-name="ACE-55" table:formula="of:=([.L6]-[.AB6])" office:value-type="float" office:value="-3.1530000000000005">
            <text:p>−3.15</text:p>
          </table:table-cell>
          <table:table-cell table:style-name="ACE-51" table:formula="of:=SQRT(POWER([.R6]/100;2)+POWER(0.01;2)+POWER(0.01;2)+POWER(0.040000000000000001;2)+POWER(0.02;2)+POWER(0.14999999999999999;2)+POWER(0.29999999999999999;2))" office:value-type="float" office:value="0.52411830725514641">
            <text:p>0.5241183</text:p>
          </table:table-cell>
          <table:table-cell table:style-name="ACE-51" office:value-type="float" office:value="2">
            <text:p>2</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3) S. Wexford</text:p>
          </table:table-cell>
          <table:table-cell table:style-name="ACE-51" office:value-type="string">
            <text:p>Tinnacree, (Wexford)</text:p>
          </table:table-cell>
          <table:table-cell table:style-name="ACE-51" office:value-type="string">
            <text:p>T200425</text:p>
          </table:table-cell>
          <table:table-cell table:style-name="ACE-53" office:value-type="float" office:value="52.5207322463">
            <text:p>52.521</text:p>
          </table:table-cell>
          <table:table-cell table:style-name="ACE-53" office:value-type="float" office:value="-6.2318848023999998">
            <text:p>−6.232</text:p>
          </table:table-cell>
          <table:table-cell table:style-name="ACE-51" office:value-type="string">
            <text:p>Q-2880</text:p>
          </table:table-cell>
          <table:table-cell table:style-name="ACE-51" office:value-type="string">
            <text:p>5290±70</text:p>
          </table:table-cell>
          <table:table-cell table:style-name="ACE-51"/>
          <table:table-cell table:style-name="ACE-51" office:value-type="string">
            <text:p>5922-6269</text:p>
          </table:table-cell>
          <table:table-cell table:style-name="ACE-51" table:formula="of:=SUM(5922+6269)/2" office:value-type="float" office:value="6095.5">
            <text:p>6095.5</text:p>
          </table:table-cell>
          <table:table-cell table:style-name="ACE-61" table:formula="of:=SUM(5922-6269)/2" office:value-type="float" office:value="-173.5">
            <text:p>174</text:p>
          </table:table-cell>
          <table:table-cell table:style-name="ACE-51" office:value-type="float" office:value="-3.2730000000000001">
            <text:p>−3.273</text:p>
          </table:table-cell>
          <table:table-cell table:style-name="ACE-65"/>
          <table:table-cell table:style-name="ACE-51" office:value-type="string">
            <text:p>Carr Peat</text:p>
          </table:table-cell>
          <table:table-cell table:style-name="ACE-51" office:value-type="string">
            <text:p>Basal Peat</text:p>
          </table:table-cell>
          <table:table-cell table:style-name="ACE-51" office:value-type="string">
            <text:p>Diatoms and Pollen</text:p>
          </table:table-cell>
          <table:table-cell table:style-name="ACE-51" office:value-type="string">
            <text:p>MHWST</text:p>
          </table:table-cell>
          <table:table-cell table:style-name="ACE-51" office:value-type="float" office:value="80">
            <text:p>80</text:p>
          </table:table-cell>
          <table:table-cell table:style-name="ACE-51" office:value-type="string">
            <text:p>Tinacree </text:p>
          </table:table-cell>
          <table:table-cell table:style-name="ACE-51"/>
          <table:table-cell table:style-name="ACE-51" office:value-type="float" office:value="0.63">
            <text:p>0.63</text:p>
          </table:table-cell>
          <table:table-cell table:style-name="ACE-51" office:value-type="float" office:value="0.42999999999999999">
            <text:p>0.43</text:p>
          </table:table-cell>
          <table:table-cell table:style-name="ACE-51" office:value-type="float" office:value="0.20000000000000001">
            <text:p>0.2</text:p>
          </table:table-cell>
          <table:table-cell table:style-name="ACE-51" office:value-type="float" office:value="-0.01">
            <text:p>−0.01</text:p>
          </table:table-cell>
          <table:table-cell table:style-name="ACE-51" office:value-type="float" office:value="-0.050000000000000003">
            <text:p>−0.05</text:p>
          </table:table-cell>
          <table:table-cell table:style-name="ACE-51" office:value-type="float" office:value="-0.62">
            <text:p>−0.62</text:p>
          </table:table-cell>
          <table:table-cell table:style-name="ACE-51" office:value-type="float" office:value="-0.85999999999999999">
            <text:p>−0.86</text:p>
          </table:table-cell>
          <table:table-cell table:style-name="ACE-51" table:formula="of:=([.V7]-[.X7])" office:value-type="float" office:value="0.44">
            <text:p>0.44</text:p>
          </table:table-cell>
          <table:table-cell table:style-name="ACE-55" table:formula="of:=([.L7]-[.AB7])" office:value-type="float" office:value="-3.7130000000000001">
            <text:p>−3.71</text:p>
          </table:table-cell>
          <table:table-cell table:style-name="ACE-51" table:formula="of:=SQRT(POWER([.R7]/100;2)+POWER(0.01;2)+POWER(0.01;2)+POWER(0.040000000000000001;2)+POWER(0.02;2)+POWER(0.14999999999999999;2)+POWER(0.29999999999999999;2))" office:value-type="float" office:value="0.86873471209570075">
            <text:p>0.8687347</text:p>
          </table:table-cell>
          <table:table-cell table:style-name="ACE-51" office:value-type="float" office:value="3">
            <text:p>3</text:p>
          </table:table-cell>
          <table:table-cell table:style-name="ACE-51"/>
          <table:table-cell table:style-name="ACE-51" office:value-type="string">
            <text:p>Sinnott, (1999)</text:p>
          </table:table-cell>
          <table:table-cell table:number-columns-repeated="223" table:style-name="ACE-51"/>
        </table:table-row>
        <table:table-row table:style-name="AROW-0">
          <table:table-cell table:style-name="ACE-42" office:value-type="string">
            <text:p>(3) S. Wexford</text:p>
          </table:table-cell>
          <table:table-cell table:style-name="ACE-51" office:value-type="string">
            <text:p>The Raven, (Wexford Harbour)</text:p>
          </table:table-cell>
          <table:table-cell table:style-name="ACE-51"/>
          <table:table-cell table:style-name="ACE-53" office:value-type="float" office:value="52.357999999999997">
            <text:p>52.358</text:p>
          </table:table-cell>
          <table:table-cell table:style-name="ACE-53" office:value-type="float" office:value="-6.3819999999999997">
            <text:p>−6.382</text:p>
          </table:table-cell>
          <table:table-cell table:style-name="ACE-51" office:value-type="string">
            <text:p>Q-2766</text:p>
          </table:table-cell>
          <table:table-cell table:style-name="ACE-51" office:value-type="string">
            <text:p>5290±70</text:p>
          </table:table-cell>
          <table:table-cell table:style-name="ACE-51"/>
          <table:table-cell table:style-name="ACE-51" office:value-type="string">
            <text:p>5922-6269</text:p>
          </table:table-cell>
          <table:table-cell table:style-name="ACE-51" table:formula="of:=SUM(5922+6269)/2" office:value-type="float" office:value="6095.5">
            <text:p>6095.5</text:p>
          </table:table-cell>
          <table:table-cell table:style-name="ACE-61" table:formula="of:=SUM(5922-6269)/2" office:value-type="float" office:value="-173.5">
            <text:p>174</text:p>
          </table:table-cell>
          <table:table-cell table:style-name="ACE-51" office:value-type="float" office:value="-3.0830000000000002">
            <text:p>−3.083</text:p>
          </table:table-cell>
          <table:table-cell table:style-name="ACE-65"/>
          <table:table-cell table:style-name="ACE-51" office:value-type="string">
            <text:p>Reedswamp Peat</text:p>
          </table:table-cell>
          <table:table-cell table:style-name="ACE-51" office:value-type="string">
            <text:p>Top</text:p>
          </table:table-cell>
          <table:table-cell table:style-name="ACE-51" office:value-type="string">
            <text:p>Diatoms and Pollen</text:p>
          </table:table-cell>
          <table:table-cell table:style-name="ACE-51" office:value-type="string">
            <text:p>MHWST -20cm</text:p>
          </table:table-cell>
          <table:table-cell table:style-name="ACE-51" office:value-type="float" office:value="40">
            <text:p>40</text:p>
          </table:table-cell>
          <table:table-cell table:style-name="ACE-51" office:value-type="string">
            <text:p>Wexford Harbour </text:p>
          </table:table-cell>
          <table:table-cell table:style-name="ACE-51"/>
          <table:table-cell table:style-name="ACE-51" office:value-type="float" office:value="0.94999999999999996">
            <text:p>0.95</text:p>
          </table:table-cell>
          <table:table-cell table:style-name="ACE-51" office:value-type="float" office:value="0.72999999999999998">
            <text:p>0.73</text:p>
          </table:table-cell>
          <table:table-cell table:style-name="ACE-51" office:value-type="float" office:value="0.23000000000000001">
            <text:p>0.23</text:p>
          </table:table-cell>
          <table:table-cell table:style-name="ACE-51" office:value-type="float" office:value="-0.02">
            <text:p>−0.02</text:p>
          </table:table-cell>
          <table:table-cell table:style-name="ACE-51" office:value-type="float" office:value="-0.27000000000000002">
            <text:p>−0.27</text:p>
          </table:table-cell>
          <table:table-cell table:style-name="ACE-51" office:value-type="float" office:value="-0.77000000000000002">
            <text:p>−0.77</text:p>
          </table:table-cell>
          <table:table-cell table:style-name="ACE-51" office:value-type="float" office:value="-1.05">
            <text:p>−1.05</text:p>
          </table:table-cell>
          <table:table-cell table:style-name="ACE-51" table:formula="of:=([.V8]-0.20000000000000001)-[.X8]" office:value-type="float" office:value="0.55000000000000004">
            <text:p>0.55</text:p>
          </table:table-cell>
          <table:table-cell table:style-name="ACE-55" table:formula="of:=([.L8]-[.AB8])" office:value-type="float" office:value="-3.633">
            <text:p>−3.63</text:p>
          </table:table-cell>
          <table:table-cell table:style-name="ACE-51" table:formula="of:=SQRT(POWER([.R8]/100;2)+POWER(0.01;2)+POWER(0.01;2)+POWER(0.040000000000000001;2)+POWER(0.02;2)+POWER(0.14999999999999999;2)+POWER(0.29999999999999999;2))" office:value-type="float" office:value="0.52411830725514641">
            <text:p>0.5241183</text:p>
          </table:table-cell>
          <table:table-cell table:style-name="ACE-51" office:value-type="float" office:value="4">
            <text:p>4</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3) S. Wexford</text:p>
          </table:table-cell>
          <table:table-cell table:style-name="ACE-51" office:value-type="string">
            <text:p>Beggerin Island, (Wexford Harbour)</text:p>
          </table:table-cell>
          <table:table-cell table:style-name="ACE-51"/>
          <table:table-cell table:style-name="ACE-53" office:value-type="float" office:value="52.359000000000002">
            <text:p>52.359</text:p>
          </table:table-cell>
          <table:table-cell table:style-name="ACE-53" office:value-type="float" office:value="-6.4039999999999999">
            <text:p>−6.404</text:p>
          </table:table-cell>
          <table:table-cell table:style-name="ACE-51" office:value-type="string">
            <text:p>Q-2761</text:p>
          </table:table-cell>
          <table:table-cell table:style-name="ACE-51" office:value-type="string">
            <text:p>5385±60</text:p>
          </table:table-cell>
          <table:table-cell table:style-name="ACE-51"/>
          <table:table-cell table:style-name="ACE-51" office:value-type="string">
            <text:p>6001-6290</text:p>
          </table:table-cell>
          <table:table-cell table:style-name="ACE-51" table:formula="of:=SUM(6001+6290)/2" office:value-type="float" office:value="6145.5">
            <text:p>6145.5</text:p>
          </table:table-cell>
          <table:table-cell table:style-name="ACE-61" table:formula="of:=SUM(6001-6290)/2" office:value-type="float" office:value="-144.5">
            <text:p>145</text:p>
          </table:table-cell>
          <table:table-cell table:style-name="ACE-51" office:value-type="float" office:value="-3.2400000000000002">
            <text:p>−3.24</text:p>
          </table:table-cell>
          <table:table-cell table:style-name="ACE-65"/>
          <table:table-cell table:style-name="ACE-51" office:value-type="string">
            <text:p>Herbaceous Reedswamp Peat</text:p>
          </table:table-cell>
          <table:table-cell table:style-name="ACE-51" office:value-type="string">
            <text:p>Top</text:p>
          </table:table-cell>
          <table:table-cell table:style-name="ACE-51" office:value-type="string">
            <text:p>Diatoms and Pollen</text:p>
          </table:table-cell>
          <table:table-cell table:style-name="ACE-51" office:value-type="string">
            <text:p>MHWST -20cm</text:p>
          </table:table-cell>
          <table:table-cell table:style-name="ACE-51" office:value-type="float" office:value="40">
            <text:p>40</text:p>
          </table:table-cell>
          <table:table-cell table:style-name="ACE-51" office:value-type="string">
            <text:p>Wexford Harbour </text:p>
          </table:table-cell>
          <table:table-cell table:style-name="ACE-51"/>
          <table:table-cell table:style-name="ACE-51" office:value-type="float" office:value="0.94999999999999996">
            <text:p>0.95</text:p>
          </table:table-cell>
          <table:table-cell table:style-name="ACE-51" office:value-type="float" office:value="0.72999999999999998">
            <text:p>0.73</text:p>
          </table:table-cell>
          <table:table-cell table:style-name="ACE-51" office:value-type="float" office:value="0.23000000000000001">
            <text:p>0.23</text:p>
          </table:table-cell>
          <table:table-cell table:style-name="ACE-51" office:value-type="float" office:value="-0.02">
            <text:p>−0.02</text:p>
          </table:table-cell>
          <table:table-cell table:style-name="ACE-51" office:value-type="float" office:value="-0.27000000000000002">
            <text:p>−0.27</text:p>
          </table:table-cell>
          <table:table-cell table:style-name="ACE-51" office:value-type="float" office:value="-0.77000000000000002">
            <text:p>−0.77</text:p>
          </table:table-cell>
          <table:table-cell table:style-name="ACE-51" office:value-type="float" office:value="-1.05">
            <text:p>−1.05</text:p>
          </table:table-cell>
          <table:table-cell table:style-name="ACE-51" table:formula="of:=([.V9]-0.20000000000000001)-[.X9]" office:value-type="float" office:value="0.55000000000000004">
            <text:p>0.55</text:p>
          </table:table-cell>
          <table:table-cell table:style-name="ACE-55" table:formula="of:=([.L9]-[.AB9])" office:value-type="float" office:value="-3.79">
            <text:p>−3.79</text:p>
          </table:table-cell>
          <table:table-cell table:style-name="ACE-51" table:formula="of:=SQRT(POWER([.R9]/100;2)+POWER(0.01;2)+POWER(0.01;2)+POWER(0.040000000000000001;2)+POWER(0.02;2)+POWER(0.14999999999999999;2)+POWER(0.29999999999999999;2))" office:value-type="float" office:value="0.52411830725514641">
            <text:p>0.5241183</text:p>
          </table:table-cell>
          <table:table-cell table:style-name="ACE-51" office:value-type="float" office:value="2">
            <text:p>2</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3) S. Wexford</text:p>
          </table:table-cell>
          <table:table-cell table:style-name="ACE-51" office:value-type="string">
            <text:p>Beggerin Island, North Slob, (Wexford Harbour)</text:p>
          </table:table-cell>
          <table:table-cell table:style-name="ACE-51"/>
          <table:table-cell table:style-name="ACE-53" office:value-type="float" office:value="52.359000000000002">
            <text:p>52.359</text:p>
          </table:table-cell>
          <table:table-cell table:style-name="ACE-53" office:value-type="float" office:value="-6.4039999999999999">
            <text:p>−6.404</text:p>
          </table:table-cell>
          <table:table-cell table:style-name="ACE-51" office:value-type="string">
            <text:p>Q-2866</text:p>
          </table:table-cell>
          <table:table-cell table:style-name="ACE-51" office:value-type="string">
            <text:p>5810±70</text:p>
          </table:table-cell>
          <table:table-cell table:style-name="ACE-51"/>
          <table:table-cell table:style-name="ACE-51" office:value-type="string">
            <text:p>6446-6778</text:p>
          </table:table-cell>
          <table:table-cell table:style-name="ACE-51" table:formula="of:=SUM(6446+6778)/2" office:value-type="float" office:value="6612">
            <text:p>6612</text:p>
          </table:table-cell>
          <table:table-cell table:style-name="ACE-61" table:formula="of:=SUM(6446-6778)/2" office:value-type="float" office:value="-166">
            <text:p>166</text:p>
          </table:table-cell>
          <table:table-cell table:style-name="ACE-51" office:value-type="float" office:value="-4.4329999999999998">
            <text:p>−4.433</text:p>
          </table:table-cell>
          <table:table-cell table:style-name="ACE-65"/>
          <table:table-cell table:style-name="ACE-51" office:value-type="string">
            <text:p>Basal Wood Peat</text:p>
          </table:table-cell>
          <table:table-cell table:style-name="ACE-51" office:value-type="string">
            <text:p>Basal Peat</text:p>
          </table:table-cell>
          <table:table-cell table:style-name="ACE-51" office:value-type="string">
            <text:p>Diatoms and Pollen</text:p>
          </table:table-cell>
          <table:table-cell table:style-name="ACE-51" office:value-type="string">
            <text:p>MHWST</text:p>
          </table:table-cell>
          <table:table-cell table:style-name="ACE-51" office:value-type="float" office:value="40">
            <text:p>40</text:p>
          </table:table-cell>
          <table:table-cell table:style-name="ACE-51" office:value-type="string">
            <text:p>Wexford Harbour </text:p>
          </table:table-cell>
          <table:table-cell table:style-name="ACE-51"/>
          <table:table-cell table:style-name="ACE-51" office:value-type="float" office:value="0.94999999999999996">
            <text:p>0.95</text:p>
          </table:table-cell>
          <table:table-cell table:style-name="ACE-51" office:value-type="float" office:value="0.72999999999999998">
            <text:p>0.73</text:p>
          </table:table-cell>
          <table:table-cell table:style-name="ACE-51" office:value-type="float" office:value="0.23000000000000001">
            <text:p>0.23</text:p>
          </table:table-cell>
          <table:table-cell table:style-name="ACE-51" office:value-type="float" office:value="-0.02">
            <text:p>−0.02</text:p>
          </table:table-cell>
          <table:table-cell table:style-name="ACE-51" office:value-type="float" office:value="-0.27000000000000002">
            <text:p>−0.27</text:p>
          </table:table-cell>
          <table:table-cell table:style-name="ACE-51" office:value-type="float" office:value="-0.77000000000000002">
            <text:p>−0.77</text:p>
          </table:table-cell>
          <table:table-cell table:style-name="ACE-51" office:value-type="float" office:value="-1.05">
            <text:p>−1.05</text:p>
          </table:table-cell>
          <table:table-cell table:style-name="ACE-51" table:formula="of:=([.V10]-[.X10])" office:value-type="float" office:value="0.75">
            <text:p>0.75</text:p>
          </table:table-cell>
          <table:table-cell table:style-name="ACE-55" table:formula="of:=([.L10]-[.AB10])" office:value-type="float" office:value="-5.1829999999999998">
            <text:p>−5.18</text:p>
          </table:table-cell>
          <table:table-cell table:style-name="ACE-51" table:formula="of:=SQRT(POWER([.R10]/100;2)+POWER(0.01;2)+POWER(0.01;2)+POWER(0.040000000000000001;2)+POWER(0.02;2)+POWER(0.14999999999999999;2)+POWER(0.29999999999999999;2))" office:value-type="float" office:value="0.52411830725514641">
            <text:p>0.5241183</text:p>
          </table:table-cell>
          <table:table-cell table:style-name="ACE-51" office:value-type="float" office:value="3">
            <text:p>3</text:p>
          </table:table-cell>
          <table:table-cell table:style-name="ACE-51"/>
          <table:table-cell table:style-name="ACE-51" office:value-type="string">
            <text:p>Sinnott, (1999)</text:p>
          </table:table-cell>
          <table:table-cell table:number-columns-repeated="223" table:style-name="ACE-51"/>
        </table:table-row>
        <table:table-row table:style-name="AROW-0">
          <table:table-cell table:style-name="ACE-42" office:value-type="string">
            <text:p>(3) S. Wexford</text:p>
          </table:table-cell>
          <table:table-cell table:style-name="ACE-51" office:value-type="string">
            <text:p>Beggerin Island, (Wexford)</text:p>
          </table:table-cell>
          <table:table-cell table:style-name="ACE-51"/>
          <table:table-cell table:style-name="ACE-53" office:value-type="float" office:value="52.359000000000002">
            <text:p>52.359</text:p>
          </table:table-cell>
          <table:table-cell table:style-name="ACE-53" office:value-type="float" office:value="-6.4039999999999999">
            <text:p>−6.404</text:p>
          </table:table-cell>
          <table:table-cell table:style-name="ACE-51" office:value-type="string">
            <text:p>Q-2868</text:p>
          </table:table-cell>
          <table:table-cell table:style-name="ACE-51" office:value-type="string">
            <text:p>5835±70</text:p>
          </table:table-cell>
          <table:table-cell table:style-name="ACE-51"/>
          <table:table-cell table:style-name="ACE-51" office:value-type="string">
            <text:p>6453-6796</text:p>
          </table:table-cell>
          <table:table-cell table:style-name="ACE-51" table:formula="of:=SUM(6453+6796)/2" office:value-type="float" office:value="6624.5">
            <text:p>6624.5</text:p>
          </table:table-cell>
          <table:table-cell table:style-name="ACE-61" table:formula="of:=SUM(6453-6796)/2" office:value-type="float" office:value="-171.5">
            <text:p>172</text:p>
          </table:table-cell>
          <table:table-cell table:style-name="ACE-51" office:value-type="float" office:value="-4.5229999999999997">
            <text:p>−4.523</text:p>
          </table:table-cell>
          <table:table-cell table:style-name="ACE-65"/>
          <table:table-cell table:style-name="ACE-51" office:value-type="string">
            <text:p>Organic Clay Silt Saltmarsh</text:p>
          </table:table-cell>
          <table:table-cell table:style-name="ACE-51" office:value-type="string">
            <text:p>Top</text:p>
          </table:table-cell>
          <table:table-cell table:style-name="ACE-51" office:value-type="string">
            <text:p>Diatoms and Pollen</text:p>
          </table:table-cell>
          <table:table-cell table:style-name="ACE-51" office:value-type="string">
            <text:p>MHWST -20cm</text:p>
          </table:table-cell>
          <table:table-cell table:style-name="ACE-51" office:value-type="float" office:value="40">
            <text:p>40</text:p>
          </table:table-cell>
          <table:table-cell table:style-name="ACE-51" office:value-type="string">
            <text:p>Wexford Harbour </text:p>
          </table:table-cell>
          <table:table-cell table:style-name="ACE-51"/>
          <table:table-cell table:style-name="ACE-51" office:value-type="float" office:value="0.94999999999999996">
            <text:p>0.95</text:p>
          </table:table-cell>
          <table:table-cell table:style-name="ACE-51" office:value-type="float" office:value="0.72999999999999998">
            <text:p>0.73</text:p>
          </table:table-cell>
          <table:table-cell table:style-name="ACE-51" office:value-type="float" office:value="0.23000000000000001">
            <text:p>0.23</text:p>
          </table:table-cell>
          <table:table-cell table:style-name="ACE-51" office:value-type="float" office:value="-0.02">
            <text:p>−0.02</text:p>
          </table:table-cell>
          <table:table-cell table:style-name="ACE-51" office:value-type="float" office:value="-0.27000000000000002">
            <text:p>−0.27</text:p>
          </table:table-cell>
          <table:table-cell table:style-name="ACE-51" office:value-type="float" office:value="-0.77000000000000002">
            <text:p>−0.77</text:p>
          </table:table-cell>
          <table:table-cell table:style-name="ACE-51" office:value-type="float" office:value="-1.05">
            <text:p>−1.05</text:p>
          </table:table-cell>
          <table:table-cell table:style-name="ACE-51" table:formula="of:=([.V11]-0.20000000000000001)-[.X11]" office:value-type="float" office:value="0.55000000000000004">
            <text:p>0.55</text:p>
          </table:table-cell>
          <table:table-cell table:style-name="ACE-55" table:formula="of:=([.L11]-[.AB11])" office:value-type="float" office:value="-5.0729999999999995">
            <text:p>−5.07</text:p>
          </table:table-cell>
          <table:table-cell table:style-name="ACE-51" table:formula="of:=SQRT(POWER([.R11]/100;2)+POWER(0.01;2)+POWER(0.01;2)+POWER(0.040000000000000001;2)+POWER(0.02;2)+POWER(0.14999999999999999;2)+POWER(0.29999999999999999;2))" office:value-type="float" office:value="0.52411830725514641">
            <text:p>0.5241183</text:p>
          </table:table-cell>
          <table:table-cell table:style-name="ACE-51" office:value-type="float" office:value="1">
            <text:p>1</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3) S. Wexford</text:p>
          </table:table-cell>
          <table:table-cell table:style-name="ACE-51" office:value-type="string">
            <text:p>Beggerin Island, (Wexford)</text:p>
          </table:table-cell>
          <table:table-cell table:style-name="ACE-51"/>
          <table:table-cell table:style-name="ACE-53" office:value-type="float" office:value="52.359000000000002">
            <text:p>52.359</text:p>
          </table:table-cell>
          <table:table-cell table:style-name="ACE-53" office:value-type="float" office:value="-6.4039999999999999">
            <text:p>−6.404</text:p>
          </table:table-cell>
          <table:table-cell table:style-name="ACE-51" office:value-type="string">
            <text:p>Q-2869</text:p>
          </table:table-cell>
          <table:table-cell table:style-name="ACE-51" office:value-type="string">
            <text:p>5925±65</text:p>
          </table:table-cell>
          <table:table-cell table:style-name="ACE-51"/>
          <table:table-cell table:style-name="ACE-51" office:value-type="string">
            <text:p>6568-6938</text:p>
          </table:table-cell>
          <table:table-cell table:style-name="ACE-51" table:formula="of:=SUM(6568+6938)/2" office:value-type="float" office:value="6753">
            <text:p>6753</text:p>
          </table:table-cell>
          <table:table-cell table:style-name="ACE-61" table:formula="of:=SUM(6568-6938)/2" office:value-type="float" office:value="-185">
            <text:p>185</text:p>
          </table:table-cell>
          <table:table-cell table:style-name="ACE-51" office:value-type="float" office:value="-4.8230000000000004">
            <text:p>−4.823</text:p>
          </table:table-cell>
          <table:table-cell table:style-name="ACE-65"/>
          <table:table-cell table:style-name="ACE-51" office:value-type="string">
            <text:p>Reedswamp Peat</text:p>
          </table:table-cell>
          <table:table-cell table:style-name="ACE-51" office:value-type="string">
            <text:p>Top</text:p>
          </table:table-cell>
          <table:table-cell table:style-name="ACE-51" office:value-type="string">
            <text:p>Diatoms and Pollen</text:p>
          </table:table-cell>
          <table:table-cell table:style-name="ACE-51" office:value-type="string">
            <text:p>MHWST -20cm</text:p>
          </table:table-cell>
          <table:table-cell table:style-name="ACE-51" office:value-type="float" office:value="40">
            <text:p>40</text:p>
          </table:table-cell>
          <table:table-cell table:style-name="ACE-51" office:value-type="string">
            <text:p>Wexford Harbour </text:p>
          </table:table-cell>
          <table:table-cell table:style-name="ACE-51"/>
          <table:table-cell table:style-name="ACE-51" office:value-type="float" office:value="0.94999999999999996">
            <text:p>0.95</text:p>
          </table:table-cell>
          <table:table-cell table:style-name="ACE-51" office:value-type="float" office:value="0.72999999999999998">
            <text:p>0.73</text:p>
          </table:table-cell>
          <table:table-cell table:style-name="ACE-51" office:value-type="float" office:value="0.23000000000000001">
            <text:p>0.23</text:p>
          </table:table-cell>
          <table:table-cell table:style-name="ACE-51" office:value-type="float" office:value="-0.02">
            <text:p>−0.02</text:p>
          </table:table-cell>
          <table:table-cell table:style-name="ACE-51" office:value-type="float" office:value="-0.27000000000000002">
            <text:p>−0.27</text:p>
          </table:table-cell>
          <table:table-cell table:style-name="ACE-51" office:value-type="float" office:value="-0.77000000000000002">
            <text:p>−0.77</text:p>
          </table:table-cell>
          <table:table-cell table:style-name="ACE-51" office:value-type="float" office:value="-1.05">
            <text:p>−1.05</text:p>
          </table:table-cell>
          <table:table-cell table:style-name="ACE-51" table:formula="of:=([.V12]-0.20000000000000001)-[.X12]" office:value-type="float" office:value="0.55000000000000004">
            <text:p>0.55</text:p>
          </table:table-cell>
          <table:table-cell table:style-name="ACE-55" table:formula="of:=([.L12]-[.AB12])" office:value-type="float" office:value="-5.3730000000000002">
            <text:p>−5.37</text:p>
          </table:table-cell>
          <table:table-cell table:style-name="ACE-51" table:formula="of:=SQRT(POWER([.R12]/100;2)+POWER(0.01;2)+POWER(0.01;2)+POWER(0.040000000000000001;2)+POWER(0.02;2)+POWER(0.14999999999999999;2)+POWER(0.29999999999999999;2))" office:value-type="float" office:value="0.52411830725514641">
            <text:p>0.5241183</text:p>
          </table:table-cell>
          <table:table-cell table:style-name="ACE-51" office:value-type="float" office:value="8">
            <text:p>8</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3) S. Wexford</text:p>
          </table:table-cell>
          <table:table-cell table:style-name="ACE-51" office:value-type="string">
            <text:p>Beggerin Island, (Wexford)</text:p>
          </table:table-cell>
          <table:table-cell table:style-name="ACE-51"/>
          <table:table-cell table:style-name="ACE-53" office:value-type="float" office:value="52.359000000000002">
            <text:p>52.359</text:p>
          </table:table-cell>
          <table:table-cell table:style-name="ACE-53" office:value-type="float" office:value="-6.4039999999999999">
            <text:p>−6.404</text:p>
          </table:table-cell>
          <table:table-cell table:style-name="ACE-51" office:value-type="string">
            <text:p>Q-2870</text:p>
          </table:table-cell>
          <table:table-cell table:style-name="ACE-51" office:value-type="string">
            <text:p>6010±50</text:p>
          </table:table-cell>
          <table:table-cell table:style-name="ACE-51"/>
          <table:table-cell table:style-name="ACE-51" office:value-type="string">
            <text:p>6733-6986</text:p>
          </table:table-cell>
          <table:table-cell table:style-name="ACE-51" table:formula="of:=SUM(6733+6986)/2" office:value-type="float" office:value="6859.5">
            <text:p>6859.5</text:p>
          </table:table-cell>
          <table:table-cell table:style-name="ACE-61" table:formula="of:=SUM(6733-6986)/2" office:value-type="float" office:value="-126.5">
            <text:p>127</text:p>
          </table:table-cell>
          <table:table-cell table:style-name="ACE-51" office:value-type="float" office:value="-5.0730000000000004">
            <text:p>−5.073</text:p>
          </table:table-cell>
          <table:table-cell table:style-name="ACE-65"/>
          <table:table-cell table:style-name="ACE-51" office:value-type="string">
            <text:p>Carr Peat</text:p>
          </table:table-cell>
          <table:table-cell table:style-name="ACE-51" office:value-type="string">
            <text:p>Top</text:p>
          </table:table-cell>
          <table:table-cell table:style-name="ACE-51" office:value-type="string">
            <text:p>Diatoms and Pollen</text:p>
          </table:table-cell>
          <table:table-cell table:style-name="ACE-51" office:value-type="string">
            <text:p>((HAT + MHWST)/2)-20</text:p>
          </table:table-cell>
          <table:table-cell table:style-name="ACE-51" office:value-type="float" office:value="40">
            <text:p>40</text:p>
          </table:table-cell>
          <table:table-cell table:style-name="ACE-51" office:value-type="string">
            <text:p>Wexford Harbour </text:p>
          </table:table-cell>
          <table:table-cell table:style-name="ACE-51"/>
          <table:table-cell table:style-name="ACE-51" office:value-type="float" office:value="0.94999999999999996">
            <text:p>0.95</text:p>
          </table:table-cell>
          <table:table-cell table:style-name="ACE-51" office:value-type="float" office:value="0.72999999999999998">
            <text:p>0.73</text:p>
          </table:table-cell>
          <table:table-cell table:style-name="ACE-51" office:value-type="float" office:value="0.23000000000000001">
            <text:p>0.23</text:p>
          </table:table-cell>
          <table:table-cell table:style-name="ACE-51" office:value-type="float" office:value="-0.02">
            <text:p>−0.02</text:p>
          </table:table-cell>
          <table:table-cell table:style-name="ACE-51" office:value-type="float" office:value="-0.27000000000000002">
            <text:p>−0.27</text:p>
          </table:table-cell>
          <table:table-cell table:style-name="ACE-51" office:value-type="float" office:value="-0.77000000000000002">
            <text:p>−0.77</text:p>
          </table:table-cell>
          <table:table-cell table:style-name="ACE-51" office:value-type="float" office:value="-1.05">
            <text:p>−1.05</text:p>
          </table:table-cell>
          <table:table-cell table:style-name="ACE-51" table:formula="of:=((1/2*([.U13]+[.V13]))-0.20000000000000001)-[.X13]" office:value-type="float" office:value="0.65999999999999992">
            <text:p>0.66</text:p>
          </table:table-cell>
          <table:table-cell table:style-name="ACE-55" table:formula="of:=([.L13]-[.AB13])" office:value-type="float" office:value="-5.7330000000000005">
            <text:p>−5.73</text:p>
          </table:table-cell>
          <table:table-cell table:style-name="ACE-51" table:formula="of:=SQRT(POWER([.R13]/100;2)+POWER(0.01;2)+POWER(0.01;2)+POWER(0.040000000000000001;2)+POWER(0.02;2)+POWER(0.14999999999999999;2)+POWER(0.29999999999999999;2))" office:value-type="float" office:value="0.52411830725514641">
            <text:p>0.5241183</text:p>
          </table:table-cell>
          <table:table-cell table:style-name="ACE-51" office:value-type="float" office:value="1">
            <text:p>1</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3) S. Wexford</text:p>
          </table:table-cell>
          <table:table-cell table:style-name="ACE-51" office:value-type="string">
            <text:p>Beggerin Island, North Slob, (Wexford Harbour)</text:p>
          </table:table-cell>
          <table:table-cell table:style-name="ACE-51"/>
          <table:table-cell table:style-name="ACE-53" office:value-type="float" office:value="52.359000000000002">
            <text:p>52.359</text:p>
          </table:table-cell>
          <table:table-cell table:style-name="ACE-53" office:value-type="float" office:value="-6.4039999999999999">
            <text:p>−6.404</text:p>
          </table:table-cell>
          <table:table-cell table:style-name="ACE-51" office:value-type="string">
            <text:p>Q-2871</text:p>
          </table:table-cell>
          <table:table-cell table:style-name="ACE-51" office:value-type="string">
            <text:p>6130±70</text:p>
          </table:table-cell>
          <table:table-cell table:style-name="ACE-51"/>
          <table:table-cell table:style-name="ACE-51" office:value-type="string">
            <text:p>6798-7241</text:p>
          </table:table-cell>
          <table:table-cell table:style-name="ACE-51" table:formula="of:=SUM(6798+7241)/2" office:value-type="float" office:value="7019.5">
            <text:p>7019.5</text:p>
          </table:table-cell>
          <table:table-cell table:style-name="ACE-61" table:formula="of:=SUM(6798-7241)/2" office:value-type="float" office:value="-221.5">
            <text:p>222</text:p>
          </table:table-cell>
          <table:table-cell table:style-name="ACE-51" office:value-type="float" office:value="-5.6029999999999998">
            <text:p>−5.603</text:p>
          </table:table-cell>
          <table:table-cell table:style-name="ACE-65"/>
          <table:table-cell table:style-name="ACE-51" office:value-type="string">
            <text:p>Carr Peat</text:p>
          </table:table-cell>
          <table:table-cell table:style-name="ACE-51" office:value-type="string">
            <text:p>Base</text:p>
          </table:table-cell>
          <table:table-cell table:style-name="ACE-51" office:value-type="string">
            <text:p>Diatoms and Pollen</text:p>
          </table:table-cell>
          <table:table-cell table:style-name="ACE-51" office:value-type="string">
            <text:p>((HAT + MHWST)/2)-10</text:p>
          </table:table-cell>
          <table:table-cell table:style-name="ACE-51" office:value-type="float" office:value="20">
            <text:p>20</text:p>
          </table:table-cell>
          <table:table-cell table:style-name="ACE-51" office:value-type="string">
            <text:p>Wexford Harbour </text:p>
          </table:table-cell>
          <table:table-cell table:style-name="ACE-51"/>
          <table:table-cell table:style-name="ACE-51" office:value-type="float" office:value="0.94999999999999996">
            <text:p>0.95</text:p>
          </table:table-cell>
          <table:table-cell table:style-name="ACE-51" office:value-type="float" office:value="0.72999999999999998">
            <text:p>0.73</text:p>
          </table:table-cell>
          <table:table-cell table:style-name="ACE-51" office:value-type="float" office:value="0.23000000000000001">
            <text:p>0.23</text:p>
          </table:table-cell>
          <table:table-cell table:style-name="ACE-51" office:value-type="float" office:value="-0.02">
            <text:p>−0.02</text:p>
          </table:table-cell>
          <table:table-cell table:style-name="ACE-51" office:value-type="float" office:value="-0.27000000000000002">
            <text:p>−0.27</text:p>
          </table:table-cell>
          <table:table-cell table:style-name="ACE-51" office:value-type="float" office:value="-0.77000000000000002">
            <text:p>−0.77</text:p>
          </table:table-cell>
          <table:table-cell table:style-name="ACE-51" office:value-type="float" office:value="-1.05">
            <text:p>−1.05</text:p>
          </table:table-cell>
          <table:table-cell table:style-name="ACE-51" table:formula="of:=((1/2*([.U14]+[.V14]))-0.10000000000000001)-[.X14]" office:value-type="float" office:value="0.76000000000000001">
            <text:p>0.76</text:p>
          </table:table-cell>
          <table:table-cell table:style-name="ACE-55" table:formula="of:=([.L14]-[.AB14])" office:value-type="float" office:value="-6.3629999999999995">
            <text:p>−6.36</text:p>
          </table:table-cell>
          <table:table-cell table:style-name="ACE-51" table:formula="of:=SQRT(POWER([.R14]/100;2)+POWER(0.01;2)+POWER(0.01;2)+POWER(0.040000000000000001;2)+POWER(0.02;2)+POWER(0.14999999999999999;2)+POWER(0.29999999999999999;2))" office:value-type="float" office:value="0.39331920878594273">
            <text:p>0.3933192</text:p>
          </table:table-cell>
          <table:table-cell table:style-name="ACE-51" office:value-type="float" office:value="5">
            <text:p>5</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3) S. Wexford</text:p>
          </table:table-cell>
          <table:table-cell table:style-name="ACE-51" office:value-type="string">
            <text:p>Beggerin Island, North Slob, (Wexford Harbour)</text:p>
          </table:table-cell>
          <table:table-cell table:style-name="ACE-51"/>
          <table:table-cell table:style-name="ACE-53" office:value-type="float" office:value="52.359000000000002">
            <text:p>52.359</text:p>
          </table:table-cell>
          <table:table-cell table:style-name="ACE-53" office:value-type="float" office:value="-6.4160000000000004">
            <text:p>−6.416</text:p>
          </table:table-cell>
          <table:table-cell table:style-name="ACE-51" office:value-type="string">
            <text:p>Q-2867</text:p>
          </table:table-cell>
          <table:table-cell table:style-name="ACE-51" office:value-type="string">
            <text:p>6450±100</text:p>
          </table:table-cell>
          <table:table-cell table:style-name="ACE-51"/>
          <table:table-cell table:style-name="ACE-51" office:value-type="string">
            <text:p>7171-7561</text:p>
          </table:table-cell>
          <table:table-cell table:style-name="ACE-51" table:formula="of:=SUM(7171+7561)/2" office:value-type="float" office:value="7366">
            <text:p>7366</text:p>
          </table:table-cell>
          <table:table-cell table:style-name="ACE-61" table:formula="of:=SUM(7171-7561)/2" office:value-type="float" office:value="-195">
            <text:p>195</text:p>
          </table:table-cell>
          <table:table-cell table:style-name="ACE-51" office:value-type="float" office:value="-6.7780000000000005">
            <text:p>−6.778</text:p>
          </table:table-cell>
          <table:table-cell table:style-name="ACE-65"/>
          <table:table-cell table:style-name="ACE-51" office:value-type="string">
            <text:p>Carr Peat</text:p>
          </table:table-cell>
          <table:table-cell table:style-name="ACE-51" office:value-type="string">
            <text:p>Base</text:p>
          </table:table-cell>
          <table:table-cell table:style-name="ACE-51" office:value-type="string">
            <text:p>Diatoms and Pollen</text:p>
          </table:table-cell>
          <table:table-cell table:style-name="ACE-51" office:value-type="string">
            <text:p>((HAT + MHWST)/2)-10</text:p>
          </table:table-cell>
          <table:table-cell table:style-name="ACE-51" office:value-type="float" office:value="20">
            <text:p>20</text:p>
          </table:table-cell>
          <table:table-cell table:style-name="ACE-51" office:value-type="string">
            <text:p>Wexford Harbour </text:p>
          </table:table-cell>
          <table:table-cell table:style-name="ACE-51"/>
          <table:table-cell table:style-name="ACE-51" office:value-type="float" office:value="0.94999999999999996">
            <text:p>0.95</text:p>
          </table:table-cell>
          <table:table-cell table:style-name="ACE-51" office:value-type="float" office:value="0.72999999999999998">
            <text:p>0.73</text:p>
          </table:table-cell>
          <table:table-cell table:style-name="ACE-51" office:value-type="float" office:value="0.23000000000000001">
            <text:p>0.23</text:p>
          </table:table-cell>
          <table:table-cell table:style-name="ACE-51" office:value-type="float" office:value="-0.02">
            <text:p>−0.02</text:p>
          </table:table-cell>
          <table:table-cell table:style-name="ACE-51" office:value-type="float" office:value="-0.27000000000000002">
            <text:p>−0.27</text:p>
          </table:table-cell>
          <table:table-cell table:style-name="ACE-51" office:value-type="float" office:value="-0.77000000000000002">
            <text:p>−0.77</text:p>
          </table:table-cell>
          <table:table-cell table:style-name="ACE-51" office:value-type="float" office:value="-1.05">
            <text:p>−1.05</text:p>
          </table:table-cell>
          <table:table-cell table:style-name="ACE-51" table:formula="of:=((1/2*([.U15]+[.V15]))-0.10000000000000001)-[.X15]" office:value-type="float" office:value="0.76000000000000001">
            <text:p>0.76</text:p>
          </table:table-cell>
          <table:table-cell table:style-name="ACE-55" table:formula="of:=([.L15]-[.AB15])" office:value-type="float" office:value="-7.5380000000000003">
            <text:p>−7.54</text:p>
          </table:table-cell>
          <table:table-cell table:style-name="ACE-51" table:formula="of:=SQRT(POWER([.R15]/100;2)+POWER(0.01;2)+POWER(0.01;2)+POWER(0.040000000000000001;2)+POWER(0.02;2)+POWER(0.14999999999999999;2)+POWER(0.29999999999999999;2))" office:value-type="float" office:value="0.39331920878594273">
            <text:p>0.3933192</text:p>
          </table:table-cell>
          <table:table-cell table:style-name="ACE-51" office:value-type="float" office:value="5">
            <text:p>5</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5) East Cork</text:p>
          </table:table-cell>
          <table:table-cell table:style-name="ACE-51" office:value-type="string">
            <text:p>Killingongford, Dungarvan Bay</text:p>
          </table:table-cell>
          <table:table-cell table:style-name="ACE-51" office:value-type="string">
            <text:p>X242904</text:p>
          </table:table-cell>
          <table:table-cell table:style-name="ACE-53" office:value-type="float" office:value="52.065152291799997">
            <text:p>52.065</text:p>
          </table:table-cell>
          <table:table-cell table:style-name="ACE-53" office:value-type="float" office:value="-7.6470836242000004">
            <text:p>−7.647</text:p>
          </table:table-cell>
          <table:table-cell table:style-name="ACE-51" office:value-type="string">
            <text:p>Q-2874</text:p>
          </table:table-cell>
          <table:table-cell table:style-name="ACE-51" office:value-type="string">
            <text:p>780±50</text:p>
          </table:table-cell>
          <table:table-cell table:style-name="ACE-51"/>
          <table:table-cell table:style-name="ACE-51" office:value-type="string">
            <text:p>657-791</text:p>
          </table:table-cell>
          <table:table-cell table:style-name="ACE-51" table:formula="of:=SUM(657+791)/2" office:value-type="float" office:value="724">
            <text:p>724</text:p>
          </table:table-cell>
          <table:table-cell table:style-name="ACE-61" table:formula="of:=SUM(657-791)/2" office:value-type="float" office:value="-67">
            <text:p>67</text:p>
          </table:table-cell>
          <table:table-cell table:style-name="ACE-51" office:value-type="float" office:value="1.2169999999999999">
            <text:p>1.217</text:p>
          </table:table-cell>
          <table:table-cell table:style-name="ACE-65"/>
          <table:table-cell table:style-name="ACE-51" office:value-type="string">
            <text:p>Carr Peat</text:p>
          </table:table-cell>
          <table:table-cell table:style-name="ACE-51" office:value-type="string">
            <text:p>Top</text:p>
          </table:table-cell>
          <table:table-cell table:style-name="ACE-51" office:value-type="string">
            <text:p>Diatoms and Pollen</text:p>
          </table:table-cell>
          <table:table-cell table:style-name="ACE-51" office:value-type="string">
            <text:p>MHWST -20cm</text:p>
          </table:table-cell>
          <table:table-cell table:style-name="ACE-51" office:value-type="float" office:value="20">
            <text:p>20</text:p>
          </table:table-cell>
          <table:table-cell table:style-name="ACE-51" office:value-type="string">
            <text:p>Dungarvan Harbour</text:p>
          </table:table-cell>
          <table:table-cell table:style-name="ACE-51"/>
          <table:table-cell table:style-name="ACE-51" office:value-type="float" office:value="2.3399999999999999">
            <text:p>2.34</text:p>
          </table:table-cell>
          <table:table-cell table:style-name="ACE-51" office:value-type="float" office:value="1.6200000000000001">
            <text:p>1.62</text:p>
          </table:table-cell>
          <table:table-cell table:style-name="ACE-51" office:value-type="float" office:value="0.71999999999999997">
            <text:p>0.72</text:p>
          </table:table-cell>
          <table:table-cell table:style-name="ACE-51" office:value-type="float" office:value="-0.12">
            <text:p>−0.12</text:p>
          </table:table-cell>
          <table:table-cell table:style-name="ACE-51" office:value-type="float" office:value="-1.3799999999999999">
            <text:p>−1.38</text:p>
          </table:table-cell>
          <table:table-cell table:style-name="ACE-51" office:value-type="float" office:value="-2.0800000000000001">
            <text:p>−2.08</text:p>
          </table:table-cell>
          <table:table-cell table:style-name="ACE-51" office:value-type="float" office:value="-3.2000000000000002">
            <text:p>−3.2</text:p>
          </table:table-cell>
          <table:table-cell table:style-name="ACE-51" table:formula="of:=([.V16]-0.20000000000000001)-[.X16]" office:value-type="float" office:value="1.54">
            <text:p>1.54</text:p>
          </table:table-cell>
          <table:table-cell table:style-name="ACE-55" table:formula="of:=([.L16]-[.AB16])" office:value-type="float" office:value="-0.32300000000000018">
            <text:p>−0.32</text:p>
          </table:table-cell>
          <table:table-cell table:style-name="ACE-51" table:formula="of:=SQRT(POWER([.R16]/100;2)+POWER(0.01;2)+POWER(0.01;2)+POWER(0.040000000000000001;2)+POWER(0.02;2)+POWER(0.14999999999999999;2)+POWER(0.29999999999999999;2))" office:value-type="float" office:value="0.39331920878594273">
            <text:p>0.3933192</text:p>
          </table:table-cell>
          <table:table-cell table:style-name="ACE-51" office:value-type="float" office:value="2">
            <text:p>2</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5) East Cork</text:p>
          </table:table-cell>
          <table:table-cell table:style-name="ACE-51" office:value-type="string">
            <text:p>Lakeland Strand, Cork Harbour</text:p>
          </table:table-cell>
          <table:table-cell table:style-name="ACE-51" office:value-type="string">
            <text:p>W731 702</text:p>
          </table:table-cell>
          <table:table-cell table:style-name="ACE-53" office:value-type="float" office:value="51.883881324299999">
            <text:p>51.884</text:p>
          </table:table-cell>
          <table:table-cell table:style-name="ACE-53" office:value-type="float" office:value="-8.3913855061000007">
            <text:p>−8.391</text:p>
          </table:table-cell>
          <table:table-cell table:style-name="ACE-51" office:value-type="string">
            <text:p>Q-2381</text:p>
          </table:table-cell>
          <table:table-cell table:style-name="ACE-51" office:value-type="string">
            <text:p>1810±40</text:p>
          </table:table-cell>
          <table:table-cell table:style-name="ACE-51"/>
          <table:table-cell table:style-name="ACE-51" office:value-type="string">
            <text:p>1618-1863</text:p>
          </table:table-cell>
          <table:table-cell table:style-name="ACE-51" table:formula="of:=SUM(1618+1863)/2" office:value-type="float" office:value="1740.5">
            <text:p>1740.5</text:p>
          </table:table-cell>
          <table:table-cell table:style-name="ACE-61" table:formula="of:=SUM(1618-1863)/2" office:value-type="float" office:value="-122.5">
            <text:p>123</text:p>
          </table:table-cell>
          <table:table-cell table:style-name="ACE-51" office:value-type="float" office:value="-0.35999999999999999">
            <text:p>−0.36</text:p>
          </table:table-cell>
          <table:table-cell table:style-name="ACE-65" office:value-type="float" office:value="176">
            <text:p>176</text:p>
          </table:table-cell>
          <table:table-cell table:style-name="ACE-51" office:value-type="string">
            <text:p>Salt marsh Peat</text:p>
          </table:table-cell>
          <table:table-cell table:style-name="ACE-51" office:value-type="string">
            <text:p>Top of wood peat which is replaced upwards by a grey clay/silt</text:p>
          </table:table-cell>
          <table:table-cell table:style-name="ACE-51" office:value-type="string">
            <text:p>Diatoms</text:p>
          </table:table-cell>
          <table:table-cell table:style-name="ACE-51" office:value-type="string">
            <text:p>MHWNT-MHWST</text:p>
          </table:table-cell>
          <table:table-cell table:style-name="ACE-51" office:value-type="float" office:value="40">
            <text:p>40</text:p>
          </table:table-cell>
          <table:table-cell table:style-name="ACE-51" office:value-type="string">
            <text:p>Marino Point </text:p>
          </table:table-cell>
          <table:table-cell table:number-columns-repeated="2" table:style-name="ACE-51"/>
          <table:table-cell table:style-name="ACE-51" office:value-type="float" office:value="1.73">
            <text:p>1.73</text:p>
          </table:table-cell>
          <table:table-cell table:style-name="ACE-51" office:value-type="float" office:value="0.72999999999999998">
            <text:p>0.73</text:p>
          </table:table-cell>
          <table:table-cell table:style-name="ACE-51" office:value-type="float" office:value="-0.22">
            <text:p>−0.22</text:p>
          </table:table-cell>
          <table:table-cell table:style-name="ACE-51" office:value-type="float" office:value="-1.27">
            <text:p>−1.27</text:p>
          </table:table-cell>
          <table:table-cell table:style-name="ACE-51" office:value-type="float" office:value="-2.1699999999999999">
            <text:p>−2.17</text:p>
          </table:table-cell>
          <table:table-cell table:style-name="ACE-51"/>
          <table:table-cell table:style-name="ACE-51" table:formula="of:=(([.V17]+[.W17])/2)-[.X17]" office:value-type="float" office:value="1.45">
            <text:p>1.45</text:p>
          </table:table-cell>
          <table:table-cell table:style-name="ACE-55" table:formula="of:=([.L17]-[.AB17])" office:value-type="float" office:value="-1.8100000000000001">
            <text:p>−1.81</text:p>
          </table:table-cell>
          <table:table-cell table:style-name="ACE-51" table:formula="of:=SQRT(POWER([.R17]/100;2)+POWER(0.01;2)+POWER(0.01;2)+POWER(0.040000000000000001;2)+POWER(0.02;2)+POWER(0.14999999999999999;2)+POWER(0.29999999999999999;2))" office:value-type="float" office:value="0.52411830725514641">
            <text:p>0.5241183</text:p>
          </table:table-cell>
          <table:table-cell table:style-name="ACE-51" office:value-type="float" office:value="0">
            <text:p>0</text:p>
          </table:table-cell>
          <table:table-cell table:style-name="ACE-51" office:value-type="string">
            <text:p>C</text:p>
          </table:table-cell>
          <table:table-cell table:style-name="ACE-51" office:value-type="string">
            <text:p>Carter et al, (1989)</text:p>
          </table:table-cell>
          <table:table-cell table:number-columns-repeated="223" table:style-name="ACE-51"/>
        </table:table-row>
        <table:table-row table:style-name="AROW-0">
          <table:table-cell table:style-name="ACE-42" office:value-type="string">
            <text:p>(5) East Cork</text:p>
          </table:table-cell>
          <table:table-cell table:style-name="ACE-51" office:value-type="string">
            <text:p>Ballycotton Bay</text:p>
          </table:table-cell>
          <table:table-cell table:style-name="ACE-51" office:value-type="string">
            <text:p>W984 644</text:p>
          </table:table-cell>
          <table:table-cell table:style-name="ACE-53" office:value-type="float" office:value="51.832402390699997">
            <text:p>51.832</text:p>
          </table:table-cell>
          <table:table-cell table:style-name="ACE-53" office:value-type="float" office:value="-8.0239351166000006">
            <text:p>−8.024</text:p>
          </table:table-cell>
          <table:table-cell table:style-name="ACE-51" office:value-type="string">
            <text:p>Q-2383</text:p>
          </table:table-cell>
          <table:table-cell table:style-name="ACE-51" office:value-type="string">
            <text:p>2150±40</text:p>
          </table:table-cell>
          <table:table-cell table:style-name="ACE-51"/>
          <table:table-cell table:style-name="ACE-51" office:value-type="string">
            <text:p>2004-2307</text:p>
          </table:table-cell>
          <table:table-cell table:style-name="ACE-51" table:formula="of:=SUM(2004+2307)/2" office:value-type="float" office:value="2155.5">
            <text:p>2155.5</text:p>
          </table:table-cell>
          <table:table-cell table:style-name="ACE-61" table:formula="of:=SUM(2004-2307)/2" office:value-type="float" office:value="-151.5">
            <text:p>152</text:p>
          </table:table-cell>
          <table:table-cell table:style-name="ACE-51" office:value-type="float" office:value="0.83700000000000008">
            <text:p>0.837</text:p>
          </table:table-cell>
          <table:table-cell table:style-name="ACE-65" office:value-type="float" office:value="114">
            <text:p>114</text:p>
          </table:table-cell>
          <table:table-cell table:style-name="ACE-51" office:value-type="string">
            <text:p>Herbaceous Peat</text:p>
          </table:table-cell>
          <table:table-cell table:style-name="ACE-51" office:value-type="string">
            <text:p>Top of a Monocot/wood peat which underlies marine silt/clay</text:p>
          </table:table-cell>
          <table:table-cell table:style-name="ACE-51" office:value-type="string">
            <text:p>Diatoms, Pollen, Foraminifera</text:p>
          </table:table-cell>
          <table:table-cell table:style-name="ACE-51" office:value-type="string">
            <text:p>MHWST -20cm</text:p>
          </table:table-cell>
          <table:table-cell table:style-name="ACE-51" office:value-type="float" office:value="40">
            <text:p>40</text:p>
          </table:table-cell>
          <table:table-cell table:style-name="ACE-51" office:value-type="string">
            <text:p>Ballycotton</text:p>
          </table:table-cell>
          <table:table-cell table:number-columns-repeated="2" table:style-name="ACE-51"/>
          <table:table-cell table:style-name="ACE-51" office:value-type="float" office:value="1.6299999999999999">
            <text:p>1.63</text:p>
          </table:table-cell>
          <table:table-cell table:style-name="ACE-51" office:value-type="float" office:value="0.63">
            <text:p>0.63</text:p>
          </table:table-cell>
          <table:table-cell table:style-name="ACE-51" office:value-type="float" office:value="-0.27000000000000002">
            <text:p>−0.27</text:p>
          </table:table-cell>
          <table:table-cell table:style-name="ACE-51" office:value-type="float" office:value="-1.3700000000000001">
            <text:p>−1.37</text:p>
          </table:table-cell>
          <table:table-cell table:style-name="ACE-51" office:value-type="float" office:value="-2.27">
            <text:p>−2.27</text:p>
          </table:table-cell>
          <table:table-cell table:style-name="ACE-43"/>
          <table:table-cell table:style-name="ACE-51" table:formula="of:=([.V18]-0.20000000000000001)-[.X18]" office:value-type="float" office:value="1.7">
            <text:p>1.7</text:p>
          </table:table-cell>
          <table:table-cell table:style-name="ACE-55" table:formula="of:=([.L18]-[.AB18])" office:value-type="float" office:value="-0.86299999999999988">
            <text:p>−0.86</text:p>
          </table:table-cell>
          <table:table-cell table:style-name="ACE-51" table:formula="of:=SQRT(POWER([.R18]/100;2)+POWER(0.01;2)+POWER(0.01;2)+POWER(0.040000000000000001;2)+POWER(0.02;2)+POWER(0.14999999999999999;2)+POWER(0.29999999999999999;2))" office:value-type="float" office:value="0.52411830725514641">
            <text:p>0.5241183</text:p>
          </table:table-cell>
          <table:table-cell table:style-name="ACE-51" office:value-type="float" office:value="0">
            <text:p>0</text:p>
          </table:table-cell>
          <table:table-cell table:style-name="ACE-51"/>
          <table:table-cell table:style-name="ACE-51" office:value-type="string">
            <text:p>Carter et al, (1989)</text:p>
          </table:table-cell>
          <table:table-cell table:number-columns-repeated="223" table:style-name="ACE-51"/>
        </table:table-row>
        <table:table-row table:style-name="AROW-0">
          <table:table-cell table:style-name="ACE-42" office:value-type="string">
            <text:p>(5) East Cork</text:p>
          </table:table-cell>
          <table:table-cell table:style-name="ACE-51" office:value-type="string">
            <text:p>Lakeland Strand, Cork Harbour</text:p>
          </table:table-cell>
          <table:table-cell table:style-name="ACE-51" office:value-type="string">
            <text:p>W731 702</text:p>
          </table:table-cell>
          <table:table-cell table:style-name="ACE-53" office:value-type="float" office:value="51.883881324299999">
            <text:p>51.884</text:p>
          </table:table-cell>
          <table:table-cell table:style-name="ACE-53" office:value-type="float" office:value="-8.3913855061000007">
            <text:p>−8.391</text:p>
          </table:table-cell>
          <table:table-cell table:style-name="ACE-51" office:value-type="string">
            <text:p>Q-2382</text:p>
          </table:table-cell>
          <table:table-cell table:style-name="ACE-51" office:value-type="string">
            <text:p>2350±45</text:p>
          </table:table-cell>
          <table:table-cell table:style-name="ACE-51"/>
          <table:table-cell table:style-name="ACE-51" office:value-type="string">
            <text:p>2184-2683</text:p>
          </table:table-cell>
          <table:table-cell table:style-name="ACE-51" table:formula="of:=SUM(2184+2683)/2" office:value-type="float" office:value="2433.5">
            <text:p>2433.5</text:p>
          </table:table-cell>
          <table:table-cell table:style-name="ACE-61" table:formula="of:=SUM(2184-2683)/2" office:value-type="float" office:value="-249.5">
            <text:p>250</text:p>
          </table:table-cell>
          <table:table-cell table:style-name="ACE-51" office:value-type="float" office:value="-0.79000000000000004">
            <text:p>−0.79</text:p>
          </table:table-cell>
          <table:table-cell table:style-name="ACE-65" office:value-type="float" office:value="219">
            <text:p>219</text:p>
          </table:table-cell>
          <table:table-cell table:style-name="ACE-51" office:value-type="string">
            <text:p>Wood Peat</text:p>
          </table:table-cell>
          <table:table-cell table:style-name="ACE-51" office:value-type="string">
            <text:p>Underlain by organic silt</text:p>
          </table:table-cell>
          <table:table-cell table:style-name="ACE-51" office:value-type="string">
            <text:p>Diatoms</text:p>
          </table:table-cell>
          <table:table-cell table:style-name="ACE-51" office:value-type="string">
            <text:p>MHWST</text:p>
          </table:table-cell>
          <table:table-cell table:style-name="ACE-51" office:value-type="float" office:value="80">
            <text:p>80</text:p>
          </table:table-cell>
          <table:table-cell table:style-name="ACE-51" office:value-type="string">
            <text:p>Marino Point</text:p>
          </table:table-cell>
          <table:table-cell table:number-columns-repeated="2" table:style-name="ACE-51"/>
          <table:table-cell table:style-name="ACE-51" office:value-type="float" office:value="1.73">
            <text:p>1.73</text:p>
          </table:table-cell>
          <table:table-cell table:style-name="ACE-51" office:value-type="float" office:value="0.72999999999999998">
            <text:p>0.73</text:p>
          </table:table-cell>
          <table:table-cell table:style-name="ACE-51" office:value-type="float" office:value="-0.22">
            <text:p>−0.22</text:p>
          </table:table-cell>
          <table:table-cell table:style-name="ACE-51" office:value-type="float" office:value="-1.27">
            <text:p>−1.27</text:p>
          </table:table-cell>
          <table:table-cell table:style-name="ACE-51" office:value-type="float" office:value="-2.1699999999999999">
            <text:p>−2.17</text:p>
          </table:table-cell>
          <table:table-cell table:style-name="ACE-51"/>
          <table:table-cell table:style-name="ACE-51" table:formula="of:=[.V19]-[.X19]" office:value-type="float" office:value="1.95">
            <text:p>1.95</text:p>
          </table:table-cell>
          <table:table-cell table:style-name="ACE-55" table:formula="of:=([.L19]-[.AB19])" office:value-type="float" office:value="-2.7400000000000002">
            <text:p>−2.74</text:p>
          </table:table-cell>
          <table:table-cell table:style-name="ACE-51" table:formula="of:=SQRT(POWER([.R19]/100;2)+POWER(0.01;2)+POWER(0.01;2)+POWER(0.040000000000000001;2)+POWER(0.02;2)+POWER(0.14999999999999999;2)+POWER(0.29999999999999999;2))" office:value-type="float" office:value="0.86873471209570075">
            <text:p>0.8687347</text:p>
          </table:table-cell>
          <table:table-cell table:style-name="ACE-51" office:value-type="float" office:value="0">
            <text:p>0</text:p>
          </table:table-cell>
          <table:table-cell table:style-name="ACE-51"/>
          <table:table-cell table:style-name="ACE-51" office:value-type="string">
            <text:p>Carter et al, (1989)</text:p>
          </table:table-cell>
          <table:table-cell table:number-columns-repeated="223" table:style-name="ACE-51"/>
        </table:table-row>
        <table:table-row table:style-name="AROW-0">
          <table:table-cell table:style-name="ACE-42" office:value-type="string">
            <text:p>(5) East Cork</text:p>
          </table:table-cell>
          <table:table-cell table:style-name="ACE-51" office:value-type="string">
            <text:p>Ballynacourty North (Dungarvan Bay)</text:p>
          </table:table-cell>
          <table:table-cell table:style-name="ACE-51" office:value-type="string">
            <text:p>X268903</text:p>
          </table:table-cell>
          <table:table-cell table:style-name="ACE-53" office:value-type="float" office:value="52.064133880699998">
            <text:p>52.064</text:p>
          </table:table-cell>
          <table:table-cell table:style-name="ACE-53" office:value-type="float" office:value="-7.6091757424999997">
            <text:p>−7.609</text:p>
          </table:table-cell>
          <table:table-cell table:style-name="ACE-51" office:value-type="string">
            <text:p>Q-2872</text:p>
          </table:table-cell>
          <table:table-cell table:style-name="ACE-51" office:value-type="string">
            <text:p>2630±70</text:p>
          </table:table-cell>
          <table:table-cell table:style-name="ACE-51"/>
          <table:table-cell table:style-name="ACE-51" office:value-type="string">
            <text:p>2488-2920</text:p>
          </table:table-cell>
          <table:table-cell table:style-name="ACE-51" table:formula="of:=SUM(2488+2920)/2" office:value-type="float" office:value="2704">
            <text:p>2704</text:p>
          </table:table-cell>
          <table:table-cell table:style-name="ACE-61" table:formula="of:=SUM(2488-2920)/2" office:value-type="float" office:value="-216">
            <text:p>216</text:p>
          </table:table-cell>
          <table:table-cell table:style-name="ACE-51" office:value-type="float" office:value="-0.14299999999999999">
            <text:p>−0.143</text:p>
          </table:table-cell>
          <table:table-cell table:style-name="ACE-65"/>
          <table:table-cell table:style-name="ACE-51" office:value-type="string">
            <text:p>Carr Peat</text:p>
          </table:table-cell>
          <table:table-cell table:style-name="ACE-51" office:value-type="string">
            <text:p>Top</text:p>
          </table:table-cell>
          <table:table-cell table:style-name="ACE-51" office:value-type="string">
            <text:p>Diatoms and Pollen</text:p>
          </table:table-cell>
          <table:table-cell table:style-name="ACE-51" office:value-type="string">
            <text:p>MHWST -20cm</text:p>
          </table:table-cell>
          <table:table-cell table:style-name="ACE-51" office:value-type="float" office:value="40">
            <text:p>40</text:p>
          </table:table-cell>
          <table:table-cell table:style-name="ACE-51" office:value-type="string">
            <text:p>Dungarvan Harbour</text:p>
          </table:table-cell>
          <table:table-cell table:style-name="ACE-51"/>
          <table:table-cell table:style-name="ACE-51" office:value-type="float" office:value="2.3399999999999999">
            <text:p>2.34</text:p>
          </table:table-cell>
          <table:table-cell table:style-name="ACE-51" office:value-type="float" office:value="1.6200000000000001">
            <text:p>1.62</text:p>
          </table:table-cell>
          <table:table-cell table:style-name="ACE-51" office:value-type="float" office:value="0.71999999999999997">
            <text:p>0.72</text:p>
          </table:table-cell>
          <table:table-cell table:style-name="ACE-51" office:value-type="float" office:value="-0.12">
            <text:p>−0.12</text:p>
          </table:table-cell>
          <table:table-cell table:style-name="ACE-51" office:value-type="float" office:value="-1.3799999999999999">
            <text:p>−1.38</text:p>
          </table:table-cell>
          <table:table-cell table:style-name="ACE-51" office:value-type="float" office:value="-2.0800000000000001">
            <text:p>−2.08</text:p>
          </table:table-cell>
          <table:table-cell table:style-name="ACE-51" office:value-type="float" office:value="-3.2000000000000002">
            <text:p>−3.2</text:p>
          </table:table-cell>
          <table:table-cell table:style-name="ACE-51" table:formula="of:=([.V20]-0.20000000000000001)-[.X20]" office:value-type="float" office:value="1.54">
            <text:p>1.54</text:p>
          </table:table-cell>
          <table:table-cell table:style-name="ACE-55" table:formula="of:=([.L20]-[.AB20])" office:value-type="float" office:value="-1.6830000000000001">
            <text:p>−1.68</text:p>
          </table:table-cell>
          <table:table-cell table:style-name="ACE-51" table:formula="of:=SQRT(POWER([.R20]/100;2)+POWER(0.01;2)+POWER(0.01;2)+POWER(0.040000000000000001;2)+POWER(0.02;2)+POWER(0.14999999999999999;2)+POWER(0.29999999999999999;2))" office:value-type="float" office:value="0.52411830725514641">
            <text:p>0.5241183</text:p>
          </table:table-cell>
          <table:table-cell table:style-name="ACE-51" office:value-type="float" office:value="4">
            <text:p>4</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5) East Cork</text:p>
          </table:table-cell>
          <table:table-cell table:style-name="ACE-51" office:value-type="string">
            <text:p>Killingongford, Dungarvan Bay</text:p>
          </table:table-cell>
          <table:table-cell table:style-name="ACE-51" office:value-type="string">
            <text:p>X242904</text:p>
          </table:table-cell>
          <table:table-cell table:style-name="ACE-53" office:value-type="float" office:value="52.065152291799997">
            <text:p>52.065</text:p>
          </table:table-cell>
          <table:table-cell table:style-name="ACE-53" office:value-type="float" office:value="-7.6470836242000004">
            <text:p>−7.647</text:p>
          </table:table-cell>
          <table:table-cell table:style-name="ACE-51" office:value-type="string">
            <text:p>Q-2875</text:p>
          </table:table-cell>
          <table:table-cell table:style-name="ACE-51" office:value-type="string">
            <text:p>3470±70</text:p>
          </table:table-cell>
          <table:table-cell table:style-name="ACE-51"/>
          <table:table-cell table:style-name="ACE-51" office:value-type="string">
            <text:p>3564-3921</text:p>
          </table:table-cell>
          <table:table-cell table:style-name="ACE-51" table:formula="of:=SUM(3564+3921)/2" office:value-type="float" office:value="3742.5">
            <text:p>3742.5</text:p>
          </table:table-cell>
          <table:table-cell table:style-name="ACE-61" table:formula="of:=SUM(3564-3921)/2" office:value-type="float" office:value="-178.5">
            <text:p>179</text:p>
          </table:table-cell>
          <table:table-cell table:style-name="ACE-51" office:value-type="float" office:value="-0.68299999999999994">
            <text:p>−0.683</text:p>
          </table:table-cell>
          <table:table-cell table:style-name="ACE-65"/>
          <table:table-cell table:style-name="ACE-51" office:value-type="string">
            <text:p>Carr Peat</text:p>
          </table:table-cell>
          <table:table-cell table:style-name="ACE-51" office:value-type="string">
            <text:p>Base</text:p>
          </table:table-cell>
          <table:table-cell table:style-name="ACE-51" office:value-type="string">
            <text:p>Diatoms and Pollen</text:p>
          </table:table-cell>
          <table:table-cell table:style-name="ACE-51" office:value-type="string">
            <text:p>MHWST -40cm</text:p>
          </table:table-cell>
          <table:table-cell table:style-name="ACE-51" office:value-type="float" office:value="20">
            <text:p>20</text:p>
          </table:table-cell>
          <table:table-cell table:style-name="ACE-51" office:value-type="string">
            <text:p>Dungarvan Harbour</text:p>
          </table:table-cell>
          <table:table-cell table:style-name="ACE-51"/>
          <table:table-cell table:style-name="ACE-51" office:value-type="float" office:value="2.3399999999999999">
            <text:p>2.34</text:p>
          </table:table-cell>
          <table:table-cell table:style-name="ACE-51" office:value-type="float" office:value="1.6200000000000001">
            <text:p>1.62</text:p>
          </table:table-cell>
          <table:table-cell table:style-name="ACE-51" office:value-type="float" office:value="0.71999999999999997">
            <text:p>0.72</text:p>
          </table:table-cell>
          <table:table-cell table:style-name="ACE-51" office:value-type="float" office:value="-0.12">
            <text:p>−0.12</text:p>
          </table:table-cell>
          <table:table-cell table:style-name="ACE-51" office:value-type="float" office:value="-1.3799999999999999">
            <text:p>−1.38</text:p>
          </table:table-cell>
          <table:table-cell table:style-name="ACE-51" office:value-type="float" office:value="-2.0800000000000001">
            <text:p>−2.08</text:p>
          </table:table-cell>
          <table:table-cell table:style-name="ACE-51" office:value-type="float" office:value="-3.2000000000000002">
            <text:p>−3.2</text:p>
          </table:table-cell>
          <table:table-cell table:style-name="ACE-51" table:formula="of:=([.V21]-0.40000000000000002)-[.X21]" office:value-type="float" office:value="1.3400000000000003">
            <text:p>1.34</text:p>
          </table:table-cell>
          <table:table-cell table:style-name="ACE-55" table:formula="of:=([.L21]-[.AB21])" office:value-type="float" office:value="-2.0230000000000001">
            <text:p>−2.02</text:p>
          </table:table-cell>
          <table:table-cell table:style-name="ACE-51" table:formula="of:=SQRT(POWER([.R21]/100;2)+POWER(0.01;2)+POWER(0.01;2)+POWER(0.040000000000000001;2)+POWER(0.02;2)+POWER(0.14999999999999999;2)+POWER(0.29999999999999999;2))" office:value-type="float" office:value="0.39331920878594273">
            <text:p>0.3933192</text:p>
          </table:table-cell>
          <table:table-cell table:style-name="ACE-51" office:value-type="float" office:value="5">
            <text:p>5</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5) East Cork</text:p>
          </table:table-cell>
          <table:table-cell table:style-name="ACE-51" office:value-type="string">
            <text:p>Ballynacourty North (Dungarvan Bay)</text:p>
          </table:table-cell>
          <table:table-cell table:style-name="ACE-51" office:value-type="string">
            <text:p>X268903</text:p>
          </table:table-cell>
          <table:table-cell table:style-name="ACE-53" office:value-type="float" office:value="52.064133880699998">
            <text:p>52.064</text:p>
          </table:table-cell>
          <table:table-cell table:style-name="ACE-53" office:value-type="float" office:value="-7.6091757424999997">
            <text:p>−7.609</text:p>
          </table:table-cell>
          <table:table-cell table:style-name="ACE-51" office:value-type="string">
            <text:p>Q-2873</text:p>
          </table:table-cell>
          <table:table-cell table:style-name="ACE-51" office:value-type="string">
            <text:p>3515±70</text:p>
          </table:table-cell>
          <table:table-cell table:style-name="ACE-51"/>
          <table:table-cell table:style-name="ACE-51" office:value-type="string">
            <text:p>3617-3980</text:p>
          </table:table-cell>
          <table:table-cell table:style-name="ACE-51" table:formula="of:=SUM(3617+3980)/2" office:value-type="float" office:value="3798.5">
            <text:p>3798.5</text:p>
          </table:table-cell>
          <table:table-cell table:style-name="ACE-61" table:formula="of:=SUM(3617-3980)/2" office:value-type="float" office:value="-181.5">
            <text:p>182</text:p>
          </table:table-cell>
          <table:table-cell table:style-name="ACE-51" office:value-type="float" office:value="-0.873">
            <text:p>−0.873</text:p>
          </table:table-cell>
          <table:table-cell table:style-name="ACE-65"/>
          <table:table-cell table:style-name="ACE-51" office:value-type="string">
            <text:p>Carr Peat</text:p>
          </table:table-cell>
          <table:table-cell table:style-name="ACE-51" office:value-type="string">
            <text:p>Basal Peat</text:p>
          </table:table-cell>
          <table:table-cell table:style-name="ACE-51" office:value-type="string">
            <text:p>Diatoms and Pollen</text:p>
          </table:table-cell>
          <table:table-cell table:style-name="ACE-51" office:value-type="string">
            <text:p>MHWST +20cm</text:p>
          </table:table-cell>
          <table:table-cell table:style-name="ACE-51" office:value-type="float" office:value="80">
            <text:p>80</text:p>
          </table:table-cell>
          <table:table-cell table:style-name="ACE-51" office:value-type="string">
            <text:p>Dungarvan Harbour</text:p>
          </table:table-cell>
          <table:table-cell table:style-name="ACE-51"/>
          <table:table-cell table:style-name="ACE-51" office:value-type="float" office:value="2.3399999999999999">
            <text:p>2.34</text:p>
          </table:table-cell>
          <table:table-cell table:style-name="ACE-51" office:value-type="float" office:value="1.6200000000000001">
            <text:p>1.62</text:p>
          </table:table-cell>
          <table:table-cell table:style-name="ACE-51" office:value-type="float" office:value="0.71999999999999997">
            <text:p>0.72</text:p>
          </table:table-cell>
          <table:table-cell table:style-name="ACE-51" office:value-type="float" office:value="-0.12">
            <text:p>−0.12</text:p>
          </table:table-cell>
          <table:table-cell table:style-name="ACE-51" office:value-type="float" office:value="-1.3799999999999999">
            <text:p>−1.38</text:p>
          </table:table-cell>
          <table:table-cell table:style-name="ACE-51" office:value-type="float" office:value="-2.0800000000000001">
            <text:p>−2.08</text:p>
          </table:table-cell>
          <table:table-cell table:style-name="ACE-51" office:value-type="float" office:value="-3.2000000000000002">
            <text:p>−3.2</text:p>
          </table:table-cell>
          <table:table-cell table:style-name="ACE-51" table:formula="of:=([.V22]+0.20000000000000001)-[.X22]" office:value-type="float" office:value="1.9399999999999999">
            <text:p>1.94</text:p>
          </table:table-cell>
          <table:table-cell table:style-name="ACE-55" table:formula="of:=([.L22]-[.AB22])" office:value-type="float" office:value="-2.8129999999999997">
            <text:p>−2.81</text:p>
          </table:table-cell>
          <table:table-cell table:style-name="ACE-51" table:formula="of:=SQRT(POWER([.R22]/100;2)+POWER(0.01;2)+POWER(0.01;2)+POWER(0.040000000000000001;2)+POWER(0.02;2)+POWER(0.14999999999999999;2)+POWER(0.29999999999999999;2))" office:value-type="float" office:value="0.86873471209570075">
            <text:p>0.8687347</text:p>
          </table:table-cell>
          <table:table-cell table:style-name="ACE-51" office:value-type="float" office:value="3">
            <text:p>3</text:p>
          </table:table-cell>
          <table:table-cell table:style-name="ACE-51"/>
          <table:table-cell table:style-name="ACE-51" office:value-type="string">
            <text:p>Sinnott, (1999)</text:p>
          </table:table-cell>
          <table:table-cell table:number-columns-repeated="223" table:style-name="ACE-51"/>
        </table:table-row>
        <table:table-row table:style-name="AROW-0">
          <table:table-cell table:style-name="ACE-42" office:value-type="string">
            <text:p>(5) East Cork</text:p>
          </table:table-cell>
          <table:table-cell table:style-name="ACE-51" office:value-type="string">
            <text:p>Killingongford, Dungarvan Bay</text:p>
          </table:table-cell>
          <table:table-cell table:style-name="ACE-51" office:value-type="string">
            <text:p>X242904</text:p>
          </table:table-cell>
          <table:table-cell table:style-name="ACE-53" office:value-type="float" office:value="52.065152291799997">
            <text:p>52.065</text:p>
          </table:table-cell>
          <table:table-cell table:style-name="ACE-53" office:value-type="float" office:value="-7.6470836242000004">
            <text:p>−7.647</text:p>
          </table:table-cell>
          <table:table-cell table:style-name="ACE-51" office:value-type="string">
            <text:p>Q-2876</text:p>
          </table:table-cell>
          <table:table-cell table:style-name="ACE-51" office:value-type="string">
            <text:p>4205±70</text:p>
          </table:table-cell>
          <table:table-cell table:style-name="ACE-51"/>
          <table:table-cell table:style-name="ACE-51" office:value-type="string">
            <text:p>4527-4869</text:p>
          </table:table-cell>
          <table:table-cell table:style-name="ACE-51" table:formula="of:=SUM(4527+4869)/2" office:value-type="float" office:value="4698">
            <text:p>4698</text:p>
          </table:table-cell>
          <table:table-cell table:style-name="ACE-61" table:formula="of:=SUM(4527-4869)/2" office:value-type="float" office:value="-171">
            <text:p>171</text:p>
          </table:table-cell>
          <table:table-cell table:style-name="ACE-51" office:value-type="float" office:value="-2.2829999999999999">
            <text:p>−2.283</text:p>
          </table:table-cell>
          <table:table-cell table:style-name="ACE-65"/>
          <table:table-cell table:style-name="ACE-51" office:value-type="string">
            <text:p>Reedswamp Peat</text:p>
          </table:table-cell>
          <table:table-cell table:style-name="ACE-51" office:value-type="string">
            <text:p>Base</text:p>
          </table:table-cell>
          <table:table-cell table:style-name="ACE-51" office:value-type="string">
            <text:p>Diatoms and Pollen</text:p>
          </table:table-cell>
          <table:table-cell table:style-name="ACE-51" office:value-type="string">
            <text:p>((HAT + MHWST)/2)-20</text:p>
          </table:table-cell>
          <table:table-cell table:style-name="ACE-51" office:value-type="float" office:value="20">
            <text:p>20</text:p>
          </table:table-cell>
          <table:table-cell table:style-name="ACE-51" office:value-type="string">
            <text:p>Dungarvan Harbour</text:p>
          </table:table-cell>
          <table:table-cell table:style-name="ACE-51"/>
          <table:table-cell table:style-name="ACE-51" office:value-type="float" office:value="2.3399999999999999">
            <text:p>2.34</text:p>
          </table:table-cell>
          <table:table-cell table:style-name="ACE-51" office:value-type="float" office:value="1.6200000000000001">
            <text:p>1.62</text:p>
          </table:table-cell>
          <table:table-cell table:style-name="ACE-51" office:value-type="float" office:value="0.71999999999999997">
            <text:p>0.72</text:p>
          </table:table-cell>
          <table:table-cell table:style-name="ACE-51" office:value-type="float" office:value="-0.12">
            <text:p>−0.12</text:p>
          </table:table-cell>
          <table:table-cell table:style-name="ACE-51" office:value-type="float" office:value="-1.3799999999999999">
            <text:p>−1.38</text:p>
          </table:table-cell>
          <table:table-cell table:style-name="ACE-51" office:value-type="float" office:value="-2.0800000000000001">
            <text:p>−2.08</text:p>
          </table:table-cell>
          <table:table-cell table:style-name="ACE-51" office:value-type="float" office:value="-3.2000000000000002">
            <text:p>−3.2</text:p>
          </table:table-cell>
          <table:table-cell table:style-name="ACE-51" table:formula="of:=((1/2*([.U23]+[.V23]))-0.20000000000000001)-[.X23]" office:value-type="float" office:value="1.8999999999999999">
            <text:p>1.9</text:p>
          </table:table-cell>
          <table:table-cell table:style-name="ACE-55" table:formula="of:=([.L23]-[.AB23])" office:value-type="float" office:value="-4.1829999999999998">
            <text:p>−4.18</text:p>
          </table:table-cell>
          <table:table-cell table:style-name="ACE-51" table:formula="of:=SQRT(POWER([.R23]/100;2)+POWER(0.01;2)+POWER(0.01;2)+POWER(0.040000000000000001;2)+POWER(0.02;2)+POWER(0.14999999999999999;2)+POWER(0.29999999999999999;2))" office:value-type="float" office:value="0.39331920878594273">
            <text:p>0.3933192</text:p>
          </table:table-cell>
          <table:table-cell table:style-name="ACE-51" office:value-type="float" office:value="5">
            <text:p>5</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2" office:value-type="string">
            <text:p>(5) East Cork</text:p>
          </table:table-cell>
          <table:table-cell table:style-name="ACE-51" office:value-type="string">
            <text:p>Ballycotton Bay</text:p>
          </table:table-cell>
          <table:table-cell table:style-name="ACE-51" office:value-type="string">
            <text:p>W984 644</text:p>
          </table:table-cell>
          <table:table-cell table:style-name="ACE-53" office:value-type="float" office:value="51.832402390699997">
            <text:p>51.832</text:p>
          </table:table-cell>
          <table:table-cell table:style-name="ACE-53" office:value-type="float" office:value="-8.0239351166000006">
            <text:p>−8.024</text:p>
          </table:table-cell>
          <table:table-cell table:style-name="ACE-51" office:value-type="string">
            <text:p>Q-2384</text:p>
          </table:table-cell>
          <table:table-cell table:style-name="ACE-51" office:value-type="string">
            <text:p>6120±65</text:p>
          </table:table-cell>
          <table:table-cell table:style-name="ACE-51"/>
          <table:table-cell table:style-name="ACE-51" office:value-type="string">
            <text:p>6798-7170</text:p>
          </table:table-cell>
          <table:table-cell table:style-name="ACE-51" table:formula="of:=SUM(6798+7170)/2" office:value-type="float" office:value="6984">
            <text:p>6984</text:p>
          </table:table-cell>
          <table:table-cell table:style-name="ACE-61" table:formula="of:=SUM(6798-7170)/2" office:value-type="float" office:value="-186">
            <text:p>186</text:p>
          </table:table-cell>
          <table:table-cell table:style-name="ACE-51" office:value-type="float" office:value="-2.5230000000000001">
            <text:p>−2.523</text:p>
          </table:table-cell>
          <table:table-cell table:style-name="ACE-65" office:value-type="float" office:value="450">
            <text:p>450</text:p>
          </table:table-cell>
          <table:table-cell table:style-name="ACE-51" office:value-type="string">
            <text:p>Monocot Peat</text:p>
          </table:table-cell>
          <table:table-cell table:style-name="ACE-51" office:value-type="string">
            <text:p>Base of a Monocot Peat which overlies a silty organic</text:p>
          </table:table-cell>
          <table:table-cell table:style-name="ACE-51" office:value-type="string">
            <text:p>Pollen, diatoms</text:p>
          </table:table-cell>
          <table:table-cell table:style-name="ACE-51" office:value-type="string">
            <text:p>MHWST +20cm</text:p>
          </table:table-cell>
          <table:table-cell table:style-name="ACE-51" office:value-type="float" office:value="80">
            <text:p>80</text:p>
          </table:table-cell>
          <table:table-cell table:style-name="ACE-51" office:value-type="string">
            <text:p>Ballycotton </text:p>
          </table:table-cell>
          <table:table-cell table:number-columns-repeated="2" table:style-name="ACE-51"/>
          <table:table-cell table:style-name="ACE-51" office:value-type="float" office:value="1.6299999999999999">
            <text:p>1.63</text:p>
          </table:table-cell>
          <table:table-cell table:style-name="ACE-51" office:value-type="float" office:value="0.63">
            <text:p>0.63</text:p>
          </table:table-cell>
          <table:table-cell table:style-name="ACE-51" office:value-type="float" office:value="-0.27000000000000002">
            <text:p>−0.27</text:p>
          </table:table-cell>
          <table:table-cell table:style-name="ACE-51" office:value-type="float" office:value="-1.3700000000000001">
            <text:p>−1.37</text:p>
          </table:table-cell>
          <table:table-cell table:style-name="ACE-51" office:value-type="float" office:value="-2.27">
            <text:p>−2.27</text:p>
          </table:table-cell>
          <table:table-cell table:style-name="ACE-43"/>
          <table:table-cell table:style-name="ACE-51" table:formula="of:=([.V24]+0.20000000000000001)-[.X24]" office:value-type="float" office:value="2.0999999999999996">
            <text:p>2.1</text:p>
          </table:table-cell>
          <table:table-cell table:style-name="ACE-55" table:formula="of:=([.L24]-[.AB24])" office:value-type="float" office:value="-4.6229999999999993">
            <text:p>−4.62</text:p>
          </table:table-cell>
          <table:table-cell table:style-name="ACE-51" table:formula="of:=SQRT(POWER([.R24]/100;2)+POWER(0.01;2)+POWER(0.01;2)+POWER(0.040000000000000001;2)+POWER(0.02;2)+POWER(0.14999999999999999;2)+POWER(0.29999999999999999;2))" office:value-type="float" office:value="0.86873471209570075">
            <text:p>0.8687347</text:p>
          </table:table-cell>
          <table:table-cell table:style-name="ACE-51" office:value-type="float" office:value="0">
            <text:p>0</text:p>
          </table:table-cell>
          <table:table-cell table:style-name="ACE-51" office:value-type="string">
            <text:p>C</text:p>
          </table:table-cell>
          <table:table-cell table:style-name="ACE-51" office:value-type="string">
            <text:p>Carter et al, (1989)</text:p>
          </table:table-cell>
          <table:table-cell table:number-columns-repeated="223" table:style-name="ACE-51"/>
        </table:table-row>
        <table:table-row table:style-name="AROW-0">
          <table:table-cell table:style-name="ACE-42" office:value-type="string">
            <text:p>(5) East Cork</text:p>
          </table:table-cell>
          <table:table-cell table:style-name="ACE-51" office:value-type="string">
            <text:p>Curlane Bank</text:p>
          </table:table-cell>
          <table:table-cell table:style-name="ACE-51" office:value-type="string">
            <text:p>W794 633</text:p>
          </table:table-cell>
          <table:table-cell table:style-name="ACE-53" office:value-type="float" office:value="51.822138428000002">
            <text:p>51.822</text:p>
          </table:table-cell>
          <table:table-cell table:style-name="ACE-53" office:value-type="float" office:value="-8.2994828946000005">
            <text:p>−8.299</text:p>
          </table:table-cell>
          <table:table-cell table:style-name="ACE-51" office:value-type="string">
            <text:p>Q-2379</text:p>
          </table:table-cell>
          <table:table-cell table:style-name="ACE-51" office:value-type="string">
            <text:p>8200±75</text:p>
          </table:table-cell>
          <table:table-cell table:style-name="ACE-51"/>
          <table:table-cell table:style-name="ACE-51" office:value-type="string">
            <text:p>9006-9403</text:p>
          </table:table-cell>
          <table:table-cell table:style-name="ACE-51" table:formula="of:=SUM(9006+9403)/2" office:value-type="float" office:value="9204.5">
            <text:p>9204.5</text:p>
          </table:table-cell>
          <table:table-cell table:style-name="ACE-61" table:formula="of:=SUM(9006-9403)/2" office:value-type="float" office:value="-198.5">
            <text:p>199</text:p>
          </table:table-cell>
          <table:table-cell table:style-name="ACE-51" office:value-type="float" office:value="-15.462999999999999">
            <text:p>−15.463</text:p>
          </table:table-cell>
          <table:table-cell table:style-name="ACE-65"/>
          <table:table-cell table:style-name="ACE-51" office:value-type="string">
            <text:p>Monocot peat</text:p>
          </table:table-cell>
          <table:table-cell table:style-name="ACE-51" office:value-type="string">
            <text:p>Top of basal peat which is overlain by marine silts, sands and gravels</text:p>
          </table:table-cell>
          <table:table-cell table:style-name="ACE-51" office:value-type="string">
            <text:p>Diatoms</text:p>
          </table:table-cell>
          <table:table-cell table:style-name="ACE-51" office:value-type="string">
            <text:p>MHWST</text:p>
          </table:table-cell>
          <table:table-cell table:style-name="ACE-51" office:value-type="float" office:value="100">
            <text:p>100</text:p>
          </table:table-cell>
          <table:table-cell table:style-name="ACE-51" office:value-type="string">
            <text:p>Ringaskiddy</text:p>
          </table:table-cell>
          <table:table-cell table:number-columns-repeated="2" table:style-name="ACE-51"/>
          <table:table-cell table:style-name="ACE-51" office:value-type="float" office:value="1.73">
            <text:p>1.73</text:p>
          </table:table-cell>
          <table:table-cell table:style-name="ACE-51" office:value-type="float" office:value="0.72999999999999998">
            <text:p>0.73</text:p>
          </table:table-cell>
          <table:table-cell table:style-name="ACE-51" office:value-type="float" office:value="-0.22">
            <text:p>−0.22</text:p>
          </table:table-cell>
          <table:table-cell table:style-name="ACE-51" office:value-type="float" office:value="-1.1699999999999999">
            <text:p>−1.17</text:p>
          </table:table-cell>
          <table:table-cell table:style-name="ACE-51" office:value-type="float" office:value="-2.0699999999999998">
            <text:p>−2.07</text:p>
          </table:table-cell>
          <table:table-cell table:style-name="ACE-43"/>
          <table:table-cell table:style-name="ACE-51" table:formula="of:=([.V25]-[.X25])" office:value-type="float" office:value="1.95">
            <text:p>1.95</text:p>
          </table:table-cell>
          <table:table-cell table:style-name="ACE-55" table:formula="of:=([.L25]-[.AB25])" office:value-type="float" office:value="-17.413">
            <text:p>−17.41</text:p>
          </table:table-cell>
          <table:table-cell table:style-name="ACE-51" table:formula="of:=SQRT(POWER([.R25]/100;2)+POWER(0.01;2)+POWER(0.01;2)+POWER(0.040000000000000001;2)+POWER(0.02;2)+POWER(0.14999999999999999;2)+POWER(0.29999999999999999;2))" office:value-type="float" office:value="1.0557935404235053">
            <text:p>1.0557935</text:p>
          </table:table-cell>
          <table:table-cell table:style-name="ACE-51" office:value-type="float" office:value="0">
            <text:p>0</text:p>
          </table:table-cell>
          <table:table-cell table:style-name="ACE-51"/>
          <table:table-cell table:style-name="ACE-51" office:value-type="string">
            <text:p>Carter et al, (1989)</text:p>
          </table:table-cell>
          <table:table-cell table:number-columns-repeated="223" table:style-name="ACE-51"/>
        </table:table-row>
        <table:table-row table:style-name="AROW-0">
          <table:table-cell table:style-name="ACE-45" office:value-type="string">
            <text:p><text:a xlink:type="simple" xlink:actuate="onRequest" xlink:href="#">(6) West Cork</text:a></text:p>
          </table:table-cell>
          <table:table-cell table:style-name="ACE-51" office:value-type="string">
            <text:p>Long Strand, (Rosscarbery Bay)</text:p>
          </table:table-cell>
          <table:table-cell table:style-name="ACE-51"/>
          <table:table-cell table:style-name="ACE-53" office:value-type="float" office:value="51.552999999999997">
            <text:p>51.553</text:p>
          </table:table-cell>
          <table:table-cell table:style-name="ACE-53" office:value-type="float" office:value="-8.952">
            <text:p>−8.952</text:p>
          </table:table-cell>
          <table:table-cell table:style-name="ACE-51" office:value-type="string">
            <text:p>Beta-58621</text:p>
          </table:table-cell>
          <table:table-cell table:style-name="ACE-51" office:value-type="string">
            <text:p>310±70</text:p>
          </table:table-cell>
          <table:table-cell table:style-name="ACE-51"/>
          <table:table-cell table:style-name="ACE-51" office:value-type="string">
            <text:p>0-509</text:p>
          </table:table-cell>
          <table:table-cell table:style-name="ACE-51" table:formula="of:=SUM(0+509)/2" office:value-type="float" office:value="254.5">
            <text:p>254.5</text:p>
          </table:table-cell>
          <table:table-cell table:style-name="ACE-61" table:formula="of:=SUM(0-509)/2" office:value-type="float" office:value="-254.5">
            <text:p>255</text:p>
          </table:table-cell>
          <table:table-cell table:style-name="ACE-51" office:value-type="float" office:value="-0.193">
            <text:p>−0.193</text:p>
          </table:table-cell>
          <table:table-cell table:style-name="ACE-65"/>
          <table:table-cell table:style-name="ACE-51" office:value-type="string">
            <text:p>Reedswamp Peat</text:p>
          </table:table-cell>
          <table:table-cell table:style-name="ACE-51" office:value-type="string">
            <text:p>Top</text:p>
          </table:table-cell>
          <table:table-cell table:style-name="ACE-51" office:value-type="string">
            <text:p>Diatoms and Pollen</text:p>
          </table:table-cell>
          <table:table-cell table:style-name="ACE-51" office:value-type="string">
            <text:p>MHWST -20cm</text:p>
          </table:table-cell>
          <table:table-cell table:style-name="ACE-51" office:value-type="float" office:value="40">
            <text:p>40</text:p>
          </table:table-cell>
          <table:table-cell table:style-name="ACE-51" office:value-type="string">
            <text:p>Rosscarbery Bay</text:p>
          </table:table-cell>
          <table:table-cell table:style-name="ACE-51"/>
          <table:table-cell table:style-name="ACE-51" office:value-type="float" office:value="1.71">
            <text:p>1.71</text:p>
          </table:table-cell>
          <table:table-cell table:style-name="ACE-51" office:value-type="float" office:value="1.4299999999999999">
            <text:p>1.43</text:p>
          </table:table-cell>
          <table:table-cell table:style-name="ACE-51" office:value-type="float" office:value="0.68000000000000005">
            <text:p>0.68</text:p>
          </table:table-cell>
          <table:table-cell table:style-name="ACE-51" office:value-type="float" office:value="-0.14999999999999999">
            <text:p>−0.15</text:p>
          </table:table-cell>
          <table:table-cell table:style-name="ACE-51" office:value-type="float" office:value="-0.98999999999999999">
            <text:p>−0.99</text:p>
          </table:table-cell>
          <table:table-cell table:style-name="ACE-51" office:value-type="float" office:value="-1.72">
            <text:p>−1.72</text:p>
          </table:table-cell>
          <table:table-cell table:style-name="ACE-51" office:value-type="float" office:value="-2.1800000000000002">
            <text:p>−2.18</text:p>
          </table:table-cell>
          <table:table-cell table:style-name="ACE-51" table:formula="of:=([.V26]-0.20000000000000001)-[.X26]" office:value-type="float" office:value="1.3799999999999999">
            <text:p>1.38</text:p>
          </table:table-cell>
          <table:table-cell table:style-name="ACE-55" table:formula="of:=([.L26]-[.AB26])" office:value-type="float" office:value="-1.573">
            <text:p>−1.57</text:p>
          </table:table-cell>
          <table:table-cell table:style-name="ACE-51" table:formula="of:=SQRT(POWER([.R26]/100;2)+POWER(0.01;2)+POWER(0.01;2)+POWER(0.040000000000000001;2)+POWER(0.02;2)+POWER(0.14999999999999999;2)+POWER(0.29999999999999999;2))" office:value-type="float" office:value="0.52411830725514641">
            <text:p>0.5241183</text:p>
          </table:table-cell>
          <table:table-cell table:style-name="ACE-51" office:value-type="float" office:value="1">
            <text:p>1</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6" office:value-type="string">
            <text:p><text:a xlink:type="simple" xlink:actuate="onRequest" xlink:href="#">(6) West Cork</text:a></text:p>
          </table:table-cell>
          <table:table-cell table:style-name="ACE-51" office:value-type="string">
            <text:p>Owenahincha, Rosscarbery Bay</text:p>
          </table:table-cell>
          <table:table-cell table:style-name="ACE-51"/>
          <table:table-cell table:style-name="ACE-53" office:value-type="float" office:value="51.566000000000003">
            <text:p>51.566</text:p>
          </table:table-cell>
          <table:table-cell table:style-name="ACE-53" office:value-type="float" office:value="-8.9969999999999999">
            <text:p>−8.997</text:p>
          </table:table-cell>
          <table:table-cell table:style-name="ACE-51" office:value-type="string">
            <text:p>Q-2767</text:p>
          </table:table-cell>
          <table:table-cell table:style-name="ACE-51" office:value-type="string">
            <text:p>315±50</text:p>
          </table:table-cell>
          <table:table-cell table:style-name="ACE-51"/>
          <table:table-cell table:style-name="ACE-51" office:value-type="string">
            <text:p>291-493</text:p>
          </table:table-cell>
          <table:table-cell table:style-name="ACE-51" table:formula="of:=SUM(291+493)/2" office:value-type="float" office:value="392">
            <text:p>392</text:p>
          </table:table-cell>
          <table:table-cell table:style-name="ACE-61" table:formula="of:=SUM(291-493)/2" office:value-type="float" office:value="-101">
            <text:p>101</text:p>
          </table:table-cell>
          <table:table-cell table:style-name="ACE-51" office:value-type="float" office:value="1.5469999999999999">
            <text:p>1.547</text:p>
          </table:table-cell>
          <table:table-cell table:style-name="ACE-65"/>
          <table:table-cell table:style-name="ACE-51" office:value-type="string">
            <text:p>Reedswamp Peat</text:p>
          </table:table-cell>
          <table:table-cell table:style-name="ACE-51" office:value-type="string">
            <text:p>Top</text:p>
          </table:table-cell>
          <table:table-cell table:style-name="ACE-51" office:value-type="string">
            <text:p>Diatoms and Pollen</text:p>
          </table:table-cell>
          <table:table-cell table:style-name="ACE-51" office:value-type="string">
            <text:p>((HAT + MHWST)/2)-20</text:p>
          </table:table-cell>
          <table:table-cell table:style-name="ACE-51" office:value-type="float" office:value="40">
            <text:p>40</text:p>
          </table:table-cell>
          <table:table-cell table:style-name="ACE-51" office:value-type="string">
            <text:p>Rosscarbery Bay</text:p>
          </table:table-cell>
          <table:table-cell table:style-name="ACE-51"/>
          <table:table-cell table:style-name="ACE-51" office:value-type="float" office:value="1.71">
            <text:p>1.71</text:p>
          </table:table-cell>
          <table:table-cell table:style-name="ACE-51" office:value-type="float" office:value="1.4299999999999999">
            <text:p>1.43</text:p>
          </table:table-cell>
          <table:table-cell table:style-name="ACE-51" office:value-type="float" office:value="0.68000000000000005">
            <text:p>0.68</text:p>
          </table:table-cell>
          <table:table-cell table:style-name="ACE-51" office:value-type="float" office:value="-0.14999999999999999">
            <text:p>−0.15</text:p>
          </table:table-cell>
          <table:table-cell table:style-name="ACE-51" office:value-type="float" office:value="-0.98999999999999999">
            <text:p>−0.99</text:p>
          </table:table-cell>
          <table:table-cell table:style-name="ACE-51" office:value-type="float" office:value="-1.72">
            <text:p>−1.72</text:p>
          </table:table-cell>
          <table:table-cell table:style-name="ACE-51" office:value-type="float" office:value="-2.1800000000000002">
            <text:p>−2.18</text:p>
          </table:table-cell>
          <table:table-cell table:style-name="ACE-51" table:formula="of:=((1/2*([.U27]+[.V27]))-0.20000000000000001)-[.X27]" office:value-type="float" office:value="1.5199999999999998">
            <text:p>1.52</text:p>
          </table:table-cell>
          <table:table-cell table:style-name="ACE-55" table:formula="of:=([.L27]-[.AB27])" office:value-type="float" office:value="0.027000000000000135">
            <text:p>0.03</text:p>
          </table:table-cell>
          <table:table-cell table:style-name="ACE-51" table:formula="of:=SQRT(POWER([.R27]/100;2)+POWER(0.01;2)+POWER(0.01;2)+POWER(0.040000000000000001;2)+POWER(0.02;2)+POWER(0.14999999999999999;2)+POWER(0.29999999999999999;2))" office:value-type="float" office:value="0.52411830725514641">
            <text:p>0.5241183</text:p>
          </table:table-cell>
          <table:table-cell table:style-name="ACE-51" office:value-type="float" office:value="2">
            <text:p>2</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6" office:value-type="string">
            <text:p><text:a xlink:type="simple" xlink:actuate="onRequest" xlink:href="#">(6) West Cork</text:a></text:p>
          </table:table-cell>
          <table:table-cell table:style-name="ACE-51" office:value-type="string">
            <text:p>Long Strand, (Rosscarbery Bay)</text:p>
          </table:table-cell>
          <table:table-cell table:style-name="ACE-51"/>
          <table:table-cell table:style-name="ACE-53" office:value-type="float" office:value="51.552999999999997">
            <text:p>51.553</text:p>
          </table:table-cell>
          <table:table-cell table:style-name="ACE-53" office:value-type="float" office:value="-8.952">
            <text:p>−8.952</text:p>
          </table:table-cell>
          <table:table-cell table:style-name="ACE-51" office:value-type="string">
            <text:p>Beta-58620</text:p>
          </table:table-cell>
          <table:table-cell table:style-name="ACE-51" office:value-type="string">
            <text:p>350±60</text:p>
          </table:table-cell>
          <table:table-cell table:style-name="ACE-51"/>
          <table:table-cell table:style-name="ACE-51" office:value-type="string">
            <text:p>302-506</text:p>
          </table:table-cell>
          <table:table-cell table:style-name="ACE-51" table:formula="of:=SUM(302+506)/2" office:value-type="float" office:value="404">
            <text:p>404</text:p>
          </table:table-cell>
          <table:table-cell table:style-name="ACE-61" table:formula="of:=SUM(302-506)/2" office:value-type="float" office:value="-102">
            <text:p>102</text:p>
          </table:table-cell>
          <table:table-cell table:style-name="ACE-51" office:value-type="float" office:value="-0.64300000000000002">
            <text:p>−0.643</text:p>
          </table:table-cell>
          <table:table-cell table:style-name="ACE-65"/>
          <table:table-cell table:style-name="ACE-51" office:value-type="string">
            <text:p>Reedswamp Peat</text:p>
          </table:table-cell>
          <table:table-cell table:style-name="ACE-51" office:value-type="string">
            <text:p>Base</text:p>
          </table:table-cell>
          <table:table-cell table:style-name="ACE-51" office:value-type="string">
            <text:p>Diatoms and Pollen</text:p>
          </table:table-cell>
          <table:table-cell table:style-name="ACE-51" office:value-type="string">
            <text:p>((HAT + MHWST)/2)-20</text:p>
          </table:table-cell>
          <table:table-cell table:style-name="ACE-51" office:value-type="float" office:value="20">
            <text:p>20</text:p>
          </table:table-cell>
          <table:table-cell table:style-name="ACE-51" office:value-type="string">
            <text:p>Rosscarbery Bay</text:p>
          </table:table-cell>
          <table:table-cell table:style-name="ACE-51"/>
          <table:table-cell table:style-name="ACE-51" office:value-type="float" office:value="1.71">
            <text:p>1.71</text:p>
          </table:table-cell>
          <table:table-cell table:style-name="ACE-51" office:value-type="float" office:value="1.4299999999999999">
            <text:p>1.43</text:p>
          </table:table-cell>
          <table:table-cell table:style-name="ACE-51" office:value-type="float" office:value="0.68000000000000005">
            <text:p>0.68</text:p>
          </table:table-cell>
          <table:table-cell table:style-name="ACE-51" office:value-type="float" office:value="-0.14999999999999999">
            <text:p>−0.15</text:p>
          </table:table-cell>
          <table:table-cell table:style-name="ACE-51" office:value-type="float" office:value="-0.98999999999999999">
            <text:p>−0.99</text:p>
          </table:table-cell>
          <table:table-cell table:style-name="ACE-51" office:value-type="float" office:value="-1.72">
            <text:p>−1.72</text:p>
          </table:table-cell>
          <table:table-cell table:style-name="ACE-51" office:value-type="float" office:value="-2.1800000000000002">
            <text:p>−2.18</text:p>
          </table:table-cell>
          <table:table-cell table:style-name="ACE-51" table:formula="of:=((1/2*([.U28]+[.V28]))-0.20000000000000001)-[.X28]" office:value-type="float" office:value="1.5199999999999998">
            <text:p>1.52</text:p>
          </table:table-cell>
          <table:table-cell table:style-name="ACE-55" table:formula="of:=([.L28]-[.AB28])" office:value-type="float" office:value="-2.1629999999999998">
            <text:p>−2.16</text:p>
          </table:table-cell>
          <table:table-cell table:style-name="ACE-51" table:formula="of:=SQRT(POWER([.R28]/100;2)+POWER(0.01;2)+POWER(0.01;2)+POWER(0.040000000000000001;2)+POWER(0.02;2)+POWER(0.14999999999999999;2)+POWER(0.29999999999999999;2))" office:value-type="float" office:value="0.39331920878594273">
            <text:p>0.3933192</text:p>
          </table:table-cell>
          <table:table-cell table:style-name="ACE-51" office:value-type="float" office:value="5">
            <text:p>5</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6" office:value-type="string">
            <text:p><text:a xlink:type="simple" xlink:actuate="onRequest" xlink:href="#">(6) West Cork</text:a></text:p>
          </table:table-cell>
          <table:table-cell table:style-name="ACE-51" office:value-type="string">
            <text:p>Owenahincha, Rosscarbery Bay</text:p>
          </table:table-cell>
          <table:table-cell table:style-name="ACE-51"/>
          <table:table-cell table:style-name="ACE-53" office:value-type="float" office:value="51.566000000000003">
            <text:p>51.566</text:p>
          </table:table-cell>
          <table:table-cell table:style-name="ACE-53" office:value-type="float" office:value="-8.9969999999999999">
            <text:p>−8.997</text:p>
          </table:table-cell>
          <table:table-cell table:style-name="ACE-51" office:value-type="string">
            <text:p>Q-2768</text:p>
          </table:table-cell>
          <table:table-cell table:style-name="ACE-51" office:value-type="string">
            <text:p>1195±45</text:p>
          </table:table-cell>
          <table:table-cell table:style-name="ACE-51"/>
          <table:table-cell table:style-name="ACE-51" office:value-type="string">
            <text:p>984-1260</text:p>
          </table:table-cell>
          <table:table-cell table:style-name="ACE-51" table:formula="of:=SUM(984+1260)/2" office:value-type="float" office:value="1122">
            <text:p>1122</text:p>
          </table:table-cell>
          <table:table-cell table:style-name="ACE-61" table:formula="of:=SUM(984-1260)/2" office:value-type="float" office:value="-138">
            <text:p>138</text:p>
          </table:table-cell>
          <table:table-cell table:style-name="ACE-51" office:value-type="float" office:value="1.0569999999999999">
            <text:p>1.057</text:p>
          </table:table-cell>
          <table:table-cell table:style-name="ACE-65"/>
          <table:table-cell table:style-name="ACE-51" office:value-type="string">
            <text:p>Reedswamp Peat</text:p>
          </table:table-cell>
          <table:table-cell table:style-name="ACE-51" office:value-type="string">
            <text:p>Base</text:p>
          </table:table-cell>
          <table:table-cell table:style-name="ACE-51" office:value-type="string">
            <text:p>Diatoms and Pollen</text:p>
          </table:table-cell>
          <table:table-cell table:style-name="ACE-51" office:value-type="string">
            <text:p>((HAT + MHWST)/2)-20</text:p>
          </table:table-cell>
          <table:table-cell table:style-name="ACE-51" office:value-type="float" office:value="40">
            <text:p>40</text:p>
          </table:table-cell>
          <table:table-cell table:style-name="ACE-51" office:value-type="string">
            <text:p>Rosscarbery Bay</text:p>
          </table:table-cell>
          <table:table-cell table:style-name="ACE-51"/>
          <table:table-cell table:style-name="ACE-51" office:value-type="float" office:value="1.71">
            <text:p>1.71</text:p>
          </table:table-cell>
          <table:table-cell table:style-name="ACE-51" office:value-type="float" office:value="1.4299999999999999">
            <text:p>1.43</text:p>
          </table:table-cell>
          <table:table-cell table:style-name="ACE-51" office:value-type="float" office:value="0.68000000000000005">
            <text:p>0.68</text:p>
          </table:table-cell>
          <table:table-cell table:style-name="ACE-51" office:value-type="float" office:value="-0.14999999999999999">
            <text:p>−0.15</text:p>
          </table:table-cell>
          <table:table-cell table:style-name="ACE-51" office:value-type="float" office:value="-0.98999999999999999">
            <text:p>−0.99</text:p>
          </table:table-cell>
          <table:table-cell table:style-name="ACE-51" office:value-type="float" office:value="-1.72">
            <text:p>−1.72</text:p>
          </table:table-cell>
          <table:table-cell table:style-name="ACE-51" office:value-type="float" office:value="-2.1800000000000002">
            <text:p>−2.18</text:p>
          </table:table-cell>
          <table:table-cell table:style-name="ACE-51" table:formula="of:=((1/2*([.U29]+[.V29]))-0.20000000000000001)-[.X29]" office:value-type="float" office:value="1.5199999999999998">
            <text:p>1.52</text:p>
          </table:table-cell>
          <table:table-cell table:style-name="ACE-55" table:formula="of:=([.L29]-[.AB29])" office:value-type="float" office:value="-0.46299999999999986">
            <text:p>−0.46</text:p>
          </table:table-cell>
          <table:table-cell table:style-name="ACE-51" table:formula="of:=SQRT(POWER([.R29]/100;2)+POWER(0.01;2)+POWER(0.01;2)+POWER(0.040000000000000001;2)+POWER(0.02;2)+POWER(0.14999999999999999;2)+POWER(0.29999999999999999;2))" office:value-type="float" office:value="0.52411830725514641">
            <text:p>0.5241183</text:p>
          </table:table-cell>
          <table:table-cell table:style-name="ACE-51" office:value-type="float" office:value="6">
            <text:p>6</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6" office:value-type="string">
            <text:p><text:a xlink:type="simple" xlink:actuate="onRequest" xlink:href="#">(6) West Cork</text:a></text:p>
          </table:table-cell>
          <table:table-cell table:style-name="ACE-51" office:value-type="string">
            <text:p>Timoleague (Co. Cork)</text:p>
          </table:table-cell>
          <table:table-cell table:style-name="ACE-51"/>
          <table:table-cell table:style-name="ACE-53" office:value-type="float" office:value="51.643000000000001">
            <text:p>51.643</text:p>
          </table:table-cell>
          <table:table-cell table:style-name="ACE-53" office:value-type="float" office:value="-8.7620000000000005">
            <text:p>−8.762</text:p>
          </table:table-cell>
          <table:table-cell table:style-name="ACE-51" office:value-type="string">
            <text:p>Beta</text:p>
          </table:table-cell>
          <table:table-cell table:style-name="ACE-51" office:value-type="string">
            <text:p>1690±70</text:p>
          </table:table-cell>
          <table:table-cell table:style-name="ACE-51"/>
          <table:table-cell table:style-name="ACE-51" office:value-type="string">
            <text:p>1411-1807</text:p>
          </table:table-cell>
          <table:table-cell table:style-name="ACE-51" table:formula="of:=SUM(1411+1807)/2" office:value-type="float" office:value="1609">
            <text:p>1609</text:p>
          </table:table-cell>
          <table:table-cell table:style-name="ACE-61" table:formula="of:=SUM(1411-1807)/2" office:value-type="float" office:value="-198">
            <text:p>198</text:p>
          </table:table-cell>
          <table:table-cell table:style-name="ACE-51" office:value-type="float" office:value="0.83700000000000008">
            <text:p>0.837</text:p>
          </table:table-cell>
          <table:table-cell table:style-name="ACE-65" office:value-type="float" office:value="80">
            <text:p>80</text:p>
          </table:table-cell>
          <table:table-cell table:style-name="ACE-51" office:value-type="string">
            <text:p>Monocot peat</text:p>
          </table:table-cell>
          <table:table-cell table:style-name="ACE-51" office:value-type="string">
            <text:p>Top</text:p>
          </table:table-cell>
          <table:table-cell table:style-name="ACE-51" office:value-type="string">
            <text:p>Diatoms</text:p>
          </table:table-cell>
          <table:table-cell table:style-name="ACE-51" office:value-type="string">
            <text:p>MHWST-20</text:p>
          </table:table-cell>
          <table:table-cell table:style-name="ACE-51" office:value-type="float" office:value="20">
            <text:p>20</text:p>
          </table:table-cell>
          <table:table-cell table:style-name="ACE-51" office:value-type="string">
            <text:p>Courtmacsherry</text:p>
          </table:table-cell>
          <table:table-cell table:style-name="ACE-51"/>
          <table:table-cell table:style-name="ACE-51" table:formula="of:=(4.0999999999999996+0.16)+-2.7000000000000002" office:value-type="float" office:value="1.5599999999999996">
            <text:p>1.56</text:p>
          </table:table-cell>
          <table:table-cell table:style-name="ACE-51" table:formula="of:=(3.7999999999999998+0.16)+-2.7000000000000002" office:value-type="float" office:value="1.2599999999999998">
            <text:p>1.26</text:p>
          </table:table-cell>
          <table:table-cell table:style-name="ACE-51" office:value-type="float" office:value="0.33000000000000002">
            <text:p>0.33</text:p>
          </table:table-cell>
          <table:table-cell table:style-name="ACE-41" table:formula="of:=([.V30]+[.W30]+[.Y30]+[.Z30])/4" office:value-type="float" office:value="-0.53750000000000009">
            <text:p>−0.538</text:p>
          </table:table-cell>
          <table:table-cell table:style-name="ACE-51" office:value-type="float" office:value="-1.47">
            <text:p>−1.47</text:p>
          </table:table-cell>
          <table:table-cell table:style-name="ACE-51" office:value-type="float" office:value="-2.27">
            <text:p>−2.27</text:p>
          </table:table-cell>
          <table:table-cell table:style-name="ACE-51"/>
          <table:table-cell table:style-name="ACE-51" table:formula="of:=([.V30]-0.20000000000000001)-[.X30]" office:value-type="float" office:value="1.5974999999999999">
            <text:p>1.5975</text:p>
          </table:table-cell>
          <table:table-cell table:style-name="ACE-55" table:formula="of:=[.L30]-[.AB30]" office:value-type="float" office:value="-0.76049999999999984">
            <text:p>−0.76</text:p>
          </table:table-cell>
          <table:table-cell table:style-name="ACE-51" table:formula="of:=SQRT(POWER([.R30]/100;2)+POWER(0.01;2)+POWER(0.01;2)+POWER(0.040000000000000001;2)+POWER(0.02;2)+POWER(0.14999999999999999;2)+POWER(0.29999999999999999;2))" office:value-type="float" office:value="0.39331920878594273">
            <text:p>0.3933192</text:p>
          </table:table-cell>
          <table:table-cell table:style-name="ACE-51" office:value-type="float" office:value="0">
            <text:p>0</text:p>
          </table:table-cell>
          <table:table-cell table:style-name="ACE-51" office:value-type="string">
            <text:p>C</text:p>
          </table:table-cell>
          <table:table-cell table:style-name="ACE-51" office:value-type="string">
            <text:p>Devoy et al, (2004)</text:p>
          </table:table-cell>
          <table:table-cell table:number-columns-repeated="223" table:style-name="ACE-51"/>
        </table:table-row>
        <table:table-row table:style-name="AROW-0">
          <table:table-cell table:style-name="ACE-46" office:value-type="string">
            <text:p><text:a xlink:type="simple" xlink:actuate="onRequest" xlink:href="#">(6) West Cork</text:a></text:p>
          </table:table-cell>
          <table:table-cell table:style-name="ACE-51" office:value-type="string">
            <text:p>Timoleague (Co. Cork)</text:p>
          </table:table-cell>
          <table:table-cell table:style-name="ACE-51"/>
          <table:table-cell table:style-name="ACE-53" office:value-type="float" office:value="51.643000000000001">
            <text:p>51.643</text:p>
          </table:table-cell>
          <table:table-cell table:style-name="ACE-53" office:value-type="float" office:value="-8.7620000000000005">
            <text:p>−8.762</text:p>
          </table:table-cell>
          <table:table-cell table:style-name="ACE-51" office:value-type="string">
            <text:p>Beta</text:p>
          </table:table-cell>
          <table:table-cell table:style-name="ACE-51" office:value-type="string">
            <text:p>2940±60</text:p>
          </table:table-cell>
          <table:table-cell table:style-name="ACE-51"/>
          <table:table-cell table:style-name="ACE-51" office:value-type="string">
            <text:p>2927-3322</text:p>
          </table:table-cell>
          <table:table-cell table:style-name="ACE-51" table:formula="of:=SUM(2927+3322)/2" office:value-type="float" office:value="3124.5">
            <text:p>3124.5</text:p>
          </table:table-cell>
          <table:table-cell table:style-name="ACE-61" table:formula="of:=SUM(2927-3322)/2" office:value-type="float" office:value="-197.5">
            <text:p>198</text:p>
          </table:table-cell>
          <table:table-cell table:style-name="ACE-51" office:value-type="float" office:value="-0.59299999999999997">
            <text:p>−0.593</text:p>
          </table:table-cell>
          <table:table-cell table:style-name="ACE-65" office:value-type="float" office:value="220">
            <text:p>220</text:p>
          </table:table-cell>
          <table:table-cell table:style-name="ACE-51" office:value-type="string">
            <text:p>Monocot peat</text:p>
          </table:table-cell>
          <table:table-cell table:style-name="ACE-51" office:value-type="string">
            <text:p>Base</text:p>
          </table:table-cell>
          <table:table-cell table:style-name="ACE-51" office:value-type="string">
            <text:p>Diatoms</text:p>
          </table:table-cell>
          <table:table-cell table:style-name="ACE-51" office:value-type="string">
            <text:p>((HAT + MHWST)/2)-20</text:p>
          </table:table-cell>
          <table:table-cell table:style-name="ACE-51" office:value-type="float" office:value="20">
            <text:p>20</text:p>
          </table:table-cell>
          <table:table-cell table:style-name="ACE-51" office:value-type="string">
            <text:p>Courtmacsherry</text:p>
          </table:table-cell>
          <table:table-cell table:style-name="ACE-51"/>
          <table:table-cell table:style-name="ACE-51" table:formula="of:=(4.0999999999999996+0.16)+-2.7000000000000002" office:value-type="float" office:value="1.5599999999999996">
            <text:p>1.56</text:p>
          </table:table-cell>
          <table:table-cell table:style-name="ACE-51" table:formula="of:=(3.7999999999999998+0.16)+-2.7000000000000002" office:value-type="float" office:value="1.2599999999999998">
            <text:p>1.26</text:p>
          </table:table-cell>
          <table:table-cell table:style-name="ACE-51" office:value-type="float" office:value="0.33000000000000002">
            <text:p>0.33</text:p>
          </table:table-cell>
          <table:table-cell table:style-name="ACE-41" table:formula="of:=([.V31]+[.W31]+[.Y31]+[.Z31])/4" office:value-type="float" office:value="-0.53750000000000009">
            <text:p>−0.538</text:p>
          </table:table-cell>
          <table:table-cell table:style-name="ACE-51" office:value-type="float" office:value="-1.47">
            <text:p>−1.47</text:p>
          </table:table-cell>
          <table:table-cell table:style-name="ACE-51" office:value-type="float" office:value="-2.27">
            <text:p>−2.27</text:p>
          </table:table-cell>
          <table:table-cell table:style-name="ACE-51"/>
          <table:table-cell table:style-name="ACE-51" table:formula="of:=((1/2*(1.53+[.V31]))-0.20000000000000001)-[.X31]" office:value-type="float" office:value="1.7325000000000002">
            <text:p>1.7325</text:p>
          </table:table-cell>
          <table:table-cell table:style-name="ACE-55" table:formula="of:=[.L31]-[.AB31]" office:value-type="float" office:value="-2.3254999999999999">
            <text:p>−2.33</text:p>
          </table:table-cell>
          <table:table-cell table:style-name="ACE-51" table:formula="of:=SQRT(POWER([.R31]/100;2)+POWER(0.01;2)+POWER(0.01;2)+POWER(0.040000000000000001;2)+POWER(0.02;2)+POWER(0.14999999999999999;2)+POWER(0.29999999999999999;2))" office:value-type="float" office:value="0.39331920878594273">
            <text:p>0.3933192</text:p>
          </table:table-cell>
          <table:table-cell table:style-name="ACE-51" office:value-type="float" office:value="0">
            <text:p>0</text:p>
          </table:table-cell>
          <table:table-cell table:style-name="ACE-51" office:value-type="string">
            <text:p>C</text:p>
          </table:table-cell>
          <table:table-cell table:style-name="ACE-51" office:value-type="string">
            <text:p>Devoy et al, (2004)</text:p>
          </table:table-cell>
          <table:table-cell table:number-columns-repeated="223" table:style-name="ACE-51"/>
        </table:table-row>
        <table:table-row table:style-name="AROW-0">
          <table:table-cell table:style-name="ACE-46" office:value-type="string">
            <text:p><text:a xlink:type="simple" xlink:actuate="onRequest" xlink:href="#">(6) West Cork</text:a></text:p>
          </table:table-cell>
          <table:table-cell table:style-name="ACE-51" office:value-type="string">
            <text:p>Timoleague (Co. Cork)</text:p>
          </table:table-cell>
          <table:table-cell table:style-name="ACE-51"/>
          <table:table-cell table:style-name="ACE-53" office:value-type="float" office:value="51.643000000000001">
            <text:p>51.643</text:p>
          </table:table-cell>
          <table:table-cell table:style-name="ACE-53" office:value-type="float" office:value="-8.7620000000000005">
            <text:p>−8.762</text:p>
          </table:table-cell>
          <table:table-cell table:style-name="ACE-51" office:value-type="string">
            <text:p>Beta</text:p>
          </table:table-cell>
          <table:table-cell table:style-name="ACE-51" office:value-type="string">
            <text:p>3830±60</text:p>
          </table:table-cell>
          <table:table-cell table:style-name="ACE-51"/>
          <table:table-cell table:style-name="ACE-51" office:value-type="string">
            <text:p>4013-4418</text:p>
          </table:table-cell>
          <table:table-cell table:style-name="ACE-51" table:formula="of:=SUM(4013+4418)/2" office:value-type="float" office:value="4215.5">
            <text:p>4215.5</text:p>
          </table:table-cell>
          <table:table-cell table:style-name="ACE-61" table:formula="of:=SUM(4013-4418)/2" office:value-type="float" office:value="-202.5">
            <text:p>203</text:p>
          </table:table-cell>
          <table:table-cell table:style-name="ACE-51" office:value-type="float" office:value="-1.7830000000000001">
            <text:p>−1.783</text:p>
          </table:table-cell>
          <table:table-cell table:style-name="ACE-65" office:value-type="float" office:value="370">
            <text:p>370</text:p>
          </table:table-cell>
          <table:table-cell table:style-name="ACE-51" office:value-type="string">
            <text:p>Monocot peat</text:p>
          </table:table-cell>
          <table:table-cell table:style-name="ACE-51" office:value-type="string">
            <text:p>Top</text:p>
          </table:table-cell>
          <table:table-cell table:style-name="ACE-51" office:value-type="string">
            <text:p>Diatoms</text:p>
          </table:table-cell>
          <table:table-cell table:style-name="ACE-51" office:value-type="string">
            <text:p>MHWST-20</text:p>
          </table:table-cell>
          <table:table-cell table:style-name="ACE-51" office:value-type="float" office:value="20">
            <text:p>20</text:p>
          </table:table-cell>
          <table:table-cell table:style-name="ACE-51" office:value-type="string">
            <text:p>Courtmacsherry</text:p>
          </table:table-cell>
          <table:table-cell table:style-name="ACE-51"/>
          <table:table-cell table:style-name="ACE-51" table:formula="of:=(4.0999999999999996+0.16)+-2.7000000000000002" office:value-type="float" office:value="1.5599999999999996">
            <text:p>1.56</text:p>
          </table:table-cell>
          <table:table-cell table:style-name="ACE-51" table:formula="of:=(3.7999999999999998+0.16)+-2.7000000000000002" office:value-type="float" office:value="1.2599999999999998">
            <text:p>1.26</text:p>
          </table:table-cell>
          <table:table-cell table:style-name="ACE-51" office:value-type="float" office:value="0.33000000000000002">
            <text:p>0.33</text:p>
          </table:table-cell>
          <table:table-cell table:style-name="ACE-41" table:formula="of:=([.V32]+[.W32]+[.Y32]+[.Z32])/4" office:value-type="float" office:value="-0.53750000000000009">
            <text:p>−0.538</text:p>
          </table:table-cell>
          <table:table-cell table:style-name="ACE-51" office:value-type="float" office:value="-1.47">
            <text:p>−1.47</text:p>
          </table:table-cell>
          <table:table-cell table:style-name="ACE-51" office:value-type="float" office:value="-2.27">
            <text:p>−2.27</text:p>
          </table:table-cell>
          <table:table-cell table:style-name="ACE-51"/>
          <table:table-cell table:style-name="ACE-51" table:formula="of:=([.V32]-0.20000000000000001)-[.X32]" office:value-type="float" office:value="1.5974999999999999">
            <text:p>1.5975</text:p>
          </table:table-cell>
          <table:table-cell table:style-name="ACE-55" table:formula="of:=[.L32]-[.AB32]" office:value-type="float" office:value="-3.3805000000000001">
            <text:p>−3.38</text:p>
          </table:table-cell>
          <table:table-cell table:style-name="ACE-51" table:formula="of:=SQRT(POWER([.R32]/100;2)+POWER(0.01;2)+POWER(0.01;2)+POWER(0.040000000000000001;2)+POWER(0.02;2)+POWER(0.14999999999999999;2)+POWER(0.29999999999999999;2))" office:value-type="float" office:value="0.39331920878594273">
            <text:p>0.3933192</text:p>
          </table:table-cell>
          <table:table-cell table:style-name="ACE-51" office:value-type="float" office:value="0">
            <text:p>0</text:p>
          </table:table-cell>
          <table:table-cell table:style-name="ACE-51" office:value-type="string">
            <text:p>C</text:p>
          </table:table-cell>
          <table:table-cell table:style-name="ACE-51" office:value-type="string">
            <text:p>Devoy et al, (2004)</text:p>
          </table:table-cell>
          <table:table-cell table:number-columns-repeated="223" table:style-name="ACE-51"/>
        </table:table-row>
        <table:table-row table:style-name="AROW-0">
          <table:table-cell table:style-name="ACE-47" office:value-type="string">
            <text:p><text:a xlink:type="simple" xlink:actuate="onRequest" xlink:href="#">(6) West Cork</text:a></text:p>
          </table:table-cell>
          <table:table-cell table:style-name="ACE-51" office:value-type="string">
            <text:p>Lough Ine (Cork)</text:p>
          </table:table-cell>
          <table:table-cell table:style-name="ACE-51" office:value-type="string">
            <text:p>W095 285</text:p>
          </table:table-cell>
          <table:table-cell table:style-name="ACE-53" office:value-type="float" office:value="51.502507165799997">
            <text:p>51.503</text:p>
          </table:table-cell>
          <table:table-cell table:style-name="ACE-53" office:value-type="float" office:value="-9.3040473758999998">
            <text:p>−9.304</text:p>
          </table:table-cell>
          <table:table-cell table:style-name="ACE-51" office:value-type="string">
            <text:p>N/A</text:p>
          </table:table-cell>
          <table:table-cell table:style-name="ACE-56" office:value-type="float" office:value="4000">
            <text:p>4000</text:p>
          </table:table-cell>
          <table:table-cell table:number-columns-repeated="2" table:style-name="ACE-43"/>
          <table:table-cell table:style-name="ACE-56" office:value-type="float" office:value="4500">
            <text:p>4500</text:p>
          </table:table-cell>
          <table:table-cell table:style-name="ACE-62" office:value-type="float" office:value="500">
            <text:p>500</text:p>
          </table:table-cell>
          <table:table-cell table:style-name="ACE-51" office:value-type="float" office:value="-3.7130000000000001">
            <text:p>−3.713</text:p>
          </table:table-cell>
          <table:table-cell table:style-name="ACE-51"/>
          <table:table-cell table:style-name="ACE-51" office:value-type="string">
            <text:p>Banded Lake Muds and Marine Clays (contained in an innundated basin)</text:p>
          </table:table-cell>
          <table:table-cell table:style-name="ACE-51"/>
          <table:table-cell table:style-name="ACE-51" office:value-type="string">
            <text:p>Pollen, Diatoms</text:p>
          </table:table-cell>
          <table:table-cell table:style-name="ACE-51" office:value-type="string">
            <text:p>MHWST</text:p>
          </table:table-cell>
          <table:table-cell table:style-name="ACE-51" office:value-type="float" office:value="100">
            <text:p>100</text:p>
          </table:table-cell>
          <table:table-cell table:style-name="ACE-51" office:value-type="string">
            <text:p>Castletownshend</text:p>
          </table:table-cell>
          <table:table-cell table:style-name="ACE-51" office:value-type="string">
            <text:p>Baltimore</text:p>
          </table:table-cell>
          <table:table-cell table:style-name="ACE-51"/>
          <table:table-cell table:style-name="ACE-51" office:value-type="float" office:value="1.27">
            <text:p>1.27</text:p>
          </table:table-cell>
          <table:table-cell table:style-name="ACE-51" office:value-type="float" office:value="0.62">
            <text:p>0.62</text:p>
          </table:table-cell>
          <table:table-cell table:style-name="ACE-51" office:value-type="float" office:value="-0.17000000000000001">
            <text:p>−0.17</text:p>
          </table:table-cell>
          <table:table-cell table:style-name="ACE-51" office:value-type="float" office:value="-0.93000000000000005">
            <text:p>−0.93</text:p>
          </table:table-cell>
          <table:table-cell table:style-name="ACE-51" office:value-type="float" office:value="-1.6799999999999999">
            <text:p>−1.68</text:p>
          </table:table-cell>
          <table:table-cell table:style-name="ACE-51"/>
          <table:table-cell table:style-name="ACE-51" table:formula="of:=[.X33]" office:value-type="float" office:value="-0.17000000000000001">
            <text:p>−0.17</text:p>
          </table:table-cell>
          <table:table-cell table:style-name="ACE-63" office:value-type="float" office:value="-3.75">
            <text:p>−3.75</text:p>
          </table:table-cell>
          <table:table-cell table:style-name="ACE-51" office:value-type="float" office:value="1">
            <text:p>1</text:p>
          </table:table-cell>
          <table:table-cell table:style-name="ACE-51" office:value-type="float" office:value="0">
            <text:p>0</text:p>
          </table:table-cell>
          <table:table-cell table:style-name="ACE-51"/>
          <table:table-cell table:style-name="ACE-51" office:value-type="string">
            <text:p>Buzer, (1980)</text:p>
          </table:table-cell>
          <table:table-cell table:style-name="ACE-51" office:value-type="string">
            <text:p>Sinnott, (1999)</text:p>
          </table:table-cell>
          <table:table-cell table:number-columns-repeated="222" table:style-name="ACE-51"/>
        </table:table-row>
        <table:table-row table:style-name="AROW-0">
          <table:table-cell table:style-name="ACE-46" office:value-type="string">
            <text:p><text:a xlink:type="simple" xlink:actuate="onRequest" xlink:href="#">(6) West Cork</text:a></text:p>
          </table:table-cell>
          <table:table-cell table:style-name="ACE-51" office:value-type="string">
            <text:p>Owenahincha, Rosscarbery Bay</text:p>
          </table:table-cell>
          <table:table-cell table:style-name="ACE-51"/>
          <table:table-cell table:style-name="ACE-53" office:value-type="float" office:value="51.566000000000003">
            <text:p>51.566</text:p>
          </table:table-cell>
          <table:table-cell table:style-name="ACE-53" office:value-type="float" office:value="-8.9969999999999999">
            <text:p>−8.997</text:p>
          </table:table-cell>
          <table:table-cell table:style-name="ACE-51" office:value-type="string">
            <text:p>Q-2769</text:p>
          </table:table-cell>
          <table:table-cell table:style-name="ACE-51" office:value-type="string">
            <text:p>4205±50</text:p>
          </table:table-cell>
          <table:table-cell table:style-name="ACE-51"/>
          <table:table-cell table:style-name="ACE-51" office:value-type="string">
            <text:p>4581-4854</text:p>
          </table:table-cell>
          <table:table-cell table:style-name="ACE-51" table:formula="of:=SUM(4581+4854)/2" office:value-type="float" office:value="4717.5">
            <text:p>4717.5</text:p>
          </table:table-cell>
          <table:table-cell table:style-name="ACE-61" table:formula="of:=SUM(4581-4854)/2" office:value-type="float" office:value="-136.5">
            <text:p>137</text:p>
          </table:table-cell>
          <table:table-cell table:style-name="ACE-51" office:value-type="float" office:value="-0.16300000000000001">
            <text:p>−0.163</text:p>
          </table:table-cell>
          <table:table-cell table:style-name="ACE-65"/>
          <table:table-cell table:style-name="ACE-51" office:value-type="string">
            <text:p>Reedswamp Peat</text:p>
          </table:table-cell>
          <table:table-cell table:style-name="ACE-51" office:value-type="string">
            <text:p>Top</text:p>
          </table:table-cell>
          <table:table-cell table:style-name="ACE-51" office:value-type="string">
            <text:p>Diatoms and Pollen</text:p>
          </table:table-cell>
          <table:table-cell table:style-name="ACE-51" office:value-type="string">
            <text:p>((HAT + MHWST)/2)-20</text:p>
          </table:table-cell>
          <table:table-cell table:style-name="ACE-51" office:value-type="float" office:value="40">
            <text:p>40</text:p>
          </table:table-cell>
          <table:table-cell table:style-name="ACE-51" office:value-type="string">
            <text:p>Rosscarbery Bay</text:p>
          </table:table-cell>
          <table:table-cell table:style-name="ACE-51"/>
          <table:table-cell table:style-name="ACE-51" office:value-type="float" office:value="1.71">
            <text:p>1.71</text:p>
          </table:table-cell>
          <table:table-cell table:style-name="ACE-51" office:value-type="float" office:value="1.4299999999999999">
            <text:p>1.43</text:p>
          </table:table-cell>
          <table:table-cell table:style-name="ACE-51" office:value-type="float" office:value="0.68000000000000005">
            <text:p>0.68</text:p>
          </table:table-cell>
          <table:table-cell table:style-name="ACE-51" office:value-type="float" office:value="-0.14999999999999999">
            <text:p>−0.15</text:p>
          </table:table-cell>
          <table:table-cell table:style-name="ACE-51" office:value-type="float" office:value="-0.98999999999999999">
            <text:p>−0.99</text:p>
          </table:table-cell>
          <table:table-cell table:style-name="ACE-51" office:value-type="float" office:value="-1.72">
            <text:p>−1.72</text:p>
          </table:table-cell>
          <table:table-cell table:style-name="ACE-51" office:value-type="float" office:value="-2.1800000000000002">
            <text:p>−2.18</text:p>
          </table:table-cell>
          <table:table-cell table:style-name="ACE-51" table:formula="of:=((1/2*([.U34]+[.V34]))-0.20000000000000001)-[.X34]" office:value-type="float" office:value="1.5199999999999998">
            <text:p>1.52</text:p>
          </table:table-cell>
          <table:table-cell table:style-name="ACE-55" table:formula="of:=([.L34]-[.AB34])" office:value-type="float" office:value="-1.6829999999999998">
            <text:p>−1.68</text:p>
          </table:table-cell>
          <table:table-cell table:style-name="ACE-51" table:formula="of:=SQRT(POWER([.R34]/100;2)+POWER(0.01;2)+POWER(0.01;2)+POWER(0.040000000000000001;2)+POWER(0.02;2)+POWER(0.14999999999999999;2)+POWER(0.29999999999999999;2))" office:value-type="float" office:value="0.52411830725514641">
            <text:p>0.5241183</text:p>
          </table:table-cell>
          <table:table-cell table:style-name="ACE-51" office:value-type="float" office:value="2">
            <text:p>2</text:p>
          </table:table-cell>
          <table:table-cell table:style-name="ACE-51" office:value-type="string">
            <text:p>C</text:p>
          </table:table-cell>
          <table:table-cell table:style-name="ACE-51" office:value-type="string">
            <text:p>Sinnott, (1999)</text:p>
          </table:table-cell>
          <table:table-cell table:number-columns-repeated="223" table:style-name="ACE-51"/>
        </table:table-row>
        <table:table-row table:style-name="AROW-0">
          <table:table-cell table:style-name="ACE-46" office:value-type="string">
            <text:p><text:a xlink:type="simple" xlink:actuate="onRequest" xlink:href="#">(6) West Cork</text:a></text:p>
          </table:table-cell>
          <table:table-cell table:style-name="ACE-51" office:value-type="string">
            <text:p>Timoleague (Co. Cork)</text:p>
          </table:table-cell>
          <table:table-cell table:style-name="ACE-51"/>
          <table:table-cell table:style-name="ACE-53" office:value-type="float" office:value="51.643000000000001">
            <text:p>51.643</text:p>
          </table:table-cell>
          <table:table-cell table:style-name="ACE-53" office:value-type="float" office:value="-8.7620000000000005">
            <text:p>−8.762</text:p>
          </table:table-cell>
          <table:table-cell table:style-name="ACE-51" office:value-type="string">
            <text:p>Beta</text:p>
          </table:table-cell>
          <table:table-cell table:style-name="ACE-51" office:value-type="string">
            <text:p>4190±50</text:p>
          </table:table-cell>
          <table:table-cell table:style-name="ACE-51"/>
          <table:table-cell table:style-name="ACE-51" office:value-type="string">
            <text:p>4574-4847</text:p>
          </table:table-cell>
          <table:table-cell table:style-name="ACE-51" table:formula="of:=SUM(4574+4847)/2" office:value-type="float" office:value="4710.5">
            <text:p>4710.5</text:p>
          </table:table-cell>
          <table:table-cell table:style-name="ACE-61" table:formula="of:=SUM(4574-4847)/2" office:value-type="float" office:value="-136.5">
            <text:p>137</text:p>
          </table:table-cell>
          <table:table-cell table:style-name="ACE-51" office:value-type="float" office:value="-2.0230000000000001">
            <text:p>−2.023</text:p>
          </table:table-cell>
          <table:table-cell table:style-name="ACE-65" office:value-type="float" office:value="390">
            <text:p>390</text:p>
          </table:table-cell>
          <table:table-cell table:style-name="ACE-51" office:value-type="string">
            <text:p>Monocot peat</text:p>
          </table:table-cell>
          <table:table-cell table:style-name="ACE-51" office:value-type="string">
            <text:p>Base</text:p>
          </table:table-cell>
          <table:table-cell table:style-name="ACE-51" office:value-type="string">
            <text:p>Diatoms</text:p>
          </table:table-cell>
          <table:table-cell table:style-name="ACE-51" office:value-type="string">
            <text:p>((HAT + MHWST)/2)-20</text:p>
          </table:table-cell>
          <table:table-cell table:style-name="ACE-51" office:value-type="float" office:value="20">
            <text:p>20</text:p>
          </table:table-cell>
          <table:table-cell table:style-name="ACE-51" office:value-type="string">
            <text:p>Courtmacsherry</text:p>
          </table:table-cell>
          <table:table-cell table:style-name="ACE-51"/>
          <table:table-cell table:style-name="ACE-51" table:formula="of:=(4.0999999999999996+0.16)+-2.7000000000000002" office:value-type="float" office:value="1.5599999999999996">
            <text:p>1.56</text:p>
          </table:table-cell>
          <table:table-cell table:style-name="ACE-51" table:formula="of:=(3.7999999999999998+0.16)+-2.7000000000000002" office:value-type="float" office:value="1.2599999999999998">
            <text:p>1.26</text:p>
          </table:table-cell>
          <table:table-cell table:style-name="ACE-51" office:value-type="float" office:value="0.33000000000000002">
            <text:p>0.33</text:p>
          </table:table-cell>
          <table:table-cell table:style-name="ACE-41" table:formula="of:=([.V35]+[.W35]+[.Y35]+[.Z35])/4" office:value-type="float" office:value="-0.53750000000000009">
            <text:p>−0.538</text:p>
          </table:table-cell>
          <table:table-cell table:style-name="ACE-51" office:value-type="float" office:value="-1.47">
            <text:p>−1.47</text:p>
          </table:table-cell>
          <table:table-cell table:style-name="ACE-51" office:value-type="float" office:value="-2.27">
            <text:p>−2.27</text:p>
          </table:table-cell>
          <table:table-cell table:style-name="ACE-51"/>
          <table:table-cell table:style-name="ACE-51" table:formula="of:=((1/2*([.U35]+[.V35]))-0.20000000000000001)-[.X35]" office:value-type="float" office:value="1.7474999999999998">
            <text:p>1.7475</text:p>
          </table:table-cell>
          <table:table-cell table:style-name="ACE-55" table:formula="of:=[.L35]-[.AB35]" office:value-type="float" office:value="-3.7705000000000002">
            <text:p>−3.77</text:p>
          </table:table-cell>
          <table:table-cell table:style-name="ACE-51" table:formula="of:=SQRT(POWER([.R35]/100;2)+POWER(0.01;2)+POWER(0.01;2)+POWER(0.040000000000000001;2)+POWER(0.02;2)+POWER(0.14999999999999999;2)+POWER(0.29999999999999999;2))" office:value-type="float" office:value="0.39331920878594273">
            <text:p>0.3933192</text:p>
          </table:table-cell>
          <table:table-cell table:style-name="ACE-51" office:value-type="float" office:value="0">
            <text:p>0</text:p>
          </table:table-cell>
          <table:table-cell table:style-name="ACE-51" office:value-type="string">
            <text:p>C</text:p>
          </table:table-cell>
          <table:table-cell table:style-name="ACE-51" office:value-type="string">
            <text:p>Devoy et al, (2004)</text:p>
          </table:table-cell>
          <table:table-cell table:number-columns-repeated="223" table:style-name="ACE-51"/>
        </table:table-row>
        <table:table-row table:style-name="AROW-0">
          <table:table-cell table:style-name="ACE-46" office:value-type="string">
            <text:p><text:a xlink:type="simple" xlink:actuate="onRequest" xlink:href="#">(6) West Cork</text:a></text:p>
          </table:table-cell>
          <table:table-cell table:style-name="ACE-51" office:value-type="string">
            <text:p>Timoleague (Co. Cork)</text:p>
          </table:table-cell>
          <table:table-cell table:style-name="ACE-51"/>
          <table:table-cell table:style-name="ACE-53" office:value-type="float" office:value="51.643000000000001">
            <text:p>51.643</text:p>
          </table:table-cell>
          <table:table-cell table:style-name="ACE-53" office:value-type="float" office:value="-8.7620000000000005">
            <text:p>−8.762</text:p>
          </table:table-cell>
          <table:table-cell table:style-name="ACE-51" office:value-type="string">
            <text:p>Beta</text:p>
          </table:table-cell>
          <table:table-cell table:style-name="ACE-51" office:value-type="string">
            <text:p>5040±60</text:p>
          </table:table-cell>
          <table:table-cell table:style-name="ACE-51"/>
          <table:table-cell table:style-name="ACE-51" office:value-type="string">
            <text:p>5655-5911</text:p>
          </table:table-cell>
          <table:table-cell table:style-name="ACE-51" table:formula="of:=SUM(5655+5911)/2" office:value-type="float" office:value="5783">
            <text:p>5783</text:p>
          </table:table-cell>
          <table:table-cell table:style-name="ACE-61" table:formula="of:=SUM(5655-5911)/2" office:value-type="float" office:value="-128">
            <text:p>128</text:p>
          </table:table-cell>
          <table:table-cell table:style-name="ACE-51" office:value-type="float" office:value="-3.3130000000000002">
            <text:p>−3.313</text:p>
          </table:table-cell>
          <table:table-cell table:style-name="ACE-65" office:value-type="float" office:value="490">
            <text:p>490</text:p>
          </table:table-cell>
          <table:table-cell table:style-name="ACE-51" office:value-type="string">
            <text:p>Monocot peat</text:p>
          </table:table-cell>
          <table:table-cell table:style-name="ACE-51" office:value-type="string">
            <text:p>Top</text:p>
          </table:table-cell>
          <table:table-cell table:style-name="ACE-51" office:value-type="string">
            <text:p>Diatoms</text:p>
          </table:table-cell>
          <table:table-cell table:style-name="ACE-51" office:value-type="string">
            <text:p>MHWST-20</text:p>
          </table:table-cell>
          <table:table-cell table:style-name="ACE-51" office:value-type="float" office:value="20">
            <text:p>20</text:p>
          </table:table-cell>
          <table:table-cell table:style-name="ACE-51" office:value-type="string">
            <text:p>Courtmacsherry</text:p>
          </table:table-cell>
          <table:table-cell table:style-name="ACE-51"/>
          <table:table-cell table:style-name="ACE-51" table:formula="of:=(4.0999999999999996+0.16)+-2.7000000000000002" office:value-type="float" office:value="1.5599999999999996">
            <text:p>1.56</text:p>
          </table:table-cell>
          <table:table-cell table:style-name="ACE-51" table:formula="of:=(3.7999999999999998+0.16)+-2.7000000000000002" office:value-type="float" office:value="1.2599999999999998">
            <text:p>1.26</text:p>
          </table:table-cell>
          <table:table-cell table:style-name="ACE-51" office:value-type="float" office:value="0.33000000000000002">
            <text:p>0.33</text:p>
          </table:table-cell>
          <table:table-cell table:style-name="ACE-41" table:formula="of:=([.V36]+[.W36]+[.Y36]+[.Z36])/4" office:value-type="float" office:value="-0.53750000000000009">
            <text:p>−0.538</text:p>
          </table:table-cell>
          <table:table-cell table:style-name="ACE-51" office:value-type="float" office:value="-1.47">
            <text:p>−1.47</text:p>
          </table:table-cell>
          <table:table-cell table:style-name="ACE-51" office:value-type="float" office:value="-2.27">
            <text:p>−2.27</text:p>
          </table:table-cell>
          <table:table-cell table:style-name="ACE-51"/>
          <table:table-cell table:style-name="ACE-51" table:formula="of:=([.V36]-0.20000000000000001)-[.X36]" office:value-type="float" office:value="1.5974999999999999">
            <text:p>1.5975</text:p>
          </table:table-cell>
          <table:table-cell table:style-name="ACE-55" table:formula="of:=[.L36]-[.AB36]" office:value-type="float" office:value="-4.9104999999999999">
            <text:p>−4.91</text:p>
          </table:table-cell>
          <table:table-cell table:style-name="ACE-51" table:formula="of:=SQRT(POWER([.R36]/100;2)+POWER(0.01;2)+POWER(0.01;2)+POWER(0.040000000000000001;2)+POWER(0.02;2)+POWER(0.14999999999999999;2)+POWER(0.29999999999999999;2))" office:value-type="float" office:value="0.39331920878594273">
            <text:p>0.3933192</text:p>
          </table:table-cell>
          <table:table-cell table:style-name="ACE-51" office:value-type="float" office:value="0">
            <text:p>0</text:p>
          </table:table-cell>
          <table:table-cell table:style-name="ACE-51" office:value-type="string">
            <text:p>C</text:p>
          </table:table-cell>
          <table:table-cell table:style-name="ACE-51" office:value-type="string">
            <text:p>Devoy et al, (2004)</text:p>
          </table:table-cell>
          <table:table-cell table:number-columns-repeated="223" table:style-name="ACE-51"/>
        </table:table-row>
        <table:table-row table:style-name="AROW-0">
          <table:table-cell table:style-name="ACE-46" office:value-type="string">
            <text:p><text:a xlink:type="simple" xlink:actuate="onRequest" xlink:href="#">(6) West Cork</text:a></text:p>
          </table:table-cell>
          <table:table-cell table:style-name="ACE-51" office:value-type="string">
            <text:p>Long Strand, (Rosscarbery Bay)</text:p>
          </table:table-cell>
          <table:table-cell table:style-name="ACE-51"/>
          <table:table-cell table:style-name="ACE-53" office:value-type="float" office:value="51.552999999999997">
            <text:p>51.553</text:p>
          </table:table-cell>
          <table:table-cell table:style-name="ACE-53" office:value-type="float" office:value="-8.952">
            <text:p>−8.952</text:p>
          </table:table-cell>
          <table:table-cell table:style-name="ACE-51" office:value-type="string">
            <text:p>Q-2765</text:p>
          </table:table-cell>
          <table:table-cell table:style-name="ACE-51" office:value-type="string">
            <text:p>5370±70</text:p>
          </table:table-cell>
          <table:table-cell table:style-name="ACE-51"/>
          <table:table-cell table:style-name="ACE-51" office:value-type="string">
            <text:p>5955-6294</text:p>
          </table:table-cell>
          <table:table-cell table:style-name="ACE-51" table:formula="of:=SUM(5955+6294)/2" office:value-type="float" office:value="6124.5">
            <text:p>6124.5</text:p>
          </table:table-cell>
          <table:table-cell table:style-name="ACE-61" table:formula="of:=SUM(5955-6294)/2" office:value-type="float" office:value="-169.5">
            <text:p>170</text:p>
          </table:table-cell>
          <table:table-cell table:style-name="ACE-51" office:value-type="float" office:value="-5.2930000000000001">
            <text:p>−5.293</text:p>
          </table:table-cell>
          <table:table-cell table:style-name="ACE-65"/>
          <table:table-cell table:style-name="ACE-51" office:value-type="string">
            <text:p>Wood Peat</text:p>
          </table:table-cell>
          <table:table-cell table:style-name="ACE-51" office:value-type="string">
            <text:p>Basal Peat</text:p>
          </table:table-cell>
          <table:table-cell table:style-name="ACE-51" office:value-type="string">
            <text:p>Diatoms and Pollen</text:p>
          </table:table-cell>
          <table:table-cell table:style-name="ACE-51" office:value-type="string">
            <text:p>MHWST</text:p>
          </table:table-cell>
          <table:table-cell table:style-name="ACE-51" office:value-type="float" office:value="80">
            <text:p>80</text:p>
          </table:table-cell>
          <table:table-cell table:style-name="ACE-51" office:value-type="string">
            <text:p>Rosscarbery Bay</text:p>
          </table:table-cell>
          <table:table-cell table:style-name="ACE-51"/>
          <table:table-cell table:style-name="ACE-51" office:value-type="float" office:value="1.71">
            <text:p>1.71</text:p>
          </table:table-cell>
          <table:table-cell table:style-name="ACE-51" office:value-type="float" office:value="1.4299999999999999">
            <text:p>1.43</text:p>
          </table:table-cell>
          <table:table-cell table:style-name="ACE-51" office:value-type="float" office:value="0.68000000000000005">
            <text:p>0.68</text:p>
          </table:table-cell>
          <table:table-cell table:style-name="ACE-51" office:value-type="float" office:value="-0.14999999999999999">
            <text:p>−0.15</text:p>
          </table:table-cell>
          <table:table-cell table:style-name="ACE-51" office:value-type="float" office:value="-0.98999999999999999">
            <text:p>−0.99</text:p>
          </table:table-cell>
          <table:table-cell table:style-name="ACE-51" office:value-type="float" office:value="-1.72">
            <text:p>−1.72</text:p>
          </table:table-cell>
          <table:table-cell table:style-name="ACE-51" office:value-type="float" office:value="-2.1800000000000002">
            <text:p>−2.18</text:p>
          </table:table-cell>
          <table:table-cell table:style-name="ACE-51" table:formula="of:=([.V37]-[.X37])" office:value-type="float" office:value="1.5799999999999998">
            <text:p>1.58</text:p>
          </table:table-cell>
          <table:table-cell table:style-name="ACE-55" table:formula="of:=([.L37]-[.AB37])" office:value-type="float" office:value="-6.8730000000000002">
            <text:p>−6.87</text:p>
          </table:table-cell>
          <table:table-cell table:style-name="ACE-51" table:formula="of:=SQRT(POWER([.R37]/100;2)+POWER(0.01;2)+POWER(0.01;2)+POWER(0.040000000000000001;2)+POWER(0.02;2)+POWER(0.14999999999999999;2)+POWER(0.29999999999999999;2))" office:value-type="float" office:value="0.86873471209570075">
            <text:p>0.8687347</text:p>
          </table:table-cell>
          <table:table-cell table:style-name="ACE-51" office:value-type="float" office:value="3">
            <text:p>3</text:p>
          </table:table-cell>
          <table:table-cell table:style-name="ACE-51"/>
          <table:table-cell table:style-name="ACE-51" office:value-type="string">
            <text:p>Sinnott, (1999)</text:p>
          </table:table-cell>
          <table:table-cell table:number-columns-repeated="223" table:style-name="ACE-51"/>
        </table:table-row>
        <table:table-row table:style-name="AROW-0">
          <table:table-cell table:style-name="ACE-46" office:value-type="string">
            <text:p><text:a xlink:type="simple" xlink:actuate="onRequest" xlink:href="#">(6) West Cork</text:a></text:p>
          </table:table-cell>
          <table:table-cell table:style-name="ACE-51" office:value-type="string">
            <text:p>Timoleague (Co. Cork)</text:p>
          </table:table-cell>
          <table:table-cell table:style-name="ACE-51"/>
          <table:table-cell table:style-name="ACE-53" office:value-type="float" office:value="51.643000000000001">
            <text:p>51.643</text:p>
          </table:table-cell>
          <table:table-cell table:style-name="ACE-53" office:value-type="float" office:value="-8.7620000000000005">
            <text:p>−8.762</text:p>
          </table:table-cell>
          <table:table-cell table:style-name="ACE-51" office:value-type="string">
            <text:p>Beta</text:p>
          </table:table-cell>
          <table:table-cell table:style-name="ACE-51" office:value-type="string">
            <text:p>5570±60</text:p>
          </table:table-cell>
          <table:table-cell table:style-name="ACE-51"/>
          <table:table-cell table:style-name="ACE-51" office:value-type="string">
            <text:p>6280-6480</text:p>
          </table:table-cell>
          <table:table-cell table:style-name="ACE-51" table:formula="of:=SUM(6280+6480)/2" office:value-type="float" office:value="6380">
            <text:p>6380</text:p>
          </table:table-cell>
          <table:table-cell table:style-name="ACE-61" table:formula="of:=SUM(6280-6480)/2" office:value-type="float" office:value="-100">
            <text:p>100</text:p>
          </table:table-cell>
          <table:table-cell table:style-name="ACE-51" office:value-type="float" office:value="-3.6630000000000003">
            <text:p>−3.663</text:p>
          </table:table-cell>
          <table:table-cell table:style-name="ACE-65" office:value-type="float" office:value="540">
            <text:p>540</text:p>
          </table:table-cell>
          <table:table-cell table:style-name="ACE-51" office:value-type="string">
            <text:p>Monocot peat</text:p>
          </table:table-cell>
          <table:table-cell table:style-name="ACE-51" office:value-type="string">
            <text:p>Base</text:p>
          </table:table-cell>
          <table:table-cell table:style-name="ACE-51" office:value-type="string">
            <text:p>Diatoms</text:p>
          </table:table-cell>
          <table:table-cell table:style-name="ACE-51" office:value-type="string">
            <text:p>((HAT + MHWST)/2)-20)</text:p>
          </table:table-cell>
          <table:table-cell table:style-name="ACE-51" office:value-type="float" office:value="20">
            <text:p>20</text:p>
          </table:table-cell>
          <table:table-cell table:style-name="ACE-51" office:value-type="string">
            <text:p>Courtmacsherry</text:p>
          </table:table-cell>
          <table:table-cell table:style-name="ACE-51"/>
          <table:table-cell table:style-name="ACE-51" table:formula="of:=(4.0999999999999996+0.16)+-2.7000000000000002" office:value-type="float" office:value="1.5599999999999996">
            <text:p>1.56</text:p>
          </table:table-cell>
          <table:table-cell table:style-name="ACE-51" table:formula="of:=(3.7999999999999998+0.16)+-2.7000000000000002" office:value-type="float" office:value="1.2599999999999998">
            <text:p>1.26</text:p>
          </table:table-cell>
          <table:table-cell table:style-name="ACE-51" office:value-type="float" office:value="0.33000000000000002">
            <text:p>0.33</text:p>
          </table:table-cell>
          <table:table-cell table:style-name="ACE-41" table:formula="of:=([.V38]+[.W38]+[.Y38]+[.Z38])/4" office:value-type="float" office:value="-0.53750000000000009">
            <text:p>−0.538</text:p>
          </table:table-cell>
          <table:table-cell table:style-name="ACE-51" office:value-type="float" office:value="-1.47">
            <text:p>−1.47</text:p>
          </table:table-cell>
          <table:table-cell table:style-name="ACE-51" office:value-type="float" office:value="-2.27">
            <text:p>−2.27</text:p>
          </table:table-cell>
          <table:table-cell table:style-name="ACE-51"/>
          <table:table-cell table:style-name="ACE-51" table:formula="of:=((1/2*([.U38]+[.V38]))-0.20000000000000001)-[.X38]" office:value-type="float" office:value="1.7474999999999998">
            <text:p>1.7475</text:p>
          </table:table-cell>
          <table:table-cell table:style-name="ACE-55" table:formula="of:=[.L38]-[.AB38]" office:value-type="float" office:value="-5.4104999999999999">
            <text:p>−5.41</text:p>
          </table:table-cell>
          <table:table-cell table:style-name="ACE-51" table:formula="of:=SQRT(POWER([.R38]/100;2)+POWER(0.01;2)+POWER(0.01;2)+POWER(0.040000000000000001;2)+POWER(0.02;2)+POWER(0.14999999999999999;2)+POWER(0.29999999999999999;2))" office:value-type="float" office:value="0.39331920878594273">
            <text:p>0.3933192</text:p>
          </table:table-cell>
          <table:table-cell table:style-name="ACE-51" office:value-type="float" office:value="0">
            <text:p>0</text:p>
          </table:table-cell>
          <table:table-cell table:style-name="ACE-51" office:value-type="string">
            <text:p>C</text:p>
          </table:table-cell>
          <table:table-cell table:style-name="ACE-51" office:value-type="string">
            <text:p>Devoy et al, (2004)</text:p>
          </table:table-cell>
          <table:table-cell table:number-columns-repeated="223" table:style-name="ACE-51"/>
        </table:table-row>
        <table:table-row table:style-name="AROW-0">
          <table:table-cell table:style-name="ACE-42" office:value-type="string">
            <text:p>(7) Kerry</text:p>
          </table:table-cell>
          <table:table-cell table:style-name="ACE-51" office:value-type="string">
            <text:p>Knockaunnaglashy, Co. Kerry</text:p>
          </table:table-cell>
          <table:table-cell table:style-name="ACE-51" office:value-type="string">
            <text:p>V704 967</text:p>
          </table:table-cell>
          <table:table-cell table:style-name="ACE-53" office:value-type="float" office:value="52.107506972899998">
            <text:p>52.108</text:p>
          </table:table-cell>
          <table:table-cell table:style-name="ACE-53" office:value-type="float" office:value="-9.8923460152999994">
            <text:p>−9.892</text:p>
          </table:table-cell>
          <table:table-cell table:style-name="ACE-51" office:value-type="string">
            <text:p>SRR-3205</text:p>
          </table:table-cell>
          <table:table-cell table:style-name="ACE-51" office:value-type="string">
            <text:p>1100±70</text:p>
          </table:table-cell>
          <table:table-cell table:style-name="ACE-51" office:value-type="float" office:value="-28.699999999999999">
            <text:p>−28.7</text:p>
          </table:table-cell>
          <table:table-cell table:style-name="ACE-51" office:value-type="string">
            <text:p>804-1230</text:p>
          </table:table-cell>
          <table:table-cell table:style-name="ACE-51" table:formula="of:=SUM(804+1230)/2" office:value-type="float" office:value="1017">
            <text:p>1017</text:p>
          </table:table-cell>
          <table:table-cell table:style-name="ACE-61" table:formula="of:=SUM(804-1230)/2" office:value-type="float" office:value="-213">
            <text:p>213</text:p>
          </table:table-cell>
          <table:table-cell table:style-name="ACE-51" office:value-type="float" office:value="1.6799999999999999">
            <text:p>1.68</text:p>
          </table:table-cell>
          <table:table-cell table:style-name="ACE-65" office:value-type="string">
            <text:p>50-55</text:p>
          </table:table-cell>
          <table:table-cell table:style-name="ACE-51" office:value-type="string">
            <text:p>Herbaceous Peat</text:p>
          </table:table-cell>
          <table:table-cell table:style-name="ACE-51" office:value-type="string">
            <text:p>Organic clay silt above herbaceous peat</text:p>
          </table:table-cell>
          <table:table-cell table:style-name="ACE-51" office:value-type="string">
            <text:p>Pollen, Foraminifera (test linings)</text:p>
          </table:table-cell>
          <table:table-cell table:style-name="ACE-51" office:value-type="string">
            <text:p>MHWST</text:p>
          </table:table-cell>
          <table:table-cell table:style-name="ACE-51" office:value-type="float" office:value="20">
            <text:p>20</text:p>
          </table:table-cell>
          <table:table-cell table:style-name="ACE-51" office:value-type="string">
            <text:p>Cromane Point</text:p>
          </table:table-cell>
          <table:table-cell table:number-columns-repeated="2" table:style-name="ACE-51"/>
          <table:table-cell table:style-name="ACE-51" office:value-type="float" office:value="2.0499999999999998">
            <text:p>2.05</text:p>
          </table:table-cell>
          <table:table-cell table:style-name="ACE-51" office:value-type="float" office:value="0.84999999999999998">
            <text:p>0.85</text:p>
          </table:table-cell>
          <table:table-cell table:style-name="ACE-41" table:formula="of:=([.V39]+[.W39]+[.Y39]+[.Z39])/4" office:value-type="float" office:value="0.024999999999999967">
            <text:p>0.025</text:p>
          </table:table-cell>
          <table:table-cell table:style-name="ACE-51" office:value-type="float" office:value="-0.84999999999999998">
            <text:p>−0.85</text:p>
          </table:table-cell>
          <table:table-cell table:style-name="ACE-51" office:value-type="float" office:value="-1.95">
            <text:p>−1.95</text:p>
          </table:table-cell>
          <table:table-cell table:style-name="ACE-43"/>
          <table:table-cell table:style-name="ACE-51" table:formula="of:=([.V39]-[.X39])" office:value-type="float" office:value="2.0249999999999999">
            <text:p>2.025</text:p>
          </table:table-cell>
          <table:table-cell table:style-name="ACE-63" table:formula="of:=[.L39]-([.AB39])" office:value-type="float" office:value="-0.34499999999999997">
            <text:p>−0.345</text:p>
          </table:table-cell>
          <table:table-cell table:style-name="ACE-51" table:formula="of:=SQRT(POWER([.R39]/100;2)+POWER(0.01;2)+POWER(0.01;2)+POWER(0.040000000000000001;2)+POWER(0.02;2)+POWER(0.14999999999999999;2)+POWER(0.29999999999999999;2))" office:value-type="float" office:value="0.39331920878594273">
            <text:p>0.3933192</text:p>
          </table:table-cell>
          <table:table-cell table:style-name="ACE-51" office:value-type="float" office:value="0">
            <text:p>0</text:p>
          </table:table-cell>
          <table:table-cell table:style-name="ACE-51" office:value-type="string">
            <text:p>C</text:p>
          </table:table-cell>
          <table:table-cell table:style-name="ACE-51" office:value-type="string">
            <text:p>Carter et al, (1989)</text:p>
          </table:table-cell>
          <table:table-cell table:number-columns-repeated="223" table:style-name="ACE-51"/>
        </table:table-row>
        <table:table-row table:style-name="AROW-0">
          <table:table-cell table:style-name="ACE-42" office:value-type="string">
            <text:p>(15) W. Donegal</text:p>
          </table:table-cell>
          <table:table-cell table:style-name="ACE-51" office:value-type="string">
            <text:p>Naran, Donegal</text:p>
          </table:table-cell>
          <table:table-cell table:style-name="ACE-51" office:value-type="string">
            <text:p>G729 996</text:p>
          </table:table-cell>
          <table:table-cell table:style-name="ACE-53" office:value-type="float" office:value="54.843445626399998">
            <text:p>54.843</text:p>
          </table:table-cell>
          <table:table-cell table:style-name="ACE-53" office:value-type="float" office:value="-8.4225722322000003">
            <text:p>−8.423</text:p>
          </table:table-cell>
          <table:table-cell table:style-name="ACE-51" office:value-type="string">
            <text:p>UB-2680</text:p>
          </table:table-cell>
          <table:table-cell table:style-name="ACE-51" office:value-type="string">
            <text:p>815±95</text:p>
          </table:table-cell>
          <table:table-cell table:style-name="ACE-51" office:value-type="float" office:value="-28.399999999999999">
            <text:p>−28.4</text:p>
          </table:table-cell>
          <table:table-cell table:style-name="ACE-51" office:value-type="string">
            <text:p>564-929</text:p>
          </table:table-cell>
          <table:table-cell table:style-name="ACE-51" table:formula="of:=SUM(564+929)/2" office:value-type="float" office:value="746.5">
            <text:p>746.5</text:p>
          </table:table-cell>
          <table:table-cell table:style-name="ACE-61" table:formula="of:=SUM(564-929)/2" office:value-type="float" office:value="-182.5">
            <text:p>183</text:p>
          </table:table-cell>
          <table:table-cell table:style-name="ACE-51" office:value-type="float" office:value="1.7649999999999999">
            <text:p>1.765</text:p>
          </table:table-cell>
          <table:table-cell table:style-name="ACE-65" office:value-type="string">
            <text:p>52-65</text:p>
          </table:table-cell>
          <table:table-cell table:style-name="ACE-51" office:value-type="string">
            <text:p>Monocot Peat</text:p>
          </table:table-cell>
          <table:table-cell table:style-name="ACE-51" office:value-type="string">
            <text:p>Top of a Very dark brown herbaceous peat which underlies a light brown sand</text:p>
          </table:table-cell>
          <table:table-cell table:style-name="ACE-51" office:value-type="string">
            <text:p>Pollen</text:p>
          </table:table-cell>
          <table:table-cell table:style-name="ACE-51" office:value-type="string">
            <text:p>MHWST</text:p>
          </table:table-cell>
          <table:table-cell table:style-name="ACE-51" office:value-type="float" office:value="50">
            <text:p>50</text:p>
          </table:table-cell>
          <table:table-cell table:style-name="ACE-51" office:value-type="string">
            <text:p>Burtonport</text:p>
          </table:table-cell>
          <table:table-cell table:number-columns-repeated="2" table:style-name="ACE-51"/>
          <table:table-cell table:style-name="ACE-51" office:value-type="float" office:value="1.5">
            <text:p>1.5</text:p>
          </table:table-cell>
          <table:table-cell table:style-name="ACE-51" office:value-type="float" office:value="0.5">
            <text:p>0.5</text:p>
          </table:table-cell>
          <table:table-cell table:style-name="ACE-51" office:value-type="float" office:value="-0.35999999999999999">
            <text:p>−0.36</text:p>
          </table:table-cell>
          <table:table-cell table:style-name="ACE-51" office:value-type="float" office:value="-1">
            <text:p>−1</text:p>
          </table:table-cell>
          <table:table-cell table:style-name="ACE-51" office:value-type="float" office:value="-1.8999999999999999">
            <text:p>−1.9</text:p>
          </table:table-cell>
          <table:table-cell table:style-name="ACE-67"/>
          <table:table-cell table:style-name="ACE-51" table:formula="of:=([.V40]-[.X40])" office:value-type="float" office:value="1.8599999999999999">
            <text:p>1.86</text:p>
          </table:table-cell>
          <table:table-cell table:style-name="ACE-55" table:formula="of:=([.L40]-[.AB40])" office:value-type="float" office:value="-0.094999999999999973">
            <text:p>−0.09</text:p>
          </table:table-cell>
          <table:table-cell table:style-name="ACE-51" office:value-type="float" office:value="1">
            <text:p>1</text:p>
          </table:table-cell>
          <table:table-cell table:style-name="ACE-51" office:value-type="float" office:value="0">
            <text:p>0</text:p>
          </table:table-cell>
          <table:table-cell table:style-name="ACE-51"/>
          <table:table-cell table:style-name="ACE-51" office:value-type="string">
            <text:p>Shaw, (1985)</text:p>
          </table:table-cell>
          <table:table-cell table:number-columns-repeated="223" table:style-name="ACE-51"/>
        </table:table-row>
        <table:table-row table:style-name="AROW-0">
          <table:table-cell table:style-name="ACE-42" office:value-type="string">
            <text:p>(15) W. Donegal</text:p>
          </table:table-cell>
          <table:table-cell table:style-name="ACE-51" office:value-type="string">
            <text:p>Helgoland, Donegal</text:p>
          </table:table-cell>
          <table:table-cell table:style-name="ACE-51" office:value-type="string">
            <text:p>G742 994</text:p>
          </table:table-cell>
          <table:table-cell table:style-name="ACE-53" office:value-type="float" office:value="54.841717788399997">
            <text:p>54.842</text:p>
          </table:table-cell>
          <table:table-cell table:style-name="ACE-53" office:value-type="float" office:value="-8.4023199516999991">
            <text:p>−8.402</text:p>
          </table:table-cell>
          <table:table-cell table:style-name="ACE-51" office:value-type="string">
            <text:p>UB-2677</text:p>
          </table:table-cell>
          <table:table-cell table:style-name="ACE-51" office:value-type="string">
            <text:p>2095±100</text:p>
          </table:table-cell>
          <table:table-cell table:style-name="ACE-51" office:value-type="float" office:value="-22.899999999999999">
            <text:p>−22.9</text:p>
          </table:table-cell>
          <table:table-cell table:style-name="ACE-51" office:value-type="string">
            <text:p>1875-2331</text:p>
          </table:table-cell>
          <table:table-cell table:style-name="ACE-51" table:formula="of:=SUM(1875+2331)/2" office:value-type="float" office:value="2103">
            <text:p>2103</text:p>
          </table:table-cell>
          <table:table-cell table:style-name="ACE-61" table:formula="of:=SUM(1875-2331)/2" office:value-type="float" office:value="-228">
            <text:p>228</text:p>
          </table:table-cell>
          <table:table-cell table:style-name="ACE-51" office:value-type="float" office:value="1.5">
            <text:p>1.5</text:p>
          </table:table-cell>
          <table:table-cell table:style-name="ACE-65" office:value-type="string">
            <text:p>50-60</text:p>
          </table:table-cell>
          <table:table-cell table:style-name="ACE-51" office:value-type="string">
            <text:p>Herbaceous Monocot Peat</text:p>
          </table:table-cell>
          <table:table-cell table:style-name="ACE-51" office:value-type="string">
            <text:p>Contact between Herbaceous peat and underlying sand</text:p>
          </table:table-cell>
          <table:table-cell table:style-name="ACE-51" office:value-type="string">
            <text:p>Pollen</text:p>
          </table:table-cell>
          <table:table-cell table:style-name="ACE-51" office:value-type="string">
            <text:p>MHWST</text:p>
          </table:table-cell>
          <table:table-cell table:style-name="ACE-51" office:value-type="float" office:value="50">
            <text:p>50</text:p>
          </table:table-cell>
          <table:table-cell table:style-name="ACE-51" office:value-type="string">
            <text:p>Burtonport</text:p>
          </table:table-cell>
          <table:table-cell table:number-columns-repeated="2" table:style-name="ACE-51"/>
          <table:table-cell table:style-name="ACE-51" office:value-type="float" office:value="1.5">
            <text:p>1.5</text:p>
          </table:table-cell>
          <table:table-cell table:style-name="ACE-51" office:value-type="float" office:value="0.5">
            <text:p>0.5</text:p>
          </table:table-cell>
          <table:table-cell table:style-name="ACE-51" office:value-type="float" office:value="-0.35999999999999999">
            <text:p>−0.36</text:p>
          </table:table-cell>
          <table:table-cell table:style-name="ACE-51" office:value-type="float" office:value="-1">
            <text:p>−1</text:p>
          </table:table-cell>
          <table:table-cell table:style-name="ACE-51" office:value-type="float" office:value="-1.8999999999999999">
            <text:p>−1.9</text:p>
          </table:table-cell>
          <table:table-cell table:style-name="ACE-67"/>
          <table:table-cell table:style-name="ACE-51" table:formula="of:=([.V41]-[.X41])" office:value-type="float" office:value="1.8599999999999999">
            <text:p>1.86</text:p>
          </table:table-cell>
          <table:table-cell table:style-name="ACE-55" table:formula="of:=([.L41]-[.AB41])" office:value-type="float" office:value="-0.35999999999999988">
            <text:p>−0.36</text:p>
          </table:table-cell>
          <table:table-cell table:style-name="ACE-51" office:value-type="float" office:value="1">
            <text:p>1</text:p>
          </table:table-cell>
          <table:table-cell table:style-name="ACE-51" office:value-type="float" office:value="0">
            <text:p>0</text:p>
          </table:table-cell>
          <table:table-cell table:style-name="ACE-51"/>
          <table:table-cell table:style-name="ACE-51" office:value-type="string">
            <text:p>Shaw, (1985)</text:p>
          </table:table-cell>
          <table:table-cell table:number-columns-repeated="223" table:style-name="ACE-51"/>
        </table:table-row>
        <table:table-row table:style-name="AROW-0">
          <table:table-cell table:style-name="ACE-42" office:value-type="string">
            <text:p>(15) W. Donegal</text:p>
          </table:table-cell>
          <table:table-cell table:style-name="ACE-51" office:value-type="string">
            <text:p>Bracky Bridge</text:p>
          </table:table-cell>
          <table:table-cell table:style-name="ACE-51"/>
          <table:table-cell table:style-name="ACE-51" office:value-type="float" office:value="54.75">
            <text:p>54.75</text:p>
          </table:table-cell>
          <table:table-cell table:style-name="ACE-51" office:value-type="float" office:value="-8.4199999999999999">
            <text:p>−8.42</text:p>
          </table:table-cell>
          <table:table-cell table:style-name="ACE-51" office:value-type="string">
            <text:p>AAR-8062</text:p>
          </table:table-cell>
          <table:table-cell table:style-name="ACE-51" office:value-type="string">
            <text:p>2525±55</text:p>
          </table:table-cell>
          <table:table-cell table:style-name="ACE-51" office:value-type="float" office:value="-28.23">
            <text:p>−28.2</text:p>
          </table:table-cell>
          <table:table-cell table:style-name="ACE-51" office:value-type="string">
            <text:p>2366-2751</text:p>
          </table:table-cell>
          <table:table-cell table:style-name="ACE-51" table:formula="of:=SUM(2366+2751)/2" office:value-type="float" office:value="2558.5">
            <text:p>2558.5</text:p>
          </table:table-cell>
          <table:table-cell table:style-name="ACE-61" table:formula="of:=SUM(2366-2751)/2" office:value-type="float" office:value="-192.5">
            <text:p>193</text:p>
          </table:table-cell>
          <table:table-cell table:style-name="ACE-51"/>
          <table:table-cell table:style-name="ACE-65" office:value-type="float" office:value="150">
            <text:p>150</text:p>
          </table:table-cell>
          <table:table-cell table:style-name="ACE-51" office:value-type="string">
            <text:p>(bulk sediemnt)</text:p>
          </table:table-cell>
          <table:table-cell table:style-name="ACE-51" office:value-type="string">
            <text:p>Basal sample</text:p>
          </table:table-cell>
          <table:table-cell table:style-name="ACE-51" office:value-type="string">
            <text:p>Diatoms</text:p>
          </table:table-cell>
          <table:table-cell table:number-columns-repeated="10" table:style-name="ACE-51"/>
          <table:table-cell table:style-name="ACE-67"/>
          <table:table-cell table:style-name="ACE-51"/>
          <table:table-cell table:style-name="ACE-63" office:value-type="float" office:value="-1.6000000000000001">
            <text:p>−1.6</text:p>
          </table:table-cell>
          <table:table-cell table:style-name="ACE-51" office:value-type="float" office:value="0.10000000000000001">
            <text:p>0.1</text:p>
          </table:table-cell>
          <table:table-cell table:style-name="ACE-51" office:value-type="float" office:value="0">
            <text:p>0</text:p>
          </table:table-cell>
          <table:table-cell table:style-name="ACE-51"/>
          <table:table-cell table:style-name="ACE-51" office:value-type="string">
            <text:p>Gehrels, (2004)</text:p>
          </table:table-cell>
          <table:table-cell table:number-columns-repeated="223" table:style-name="ACE-51"/>
        </table:table-row>
        <table:table-row table:style-name="AROW-0">
          <table:table-cell table:style-name="ACE-48" office:value-type="string">
            <text:p><text:a xlink:type="simple" xlink:actuate="onRequest" xlink:href="#">(15) W. Donegal</text:a></text:p>
          </table:table-cell>
          <table:table-cell table:style-name="ACE-51" office:value-type="string">
            <text:p>Trawenagh, Donegal</text:p>
          </table:table-cell>
          <table:table-cell table:style-name="ACE-51" office:value-type="string">
            <text:p>B798 047</text:p>
          </table:table-cell>
          <table:table-cell table:style-name="ACE-53" office:value-type="float" office:value="54.889582650999998">
            <text:p>54.890</text:p>
          </table:table-cell>
          <table:table-cell table:style-name="ACE-53" office:value-type="float" office:value="-8.3155303258999993">
            <text:p>−8.316</text:p>
          </table:table-cell>
          <table:table-cell table:style-name="ACE-51" office:value-type="string">
            <text:p>SRR-2604</text:p>
          </table:table-cell>
          <table:table-cell table:style-name="ACE-51" office:value-type="string">
            <text:p>2890±60</text:p>
          </table:table-cell>
          <table:table-cell table:style-name="ACE-51" office:value-type="float" office:value="-27.899999999999999">
            <text:p>−27.9</text:p>
          </table:table-cell>
          <table:table-cell table:style-name="ACE-51" office:value-type="string">
            <text:p>2865-3212</text:p>
          </table:table-cell>
          <table:table-cell table:style-name="ACE-51" table:formula="of:=SUM(2865+3212)/2" office:value-type="float" office:value="3038.5">
            <text:p>3038.5</text:p>
          </table:table-cell>
          <table:table-cell table:style-name="ACE-61" table:formula="of:=SUM(2865-3212)/2" office:value-type="float" office:value="-173.5">
            <text:p>174</text:p>
          </table:table-cell>
          <table:table-cell table:style-name="ACE-51" office:value-type="float" office:value="1.3">
            <text:p>1.3</text:p>
          </table:table-cell>
          <table:table-cell table:style-name="ACE-51" office:value-type="string">
            <text:p>155-156</text:p>
          </table:table-cell>
          <table:table-cell table:style-name="ACE-51" office:value-type="string">
            <text:p>Herbaceous Peat</text:p>
          </table:table-cell>
          <table:table-cell table:style-name="ACE-51" office:value-type="string">
            <text:p>Middle of layer</text:p>
          </table:table-cell>
          <table:table-cell table:style-name="ACE-51" office:value-type="string">
            <text:p>Pollen</text:p>
          </table:table-cell>
          <table:table-cell table:style-name="ACE-51" office:value-type="string">
            <text:p>(MHWNT+HAT)/2</text:p>
          </table:table-cell>
          <table:table-cell table:style-name="ACE-51" table:formula="of:=(([.U43]-[.W43])/2)*100" office:value-type="float" office:value="75">
            <text:p>75</text:p>
          </table:table-cell>
          <table:table-cell table:style-name="ACE-51" office:value-type="string">
            <text:p>Burtonport</text:p>
          </table:table-cell>
          <table:table-cell table:style-name="ACE-51"/>
          <table:table-cell table:style-name="ACE-41" office:value-type="float" office:value="2">
            <text:p>2</text:p>
          </table:table-cell>
          <table:table-cell table:style-name="ACE-51" office:value-type="float" office:value="1.5">
            <text:p>1.5</text:p>
          </table:table-cell>
          <table:table-cell table:style-name="ACE-51" office:value-type="float" office:value="0.5">
            <text:p>0.5</text:p>
          </table:table-cell>
          <table:table-cell table:style-name="ACE-51" office:value-type="float" office:value="-0.35999999999999999">
            <text:p>−0.36</text:p>
          </table:table-cell>
          <table:table-cell table:style-name="ACE-51" office:value-type="float" office:value="-1">
            <text:p>−1</text:p>
          </table:table-cell>
          <table:table-cell table:style-name="ACE-51" office:value-type="float" office:value="-1.8999999999999999">
            <text:p>−1.9</text:p>
          </table:table-cell>
          <table:table-cell table:style-name="ACE-67"/>
          <table:table-cell table:style-name="ACE-51" table:formula="of:=(([.U43]+[.W43])/2)-[.X43]" office:value-type="float" office:value="1.6099999999999999">
            <text:p>1.61</text:p>
          </table:table-cell>
          <table:table-cell table:style-name="ACE-63" table:formula="of:=[.L43]-([.AB43])" office:value-type="float" office:value="-0.30999999999999983">
            <text:p>−0.31</text:p>
          </table:table-cell>
          <table:table-cell table:style-name="ACE-51" table:formula="of:=SQRT(POWER([.R43]/100;2)+POWER(0.01;2)+POWER(0.01;2)+POWER(0.040000000000000001;2)+POWER(0.02;2)+POWER(0.14999999999999999;2)+POWER(0.29999999999999999;2)+POWER(0.02;2))" office:value-type="float" office:value="0.823164625090267">
            <text:p>0.8231646</text:p>
          </table:table-cell>
          <table:table-cell table:style-name="ACE-51" office:value-type="float" office:value="0">
            <text:p>0</text:p>
          </table:table-cell>
          <table:table-cell table:style-name="ACE-51"/>
          <table:table-cell table:style-name="ACE-51" office:value-type="string">
            <text:p>Shaw and Carter, (1994)</text:p>
          </table:table-cell>
          <table:table-cell table:number-columns-repeated="223" table:style-name="ACE-51"/>
        </table:table-row>
        <table:table-row table:style-name="AROW-0">
          <table:table-cell table:style-name="ACE-42" office:value-type="string">
            <text:p>(15) W. Donegal</text:p>
          </table:table-cell>
          <table:table-cell table:style-name="ACE-51" office:value-type="string">
            <text:p>Trawenagh, Donegal</text:p>
          </table:table-cell>
          <table:table-cell table:style-name="ACE-51" office:value-type="string">
            <text:p>B798 047</text:p>
          </table:table-cell>
          <table:table-cell table:style-name="ACE-53" office:value-type="float" office:value="54.889582650999998">
            <text:p>54.890</text:p>
          </table:table-cell>
          <table:table-cell table:style-name="ACE-53" office:value-type="float" office:value="-8.3155303258999993">
            <text:p>−8.316</text:p>
          </table:table-cell>
          <table:table-cell table:style-name="ACE-51" office:value-type="string">
            <text:p>SRR-2605</text:p>
          </table:table-cell>
          <table:table-cell table:style-name="ACE-51" office:value-type="string">
            <text:p>3990±90</text:p>
          </table:table-cell>
          <table:table-cell table:style-name="ACE-51" office:value-type="float" office:value="-25">
            <text:p>−25</text:p>
          </table:table-cell>
          <table:table-cell table:style-name="ACE-51" office:value-type="string">
            <text:p>4158-4814</text:p>
          </table:table-cell>
          <table:table-cell table:style-name="ACE-51" table:formula="of:=SUM(4158+4814)/2" office:value-type="float" office:value="4486">
            <text:p>4486</text:p>
          </table:table-cell>
          <table:table-cell table:style-name="ACE-61" table:formula="of:=SUM(4158-4814)/2" office:value-type="float" office:value="-328">
            <text:p>328</text:p>
          </table:table-cell>
          <table:table-cell table:style-name="ACE-51" office:value-type="float" office:value="0.91000000000000003">
            <text:p>0.91</text:p>
          </table:table-cell>
          <table:table-cell table:style-name="ACE-65" office:value-type="string">
            <text:p>193-195</text:p>
          </table:table-cell>
          <table:table-cell table:style-name="ACE-51" office:value-type="string">
            <text:p>Silty Peat</text:p>
          </table:table-cell>
          <table:table-cell table:style-name="ACE-51" office:value-type="string">
            <text:p>Contact between Herbaceous Peat and underlying silty/sand</text:p>
          </table:table-cell>
          <table:table-cell table:style-name="ACE-51" office:value-type="string">
            <text:p>Pollen</text:p>
          </table:table-cell>
          <table:table-cell table:style-name="ACE-51" office:value-type="string">
            <text:p>(MHWNT+MHWST)/2</text:p>
          </table:table-cell>
          <table:table-cell table:style-name="ACE-51" office:value-type="float" office:value="50">
            <text:p>50</text:p>
          </table:table-cell>
          <table:table-cell table:style-name="ACE-51" office:value-type="string">
            <text:p>Burtonport</text:p>
          </table:table-cell>
          <table:table-cell table:number-columns-repeated="2" table:style-name="ACE-51"/>
          <table:table-cell table:style-name="ACE-51" office:value-type="float" office:value="1.5">
            <text:p>1.5</text:p>
          </table:table-cell>
          <table:table-cell table:style-name="ACE-51" office:value-type="float" office:value="0.5">
            <text:p>0.5</text:p>
          </table:table-cell>
          <table:table-cell table:style-name="ACE-51" office:value-type="float" office:value="-0.35999999999999999">
            <text:p>−0.36</text:p>
          </table:table-cell>
          <table:table-cell table:style-name="ACE-51" office:value-type="float" office:value="-1">
            <text:p>−1</text:p>
          </table:table-cell>
          <table:table-cell table:style-name="ACE-51" office:value-type="float" office:value="-1.8999999999999999">
            <text:p>−1.9</text:p>
          </table:table-cell>
          <table:table-cell table:style-name="ACE-67"/>
          <table:table-cell table:style-name="ACE-51" table:formula="of:=([.V44]-[.W44])-[.X44]" office:value-type="float" office:value="1.3599999999999999">
            <text:p>1.36</text:p>
          </table:table-cell>
          <table:table-cell table:style-name="ACE-55" table:formula="of:=([.L44]-[.AB44])" office:value-type="float" office:value="-0.44999999999999984">
            <text:p>−0.45</text:p>
          </table:table-cell>
          <table:table-cell table:style-name="ACE-51" table:formula="of:=SQRT(POWER([.R44]/100;2)+POWER(0.01;2)+POWER(0.01;2)+POWER(0.040000000000000001;2)+POWER(0.02;2)+POWER(0.14999999999999999;2)+POWER(0.29999999999999999;2))" office:value-type="float" office:value="0.60390396587536999">
            <text:p>0.603904</text:p>
          </table:table-cell>
          <table:table-cell table:style-name="ACE-51" office:value-type="float" office:value="0">
            <text:p>0</text:p>
          </table:table-cell>
          <table:table-cell table:style-name="ACE-51"/>
          <table:table-cell table:style-name="ACE-51" office:value-type="string">
            <text:p>Shaw, (1985)</text:p>
          </table:table-cell>
          <table:table-cell table:number-columns-repeated="223" table:style-name="ACE-51"/>
        </table:table-row>
        <table:table-row table:style-name="AROW-0">
          <table:table-cell table:style-name="ACE-49" office:value-type="string">
            <text:p><text:a xlink:type="simple" xlink:actuate="onRequest" xlink:href="#">(15) W. Donegal</text:a></text:p>
          </table:table-cell>
          <table:table-cell table:style-name="ACE-51" office:value-type="string">
            <text:p>Trawenagh, Donegal</text:p>
          </table:table-cell>
          <table:table-cell table:style-name="ACE-51" office:value-type="string">
            <text:p>B798 047</text:p>
          </table:table-cell>
          <table:table-cell table:style-name="ACE-53" office:value-type="float" office:value="54.889582650999998">
            <text:p>54.890</text:p>
          </table:table-cell>
          <table:table-cell table:style-name="ACE-53" office:value-type="float" office:value="-8.3155303258999993">
            <text:p>−8.316</text:p>
          </table:table-cell>
          <table:table-cell table:style-name="ACE-51" office:value-type="string">
            <text:p>SRR-2606</text:p>
          </table:table-cell>
          <table:table-cell table:style-name="ACE-51" office:value-type="string">
            <text:p>4200±80</text:p>
          </table:table-cell>
          <table:table-cell table:style-name="ACE-51"/>
          <table:table-cell table:style-name="ACE-51" office:value-type="string">
            <text:p>4448-4957</text:p>
          </table:table-cell>
          <table:table-cell table:style-name="ACE-51" table:formula="of:=SUM(4448+4957)/2" office:value-type="float" office:value="4702.5">
            <text:p>4702.5</text:p>
          </table:table-cell>
          <table:table-cell table:style-name="ACE-61" table:formula="of:=SUM(4448-4957)/2" office:value-type="float" office:value="-254.5">
            <text:p>255</text:p>
          </table:table-cell>
          <table:table-cell table:style-name="ACE-51" office:value-type="float" office:value="-0.60499999999999998">
            <text:p>−0.605</text:p>
          </table:table-cell>
          <table:table-cell table:style-name="ACE-66" office:value-type="string">
            <text:p>342.5-348</text:p>
          </table:table-cell>
          <table:table-cell table:style-name="ACE-51" office:value-type="string">
            <text:p>Dark brown organic rich sand silt</text:p>
          </table:table-cell>
          <table:table-cell table:style-name="ACE-51" office:value-type="string">
            <text:p>Contact between Dark Brown organic rich sandy silt and underlying Brown silty sand</text:p>
          </table:table-cell>
          <table:table-cell table:style-name="ACE-51" office:value-type="string">
            <text:p>Foraminifera</text:p>
          </table:table-cell>
          <table:table-cell table:style-name="ACE-51" office:value-type="string">
            <text:p>(MHWNT+HAT)/2</text:p>
          </table:table-cell>
          <table:table-cell table:style-name="ACE-51" table:formula="of:=(([.U45]-[.W45])/2)*100" office:value-type="float" office:value="75">
            <text:p>75</text:p>
          </table:table-cell>
          <table:table-cell table:style-name="ACE-51" office:value-type="string">
            <text:p>Burtonport</text:p>
          </table:table-cell>
          <table:table-cell table:style-name="ACE-51"/>
          <table:table-cell table:style-name="ACE-51" office:value-type="float" office:value="2">
            <text:p>2</text:p>
          </table:table-cell>
          <table:table-cell table:style-name="ACE-51" office:value-type="float" office:value="1.5">
            <text:p>1.5</text:p>
          </table:table-cell>
          <table:table-cell table:style-name="ACE-51" office:value-type="float" office:value="0.5">
            <text:p>0.5</text:p>
          </table:table-cell>
          <table:table-cell table:style-name="ACE-51" office:value-type="float" office:value="-0.35999999999999999">
            <text:p>−0.36</text:p>
          </table:table-cell>
          <table:table-cell table:style-name="ACE-51" office:value-type="float" office:value="-1">
            <text:p>−1</text:p>
          </table:table-cell>
          <table:table-cell table:style-name="ACE-51" office:value-type="float" office:value="-1.8999999999999999">
            <text:p>−1.9</text:p>
          </table:table-cell>
          <table:table-cell table:style-name="ACE-67"/>
          <table:table-cell table:style-name="ACE-51" table:formula="of:=(([.U45]+[.W45])/2)-[.X45]" office:value-type="float" office:value="1.6099999999999999">
            <text:p>1.61</text:p>
          </table:table-cell>
          <table:table-cell table:style-name="ACE-63" table:formula="of:=([.L45]-[.AB45])" office:value-type="float" office:value="-2.2149999999999999">
            <text:p>−2.215</text:p>
          </table:table-cell>
          <table:table-cell table:style-name="ACE-51" table:formula="of:=SQRT(POWER([.R45]/100;2)+POWER(0.01;2)+POWER(0.01;2)+POWER(0.040000000000000001;2)+POWER(0.02;2)+POWER(0.14999999999999999;2)+POWER(0.29999999999999999;2))" office:value-type="float" office:value="0.82292162445763928">
            <text:p>0.8229216</text:p>
          </table:table-cell>
          <table:table-cell table:style-name="ACE-51" office:value-type="float" office:value="0">
            <text:p>0</text:p>
          </table:table-cell>
          <table:table-cell table:style-name="ACE-51"/>
          <table:table-cell table:style-name="ACE-51" office:value-type="string">
            <text:p>Shaw and Carter, (1994)</text:p>
          </table:table-cell>
          <table:table-cell table:number-columns-repeated="223" table:style-name="ACE-51"/>
        </table:table-row>
        <table:table-row table:style-name="AROW-0">
          <table:table-cell table:style-name="ACE-42" office:value-type="string">
            <text:p>(16) N. Donegal</text:p>
          </table:table-cell>
          <table:table-cell table:style-name="ACE-51" office:value-type="string">
            <text:p>Clonmass, Donegal</text:p>
          </table:table-cell>
          <table:table-cell table:style-name="ACE-51" office:value-type="string">
            <text:p>C056 340</text:p>
          </table:table-cell>
          <table:table-cell table:style-name="ACE-53" office:value-type="float" office:value="55.153146570300002">
            <text:p>55.153</text:p>
          </table:table-cell>
          <table:table-cell table:style-name="ACE-53" office:value-type="float" office:value="-7.9129135503999999">
            <text:p>−7.913</text:p>
          </table:table-cell>
          <table:table-cell table:style-name="ACE-51" office:value-type="string">
            <text:p>UB-2679</text:p>
          </table:table-cell>
          <table:table-cell table:style-name="ACE-51" office:value-type="string">
            <text:p>3300±95</text:p>
          </table:table-cell>
          <table:table-cell table:style-name="ACE-51" office:value-type="float" office:value="-27.699999999999999">
            <text:p>−27.7</text:p>
          </table:table-cell>
          <table:table-cell table:style-name="ACE-51" office:value-type="string">
            <text:p>3348-3824</text:p>
          </table:table-cell>
          <table:table-cell table:style-name="ACE-51" table:formula="of:=SUM(3348+3824)/2" office:value-type="float" office:value="3586">
            <text:p>3586</text:p>
          </table:table-cell>
          <table:table-cell table:style-name="ACE-61" table:formula="of:=SUM(3348-3824)/2" office:value-type="float" office:value="-238">
            <text:p>238</text:p>
          </table:table-cell>
          <table:table-cell table:style-name="ACE-51" office:value-type="float" office:value="1.24">
            <text:p>1.24</text:p>
          </table:table-cell>
          <table:table-cell table:style-name="ACE-65" office:value-type="string">
            <text:p>70-78</text:p>
          </table:table-cell>
          <table:table-cell table:style-name="ACE-51" office:value-type="string">
            <text:p>Brown Herbaceous Salt Marsh Peat</text:p>
          </table:table-cell>
          <table:table-cell table:style-name="ACE-51" office:value-type="string">
            <text:p>Base of Salt marsh peat overlying Micaceous Silty Sand</text:p>
          </table:table-cell>
          <table:table-cell table:style-name="ACE-51" office:value-type="string">
            <text:p>Pollen, Foraminifera</text:p>
          </table:table-cell>
          <table:table-cell table:style-name="ACE-51" office:value-type="string">
            <text:p>(MHWNT+HAT)/2</text:p>
          </table:table-cell>
          <table:table-cell table:style-name="ACE-51" table:formula="of:=(([.U46]-[.W46])/2)*100" office:value-type="float" office:value="73.5">
            <text:p>73.5</text:p>
          </table:table-cell>
          <table:table-cell table:style-name="ACE-51" office:value-type="string">
            <text:p>Fanad Head (Incomplete tidal record from Downies Bay, Sheephaven)</text:p>
          </table:table-cell>
          <table:table-cell table:style-name="ACE-51"/>
          <table:table-cell table:style-name="ACE-41" office:value-type="float" office:value="1.8">
            <text:p>1.8</text:p>
          </table:table-cell>
          <table:table-cell table:style-name="ACE-51" office:value-type="float" office:value="1.3300000000000001">
            <text:p>1.33</text:p>
          </table:table-cell>
          <table:table-cell table:style-name="ACE-51" office:value-type="float" office:value="0.33000000000000002">
            <text:p>0.33</text:p>
          </table:table-cell>
          <table:table-cell table:style-name="ACE-51" office:value-type="float" office:value="-0.40999999999999998">
            <text:p>−0.41</text:p>
          </table:table-cell>
          <table:table-cell table:style-name="ACE-51" office:value-type="float" office:value="-1.1699999999999999">
            <text:p>−1.17</text:p>
          </table:table-cell>
          <table:table-cell table:style-name="ACE-51" office:value-type="float" office:value="-2.1699999999999999">
            <text:p>−2.17</text:p>
          </table:table-cell>
          <table:table-cell table:style-name="ACE-67"/>
          <table:table-cell table:style-name="ACE-51" table:formula="of:=(([.U46]+[.W46])/2)-[.X46]" office:value-type="float" office:value="1.4749999999999999">
            <text:p>1.475</text:p>
          </table:table-cell>
          <table:table-cell table:style-name="ACE-55" table:formula="of:=([.L46]-[.AB46])" office:value-type="float" office:value="-0.23499999999999988">
            <text:p>−0.23</text:p>
          </table:table-cell>
          <table:table-cell table:style-name="ACE-51" table:formula="of:=SQRT(POWER([.R46]/100;2)+POWER(0.01;2)+POWER(0.01;2)+POWER(0.040000000000000001;2)+POWER(0.02;2)+POWER(0.14999999999999999;2)+POWER(0.29999999999999999;2))" office:value-type="float" office:value="0.80927436633072714">
            <text:p>0.8092744</text:p>
          </table:table-cell>
          <table:table-cell table:style-name="ACE-51" office:value-type="float" office:value="0">
            <text:p>0</text:p>
          </table:table-cell>
          <table:table-cell table:style-name="ACE-51"/>
          <table:table-cell table:style-name="ACE-51" office:value-type="string">
            <text:p>Shaw and Carter, (1994)</text:p>
          </table:table-cell>
          <table:table-cell table:number-columns-repeated="223" table:style-name="ACE-51"/>
        </table:table-row>
        <table:table-row table:style-name="AROW-0">
          <table:table-cell table:style-name="ACE-50" office:value-type="string">
            <text:p><text:a xlink:type="simple" xlink:actuate="onRequest" xlink:href="#">(16) N. Donegal</text:a></text:p>
          </table:table-cell>
          <table:table-cell table:style-name="ACE-51" office:value-type="string">
            <text:p>Ballyness, Donegal</text:p>
          </table:table-cell>
          <table:table-cell table:style-name="ACE-51"/>
          <table:table-cell table:style-name="ACE-54" office:value-type="float" office:value="55.145200000000003">
            <text:p>55.15</text:p>
          </table:table-cell>
          <table:table-cell table:style-name="ACE-54" office:value-type="float" office:value="-8.1712000000000007">
            <text:p>−8.17</text:p>
          </table:table-cell>
          <table:table-cell table:style-name="ACE-51" office:value-type="string">
            <text:p>Beta-42528</text:p>
          </table:table-cell>
          <table:table-cell table:style-name="ACE-51" office:value-type="string">
            <text:p>3720±90</text:p>
          </table:table-cell>
          <table:table-cell table:style-name="ACE-51"/>
          <table:table-cell table:style-name="ACE-51" office:value-type="string">
            <text:p>3838-4405</text:p>
          </table:table-cell>
          <table:table-cell table:style-name="ACE-51" table:formula="of:=SUM(3838+4405)/2" office:value-type="float" office:value="4121.5">
            <text:p>4121.5</text:p>
          </table:table-cell>
          <table:table-cell table:style-name="ACE-61" table:formula="of:=SUM(3838-4405)/2" office:value-type="float" office:value="-283.5">
            <text:p>284</text:p>
          </table:table-cell>
          <table:table-cell table:style-name="ACE-51" office:value-type="float" office:value="0.48999999999999999">
            <text:p>0.49</text:p>
          </table:table-cell>
          <table:table-cell table:style-name="ACE-51" office:value-type="string">
            <text:p>98-100</text:p>
          </table:table-cell>
          <table:table-cell table:style-name="ACE-51" office:value-type="string">
            <text:p>Peat</text:p>
          </table:table-cell>
          <table:table-cell table:style-name="ACE-51" office:value-type="string">
            <text:p>Middle of layer</text:p>
          </table:table-cell>
          <table:table-cell table:style-name="ACE-51" office:value-type="string">
            <text:p>Pollen, Foraminifera</text:p>
          </table:table-cell>
          <table:table-cell table:style-name="ACE-51" office:value-type="string">
            <text:p>(MHWNT+HAT)/2</text:p>
          </table:table-cell>
          <table:table-cell table:style-name="ACE-51" table:formula="of:=(([.U47]-[.W47])/2)*100" office:value-type="float" office:value="70">
            <text:p>70</text:p>
          </table:table-cell>
          <table:table-cell table:style-name="ACE-51" office:value-type="string">
            <text:p>Gweedore Harbour</text:p>
          </table:table-cell>
          <table:table-cell table:style-name="ACE-51"/>
          <table:table-cell table:style-name="ACE-41" office:value-type="float" office:value="1.8">
            <text:p>1.8</text:p>
          </table:table-cell>
          <table:table-cell table:style-name="ACE-51" table:formula="of:=3.7999999999999998+0.20000000000000001+-2.7000000000000002" office:value-type="float" office:value="1.2999999999999998">
            <text:p>1.3</text:p>
          </table:table-cell>
          <table:table-cell table:style-name="ACE-51" table:formula="of:=2.8999999999999999+0.20000000000000001+-2.7000000000000002" office:value-type="float" office:value="0.39999999999999991">
            <text:p>0.4</text:p>
          </table:table-cell>
          <table:table-cell table:style-name="ACE-41" table:formula="of:=(([.V47]+[.W47]+[.Y47]+[.Z47])/4)" office:value-type="float" office:value="-0.32500000000000012">
            <text:p>−0.325</text:p>
          </table:table-cell>
          <table:table-cell table:style-name="ACE-51" table:formula="of:=1.5+0.20000000000000001+-2.7000000000000002" office:value-type="float" office:value="-1.0000000000000002">
            <text:p>−1</text:p>
          </table:table-cell>
          <table:table-cell table:style-name="ACE-51" table:formula="of:=0.5+0.20000000000000001+-2.7000000000000002" office:value-type="float" office:value="-2">
            <text:p>−2</text:p>
          </table:table-cell>
          <table:table-cell table:style-name="ACE-67"/>
          <table:table-cell table:style-name="ACE-51" table:formula="of:=(([.U47]+[.W47])/2)-[.X47]" office:value-type="float" office:value="1.4250000000000003">
            <text:p>1.425</text:p>
          </table:table-cell>
          <table:table-cell table:style-name="ACE-63" table:formula="of:=[.L47]-([.AB47])" office:value-type="float" office:value="-0.93500000000000028">
            <text:p>−0.935</text:p>
          </table:table-cell>
          <table:table-cell table:style-name="ACE-51" table:formula="of:=SQRT(POWER([.R47]/100;2)+POWER(0.01;2)+POWER(0.01;2)+POWER(0.040000000000000001;2)+POWER(0.02;2)+POWER(0.14999999999999999;2)+POWER(0.29999999999999999;2)+POWER(0.02;2))" office:value-type="float" office:value="0.77788173908377611">
            <text:p>0.7778817</text:p>
          </table:table-cell>
          <table:table-cell table:style-name="ACE-51" office:value-type="float" office:value="0">
            <text:p>0</text:p>
          </table:table-cell>
          <table:table-cell table:style-name="ACE-51"/>
          <table:table-cell table:style-name="ACE-51" office:value-type="string">
            <text:p>Shaw, (1985)</text:p>
          </table:table-cell>
          <table:table-cell table:number-columns-repeated="223" table:style-name="ACE-51"/>
        </table:table-row>
        <table:table-row table:style-name="AROW-0">
          <table:table-cell table:style-name="ACE-42" office:value-type="string">
            <text:p>(16) N. Donegal</text:p>
          </table:table-cell>
          <table:table-cell table:style-name="ACE-51" office:value-type="string">
            <text:p>Ballyness, Donegal</text:p>
          </table:table-cell>
          <table:table-cell table:style-name="ACE-51"/>
          <table:table-cell table:style-name="ACE-53" office:value-type="float" office:value="55.145200000000003">
            <text:p>55.145</text:p>
          </table:table-cell>
          <table:table-cell table:style-name="ACE-53" office:value-type="float" office:value="-8.1712000000000007">
            <text:p>−8.171</text:p>
          </table:table-cell>
          <table:table-cell table:style-name="ACE-51" office:value-type="string">
            <text:p>Beta-34314</text:p>
          </table:table-cell>
          <table:table-cell table:style-name="ACE-51" office:value-type="string">
            <text:p>4410±100</text:p>
          </table:table-cell>
          <table:table-cell table:style-name="ACE-54" office:value-type="float" office:value="-27.699999999999999">
            <text:p>−27.70</text:p>
          </table:table-cell>
          <table:table-cell table:style-name="ACE-51" office:value-type="string">
            <text:p>4832-5311</text:p>
          </table:table-cell>
          <table:table-cell table:style-name="ACE-51" table:formula="of:=SUM(4832+5311)/2" office:value-type="float" office:value="5071.5">
            <text:p>5071.5</text:p>
          </table:table-cell>
          <table:table-cell table:style-name="ACE-61" table:formula="of:=SUM(4832-5311)/2" office:value-type="float" office:value="-239.5">
            <text:p>240</text:p>
          </table:table-cell>
          <table:table-cell table:style-name="ACE-51" office:value-type="float" office:value="0.17999999999999999">
            <text:p>0.18</text:p>
          </table:table-cell>
          <table:table-cell table:style-name="ACE-65" office:value-type="string">
            <text:p>128-130</text:p>
          </table:table-cell>
          <table:table-cell table:style-name="ACE-51" office:value-type="string">
            <text:p>Saltmarsh peat</text:p>
          </table:table-cell>
          <table:table-cell table:style-name="ACE-51" office:value-type="string">
            <text:p>Base of Silty Peat overlying miaceous silty sand</text:p>
          </table:table-cell>
          <table:table-cell table:style-name="ACE-51" office:value-type="string">
            <text:p>Pollen, Foraminifera</text:p>
          </table:table-cell>
          <table:table-cell table:style-name="ACE-51" office:value-type="string">
            <text:p>(MHWNT+HAT)/2</text:p>
          </table:table-cell>
          <table:table-cell table:style-name="ACE-51" table:formula="of:=(([.U48]-[.W48])/2)*100" office:value-type="float" office:value="74.25">
            <text:p>74.25</text:p>
          </table:table-cell>
          <table:table-cell table:style-name="ACE-51" office:value-type="string">
            <text:p>Burtonport</text:p>
          </table:table-cell>
          <table:table-cell table:style-name="ACE-51" office:value-type="string">
            <text:p>Fanad Head</text:p>
          </table:table-cell>
          <table:table-cell table:style-name="ACE-41" office:value-type="float" office:value="1.8999999999999999">
            <text:p>1.9</text:p>
          </table:table-cell>
          <table:table-cell table:style-name="ACE-51" office:value-type="float" office:value="1.415">
            <text:p>1.415</text:p>
          </table:table-cell>
          <table:table-cell table:style-name="ACE-51" office:value-type="float" office:value="0.41499999999999998">
            <text:p>0.415</text:p>
          </table:table-cell>
          <table:table-cell table:style-name="ACE-51" office:value-type="float" office:value="-0.38500000000000001">
            <text:p>−0.385</text:p>
          </table:table-cell>
          <table:table-cell table:style-name="ACE-51" office:value-type="float" office:value="-1.085">
            <text:p>−1.085</text:p>
          </table:table-cell>
          <table:table-cell table:style-name="ACE-51" office:value-type="float" office:value="-2.0350000000000001">
            <text:p>−2.035</text:p>
          </table:table-cell>
          <table:table-cell table:style-name="ACE-67"/>
          <table:table-cell table:style-name="ACE-51" table:formula="of:=(([.U48]+[.W48])/2)-[.X48]" office:value-type="float" office:value="1.5425">
            <text:p>1.5425</text:p>
          </table:table-cell>
          <table:table-cell table:style-name="ACE-55" table:formula="of:=([.L48]-[.AB48])" office:value-type="float" office:value="-1.3625">
            <text:p>−1.36</text:p>
          </table:table-cell>
          <table:table-cell table:style-name="ACE-51" table:formula="of:=SQRT(POWER([.R48]/100;2)+POWER(0.01;2)+POWER(0.01;2)+POWER(0.040000000000000001;2)+POWER(0.02;2)+POWER(0.14999999999999999;2)+POWER(0.29999999999999999;2))" office:value-type="float" office:value="0.81609205975796628">
            <text:p>0.8160921</text:p>
          </table:table-cell>
          <table:table-cell table:style-name="ACE-51" office:value-type="float" office:value="0">
            <text:p>0</text:p>
          </table:table-cell>
          <table:table-cell table:style-name="ACE-51"/>
          <table:table-cell table:style-name="ACE-51" office:value-type="string">
            <text:p>Shaw and Carter, (1994)</text:p>
          </table:table-cell>
          <table:table-cell table:number-columns-repeated="223" table:style-name="ACE-51"/>
        </table:table-row>
        <table:table-row table:style-name="AROW-0" table:number-rows-repeated="50">
          <table:table-cell table:number-columns-repeated="256"/>
        </table:table-row>
        <table:table-row table:style-name="AROW-0" table:number-rows-repeated="163">
          <table:table-cell table:style-name="ACE-42"/>
          <table:table-cell table:number-columns-repeated="2" table:style-name="ACE-51"/>
          <table:table-cell table:number-columns-repeated="2" table:style-name="ACE-53"/>
          <table:table-cell table:number-columns-repeated="5" table:style-name="ACE-51"/>
          <table:table-cell table:style-name="ACE-60"/>
          <table:table-cell table:number-columns-repeated="245" table:style-name="ACE-51"/>
        </table:table-row>
        <table:table-row table:style-name="AROW-0">
          <table:table-cell table:number-columns-repeated="256"/>
        </table:table-row>
        <table:table-row table:style-name="AROW-0" table:number-rows-repeated="15">
          <table:table-cell table:style-name="ACE-42"/>
          <table:table-cell table:number-columns-repeated="2" table:style-name="ACE-51"/>
          <table:table-cell table:number-columns-repeated="2" table:style-name="ACE-53"/>
          <table:table-cell table:number-columns-repeated="5" table:style-name="ACE-51"/>
          <table:table-cell table:style-name="ACE-60"/>
          <table:table-cell table:number-columns-repeated="245" table:style-name="ACE-51"/>
        </table:table-row>
        <table:table-row table:style-name="AROW-0" table:number-rows-repeated="65259">
          <table:table-cell table:number-columns-repeated="256"/>
        </table:table-row>
        <table:named-expressions>
          <table:named-expression table:name="Sheet_Title" table:expression="of:=&quot;Primary Index Points&quot;" table:base-cell-address="$'Primary Index Points'.$A$1"/>
          <table:named-expression table:name="Print_Area" table:expression="of:=#REF!" table:base-cell-address="$'Primary Index Points'.$A$1"/>
        </table:named-expressions>
        <gnm:selections gnm:cursor-col="19" gnm:cursor-row="0">
          <gnm:selection gnm:start-col="19" gnm:start-row="0" gnm:end-col="19" gnm:end-row="0"/>
        </gnm:selections>
      </table:table>
      <table:table table:name="Secondary Index Points" table:style-name="ta-3" table:print="true">
        <office:forms form:automatic-focus="false" form:apply-design-mode="false">
          <form:form/>
        </office:forms>
        <table:table-column table:default-cell-style-name="ACE-69" table:style-name="ACOL-0" table:number-columns-repeated="10"/>
        <table:table-column table:default-cell-style-name="ACE-83" table:style-name="ACOL-0"/>
        <table:table-column table:default-cell-style-name="ACE-69" table:style-name="ACOL-0" table:number-columns-repeated="21"/>
        <table:table-column table:default-cell-style-name="ACE-69" table:style-name="ACOL-37"/>
        <table:table-column table:default-cell-style-name="ACE-69" table:style-name="ACOL-0"/>
        <table:table-column table:default-cell-style-name="ACE-69" table:style-name="ACOL-0" table:number-columns-repeated="222"/>
        <table:table-row table:style-name="AROW-0">
          <table:table-cell table:style-name="ACE-68" office:value-type="string">
            <text:p>Region</text:p>
          </table:table-cell>
          <table:table-cell table:style-name="ACE-68" office:value-type="string">
            <text:p>Site</text:p>
          </table:table-cell>
          <table:table-cell table:style-name="ACE-68" office:value-type="string">
            <text:p>Irish Grid Reference</text:p>
          </table:table-cell>
          <table:table-cell table:number-columns-spanned="2" table:style-name="ACE-76" office:value-type="string">
            <text:p>Site Location (Decimal Degrees)</text:p>
          </table:table-cell>
          <table:covered-table-cell/>
          <table:table-cell table:style-name="ACE-68" office:value-type="string">
            <text:p>Labcode</text:p>
          </table:table-cell>
          <table:table-cell table:style-name="ACE-68" office:value-type="string">
            <text:p>14C Age BP</text:p>
          </table:table-cell>
          <table:table-cell table:style-name="ACE-68" office:value-type="string">
            <text:p>% 13C (when stated)</text:p>
          </table:table-cell>
          <table:table-cell table:style-name="ACE-68" office:value-type="string">
            <text:p>Calibrated Age BP (2σ)</text:p>
          </table:table-cell>
          <table:table-cell table:style-name="ACE-68" office:value-type="string">
            <text:p>Midpoint</text:p>
          </table:table-cell>
          <table:table-cell table:style-name="ACE-82" office:value-type="string">
            <text:p>±</text:p>
          </table:table-cell>
          <table:table-cell table:style-name="ACE-68" office:value-type="string">
            <text:p>Altitude m (ODB)</text:p>
          </table:table-cell>
          <table:table-cell table:style-name="ACE-68" office:value-type="string">
            <text:p>Depth (cm)</text:p>
          </table:table-cell>
          <table:table-cell table:style-name="ACE-68" office:value-type="string">
            <text:p>Material</text:p>
          </table:table-cell>
          <table:table-cell table:style-name="ACE-68" office:value-type="string">
            <text:p>Type</text:p>
          </table:table-cell>
          <table:table-cell table:style-name="ACE-68" office:value-type="string">
            <text:p>Microfossil Evidece</text:p>
          </table:table-cell>
          <table:table-cell table:style-name="ACE-68" office:value-type="string">
            <text:p>Ref. Water Level</text:p>
          </table:table-cell>
          <table:table-cell table:style-name="ACE-68" office:value-type="string">
            <text:p>Ind_R </text:p>
          </table:table-cell>
          <table:table-cell table:style-name="ACE-68" office:value-type="string">
            <text:p>Tide 1</text:p>
          </table:table-cell>
          <table:table-cell table:style-name="ACE-68" office:value-type="string">
            <text:p>Tide 2</text:p>
          </table:table-cell>
          <table:table-cell table:style-name="ACE-68" office:value-type="string">
            <text:p>HAT</text:p>
          </table:table-cell>
          <table:table-cell table:style-name="ACE-68" office:value-type="string">
            <text:p>MHWST</text:p>
          </table:table-cell>
          <table:table-cell table:style-name="ACE-68" office:value-type="string">
            <text:p>MHWNT</text:p>
          </table:table-cell>
          <table:table-cell table:style-name="ACE-68" office:value-type="string">
            <text:p>MTL (Bold font) / MSL</text:p>
          </table:table-cell>
          <table:table-cell table:style-name="ACE-68" office:value-type="string">
            <text:p>MLWNT</text:p>
          </table:table-cell>
          <table:table-cell table:style-name="ACE-68" office:value-type="string">
            <text:p>MLWST</text:p>
          </table:table-cell>
          <table:table-cell table:style-name="ACE-68" office:value-type="string">
            <text:p>LAT</text:p>
          </table:table-cell>
          <table:table-cell table:style-name="ACE-68" office:value-type="string">
            <text:p>Indicative Meaning</text:p>
          </table:table-cell>
          <table:table-cell table:style-name="ACE-68" office:value-type="string">
            <text:p>Palaeo mean sea level</text:p>
          </table:table-cell>
          <table:table-cell table:style-name="ACE-68" office:value-type="string">
            <text:p>Vertical Error Term (m)</text:p>
          </table:table-cell>
          <table:table-cell table:style-name="ACE-68" office:value-type="string">
            <text:p>Overlap (Tend. Code)</text:p>
          </table:table-cell>
          <table:table-cell table:style-name="ACE-68" office:value-type="string">
            <text:p>Error Sources</text:p>
          </table:table-cell>
          <table:table-cell table:style-name="ACE-68" office:value-type="string">
            <text:p>Bibliographic Reference</text:p>
          </table:table-cell>
          <table:table-cell table:style-name="ACE-68" office:value-type="string">
            <text:p>(Cited in)</text:p>
          </table:table-cell>
          <table:table-cell table:style-name="ACE-68"/>
          <table:table-cell table:number-columns-repeated="221" table:style-name="ACE-69"/>
        </table:table-row>
        <table:table-row table:style-name="AROW-0">
          <table:table-cell table:number-columns-repeated="3" table:style-name="ACE-69"/>
          <table:table-cell table:style-name="ACE-76" office:value-type="string">
            <text:p>Latitude </text:p>
          </table:table-cell>
          <table:table-cell table:style-name="ACE-76" office:value-type="string">
            <text:p>Longitude</text:p>
          </table:table-cell>
          <table:table-cell table:number-columns-repeated="5" table:style-name="ACE-69"/>
          <table:table-cell table:style-name="ACE-83"/>
          <table:table-cell table:number-columns-repeated="245" table:style-name="ACE-69"/>
        </table:table-row>
        <table:table-row table:style-name="AROW-0">
          <table:table-cell table:style-name="ACE-70"/>
          <table:table-cell table:number-columns-repeated="9" table:style-name="ACE-69"/>
          <table:table-cell table:style-name="ACE-83"/>
          <table:table-cell table:number-columns-repeated="245" table:style-name="ACE-69"/>
        </table:table-row>
        <table:table-row table:style-name="AROW-0">
          <table:table-cell table:style-name="ACE-71" office:value-type="string">
            <text:p><text:a xlink:type="simple" xlink:actuate="onRequest" xlink:href="#">(1) Dublin</text:a></text:p>
          </table:table-cell>
          <table:table-cell table:style-name="ACE-69" office:value-type="string">
            <text:p>Bray (Wicklow)</text:p>
          </table:table-cell>
          <table:table-cell table:style-name="ACE-69"/>
          <table:table-cell table:style-name="ACE-77" office:value-type="float" office:value="53.210700000000003">
            <text:p>53.21</text:p>
          </table:table-cell>
          <table:table-cell table:style-name="ACE-77" office:value-type="float" office:value="-6.0971000000000002">
            <text:p>−6.10</text:p>
          </table:table-cell>
          <table:table-cell table:style-name="ACE-69" office:value-type="string">
            <text:p>I-7290</text:p>
          </table:table-cell>
          <table:table-cell table:style-name="ACE-69" office:value-type="string">
            <text:p>6760±115</text:p>
          </table:table-cell>
          <table:table-cell table:style-name="ACE-80"/>
          <table:table-cell table:style-name="ACE-69" office:value-type="string">
            <text:p>7432-7832</text:p>
          </table:table-cell>
          <table:table-cell table:style-name="ACE-69" table:formula="of:=SUM(7432+7832)/2" office:value-type="float" office:value="7632">
            <text:p>7632</text:p>
          </table:table-cell>
          <table:table-cell table:style-name="ACE-84" table:formula="of:=SUM(7432-7832)/2" office:value-type="float" office:value="-200">
            <text:p>200</text:p>
          </table:table-cell>
          <table:table-cell table:style-name="ACE-69" table:formula="of:=[.Z4]" office:value-type="float" office:value="-1.7">
            <text:p>−1.7</text:p>
          </table:table-cell>
          <table:table-cell table:style-name="ACE-69"/>
          <table:table-cell table:style-name="ACE-69" office:value-type="string">
            <text:p>Wood Peat</text:p>
          </table:table-cell>
          <table:table-cell table:style-name="ACE-69"/>
          <table:table-cell table:style-name="ACE-69" office:value-type="string">
            <text:p>None</text:p>
          </table:table-cell>
          <table:table-cell table:style-name="ACE-69" office:value-type="string">
            <text:p>MHWST+20</text:p>
          </table:table-cell>
          <table:table-cell table:style-name="ACE-69"/>
          <table:table-cell table:style-name="ACE-69" office:value-type="string">
            <text:p>Dun Laoghaire</text:p>
          </table:table-cell>
          <table:table-cell table:number-columns-repeated="2" table:style-name="ACE-69"/>
          <table:table-cell table:style-name="ACE-69" office:value-type="float" office:value="1.6000000000000001">
            <text:p>1.6</text:p>
          </table:table-cell>
          <table:table-cell table:style-name="ACE-69" office:value-type="float" office:value="0.90000000000000002">
            <text:p>0.9</text:p>
          </table:table-cell>
          <table:table-cell table:style-name="ACE-69" office:value-type="float" office:value="-0.10000000000000001">
            <text:p>−0.1</text:p>
          </table:table-cell>
          <table:table-cell table:style-name="ACE-69" office:value-type="float" office:value="-1">
            <text:p>−1</text:p>
          </table:table-cell>
          <table:table-cell table:style-name="ACE-69" office:value-type="float" office:value="-1.7">
            <text:p>−1.7</text:p>
          </table:table-cell>
          <table:table-cell table:style-name="ACE-69"/>
          <table:table-cell table:style-name="ACE-69" table:formula="of:=([.V4]-[.X4])+0.20000000000000001" office:value-type="float" office:value="1.9000000000000001">
            <text:p>1.9</text:p>
          </table:table-cell>
          <table:table-cell table:style-name="ACE-88" table:formula="of:=[.L4]-[.AB4]" office:value-type="float" office:value="-3.6000000000000001">
            <text:p>−3.6</text:p>
          </table:table-cell>
          <table:table-cell table:style-name="ACE-69" office:value-type="float" office:value="1">
            <text:p>1</text:p>
          </table:table-cell>
          <table:table-cell table:style-name="ACE-69" office:value-type="float" office:value="0">
            <text:p>0</text:p>
          </table:table-cell>
          <table:table-cell table:style-name="ACE-69"/>
          <table:table-cell table:style-name="ACE-69" office:value-type="string">
            <text:p>Mitchell, (1976)</text:p>
          </table:table-cell>
          <table:table-cell table:number-columns-repeated="223" table:style-name="ACE-69"/>
        </table:table-row>
        <table:table-row table:style-name="AROW-0">
          <table:table-cell table:style-name="ACE-72" office:value-type="string">
            <text:p><text:a xlink:type="simple" xlink:actuate="onRequest" xlink:href="#">(3) S. Wexford</text:a></text:p>
          </table:table-cell>
          <table:table-cell table:style-name="ACE-69" office:value-type="string">
            <text:p>St. Margaret's, (Wexford)</text:p>
          </table:table-cell>
          <table:table-cell table:style-name="ACE-69" office:value-type="string">
            <text:p>T131 066</text:p>
          </table:table-cell>
          <table:table-cell table:style-name="ACE-78" office:value-type="float" office:value="52.200066516200003">
            <text:p>52.200</text:p>
          </table:table-cell>
          <table:table-cell table:style-name="ACE-78" office:value-type="float" office:value="-6.3465299469999996">
            <text:p>−6.347</text:p>
          </table:table-cell>
          <table:table-cell table:style-name="ACE-69" office:value-type="string">
            <text:p>I-7997</text:p>
          </table:table-cell>
          <table:table-cell table:style-name="ACE-69" office:value-type="string">
            <text:p>4185±100</text:p>
          </table:table-cell>
          <table:table-cell table:style-name="ACE-80"/>
          <table:table-cell table:style-name="ACE-69" office:value-type="string">
            <text:p>4435-4960</text:p>
          </table:table-cell>
          <table:table-cell table:style-name="ACE-69" table:formula="of:=SUM(4435+4960)/2" office:value-type="float" office:value="4697.5">
            <text:p>4697.5</text:p>
          </table:table-cell>
          <table:table-cell table:style-name="ACE-84" table:formula="of:=SUM(4435-4960)/2" office:value-type="float" office:value="-262.5">
            <text:p>263</text:p>
          </table:table-cell>
          <table:table-cell table:style-name="ACE-69" office:value-type="float" office:value="-0.56999999999999995">
            <text:p>−0.57</text:p>
          </table:table-cell>
          <table:table-cell table:style-name="ACE-69"/>
          <table:table-cell table:style-name="ACE-69" office:value-type="string">
            <text:p>Wood Peat</text:p>
          </table:table-cell>
          <table:table-cell table:style-name="ACE-69" office:value-type="string">
            <text:p>Basal</text:p>
          </table:table-cell>
          <table:table-cell table:style-name="ACE-69" office:value-type="string">
            <text:p>None</text:p>
          </table:table-cell>
          <table:table-cell table:style-name="ACE-69" office:value-type="string">
            <text:p>MHWST+20</text:p>
          </table:table-cell>
          <table:table-cell table:style-name="ACE-69"/>
          <table:table-cell table:style-name="ACE-69" office:value-type="string">
            <text:p>Rosslare Harbour</text:p>
          </table:table-cell>
          <table:table-cell table:number-columns-repeated="2" table:style-name="ACE-69"/>
          <table:table-cell table:style-name="ACE-69" office:value-type="float" office:value="0.22">
            <text:p>0.22</text:p>
          </table:table-cell>
          <table:table-cell table:style-name="ACE-69" office:value-type="float" office:value="-0.28000000000000003">
            <text:p>−0.28</text:p>
          </table:table-cell>
          <table:table-cell table:style-name="ACE-69" office:value-type="float" office:value="-0.56999999999999995">
            <text:p>−0.57</text:p>
          </table:table-cell>
          <table:table-cell table:style-name="ACE-69" office:value-type="float" office:value="-0.88">
            <text:p>−0.88</text:p>
          </table:table-cell>
          <table:table-cell table:style-name="ACE-69" office:value-type="float" office:value="-1.28">
            <text:p>−1.28</text:p>
          </table:table-cell>
          <table:table-cell table:style-name="ACE-69"/>
          <table:table-cell table:style-name="ACE-69" table:formula="of:=([.V5]-[.X5])+0.20000000000000001" office:value-type="float" office:value="0.98999999999999999">
            <text:p>0.99</text:p>
          </table:table-cell>
          <table:table-cell table:style-name="ACE-88" table:formula="of:=[.L5]-[.AB5]" office:value-type="float" office:value="-1.5600000000000001">
            <text:p>−1.56</text:p>
          </table:table-cell>
          <table:table-cell table:style-name="ACE-69" office:value-type="float" office:value="1">
            <text:p>1</text:p>
          </table:table-cell>
          <table:table-cell table:style-name="ACE-69" office:value-type="float" office:value="0">
            <text:p>0</text:p>
          </table:table-cell>
          <table:table-cell table:style-name="ACE-69" office:value-type="string">
            <text:p>C, E</text:p>
          </table:table-cell>
          <table:table-cell table:style-name="ACE-69" office:value-type="string">
            <text:p>Mitchell, (1977)</text:p>
          </table:table-cell>
          <table:table-cell table:number-columns-repeated="223" table:style-name="ACE-69"/>
        </table:table-row>
        <table:table-row table:style-name="AROW-0">
          <table:table-cell table:style-name="ACE-73" office:value-type="string">
            <text:p><text:a xlink:type="simple" xlink:actuate="onRequest" xlink:href="#">(5) East Cork</text:a></text:p>
          </table:table-cell>
          <table:table-cell table:style-name="ACE-69" office:value-type="string">
            <text:p>Ballycotton Bay</text:p>
          </table:table-cell>
          <table:table-cell table:style-name="ACE-69"/>
          <table:table-cell table:style-name="ACE-77" office:value-type="float" office:value="51.855899999999998">
            <text:p>51.86</text:p>
          </table:table-cell>
          <table:table-cell table:style-name="ACE-77" office:value-type="float" office:value="-7.9969999999999999">
            <text:p>−8.00</text:p>
          </table:table-cell>
          <table:table-cell table:style-name="ACE-69" office:value-type="string">
            <text:p>I-8103</text:p>
          </table:table-cell>
          <table:table-cell table:style-name="ACE-69" office:value-type="string">
            <text:p>4100±95</text:p>
          </table:table-cell>
          <table:table-cell table:style-name="ACE-80"/>
          <table:table-cell table:style-name="ACE-69" office:value-type="string">
            <text:p>4407-4853</text:p>
          </table:table-cell>
          <table:table-cell table:style-name="ACE-69" table:formula="of:=SUM(4407+4853)/2" office:value-type="float" office:value="4630">
            <text:p>4630</text:p>
          </table:table-cell>
          <table:table-cell table:style-name="ACE-84" table:formula="of:=SUM(4407-4853)/2" office:value-type="float" office:value="-223">
            <text:p>223</text:p>
          </table:table-cell>
          <table:table-cell table:style-name="ACE-69" office:value-type="float" office:value="-0.27000000000000002">
            <text:p>−0.27</text:p>
          </table:table-cell>
          <table:table-cell table:style-name="ACE-69"/>
          <table:table-cell table:style-name="ACE-69" office:value-type="string">
            <text:p>Wood Peat</text:p>
          </table:table-cell>
          <table:table-cell table:style-name="ACE-69"/>
          <table:table-cell table:style-name="ACE-69" office:value-type="string">
            <text:p>None</text:p>
          </table:table-cell>
          <table:table-cell table:style-name="ACE-69" office:value-type="string">
            <text:p>MHWST+20</text:p>
          </table:table-cell>
          <table:table-cell table:style-name="ACE-69"/>
          <table:table-cell table:style-name="ACE-69" office:value-type="string">
            <text:p>Ballycotton</text:p>
          </table:table-cell>
          <table:table-cell table:number-columns-repeated="2" table:style-name="ACE-69"/>
          <table:table-cell table:style-name="ACE-69" office:value-type="float" office:value="1.6299999999999999">
            <text:p>1.63</text:p>
          </table:table-cell>
          <table:table-cell table:style-name="ACE-69" office:value-type="float" office:value="0.63">
            <text:p>0.63</text:p>
          </table:table-cell>
          <table:table-cell table:style-name="ACE-69" office:value-type="float" office:value="-0.27000000000000002">
            <text:p>−0.27</text:p>
          </table:table-cell>
          <table:table-cell table:style-name="ACE-69" office:value-type="float" office:value="-1.3700000000000001">
            <text:p>−1.37</text:p>
          </table:table-cell>
          <table:table-cell table:style-name="ACE-69" office:value-type="float" office:value="-2.27">
            <text:p>−2.27</text:p>
          </table:table-cell>
          <table:table-cell table:style-name="ACE-80"/>
          <table:table-cell table:style-name="ACE-69" table:formula="of:=([.V6]-[.X6])+0.20000000000000001" office:value-type="float" office:value="2.1000000000000001">
            <text:p>2.1</text:p>
          </table:table-cell>
          <table:table-cell table:style-name="ACE-88" table:formula="of:=[.L6]-[.AB6]" office:value-type="float" office:value="-2.3700000000000001">
            <text:p>−2.37</text:p>
          </table:table-cell>
          <table:table-cell table:style-name="ACE-69" office:value-type="float" office:value="1">
            <text:p>1</text:p>
          </table:table-cell>
          <table:table-cell table:style-name="ACE-69" office:value-type="float" office:value="0">
            <text:p>0</text:p>
          </table:table-cell>
          <table:table-cell table:style-name="ACE-69" office:value-type="string">
            <text:p>C, E</text:p>
          </table:table-cell>
          <table:table-cell table:style-name="ACE-69" office:value-type="string">
            <text:p>(Mitchell, 1977; Mitchell, 1976)</text:p>
          </table:table-cell>
          <table:table-cell table:number-columns-repeated="223" table:style-name="ACE-69"/>
        </table:table-row>
        <table:table-row table:style-name="AROW-0">
          <table:table-cell table:style-name="ACE-74" office:value-type="string">
            <text:p><text:a xlink:type="simple" xlink:actuate="onRequest" xlink:href="#">(6) West Cork</text:a></text:p>
          </table:table-cell>
          <table:table-cell table:style-name="ACE-69" office:value-type="string">
            <text:p>Whidy Island, Bantry Bay</text:p>
          </table:table-cell>
          <table:table-cell table:style-name="ACE-69" office:value-type="string">
            <text:p>V940 500</text:p>
          </table:table-cell>
          <table:table-cell table:style-name="ACE-78" office:value-type="float" office:value="51.692980245999998">
            <text:p>51.693</text:p>
          </table:table-cell>
          <table:table-cell table:style-name="ACE-78" office:value-type="float" office:value="-9.5336816582000008">
            <text:p>−9.534</text:p>
          </table:table-cell>
          <table:table-cell table:style-name="ACE-69"/>
          <table:table-cell table:style-name="ACE-79" office:value-type="string">
            <text:p>11000-12000</text:p>
          </table:table-cell>
          <table:table-cell table:style-name="ACE-69"/>
          <table:table-cell table:style-name="ACE-81" office:value-type="string">
            <text:p>13000-14000</text:p>
          </table:table-cell>
          <table:table-cell table:style-name="ACE-81" office:value-type="float" office:value="13500">
            <text:p>13500</text:p>
          </table:table-cell>
          <table:table-cell table:style-name="ACE-85" table:formula="of:=SUM(13000-14000)/2" office:value-type="float" office:value="-500">
            <text:p>500</text:p>
          </table:table-cell>
          <table:table-cell table:style-name="ACE-69" office:value-type="float" office:value="-60">
            <text:p>−60</text:p>
          </table:table-cell>
          <table:table-cell table:style-name="ACE-69"/>
          <table:table-cell table:style-name="ACE-69" office:value-type="string">
            <text:p>Lake Deposit</text:p>
          </table:table-cell>
          <table:table-cell table:style-name="ACE-69"/>
          <table:table-cell table:style-name="ACE-69" office:value-type="string">
            <text:p>Pollen</text:p>
          </table:table-cell>
          <table:table-cell table:style-name="ACE-69" office:value-type="string">
            <text:p>MHWST</text:p>
          </table:table-cell>
          <table:table-cell table:style-name="ACE-87"/>
          <table:table-cell table:style-name="ACE-69" office:value-type="string">
            <text:p>Bantry</text:p>
          </table:table-cell>
          <table:table-cell table:number-columns-repeated="2" table:style-name="ACE-69"/>
          <table:table-cell table:style-name="ACE-69" office:value-type="float" office:value="0.92000000000000004">
            <text:p>0.92</text:p>
          </table:table-cell>
          <table:table-cell table:style-name="ACE-69" office:value-type="float" office:value="0.22">
            <text:p>0.22</text:p>
          </table:table-cell>
          <table:table-cell table:style-name="ACE-69" office:value-type="float" office:value="-0.40000000000000002">
            <text:p>−0.4</text:p>
          </table:table-cell>
          <table:table-cell table:style-name="ACE-69" office:value-type="float" office:value="-1.0800000000000001">
            <text:p>−1.08</text:p>
          </table:table-cell>
          <table:table-cell table:style-name="ACE-69" office:value-type="float" office:value="-1.78">
            <text:p>−1.78</text:p>
          </table:table-cell>
          <table:table-cell table:style-name="ACE-69"/>
          <table:table-cell table:style-name="ACE-69" table:formula="of:=[.V7]-[.X7]" office:value-type="float" office:value="1.3200000000000001">
            <text:p>1.32</text:p>
          </table:table-cell>
          <table:table-cell table:style-name="ACE-88" table:formula="of:=[.L7]-([.AB7])" office:value-type="float" office:value="-61.32">
            <text:p>−61.32</text:p>
          </table:table-cell>
          <table:table-cell table:style-name="ACE-69" office:value-type="string">
            <text:p>?</text:p>
          </table:table-cell>
          <table:table-cell table:style-name="ACE-69" office:value-type="float" office:value="0">
            <text:p>0</text:p>
          </table:table-cell>
          <table:table-cell table:style-name="ACE-69"/>
          <table:table-cell table:style-name="ACE-69" office:value-type="string">
            <text:p>(Stillman, 1968)</text:p>
          </table:table-cell>
          <table:table-cell table:number-columns-repeated="2" table:style-name="ACE-69"/>
          <table:table-cell table:style-name="ACE-86"/>
          <table:table-cell table:number-columns-repeated="220" table:style-name="ACE-69"/>
        </table:table-row>
        <table:table-row table:style-name="AROW-0">
          <table:table-cell table:style-name="ACE-75" office:value-type="string">
            <text:p><text:a xlink:type="simple" xlink:actuate="onRequest" xlink:href="#">(8) S. Clare</text:a></text:p>
          </table:table-cell>
          <table:table-cell table:style-name="ACE-69" office:value-type="string">
            <text:p>Clonderalaw Bay 3</text:p>
          </table:table-cell>
          <table:table-cell table:style-name="ACE-69" office:value-type="string">
            <text:p>NGR 111809, 154193</text:p>
          </table:table-cell>
          <table:table-cell table:style-name="ACE-78" office:value-type="float" office:value="52.632182472399997">
            <text:p>52.632</text:p>
          </table:table-cell>
          <table:table-cell table:style-name="ACE-78" office:value-type="float" office:value="-9.3032655118999994">
            <text:p>−9.303</text:p>
          </table:table-cell>
          <table:table-cell table:style-name="ACE-69" office:value-type="string">
            <text:p>GrN-20144</text:p>
          </table:table-cell>
          <table:table-cell table:style-name="ACE-69" office:value-type="string">
            <text:p>250±30</text:p>
          </table:table-cell>
          <table:table-cell table:style-name="ACE-69"/>
          <table:table-cell table:style-name="ACE-69" office:value-type="string">
            <text:p>0-428</text:p>
          </table:table-cell>
          <table:table-cell table:style-name="ACE-69" table:formula="of:=SUM(0+428)/2" office:value-type="float" office:value="214">
            <text:p>214</text:p>
          </table:table-cell>
          <table:table-cell table:style-name="ACE-84" table:formula="of:=SUM(0-428)/2" office:value-type="float" office:value="-214">
            <text:p>214</text:p>
          </table:table-cell>
          <table:table-cell table:style-name="ACE-69" office:value-type="float" office:value="-1.3">
            <text:p>−1.3</text:p>
          </table:table-cell>
          <table:table-cell table:style-name="ACE-69"/>
          <table:table-cell table:style-name="ACE-69" office:value-type="string">
            <text:p>Fishtrap</text:p>
          </table:table-cell>
          <table:table-cell table:style-name="ACE-69"/>
          <table:table-cell table:style-name="ACE-69" office:value-type="string">
            <text:p>None</text:p>
          </table:table-cell>
          <table:table-cell table:style-name="ACE-69" office:value-type="string">
            <text:p>MSL</text:p>
          </table:table-cell>
          <table:table-cell table:style-name="ACE-69" office:value-type="float" office:value="50">
            <text:p>50</text:p>
          </table:table-cell>
          <table:table-cell table:style-name="ACE-69" office:value-type="string">
            <text:p>Tarbert Island</text:p>
          </table:table-cell>
          <table:table-cell table:number-columns-repeated="2" table:style-name="ACE-69"/>
          <table:table-cell table:style-name="ACE-69" table:formula="of:=5+-0.29999999999999999+-2.7000000000000002" office:value-type="float" office:value="2">
            <text:p>2</text:p>
          </table:table-cell>
          <table:table-cell table:style-name="ACE-69" table:formula="of:=3.7999999999999998+-0.29999999999999999+-2.7000000000000002" office:value-type="float" office:value="0.79999999999999982">
            <text:p>0.8</text:p>
          </table:table-cell>
          <table:table-cell table:style-name="ACE-69" table:formula="of:=2.7999999999999998+-0.29999999999999999+-2.7000000000000002" office:value-type="float" office:value="-0.20000000000000018">
            <text:p>−0.2</text:p>
          </table:table-cell>
          <table:table-cell table:style-name="ACE-69" table:formula="of:=1.7+-0.29999999999999999+-2.7000000000000002" office:value-type="float" office:value="-1.3000000000000003">
            <text:p>−1.3</text:p>
          </table:table-cell>
          <table:table-cell table:style-name="ACE-69" table:formula="of:=0.5+-0.29999999999999999+-2.7000000000000002" office:value-type="float" office:value="-2.5">
            <text:p>−2.5</text:p>
          </table:table-cell>
          <table:table-cell table:style-name="ACE-69"/>
          <table:table-cell table:style-name="ACE-69" office:value-type="float" office:value="0">
            <text:p>0</text:p>
          </table:table-cell>
          <table:table-cell table:style-name="ACE-88" table:formula="of:=[.L8]-[.AB8]" office:value-type="float" office:value="-1.3">
            <text:p>−1.3</text:p>
          </table:table-cell>
          <table:table-cell table:style-name="ACE-69" office:value-type="string">
            <text:p>?</text:p>
          </table:table-cell>
          <table:table-cell table:style-name="ACE-69" office:value-type="float" office:value="0">
            <text:p>0</text:p>
          </table:table-cell>
          <table:table-cell table:style-name="ACE-69"/>
          <table:table-cell table:style-name="ACE-69" office:value-type="string">
            <text:p>O'Sullivan, (2001)</text:p>
          </table:table-cell>
          <table:table-cell table:number-columns-repeated="223" table:style-name="ACE-69"/>
        </table:table-row>
        <table:table-row table:style-name="AROW-0">
          <table:table-cell table:style-name="ACE-70" office:value-type="string">
            <text:p>(9) Middle Shannon</text:p>
          </table:table-cell>
          <table:table-cell table:style-name="ACE-69" office:value-type="string">
            <text:p>Deel Estuary 3</text:p>
          </table:table-cell>
          <table:table-cell table:style-name="ACE-69" office:value-type="string">
            <text:p>NGR 132801, 152957</text:p>
          </table:table-cell>
          <table:table-cell table:style-name="ACE-78" office:value-type="float" office:value="52.624080748499999">
            <text:p>52.624</text:p>
          </table:table-cell>
          <table:table-cell table:style-name="ACE-78" office:value-type="float" office:value="-8.9930321074999995">
            <text:p>−8.993</text:p>
          </table:table-cell>
          <table:table-cell table:style-name="ACE-69" office:value-type="string">
            <text:p>GrN-21931</text:p>
          </table:table-cell>
          <table:table-cell table:style-name="ACE-69" office:value-type="string">
            <text:p>640±20</text:p>
          </table:table-cell>
          <table:table-cell table:style-name="ACE-69"/>
          <table:table-cell table:style-name="ACE-69" office:value-type="string">
            <text:p>558-663</text:p>
          </table:table-cell>
          <table:table-cell table:style-name="ACE-69" table:formula="of:=SUM(558+663)/2" office:value-type="float" office:value="610.5">
            <text:p>610.5</text:p>
          </table:table-cell>
          <table:table-cell table:style-name="ACE-84" table:formula="of:=SUM(558-663)/2" office:value-type="float" office:value="-52.5">
            <text:p>53</text:p>
          </table:table-cell>
          <table:table-cell table:style-name="ACE-69" office:value-type="float" office:value="-1.2">
            <text:p>−1.2</text:p>
          </table:table-cell>
          <table:table-cell table:style-name="ACE-69"/>
          <table:table-cell table:style-name="ACE-69" office:value-type="string">
            <text:p>Fishtrap</text:p>
          </table:table-cell>
          <table:table-cell table:style-name="ACE-69"/>
          <table:table-cell table:style-name="ACE-69" office:value-type="string">
            <text:p>None</text:p>
          </table:table-cell>
          <table:table-cell table:style-name="ACE-69" office:value-type="string">
            <text:p>MSL</text:p>
          </table:table-cell>
          <table:table-cell table:style-name="ACE-69" office:value-type="float" office:value="50">
            <text:p>50</text:p>
          </table:table-cell>
          <table:table-cell table:style-name="ACE-69" office:value-type="string">
            <text:p>Mellon Point</text:p>
          </table:table-cell>
          <table:table-cell table:number-columns-repeated="2" table:style-name="ACE-69"/>
          <table:table-cell table:style-name="ACE-69" table:formula="of:=(5.9000000000000004+-0.40000000000000002+-2.7000000000000002)" office:value-type="float" office:value="2.7999999999999998">
            <text:p>2.8</text:p>
          </table:table-cell>
          <table:table-cell table:style-name="ACE-69" table:formula="of:=(4.5+-0.40000000000000002+-2.7000000000000002)" office:value-type="float" office:value="1.3999999999999995">
            <text:p>1.4</text:p>
          </table:table-cell>
          <table:table-cell table:style-name="ACE-68" table:formula="of:=(([.V9]+[.W9]+[.Y9]+[.Z9])/4)" office:value-type="float" office:value="0.074999999999999734">
            <text:p>0.075</text:p>
          </table:table-cell>
          <table:table-cell table:style-name="ACE-69" table:formula="of:=(1.8999999999999999+-0.40000000000000002+-2.7000000000000002)" office:value-type="float" office:value="-1.2000000000000002">
            <text:p>−1.2</text:p>
          </table:table-cell>
          <table:table-cell table:style-name="ACE-69" table:formula="of:=(0.40000000000000002-0.40000000000000002+-2.7000000000000002)" office:value-type="float" office:value="-2.7000000000000002">
            <text:p>−2.7</text:p>
          </table:table-cell>
          <table:table-cell table:style-name="ACE-69"/>
          <table:table-cell table:style-name="ACE-69" office:value-type="float" office:value="0">
            <text:p>0</text:p>
          </table:table-cell>
          <table:table-cell table:style-name="ACE-88" table:formula="of:=[.L9]-[.AB9]" office:value-type="float" office:value="-1.2">
            <text:p>−1.2</text:p>
          </table:table-cell>
          <table:table-cell table:style-name="ACE-69" office:value-type="string">
            <text:p>?</text:p>
          </table:table-cell>
          <table:table-cell table:style-name="ACE-69" office:value-type="float" office:value="0">
            <text:p>0</text:p>
          </table:table-cell>
          <table:table-cell table:style-name="ACE-69"/>
          <table:table-cell table:style-name="ACE-69" office:value-type="string">
            <text:p>O'Sullivan, (2001)</text:p>
          </table:table-cell>
          <table:table-cell table:number-columns-repeated="223" table:style-name="ACE-69"/>
        </table:table-row>
        <table:table-row table:style-name="AROW-0">
          <table:table-cell table:style-name="ACE-70" office:value-type="string">
            <text:p>(9) Middle Shannon</text:p>
          </table:table-cell>
          <table:table-cell table:style-name="ACE-69" office:value-type="string">
            <text:p>Deel Estuary 2</text:p>
          </table:table-cell>
          <table:table-cell table:style-name="ACE-69" office:value-type="string">
            <text:p>NGR 132752, 153035</text:p>
          </table:table-cell>
          <table:table-cell table:style-name="ACE-78" office:value-type="float" office:value="52.624775493900003">
            <text:p>52.625</text:p>
          </table:table-cell>
          <table:table-cell table:style-name="ACE-78" office:value-type="float" office:value="-8.9937714207999999">
            <text:p>−8.994</text:p>
          </table:table-cell>
          <table:table-cell table:style-name="ACE-69" office:value-type="string">
            <text:p>GrN-20975</text:p>
          </table:table-cell>
          <table:table-cell table:style-name="ACE-69" office:value-type="string">
            <text:p>740±15</text:p>
          </table:table-cell>
          <table:table-cell table:style-name="ACE-69"/>
          <table:table-cell table:style-name="ACE-69" office:value-type="string">
            <text:p>667-689</text:p>
          </table:table-cell>
          <table:table-cell table:style-name="ACE-69" table:formula="of:=SUM(667+689)/2" office:value-type="float" office:value="678">
            <text:p>678</text:p>
          </table:table-cell>
          <table:table-cell table:style-name="ACE-84" table:formula="of:=SUM(667-689)/2" office:value-type="float" office:value="-11">
            <text:p>11</text:p>
          </table:table-cell>
          <table:table-cell table:style-name="ACE-69" office:value-type="float" office:value="-1.2">
            <text:p>−1.2</text:p>
          </table:table-cell>
          <table:table-cell table:style-name="ACE-69"/>
          <table:table-cell table:style-name="ACE-69" office:value-type="string">
            <text:p>Fishtrap</text:p>
          </table:table-cell>
          <table:table-cell table:style-name="ACE-69"/>
          <table:table-cell table:style-name="ACE-69" office:value-type="string">
            <text:p>None</text:p>
          </table:table-cell>
          <table:table-cell table:style-name="ACE-69" office:value-type="string">
            <text:p>MSL</text:p>
          </table:table-cell>
          <table:table-cell table:style-name="ACE-69" office:value-type="float" office:value="50">
            <text:p>50</text:p>
          </table:table-cell>
          <table:table-cell table:style-name="ACE-69" office:value-type="string">
            <text:p>Mellon Point</text:p>
          </table:table-cell>
          <table:table-cell table:number-columns-repeated="2" table:style-name="ACE-69"/>
          <table:table-cell table:style-name="ACE-69" table:formula="of:=(5.9000000000000004+-0.40000000000000002+-2.7000000000000002)" office:value-type="float" office:value="2.7999999999999998">
            <text:p>2.8</text:p>
          </table:table-cell>
          <table:table-cell table:style-name="ACE-69" table:formula="of:=(4.5+-0.40000000000000002+-2.7000000000000002)" office:value-type="float" office:value="1.3999999999999995">
            <text:p>1.4</text:p>
          </table:table-cell>
          <table:table-cell table:style-name="ACE-68" table:formula="of:=(([.V10]+[.W10]+[.Y10]+[.Z10])/4)" office:value-type="float" office:value="0.074999999999999734">
            <text:p>0.075</text:p>
          </table:table-cell>
          <table:table-cell table:style-name="ACE-69" table:formula="of:=(1.8999999999999999+-0.40000000000000002+-2.7000000000000002)" office:value-type="float" office:value="-1.2000000000000002">
            <text:p>−1.2</text:p>
          </table:table-cell>
          <table:table-cell table:style-name="ACE-69" table:formula="of:=(0.40000000000000002-0.40000000000000002+-2.7000000000000002)" office:value-type="float" office:value="-2.7000000000000002">
            <text:p>−2.7</text:p>
          </table:table-cell>
          <table:table-cell table:style-name="ACE-69"/>
          <table:table-cell table:style-name="ACE-69" office:value-type="float" office:value="0">
            <text:p>0</text:p>
          </table:table-cell>
          <table:table-cell table:style-name="ACE-88" table:formula="of:=[.L10]-[.AB10]" office:value-type="float" office:value="-1.2">
            <text:p>−1.2</text:p>
          </table:table-cell>
          <table:table-cell table:style-name="ACE-69" office:value-type="string">
            <text:p>?</text:p>
          </table:table-cell>
          <table:table-cell table:style-name="ACE-69" office:value-type="float" office:value="0">
            <text:p>0</text:p>
          </table:table-cell>
          <table:table-cell table:style-name="ACE-69"/>
          <table:table-cell table:style-name="ACE-69" office:value-type="string">
            <text:p>O'Sullivan, (2001)</text:p>
          </table:table-cell>
          <table:table-cell table:number-columns-repeated="223" table:style-name="ACE-69"/>
        </table:table-row>
        <table:table-row table:style-name="AROW-0">
          <table:table-cell table:style-name="ACE-70" office:value-type="string">
            <text:p>(9) Middle Shannon</text:p>
          </table:table-cell>
          <table:table-cell table:style-name="ACE-69" office:value-type="string">
            <text:p>Fergus Estuary east 2</text:p>
          </table:table-cell>
          <table:table-cell table:style-name="ACE-69" office:value-type="string">
            <text:p>NGR 136287, 170334</text:p>
          </table:table-cell>
          <table:table-cell table:style-name="ACE-78" office:value-type="float" office:value="52.780628837099997">
            <text:p>52.781</text:p>
          </table:table-cell>
          <table:table-cell table:style-name="ACE-78" office:value-type="float" office:value="-8.9449284038000005">
            <text:p>−8.945</text:p>
          </table:table-cell>
          <table:table-cell table:style-name="ACE-69" office:value-type="string">
            <text:p>GrN-20139</text:p>
          </table:table-cell>
          <table:table-cell table:style-name="ACE-69" office:value-type="string">
            <text:p>1495±35</text:p>
          </table:table-cell>
          <table:table-cell table:style-name="ACE-69"/>
          <table:table-cell table:style-name="ACE-69" office:value-type="string">
            <text:p>1306-1512</text:p>
          </table:table-cell>
          <table:table-cell table:style-name="ACE-69" table:formula="of:=SUM(1306+1512)/2" office:value-type="float" office:value="1409">
            <text:p>1409</text:p>
          </table:table-cell>
          <table:table-cell table:style-name="ACE-84" table:formula="of:=SUM(1306-1512)/2" office:value-type="float" office:value="-103">
            <text:p>103</text:p>
          </table:table-cell>
          <table:table-cell table:style-name="ACE-69" office:value-type="float" office:value="-1.2">
            <text:p>−1.2</text:p>
          </table:table-cell>
          <table:table-cell table:style-name="ACE-69"/>
          <table:table-cell table:style-name="ACE-69" office:value-type="string">
            <text:p>Fishtrap</text:p>
          </table:table-cell>
          <table:table-cell table:style-name="ACE-69"/>
          <table:table-cell table:style-name="ACE-69" office:value-type="string">
            <text:p>None</text:p>
          </table:table-cell>
          <table:table-cell table:style-name="ACE-69" office:value-type="string">
            <text:p>MSL</text:p>
          </table:table-cell>
          <table:table-cell table:style-name="ACE-69" office:value-type="float" office:value="50">
            <text:p>50</text:p>
          </table:table-cell>
          <table:table-cell table:style-name="ACE-69" office:value-type="string">
            <text:p>Mellon Point</text:p>
          </table:table-cell>
          <table:table-cell table:number-columns-repeated="2" table:style-name="ACE-69"/>
          <table:table-cell table:style-name="ACE-69" table:formula="of:=(5.9000000000000004+-0.40000000000000002+-2.7000000000000002)" office:value-type="float" office:value="2.7999999999999998">
            <text:p>2.8</text:p>
          </table:table-cell>
          <table:table-cell table:style-name="ACE-69" table:formula="of:=(4.5+-0.40000000000000002+-2.7000000000000002)" office:value-type="float" office:value="1.3999999999999995">
            <text:p>1.4</text:p>
          </table:table-cell>
          <table:table-cell table:style-name="ACE-68" table:formula="of:=(([.V11]+[.W11]+[.Y11]+[.Z11])/4)" office:value-type="float" office:value="0.074999999999999734">
            <text:p>0.075</text:p>
          </table:table-cell>
          <table:table-cell table:style-name="ACE-69" table:formula="of:=(1.8999999999999999+-0.40000000000000002+-2.7000000000000002)" office:value-type="float" office:value="-1.2000000000000002">
            <text:p>−1.2</text:p>
          </table:table-cell>
          <table:table-cell table:style-name="ACE-69" table:formula="of:=(0.40000000000000002-0.40000000000000002+-2.7000000000000002)" office:value-type="float" office:value="-2.7000000000000002">
            <text:p>−2.7</text:p>
          </table:table-cell>
          <table:table-cell table:style-name="ACE-69"/>
          <table:table-cell table:style-name="ACE-69" office:value-type="float" office:value="0">
            <text:p>0</text:p>
          </table:table-cell>
          <table:table-cell table:style-name="ACE-88" table:formula="of:=[.L11]-[.AB11]" office:value-type="float" office:value="-1.2">
            <text:p>−1.2</text:p>
          </table:table-cell>
          <table:table-cell table:style-name="ACE-69" office:value-type="string">
            <text:p>?</text:p>
          </table:table-cell>
          <table:table-cell table:style-name="ACE-69" office:value-type="float" office:value="0">
            <text:p>0</text:p>
          </table:table-cell>
          <table:table-cell table:style-name="ACE-69"/>
          <table:table-cell table:style-name="ACE-69" office:value-type="string">
            <text:p>O'Sullivan, (2001)</text:p>
          </table:table-cell>
          <table:table-cell table:number-columns-repeated="223" table:style-name="ACE-69"/>
        </table:table-row>
        <table:table-row table:style-name="AROW-0">
          <table:table-cell table:style-name="ACE-70" office:value-type="string">
            <text:p>(21) S. Down</text:p>
          </table:table-cell>
          <table:table-cell table:style-name="ACE-69" office:value-type="string">
            <text:p>Woodgrange, Lecale, Co. Down</text:p>
          </table:table-cell>
          <table:table-cell table:style-name="ACE-69" office:value-type="string">
            <text:p>J438 449</text:p>
          </table:table-cell>
          <table:table-cell table:style-name="ACE-69" office:value-type="float" office:value="54.332559873800001">
            <text:p>54.33256</text:p>
          </table:table-cell>
          <table:table-cell table:style-name="ACE-69" office:value-type="float" office:value="-5.7901095779">
            <text:p>−5.79011</text:p>
          </table:table-cell>
          <table:table-cell table:style-name="ACE-69" office:value-type="string">
            <text:p>LJ-907</text:p>
          </table:table-cell>
          <table:table-cell table:style-name="ACE-69" office:value-type="string">
            <text:p>2710±150</text:p>
          </table:table-cell>
          <table:table-cell table:style-name="ACE-69"/>
          <table:table-cell table:style-name="ACE-69" office:value-type="string">
            <text:p>2042-2761</text:p>
          </table:table-cell>
          <table:table-cell table:style-name="ACE-69" table:formula="of:=SUM(2042+2761)/2" office:value-type="float" office:value="2401.5">
            <text:p>2401.5</text:p>
          </table:table-cell>
          <table:table-cell table:style-name="ACE-83" table:formula="of:=SUM(2042-2761)/2" office:value-type="float" office:value="-359.5">
            <text:p>359.50</text:p>
          </table:table-cell>
          <table:table-cell table:style-name="ACE-69" office:value-type="float" office:value="1.3">
            <text:p>1.3</text:p>
          </table:table-cell>
          <table:table-cell table:style-name="ACE-69" office:value-type="string">
            <text:p>68-78</text:p>
          </table:table-cell>
          <table:table-cell table:style-name="ACE-69" office:value-type="string">
            <text:p>Brackish Water Clay (shell)</text:p>
          </table:table-cell>
          <table:table-cell table:style-name="ACE-69" office:value-type="string">
            <text:p>Top of Brackish water clay layer which is overlain by Fen Peat</text:p>
          </table:table-cell>
          <table:table-cell table:style-name="ACE-69"/>
          <table:table-cell table:style-name="ACE-69" office:value-type="string">
            <text:p>MHWST</text:p>
          </table:table-cell>
          <table:table-cell table:style-name="ACE-69" office:value-type="float" office:value="100">
            <text:p>100</text:p>
          </table:table-cell>
          <table:table-cell table:style-name="ACE-69" office:value-type="string">
            <text:p>Quoile Barrier</text:p>
          </table:table-cell>
          <table:table-cell table:number-columns-repeated="2" table:style-name="ACE-69"/>
          <table:table-cell table:style-name="ACE-69" office:value-type="float" office:value="1.8400000000000001">
            <text:p>1.84</text:p>
          </table:table-cell>
          <table:table-cell table:style-name="ACE-69" office:value-type="float" office:value="1.3400000000000001">
            <text:p>1.34</text:p>
          </table:table-cell>
          <table:table-cell table:style-name="ACE-69" office:value-type="float" office:value="0.080000000000000002">
            <text:p>0.08</text:p>
          </table:table-cell>
          <table:table-cell table:style-name="ACE-69" office:value-type="float" office:value="-1.0600000000000001">
            <text:p>−1.06</text:p>
          </table:table-cell>
          <table:table-cell table:style-name="ACE-69" office:value-type="float" office:value="-1.5600000000000001">
            <text:p>−1.56</text:p>
          </table:table-cell>
          <table:table-cell table:style-name="ACE-89"/>
          <table:table-cell table:style-name="ACE-69" table:formula="of:=([.V12]-[.X12])" office:value-type="float" office:value="1.76">
            <text:p>1.76</text:p>
          </table:table-cell>
          <table:table-cell table:style-name="ACE-88" table:formula="of:=[.L12]-[.AB12]" office:value-type="float" office:value="-0.45999999999999996">
            <text:p>−0.46</text:p>
          </table:table-cell>
          <table:table-cell table:style-name="ACE-69" office:value-type="float" office:value="1">
            <text:p>1</text:p>
          </table:table-cell>
          <table:table-cell table:style-name="ACE-69" office:value-type="float" office:value="0">
            <text:p>0</text:p>
          </table:table-cell>
          <table:table-cell table:style-name="ACE-69" office:value-type="string">
            <text:p>E</text:p>
          </table:table-cell>
          <table:table-cell table:style-name="ACE-69" office:value-type="string">
            <text:p>Singh and Smith, (1973)</text:p>
          </table:table-cell>
          <table:table-cell table:number-columns-repeated="223" table:style-name="ACE-69"/>
        </table:table-row>
        <table:table-row table:style-name="AROW-0">
          <table:table-cell table:style-name="ACE-70" office:value-type="string">
            <text:p>(21) S. Down</text:p>
          </table:table-cell>
          <table:table-cell table:style-name="ACE-69" office:value-type="string">
            <text:p>Woodgrange, Lecale, Co. Down</text:p>
          </table:table-cell>
          <table:table-cell table:style-name="ACE-69" office:value-type="string">
            <text:p>J438 449</text:p>
          </table:table-cell>
          <table:table-cell table:style-name="ACE-69" office:value-type="float" office:value="54.332559873800001">
            <text:p>54.33256</text:p>
          </table:table-cell>
          <table:table-cell table:style-name="ACE-69" office:value-type="float" office:value="-5.7901095779">
            <text:p>−5.79011</text:p>
          </table:table-cell>
          <table:table-cell table:style-name="ACE-69" office:value-type="string">
            <text:p>LJ-908</text:p>
          </table:table-cell>
          <table:table-cell table:style-name="ACE-69" office:value-type="string">
            <text:p>3380±180</text:p>
          </table:table-cell>
          <table:table-cell table:style-name="ACE-69"/>
          <table:table-cell table:style-name="ACE-69" office:value-type="string">
            <text:p>2778-3648</text:p>
          </table:table-cell>
          <table:table-cell table:style-name="ACE-69" table:formula="of:=SUM(2778+3648)/2" office:value-type="float" office:value="3213">
            <text:p>3213</text:p>
          </table:table-cell>
          <table:table-cell table:style-name="ACE-83" table:formula="of:=SUM(2778-3648)/2" office:value-type="float" office:value="-435">
            <text:p>435.00</text:p>
          </table:table-cell>
          <table:table-cell table:style-name="ACE-69" office:value-type="float" office:value="0.69999999999999996">
            <text:p>0.7</text:p>
          </table:table-cell>
          <table:table-cell table:style-name="ACE-69" office:value-type="string">
            <text:p>100-102</text:p>
          </table:table-cell>
          <table:table-cell table:style-name="ACE-69" office:value-type="string">
            <text:p>Brackish Water clay (shell)</text:p>
          </table:table-cell>
          <table:table-cell table:style-name="ACE-69" office:value-type="string">
            <text:p>Base of brackish water clay which is underlain by a shell bed</text:p>
          </table:table-cell>
          <table:table-cell table:style-name="ACE-69" office:value-type="string">
            <text:p>Pollen</text:p>
          </table:table-cell>
          <table:table-cell table:style-name="ACE-69" office:value-type="string">
            <text:p>MSL</text:p>
          </table:table-cell>
          <table:table-cell table:style-name="ACE-69" table:formula="of:=(([.V13]-[.Z13])/2)*100" office:value-type="float" office:value="170.00000000000003">
            <text:p>170</text:p>
          </table:table-cell>
          <table:table-cell table:style-name="ACE-69" office:value-type="string">
            <text:p>Quoile Barrier</text:p>
          </table:table-cell>
          <table:table-cell table:number-columns-repeated="2" table:style-name="ACE-69"/>
          <table:table-cell table:style-name="ACE-69" office:value-type="float" office:value="1.8400000000000001">
            <text:p>1.84</text:p>
          </table:table-cell>
          <table:table-cell table:style-name="ACE-69" office:value-type="float" office:value="1.3400000000000001">
            <text:p>1.34</text:p>
          </table:table-cell>
          <table:table-cell table:style-name="ACE-69" office:value-type="float" office:value="0.080000000000000002">
            <text:p>0.08</text:p>
          </table:table-cell>
          <table:table-cell table:style-name="ACE-69" office:value-type="float" office:value="-1.0600000000000001">
            <text:p>−1.06</text:p>
          </table:table-cell>
          <table:table-cell table:style-name="ACE-69" office:value-type="float" office:value="-1.5600000000000001">
            <text:p>−1.56</text:p>
          </table:table-cell>
          <table:table-cell table:style-name="ACE-89"/>
          <table:table-cell table:style-name="ACE-69" table:formula="of:=[.X13]" office:value-type="float" office:value="0.080000000000000002">
            <text:p>0.08</text:p>
          </table:table-cell>
          <table:table-cell table:style-name="ACE-88" table:formula="of:=[.L13]-[.AB13]" office:value-type="float" office:value="0.62">
            <text:p>0.62</text:p>
          </table:table-cell>
          <table:table-cell table:style-name="ACE-69" table:formula="of:=SQRT(POWER([.R13]/100;2)+POWER(0.01;2)+POWER(0.01;2)+POWER(0.040000000000000001;2)+POWER(0.02;2)+POWER(0.14999999999999999;2)+POWER(0.29999999999999999;2)+POWER(0.02;2))" office:value-type="float" office:value="1.7335224255832402">
            <text:p>1.733522</text:p>
          </table:table-cell>
          <table:table-cell table:style-name="ACE-69" office:value-type="float" office:value="0">
            <text:p>0</text:p>
          </table:table-cell>
          <table:table-cell table:style-name="ACE-69" office:value-type="string">
            <text:p>E</text:p>
          </table:table-cell>
          <table:table-cell table:style-name="ACE-69" office:value-type="string">
            <text:p>Singh and Smith, (1973)</text:p>
          </table:table-cell>
          <table:table-cell table:number-columns-repeated="223" table:style-name="ACE-69"/>
        </table:table-row>
        <table:table-row table:style-name="AROW-0" table:number-rows-repeated="4">
          <table:table-cell table:style-name="ACE-70"/>
          <table:table-cell table:number-columns-repeated="9" table:style-name="ACE-69"/>
          <table:table-cell table:style-name="ACE-83"/>
          <table:table-cell table:number-columns-repeated="245" table:style-name="ACE-69"/>
        </table:table-row>
        <table:table-row table:style-name="AROW-0">
          <table:table-cell table:number-columns-repeated="256"/>
        </table:table-row>
        <table:table-row table:style-name="AROW-0">
          <table:table-cell table:style-name="ACE-68"/>
          <table:table-cell table:number-columns-repeated="9" table:style-name="ACE-69"/>
          <table:table-cell table:style-name="ACE-83"/>
          <table:table-cell table:number-columns-repeated="245" table:style-name="ACE-69"/>
        </table:table-row>
        <table:table-row table:style-name="AROW-0" table:number-rows-repeated="65517">
          <table:table-cell table:number-columns-repeated="256"/>
        </table:table-row>
        <table:named-expressions>
          <table:named-expression table:name="Sheet_Title" table:expression="of:=&quot;Secondary Index Points&quot;" table:base-cell-address="$'Secondary Index Points'.$A$1"/>
          <table:named-expression table:name="Print_Area" table:expression="of:=#REF!" table:base-cell-address="$'Secondary Index Points'.$A$1"/>
        </table:named-expressions>
        <gnm:selections gnm:cursor-col="33" gnm:cursor-row="46">
          <gnm:selection gnm:start-col="33" gnm:start-row="46" gnm:end-col="33" gnm:end-row="46"/>
        </gnm:selections>
      </table:table>
      <table:table table:name="Limiting Dates (Type I)" table:style-name="ta-4" table:print="true">
        <office:forms form:automatic-focus="false" form:apply-design-mode="false">
          <form:form/>
        </office:forms>
        <table:table-column table:default-cell-style-name="ACE-90" table:style-name="ACOL-38"/>
        <table:table-column table:default-cell-style-name="ACE-100" table:style-name="ACOL-39"/>
        <table:table-column table:default-cell-style-name="ACE-100" table:style-name="ACOL-40"/>
        <table:table-column table:default-cell-style-name="ACE-106" table:style-name="ACOL-40" table:number-columns-repeated="2"/>
        <table:table-column table:default-cell-style-name="ACE-100" table:style-name="ACOL-41"/>
        <table:table-column table:default-cell-style-name="ACE-100" table:style-name="ACOL-42"/>
        <table:table-column table:default-cell-style-name="ACE-100" table:style-name="ACOL-0"/>
        <table:table-column table:default-cell-style-name="ACE-100" table:style-name="ACOL-43"/>
        <table:table-column table:default-cell-style-name="ACE-100" table:style-name="ACOL-0"/>
        <table:table-column table:default-cell-style-name="ACE-115" table:style-name="ACOL-0"/>
        <table:table-column table:default-cell-style-name="ACE-100" table:style-name="ACOL-44"/>
        <table:table-column table:default-cell-style-name="ACE-100" table:style-name="ACOL-45"/>
        <table:table-column table:default-cell-style-name="ACE-100" table:style-name="ACOL-34"/>
        <table:table-column table:default-cell-style-name="ACE-100" table:style-name="ACOL-46"/>
        <table:table-column table:default-cell-style-name="ACE-100" table:style-name="ACOL-43"/>
        <table:table-column table:default-cell-style-name="ACE-100" table:style-name="ACOL-47"/>
        <table:table-column table:default-cell-style-name="ACE-100" table:style-name="ACOL-29"/>
        <table:table-column table:default-cell-style-name="ACE-100" table:style-name="ACOL-48"/>
        <table:table-column table:default-cell-style-name="ACE-100" table:style-name="ACOL-49"/>
        <table:table-column table:default-cell-style-name="ACE-100" table:style-name="ACOL-26"/>
        <table:table-column table:default-cell-style-name="ACE-100" table:style-name="ACOL-30"/>
        <table:table-column table:default-cell-style-name="ACE-100" table:style-name="ACOL-46"/>
        <table:table-column table:default-cell-style-name="ACE-100" table:style-name="ACOL-34"/>
        <table:table-column table:default-cell-style-name="ACE-100" table:style-name="ACOL-50"/>
        <table:table-column table:default-cell-style-name="ACE-100" table:style-name="ACOL-6"/>
        <table:table-column table:default-cell-style-name="ACE-100" table:style-name="ACOL-51" table:number-columns-repeated="2"/>
        <table:table-column table:default-cell-style-name="ACE-100" table:style-name="ACOL-0"/>
        <table:table-column table:default-cell-style-name="ACE-100" table:style-name="ACOL-34"/>
        <table:table-column table:default-cell-style-name="ACE-100" table:style-name="ACOL-0"/>
        <table:table-column table:default-cell-style-name="ACE-100" table:style-name="ACOL-0"/>
        <table:table-column table:default-cell-style-name="ACE-100" table:style-name="ACOL-0"/>
        <table:table-column table:default-cell-style-name="ACE-100" table:style-name="ACOL-52"/>
        <table:table-column table:default-cell-style-name="ACE-100" table:style-name="ACOL-0"/>
        <table:table-column table:default-cell-style-name="ACE-100" table:style-name="ACOL-0" table:number-columns-repeated="5"/>
        <table:table-column table:default-cell-style-name="ACE-108" table:style-name="ACOL-0"/>
        <table:table-column table:default-cell-style-name="ACE-100" table:style-name="ACOL-0" table:number-columns-repeated="215"/>
        <table:table-row table:style-name="AROW-0">
          <table:table-cell table:style-name="ACE-90" office:value-type="string">
            <text:p>Region</text:p>
          </table:table-cell>
          <table:table-cell table:style-name="ACE-90" office:value-type="string">
            <text:p>Site</text:p>
          </table:table-cell>
          <table:table-cell table:style-name="ACE-90" office:value-type="string">
            <text:p>Irish Grid Reference</text:p>
          </table:table-cell>
          <table:table-cell table:number-columns-spanned="2" table:style-name="ACE-102" office:value-type="string">
            <text:p>Site Location (Decimal Degrees)</text:p>
          </table:table-cell>
          <table:covered-table-cell/>
          <table:table-cell table:style-name="ACE-90" office:value-type="string">
            <text:p>Labcode</text:p>
          </table:table-cell>
          <table:table-cell table:style-name="ACE-90" office:value-type="string">
            <text:p>14C Age BP</text:p>
          </table:table-cell>
          <table:table-cell table:style-name="ACE-90" office:value-type="string">
            <text:p>% 13C (when stated)</text:p>
          </table:table-cell>
          <table:table-cell table:style-name="ACE-90" office:value-type="string">
            <text:p>Calibrated Age BP (2σ)</text:p>
          </table:table-cell>
          <table:table-cell table:style-name="ACE-90" office:value-type="string">
            <text:p>Midpoint</text:p>
          </table:table-cell>
          <table:table-cell table:style-name="ACE-114" office:value-type="string">
            <text:p>±</text:p>
          </table:table-cell>
          <table:table-cell table:style-name="ACE-90" office:value-type="string">
            <text:p>Altitude m (ODB)</text:p>
          </table:table-cell>
          <table:table-cell table:style-name="ACE-90" office:value-type="string">
            <text:p>Depth (cm)</text:p>
          </table:table-cell>
          <table:table-cell table:style-name="ACE-90" office:value-type="string">
            <text:p>Material</text:p>
          </table:table-cell>
          <table:table-cell table:style-name="ACE-90" office:value-type="string">
            <text:p>Type</text:p>
          </table:table-cell>
          <table:table-cell table:style-name="ACE-90" office:value-type="string">
            <text:p>Stratigraphic Relationship</text:p>
          </table:table-cell>
          <table:table-cell table:style-name="ACE-90" office:value-type="string">
            <text:p>Microfossil Evidence</text:p>
          </table:table-cell>
          <table:table-cell table:style-name="ACE-90" office:value-type="string">
            <text:p>Extent of Marine Influence</text:p>
          </table:table-cell>
          <table:table-cell table:style-name="ACE-90"/>
          <table:table-cell table:style-name="ACE-90" office:value-type="string">
            <text:p>Tide 1</text:p>
          </table:table-cell>
          <table:table-cell table:style-name="ACE-90" office:value-type="string">
            <text:p>Tide 2</text:p>
          </table:table-cell>
          <table:table-cell table:style-name="ACE-90" office:value-type="string">
            <text:p>HAT</text:p>
          </table:table-cell>
          <table:table-cell table:style-name="ACE-90" office:value-type="string">
            <text:p>MHWST</text:p>
          </table:table-cell>
          <table:table-cell table:style-name="ACE-90" office:value-type="string">
            <text:p>MHWNT</text:p>
          </table:table-cell>
          <table:table-cell table:style-name="ACE-90" office:value-type="string">
            <text:p>MTL (Bold font) / MSL</text:p>
          </table:table-cell>
          <table:table-cell table:style-name="ACE-90" office:value-type="string">
            <text:p>MLWNT</text:p>
          </table:table-cell>
          <table:table-cell table:style-name="ACE-90" office:value-type="string">
            <text:p>MLWST</text:p>
          </table:table-cell>
          <table:table-cell table:style-name="ACE-90" office:value-type="string">
            <text:p>LAT</text:p>
          </table:table-cell>
          <table:table-cell table:style-name="ACE-90" office:value-type="string">
            <text:p>Indicative Meaning</text:p>
          </table:table-cell>
          <table:table-cell table:style-name="ACE-91" office:value-type="string">
            <text:p>Max<text:span text:style-name="AC-weight700">/</text:span><text:span text:style-name="AC-weight700"><text:span text:style-name="NS-colour-0000ff">Min</text:span></text:span><text:span text:style-name="AC-weight700"> Height of palaeo mean sea level</text:span></text:p>
          </table:table-cell>
          <table:table-cell table:style-name="ACE-90" office:value-type="string">
            <text:p>Vertical Error Term (m)</text:p>
          </table:table-cell>
          <table:table-cell table:style-name="ACE-90"/>
          <table:table-cell table:style-name="ACE-90" office:value-type="string">
            <text:p>Error Sources</text:p>
          </table:table-cell>
          <table:table-cell table:style-name="ACE-90" office:value-type="string">
            <text:p>Bibliographic Reference</text:p>
          </table:table-cell>
          <table:table-cell table:style-name="ACE-90" office:value-type="string">
            <text:p>(Cited in)</text:p>
          </table:table-cell>
          <table:table-cell table:style-name="ACE-90"/>
          <table:table-cell table:number-columns-repeated="4" table:style-name="ACE-100"/>
          <table:table-cell table:style-name="ACE-108"/>
          <table:table-cell table:number-columns-repeated="215" table:style-name="ACE-100"/>
        </table:table-row>
        <table:table-row table:style-name="AROW-0">
          <table:table-cell table:style-name="ACE-90"/>
          <table:table-cell table:number-columns-repeated="2" table:style-name="ACE-100"/>
          <table:table-cell table:style-name="ACE-103" office:value-type="string">
            <text:p>Latitude </text:p>
          </table:table-cell>
          <table:table-cell table:style-name="ACE-103" office:value-type="string">
            <text:p>Longitude</text:p>
          </table:table-cell>
          <table:table-cell table:number-columns-repeated="5" table:style-name="ACE-100"/>
          <table:table-cell table:style-name="ACE-115"/>
          <table:table-cell table:number-columns-repeated="29" table:style-name="ACE-100"/>
          <table:table-cell table:style-name="ACE-108"/>
          <table:table-cell table:number-columns-repeated="215" table:style-name="ACE-100"/>
        </table:table-row>
        <table:table-row table:style-name="AROW-0">
          <table:table-cell table:style-name="ACE-91"/>
          <table:table-cell table:number-columns-repeated="2" table:style-name="ACE-101"/>
          <table:table-cell table:number-columns-repeated="2" table:style-name="ACE-104"/>
          <table:table-cell table:number-columns-repeated="5" table:style-name="ACE-101"/>
          <table:table-cell table:style-name="ACE-116"/>
          <table:table-cell table:number-columns-repeated="29" table:style-name="ACE-101"/>
          <table:table-cell table:style-name="ACE-109"/>
          <table:table-cell table:number-columns-repeated="215" table:style-name="ACE-101"/>
        </table:table-row>
        <table:table-row table:style-name="AROW-0">
          <table:table-cell table:style-name="ACE-92" office:value-type="string">
            <text:p>(1) Dublin</text:p>
          </table:table-cell>
          <table:table-cell table:style-name="ACE-100" office:value-type="string">
            <text:p>Sutton (Dublin)</text:p>
          </table:table-cell>
          <table:table-cell table:style-name="ACE-100"/>
          <table:table-cell table:style-name="ACE-105" office:value-type="float" office:value="53.387599999999999">
            <text:p>53.39</text:p>
          </table:table-cell>
          <table:table-cell table:style-name="ACE-105" office:value-type="float" office:value="-6.0999999999999996">
            <text:p>−6.10</text:p>
          </table:table-cell>
          <table:table-cell table:style-name="ACE-100" office:value-type="string">
            <text:p>D-31</text:p>
          </table:table-cell>
          <table:table-cell table:style-name="ACE-100" office:value-type="string">
            <text:p>3750±130</text:p>
          </table:table-cell>
          <table:table-cell table:style-name="ACE-100"/>
          <table:table-cell table:style-name="ACE-100" office:value-type="string">
            <text:p>3726-4512</text:p>
          </table:table-cell>
          <table:table-cell table:style-name="ACE-100" table:formula="of:=SUM(3726+4512)/2" office:value-type="float" office:value="4119">
            <text:p>4119</text:p>
          </table:table-cell>
          <table:table-cell table:style-name="ACE-108" table:formula="of:=SUM(3726-4512)/2" office:value-type="float" office:value="-393">
            <text:p>393</text:p>
          </table:table-cell>
          <table:table-cell table:style-name="ACE-100" office:value-type="float" office:value="4.9000000000000004">
            <text:p>4.9</text:p>
          </table:table-cell>
          <table:table-cell table:style-name="ACE-100"/>
          <table:table-cell table:style-name="ACE-100" office:value-type="string">
            <text:p>Peat</text:p>
          </table:table-cell>
          <table:table-cell table:style-name="ACE-100"/>
          <table:table-cell table:style-name="ACE-100" office:value-type="string">
            <text:p>T/M</text:p>
          </table:table-cell>
          <table:table-cell table:style-name="ACE-100"/>
          <table:table-cell table:style-name="ACE-100" office:value-type="string">
            <text:p>MHWST</text:p>
          </table:table-cell>
          <table:table-cell table:style-name="ACE-100"/>
          <table:table-cell table:style-name="ACE-100" office:value-type="string">
            <text:p>Howth</text:p>
          </table:table-cell>
          <table:table-cell table:number-columns-repeated="2" table:style-name="ACE-100"/>
          <table:table-cell table:style-name="ACE-100" office:value-type="float" office:value="1.6000000000000001">
            <text:p>1.6</text:p>
          </table:table-cell>
          <table:table-cell table:style-name="ACE-100" office:value-type="float" office:value="0.90000000000000002">
            <text:p>0.9</text:p>
          </table:table-cell>
          <table:table-cell table:style-name="ACE-100" office:value-type="float" office:value="-0.13">
            <text:p>−0.13</text:p>
          </table:table-cell>
          <table:table-cell table:style-name="ACE-100" office:value-type="float" office:value="-1.3">
            <text:p>−1.3</text:p>
          </table:table-cell>
          <table:table-cell table:style-name="ACE-100" office:value-type="float" office:value="-1.8">
            <text:p>−1.8</text:p>
          </table:table-cell>
          <table:table-cell table:style-name="ACE-100"/>
          <table:table-cell table:style-name="ACE-100" table:formula="of:=[.W4]-[.Y4]" office:value-type="float" office:value="1.73">
            <text:p>1.73</text:p>
          </table:table-cell>
          <table:table-cell table:style-name="ACE-119" table:formula="of:=[.L4]-([.AC4])" office:value-type="float" office:value="3.1700000000000004">
            <text:p>3.17</text:p>
          </table:table-cell>
          <table:table-cell table:style-name="ACE-100" office:value-type="float" office:value="1">
            <text:p>1</text:p>
          </table:table-cell>
          <table:table-cell table:number-columns-repeated="2" table:style-name="ACE-100"/>
          <table:table-cell table:style-name="ACE-100" office:value-type="string">
            <text:p>Mitchell and Stephens, (1974)</text:p>
          </table:table-cell>
          <table:table-cell table:style-name="ACE-100" office:value-type="string">
            <text:p>Penney, (1983)</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1) Dublin</text:p>
          </table:table-cell>
          <table:table-cell table:style-name="ACE-100" office:value-type="string">
            <text:p>Dalkey Island (Dublin)</text:p>
          </table:table-cell>
          <table:table-cell table:style-name="ACE-100" office:value-type="string">
            <text:p>O275263</text:p>
          </table:table-cell>
          <table:table-cell table:style-name="ACE-106" office:value-type="float" office:value="53.266666666600003">
            <text:p>53.267</text:p>
          </table:table-cell>
          <table:table-cell table:style-name="ACE-106" office:value-type="float" office:value="-6.0833333333299997">
            <text:p>−6.083</text:p>
          </table:table-cell>
          <table:table-cell table:style-name="ACE-100" office:value-type="string">
            <text:p>D-36</text:p>
          </table:table-cell>
          <table:table-cell table:style-name="ACE-100" office:value-type="string">
            <text:p>5300±170</text:p>
          </table:table-cell>
          <table:table-cell table:style-name="ACE-100"/>
          <table:table-cell table:style-name="ACE-100" office:value-type="string">
            <text:p>5663-6406</text:p>
          </table:table-cell>
          <table:table-cell table:style-name="ACE-100" table:formula="of:=SUM(5663+6406)/2" office:value-type="float" office:value="6034.5">
            <text:p>6034.5</text:p>
          </table:table-cell>
          <table:table-cell table:style-name="ACE-108" table:formula="of:=SUM(5663-6406)/2" office:value-type="float" office:value="-371.5">
            <text:p>372</text:p>
          </table:table-cell>
          <table:table-cell table:style-name="ACE-100" office:value-type="float" office:value="3.3999999999999999">
            <text:p>3.4</text:p>
          </table:table-cell>
          <table:table-cell table:style-name="ACE-100"/>
          <table:table-cell table:style-name="ACE-100" office:value-type="string">
            <text:p>Charcoal (Hearth)</text:p>
          </table:table-cell>
          <table:table-cell table:style-name="ACE-100"/>
          <table:table-cell table:style-name="ACE-100" office:value-type="string">
            <text:p>T/M</text:p>
          </table:table-cell>
          <table:table-cell table:style-name="ACE-100"/>
          <table:table-cell table:style-name="ACE-100" office:value-type="string">
            <text:p>HAT</text:p>
          </table:table-cell>
          <table:table-cell table:style-name="ACE-101"/>
          <table:table-cell table:style-name="ACE-100" office:value-type="string">
            <text:p>Dun Laoghaire</text:p>
          </table:table-cell>
          <table:table-cell table:style-name="ACE-100"/>
          <table:table-cell table:style-name="ACE-100" office:value-type="float" office:value="2.2000000000000002">
            <text:p>2.2</text:p>
          </table:table-cell>
          <table:table-cell table:style-name="ACE-100" office:value-type="float" office:value="1.6000000000000001">
            <text:p>1.6</text:p>
          </table:table-cell>
          <table:table-cell table:style-name="ACE-100" office:value-type="float" office:value="0.90000000000000002">
            <text:p>0.9</text:p>
          </table:table-cell>
          <table:table-cell table:style-name="ACE-100" office:value-type="float" office:value="-0.10000000000000001">
            <text:p>−0.1</text:p>
          </table:table-cell>
          <table:table-cell table:style-name="ACE-100" office:value-type="float" office:value="-1">
            <text:p>−1</text:p>
          </table:table-cell>
          <table:table-cell table:style-name="ACE-100" office:value-type="float" office:value="-1.7">
            <text:p>−1.7</text:p>
          </table:table-cell>
          <table:table-cell table:style-name="ACE-121"/>
          <table:table-cell table:style-name="ACE-100" table:formula="of:=[.V5]-[.Y5]" office:value-type="float" office:value="2.3000000000000003">
            <text:p>2.3</text:p>
          </table:table-cell>
          <table:table-cell table:style-name="ACE-119" table:formula="of:=[.L5]-([.AC5])" office:value-type="float" office:value="1.0999999999999996">
            <text:p>1.1</text:p>
          </table:table-cell>
          <table:table-cell table:style-name="ACE-100" office:value-type="float" office:value="1">
            <text:p>1</text:p>
          </table:table-cell>
          <table:table-cell table:style-name="ACE-100"/>
          <table:table-cell table:style-name="ACE-100" office:value-type="string">
            <text:p>A</text:p>
          </table:table-cell>
          <table:table-cell table:style-name="ACE-100" office:value-type="string">
            <text:p>Liversage, (1968); Mitchell and Stephens, (1974) </text:p>
          </table:table-cell>
          <table:table-cell table:style-name="ACE-100" office:value-type="string">
            <text:p>Penney, (1983)</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1) Dublin</text:p>
          </table:table-cell>
          <table:table-cell table:style-name="ACE-100" office:value-type="string">
            <text:p>Wood Quay, (Dublin City)</text:p>
          </table:table-cell>
          <table:table-cell table:style-name="ACE-100" office:value-type="string">
            <text:p>O150 342</text:p>
          </table:table-cell>
          <table:table-cell table:style-name="ACE-100" office:value-type="float" office:value="53.345999999999997">
            <text:p>53.346</text:p>
          </table:table-cell>
          <table:table-cell table:style-name="ACE-100" office:value-type="float" office:value="-6.274">
            <text:p>−6.274</text:p>
          </table:table-cell>
          <table:table-cell table:style-name="ACE-100" office:value-type="string">
            <text:p>(Pollen)</text:p>
          </table:table-cell>
          <table:table-cell table:number-columns-repeated="3" table:style-name="ACE-100"/>
          <table:table-cell table:style-name="ACE-113" office:value-type="float" office:value="7500">
            <text:p>7500</text:p>
          </table:table-cell>
          <table:table-cell table:style-name="ACE-117" office:value-type="float" office:value="500">
            <text:p>500</text:p>
          </table:table-cell>
          <table:table-cell table:style-name="ACE-100" office:value-type="float" office:value="-2.9100000000000001">
            <text:p>−2.91</text:p>
          </table:table-cell>
          <table:table-cell table:style-name="ACE-100"/>
          <table:table-cell table:style-name="ACE-100" office:value-type="string">
            <text:p>Marine Muds and Sands</text:p>
          </table:table-cell>
          <table:table-cell table:style-name="ACE-100"/>
          <table:table-cell table:style-name="ACE-100" office:value-type="string">
            <text:p>M</text:p>
          </table:table-cell>
          <table:table-cell table:style-name="ACE-100" office:value-type="string">
            <text:p>Pollen, foraminifera, ostracoda</text:p>
          </table:table-cell>
          <table:table-cell table:style-name="ACE-100" office:value-type="string">
            <text:p>MHWST</text:p>
          </table:table-cell>
          <table:table-cell table:style-name="ACE-100"/>
          <table:table-cell table:style-name="ACE-100" office:value-type="string">
            <text:p>Dublin North Wall</text:p>
          </table:table-cell>
          <table:table-cell table:number-columns-repeated="2" table:style-name="ACE-100"/>
          <table:table-cell table:style-name="ACE-100" office:value-type="float" office:value="1.6000000000000001">
            <text:p>1.6</text:p>
          </table:table-cell>
          <table:table-cell table:style-name="ACE-100" office:value-type="float" office:value="0.90000000000000002">
            <text:p>0.9</text:p>
          </table:table-cell>
          <table:table-cell table:style-name="ACE-100" office:value-type="float" office:value="-0.089999999999999997">
            <text:p>−0.09</text:p>
          </table:table-cell>
          <table:table-cell table:style-name="ACE-100" office:value-type="float" office:value="-1">
            <text:p>−1</text:p>
          </table:table-cell>
          <table:table-cell table:style-name="ACE-100" office:value-type="float" office:value="-1.8">
            <text:p>−1.8</text:p>
          </table:table-cell>
          <table:table-cell table:style-name="ACE-100"/>
          <table:table-cell table:style-name="ACE-100" table:formula="of:=[.W6]-[.Y6]" office:value-type="float" office:value="1.6900000000000002">
            <text:p>1.69</text:p>
          </table:table-cell>
          <table:table-cell table:style-name="ACE-120" table:formula="of:=[.L6]-([.AC6])" office:value-type="float" office:value="-4.6000000000000005">
            <text:p>−4.6</text:p>
          </table:table-cell>
          <table:table-cell table:style-name="ACE-100" office:value-type="float" office:value="1">
            <text:p>1</text:p>
          </table:table-cell>
          <table:table-cell table:number-columns-repeated="2" table:style-name="ACE-100"/>
          <table:table-cell table:style-name="ACE-100" office:value-type="string">
            <text:p>Naylor, (1965); Harris, (1979a)</text:p>
          </table:table-cell>
          <table:table-cell table:style-name="ACE-100" office:value-type="string">
            <text:p>Mitchell and Stephens, (1974)</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3) S. Wexford</text:p>
          </table:table-cell>
          <table:table-cell table:style-name="ACE-100" office:value-type="string">
            <text:p>Carnsore Point (Wexford)</text:p>
          </table:table-cell>
          <table:table-cell table:style-name="ACE-100" office:value-type="string">
            <text:p>T115 039</text:p>
          </table:table-cell>
          <table:table-cell table:style-name="ACE-106" office:value-type="float" office:value="52.176137690799997">
            <text:p>52.176</text:p>
          </table:table-cell>
          <table:table-cell table:style-name="ACE-106" office:value-type="float" office:value="-6.3708083587999997">
            <text:p>−6.371</text:p>
          </table:table-cell>
          <table:table-cell table:style-name="ACE-100" office:value-type="string">
            <text:p>SRR-2023</text:p>
          </table:table-cell>
          <table:table-cell table:style-name="ACE-100" office:value-type="string">
            <text:p>2310±60</text:p>
          </table:table-cell>
          <table:table-cell table:style-name="ACE-100" office:value-type="float" office:value="-28.399999999999999">
            <text:p>−28.4</text:p>
          </table:table-cell>
          <table:table-cell table:style-name="ACE-100" office:value-type="string">
            <text:p>2150-2655</text:p>
          </table:table-cell>
          <table:table-cell table:style-name="ACE-100" table:formula="of:=SUM(2150+2655)/2" office:value-type="float" office:value="2402.5">
            <text:p>2402.5</text:p>
          </table:table-cell>
          <table:table-cell table:style-name="ACE-108" table:formula="of:=SUM(2150-2655)/2" office:value-type="float" office:value="-252.5">
            <text:p>253</text:p>
          </table:table-cell>
          <table:table-cell table:style-name="ACE-100" office:value-type="float" office:value="0.60699999999999998">
            <text:p>0.607</text:p>
          </table:table-cell>
          <table:table-cell table:style-name="ACE-100"/>
          <table:table-cell table:style-name="ACE-100" office:value-type="string">
            <text:p>Immature Soil</text:p>
          </table:table-cell>
          <table:table-cell table:number-columns-repeated="2" table:style-name="ACE-100"/>
          <table:table-cell table:style-name="ACE-100" office:value-type="string">
            <text:p>Pollen, Pteridophytes, Phytoliths, Alagae</text:p>
          </table:table-cell>
          <table:table-cell table:style-name="ACE-100" office:value-type="string">
            <text:p>MHWST</text:p>
          </table:table-cell>
          <table:table-cell table:style-name="ACE-101"/>
          <table:table-cell table:style-name="ACE-100" office:value-type="string">
            <text:p>Rosslare Harbour</text:p>
          </table:table-cell>
          <table:table-cell table:number-columns-repeated="2" table:style-name="ACE-100"/>
          <table:table-cell table:style-name="ACE-100" office:value-type="float" office:value="0.22">
            <text:p>0.22</text:p>
          </table:table-cell>
          <table:table-cell table:style-name="ACE-100" office:value-type="float" office:value="-0.28000000000000003">
            <text:p>−0.28</text:p>
          </table:table-cell>
          <table:table-cell table:style-name="ACE-100" office:value-type="float" office:value="-0.56999999999999995">
            <text:p>−0.57</text:p>
          </table:table-cell>
          <table:table-cell table:style-name="ACE-100" office:value-type="float" office:value="-0.88">
            <text:p>−0.88</text:p>
          </table:table-cell>
          <table:table-cell table:style-name="ACE-100" office:value-type="float" office:value="-1.28">
            <text:p>−1.28</text:p>
          </table:table-cell>
          <table:table-cell table:style-name="ACE-100"/>
          <table:table-cell table:style-name="ACE-100" table:formula="of:=[.W7]-[.Y7]" office:value-type="float" office:value="0.78999999999999992">
            <text:p>0.79</text:p>
          </table:table-cell>
          <table:table-cell table:style-name="ACE-119" table:formula="of:=[.L7]-([.AC7])" office:value-type="float" office:value="-0.18299999999999994">
            <text:p>−0.183</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Maloney, (1985)</text:p>
          </table:table-cell>
          <table:table-cell table:style-name="ACE-100" office:value-type="string">
            <text:p>Sinnott, (1999)</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3) S. Wexford</text:p>
          </table:table-cell>
          <table:table-cell table:style-name="ACE-100" office:value-type="string">
            <text:p>Carnsore Point (Wexford)</text:p>
          </table:table-cell>
          <table:table-cell table:style-name="ACE-100" office:value-type="string">
            <text:p>T115 039</text:p>
          </table:table-cell>
          <table:table-cell table:style-name="ACE-106" office:value-type="float" office:value="52.176137690799997">
            <text:p>52.176</text:p>
          </table:table-cell>
          <table:table-cell table:style-name="ACE-106" office:value-type="float" office:value="-6.3708083587999997">
            <text:p>−6.371</text:p>
          </table:table-cell>
          <table:table-cell table:style-name="ACE-100" office:value-type="string">
            <text:p>SRR-2309</text:p>
          </table:table-cell>
          <table:table-cell table:style-name="ACE-100" office:value-type="string">
            <text:p>3470±80</text:p>
          </table:table-cell>
          <table:table-cell table:style-name="ACE-100" office:value-type="float" office:value="-23.100000000000001">
            <text:p>−23.1</text:p>
          </table:table-cell>
          <table:table-cell table:style-name="ACE-100" office:value-type="string">
            <text:p>3489-3968</text:p>
          </table:table-cell>
          <table:table-cell table:style-name="ACE-100" table:formula="of:=SUM(3489+3968)/2" office:value-type="float" office:value="3728.5">
            <text:p>3728.5</text:p>
          </table:table-cell>
          <table:table-cell table:style-name="ACE-108" table:formula="of:=SUM(3489-3968)/2" office:value-type="float" office:value="-239.5">
            <text:p>240</text:p>
          </table:table-cell>
          <table:table-cell table:style-name="ACE-100" office:value-type="float" office:value="-1.6200000000000001">
            <text:p>−1.62</text:p>
          </table:table-cell>
          <table:table-cell table:style-name="ACE-100"/>
          <table:table-cell table:style-name="ACE-100" office:value-type="string">
            <text:p>Blue-grey sand freshwater lake deposit</text:p>
          </table:table-cell>
          <table:table-cell table:style-name="ACE-100"/>
          <table:table-cell table:style-name="ACE-100" office:value-type="string">
            <text:p>T</text:p>
          </table:table-cell>
          <table:table-cell table:style-name="ACE-100" office:value-type="string">
            <text:p>Pollen, Pteridophytes, Phytoliths, Alagae</text:p>
          </table:table-cell>
          <table:table-cell table:style-name="ACE-100" office:value-type="string">
            <text:p>MHWST</text:p>
          </table:table-cell>
          <table:table-cell table:style-name="ACE-101"/>
          <table:table-cell table:style-name="ACE-100" office:value-type="string">
            <text:p>Rosslare Harbour</text:p>
          </table:table-cell>
          <table:table-cell table:number-columns-repeated="2" table:style-name="ACE-100"/>
          <table:table-cell table:style-name="ACE-100" office:value-type="float" office:value="0.22">
            <text:p>0.22</text:p>
          </table:table-cell>
          <table:table-cell table:style-name="ACE-100" office:value-type="float" office:value="-0.28000000000000003">
            <text:p>−0.28</text:p>
          </table:table-cell>
          <table:table-cell table:style-name="ACE-100" office:value-type="float" office:value="-0.56999999999999995">
            <text:p>−0.57</text:p>
          </table:table-cell>
          <table:table-cell table:style-name="ACE-100" office:value-type="float" office:value="-0.88">
            <text:p>−0.88</text:p>
          </table:table-cell>
          <table:table-cell table:style-name="ACE-100" office:value-type="float" office:value="-1.28">
            <text:p>−1.28</text:p>
          </table:table-cell>
          <table:table-cell table:style-name="ACE-100"/>
          <table:table-cell table:style-name="ACE-100" table:formula="of:=[.W8]-[.Y8]" office:value-type="float" office:value="0.78999999999999992">
            <text:p>0.79</text:p>
          </table:table-cell>
          <table:table-cell table:style-name="ACE-119" table:formula="of:=[.L8]-([.AC8])" office:value-type="float" office:value="-2.4100000000000001">
            <text:p>−2.41</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Maloney, (1985)</text:p>
          </table:table-cell>
          <table:table-cell table:style-name="ACE-100" office:value-type="string">
            <text:p>Sinnott, (1999)</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3) S. Wexford</text:p>
          </table:table-cell>
          <table:table-cell table:style-name="ACE-100" office:value-type="string">
            <text:p>Ladies Island Lake (Wexford)</text:p>
          </table:table-cell>
          <table:table-cell table:style-name="ACE-100"/>
          <table:table-cell table:style-name="ACE-107" office:value-type="float" office:value="52.191000000000003">
            <text:p>52.19</text:p>
          </table:table-cell>
          <table:table-cell table:style-name="ACE-107" office:value-type="float" office:value="-6.3879999999999999">
            <text:p>−6.39</text:p>
          </table:table-cell>
          <table:table-cell table:style-name="ACE-100" office:value-type="string">
            <text:p>UB-2429</text:p>
          </table:table-cell>
          <table:table-cell table:style-name="ACE-100" office:value-type="string">
            <text:p>4900±85</text:p>
          </table:table-cell>
          <table:table-cell table:style-name="ACE-100"/>
          <table:table-cell table:style-name="ACE-100" office:value-type="string">
            <text:p>5468-5892</text:p>
          </table:table-cell>
          <table:table-cell table:style-name="ACE-100" table:formula="of:=SUM(5468+5892)/2" office:value-type="float" office:value="5680">
            <text:p>5680</text:p>
          </table:table-cell>
          <table:table-cell table:style-name="ACE-108" table:formula="of:=SUM(5468-5892)/2" office:value-type="float" office:value="-212">
            <text:p>212</text:p>
          </table:table-cell>
          <table:table-cell table:style-name="ACE-100" office:value-type="float" office:value="-0.56999999999999995">
            <text:p>−0.57</text:p>
          </table:table-cell>
          <table:table-cell table:style-name="ACE-100"/>
          <table:table-cell table:style-name="ACE-100" office:value-type="string">
            <text:p>Lacustrine Clay</text:p>
          </table:table-cell>
          <table:table-cell table:number-columns-repeated="3" table:style-name="ACE-100"/>
          <table:table-cell table:style-name="ACE-100" office:value-type="string">
            <text:p>MHWST</text:p>
          </table:table-cell>
          <table:table-cell table:style-name="ACE-101"/>
          <table:table-cell table:style-name="ACE-100" office:value-type="string">
            <text:p>Rosslare Harbour</text:p>
          </table:table-cell>
          <table:table-cell table:number-columns-repeated="2" table:style-name="ACE-100"/>
          <table:table-cell table:style-name="ACE-100" office:value-type="float" office:value="0.22">
            <text:p>0.22</text:p>
          </table:table-cell>
          <table:table-cell table:style-name="ACE-100" office:value-type="float" office:value="-0.28000000000000003">
            <text:p>−0.28</text:p>
          </table:table-cell>
          <table:table-cell table:style-name="ACE-100" office:value-type="float" office:value="-0.56999999999999995">
            <text:p>−0.57</text:p>
          </table:table-cell>
          <table:table-cell table:style-name="ACE-100" office:value-type="float" office:value="-0.88">
            <text:p>−0.88</text:p>
          </table:table-cell>
          <table:table-cell table:style-name="ACE-100" office:value-type="float" office:value="-1.28">
            <text:p>−1.28</text:p>
          </table:table-cell>
          <table:table-cell table:style-name="ACE-100"/>
          <table:table-cell table:style-name="ACE-100" table:formula="of:=[.W9]-[.Y9]" office:value-type="float" office:value="0.78999999999999992">
            <text:p>0.79</text:p>
          </table:table-cell>
          <table:table-cell table:style-name="ACE-119" table:formula="of:=[.L9]-([.AC9])" office:value-type="float" office:value="-1.3599999999999999">
            <text:p>−1.36</text:p>
          </table:table-cell>
          <table:table-cell table:style-name="ACE-100" office:value-type="float" office:value="1">
            <text:p>1</text:p>
          </table:table-cell>
          <table:table-cell table:style-name="ACE-100"/>
          <table:table-cell table:style-name="ACE-100" office:value-type="string">
            <text:p>C</text:p>
          </table:table-cell>
          <table:table-cell table:style-name="ACE-100" office:value-type="string">
            <text:p>Carter and Orford, (1982); Orford and Carter, (1982b)</text:p>
          </table:table-cell>
          <table:table-cell table:style-name="ACE-100" office:value-type="string">
            <text:p>Sinnott, (1999)</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6) West Cork</text:p>
          </table:table-cell>
          <table:table-cell table:style-name="ACE-100" office:value-type="string">
            <text:p>Lissycrimeen, Dunworly Bay</text:p>
          </table:table-cell>
          <table:table-cell table:style-name="ACE-100" office:value-type="string">
            <text:p>W472382</text:p>
          </table:table-cell>
          <table:table-cell table:style-name="ACE-106" office:value-type="float" office:value="51.594012207699997">
            <text:p>51.594</text:p>
          </table:table-cell>
          <table:table-cell table:style-name="ACE-106" office:value-type="float" office:value="-8.7620108900000009">
            <text:p>−8.762</text:p>
          </table:table-cell>
          <table:table-cell table:style-name="ACE-100" office:value-type="string">
            <text:p>Q-2764</text:p>
          </table:table-cell>
          <table:table-cell table:style-name="ACE-100" office:value-type="string">
            <text:p>250±50</text:p>
          </table:table-cell>
          <table:table-cell table:style-name="ACE-100"/>
          <table:table-cell table:style-name="ACE-100" office:value-type="string">
            <text:p>0-464</text:p>
          </table:table-cell>
          <table:table-cell table:style-name="ACE-100" table:formula="of:=SUM(0+464)/2" office:value-type="float" office:value="232">
            <text:p>232</text:p>
          </table:table-cell>
          <table:table-cell table:style-name="ACE-108" table:formula="of:=SUM(0-464)/2" office:value-type="float" office:value="-232">
            <text:p>232</text:p>
          </table:table-cell>
          <table:table-cell table:style-name="ACE-100" office:value-type="float" office:value="0.41699999999999998">
            <text:p>0.417</text:p>
          </table:table-cell>
          <table:table-cell table:style-name="ACE-100"/>
          <table:table-cell table:style-name="ACE-100" office:value-type="string">
            <text:p>Reedswamp Peat</text:p>
          </table:table-cell>
          <table:table-cell table:number-columns-repeated="3" table:style-name="ACE-100"/>
          <table:table-cell table:style-name="ACE-100" office:value-type="string">
            <text:p>MHWST</text:p>
          </table:table-cell>
          <table:table-cell table:style-name="ACE-101"/>
          <table:table-cell table:style-name="ACE-100" office:value-type="string">
            <text:p>Clonakilty Bay</text:p>
          </table:table-cell>
          <table:table-cell table:number-columns-repeated="2" table:style-name="ACE-100"/>
          <table:table-cell table:style-name="ACE-100" office:value-type="float" office:value="1.23">
            <text:p>1.23</text:p>
          </table:table-cell>
          <table:table-cell table:style-name="ACE-100" office:value-type="float" office:value="0.42999999999999999">
            <text:p>0.43</text:p>
          </table:table-cell>
          <table:table-cell table:style-name="ACE-100" office:value-type="float" office:value="-0.37">
            <text:p>−0.37</text:p>
          </table:table-cell>
          <table:table-cell table:style-name="ACE-100" office:value-type="string">
            <text:p>N/A</text:p>
          </table:table-cell>
          <table:table-cell table:style-name="ACE-100" office:value-type="string">
            <text:p>N/A</text:p>
          </table:table-cell>
          <table:table-cell table:style-name="ACE-100"/>
          <table:table-cell table:style-name="ACE-100" table:formula="of:=[.W10]-[.Y10]" office:value-type="float" office:value="1.6000000000000001">
            <text:p>1.6</text:p>
          </table:table-cell>
          <table:table-cell table:style-name="ACE-119" table:formula="of:=[.L10]-([.AC10])" office:value-type="float" office:value="-1.1830000000000001">
            <text:p>−1.183</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Sinnott, (1999)</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6) West Cork</text:p>
          </table:table-cell>
          <table:table-cell table:style-name="ACE-100" office:value-type="string">
            <text:p>Timoleague (Co. Cork)</text:p>
          </table:table-cell>
          <table:table-cell table:style-name="ACE-100"/>
          <table:table-cell table:style-name="ACE-106" office:value-type="float" office:value="51.643099999999997">
            <text:p>51.643</text:p>
          </table:table-cell>
          <table:table-cell table:style-name="ACE-106" office:value-type="float" office:value="-8.7621000000000002">
            <text:p>−8.762</text:p>
          </table:table-cell>
          <table:table-cell table:style-name="ACE-100" office:value-type="string">
            <text:p>Beta</text:p>
          </table:table-cell>
          <table:table-cell table:style-name="ACE-100" office:value-type="string">
            <text:p>4590±60</text:p>
          </table:table-cell>
          <table:table-cell table:style-name="ACE-100"/>
          <table:table-cell table:style-name="ACE-100" office:value-type="string">
            <text:p>5047-5468</text:p>
          </table:table-cell>
          <table:table-cell table:style-name="ACE-100" table:formula="of:=SUM(5047+5468)/2" office:value-type="float" office:value="5257.5">
            <text:p>5257.5</text:p>
          </table:table-cell>
          <table:table-cell table:style-name="ACE-108" table:formula="of:=SUM(5047-5468)/2" office:value-type="float" office:value="-210.5">
            <text:p>211</text:p>
          </table:table-cell>
          <table:table-cell table:style-name="ACE-100" office:value-type="float" office:value="-2.1630000000000003">
            <text:p>−2.163</text:p>
          </table:table-cell>
          <table:table-cell table:style-name="ACE-100" office:value-type="string">
            <text:p>c.430</text:p>
          </table:table-cell>
          <table:table-cell table:style-name="ACE-100" office:value-type="string">
            <text:p>Peat </text:p>
          </table:table-cell>
          <table:table-cell table:number-columns-repeated="2" table:style-name="ACE-100"/>
          <table:table-cell table:style-name="ACE-100" office:value-type="string">
            <text:p>Diatoms</text:p>
          </table:table-cell>
          <table:table-cell table:style-name="ACE-100" office:value-type="string">
            <text:p>MHWST</text:p>
          </table:table-cell>
          <table:table-cell table:style-name="ACE-101"/>
          <table:table-cell table:style-name="ACE-100" office:value-type="string">
            <text:p>Courtmacsherry</text:p>
          </table:table-cell>
          <table:table-cell table:style-name="ACE-100"/>
          <table:table-cell table:style-name="ACE-100" table:formula="of:=(4.0999999999999996+0.13)+-2.7000000000000002" office:value-type="float" office:value="1.5299999999999994">
            <text:p>1.53</text:p>
          </table:table-cell>
          <table:table-cell table:style-name="ACE-100" table:formula="of:=(3.7999999999999998+0.13)+-2.7000000000000002" office:value-type="float" office:value="1.2299999999999995">
            <text:p>1.23</text:p>
          </table:table-cell>
          <table:table-cell table:style-name="ACE-100" office:value-type="float" office:value="0.33000000000000002">
            <text:p>0.33</text:p>
          </table:table-cell>
          <table:table-cell table:style-name="ACE-90" table:formula="of:=([.W11]+[.X11]+[.Z11]+[.AA11])/4" office:value-type="float" office:value="-0.54500000000000015">
            <text:p>−0.545</text:p>
          </table:table-cell>
          <table:table-cell table:style-name="ACE-100" office:value-type="float" office:value="-1.47">
            <text:p>−1.47</text:p>
          </table:table-cell>
          <table:table-cell table:style-name="ACE-100" office:value-type="float" office:value="-2.27">
            <text:p>−2.27</text:p>
          </table:table-cell>
          <table:table-cell table:style-name="ACE-100"/>
          <table:table-cell table:style-name="ACE-100" table:formula="of:=[.W11]-[.Y11]" office:value-type="float" office:value="1.7749999999999997">
            <text:p>1.775</text:p>
          </table:table-cell>
          <table:table-cell table:style-name="ACE-119" table:formula="of:=[.L11]-([.AC11])" office:value-type="float" office:value="-3.9379999999999997">
            <text:p>−3.938</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 E</text:p>
          </table:table-cell>
          <table:table-cell table:style-name="ACE-100" office:value-type="string">
            <text:p>Devoy et al, (2004)</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6) West Cork</text:p>
          </table:table-cell>
          <table:table-cell table:style-name="ACE-100" office:value-type="string">
            <text:p>Timoleague (Co. Cork)</text:p>
          </table:table-cell>
          <table:table-cell table:style-name="ACE-100"/>
          <table:table-cell table:style-name="ACE-106" office:value-type="float" office:value="51.643099999999997">
            <text:p>51.643</text:p>
          </table:table-cell>
          <table:table-cell table:style-name="ACE-106" office:value-type="float" office:value="-8.7621000000000002">
            <text:p>−8.762</text:p>
          </table:table-cell>
          <table:table-cell table:style-name="ACE-100" office:value-type="string">
            <text:p>Beta</text:p>
          </table:table-cell>
          <table:table-cell table:style-name="ACE-100" office:value-type="string">
            <text:p>6620±60</text:p>
          </table:table-cell>
          <table:table-cell table:style-name="ACE-100"/>
          <table:table-cell table:style-name="ACE-100" office:value-type="string">
            <text:p>7428-7584</text:p>
          </table:table-cell>
          <table:table-cell table:style-name="ACE-100" table:formula="of:=SUM(7428+7584)/2" office:value-type="float" office:value="7506">
            <text:p>7506</text:p>
          </table:table-cell>
          <table:table-cell table:style-name="ACE-108" table:formula="of:=SUM(7428-7584)/2" office:value-type="float" office:value="-78">
            <text:p>78</text:p>
          </table:table-cell>
          <table:table-cell table:style-name="ACE-100" office:value-type="float" office:value="-5.6630000000000003">
            <text:p>−5.663</text:p>
          </table:table-cell>
          <table:table-cell table:style-name="ACE-100" office:value-type="string">
            <text:p>c.630</text:p>
          </table:table-cell>
          <table:table-cell table:style-name="ACE-100" office:value-type="string">
            <text:p>Peat </text:p>
          </table:table-cell>
          <table:table-cell table:style-name="ACE-100"/>
          <table:table-cell table:style-name="ACE-100" office:value-type="string">
            <text:p>M/T</text:p>
          </table:table-cell>
          <table:table-cell table:style-name="ACE-100" office:value-type="string">
            <text:p>Diatoms</text:p>
          </table:table-cell>
          <table:table-cell table:style-name="ACE-100" office:value-type="string">
            <text:p>MHWST</text:p>
          </table:table-cell>
          <table:table-cell table:style-name="ACE-101"/>
          <table:table-cell table:style-name="ACE-100" office:value-type="string">
            <text:p>Courtmacsherry</text:p>
          </table:table-cell>
          <table:table-cell table:style-name="ACE-100"/>
          <table:table-cell table:style-name="ACE-100" table:formula="of:=(4.0999999999999996+0.13)+-2.7000000000000002" office:value-type="float" office:value="1.5299999999999994">
            <text:p>1.53</text:p>
          </table:table-cell>
          <table:table-cell table:style-name="ACE-100" table:formula="of:=(3.7999999999999998+0.13)+-2.7000000000000002" office:value-type="float" office:value="1.2299999999999995">
            <text:p>1.23</text:p>
          </table:table-cell>
          <table:table-cell table:style-name="ACE-100" office:value-type="float" office:value="0.33000000000000002">
            <text:p>0.33</text:p>
          </table:table-cell>
          <table:table-cell table:style-name="ACE-90" table:formula="of:=([.W12]+[.X12]+[.Z12]+[.AA12])/4" office:value-type="float" office:value="-0.54500000000000015">
            <text:p>−0.545</text:p>
          </table:table-cell>
          <table:table-cell table:style-name="ACE-100" office:value-type="float" office:value="-1.47">
            <text:p>−1.47</text:p>
          </table:table-cell>
          <table:table-cell table:style-name="ACE-100" office:value-type="float" office:value="-2.27">
            <text:p>−2.27</text:p>
          </table:table-cell>
          <table:table-cell table:style-name="ACE-100"/>
          <table:table-cell table:style-name="ACE-100" table:formula="of:=[.W12]-[.Y12]" office:value-type="float" office:value="1.7749999999999997">
            <text:p>1.775</text:p>
          </table:table-cell>
          <table:table-cell table:style-name="ACE-119" table:formula="of:=[.L12]-([.AC12])" office:value-type="float" office:value="-7.4379999999999997">
            <text:p>−7.438</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E</text:p>
          </table:table-cell>
          <table:table-cell table:style-name="ACE-100" office:value-type="string">
            <text:p>Devoy et al, (2004)</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7) Kerry</text:p>
          </table:table-cell>
          <table:table-cell table:style-name="ACE-100" office:value-type="string">
            <text:p>Knockaunnaglashy, Co. Kerry</text:p>
          </table:table-cell>
          <table:table-cell table:style-name="ACE-100" office:value-type="string">
            <text:p>V704 967</text:p>
          </table:table-cell>
          <table:table-cell table:style-name="ACE-106" office:value-type="float" office:value="52.107506972899998">
            <text:p>52.108</text:p>
          </table:table-cell>
          <table:table-cell table:style-name="ACE-106" office:value-type="float" office:value="-9.8923460152999994">
            <text:p>−9.892</text:p>
          </table:table-cell>
          <table:table-cell table:style-name="ACE-100" office:value-type="string">
            <text:p>SRR-3206</text:p>
          </table:table-cell>
          <table:table-cell table:style-name="ACE-100" office:value-type="string">
            <text:p>1110±60</text:p>
          </table:table-cell>
          <table:table-cell table:style-name="ACE-100" office:value-type="float" office:value="-25.600000000000001">
            <text:p>−25.6</text:p>
          </table:table-cell>
          <table:table-cell table:style-name="ACE-100" office:value-type="string">
            <text:p>928-1172</text:p>
          </table:table-cell>
          <table:table-cell table:style-name="ACE-100" table:formula="of:=SUM(928+1172)/2" office:value-type="float" office:value="1050">
            <text:p>1050</text:p>
          </table:table-cell>
          <table:table-cell table:style-name="ACE-108" table:formula="of:=SUM(928-1172)/2" office:value-type="float" office:value="-122">
            <text:p>122</text:p>
          </table:table-cell>
          <table:table-cell table:style-name="ACE-100" office:value-type="float" office:value="1.21">
            <text:p>1.21</text:p>
          </table:table-cell>
          <table:table-cell table:style-name="ACE-100" office:value-type="string">
            <text:p>100-105</text:p>
          </table:table-cell>
          <table:table-cell table:style-name="ACE-100" office:value-type="string">
            <text:p>Herbaceous Peat</text:p>
          </table:table-cell>
          <table:table-cell table:style-name="ACE-100" office:value-type="string">
            <text:p>Top</text:p>
          </table:table-cell>
          <table:table-cell table:style-name="ACE-100" office:value-type="string">
            <text:p>T</text:p>
          </table:table-cell>
          <table:table-cell table:style-name="ACE-100" office:value-type="string">
            <text:p>Pollen, Foraminifera (test linings)</text:p>
          </table:table-cell>
          <table:table-cell table:style-name="ACE-100" office:value-type="string">
            <text:p>MHWST</text:p>
          </table:table-cell>
          <table:table-cell table:style-name="ACE-100"/>
          <table:table-cell table:style-name="ACE-100" office:value-type="string">
            <text:p>Cromane Point</text:p>
          </table:table-cell>
          <table:table-cell table:number-columns-repeated="2" table:style-name="ACE-100"/>
          <table:table-cell table:style-name="ACE-100" office:value-type="float" office:value="2.0499999999999998">
            <text:p>2.05</text:p>
          </table:table-cell>
          <table:table-cell table:style-name="ACE-100" office:value-type="float" office:value="0.84999999999999998">
            <text:p>0.85</text:p>
          </table:table-cell>
          <table:table-cell table:style-name="ACE-90" table:formula="of:=SUM([.W13]+[.X13]+[.Z13]+[.AA13])/4" office:value-type="float" office:value="0.024999999999999967">
            <text:p>0.025</text:p>
          </table:table-cell>
          <table:table-cell table:style-name="ACE-100" office:value-type="float" office:value="-0.84999999999999998">
            <text:p>−0.85</text:p>
          </table:table-cell>
          <table:table-cell table:style-name="ACE-100" office:value-type="float" office:value="-1.95">
            <text:p>−1.95</text:p>
          </table:table-cell>
          <table:table-cell table:style-name="ACE-101"/>
          <table:table-cell table:style-name="ACE-100" table:formula="of:=[.W13]-[.Y13]" office:value-type="float" office:value="2.0249999999999999">
            <text:p>2.025</text:p>
          </table:table-cell>
          <table:table-cell table:style-name="ACE-119" table:formula="of:=[.L13]-([.AC13])" office:value-type="float" office:value="-0.81499999999999995">
            <text:p>−0.815</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Carter et al, (1989)</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7) Kerry</text:p>
          </table:table-cell>
          <table:table-cell table:style-name="ACE-100" office:value-type="string">
            <text:p>Knockaunnaglashy, Co. Kerry</text:p>
          </table:table-cell>
          <table:table-cell table:style-name="ACE-100" office:value-type="string">
            <text:p>V704 967</text:p>
          </table:table-cell>
          <table:table-cell table:style-name="ACE-106" office:value-type="float" office:value="52.107506972899998">
            <text:p>52.108</text:p>
          </table:table-cell>
          <table:table-cell table:style-name="ACE-106" office:value-type="float" office:value="-9.8923460152999994">
            <text:p>−9.892</text:p>
          </table:table-cell>
          <table:table-cell table:style-name="ACE-100" office:value-type="string">
            <text:p>SRR-3207</text:p>
          </table:table-cell>
          <table:table-cell table:style-name="ACE-100" office:value-type="string">
            <text:p>1350±60</text:p>
          </table:table-cell>
          <table:table-cell table:style-name="ACE-100" office:value-type="float" office:value="-28.199999999999999">
            <text:p>−28.2</text:p>
          </table:table-cell>
          <table:table-cell table:style-name="ACE-100" office:value-type="string">
            <text:p>1141-1381</text:p>
          </table:table-cell>
          <table:table-cell table:style-name="ACE-100" table:formula="of:=SUM(1141+1381)/2" office:value-type="float" office:value="1261">
            <text:p>1261</text:p>
          </table:table-cell>
          <table:table-cell table:style-name="ACE-108" table:formula="of:=SUM(1141-1381)/2" office:value-type="float" office:value="-120">
            <text:p>120</text:p>
          </table:table-cell>
          <table:table-cell table:style-name="ACE-100" office:value-type="float" office:value="0.95999999999999996">
            <text:p>0.96</text:p>
          </table:table-cell>
          <table:table-cell table:style-name="ACE-100" office:value-type="string">
            <text:p>125-130</text:p>
          </table:table-cell>
          <table:table-cell table:style-name="ACE-100" office:value-type="string">
            <text:p>Herbaceous Peat</text:p>
          </table:table-cell>
          <table:table-cell table:style-name="ACE-100" office:value-type="string">
            <text:p>Top</text:p>
          </table:table-cell>
          <table:table-cell table:style-name="ACE-100" office:value-type="string">
            <text:p>T</text:p>
          </table:table-cell>
          <table:table-cell table:style-name="ACE-100" office:value-type="string">
            <text:p>Pollen, Foraminifera (test linings)</text:p>
          </table:table-cell>
          <table:table-cell table:style-name="ACE-100" office:value-type="string">
            <text:p>MHWST</text:p>
          </table:table-cell>
          <table:table-cell table:style-name="ACE-100"/>
          <table:table-cell table:style-name="ACE-100" office:value-type="string">
            <text:p>Cromane Point</text:p>
          </table:table-cell>
          <table:table-cell table:number-columns-repeated="2" table:style-name="ACE-100"/>
          <table:table-cell table:style-name="ACE-100" office:value-type="float" office:value="2.0499999999999998">
            <text:p>2.05</text:p>
          </table:table-cell>
          <table:table-cell table:style-name="ACE-100" office:value-type="float" office:value="0.84999999999999998">
            <text:p>0.85</text:p>
          </table:table-cell>
          <table:table-cell table:style-name="ACE-90" table:formula="of:=SUM([.W14]+[.X14]+[.Z14]+[.AA14])/4" office:value-type="float" office:value="0.024999999999999967">
            <text:p>0.025</text:p>
          </table:table-cell>
          <table:table-cell table:style-name="ACE-100" office:value-type="float" office:value="-0.84999999999999998">
            <text:p>−0.85</text:p>
          </table:table-cell>
          <table:table-cell table:style-name="ACE-100" office:value-type="float" office:value="-1.95">
            <text:p>−1.95</text:p>
          </table:table-cell>
          <table:table-cell table:style-name="ACE-101"/>
          <table:table-cell table:style-name="ACE-100" table:formula="of:=[.W14]-[.Y14]" office:value-type="float" office:value="2.0249999999999999">
            <text:p>2.025</text:p>
          </table:table-cell>
          <table:table-cell table:style-name="ACE-119" table:formula="of:=[.L14]-([.AC14])" office:value-type="float" office:value="-1.0649999999999999">
            <text:p>−1.065</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Carter et al, (1989)</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7) Kerry</text:p>
          </table:table-cell>
          <table:table-cell table:style-name="ACE-100" office:value-type="string">
            <text:p>Knockaunnaglashy, Co. Kerry</text:p>
          </table:table-cell>
          <table:table-cell table:style-name="ACE-100" office:value-type="string">
            <text:p>V704 967</text:p>
          </table:table-cell>
          <table:table-cell table:style-name="ACE-106" office:value-type="float" office:value="52.107506972899998">
            <text:p>52.108</text:p>
          </table:table-cell>
          <table:table-cell table:style-name="ACE-106" office:value-type="float" office:value="-9.8923460152999994">
            <text:p>−9.892</text:p>
          </table:table-cell>
          <table:table-cell table:style-name="ACE-100" office:value-type="string">
            <text:p>SRR-3210</text:p>
          </table:table-cell>
          <table:table-cell table:style-name="ACE-100" office:value-type="string">
            <text:p>2890±70</text:p>
          </table:table-cell>
          <table:table-cell table:style-name="ACE-100" office:value-type="float" office:value="-29">
            <text:p>−29</text:p>
          </table:table-cell>
          <table:table-cell table:style-name="ACE-100" office:value-type="string">
            <text:p>2851-3248</text:p>
          </table:table-cell>
          <table:table-cell table:style-name="ACE-100" table:formula="of:=SUM(2851+3248)/2" office:value-type="float" office:value="3049.5">
            <text:p>3049.5</text:p>
          </table:table-cell>
          <table:table-cell table:style-name="ACE-108" table:formula="of:=SUM(2851-3248)/2" office:value-type="float" office:value="-198.5">
            <text:p>199</text:p>
          </table:table-cell>
          <table:table-cell table:style-name="ACE-100" office:value-type="float" office:value="-0.315">
            <text:p>−0.315</text:p>
          </table:table-cell>
          <table:table-cell table:style-name="ACE-100" office:value-type="string">
            <text:p>250-255</text:p>
          </table:table-cell>
          <table:table-cell table:style-name="ACE-100" office:value-type="string">
            <text:p>Herbaceous Peat</text:p>
          </table:table-cell>
          <table:table-cell table:style-name="ACE-100" office:value-type="string">
            <text:p>Top</text:p>
          </table:table-cell>
          <table:table-cell table:style-name="ACE-100"/>
          <table:table-cell table:style-name="ACE-100" office:value-type="string">
            <text:p>Pollen, Foraminifera (test linings)</text:p>
          </table:table-cell>
          <table:table-cell table:style-name="ACE-100" office:value-type="string">
            <text:p>MHWST</text:p>
          </table:table-cell>
          <table:table-cell table:style-name="ACE-100"/>
          <table:table-cell table:style-name="ACE-100" office:value-type="string">
            <text:p>Cromane Point</text:p>
          </table:table-cell>
          <table:table-cell table:number-columns-repeated="2" table:style-name="ACE-100"/>
          <table:table-cell table:style-name="ACE-100" office:value-type="float" office:value="2.0499999999999998">
            <text:p>2.05</text:p>
          </table:table-cell>
          <table:table-cell table:style-name="ACE-100" office:value-type="float" office:value="0.84999999999999998">
            <text:p>0.85</text:p>
          </table:table-cell>
          <table:table-cell table:style-name="ACE-90" table:formula="of:=SUM([.W15]+[.X15]+[.Z15]+[.AA15])/4" office:value-type="float" office:value="0.024999999999999967">
            <text:p>0.025</text:p>
          </table:table-cell>
          <table:table-cell table:style-name="ACE-100" office:value-type="float" office:value="-0.84999999999999998">
            <text:p>−0.85</text:p>
          </table:table-cell>
          <table:table-cell table:style-name="ACE-100" office:value-type="float" office:value="-1.95">
            <text:p>−1.95</text:p>
          </table:table-cell>
          <table:table-cell table:style-name="ACE-101"/>
          <table:table-cell table:style-name="ACE-100" table:formula="of:=([.W15]-[.Y15])" office:value-type="float" office:value="2.0249999999999999">
            <text:p>2.025</text:p>
          </table:table-cell>
          <table:table-cell table:style-name="ACE-119" table:formula="of:=[.L15]-([.AC15])" office:value-type="float" office:value="-2.3399999999999999">
            <text:p>−2.34</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 RC</text:p>
          </table:table-cell>
          <table:table-cell table:style-name="ACE-100" office:value-type="string">
            <text:p>Carter et al, (1989)</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7) Kerry</text:p>
          </table:table-cell>
          <table:table-cell table:style-name="ACE-100" office:value-type="string">
            <text:p>Knockaunnaglashy, Co. Kerry</text:p>
          </table:table-cell>
          <table:table-cell table:style-name="ACE-100" office:value-type="string">
            <text:p>V704 967</text:p>
          </table:table-cell>
          <table:table-cell table:style-name="ACE-106" office:value-type="float" office:value="52.107506972899998">
            <text:p>52.108</text:p>
          </table:table-cell>
          <table:table-cell table:style-name="ACE-106" office:value-type="float" office:value="-9.8923460152999994">
            <text:p>−9.892</text:p>
          </table:table-cell>
          <table:table-cell table:style-name="ACE-100" office:value-type="string">
            <text:p>SRR-3208</text:p>
          </table:table-cell>
          <table:table-cell table:style-name="ACE-100" office:value-type="string">
            <text:p>3000±70</text:p>
          </table:table-cell>
          <table:table-cell table:style-name="ACE-100" office:value-type="float" office:value="-29.800000000000001">
            <text:p>−29.8</text:p>
          </table:table-cell>
          <table:table-cell table:style-name="ACE-100" office:value-type="string">
            <text:p>2978-3362</text:p>
          </table:table-cell>
          <table:table-cell table:style-name="ACE-100" table:formula="of:=SUM(2978+3362)/2" office:value-type="float" office:value="3170">
            <text:p>3170</text:p>
          </table:table-cell>
          <table:table-cell table:style-name="ACE-108" table:formula="of:=SUM(2978-3362)/2" office:value-type="float" office:value="-192">
            <text:p>192</text:p>
          </table:table-cell>
          <table:table-cell table:style-name="ACE-100" office:value-type="float" office:value="0.29999999999999999">
            <text:p>0.3</text:p>
          </table:table-cell>
          <table:table-cell table:style-name="ACE-100" office:value-type="string">
            <text:p>185-190</text:p>
          </table:table-cell>
          <table:table-cell table:style-name="ACE-100" office:value-type="string">
            <text:p>Herbaceous Peat</text:p>
          </table:table-cell>
          <table:table-cell table:style-name="ACE-100" office:value-type="string">
            <text:p>Top</text:p>
          </table:table-cell>
          <table:table-cell table:style-name="ACE-100" office:value-type="string">
            <text:p>T</text:p>
          </table:table-cell>
          <table:table-cell table:style-name="ACE-100" office:value-type="string">
            <text:p>Pollen, Foraminifera (test linings)</text:p>
          </table:table-cell>
          <table:table-cell table:style-name="ACE-100" office:value-type="string">
            <text:p>MHWST</text:p>
          </table:table-cell>
          <table:table-cell table:style-name="ACE-100"/>
          <table:table-cell table:style-name="ACE-100" office:value-type="string">
            <text:p>Cromane Point</text:p>
          </table:table-cell>
          <table:table-cell table:number-columns-repeated="2" table:style-name="ACE-100"/>
          <table:table-cell table:style-name="ACE-100" office:value-type="float" office:value="2.0499999999999998">
            <text:p>2.05</text:p>
          </table:table-cell>
          <table:table-cell table:style-name="ACE-100" office:value-type="float" office:value="0.84999999999999998">
            <text:p>0.85</text:p>
          </table:table-cell>
          <table:table-cell table:style-name="ACE-90" table:formula="of:=SUM([.W16]+[.X16]+[.Z16]+[.AA16])/4" office:value-type="float" office:value="0.024999999999999967">
            <text:p>0.025</text:p>
          </table:table-cell>
          <table:table-cell table:style-name="ACE-100" office:value-type="float" office:value="-0.84999999999999998">
            <text:p>−0.85</text:p>
          </table:table-cell>
          <table:table-cell table:style-name="ACE-100" office:value-type="float" office:value="-1.95">
            <text:p>−1.95</text:p>
          </table:table-cell>
          <table:table-cell table:style-name="ACE-101"/>
          <table:table-cell table:style-name="ACE-100" table:formula="of:=[.W16]-[.Y16]" office:value-type="float" office:value="2.0249999999999999">
            <text:p>2.025</text:p>
          </table:table-cell>
          <table:table-cell table:style-name="ACE-119" table:formula="of:=[.L16]-([.AC16])" office:value-type="float" office:value="-1.7249999999999999">
            <text:p>−1.725</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Carter et al, (1989)</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7) Kerry</text:p>
          </table:table-cell>
          <table:table-cell table:style-name="ACE-100" office:value-type="string">
            <text:p>Knockaunnaglashy, Co. Kerry</text:p>
          </table:table-cell>
          <table:table-cell table:style-name="ACE-100" office:value-type="string">
            <text:p>V704 967</text:p>
          </table:table-cell>
          <table:table-cell table:style-name="ACE-106" office:value-type="float" office:value="52.107506972899998">
            <text:p>52.108</text:p>
          </table:table-cell>
          <table:table-cell table:style-name="ACE-106" office:value-type="float" office:value="-9.8923460152999994">
            <text:p>−9.892</text:p>
          </table:table-cell>
          <table:table-cell table:style-name="ACE-100" office:value-type="string">
            <text:p>SRR-3211</text:p>
          </table:table-cell>
          <table:table-cell table:style-name="ACE-100" office:value-type="string">
            <text:p>3580±70</text:p>
          </table:table-cell>
          <table:table-cell table:style-name="ACE-100" office:value-type="float" office:value="-30">
            <text:p>−30</text:p>
          </table:table-cell>
          <table:table-cell table:style-name="ACE-100" office:value-type="string">
            <text:p>3695-4084</text:p>
          </table:table-cell>
          <table:table-cell table:style-name="ACE-100" table:formula="of:=SUM(3695+4084)/2" office:value-type="float" office:value="3889.5">
            <text:p>3889.5</text:p>
          </table:table-cell>
          <table:table-cell table:style-name="ACE-108" table:formula="of:=SUM(3695-4084)/2" office:value-type="float" office:value="-194.5">
            <text:p>195</text:p>
          </table:table-cell>
          <table:table-cell table:style-name="ACE-100" office:value-type="float" office:value="0.11">
            <text:p>0.11</text:p>
          </table:table-cell>
          <table:table-cell table:style-name="ACE-100" office:value-type="string">
            <text:p>210-215</text:p>
          </table:table-cell>
          <table:table-cell table:style-name="ACE-100" office:value-type="string">
            <text:p>Herbaceous Peat</text:p>
          </table:table-cell>
          <table:table-cell table:style-name="ACE-100" office:value-type="string">
            <text:p>Top</text:p>
          </table:table-cell>
          <table:table-cell table:style-name="ACE-100" office:value-type="string">
            <text:p>T</text:p>
          </table:table-cell>
          <table:table-cell table:style-name="ACE-100" office:value-type="string">
            <text:p>Pollen, Foraminifera (test linings)</text:p>
          </table:table-cell>
          <table:table-cell table:style-name="ACE-100" office:value-type="string">
            <text:p>MHWST</text:p>
          </table:table-cell>
          <table:table-cell table:style-name="ACE-100"/>
          <table:table-cell table:style-name="ACE-100" office:value-type="string">
            <text:p>Cromane Point</text:p>
          </table:table-cell>
          <table:table-cell table:number-columns-repeated="2" table:style-name="ACE-100"/>
          <table:table-cell table:style-name="ACE-100" office:value-type="float" office:value="2.0499999999999998">
            <text:p>2.05</text:p>
          </table:table-cell>
          <table:table-cell table:style-name="ACE-100" office:value-type="float" office:value="0.84999999999999998">
            <text:p>0.85</text:p>
          </table:table-cell>
          <table:table-cell table:style-name="ACE-90" table:formula="of:=SUM([.W17]+[.X17]+[.Z17]+[.AA17])/4" office:value-type="float" office:value="0.024999999999999967">
            <text:p>0.025</text:p>
          </table:table-cell>
          <table:table-cell table:style-name="ACE-100" office:value-type="float" office:value="-0.84999999999999998">
            <text:p>−0.85</text:p>
          </table:table-cell>
          <table:table-cell table:style-name="ACE-100" office:value-type="float" office:value="-1.95">
            <text:p>−1.95</text:p>
          </table:table-cell>
          <table:table-cell table:style-name="ACE-100"/>
          <table:table-cell table:style-name="ACE-100" table:formula="of:=[.W17]-[.Y17]" office:value-type="float" office:value="2.0249999999999999">
            <text:p>2.025</text:p>
          </table:table-cell>
          <table:table-cell table:style-name="ACE-119" table:formula="of:=[.L17]-([.AC17])" office:value-type="float" office:value="-1.9149999999999998">
            <text:p>−1.915</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Carter et al, (1989)</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7) Kerry</text:p>
          </table:table-cell>
          <table:table-cell table:style-name="ACE-100" office:value-type="string">
            <text:p>Knockaunnaglashy, Co. Kerry</text:p>
          </table:table-cell>
          <table:table-cell table:style-name="ACE-100" office:value-type="string">
            <text:p>V704 967</text:p>
          </table:table-cell>
          <table:table-cell table:style-name="ACE-106" office:value-type="float" office:value="52.107506972899998">
            <text:p>52.108</text:p>
          </table:table-cell>
          <table:table-cell table:style-name="ACE-106" office:value-type="float" office:value="-9.8923460152999994">
            <text:p>−9.892</text:p>
          </table:table-cell>
          <table:table-cell table:style-name="ACE-100" office:value-type="string">
            <text:p>SRR-3209</text:p>
          </table:table-cell>
          <table:table-cell table:style-name="ACE-100" office:value-type="string">
            <text:p>3620±70</text:p>
          </table:table-cell>
          <table:table-cell table:style-name="ACE-100" office:value-type="float" office:value="-29.5">
            <text:p>−29.5</text:p>
          </table:table-cell>
          <table:table-cell table:style-name="ACE-100" office:value-type="string">
            <text:p>3721-4146</text:p>
          </table:table-cell>
          <table:table-cell table:style-name="ACE-100" table:formula="of:=SUM(3721+4146)/2" office:value-type="float" office:value="3933.5">
            <text:p>3933.5</text:p>
          </table:table-cell>
          <table:table-cell table:style-name="ACE-108" table:formula="of:=SUM(3721-4146)/2" office:value-type="float" office:value="-212.5">
            <text:p>213</text:p>
          </table:table-cell>
          <table:table-cell table:style-name="ACE-100" office:value-type="float" office:value="0.16">
            <text:p>0.16</text:p>
          </table:table-cell>
          <table:table-cell table:style-name="ACE-100" office:value-type="string">
            <text:p>205-210</text:p>
          </table:table-cell>
          <table:table-cell table:style-name="ACE-100" office:value-type="string">
            <text:p>Herbaceous Peat</text:p>
          </table:table-cell>
          <table:table-cell table:style-name="ACE-100" office:value-type="string">
            <text:p>Base</text:p>
          </table:table-cell>
          <table:table-cell table:style-name="ACE-100" office:value-type="string">
            <text:p>T</text:p>
          </table:table-cell>
          <table:table-cell table:style-name="ACE-100" office:value-type="string">
            <text:p>Pollen, Foraminifera (test linings)</text:p>
          </table:table-cell>
          <table:table-cell table:style-name="ACE-100" office:value-type="string">
            <text:p>MHWST</text:p>
          </table:table-cell>
          <table:table-cell table:style-name="ACE-100"/>
          <table:table-cell table:style-name="ACE-100" office:value-type="string">
            <text:p>Cromane Point</text:p>
          </table:table-cell>
          <table:table-cell table:number-columns-repeated="2" table:style-name="ACE-100"/>
          <table:table-cell table:style-name="ACE-100" office:value-type="float" office:value="2.0499999999999998">
            <text:p>2.05</text:p>
          </table:table-cell>
          <table:table-cell table:style-name="ACE-100" office:value-type="float" office:value="0.84999999999999998">
            <text:p>0.85</text:p>
          </table:table-cell>
          <table:table-cell table:style-name="ACE-90" table:formula="of:=SUM([.W18]+[.X18]+[.Z18]+[.AA18])/4" office:value-type="float" office:value="0.024999999999999967">
            <text:p>0.025</text:p>
          </table:table-cell>
          <table:table-cell table:style-name="ACE-100" office:value-type="float" office:value="-0.84999999999999998">
            <text:p>−0.85</text:p>
          </table:table-cell>
          <table:table-cell table:style-name="ACE-100" office:value-type="float" office:value="-1.95">
            <text:p>−1.95</text:p>
          </table:table-cell>
          <table:table-cell table:style-name="ACE-101"/>
          <table:table-cell table:style-name="ACE-100" table:formula="of:=[.W18]-[.Y18]" office:value-type="float" office:value="2.0249999999999999">
            <text:p>2.025</text:p>
          </table:table-cell>
          <table:table-cell table:style-name="ACE-119" table:formula="of:=[.L18]-([.AC18])" office:value-type="float" office:value="-1.865">
            <text:p>−1.865</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Carter et al, (1989)</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7) Kerry</text:p>
          </table:table-cell>
          <table:table-cell table:style-name="ACE-100" office:value-type="string">
            <text:p>Fahamore, Tralee Bay</text:p>
          </table:table-cell>
          <table:table-cell table:style-name="ACE-100" office:value-type="string">
            <text:p>Q610182</text:p>
          </table:table-cell>
          <table:table-cell table:style-name="ACE-106" office:value-type="float" office:value="52.298319304300001">
            <text:p>52.298</text:p>
          </table:table-cell>
          <table:table-cell table:style-name="ACE-106" office:value-type="float" office:value="-10.038273569299999">
            <text:p>−10.038</text:p>
          </table:table-cell>
          <table:table-cell table:style-name="ACE-100" office:value-type="string">
            <text:p>UB-2753</text:p>
          </table:table-cell>
          <table:table-cell table:style-name="ACE-100" office:value-type="string">
            <text:p>4065±60</text:p>
          </table:table-cell>
          <table:table-cell table:style-name="ACE-100"/>
          <table:table-cell table:style-name="ACE-100" office:value-type="string">
            <text:p>4420-4815</text:p>
          </table:table-cell>
          <table:table-cell table:style-name="ACE-100" table:formula="of:=SUM(4420+4815)/2" office:value-type="float" office:value="4617.5">
            <text:p>4617.5</text:p>
          </table:table-cell>
          <table:table-cell table:style-name="ACE-108" table:formula="of:=SUM(4420-4815)/2" office:value-type="float" office:value="-197.5">
            <text:p>198</text:p>
          </table:table-cell>
          <table:table-cell table:style-name="ACE-100" office:value-type="float" office:value="-3">
            <text:p>−3</text:p>
          </table:table-cell>
          <table:table-cell table:style-name="ACE-100"/>
          <table:table-cell table:style-name="ACE-100" office:value-type="string">
            <text:p>Salix Bole</text:p>
          </table:table-cell>
          <table:table-cell table:style-name="ACE-100"/>
          <table:table-cell table:style-name="ACE-100" office:value-type="string">
            <text:p>T</text:p>
          </table:table-cell>
          <table:table-cell table:style-name="ACE-100"/>
          <table:table-cell table:style-name="ACE-100" office:value-type="string">
            <text:p>MHWST</text:p>
          </table:table-cell>
          <table:table-cell table:style-name="ACE-100"/>
          <table:table-cell table:style-name="ACE-100" office:value-type="string">
            <text:p>Fenit Pier (Tralee Bay)</text:p>
          </table:table-cell>
          <table:table-cell table:number-columns-repeated="2" table:style-name="ACE-100"/>
          <table:table-cell table:style-name="ACE-100" office:value-type="float" office:value="1.79">
            <text:p>1.79</text:p>
          </table:table-cell>
          <table:table-cell table:style-name="ACE-100" office:value-type="float" office:value="0.58999999999999997">
            <text:p>0.59</text:p>
          </table:table-cell>
          <table:table-cell table:style-name="ACE-90" table:formula="of:=SUM([.W19]+[.X19]+[.Z19]+[.AA19])/4" office:value-type="float" office:value="-0.33500000000000008">
            <text:p>−0.335</text:p>
          </table:table-cell>
          <table:table-cell table:style-name="ACE-100" office:value-type="float" office:value="-1.3100000000000001">
            <text:p>−1.31</text:p>
          </table:table-cell>
          <table:table-cell table:style-name="ACE-100" office:value-type="float" office:value="-2.4100000000000001">
            <text:p>−2.41</text:p>
          </table:table-cell>
          <table:table-cell table:style-name="ACE-100"/>
          <table:table-cell table:style-name="ACE-100" table:formula="of:=[.W19]-[.Y19]" office:value-type="float" office:value="2.125">
            <text:p>2.125</text:p>
          </table:table-cell>
          <table:table-cell table:style-name="ACE-119" table:formula="of:=[.L19]-([.AC19])" office:value-type="float" office:value="-5.125">
            <text:p>−5.125</text:p>
          </table:table-cell>
          <table:table-cell table:style-name="ACE-100" table:formula="of:=SQRT(POWER(0.02;2)+POWER(0.14999999999999999;2))" office:value-type="float" office:value="0.15132745950421556">
            <text:p>0.151327</text:p>
          </table:table-cell>
          <table:table-cell table:number-columns-repeated="2" table:style-name="ACE-100"/>
          <table:table-cell table:style-name="ACE-100" office:value-type="string">
            <text:p>Carter et al, (1989)</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7) Kerry</text:p>
          </table:table-cell>
          <table:table-cell table:style-name="ACE-100" office:value-type="string">
            <text:p>Fahamore, Tralee Bay</text:p>
          </table:table-cell>
          <table:table-cell table:style-name="ACE-100" office:value-type="string">
            <text:p>Q610182</text:p>
          </table:table-cell>
          <table:table-cell table:style-name="ACE-106" office:value-type="float" office:value="52.298319304300001">
            <text:p>52.298</text:p>
          </table:table-cell>
          <table:table-cell table:style-name="ACE-106" office:value-type="float" office:value="-10.038273569299999">
            <text:p>−10.038</text:p>
          </table:table-cell>
          <table:table-cell table:style-name="ACE-100" office:value-type="string">
            <text:p>UB-2754</text:p>
          </table:table-cell>
          <table:table-cell table:style-name="ACE-100" office:value-type="string">
            <text:p>4355±60</text:p>
          </table:table-cell>
          <table:table-cell table:style-name="ACE-100"/>
          <table:table-cell table:style-name="ACE-100" office:value-type="string">
            <text:p>4829-5271</text:p>
          </table:table-cell>
          <table:table-cell table:style-name="ACE-100" table:formula="of:=SUM(4829+5271)/2" office:value-type="float" office:value="5050">
            <text:p>5050</text:p>
          </table:table-cell>
          <table:table-cell table:style-name="ACE-108" table:formula="of:=SUM(4829-5271)/2" office:value-type="float" office:value="-221">
            <text:p>221</text:p>
          </table:table-cell>
          <table:table-cell table:style-name="ACE-100" office:value-type="float" office:value="-3.7999999999999998">
            <text:p>−3.8</text:p>
          </table:table-cell>
          <table:table-cell table:style-name="ACE-100"/>
          <table:table-cell table:style-name="ACE-100" office:value-type="string">
            <text:p>Organic deposits</text:p>
          </table:table-cell>
          <table:table-cell table:style-name="ACE-100"/>
          <table:table-cell table:style-name="ACE-100" office:value-type="string">
            <text:p>T</text:p>
          </table:table-cell>
          <table:table-cell table:style-name="ACE-100"/>
          <table:table-cell table:style-name="ACE-100" office:value-type="string">
            <text:p>MHWNT</text:p>
          </table:table-cell>
          <table:table-cell table:style-name="ACE-100"/>
          <table:table-cell table:style-name="ACE-100" office:value-type="string">
            <text:p>Fenit Pier (Tralee Bay)</text:p>
          </table:table-cell>
          <table:table-cell table:number-columns-repeated="2" table:style-name="ACE-100"/>
          <table:table-cell table:style-name="ACE-100" office:value-type="float" office:value="1.79">
            <text:p>1.79</text:p>
          </table:table-cell>
          <table:table-cell table:style-name="ACE-100" office:value-type="float" office:value="0.58999999999999997">
            <text:p>0.59</text:p>
          </table:table-cell>
          <table:table-cell table:style-name="ACE-90" table:formula="of:=SUM([.W20]+[.X20]+[.Z20]+[.AA20])/4" office:value-type="float" office:value="-0.33500000000000008">
            <text:p>−0.335</text:p>
          </table:table-cell>
          <table:table-cell table:style-name="ACE-100" office:value-type="float" office:value="-1.3100000000000001">
            <text:p>−1.31</text:p>
          </table:table-cell>
          <table:table-cell table:style-name="ACE-100" office:value-type="float" office:value="-2.4100000000000001">
            <text:p>−2.41</text:p>
          </table:table-cell>
          <table:table-cell table:style-name="ACE-100"/>
          <table:table-cell table:style-name="ACE-100" table:formula="of:=[.X20]-[.Y20]" office:value-type="float" office:value="0.92500000000000004">
            <text:p>0.925</text:p>
          </table:table-cell>
          <table:table-cell table:style-name="ACE-119" table:formula="of:=[.L20]-([.AC20])" office:value-type="float" office:value="-4.7249999999999996">
            <text:p>−4.725</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Carter et al, (1989)</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7) Kerry</text:p>
          </table:table-cell>
          <table:table-cell table:style-name="ACE-100" office:value-type="string">
            <text:p>Fahamore, Tralee Bay</text:p>
          </table:table-cell>
          <table:table-cell table:style-name="ACE-100" office:value-type="string">
            <text:p>Q610182</text:p>
          </table:table-cell>
          <table:table-cell table:style-name="ACE-106" office:value-type="float" office:value="52.298319304300001">
            <text:p>52.298</text:p>
          </table:table-cell>
          <table:table-cell table:style-name="ACE-106" office:value-type="float" office:value="-10.038273569299999">
            <text:p>−10.038</text:p>
          </table:table-cell>
          <table:table-cell table:style-name="ACE-100" office:value-type="string">
            <text:p>UB-2755</text:p>
          </table:table-cell>
          <table:table-cell table:style-name="ACE-100" office:value-type="string">
            <text:p>4540±90</text:p>
          </table:table-cell>
          <table:table-cell table:style-name="ACE-100"/>
          <table:table-cell table:style-name="ACE-100" office:value-type="string">
            <text:p>4881-5466</text:p>
          </table:table-cell>
          <table:table-cell table:style-name="ACE-100" table:formula="of:=SUM(4881+5466)/2" office:value-type="float" office:value="5173.5">
            <text:p>5173.5</text:p>
          </table:table-cell>
          <table:table-cell table:style-name="ACE-108" table:formula="of:=SUM(4881-5466)/2" office:value-type="float" office:value="-292.5">
            <text:p>293</text:p>
          </table:table-cell>
          <table:table-cell table:style-name="ACE-100" office:value-type="float" office:value="-4">
            <text:p>−4</text:p>
          </table:table-cell>
          <table:table-cell table:style-name="ACE-100"/>
          <table:table-cell table:style-name="ACE-100" office:value-type="string">
            <text:p>Organic deposits</text:p>
          </table:table-cell>
          <table:table-cell table:style-name="ACE-100"/>
          <table:table-cell table:style-name="ACE-100" office:value-type="string">
            <text:p>T</text:p>
          </table:table-cell>
          <table:table-cell table:style-name="ACE-100"/>
          <table:table-cell table:style-name="ACE-100" office:value-type="string">
            <text:p>MHWNT</text:p>
          </table:table-cell>
          <table:table-cell table:style-name="ACE-100"/>
          <table:table-cell table:style-name="ACE-100" office:value-type="string">
            <text:p>Fenit Pier (Tralee Bay)</text:p>
          </table:table-cell>
          <table:table-cell table:number-columns-repeated="2" table:style-name="ACE-100"/>
          <table:table-cell table:style-name="ACE-100" office:value-type="float" office:value="1.79">
            <text:p>1.79</text:p>
          </table:table-cell>
          <table:table-cell table:style-name="ACE-100" office:value-type="float" office:value="0.58999999999999997">
            <text:p>0.59</text:p>
          </table:table-cell>
          <table:table-cell table:style-name="ACE-90" table:formula="of:=SUM([.W21]+[.X21]+[.Z21]+[.AA21])/4" office:value-type="float" office:value="-0.33500000000000008">
            <text:p>−0.335</text:p>
          </table:table-cell>
          <table:table-cell table:style-name="ACE-100" office:value-type="float" office:value="-1.3100000000000001">
            <text:p>−1.31</text:p>
          </table:table-cell>
          <table:table-cell table:style-name="ACE-100" office:value-type="float" office:value="-2.4100000000000001">
            <text:p>−2.41</text:p>
          </table:table-cell>
          <table:table-cell table:style-name="ACE-100"/>
          <table:table-cell table:style-name="ACE-100" table:formula="of:=[.X21]-[.Y21]" office:value-type="float" office:value="0.92500000000000004">
            <text:p>0.925</text:p>
          </table:table-cell>
          <table:table-cell table:style-name="ACE-119" table:formula="of:=[.L21]-([.AC21])" office:value-type="float" office:value="-4.9249999999999998">
            <text:p>−4.925</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Carter et al, (1989)</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7) Kerry</text:p>
          </table:table-cell>
          <table:table-cell table:style-name="ACE-100" office:value-type="string">
            <text:p>Aughacasla (Kerry)</text:p>
          </table:table-cell>
          <table:table-cell table:style-name="ACE-100"/>
          <table:table-cell table:style-name="ACE-105" office:value-type="float" office:value="52.2378">
            <text:p>52.24</text:p>
          </table:table-cell>
          <table:table-cell table:style-name="ACE-105" office:value-type="float" office:value="-9.9672999999999998">
            <text:p>−9.97</text:p>
          </table:table-cell>
          <table:table-cell table:style-name="ACE-100" office:value-type="string">
            <text:p>I-7432</text:p>
          </table:table-cell>
          <table:table-cell table:style-name="ACE-100" office:value-type="string">
            <text:p>4775±100</text:p>
          </table:table-cell>
          <table:table-cell table:style-name="ACE-100"/>
          <table:table-cell table:style-name="ACE-100" office:value-type="string">
            <text:p>5304-5719</text:p>
          </table:table-cell>
          <table:table-cell table:style-name="ACE-100" table:formula="of:=SUM(5304+5719)/2" office:value-type="float" office:value="5511.5">
            <text:p>5511.5</text:p>
          </table:table-cell>
          <table:table-cell table:style-name="ACE-108" table:formula="of:=SUM(5304-5719)/2" office:value-type="float" office:value="-207.5">
            <text:p>208</text:p>
          </table:table-cell>
          <table:table-cell table:style-name="ACE-100" office:value-type="float" office:value="1.6899999999999999">
            <text:p>1.69</text:p>
          </table:table-cell>
          <table:table-cell table:style-name="ACE-100"/>
          <table:table-cell table:style-name="ACE-100" office:value-type="string">
            <text:p>Peat</text:p>
          </table:table-cell>
          <table:table-cell table:style-name="ACE-100"/>
          <table:table-cell table:style-name="ACE-100" office:value-type="string">
            <text:p>M/T</text:p>
          </table:table-cell>
          <table:table-cell table:style-name="ACE-100"/>
          <table:table-cell table:style-name="ACE-100" office:value-type="string">
            <text:p>MHWST</text:p>
          </table:table-cell>
          <table:table-cell table:style-name="ACE-101"/>
          <table:table-cell table:style-name="ACE-100" office:value-type="string">
            <text:p>Fenit Pier (Tralee Bay)</text:p>
          </table:table-cell>
          <table:table-cell table:number-columns-repeated="2" table:style-name="ACE-100"/>
          <table:table-cell table:style-name="ACE-100" office:value-type="float" office:value="1.6899999999999999">
            <text:p>1.69</text:p>
          </table:table-cell>
          <table:table-cell table:style-name="ACE-100" office:value-type="float" office:value="0.48999999999999999">
            <text:p>0.49</text:p>
          </table:table-cell>
          <table:table-cell table:style-name="ACE-100" office:value-type="float" office:value="-0.81000000000000005">
            <text:p>−0.81</text:p>
          </table:table-cell>
          <table:table-cell table:style-name="ACE-100" office:value-type="float" office:value="-1.3100000000000001">
            <text:p>−1.31</text:p>
          </table:table-cell>
          <table:table-cell table:style-name="ACE-100" office:value-type="float" office:value="-2.4100000000000001">
            <text:p>−2.41</text:p>
          </table:table-cell>
          <table:table-cell table:style-name="ACE-100"/>
          <table:table-cell table:style-name="ACE-100" table:formula="of:=[.W22]-[.Y22]" office:value-type="float" office:value="2.5">
            <text:p>2.5</text:p>
          </table:table-cell>
          <table:table-cell table:style-name="ACE-119" office:value-type="float" office:value="0">
            <text:p>0</text:p>
          </table:table-cell>
          <table:table-cell table:style-name="ACE-100" office:value-type="float" office:value="1">
            <text:p>1</text:p>
          </table:table-cell>
          <table:table-cell table:style-name="ACE-100"/>
          <table:table-cell table:style-name="ACE-100" office:value-type="string">
            <text:p>C</text:p>
          </table:table-cell>
          <table:table-cell table:style-name="ACE-100" office:value-type="string">
            <text:p>Mitchell, (*)</text:p>
          </table:table-cell>
          <table:table-cell table:style-name="ACE-100" office:value-type="string">
            <text:p>Penney, (1983)</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8) S. Clare</text:p>
          </table:table-cell>
          <table:table-cell table:style-name="ACE-100" office:value-type="string">
            <text:p>Bran Lough, County Claire</text:p>
          </table:table-cell>
          <table:table-cell table:style-name="ACE-100"/>
          <table:table-cell table:style-name="ACE-105" office:value-type="float" office:value="52.799999999999997">
            <text:p>52.80</text:p>
          </table:table-cell>
          <table:table-cell table:style-name="ACE-105" office:value-type="float" office:value="-9.5700000000000003">
            <text:p>−9.57</text:p>
          </table:table-cell>
          <table:table-cell table:style-name="ACE-100" office:value-type="string">
            <text:p>Beta-62536</text:p>
          </table:table-cell>
          <table:table-cell table:style-name="ACE-100" office:value-type="string">
            <text:p>360±60</text:p>
          </table:table-cell>
          <table:table-cell table:style-name="ACE-100"/>
          <table:table-cell table:style-name="ACE-100" office:value-type="string">
            <text:p>305-507</text:p>
          </table:table-cell>
          <table:table-cell table:style-name="ACE-100" table:formula="of:=SUM(305+507)/2" office:value-type="float" office:value="406">
            <text:p>406</text:p>
          </table:table-cell>
          <table:table-cell table:style-name="ACE-108" table:formula="of:=SUM(305-507)/2" office:value-type="float" office:value="-101">
            <text:p>101</text:p>
          </table:table-cell>
          <table:table-cell table:style-name="ACE-100" office:value-type="float" office:value="0.94999999999999996">
            <text:p>0.95</text:p>
          </table:table-cell>
          <table:table-cell table:style-name="ACE-100"/>
          <table:table-cell table:style-name="ACE-100" office:value-type="string">
            <text:p>Peat</text:p>
          </table:table-cell>
          <table:table-cell table:style-name="ACE-100"/>
          <table:table-cell table:style-name="ACE-100" office:value-type="string">
            <text:p>T</text:p>
          </table:table-cell>
          <table:table-cell table:style-name="ACE-100"/>
          <table:table-cell table:style-name="ACE-100" office:value-type="string">
            <text:p>MHWST</text:p>
          </table:table-cell>
          <table:table-cell table:style-name="ACE-101"/>
          <table:table-cell table:style-name="ACE-100" office:value-type="string">
            <text:p>Galway</text:p>
          </table:table-cell>
          <table:table-cell table:style-name="ACE-100" office:value-type="string">
            <text:p>Carrigholt</text:p>
          </table:table-cell>
          <table:table-cell table:style-name="ACE-100"/>
          <table:table-cell table:style-name="ACE-100" office:value-type="float" office:value="1.8999999999999999">
            <text:p>1.9</text:p>
          </table:table-cell>
          <table:table-cell table:style-name="ACE-100" office:value-type="float" office:value="0.69999999999999996">
            <text:p>0.7</text:p>
          </table:table-cell>
          <table:table-cell table:style-name="ACE-100" office:value-type="float" office:value="-0.27000000000000002">
            <text:p>−0.27</text:p>
          </table:table-cell>
          <table:table-cell table:style-name="ACE-100" office:value-type="float" office:value="-1.1000000000000001">
            <text:p>−1.1</text:p>
          </table:table-cell>
          <table:table-cell table:style-name="ACE-100" office:value-type="float" office:value="-2.2999999999999998">
            <text:p>−2.3</text:p>
          </table:table-cell>
          <table:table-cell table:style-name="ACE-100"/>
          <table:table-cell table:style-name="ACE-100" table:formula="of:=[.W23]-[.Y23]" office:value-type="float" office:value="2.1699999999999999">
            <text:p>2.17</text:p>
          </table:table-cell>
          <table:table-cell table:style-name="ACE-119" table:formula="of:=[.L23]-([.AC23])" office:value-type="float" office:value="-1.22">
            <text:p>−1.22</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voy et al, (1996)</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8) S. Clare</text:p>
          </table:table-cell>
          <table:table-cell table:style-name="ACE-100" office:value-type="string">
            <text:p>Bran Lough, County Claire</text:p>
          </table:table-cell>
          <table:table-cell table:style-name="ACE-100"/>
          <table:table-cell table:style-name="ACE-105" office:value-type="float" office:value="52.799999999999997">
            <text:p>52.80</text:p>
          </table:table-cell>
          <table:table-cell table:style-name="ACE-105" office:value-type="float" office:value="-9.5700000000000003">
            <text:p>−9.57</text:p>
          </table:table-cell>
          <table:table-cell table:style-name="ACE-100" office:value-type="string">
            <text:p>Beta-62537</text:p>
          </table:table-cell>
          <table:table-cell table:style-name="ACE-100" office:value-type="string">
            <text:p>530±60</text:p>
          </table:table-cell>
          <table:table-cell table:style-name="ACE-100"/>
          <table:table-cell table:style-name="ACE-100" office:value-type="string">
            <text:p>497-654</text:p>
          </table:table-cell>
          <table:table-cell table:style-name="ACE-100" table:formula="of:=SUM(497+654)/2" office:value-type="float" office:value="575.5">
            <text:p>575.5</text:p>
          </table:table-cell>
          <table:table-cell table:style-name="ACE-108" table:formula="of:=SUM(497-654)/2" office:value-type="float" office:value="-78.5">
            <text:p>79</text:p>
          </table:table-cell>
          <table:table-cell table:style-name="ACE-100" office:value-type="float" office:value="0.77000000000000002">
            <text:p>0.77</text:p>
          </table:table-cell>
          <table:table-cell table:style-name="ACE-100"/>
          <table:table-cell table:style-name="ACE-100" office:value-type="string">
            <text:p>Peat</text:p>
          </table:table-cell>
          <table:table-cell table:style-name="ACE-100"/>
          <table:table-cell table:style-name="ACE-100" office:value-type="string">
            <text:p>T</text:p>
          </table:table-cell>
          <table:table-cell table:style-name="ACE-100"/>
          <table:table-cell table:style-name="ACE-100" office:value-type="string">
            <text:p>MHWST</text:p>
          </table:table-cell>
          <table:table-cell table:style-name="ACE-101"/>
          <table:table-cell table:style-name="ACE-100" office:value-type="string">
            <text:p>Galway</text:p>
          </table:table-cell>
          <table:table-cell table:style-name="ACE-100" office:value-type="string">
            <text:p>Carrigholt</text:p>
          </table:table-cell>
          <table:table-cell table:style-name="ACE-100"/>
          <table:table-cell table:style-name="ACE-100" office:value-type="float" office:value="1.8999999999999999">
            <text:p>1.9</text:p>
          </table:table-cell>
          <table:table-cell table:style-name="ACE-100" office:value-type="float" office:value="0.69999999999999996">
            <text:p>0.7</text:p>
          </table:table-cell>
          <table:table-cell table:style-name="ACE-100" office:value-type="float" office:value="-0.27000000000000002">
            <text:p>−0.27</text:p>
          </table:table-cell>
          <table:table-cell table:style-name="ACE-100" office:value-type="float" office:value="-1.1000000000000001">
            <text:p>−1.1</text:p>
          </table:table-cell>
          <table:table-cell table:style-name="ACE-100" office:value-type="float" office:value="-2.2999999999999998">
            <text:p>−2.3</text:p>
          </table:table-cell>
          <table:table-cell table:style-name="ACE-100"/>
          <table:table-cell table:style-name="ACE-100" table:formula="of:=[.W24]-[.Y24]" office:value-type="float" office:value="2.1699999999999999">
            <text:p>2.17</text:p>
          </table:table-cell>
          <table:table-cell table:style-name="ACE-119" table:formula="of:=[.L24]-([.AC24])" office:value-type="float" office:value="-1.3999999999999999">
            <text:p>−1.4</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voy et al, (1996)</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8) S. Clare</text:p>
          </table:table-cell>
          <table:table-cell table:style-name="ACE-100" office:value-type="string">
            <text:p>Bran Lough, County Claire</text:p>
          </table:table-cell>
          <table:table-cell table:style-name="ACE-100"/>
          <table:table-cell table:style-name="ACE-105" office:value-type="float" office:value="52.799999999999997">
            <text:p>52.80</text:p>
          </table:table-cell>
          <table:table-cell table:style-name="ACE-105" office:value-type="float" office:value="-9.5700000000000003">
            <text:p>−9.57</text:p>
          </table:table-cell>
          <table:table-cell table:style-name="ACE-100" office:value-type="string">
            <text:p>Beta-62538</text:p>
          </table:table-cell>
          <table:table-cell table:style-name="ACE-100" office:value-type="string">
            <text:p>570±60</text:p>
          </table:table-cell>
          <table:table-cell table:style-name="ACE-100" office:value-type="float" office:value="-25">
            <text:p>−25</text:p>
          </table:table-cell>
          <table:table-cell table:style-name="ACE-100" office:value-type="string">
            <text:p>514-657</text:p>
          </table:table-cell>
          <table:table-cell table:style-name="ACE-100" table:formula="of:=SUM(514+657)/2" office:value-type="float" office:value="585.5">
            <text:p>585.5</text:p>
          </table:table-cell>
          <table:table-cell table:style-name="ACE-108" table:formula="of:=SUM(514-657)/2" office:value-type="float" office:value="-71.5">
            <text:p>72</text:p>
          </table:table-cell>
          <table:table-cell table:style-name="ACE-100" office:value-type="float" office:value="0.80000000000000004">
            <text:p>0.8</text:p>
          </table:table-cell>
          <table:table-cell table:style-name="ACE-100" office:value-type="float" office:value="55">
            <text:p>55</text:p>
          </table:table-cell>
          <table:table-cell table:style-name="ACE-100" office:value-type="string">
            <text:p>Sandy 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0"/>
          <table:table-cell table:style-name="ACE-100" office:value-type="string">
            <text:p>Galway</text:p>
          </table:table-cell>
          <table:table-cell table:style-name="ACE-100" office:value-type="string">
            <text:p>Carrigholt</text:p>
          </table:table-cell>
          <table:table-cell table:style-name="ACE-100"/>
          <table:table-cell table:style-name="ACE-100" office:value-type="float" office:value="1.8999999999999999">
            <text:p>1.9</text:p>
          </table:table-cell>
          <table:table-cell table:style-name="ACE-100" office:value-type="float" office:value="0.69999999999999996">
            <text:p>0.7</text:p>
          </table:table-cell>
          <table:table-cell table:style-name="ACE-100" office:value-type="float" office:value="-0.27000000000000002">
            <text:p>−0.27</text:p>
          </table:table-cell>
          <table:table-cell table:style-name="ACE-100" office:value-type="float" office:value="-1.1000000000000001">
            <text:p>−1.1</text:p>
          </table:table-cell>
          <table:table-cell table:style-name="ACE-100" office:value-type="float" office:value="-2.2999999999999998">
            <text:p>−2.3</text:p>
          </table:table-cell>
          <table:table-cell table:style-name="ACE-100"/>
          <table:table-cell table:style-name="ACE-100" table:formula="of:=[.W25]-[.Y25]" office:value-type="float" office:value="2.1699999999999999">
            <text:p>2.17</text:p>
          </table:table-cell>
          <table:table-cell table:style-name="ACE-119" table:formula="of:=[.L25]-([.AC25])" office:value-type="float" office:value="-1.3699999999999999">
            <text:p>−1.37</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voy et al, (1996)</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8) S. Clare</text:p>
          </table:table-cell>
          <table:table-cell table:style-name="ACE-100" office:value-type="string">
            <text:p>Bran Lough, County Claire</text:p>
          </table:table-cell>
          <table:table-cell table:style-name="ACE-100"/>
          <table:table-cell table:style-name="ACE-105" office:value-type="float" office:value="52.799999999999997">
            <text:p>52.80</text:p>
          </table:table-cell>
          <table:table-cell table:style-name="ACE-105" office:value-type="float" office:value="-9.5700000000000003">
            <text:p>−9.57</text:p>
          </table:table-cell>
          <table:table-cell table:style-name="ACE-100" office:value-type="string">
            <text:p>Beta-62539</text:p>
          </table:table-cell>
          <table:table-cell table:style-name="ACE-100" office:value-type="string">
            <text:p>2260±80</text:p>
          </table:table-cell>
          <table:table-cell table:style-name="ACE-100" office:value-type="float" office:value="-25">
            <text:p>−25</text:p>
          </table:table-cell>
          <table:table-cell table:style-name="ACE-100" office:value-type="string">
            <text:p>2009-2468</text:p>
          </table:table-cell>
          <table:table-cell table:style-name="ACE-100" table:formula="of:=SUM(2009+2468)/2" office:value-type="float" office:value="2238.5">
            <text:p>2238.5</text:p>
          </table:table-cell>
          <table:table-cell table:style-name="ACE-108" table:formula="of:=SUM(2009-2468)/2" office:value-type="float" office:value="-229.5">
            <text:p>230</text:p>
          </table:table-cell>
          <table:table-cell table:style-name="ACE-100" office:value-type="float" office:value="-0.14999999999999999">
            <text:p>−0.15</text:p>
          </table:table-cell>
          <table:table-cell table:style-name="ACE-100" office:value-type="float" office:value="160">
            <text:p>160</text:p>
          </table:table-cell>
          <table:table-cell table:style-name="ACE-100" office:value-type="string">
            <text:p>Sandy 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0"/>
          <table:table-cell table:style-name="ACE-100" office:value-type="string">
            <text:p>Galway</text:p>
          </table:table-cell>
          <table:table-cell table:style-name="ACE-100" office:value-type="string">
            <text:p>Carrigholt</text:p>
          </table:table-cell>
          <table:table-cell table:style-name="ACE-100"/>
          <table:table-cell table:style-name="ACE-100" office:value-type="float" office:value="1.8999999999999999">
            <text:p>1.9</text:p>
          </table:table-cell>
          <table:table-cell table:style-name="ACE-100" office:value-type="float" office:value="0.69999999999999996">
            <text:p>0.7</text:p>
          </table:table-cell>
          <table:table-cell table:style-name="ACE-100" office:value-type="float" office:value="-0.27000000000000002">
            <text:p>−0.27</text:p>
          </table:table-cell>
          <table:table-cell table:style-name="ACE-100" office:value-type="float" office:value="-1.1000000000000001">
            <text:p>−1.1</text:p>
          </table:table-cell>
          <table:table-cell table:style-name="ACE-100" office:value-type="float" office:value="-2.2999999999999998">
            <text:p>−2.3</text:p>
          </table:table-cell>
          <table:table-cell table:style-name="ACE-100"/>
          <table:table-cell table:style-name="ACE-100" table:formula="of:=[.W26]-[.Y26]" office:value-type="float" office:value="2.1699999999999999">
            <text:p>2.17</text:p>
          </table:table-cell>
          <table:table-cell table:style-name="ACE-119" table:formula="of:=[.L26]-([.AC26])" office:value-type="float" office:value="-2.3199999999999998">
            <text:p>−2.32</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voy et al, (1996)</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8) S. Clare</text:p>
          </table:table-cell>
          <table:table-cell table:style-name="ACE-100" office:value-type="string">
            <text:p>Rinvella Bay, Carrigaholt, Co. Clare</text:p>
          </table:table-cell>
          <table:table-cell table:style-name="ACE-100" office:value-type="string">
            <text:p>Q825495</text:p>
          </table:table-cell>
          <table:table-cell table:style-name="ACE-106" office:value-type="float" office:value="52.5841590669">
            <text:p>52.584</text:p>
          </table:table-cell>
          <table:table-cell table:style-name="ACE-106" office:value-type="float" office:value="-9.7337753152000008">
            <text:p>−9.734</text:p>
          </table:table-cell>
          <table:table-cell table:style-name="ACE-100" office:value-type="string">
            <text:p>UB-2094</text:p>
          </table:table-cell>
          <table:table-cell table:style-name="ACE-100" office:value-type="string">
            <text:p>3935±80</text:p>
          </table:table-cell>
          <table:table-cell table:style-name="ACE-100"/>
          <table:table-cell table:style-name="ACE-100" office:value-type="string">
            <text:p>4097-4781</text:p>
          </table:table-cell>
          <table:table-cell table:style-name="ACE-100" table:formula="of:=SUM(4097+4781)/2" office:value-type="float" office:value="4439">
            <text:p>4439</text:p>
          </table:table-cell>
          <table:table-cell table:style-name="ACE-108" table:formula="of:=SUM(4097-4781)/2" office:value-type="float" office:value="-342">
            <text:p>342</text:p>
          </table:table-cell>
          <table:table-cell table:style-name="ACE-100" office:value-type="float" office:value="2">
            <text:p>2</text:p>
          </table:table-cell>
          <table:table-cell table:style-name="ACE-100"/>
          <table:table-cell table:style-name="ACE-100" office:value-type="string">
            <text:p>Wood Peat</text:p>
          </table:table-cell>
          <table:table-cell table:style-name="ACE-100"/>
          <table:table-cell table:style-name="ACE-100" office:value-type="string">
            <text:p>T</text:p>
          </table:table-cell>
          <table:table-cell table:style-name="ACE-100"/>
          <table:table-cell table:style-name="ACE-100" office:value-type="string">
            <text:p>MHWST</text:p>
          </table:table-cell>
          <table:table-cell table:style-name="ACE-100"/>
          <table:table-cell table:style-name="ACE-100" office:value-type="string">
            <text:p>Kilrush</text:p>
          </table:table-cell>
          <table:table-cell table:number-columns-repeated="2" table:style-name="ACE-100"/>
          <table:table-cell table:style-name="ACE-100" office:value-type="float" office:value="2">
            <text:p>2</text:p>
          </table:table-cell>
          <table:table-cell table:style-name="ACE-100" office:value-type="float" office:value="0.69999999999999996">
            <text:p>0.7</text:p>
          </table:table-cell>
          <table:table-cell table:style-name="ACE-100" office:value-type="float" office:value="-0.40000000000000002">
            <text:p>−0.4</text:p>
          </table:table-cell>
          <table:table-cell table:style-name="ACE-100" office:value-type="float" office:value="-1.3">
            <text:p>−1.3</text:p>
          </table:table-cell>
          <table:table-cell table:style-name="ACE-100" office:value-type="float" office:value="-2.5">
            <text:p>−2.5</text:p>
          </table:table-cell>
          <table:table-cell table:style-name="ACE-100"/>
          <table:table-cell table:style-name="ACE-100" table:formula="of:=[.W27]-[.Y27]" office:value-type="float" office:value="2.3999999999999999">
            <text:p>2.4</text:p>
          </table:table-cell>
          <table:table-cell table:style-name="ACE-119" office:value-type="float" office:value="0">
            <text:p>0</text:p>
          </table:table-cell>
          <table:table-cell table:style-name="ACE-100" office:value-type="float" office:value="1">
            <text:p>1</text:p>
          </table:table-cell>
          <table:table-cell table:number-columns-repeated="2" table:style-name="ACE-100"/>
          <table:table-cell table:style-name="ACE-100" office:value-type="string">
            <text:p>Pearson, (1979)</text:p>
          </table:table-cell>
          <table:table-cell table:style-name="ACE-100" office:value-type="string">
            <text:p>O'Connell, (1988)</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8) S. Clare</text:p>
          </table:table-cell>
          <table:table-cell table:style-name="ACE-100" office:value-type="string">
            <text:p>Rinvella Bay, Carrigaholt, Co. Clare</text:p>
          </table:table-cell>
          <table:table-cell table:style-name="ACE-100" office:value-type="string">
            <text:p>Q825495</text:p>
          </table:table-cell>
          <table:table-cell table:style-name="ACE-106" office:value-type="float" office:value="52.5841590669">
            <text:p>52.584</text:p>
          </table:table-cell>
          <table:table-cell table:style-name="ACE-106" office:value-type="float" office:value="-9.7337753152000008">
            <text:p>−9.734</text:p>
          </table:table-cell>
          <table:table-cell table:style-name="ACE-100" office:value-type="string">
            <text:p>UB-2093</text:p>
          </table:table-cell>
          <table:table-cell table:style-name="ACE-100" office:value-type="string">
            <text:p>4185±50</text:p>
          </table:table-cell>
          <table:table-cell table:style-name="ACE-100"/>
          <table:table-cell table:style-name="ACE-100" office:value-type="string">
            <text:p>4573-4845</text:p>
          </table:table-cell>
          <table:table-cell table:style-name="ACE-100" table:formula="of:=SUM(4573+4845)/2" office:value-type="float" office:value="4709">
            <text:p>4709</text:p>
          </table:table-cell>
          <table:table-cell table:style-name="ACE-108" table:formula="of:=SUM(4573-4845)/2" office:value-type="float" office:value="-136">
            <text:p>136</text:p>
          </table:table-cell>
          <table:table-cell table:style-name="ACE-100" office:value-type="float" office:value="2">
            <text:p>2</text:p>
          </table:table-cell>
          <table:table-cell table:style-name="ACE-100"/>
          <table:table-cell table:style-name="ACE-100" office:value-type="string">
            <text:p>Wood (Oak in Growth Position)</text:p>
          </table:table-cell>
          <table:table-cell table:style-name="ACE-100"/>
          <table:table-cell table:style-name="ACE-100" office:value-type="string">
            <text:p>T</text:p>
          </table:table-cell>
          <table:table-cell table:style-name="ACE-100"/>
          <table:table-cell table:style-name="ACE-100" office:value-type="string">
            <text:p>MHWST</text:p>
          </table:table-cell>
          <table:table-cell table:style-name="ACE-100"/>
          <table:table-cell table:style-name="ACE-100" office:value-type="string">
            <text:p>Kilrush</text:p>
          </table:table-cell>
          <table:table-cell table:number-columns-repeated="2" table:style-name="ACE-100"/>
          <table:table-cell table:style-name="ACE-100" office:value-type="float" office:value="2">
            <text:p>2</text:p>
          </table:table-cell>
          <table:table-cell table:style-name="ACE-100" office:value-type="float" office:value="0.69999999999999996">
            <text:p>0.7</text:p>
          </table:table-cell>
          <table:table-cell table:style-name="ACE-100" office:value-type="float" office:value="-0.40000000000000002">
            <text:p>−0.4</text:p>
          </table:table-cell>
          <table:table-cell table:style-name="ACE-100" office:value-type="float" office:value="-1.3">
            <text:p>−1.3</text:p>
          </table:table-cell>
          <table:table-cell table:style-name="ACE-100" office:value-type="float" office:value="-2.5">
            <text:p>−2.5</text:p>
          </table:table-cell>
          <table:table-cell table:style-name="ACE-100"/>
          <table:table-cell table:style-name="ACE-100" table:formula="of:=[.W28]-[.Y28]" office:value-type="float" office:value="2.3999999999999999">
            <text:p>2.4</text:p>
          </table:table-cell>
          <table:table-cell table:style-name="ACE-119" office:value-type="float" office:value="0">
            <text:p>0</text:p>
          </table:table-cell>
          <table:table-cell table:style-name="ACE-100" office:value-type="float" office:value="1">
            <text:p>1</text:p>
          </table:table-cell>
          <table:table-cell table:number-columns-repeated="2" table:style-name="ACE-100"/>
          <table:table-cell table:style-name="ACE-100" office:value-type="string">
            <text:p>Pearson, (1979)</text:p>
          </table:table-cell>
          <table:table-cell table:style-name="ACE-100" office:value-type="string">
            <text:p>O'Connell, (1988)</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10) Inner Shannon</text:p>
          </table:table-cell>
          <table:table-cell table:style-name="ACE-100" office:value-type="string">
            <text:p>Coonagh West, Shannon</text:p>
          </table:table-cell>
          <table:table-cell table:style-name="ACE-100"/>
          <table:table-cell table:style-name="ACE-106" office:value-type="float" office:value="52.668724146700001">
            <text:p>52.669</text:p>
          </table:table-cell>
          <table:table-cell table:style-name="ACE-106" office:value-type="float" office:value="-8.6998723113">
            <text:p>−8.700</text:p>
          </table:table-cell>
          <table:table-cell table:style-name="ACE-100" office:value-type="string">
            <text:p>Beta - 205301</text:p>
          </table:table-cell>
          <table:table-cell table:style-name="ACE-100" office:value-type="string">
            <text:p>3820±50</text:p>
          </table:table-cell>
          <table:table-cell table:style-name="ACE-100" office:value-type="float" office:value="-28">
            <text:p>−28</text:p>
          </table:table-cell>
          <table:table-cell table:style-name="ACE-100" office:value-type="string">
            <text:p>4089-4408</text:p>
          </table:table-cell>
          <table:table-cell table:style-name="ACE-100" table:formula="of:=SUM(4089+4408)/2" office:value-type="float" office:value="4248.5">
            <text:p>4248.5</text:p>
          </table:table-cell>
          <table:table-cell table:style-name="ACE-108" table:formula="of:=SUM(4089-4408)/2" office:value-type="float" office:value="-159.5">
            <text:p>160</text:p>
          </table:table-cell>
          <table:table-cell table:style-name="ACE-106" office:value-type="float" office:value="0.44699999999999995">
            <text:p>0.447</text:p>
          </table:table-cell>
          <table:table-cell table:style-name="ACE-100" office:value-type="float" office:value="100">
            <text:p>100</text:p>
          </table:table-cell>
          <table:table-cell table:style-name="ACE-100" office:value-type="string">
            <text:p>Wood</text:p>
          </table:table-cell>
          <table:table-cell table:number-columns-repeated="3" table:style-name="ACE-100"/>
          <table:table-cell table:style-name="ACE-100" office:value-type="string">
            <text:p>MHWST</text:p>
          </table:table-cell>
          <table:table-cell table:style-name="ACE-100"/>
          <table:table-cell table:style-name="ACE-100" office:value-type="string">
            <text:p>Limerick Dock</text:p>
          </table:table-cell>
          <table:table-cell table:style-name="ACE-100" office:value-type="string">
            <text:p>Mellon Point</text:p>
          </table:table-cell>
          <table:table-cell table:style-name="ACE-100"/>
          <table:table-cell table:style-name="ACE-100" table:formula="of:=((5.9000000000000004+-0.40000000000000002+-2.7000000000000002)+(6.0999999999999996+-0.46000000000000002+-2.7000000000000002))/2" office:value-type="float" office:value="2.8699999999999997">
            <text:p>2.87</text:p>
          </table:table-cell>
          <table:table-cell table:style-name="ACE-100" table:formula="of:=((4.5+-0.40000000000000002+-2.7000000000000002)+(4.5999999999999996+-0.46000000000000002+-2.7000000000000002))/2" office:value-type="float" office:value="1.4199999999999995">
            <text:p>1.42</text:p>
          </table:table-cell>
          <table:table-cell table:style-name="ACE-90" table:formula="of:=(([.W29]+[.X29]+[.Z29]+[.AA29])/4)" office:value-type="float" office:value="-0.0050000000000003375">
            <text:p>−0.005</text:p>
          </table:table-cell>
          <table:table-cell table:style-name="ACE-100" table:formula="of:=((1.8999999999999999+-0.40000000000000002+-2.7000000000000002)+(1.2+-0.46000000000000002+-2.7000000000000002))/2" office:value-type="float" office:value="-1.5800000000000001">
            <text:p>−1.58</text:p>
          </table:table-cell>
          <table:table-cell table:style-name="ACE-100" table:formula="of:=((0.40000000000000002-0.40000000000000002+-2.7000000000000002)+(0.40000000000000002+-0.46000000000000002+-2.7000000000000002))/2" office:value-type="float" office:value="-2.7300000000000004">
            <text:p>−2.73</text:p>
          </table:table-cell>
          <table:table-cell table:style-name="ACE-100"/>
          <table:table-cell table:style-name="ACE-100" table:formula="of:=[.W29]-[.Y29]" office:value-type="float" office:value="2.875">
            <text:p>2.875</text:p>
          </table:table-cell>
          <table:table-cell table:style-name="ACE-119" table:formula="of:=[.L29]-([.AC29])" office:value-type="float" office:value="-2.4279999999999999">
            <text:p>−2.428</text:p>
          </table:table-cell>
          <table:table-cell table:style-name="ACE-100" table:formula="of:=SQRT(POWER(0.01;2)+POWER(0.02;2)+POWER(0.14999999999999999;2))" office:value-type="float" office:value="0.15165750888103102">
            <text:p>0.151658</text:p>
          </table:table-cell>
          <table:table-cell table:style-name="ACE-100"/>
          <table:table-cell table:style-name="ACE-100" office:value-type="string">
            <text:p>C</text:p>
          </table:table-cell>
          <table:table-cell table:style-name="ACE-100" office:value-type="string">
            <text:p>TVAS Archaeological Report, (2005) (Unpublished)</text:p>
          </table:table-cell>
          <table:table-cell table:number-columns-repeated="6" table:style-name="ACE-100"/>
          <table:table-cell table:style-name="ACE-108"/>
          <table:table-cell table:number-columns-repeated="215" table:style-name="ACE-100"/>
        </table:table-row>
        <table:table-row table:style-name="AROW-0">
          <table:table-cell table:style-name="ACE-93" office:value-type="string">
            <text:p><text:a xlink:type="simple" xlink:actuate="onRequest" xlink:href="#">(11) Galway Bay</text:a></text:p>
          </table:table-cell>
          <table:table-cell table:style-name="ACE-100" office:value-type="string">
            <text:p>Spiddal (Galway)</text:p>
          </table:table-cell>
          <table:table-cell table:style-name="ACE-100"/>
          <table:table-cell table:style-name="ACE-105" office:value-type="float" office:value="53.2376">
            <text:p>53.24</text:p>
          </table:table-cell>
          <table:table-cell table:style-name="ACE-105" office:value-type="float" office:value="-9.3049999999999997">
            <text:p>−9.30</text:p>
          </table:table-cell>
          <table:table-cell table:style-name="ACE-100" office:value-type="string">
            <text:p>Gif-2669</text:p>
          </table:table-cell>
          <table:table-cell table:style-name="ACE-100" office:value-type="string">
            <text:p>3730±120</text:p>
          </table:table-cell>
          <table:table-cell table:style-name="ACE-100"/>
          <table:table-cell table:style-name="ACE-100" office:value-type="string">
            <text:p>3727-4422</text:p>
          </table:table-cell>
          <table:table-cell table:style-name="ACE-100" table:formula="of:=SUM(3727+4422)/2" office:value-type="float" office:value="4074.5">
            <text:p>4074.5</text:p>
          </table:table-cell>
          <table:table-cell table:style-name="ACE-108" table:formula="of:=SUM(3727-4422)/2" office:value-type="float" office:value="-347.5">
            <text:p>348</text:p>
          </table:table-cell>
          <table:table-cell table:style-name="ACE-100" office:value-type="float" office:value="2.2000000000000002">
            <text:p>2.2</text:p>
          </table:table-cell>
          <table:table-cell table:style-name="ACE-100"/>
          <table:table-cell table:style-name="ACE-100" office:value-type="string">
            <text:p>Peat (Woody)</text:p>
          </table:table-cell>
          <table:table-cell table:style-name="ACE-100"/>
          <table:table-cell table:style-name="ACE-100" office:value-type="string">
            <text:p>M/T</text:p>
          </table:table-cell>
          <table:table-cell table:style-name="ACE-100"/>
          <table:table-cell table:style-name="ACE-100" office:value-type="string">
            <text:p>MHWST</text:p>
          </table:table-cell>
          <table:table-cell table:style-name="ACE-101"/>
          <table:table-cell table:style-name="ACE-100" office:value-type="string">
            <text:p>Galway</text:p>
          </table:table-cell>
          <table:table-cell table:number-columns-repeated="2" table:style-name="ACE-100"/>
          <table:table-cell table:style-name="ACE-100" office:value-type="float" office:value="2.2000000000000002">
            <text:p>2.2</text:p>
          </table:table-cell>
          <table:table-cell table:style-name="ACE-100" office:value-type="float" office:value="1">
            <text:p>1</text:p>
          </table:table-cell>
          <table:table-cell table:style-name="ACE-100" office:value-type="float" office:value="0">
            <text:p>0</text:p>
          </table:table-cell>
          <table:table-cell table:style-name="ACE-100" office:value-type="float" office:value="-0.90000000000000002">
            <text:p>−0.9</text:p>
          </table:table-cell>
          <table:table-cell table:style-name="ACE-100" office:value-type="float" office:value="-2.2999999999999998">
            <text:p>−2.3</text:p>
          </table:table-cell>
          <table:table-cell table:style-name="ACE-100"/>
          <table:table-cell table:style-name="ACE-100" table:formula="of:=[.W30]-[.Y30]" office:value-type="float" office:value="2.2000000000000002">
            <text:p>2.2</text:p>
          </table:table-cell>
          <table:table-cell table:style-name="ACE-119" table:formula="of:=[.L30]-([.AC30])" office:value-type="float" office:value="0">
            <text:p>0</text:p>
          </table:table-cell>
          <table:table-cell table:style-name="ACE-100" office:value-type="float" office:value="1">
            <text:p>1</text:p>
          </table:table-cell>
          <table:table-cell table:style-name="ACE-100"/>
          <table:table-cell table:style-name="ACE-100" office:value-type="string">
            <text:p>C</text:p>
          </table:table-cell>
          <table:table-cell table:style-name="ACE-100" office:value-type="string">
            <text:p>Mitchell, (1976, 1977, 1981b)</text:p>
          </table:table-cell>
          <table:table-cell table:style-name="ACE-100" office:value-type="string">
            <text:p>Penney, (1983)</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3927</text:p>
          </table:table-cell>
          <table:table-cell table:style-name="ACE-100" office:value-type="string">
            <text:p>10±60</text:p>
          </table:table-cell>
          <table:table-cell table:style-name="ACE-100"/>
          <table:table-cell table:style-name="ACE-100" office:value-type="string">
            <text:p>0-268</text:p>
          </table:table-cell>
          <table:table-cell table:style-name="ACE-100" table:formula="of:=SUM(0+268)/2" office:value-type="float" office:value="134">
            <text:p>134</text:p>
          </table:table-cell>
          <table:table-cell table:style-name="ACE-108" table:formula="of:=SUM(0-268)/2" office:value-type="float" office:value="-134">
            <text:p>134</text:p>
          </table:table-cell>
          <table:table-cell table:style-name="ACE-100" office:value-type="float" office:value="1.5800000000000001">
            <text:p>1.58</text:p>
          </table:table-cell>
          <table:table-cell table:style-name="ACE-100"/>
          <table:table-cell table:style-name="ACE-100" office:value-type="string">
            <text:p>Sandy 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1"/>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31]-[.Y31]" office:value-type="float" office:value="1.24">
            <text:p>1.24</text:p>
          </table:table-cell>
          <table:table-cell table:style-name="ACE-119" table:formula="of:=[.L31]-([.AC31])" office:value-type="float" office:value="0.34000000000000008">
            <text:p>0.34</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voy et al, (1996)</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3926</text:p>
          </table:table-cell>
          <table:table-cell table:style-name="ACE-100" office:value-type="string">
            <text:p>120±70</text:p>
          </table:table-cell>
          <table:table-cell table:style-name="ACE-100"/>
          <table:table-cell table:style-name="ACE-100" office:value-type="string">
            <text:p>0-284</text:p>
          </table:table-cell>
          <table:table-cell table:style-name="ACE-100" table:formula="of:=SUM(0+284)/2" office:value-type="float" office:value="142">
            <text:p>142</text:p>
          </table:table-cell>
          <table:table-cell table:style-name="ACE-108" table:formula="of:=SUM(0-284)/2" office:value-type="float" office:value="-142">
            <text:p>142</text:p>
          </table:table-cell>
          <table:table-cell table:style-name="ACE-100" office:value-type="float" office:value="1.4399999999999999">
            <text:p>1.44</text:p>
          </table:table-cell>
          <table:table-cell table:style-name="ACE-100"/>
          <table:table-cell table:style-name="ACE-100" office:value-type="string">
            <text:p>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1"/>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32]-[.Y32]" office:value-type="float" office:value="1.24">
            <text:p>1.24</text:p>
          </table:table-cell>
          <table:table-cell table:style-name="ACE-119" table:formula="of:=[.L32]-([.AC32])" office:value-type="float" office:value="0.19999999999999996">
            <text:p>0.2</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laney and Devoy, (199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6066</text:p>
          </table:table-cell>
          <table:table-cell table:style-name="ACE-100" office:value-type="string">
            <text:p>230±60</text:p>
          </table:table-cell>
          <table:table-cell table:style-name="ACE-100"/>
          <table:table-cell table:style-name="ACE-100" office:value-type="string">
            <text:p>0-459</text:p>
          </table:table-cell>
          <table:table-cell table:style-name="ACE-100" table:formula="of:=SUM(0+459)/2" office:value-type="float" office:value="229.5">
            <text:p>229.5</text:p>
          </table:table-cell>
          <table:table-cell table:style-name="ACE-108" table:formula="of:=SUM(0-459)/2" office:value-type="float" office:value="-229.5">
            <text:p>230</text:p>
          </table:table-cell>
          <table:table-cell table:style-name="ACE-100" office:value-type="float" office:value="1.04">
            <text:p>1.04</text:p>
          </table:table-cell>
          <table:table-cell table:style-name="ACE-100"/>
          <table:table-cell table:style-name="ACE-100" office:value-type="string">
            <text:p>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1"/>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33]-[.Y33]" office:value-type="float" office:value="1.24">
            <text:p>1.24</text:p>
          </table:table-cell>
          <table:table-cell table:style-name="ACE-119" table:formula="of:=[.L33]-([.AC33])" office:value-type="float" office:value="-0.19999999999999996">
            <text:p>−0.2</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laney and Devoy, (199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3929</text:p>
          </table:table-cell>
          <table:table-cell table:style-name="ACE-100" office:value-type="string">
            <text:p>420±70</text:p>
          </table:table-cell>
          <table:table-cell table:style-name="ACE-100"/>
          <table:table-cell table:style-name="ACE-100" office:value-type="string">
            <text:p>308-543</text:p>
          </table:table-cell>
          <table:table-cell table:style-name="ACE-100" table:formula="of:=SUM(308+543)/2" office:value-type="float" office:value="425.5">
            <text:p>425.5</text:p>
          </table:table-cell>
          <table:table-cell table:style-name="ACE-108" table:formula="of:=SUM(308-543)/2" office:value-type="float" office:value="-117.5">
            <text:p>118</text:p>
          </table:table-cell>
          <table:table-cell table:style-name="ACE-100" office:value-type="float" office:value="1.1200000000000001">
            <text:p>1.12</text:p>
          </table:table-cell>
          <table:table-cell table:style-name="ACE-100"/>
          <table:table-cell table:style-name="ACE-100" office:value-type="string">
            <text:p>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1"/>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34]-[.Y34]" office:value-type="float" office:value="1.24">
            <text:p>1.24</text:p>
          </table:table-cell>
          <table:table-cell table:style-name="ACE-119" table:formula="of:=[.L34]-([.AC34])" office:value-type="float" office:value="-0.11999999999999988">
            <text:p>−0.12</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laney and Devoy, (199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6065</text:p>
          </table:table-cell>
          <table:table-cell table:style-name="ACE-100" office:value-type="string">
            <text:p>600±50</text:p>
          </table:table-cell>
          <table:table-cell table:style-name="ACE-100"/>
          <table:table-cell table:style-name="ACE-100" office:value-type="string">
            <text:p>533-662</text:p>
          </table:table-cell>
          <table:table-cell table:style-name="ACE-100" table:formula="of:=SUM(533+662)/2" office:value-type="float" office:value="597.5">
            <text:p>597.5</text:p>
          </table:table-cell>
          <table:table-cell table:style-name="ACE-108" table:formula="of:=SUM(533-662)/2" office:value-type="float" office:value="-64.5">
            <text:p>65</text:p>
          </table:table-cell>
          <table:table-cell table:style-name="ACE-100" office:value-type="float" office:value="1.1000000000000001">
            <text:p>1.1</text:p>
          </table:table-cell>
          <table:table-cell table:style-name="ACE-100"/>
          <table:table-cell table:style-name="ACE-100" office:value-type="string">
            <text:p>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1"/>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35]-[.Y35]" office:value-type="float" office:value="1.24">
            <text:p>1.24</text:p>
          </table:table-cell>
          <table:table-cell table:style-name="ACE-119" table:formula="of:=[.L35]-([.AC35])" office:value-type="float" office:value="-0.1399999999999999">
            <text:p>−0.14</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laney and Devoy, (199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6067</text:p>
          </table:table-cell>
          <table:table-cell table:style-name="ACE-100" office:value-type="string">
            <text:p>760±50</text:p>
          </table:table-cell>
          <table:table-cell table:style-name="ACE-100" office:value-type="float" office:value="-25">
            <text:p>−25</text:p>
          </table:table-cell>
          <table:table-cell table:style-name="ACE-100" office:value-type="string">
            <text:p>570-782</text:p>
          </table:table-cell>
          <table:table-cell table:style-name="ACE-100" table:formula="of:=SUM(570+782)/2" office:value-type="float" office:value="676">
            <text:p>676</text:p>
          </table:table-cell>
          <table:table-cell table:style-name="ACE-108" table:formula="of:=SUM(570-782)/2" office:value-type="float" office:value="-106">
            <text:p>106</text:p>
          </table:table-cell>
          <table:table-cell table:style-name="ACE-100" office:value-type="float" office:value="0.68999999999999995">
            <text:p>0.69</text:p>
          </table:table-cell>
          <table:table-cell table:style-name="ACE-100" office:value-type="float" office:value="90">
            <text:p>90</text:p>
          </table:table-cell>
          <table:table-cell table:style-name="ACE-100" office:value-type="string">
            <text:p>Sandy 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0"/>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36]-[.Y36]" office:value-type="float" office:value="1.24">
            <text:p>1.24</text:p>
          </table:table-cell>
          <table:table-cell table:style-name="ACE-119" table:formula="of:=[.L36]-([.AC36])" office:value-type="float" office:value="-0.55000000000000004">
            <text:p>−0.55</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laney and Devoy, (199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6069</text:p>
          </table:table-cell>
          <table:table-cell table:style-name="ACE-100" office:value-type="string">
            <text:p>1250±60</text:p>
          </table:table-cell>
          <table:table-cell table:style-name="ACE-100" office:value-type="float" office:value="-25">
            <text:p>−25</text:p>
          </table:table-cell>
          <table:table-cell table:style-name="ACE-100" office:value-type="string">
            <text:p>1016-1293</text:p>
          </table:table-cell>
          <table:table-cell table:style-name="ACE-100" table:formula="of:=SUM(1016+1293)/2" office:value-type="float" office:value="1154.5">
            <text:p>1154.5</text:p>
          </table:table-cell>
          <table:table-cell table:style-name="ACE-108" table:formula="of:=SUM(1016-1293)/2" office:value-type="float" office:value="-138.5">
            <text:p>139</text:p>
          </table:table-cell>
          <table:table-cell table:style-name="ACE-100" office:value-type="float" office:value="0.22">
            <text:p>0.22</text:p>
          </table:table-cell>
          <table:table-cell table:style-name="ACE-100" office:value-type="float" office:value="135">
            <text:p>135</text:p>
          </table:table-cell>
          <table:table-cell table:style-name="ACE-100" office:value-type="string">
            <text:p>Sandy 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0"/>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37]-[.Y37]" office:value-type="float" office:value="1.24">
            <text:p>1.24</text:p>
          </table:table-cell>
          <table:table-cell table:style-name="ACE-119" table:formula="of:=[.L37]-([.AC37])" office:value-type="float" office:value="-1.02">
            <text:p>−1.02</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laney and Devoy, (199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3931</text:p>
          </table:table-cell>
          <table:table-cell table:style-name="ACE-100" office:value-type="string">
            <text:p>1290±80</text:p>
          </table:table-cell>
          <table:table-cell table:style-name="ACE-100" office:value-type="float" office:value="-25">
            <text:p>−25</text:p>
          </table:table-cell>
          <table:table-cell table:style-name="ACE-100" office:value-type="string">
            <text:p>1008-1343</text:p>
          </table:table-cell>
          <table:table-cell table:style-name="ACE-100" table:formula="of:=SUM(1008+1343)/2" office:value-type="float" office:value="1175.5">
            <text:p>1175.5</text:p>
          </table:table-cell>
          <table:table-cell table:style-name="ACE-108" table:formula="of:=SUM(1008-1343)/2" office:value-type="float" office:value="-167.5">
            <text:p>168</text:p>
          </table:table-cell>
          <table:table-cell table:style-name="ACE-100" office:value-type="float" office:value="0.20000000000000001">
            <text:p>0.2</text:p>
          </table:table-cell>
          <table:table-cell table:style-name="ACE-100" office:value-type="float" office:value="145">
            <text:p>145</text:p>
          </table:table-cell>
          <table:table-cell table:style-name="ACE-100" office:value-type="string">
            <text:p>Sandy 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0"/>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38]-[.Y38]" office:value-type="float" office:value="1.24">
            <text:p>1.24</text:p>
          </table:table-cell>
          <table:table-cell table:style-name="ACE-119" table:formula="of:=[.L38]-([.AC38])" office:value-type="float" office:value="-1.04">
            <text:p>−1.04</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voy et al, (1996)</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6068</text:p>
          </table:table-cell>
          <table:table-cell table:style-name="ACE-100" office:value-type="string">
            <text:p>1260±60</text:p>
          </table:table-cell>
          <table:table-cell table:style-name="ACE-100" office:value-type="float" office:value="-25">
            <text:p>−25</text:p>
          </table:table-cell>
          <table:table-cell table:style-name="ACE-100" office:value-type="string">
            <text:p>1060-1294</text:p>
          </table:table-cell>
          <table:table-cell table:style-name="ACE-100" table:formula="of:=SUM(1060+1294)/2" office:value-type="float" office:value="1177">
            <text:p>1177</text:p>
          </table:table-cell>
          <table:table-cell table:style-name="ACE-108" table:formula="of:=SUM(1060-1294)/2" office:value-type="float" office:value="-117">
            <text:p>117</text:p>
          </table:table-cell>
          <table:table-cell table:style-name="ACE-100" office:value-type="float" office:value="0.55000000000000004">
            <text:p>0.55</text:p>
          </table:table-cell>
          <table:table-cell table:style-name="ACE-100"/>
          <table:table-cell table:style-name="ACE-100" office:value-type="string">
            <text:p>Sandy 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0"/>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39]-[.Y39]" office:value-type="float" office:value="1.24">
            <text:p>1.24</text:p>
          </table:table-cell>
          <table:table-cell table:style-name="ACE-119" table:formula="of:=[.L39]-([.AC39])" office:value-type="float" office:value="-0.68999999999999995">
            <text:p>−0.69</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voy et al, (1996)</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6070</text:p>
          </table:table-cell>
          <table:table-cell table:style-name="ACE-100" office:value-type="string">
            <text:p>1370±60</text:p>
          </table:table-cell>
          <table:table-cell table:style-name="ACE-100" office:value-type="float" office:value="-25">
            <text:p>−25</text:p>
          </table:table-cell>
          <table:table-cell table:style-name="ACE-100" office:value-type="string">
            <text:p>1175-1386</text:p>
          </table:table-cell>
          <table:table-cell table:style-name="ACE-100" table:formula="of:=SUM(1175+1386)/2" office:value-type="float" office:value="1280.5">
            <text:p>1280.5</text:p>
          </table:table-cell>
          <table:table-cell table:style-name="ACE-108" table:formula="of:=SUM(1175-1386)/2" office:value-type="float" office:value="-105.5">
            <text:p>106</text:p>
          </table:table-cell>
          <table:table-cell table:style-name="ACE-100" office:value-type="float" office:value="0.13">
            <text:p>0.13</text:p>
          </table:table-cell>
          <table:table-cell table:style-name="ACE-100"/>
          <table:table-cell table:style-name="ACE-100" office:value-type="string">
            <text:p>Sandy 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0"/>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40]-[.Y40]" office:value-type="float" office:value="1.24">
            <text:p>1.24</text:p>
          </table:table-cell>
          <table:table-cell table:style-name="ACE-119" table:formula="of:=[.L40]-([.AC40])" office:value-type="float" office:value="-1.1099999999999999">
            <text:p>−1.11</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laney and Devoy, (199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3930</text:p>
          </table:table-cell>
          <table:table-cell table:style-name="ACE-100" office:value-type="string">
            <text:p>1620±80</text:p>
          </table:table-cell>
          <table:table-cell table:style-name="ACE-100" office:value-type="float" office:value="-25">
            <text:p>−25</text:p>
          </table:table-cell>
          <table:table-cell table:style-name="ACE-100" office:value-type="string">
            <text:p>1351-1701</text:p>
          </table:table-cell>
          <table:table-cell table:style-name="ACE-100" table:formula="of:=SUM(1351+1701)/2" office:value-type="float" office:value="1526">
            <text:p>1526</text:p>
          </table:table-cell>
          <table:table-cell table:style-name="ACE-108" table:formula="of:=SUM(1351-1701)/2" office:value-type="float" office:value="-175">
            <text:p>175</text:p>
          </table:table-cell>
          <table:table-cell table:style-name="ACE-100" office:value-type="float" office:value="0.29999999999999999">
            <text:p>0.3</text:p>
          </table:table-cell>
          <table:table-cell table:style-name="ACE-100"/>
          <table:table-cell table:style-name="ACE-100" office:value-type="string">
            <text:p>Sandy 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0"/>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41]-[.Y41]" office:value-type="float" office:value="1.24">
            <text:p>1.24</text:p>
          </table:table-cell>
          <table:table-cell table:style-name="ACE-119" table:formula="of:=[.L41]-([.AC41])" office:value-type="float" office:value="-0.93999999999999995">
            <text:p>−0.94</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voy et al, (1996)</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3932</text:p>
          </table:table-cell>
          <table:table-cell table:style-name="ACE-100" office:value-type="string">
            <text:p>2970±100</text:p>
          </table:table-cell>
          <table:table-cell table:style-name="ACE-100" office:value-type="float" office:value="-25">
            <text:p>−25</text:p>
          </table:table-cell>
          <table:table-cell table:style-name="ACE-100" office:value-type="string">
            <text:p>2876-3372</text:p>
          </table:table-cell>
          <table:table-cell table:style-name="ACE-100" table:formula="of:=SUM(2876+3372)/2" office:value-type="float" office:value="3124">
            <text:p>3124</text:p>
          </table:table-cell>
          <table:table-cell table:style-name="ACE-108" table:formula="of:=SUM(2876-3372)/2" office:value-type="float" office:value="-248">
            <text:p>248</text:p>
          </table:table-cell>
          <table:table-cell table:style-name="ACE-100" office:value-type="float" office:value="-0.81999999999999995">
            <text:p>−0.82</text:p>
          </table:table-cell>
          <table:table-cell table:style-name="ACE-100" office:value-type="float" office:value="240">
            <text:p>240</text:p>
          </table:table-cell>
          <table:table-cell table:style-name="ACE-100" office:value-type="string">
            <text:p>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0"/>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42]-[.Y42]" office:value-type="float" office:value="1.24">
            <text:p>1.24</text:p>
          </table:table-cell>
          <table:table-cell table:style-name="ACE-119" table:formula="of:=[.L42]-([.AC42])" office:value-type="float" office:value="-2.0600000000000001">
            <text:p>−2.06</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voy et al, (1996)</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3933</text:p>
          </table:table-cell>
          <table:table-cell table:style-name="ACE-100" office:value-type="string">
            <text:p>3610±80</text:p>
          </table:table-cell>
          <table:table-cell table:style-name="ACE-100" office:value-type="float" office:value="-25">
            <text:p>−25</text:p>
          </table:table-cell>
          <table:table-cell table:style-name="ACE-100" office:value-type="string">
            <text:p>3699-4147</text:p>
          </table:table-cell>
          <table:table-cell table:style-name="ACE-100" table:formula="of:=SUM(3699+4147)/2" office:value-type="float" office:value="3923">
            <text:p>3923</text:p>
          </table:table-cell>
          <table:table-cell table:style-name="ACE-108" table:formula="of:=SUM(3699-4147)/2" office:value-type="float" office:value="-224">
            <text:p>224</text:p>
          </table:table-cell>
          <table:table-cell table:style-name="ACE-100" office:value-type="float" office:value="-0.94999999999999996">
            <text:p>−0.95</text:p>
          </table:table-cell>
          <table:table-cell table:style-name="ACE-100" office:value-type="float" office:value="255">
            <text:p>255</text:p>
          </table:table-cell>
          <table:table-cell table:style-name="ACE-100" office:value-type="string">
            <text:p>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0"/>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43]-[.Y43]" office:value-type="float" office:value="1.24">
            <text:p>1.24</text:p>
          </table:table-cell>
          <table:table-cell table:style-name="ACE-119" table:formula="of:=[.L43]-([.AC43])" office:value-type="float" office:value="-2.1899999999999999">
            <text:p>−2.19</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laney and Devoy, (199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Carrownisky, County Mayo</text:p>
          </table:table-cell>
          <table:table-cell table:style-name="ACE-100"/>
          <table:table-cell table:style-name="ACE-105" office:value-type="float" office:value="53.710000000000001">
            <text:p>53.71</text:p>
          </table:table-cell>
          <table:table-cell table:style-name="ACE-105" office:value-type="float" office:value="-9.9000000000000004">
            <text:p>−9.90</text:p>
          </table:table-cell>
          <table:table-cell table:style-name="ACE-100" office:value-type="string">
            <text:p>Beta-53934</text:p>
          </table:table-cell>
          <table:table-cell table:style-name="ACE-100" office:value-type="string">
            <text:p>3990±80</text:p>
          </table:table-cell>
          <table:table-cell table:style-name="ACE-100" office:value-type="float" office:value="-25">
            <text:p>−25</text:p>
          </table:table-cell>
          <table:table-cell table:style-name="ACE-100" office:value-type="string">
            <text:p>4163-4810</text:p>
          </table:table-cell>
          <table:table-cell table:style-name="ACE-100" table:formula="of:=SUM(4163+4810)/2" office:value-type="float" office:value="4486.5">
            <text:p>4486.5</text:p>
          </table:table-cell>
          <table:table-cell table:style-name="ACE-108" table:formula="of:=SUM(4163-4810)/2" office:value-type="float" office:value="-323.5">
            <text:p>324</text:p>
          </table:table-cell>
          <table:table-cell table:style-name="ACE-100" office:value-type="float" office:value="-1.0900000000000001">
            <text:p>−1.09</text:p>
          </table:table-cell>
          <table:table-cell table:style-name="ACE-100" office:value-type="float" office:value="280">
            <text:p>280</text:p>
          </table:table-cell>
          <table:table-cell table:style-name="ACE-100" office:value-type="string">
            <text:p>Peat</text:p>
          </table:table-cell>
          <table:table-cell table:style-name="ACE-100"/>
          <table:table-cell table:style-name="ACE-100" office:value-type="string">
            <text:p>T</text:p>
          </table:table-cell>
          <table:table-cell table:style-name="ACE-100" office:value-type="string">
            <text:p>None</text:p>
          </table:table-cell>
          <table:table-cell table:style-name="ACE-100" office:value-type="string">
            <text:p>MHWST</text:p>
          </table:table-cell>
          <table:table-cell table:style-name="ACE-100"/>
          <table:table-cell table:style-name="ACE-100" office:value-type="string">
            <text:p>Clare Island</text:p>
          </table:table-cell>
          <table:table-cell table:style-name="ACE-100" office:value-type="string">
            <text:p>Killary Harbour</text:p>
          </table:table-cell>
          <table:table-cell table:style-name="ACE-100"/>
          <table:table-cell table:style-name="ACE-100" office:value-type="float" office:value="1.51">
            <text:p>1.51</text:p>
          </table:table-cell>
          <table:table-cell table:style-name="ACE-100" office:value-type="float" office:value="0.56000000000000005">
            <text:p>0.56</text:p>
          </table:table-cell>
          <table:table-cell table:style-name="ACE-100" office:value-type="float" office:value="0.27000000000000002">
            <text:p>0.27</text:p>
          </table:table-cell>
          <table:table-cell table:style-name="ACE-100" office:value-type="float" office:value="-0.98999999999999999">
            <text:p>−0.99</text:p>
          </table:table-cell>
          <table:table-cell table:style-name="ACE-100" office:value-type="float" office:value="-2.0899999999999999">
            <text:p>−2.09</text:p>
          </table:table-cell>
          <table:table-cell table:style-name="ACE-100"/>
          <table:table-cell table:style-name="ACE-100" table:formula="of:=[.W44]-[.Y44]" office:value-type="float" office:value="1.24">
            <text:p>1.24</text:p>
          </table:table-cell>
          <table:table-cell table:style-name="ACE-119" table:formula="of:=[.L44]-([.AC44])" office:value-type="float" office:value="-2.3300000000000001">
            <text:p>−2.33</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Delaney and Devoy, (199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2) Connemara</text:p>
          </table:table-cell>
          <table:table-cell table:style-name="ACE-100" office:value-type="string">
            <text:p>Roundstone, Galway</text:p>
          </table:table-cell>
          <table:table-cell table:style-name="ACE-100" office:value-type="string">
            <text:p>L7341</text:p>
          </table:table-cell>
          <table:table-cell table:style-name="ACE-100" office:value-type="float" office:value="53.399999999999999">
            <text:p>53.4</text:p>
          </table:table-cell>
          <table:table-cell table:style-name="ACE-100" office:value-type="float" office:value="-9.9000000000000004">
            <text:p>−9.9</text:p>
          </table:table-cell>
          <table:table-cell table:style-name="ACE-100" office:value-type="string">
            <text:p>(Pollen)</text:p>
          </table:table-cell>
          <table:table-cell table:style-name="ACE-111" office:value-type="string">
            <text:p>11000-12000</text:p>
          </table:table-cell>
          <table:table-cell table:style-name="ACE-100"/>
          <table:table-cell table:style-name="ACE-113" office:value-type="string">
            <text:p>13000-14000</text:p>
          </table:table-cell>
          <table:table-cell table:style-name="ACE-113" office:value-type="float" office:value="13500">
            <text:p>13500</text:p>
          </table:table-cell>
          <table:table-cell table:style-name="ACE-117" office:value-type="float" office:value="500">
            <text:p>500</text:p>
          </table:table-cell>
          <table:table-cell table:style-name="ACE-100" office:value-type="float" office:value="-3.5">
            <text:p>−3.5</text:p>
          </table:table-cell>
          <table:table-cell table:style-name="ACE-100" office:value-type="float" office:value="5">
            <text:p>5</text:p>
          </table:table-cell>
          <table:table-cell table:style-name="ACE-100" office:value-type="string">
            <text:p>Freshwate peat</text:p>
          </table:table-cell>
          <table:table-cell table:style-name="ACE-100" office:value-type="string">
            <text:p>Base (overlying stones)</text:p>
          </table:table-cell>
          <table:table-cell table:style-name="ACE-100" office:value-type="string">
            <text:p>T</text:p>
          </table:table-cell>
          <table:table-cell table:style-name="ACE-100" office:value-type="string">
            <text:p>Pollen</text:p>
          </table:table-cell>
          <table:table-cell table:style-name="ACE-100" office:value-type="string">
            <text:p>MHWST</text:p>
          </table:table-cell>
          <table:table-cell table:style-name="ACE-100"/>
          <table:table-cell table:style-name="ACE-100" office:value-type="string">
            <text:p>Roundstone</text:p>
          </table:table-cell>
          <table:table-cell table:number-columns-repeated="2" table:style-name="ACE-100"/>
          <table:table-cell table:style-name="ACE-100" office:value-type="float" office:value="1.5">
            <text:p>1.5</text:p>
          </table:table-cell>
          <table:table-cell table:style-name="ACE-100" office:value-type="float" office:value="0.5">
            <text:p>0.5</text:p>
          </table:table-cell>
          <table:table-cell table:style-name="ACE-90" table:formula="of:=SUM([.W45]+[.X45]+[.Z45]+[.AA45])/4" office:value-type="float" office:value="-0.39999999999999997">
            <text:p>−0.4</text:p>
          </table:table-cell>
          <table:table-cell table:style-name="ACE-100" office:value-type="float" office:value="-1.2">
            <text:p>−1.2</text:p>
          </table:table-cell>
          <table:table-cell table:style-name="ACE-100" office:value-type="float" office:value="-2.3999999999999999">
            <text:p>−2.4</text:p>
          </table:table-cell>
          <table:table-cell table:style-name="ACE-100"/>
          <table:table-cell table:style-name="ACE-100" table:formula="of:=[.W45]-[.Y45]" office:value-type="float" office:value="1.8999999999999999">
            <text:p>1.9</text:p>
          </table:table-cell>
          <table:table-cell table:style-name="ACE-119" table:formula="of:=[.L45]-([.AC45])" office:value-type="float" office:value="-5.4000000000000004">
            <text:p>−5.4</text:p>
          </table:table-cell>
          <table:table-cell table:style-name="ACE-100" office:value-type="float" office:value="1">
            <text:p>1</text:p>
          </table:table-cell>
          <table:table-cell table:number-columns-repeated="2" table:style-name="ACE-100"/>
          <table:table-cell table:style-name="ACE-100" office:value-type="string">
            <text:p>Jessen, (1949)</text:p>
          </table:table-cell>
          <table:table-cell table:style-name="ACE-100" office:value-type="string">
            <text:p>O'Connell, (1988)</text:p>
          </table:table-cell>
          <table:table-cell table:style-name="ACE-100"/>
          <table:table-cell table:style-name="ACE-110"/>
          <table:table-cell table:number-columns-repeated="3" table:style-name="ACE-100"/>
          <table:table-cell table:style-name="ACE-108"/>
          <table:table-cell table:number-columns-repeated="215" table:style-name="ACE-100"/>
        </table:table-row>
        <table:table-row table:style-name="AROW-0">
          <table:table-cell table:style-name="ACE-94" office:value-type="string">
            <text:p><text:a xlink:type="simple" xlink:actuate="onRequest" xlink:href="#">(14) Sligo</text:a></text:p>
          </table:table-cell>
          <table:table-cell table:style-name="ACE-100" office:value-type="string">
            <text:p>Culleenamore (Sligo)</text:p>
          </table:table-cell>
          <table:table-cell table:style-name="ACE-100"/>
          <table:table-cell table:style-name="ACE-105" office:value-type="float" office:value="54.257849548499998">
            <text:p>54.26</text:p>
          </table:table-cell>
          <table:table-cell table:style-name="ACE-105" office:value-type="float" office:value="-8.6068355654000008">
            <text:p>−8.61</text:p>
          </table:table-cell>
          <table:table-cell table:style-name="ACE-100" office:value-type="string">
            <text:p>Lu-1948</text:p>
          </table:table-cell>
          <table:table-cell table:style-name="ACE-100" office:value-type="string">
            <text:p>3970±75</text:p>
          </table:table-cell>
          <table:table-cell table:style-name="ACE-100"/>
          <table:table-cell table:style-name="ACE-100" office:value-type="string">
            <text:p>4157-4797</text:p>
          </table:table-cell>
          <table:table-cell table:style-name="ACE-100" table:formula="of:=SUM(4157+4797)/2" office:value-type="float" office:value="4477">
            <text:p>4477</text:p>
          </table:table-cell>
          <table:table-cell table:style-name="ACE-108" table:formula="of:=SUM(4157-4797)/2" office:value-type="float" office:value="-320">
            <text:p>320</text:p>
          </table:table-cell>
          <table:table-cell table:style-name="ACE-100" office:value-type="float" office:value="1.2150000000000001">
            <text:p>1.215</text:p>
          </table:table-cell>
          <table:table-cell table:style-name="ACE-100"/>
          <table:table-cell table:style-name="ACE-100" office:value-type="string">
            <text:p>Charcoal Hearth</text:p>
          </table:table-cell>
          <table:table-cell table:style-name="ACE-100"/>
          <table:table-cell table:style-name="ACE-100" office:value-type="string">
            <text:p>T</text:p>
          </table:table-cell>
          <table:table-cell table:style-name="ACE-100"/>
          <table:table-cell table:style-name="ACE-100" office:value-type="string">
            <text:p>HAT</text:p>
          </table:table-cell>
          <table:table-cell table:style-name="ACE-101"/>
          <table:table-cell table:style-name="ACE-100" office:value-type="string">
            <text:p>Sligo Harbour</text:p>
          </table:table-cell>
          <table:table-cell table:style-name="ACE-100"/>
          <table:table-cell table:style-name="ACE-100" office:value-type="float" office:value="2.5">
            <text:p>2.5</text:p>
          </table:table-cell>
          <table:table-cell table:style-name="ACE-100" office:value-type="float" office:value="2.0899999999999999">
            <text:p>2.09</text:p>
          </table:table-cell>
          <table:table-cell table:style-name="ACE-100" office:value-type="float" office:value="0.98999999999999999">
            <text:p>0.99</text:p>
          </table:table-cell>
          <table:table-cell table:style-name="ACE-100" office:value-type="float" office:value="0.26500000000000001">
            <text:p>0.265</text:p>
          </table:table-cell>
          <table:table-cell table:style-name="ACE-100" office:value-type="float" office:value="-0.51000000000000001">
            <text:p>−0.51</text:p>
          </table:table-cell>
          <table:table-cell table:style-name="ACE-100" office:value-type="float" office:value="-1.51">
            <text:p>−1.51</text:p>
          </table:table-cell>
          <table:table-cell table:style-name="ACE-100"/>
          <table:table-cell table:style-name="ACE-100" table:formula="of:=[.V46]-[.Y46]" office:value-type="float" office:value="2.2349999999999999">
            <text:p>2.235</text:p>
          </table:table-cell>
          <table:table-cell table:style-name="ACE-119" table:formula="of:=[.L46]-([.AC46])" office:value-type="float" office:value="-1.0199999999999998">
            <text:p>−1.02</text:p>
          </table:table-cell>
          <table:table-cell table:style-name="ACE-100" office:value-type="float" office:value="1">
            <text:p>1</text:p>
          </table:table-cell>
          <table:table-cell table:style-name="ACE-100"/>
          <table:table-cell table:style-name="ACE-100" office:value-type="string">
            <text:p>U,A</text:p>
          </table:table-cell>
          <table:table-cell table:style-name="ACE-100" office:value-type="string">
            <text:p>Burenhuit, (1980)</text:p>
          </table:table-cell>
          <table:table-cell table:style-name="ACE-100" office:value-type="string">
            <text:p>Penney, (1983)</text:p>
          </table:table-cell>
          <table:table-cell table:number-columns-repeated="5" table:style-name="ACE-100"/>
          <table:table-cell table:style-name="ACE-108"/>
          <table:table-cell table:number-columns-repeated="215" table:style-name="ACE-100"/>
        </table:table-row>
        <table:table-row table:style-name="AROW-0">
          <table:table-cell table:style-name="ACE-95" office:value-type="string">
            <text:p><text:a xlink:type="simple" xlink:actuate="onRequest" xlink:href="#">(15) W. Donegal</text:a></text:p>
          </table:table-cell>
          <table:table-cell table:style-name="ACE-100" office:value-type="string">
            <text:p>Sheskinmore, (Loughros More) Donegal</text:p>
          </table:table-cell>
          <table:table-cell table:style-name="ACE-100" office:value-type="string">
            <text:p>G70 96</text:p>
          </table:table-cell>
          <table:table-cell table:style-name="ACE-106" office:value-type="float" office:value="54.810943419300003">
            <text:p>54.811</text:p>
          </table:table-cell>
          <table:table-cell table:style-name="ACE-106" office:value-type="float" office:value="-8.4673369406999992">
            <text:p>−8.467</text:p>
          </table:table-cell>
          <table:table-cell table:style-name="ACE-100" office:value-type="string">
            <text:p>Beta-22238</text:p>
          </table:table-cell>
          <table:table-cell table:style-name="ACE-100" office:value-type="string">
            <text:p>1040±70</text:p>
          </table:table-cell>
          <table:table-cell table:style-name="ACE-100" office:value-type="string">
            <text:p>N/A</text:p>
          </table:table-cell>
          <table:table-cell table:style-name="ACE-100" office:value-type="string">
            <text:p>787-1167</text:p>
          </table:table-cell>
          <table:table-cell table:style-name="ACE-100" table:formula="of:=SUM(787+1167)/2" office:value-type="float" office:value="977">
            <text:p>977</text:p>
          </table:table-cell>
          <table:table-cell table:style-name="ACE-108" table:formula="of:=SUM(787-1167)/2" office:value-type="float" office:value="-190">
            <text:p>190</text:p>
          </table:table-cell>
          <table:table-cell table:style-name="ACE-100" office:value-type="float" office:value="1.45">
            <text:p>1.45</text:p>
          </table:table-cell>
          <table:table-cell table:style-name="ACE-100" office:value-type="string">
            <text:p>177-182</text:p>
          </table:table-cell>
          <table:table-cell table:style-name="ACE-100" office:value-type="string">
            <text:p>Herbaceous peat</text:p>
          </table:table-cell>
          <table:table-cell table:style-name="ACE-100" office:value-type="string">
            <text:p>Base of Herbaceous peat overlying micaceous marine sand</text:p>
          </table:table-cell>
          <table:table-cell table:style-name="ACE-100" office:value-type="string">
            <text:p>T/M</text:p>
          </table:table-cell>
          <table:table-cell table:style-name="ACE-100" office:value-type="string">
            <text:p>Foraminifera, Pollen, Diatoms</text:p>
          </table:table-cell>
          <table:table-cell table:style-name="ACE-100" office:value-type="string">
            <text:p>MHWST</text:p>
          </table:table-cell>
          <table:table-cell table:style-name="ACE-100"/>
          <table:table-cell table:style-name="ACE-100" office:value-type="string">
            <text:p>Burtonport</text:p>
          </table:table-cell>
          <table:table-cell table:number-columns-repeated="2" table:style-name="ACE-100"/>
          <table:table-cell table:style-name="ACE-100" office:value-type="float" office:value="1.5">
            <text:p>1.5</text:p>
          </table:table-cell>
          <table:table-cell table:style-name="ACE-100" office:value-type="float" office:value="0.5">
            <text:p>0.5</text:p>
          </table:table-cell>
          <table:table-cell table:style-name="ACE-100" office:value-type="float" office:value="-0.35999999999999999">
            <text:p>−0.36</text:p>
          </table:table-cell>
          <table:table-cell table:style-name="ACE-100" office:value-type="float" office:value="-1">
            <text:p>−1</text:p>
          </table:table-cell>
          <table:table-cell table:style-name="ACE-100" office:value-type="float" office:value="-1.8999999999999999">
            <text:p>−1.9</text:p>
          </table:table-cell>
          <table:table-cell table:style-name="ACE-122"/>
          <table:table-cell table:style-name="ACE-100" table:formula="of:=[.W47]-[.Y47]" office:value-type="float" office:value="1.8599999999999999">
            <text:p>1.86</text:p>
          </table:table-cell>
          <table:table-cell table:style-name="ACE-119" table:formula="of:=[.L47]-([.AC47])" office:value-type="float" office:value="-0.40999999999999992">
            <text:p>−0.41</text:p>
          </table:table-cell>
          <table:table-cell table:style-name="ACE-100" office:value-type="float" office:value="1">
            <text:p>1</text:p>
          </table:table-cell>
          <table:table-cell table:number-columns-repeated="2" table:style-name="ACE-100"/>
          <table:table-cell table:style-name="ACE-100" office:value-type="string">
            <text:p>Shaw and Carter, (1994)</text:p>
          </table:table-cell>
          <table:table-cell table:number-columns-repeated="6" table:style-name="ACE-100"/>
          <table:table-cell table:style-name="ACE-108"/>
          <table:table-cell table:number-columns-repeated="215" table:style-name="ACE-100"/>
        </table:table-row>
        <table:table-row table:style-name="AROW-0">
          <table:table-cell table:style-name="ACE-96" office:value-type="string">
            <text:p><text:a xlink:type="simple" xlink:actuate="onRequest" xlink:href="#">(15) W. Donegal</text:a></text:p>
          </table:table-cell>
          <table:table-cell table:style-name="ACE-100" office:value-type="string">
            <text:p>Aranmore, Donegal</text:p>
          </table:table-cell>
          <table:table-cell table:style-name="ACE-100" office:value-type="string">
            <text:p>B685 141</text:p>
          </table:table-cell>
          <table:table-cell table:style-name="ACE-106" office:value-type="float" office:value="54.973431748400003">
            <text:p>54.973</text:p>
          </table:table-cell>
          <table:table-cell table:style-name="ACE-106" office:value-type="float" office:value="-8.4926439454999993">
            <text:p>−8.493</text:p>
          </table:table-cell>
          <table:table-cell table:style-name="ACE-100" office:value-type="string">
            <text:p>UB-2678</text:p>
          </table:table-cell>
          <table:table-cell table:style-name="ACE-100" office:value-type="string">
            <text:p>3250±150</text:p>
          </table:table-cell>
          <table:table-cell table:style-name="ACE-100" office:value-type="float" office:value="-27.800000000000001">
            <text:p>−27.8</text:p>
          </table:table-cell>
          <table:table-cell table:style-name="ACE-100" office:value-type="string">
            <text:p>3078-3848</text:p>
          </table:table-cell>
          <table:table-cell table:style-name="ACE-100" table:formula="of:=SUM(3078+3848)/2" office:value-type="float" office:value="3463">
            <text:p>3463</text:p>
          </table:table-cell>
          <table:table-cell table:style-name="ACE-108" table:formula="of:=SUM(3078-3848)/2" office:value-type="float" office:value="-385">
            <text:p>385</text:p>
          </table:table-cell>
          <table:table-cell table:style-name="ACE-100" office:value-type="float" office:value="1.2">
            <text:p>1.2</text:p>
          </table:table-cell>
          <table:table-cell table:style-name="ACE-100" office:value-type="string">
            <text:p>180-205</text:p>
          </table:table-cell>
          <table:table-cell table:style-name="ACE-100" office:value-type="string">
            <text:p>Herbaceous Peat</text:p>
          </table:table-cell>
          <table:table-cell table:style-name="ACE-100" office:value-type="string">
            <text:p>Middle of layer</text:p>
          </table:table-cell>
          <table:table-cell table:style-name="ACE-100"/>
          <table:table-cell table:style-name="ACE-100" office:value-type="string">
            <text:p>Pollen</text:p>
          </table:table-cell>
          <table:table-cell table:style-name="ACE-100" office:value-type="string">
            <text:p>MHWST</text:p>
          </table:table-cell>
          <table:table-cell table:style-name="ACE-101"/>
          <table:table-cell table:style-name="ACE-100" office:value-type="string">
            <text:p>Burtonport</text:p>
          </table:table-cell>
          <table:table-cell table:number-columns-repeated="2" table:style-name="ACE-100"/>
          <table:table-cell table:style-name="ACE-100" office:value-type="float" office:value="1.5">
            <text:p>1.5</text:p>
          </table:table-cell>
          <table:table-cell table:style-name="ACE-100" office:value-type="float" office:value="0.5">
            <text:p>0.5</text:p>
          </table:table-cell>
          <table:table-cell table:style-name="ACE-100" office:value-type="float" office:value="-0.35999999999999999">
            <text:p>−0.36</text:p>
          </table:table-cell>
          <table:table-cell table:style-name="ACE-100" office:value-type="float" office:value="-1">
            <text:p>−1</text:p>
          </table:table-cell>
          <table:table-cell table:style-name="ACE-100" office:value-type="float" office:value="-1.8999999999999999">
            <text:p>−1.9</text:p>
          </table:table-cell>
          <table:table-cell table:style-name="ACE-122"/>
          <table:table-cell table:style-name="ACE-100" table:formula="of:=[.W48]-[.Y48]" office:value-type="float" office:value="1.8599999999999999">
            <text:p>1.86</text:p>
          </table:table-cell>
          <table:table-cell table:style-name="ACE-119" table:formula="of:=[.L48]-([.AC48])" office:value-type="float" office:value="-0.65999999999999992">
            <text:p>−0.66</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Shaw, (1985)</text:p>
          </table:table-cell>
          <table:table-cell table:number-columns-repeated="6" table:style-name="ACE-100"/>
          <table:table-cell table:style-name="ACE-108"/>
          <table:table-cell table:number-columns-repeated="215" table:style-name="ACE-100"/>
        </table:table-row>
        <table:table-row table:style-name="AROW-0">
          <table:table-cell table:style-name="ACE-96" office:value-type="string">
            <text:p><text:a xlink:type="simple" xlink:actuate="onRequest" xlink:href="#">(15) W. Donegal</text:a></text:p>
          </table:table-cell>
          <table:table-cell table:style-name="ACE-100" office:value-type="string">
            <text:p>Aranmore, Donegal</text:p>
          </table:table-cell>
          <table:table-cell table:style-name="ACE-100" office:value-type="string">
            <text:p>B685141</text:p>
          </table:table-cell>
          <table:table-cell table:style-name="ACE-106" office:value-type="float" office:value="54.973431748400003">
            <text:p>54.973</text:p>
          </table:table-cell>
          <table:table-cell table:style-name="ACE-106" office:value-type="float" office:value="-8.4926439454999993">
            <text:p>−8.493</text:p>
          </table:table-cell>
          <table:table-cell table:style-name="ACE-100"/>
          <table:table-cell table:style-name="ACE-100" office:value-type="string">
            <text:p>4000±400</text:p>
          </table:table-cell>
          <table:table-cell table:style-name="ACE-100"/>
          <table:table-cell table:style-name="ACE-100" office:value-type="string">
            <text:p>3466-5575</text:p>
          </table:table-cell>
          <table:table-cell table:style-name="ACE-100" table:formula="of:=SUM(3466+5575)/2" office:value-type="float" office:value="4520.5">
            <text:p>4520.5</text:p>
          </table:table-cell>
          <table:table-cell table:style-name="ACE-108" table:formula="of:=SUM(3466-5575)/2" office:value-type="float" office:value="-1054.5">
            <text:p>1055</text:p>
          </table:table-cell>
          <table:table-cell table:style-name="ACE-100" office:value-type="float" office:value="0.75">
            <text:p>0.75</text:p>
          </table:table-cell>
          <table:table-cell table:style-name="ACE-100"/>
          <table:table-cell table:style-name="ACE-100" office:value-type="string">
            <text:p>Herbaceous Peat</text:p>
          </table:table-cell>
          <table:table-cell table:style-name="ACE-100"/>
          <table:table-cell table:style-name="ACE-100" office:value-type="string">
            <text:p>T</text:p>
          </table:table-cell>
          <table:table-cell table:style-name="ACE-100" office:value-type="string">
            <text:p>Pollen</text:p>
          </table:table-cell>
          <table:table-cell table:style-name="ACE-100" office:value-type="string">
            <text:p>MHWST</text:p>
          </table:table-cell>
          <table:table-cell table:style-name="ACE-101"/>
          <table:table-cell table:style-name="ACE-100" office:value-type="string">
            <text:p>Burtonport</text:p>
          </table:table-cell>
          <table:table-cell table:number-columns-repeated="2" table:style-name="ACE-100"/>
          <table:table-cell table:style-name="ACE-100" office:value-type="float" office:value="1.5">
            <text:p>1.5</text:p>
          </table:table-cell>
          <table:table-cell table:style-name="ACE-100" office:value-type="float" office:value="0.5">
            <text:p>0.5</text:p>
          </table:table-cell>
          <table:table-cell table:style-name="ACE-100" office:value-type="float" office:value="-0.35999999999999999">
            <text:p>−0.36</text:p>
          </table:table-cell>
          <table:table-cell table:style-name="ACE-100" office:value-type="float" office:value="-1">
            <text:p>−1</text:p>
          </table:table-cell>
          <table:table-cell table:style-name="ACE-100" office:value-type="float" office:value="-1.8999999999999999">
            <text:p>−1.9</text:p>
          </table:table-cell>
          <table:table-cell table:style-name="ACE-122"/>
          <table:table-cell table:style-name="ACE-100" table:formula="of:=[.W49]-[.Y49]" office:value-type="float" office:value="1.8599999999999999">
            <text:p>1.86</text:p>
          </table:table-cell>
          <table:table-cell table:style-name="ACE-119" table:formula="of:=[.L49]-([.AC49])" office:value-type="float" office:value="-1.1099999999999999">
            <text:p>−1.11</text:p>
          </table:table-cell>
          <table:table-cell table:style-name="ACE-100" office:value-type="float" office:value="1">
            <text:p>1</text:p>
          </table:table-cell>
          <table:table-cell table:number-columns-repeated="2" table:style-name="ACE-100"/>
          <table:table-cell table:style-name="ACE-100" office:value-type="string">
            <text:p>Smith and Pilcher, (1973)</text:p>
          </table:table-cell>
          <table:table-cell table:style-name="ACE-100" office:value-type="string">
            <text:p>Shaw and Carter, (1994)</text:p>
          </table:table-cell>
          <table:table-cell table:number-columns-repeated="5" table:style-name="ACE-100"/>
          <table:table-cell table:style-name="ACE-108"/>
          <table:table-cell table:number-columns-repeated="215" table:style-name="ACE-100"/>
        </table:table-row>
        <table:table-row table:style-name="AROW-0">
          <table:table-cell table:style-name="ACE-96" office:value-type="string">
            <text:p><text:a xlink:type="simple" xlink:actuate="onRequest" xlink:href="#">(15) W. Donegal</text:a></text:p>
          </table:table-cell>
          <table:table-cell table:style-name="ACE-100" office:value-type="string">
            <text:p>Termon (Donegal)</text:p>
          </table:table-cell>
          <table:table-cell table:style-name="ACE-100" office:value-type="string">
            <text:p>B708 098</text:p>
          </table:table-cell>
          <table:table-cell table:style-name="ACE-106" office:value-type="float" office:value="54.934947949200001">
            <text:p>54.935</text:p>
          </table:table-cell>
          <table:table-cell table:style-name="ACE-106" office:value-type="float" office:value="-8.4562918871000008">
            <text:p>−8.456</text:p>
          </table:table-cell>
          <table:table-cell table:style-name="ACE-100" office:value-type="string">
            <text:p>Gif-5484</text:p>
          </table:table-cell>
          <table:table-cell table:style-name="ACE-100" office:value-type="string">
            <text:p>3840±120</text:p>
          </table:table-cell>
          <table:table-cell table:style-name="ACE-100"/>
          <table:table-cell table:style-name="ACE-100" office:value-type="string">
            <text:p>3893-4569</text:p>
          </table:table-cell>
          <table:table-cell table:style-name="ACE-100" table:formula="of:=SUM(3893+4569)/2" office:value-type="float" office:value="4231">
            <text:p>4231</text:p>
          </table:table-cell>
          <table:table-cell table:style-name="ACE-108" table:formula="of:=SUM(3893-4569)/2" office:value-type="float" office:value="-338">
            <text:p>338</text:p>
          </table:table-cell>
          <table:table-cell table:style-name="ACE-100" office:value-type="float" office:value="-1.1100000000000001">
            <text:p>−1.11</text:p>
          </table:table-cell>
          <table:table-cell table:style-name="ACE-100"/>
          <table:table-cell table:style-name="ACE-100" office:value-type="string">
            <text:p>Phragmites Peat (containing Quercus log(s))</text:p>
          </table:table-cell>
          <table:table-cell table:style-name="ACE-100" office:value-type="string">
            <text:p>Basal Peat (50 cm Thick)</text:p>
          </table:table-cell>
          <table:table-cell table:style-name="ACE-100" office:value-type="string">
            <text:p>M/T</text:p>
          </table:table-cell>
          <table:table-cell table:style-name="ACE-100" office:value-type="string">
            <text:p>Pollen</text:p>
          </table:table-cell>
          <table:table-cell table:style-name="ACE-100" office:value-type="string">
            <text:p>MHWST</text:p>
          </table:table-cell>
          <table:table-cell table:style-name="ACE-101"/>
          <table:table-cell table:style-name="ACE-100" office:value-type="string">
            <text:p>Burtonport</text:p>
          </table:table-cell>
          <table:table-cell table:number-columns-repeated="2" table:style-name="ACE-100"/>
          <table:table-cell table:style-name="ACE-100" office:value-type="float" office:value="1.5">
            <text:p>1.5</text:p>
          </table:table-cell>
          <table:table-cell table:style-name="ACE-100" office:value-type="float" office:value="0.5">
            <text:p>0.5</text:p>
          </table:table-cell>
          <table:table-cell table:style-name="ACE-100" office:value-type="float" office:value="-0.35999999999999999">
            <text:p>−0.36</text:p>
          </table:table-cell>
          <table:table-cell table:style-name="ACE-100" office:value-type="float" office:value="-1">
            <text:p>−1</text:p>
          </table:table-cell>
          <table:table-cell table:style-name="ACE-100" office:value-type="float" office:value="-1.8999999999999999">
            <text:p>−1.9</text:p>
          </table:table-cell>
          <table:table-cell table:style-name="ACE-122"/>
          <table:table-cell table:style-name="ACE-100" table:formula="of:=[.W50]-[.Y50]" office:value-type="float" office:value="1.8599999999999999">
            <text:p>1.86</text:p>
          </table:table-cell>
          <table:table-cell table:style-name="ACE-119" table:formula="of:=[.L50]-([.AC50])" office:value-type="float" office:value="-2.9699999999999998">
            <text:p>−2.97</text:p>
          </table:table-cell>
          <table:table-cell table:style-name="ACE-100" office:value-type="float" office:value="1">
            <text:p>1</text:p>
          </table:table-cell>
          <table:table-cell table:style-name="ACE-100"/>
          <table:table-cell table:style-name="ACE-100" office:value-type="string">
            <text:p>C</text:p>
          </table:table-cell>
          <table:table-cell table:style-name="ACE-100" office:value-type="string">
            <text:p>Gaulin et al, (1983)</text:p>
          </table:table-cell>
          <table:table-cell table:style-name="ACE-100" office:value-type="string">
            <text:p>Penney, (1983)</text:p>
          </table:table-cell>
          <table:table-cell table:number-columns-repeated="5" table:style-name="ACE-100"/>
          <table:table-cell table:style-name="ACE-108"/>
          <table:table-cell table:number-columns-repeated="215" table:style-name="ACE-100"/>
        </table:table-row>
        <table:table-row table:style-name="AROW-0">
          <table:table-cell table:style-name="ACE-96" office:value-type="string">
            <text:p><text:a xlink:type="simple" xlink:actuate="onRequest" xlink:href="#">(15) W. Donegal</text:a></text:p>
          </table:table-cell>
          <table:table-cell table:style-name="ACE-100" office:value-type="string">
            <text:p>Aranmore, Donegal</text:p>
          </table:table-cell>
          <table:table-cell table:style-name="ACE-100" office:value-type="string">
            <text:p>B685141</text:p>
          </table:table-cell>
          <table:table-cell table:style-name="ACE-106" office:value-type="float" office:value="54.973431748400003">
            <text:p>54.973</text:p>
          </table:table-cell>
          <table:table-cell table:style-name="ACE-106" office:value-type="float" office:value="-8.4926439454999993">
            <text:p>−8.493</text:p>
          </table:table-cell>
          <table:table-cell table:style-name="ACE-100"/>
          <table:table-cell table:style-name="ACE-100" office:value-type="string">
            <text:p>5200±100</text:p>
          </table:table-cell>
          <table:table-cell table:style-name="ACE-100"/>
          <table:table-cell table:style-name="ACE-100" office:value-type="string">
            <text:p>5731-6265</text:p>
          </table:table-cell>
          <table:table-cell table:style-name="ACE-100" table:formula="of:=SUM(5731+6265)/2" office:value-type="float" office:value="5998">
            <text:p>5998</text:p>
          </table:table-cell>
          <table:table-cell table:style-name="ACE-108" table:formula="of:=SUM(5731-6265)/2" office:value-type="float" office:value="-267">
            <text:p>267</text:p>
          </table:table-cell>
          <table:table-cell table:style-name="ACE-100" office:value-type="float" office:value="-0.14999999999999999">
            <text:p>−0.15</text:p>
          </table:table-cell>
          <table:table-cell table:style-name="ACE-100"/>
          <table:table-cell table:style-name="ACE-100" office:value-type="string">
            <text:p>Herbaceous Peat</text:p>
          </table:table-cell>
          <table:table-cell table:style-name="ACE-100"/>
          <table:table-cell table:style-name="ACE-100" office:value-type="string">
            <text:p>T</text:p>
          </table:table-cell>
          <table:table-cell table:style-name="ACE-100" office:value-type="string">
            <text:p>Pollen</text:p>
          </table:table-cell>
          <table:table-cell table:style-name="ACE-100" office:value-type="string">
            <text:p>MHWST</text:p>
          </table:table-cell>
          <table:table-cell table:style-name="ACE-101"/>
          <table:table-cell table:style-name="ACE-100" office:value-type="string">
            <text:p>Burtonport</text:p>
          </table:table-cell>
          <table:table-cell table:number-columns-repeated="2" table:style-name="ACE-100"/>
          <table:table-cell table:style-name="ACE-100" office:value-type="float" office:value="1.5">
            <text:p>1.5</text:p>
          </table:table-cell>
          <table:table-cell table:style-name="ACE-100" office:value-type="float" office:value="0.5">
            <text:p>0.5</text:p>
          </table:table-cell>
          <table:table-cell table:style-name="ACE-100" office:value-type="float" office:value="-0.35999999999999999">
            <text:p>−0.36</text:p>
          </table:table-cell>
          <table:table-cell table:style-name="ACE-100" office:value-type="float" office:value="-1">
            <text:p>−1</text:p>
          </table:table-cell>
          <table:table-cell table:style-name="ACE-100" office:value-type="float" office:value="-1.8999999999999999">
            <text:p>−1.9</text:p>
          </table:table-cell>
          <table:table-cell table:style-name="ACE-122"/>
          <table:table-cell table:style-name="ACE-100" table:formula="of:=[.W51]-[.Y51]" office:value-type="float" office:value="1.8599999999999999">
            <text:p>1.86</text:p>
          </table:table-cell>
          <table:table-cell table:style-name="ACE-119" table:formula="of:=[.L51]-([.AC51])" office:value-type="float" office:value="-2.0099999999999998">
            <text:p>−2.01</text:p>
          </table:table-cell>
          <table:table-cell table:style-name="ACE-100" office:value-type="float" office:value="1">
            <text:p>1</text:p>
          </table:table-cell>
          <table:table-cell table:number-columns-repeated="2" table:style-name="ACE-100"/>
          <table:table-cell table:style-name="ACE-100" office:value-type="string">
            <text:p>Smith and Pilcher, (1973)</text:p>
          </table:table-cell>
          <table:table-cell table:style-name="ACE-100" office:value-type="string">
            <text:p>Shaw and Carter, (1994)</text:p>
          </table:table-cell>
          <table:table-cell table:number-columns-repeated="5" table:style-name="ACE-100"/>
          <table:table-cell table:style-name="ACE-108"/>
          <table:table-cell table:number-columns-repeated="215" table:style-name="ACE-100"/>
        </table:table-row>
        <table:table-row table:style-name="AROW-0">
          <table:table-cell table:style-name="ACE-96" office:value-type="string">
            <text:p><text:a xlink:type="simple" xlink:actuate="onRequest" xlink:href="#">(15) W. Donegal</text:a></text:p>
          </table:table-cell>
          <table:table-cell table:style-name="ACE-100" office:value-type="string">
            <text:p>Roshin Pt, Donegal</text:p>
          </table:table-cell>
          <table:table-cell table:style-name="ACE-100" office:value-type="string">
            <text:p>G764 994</text:p>
          </table:table-cell>
          <table:table-cell table:style-name="ACE-106" office:value-type="float" office:value="54.841826304599998">
            <text:p>54.842</text:p>
          </table:table-cell>
          <table:table-cell table:style-name="ACE-106" office:value-type="float" office:value="-8.3680784101000008">
            <text:p>−8.368</text:p>
          </table:table-cell>
          <table:table-cell table:style-name="ACE-100" office:value-type="string">
            <text:p>UB-2676</text:p>
          </table:table-cell>
          <table:table-cell table:style-name="ACE-100" office:value-type="string">
            <text:p>4950±80</text:p>
          </table:table-cell>
          <table:table-cell table:style-name="ACE-100" office:value-type="float" office:value="-27.699999999999999">
            <text:p>−27.7</text:p>
          </table:table-cell>
          <table:table-cell table:style-name="ACE-100" office:value-type="string">
            <text:p>5492-5901</text:p>
          </table:table-cell>
          <table:table-cell table:style-name="ACE-100" table:formula="of:=SUM(5492+5901)/2" office:value-type="float" office:value="5696.5">
            <text:p>5696.5</text:p>
          </table:table-cell>
          <table:table-cell table:style-name="ACE-108" table:formula="of:=SUM(5492-5901)/2" office:value-type="float" office:value="-204.5">
            <text:p>205</text:p>
          </table:table-cell>
          <table:table-cell table:style-name="ACE-100" office:value-type="float" office:value="0.91000000000000003">
            <text:p>0.91</text:p>
          </table:table-cell>
          <table:table-cell table:style-name="ACE-100" office:value-type="string">
            <text:p>38-40</text:p>
          </table:table-cell>
          <table:table-cell table:style-name="ACE-100" office:value-type="string">
            <text:p>Herbaceous/Monocot Peat</text:p>
          </table:table-cell>
          <table:table-cell table:style-name="ACE-100" office:value-type="string">
            <text:p>Contact between peat and underlying Sandy/organic layer</text:p>
          </table:table-cell>
          <table:table-cell table:style-name="ACE-100" office:value-type="string">
            <text:p>T/M?</text:p>
          </table:table-cell>
          <table:table-cell table:style-name="ACE-100" office:value-type="string">
            <text:p>Pollen</text:p>
          </table:table-cell>
          <table:table-cell table:style-name="ACE-100" office:value-type="string">
            <text:p>MHWST</text:p>
          </table:table-cell>
          <table:table-cell table:style-name="ACE-100"/>
          <table:table-cell table:style-name="ACE-100" office:value-type="string">
            <text:p>Burtonport</text:p>
          </table:table-cell>
          <table:table-cell table:number-columns-repeated="2" table:style-name="ACE-100"/>
          <table:table-cell table:style-name="ACE-100" office:value-type="float" office:value="1.5">
            <text:p>1.5</text:p>
          </table:table-cell>
          <table:table-cell table:style-name="ACE-100" office:value-type="float" office:value="0.5">
            <text:p>0.5</text:p>
          </table:table-cell>
          <table:table-cell table:style-name="ACE-100" office:value-type="float" office:value="-0.35999999999999999">
            <text:p>−0.36</text:p>
          </table:table-cell>
          <table:table-cell table:style-name="ACE-100" office:value-type="float" office:value="-1">
            <text:p>−1</text:p>
          </table:table-cell>
          <table:table-cell table:style-name="ACE-100" office:value-type="float" office:value="-1.8999999999999999">
            <text:p>−1.9</text:p>
          </table:table-cell>
          <table:table-cell table:style-name="ACE-122"/>
          <table:table-cell table:style-name="ACE-100" table:formula="of:=([.W52]-[.Y52])" office:value-type="float" office:value="1.8599999999999999">
            <text:p>1.86</text:p>
          </table:table-cell>
          <table:table-cell table:style-name="ACE-119" table:formula="of:=[.L52]-([.AC52])" office:value-type="float" office:value="-0.94999999999999984">
            <text:p>−0.95</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E</text:p>
          </table:table-cell>
          <table:table-cell table:style-name="ACE-100" office:value-type="string">
            <text:p>Shaw, (1985)</text:p>
          </table:table-cell>
          <table:table-cell table:number-columns-repeated="6" table:style-name="ACE-100"/>
          <table:table-cell table:style-name="ACE-108"/>
          <table:table-cell table:number-columns-repeated="215" table:style-name="ACE-100"/>
        </table:table-row>
        <table:table-row table:style-name="AROW-0">
          <table:table-cell table:style-name="ACE-96" office:value-type="string">
            <text:p><text:a xlink:type="simple" xlink:actuate="onRequest" xlink:href="#">(15) W. Donegal</text:a></text:p>
          </table:table-cell>
          <table:table-cell table:style-name="ACE-100" office:value-type="string">
            <text:p>Aranmore, Donegal</text:p>
          </table:table-cell>
          <table:table-cell table:style-name="ACE-100" office:value-type="string">
            <text:p>B685141</text:p>
          </table:table-cell>
          <table:table-cell table:style-name="ACE-106" office:value-type="float" office:value="54.973431748400003">
            <text:p>54.973</text:p>
          </table:table-cell>
          <table:table-cell table:style-name="ACE-106" office:value-type="float" office:value="-8.4926439454999993">
            <text:p>−8.493</text:p>
          </table:table-cell>
          <table:table-cell table:style-name="ACE-100" office:value-type="string">
            <text:p>(Pollen)</text:p>
          </table:table-cell>
          <table:table-cell table:style-name="ACE-112" office:value-type="string">
            <text:p>7000-8000</text:p>
          </table:table-cell>
          <table:table-cell table:style-name="ACE-113"/>
          <table:table-cell table:style-name="ACE-113" office:value-type="string">
            <text:p>7800-9000</text:p>
          </table:table-cell>
          <table:table-cell table:style-name="ACE-113" table:formula="of:=SUM(7800+9000)/2" office:value-type="float" office:value="8400">
            <text:p>8400</text:p>
          </table:table-cell>
          <table:table-cell table:style-name="ACE-117" office:value-type="float" office:value="600">
            <text:p>600</text:p>
          </table:table-cell>
          <table:table-cell table:style-name="ACE-100" office:value-type="float" office:value="-1">
            <text:p>−1</text:p>
          </table:table-cell>
          <table:table-cell table:style-name="ACE-100"/>
          <table:table-cell table:style-name="ACE-100" office:value-type="string">
            <text:p>Herbaceous Peat with sand</text:p>
          </table:table-cell>
          <table:table-cell table:style-name="ACE-100"/>
          <table:table-cell table:style-name="ACE-100" office:value-type="string">
            <text:p>T</text:p>
          </table:table-cell>
          <table:table-cell table:style-name="ACE-100" office:value-type="string">
            <text:p>Pollen</text:p>
          </table:table-cell>
          <table:table-cell table:style-name="ACE-100" office:value-type="string">
            <text:p>MHWST</text:p>
          </table:table-cell>
          <table:table-cell table:style-name="ACE-101"/>
          <table:table-cell table:style-name="ACE-100" office:value-type="string">
            <text:p>Burtonport</text:p>
          </table:table-cell>
          <table:table-cell table:number-columns-repeated="2" table:style-name="ACE-100"/>
          <table:table-cell table:style-name="ACE-100" office:value-type="float" office:value="1.5">
            <text:p>1.5</text:p>
          </table:table-cell>
          <table:table-cell table:style-name="ACE-100" office:value-type="float" office:value="0.5">
            <text:p>0.5</text:p>
          </table:table-cell>
          <table:table-cell table:style-name="ACE-100" office:value-type="float" office:value="-0.35999999999999999">
            <text:p>−0.36</text:p>
          </table:table-cell>
          <table:table-cell table:style-name="ACE-100" office:value-type="float" office:value="-1">
            <text:p>−1</text:p>
          </table:table-cell>
          <table:table-cell table:style-name="ACE-100" office:value-type="float" office:value="-1.8999999999999999">
            <text:p>−1.9</text:p>
          </table:table-cell>
          <table:table-cell table:style-name="ACE-122"/>
          <table:table-cell table:style-name="ACE-100" table:formula="of:=[.W53]-[.Y53]" office:value-type="float" office:value="1.8599999999999999">
            <text:p>1.86</text:p>
          </table:table-cell>
          <table:table-cell table:style-name="ACE-119" table:formula="of:=[.L53]-([.AC53])" office:value-type="float" office:value="-2.8599999999999999">
            <text:p>−2.86</text:p>
          </table:table-cell>
          <table:table-cell table:style-name="ACE-100" office:value-type="float" office:value="1">
            <text:p>1</text:p>
          </table:table-cell>
          <table:table-cell table:number-columns-repeated="2" table:style-name="ACE-100"/>
          <table:table-cell table:style-name="ACE-100" office:value-type="string">
            <text:p>Shaw, (1985)</text:p>
          </table:table-cell>
          <table:table-cell table:style-name="ACE-100" office:value-type="string">
            <text:p>Shaw and Carter, (1994)</text:p>
          </table:table-cell>
          <table:table-cell table:number-columns-repeated="5" table:style-name="ACE-100"/>
          <table:table-cell table:style-name="ACE-108"/>
          <table:table-cell table:number-columns-repeated="215" table:style-name="ACE-100"/>
        </table:table-row>
        <table:table-row table:style-name="AROW-0">
          <table:table-cell table:style-name="ACE-96" office:value-type="string">
            <text:p><text:a xlink:type="simple" xlink:actuate="onRequest" xlink:href="#">(15) W. Donegal</text:a></text:p>
          </table:table-cell>
          <table:table-cell table:style-name="ACE-100" office:value-type="string">
            <text:p>Rossbeg Harbour (Donegal)</text:p>
          </table:table-cell>
          <table:table-cell table:style-name="ACE-100"/>
          <table:table-cell table:style-name="ACE-105" office:value-type="float" office:value="54.816800000000001">
            <text:p>54.82</text:p>
          </table:table-cell>
          <table:table-cell table:style-name="ACE-105" office:value-type="float" office:value="-8.5375999999999994">
            <text:p>−8.54</text:p>
          </table:table-cell>
          <table:table-cell table:style-name="ACE-100" office:value-type="string">
            <text:p>UB-2095</text:p>
          </table:table-cell>
          <table:table-cell table:style-name="ACE-100" office:value-type="string">
            <text:p>6995±165</text:p>
          </table:table-cell>
          <table:table-cell table:style-name="ACE-100"/>
          <table:table-cell table:style-name="ACE-100" office:value-type="string">
            <text:p>7569-8165</text:p>
          </table:table-cell>
          <table:table-cell table:style-name="ACE-100" table:formula="of:=SUM(7569+8165)/2" office:value-type="float" office:value="7867">
            <text:p>7867</text:p>
          </table:table-cell>
          <table:table-cell table:style-name="ACE-108" table:formula="of:=SUM(7569-8165)/2" office:value-type="float" office:value="-298">
            <text:p>298</text:p>
          </table:table-cell>
          <table:table-cell table:style-name="ACE-100" office:value-type="float" office:value="1.7">
            <text:p>1.7</text:p>
          </table:table-cell>
          <table:table-cell table:style-name="ACE-100"/>
          <table:table-cell table:style-name="ACE-100" office:value-type="string">
            <text:p>Phragmites Peat</text:p>
          </table:table-cell>
          <table:table-cell table:style-name="ACE-100" office:value-type="string">
            <text:p>The phragmites peat overlies medium sand with rootlets</text:p>
          </table:table-cell>
          <table:table-cell table:number-columns-repeated="2" table:style-name="ACE-100"/>
          <table:table-cell table:style-name="ACE-100" office:value-type="string">
            <text:p>MHWST</text:p>
          </table:table-cell>
          <table:table-cell table:style-name="ACE-101"/>
          <table:table-cell table:style-name="ACE-100" office:value-type="string">
            <text:p>Killybegs</text:p>
          </table:table-cell>
          <table:table-cell table:number-columns-repeated="2" table:style-name="ACE-100"/>
          <table:table-cell table:style-name="ACE-100" office:value-type="float" office:value="1.7">
            <text:p>1.7</text:p>
          </table:table-cell>
          <table:table-cell table:style-name="ACE-100" office:value-type="float" office:value="0.59999999999999998">
            <text:p>0.6</text:p>
          </table:table-cell>
          <table:table-cell table:style-name="ACE-100" office:value-type="float" office:value="-0.17999999999999999">
            <text:p>−0.18</text:p>
          </table:table-cell>
          <table:table-cell table:style-name="ACE-100" office:value-type="float" office:value="-0.90000000000000002">
            <text:p>−0.9</text:p>
          </table:table-cell>
          <table:table-cell table:style-name="ACE-100" office:value-type="float" office:value="-1.8">
            <text:p>−1.8</text:p>
          </table:table-cell>
          <table:table-cell table:style-name="ACE-100"/>
          <table:table-cell table:style-name="ACE-100" table:formula="of:=[.W54]-[.Y54]" office:value-type="float" office:value="1.8799999999999999">
            <text:p>1.88</text:p>
          </table:table-cell>
          <table:table-cell table:style-name="ACE-119" office:value-type="float" office:value="0">
            <text:p>0</text:p>
          </table:table-cell>
          <table:table-cell table:style-name="ACE-100" office:value-type="float" office:value="1">
            <text:p>1</text:p>
          </table:table-cell>
          <table:table-cell table:style-name="ACE-100"/>
          <table:table-cell table:style-name="ACE-100" office:value-type="string">
            <text:p>C</text:p>
          </table:table-cell>
          <table:table-cell table:style-name="ACE-100" office:value-type="string">
            <text:p>Pearson, (1979)</text:p>
          </table:table-cell>
          <table:table-cell table:style-name="ACE-100" office:value-type="string">
            <text:p>Penney, (1983)</text:p>
          </table:table-cell>
          <table:table-cell table:number-columns-repeated="5" table:style-name="ACE-100"/>
          <table:table-cell table:style-name="ACE-108"/>
          <table:table-cell table:number-columns-repeated="215" table:style-name="ACE-100"/>
        </table:table-row>
        <table:table-row table:style-name="AROW-0">
          <table:table-cell table:style-name="ACE-96" office:value-type="string">
            <text:p><text:a xlink:type="simple" xlink:actuate="onRequest" xlink:href="#">(15) W. Donegal</text:a></text:p>
          </table:table-cell>
          <table:table-cell table:style-name="ACE-100" office:value-type="string">
            <text:p>Aranmore, Donegal</text:p>
          </table:table-cell>
          <table:table-cell table:style-name="ACE-100" office:value-type="string">
            <text:p>B689145</text:p>
          </table:table-cell>
          <table:table-cell table:style-name="ACE-106" office:value-type="float" office:value="54.977024702000001">
            <text:p>54.977</text:p>
          </table:table-cell>
          <table:table-cell table:style-name="ACE-106" office:value-type="float" office:value="-8.4857541475999998">
            <text:p>−8.486</text:p>
          </table:table-cell>
          <table:table-cell table:style-name="ACE-100"/>
          <table:table-cell table:style-name="ACE-100" office:value-type="string">
            <text:p>8424±478</text:p>
          </table:table-cell>
          <table:table-cell table:style-name="ACE-100"/>
          <table:table-cell table:style-name="ACE-100" office:value-type="string">
            <text:p>8222-10650</text:p>
          </table:table-cell>
          <table:table-cell table:style-name="ACE-100" table:formula="of:=SUM(8222+10650)/2" office:value-type="float" office:value="9436">
            <text:p>9436</text:p>
          </table:table-cell>
          <table:table-cell table:style-name="ACE-108" table:formula="of:=SUM(8222-10650)/2" office:value-type="float" office:value="-1214">
            <text:p>1214</text:p>
          </table:table-cell>
          <table:table-cell table:style-name="ACE-100" office:value-type="float" office:value="-2">
            <text:p>−2</text:p>
          </table:table-cell>
          <table:table-cell table:style-name="ACE-100"/>
          <table:table-cell table:style-name="ACE-100" office:value-type="string">
            <text:p>Phragmites Peat</text:p>
          </table:table-cell>
          <table:table-cell table:style-name="ACE-100"/>
          <table:table-cell table:style-name="ACE-100" office:value-type="string">
            <text:p>T</text:p>
          </table:table-cell>
          <table:table-cell table:style-name="ACE-100" office:value-type="string">
            <text:p>Pollen</text:p>
          </table:table-cell>
          <table:table-cell table:style-name="ACE-100" office:value-type="string">
            <text:p>MHWST</text:p>
          </table:table-cell>
          <table:table-cell table:style-name="ACE-101"/>
          <table:table-cell table:style-name="ACE-100" office:value-type="string">
            <text:p>Burtonport</text:p>
          </table:table-cell>
          <table:table-cell table:number-columns-repeated="2" table:style-name="ACE-100"/>
          <table:table-cell table:style-name="ACE-100" office:value-type="float" office:value="1.5">
            <text:p>1.5</text:p>
          </table:table-cell>
          <table:table-cell table:style-name="ACE-100" office:value-type="float" office:value="0.5">
            <text:p>0.5</text:p>
          </table:table-cell>
          <table:table-cell table:style-name="ACE-100" office:value-type="float" office:value="-0.35999999999999999">
            <text:p>−0.36</text:p>
          </table:table-cell>
          <table:table-cell table:style-name="ACE-100" office:value-type="float" office:value="-1">
            <text:p>−1</text:p>
          </table:table-cell>
          <table:table-cell table:style-name="ACE-100" office:value-type="float" office:value="-1.8999999999999999">
            <text:p>−1.9</text:p>
          </table:table-cell>
          <table:table-cell table:style-name="ACE-122"/>
          <table:table-cell table:style-name="ACE-100" table:formula="of:=[.W55]-[.Y55]" office:value-type="float" office:value="1.8599999999999999">
            <text:p>1.86</text:p>
          </table:table-cell>
          <table:table-cell table:style-name="ACE-119" table:formula="of:=[.L55]-([.AC55])" office:value-type="float" office:value="-3.8599999999999999">
            <text:p>−3.86</text:p>
          </table:table-cell>
          <table:table-cell table:style-name="ACE-100" office:value-type="float" office:value="1">
            <text:p>1</text:p>
          </table:table-cell>
          <table:table-cell table:number-columns-repeated="2" table:style-name="ACE-100"/>
          <table:table-cell table:style-name="ACE-100" office:value-type="string">
            <text:p>Telford, (1978)</text:p>
          </table:table-cell>
          <table:table-cell table:style-name="ACE-100" office:value-type="string">
            <text:p>Shaw and Carter, (1994)</text:p>
          </table:table-cell>
          <table:table-cell table:number-columns-repeated="5" table:style-name="ACE-100"/>
          <table:table-cell table:style-name="ACE-108"/>
          <table:table-cell table:number-columns-repeated="215" table:style-name="ACE-100"/>
        </table:table-row>
        <table:table-row table:style-name="AROW-0">
          <table:table-cell table:style-name="ACE-96" office:value-type="string">
            <text:p><text:a xlink:type="simple" xlink:actuate="onRequest" xlink:href="#">(15) W. Donegal</text:a></text:p>
          </table:table-cell>
          <table:table-cell table:style-name="ACE-100" office:value-type="string">
            <text:p>Aranmore, Donegal</text:p>
          </table:table-cell>
          <table:table-cell table:style-name="ACE-100" office:value-type="string">
            <text:p>B689145</text:p>
          </table:table-cell>
          <table:table-cell table:style-name="ACE-106" office:value-type="float" office:value="54.977024702000001">
            <text:p>54.977</text:p>
          </table:table-cell>
          <table:table-cell table:style-name="ACE-106" office:value-type="float" office:value="-8.4857541475999998">
            <text:p>−8.486</text:p>
          </table:table-cell>
          <table:table-cell table:style-name="ACE-100" office:value-type="string">
            <text:p>(Pollen)</text:p>
          </table:table-cell>
          <table:table-cell table:style-name="ACE-113" office:value-type="string">
            <text:p>9700-10300</text:p>
          </table:table-cell>
          <table:table-cell table:style-name="ACE-100"/>
          <table:table-cell table:style-name="ACE-113" office:value-type="string">
            <text:p>11100-12100</text:p>
          </table:table-cell>
          <table:table-cell table:style-name="ACE-113" office:value-type="float" office:value="11600">
            <text:p>11600</text:p>
          </table:table-cell>
          <table:table-cell table:style-name="ACE-117" office:value-type="float" office:value="500">
            <text:p>500</text:p>
          </table:table-cell>
          <table:table-cell table:style-name="ACE-100" office:value-type="float" office:value="-2.71">
            <text:p>−2.71</text:p>
          </table:table-cell>
          <table:table-cell table:style-name="ACE-100"/>
          <table:table-cell table:style-name="ACE-100" office:value-type="string">
            <text:p>Clay</text:p>
          </table:table-cell>
          <table:table-cell table:style-name="ACE-100" office:value-type="string">
            <text:p>Freshwater clay underlying gytja</text:p>
          </table:table-cell>
          <table:table-cell table:style-name="ACE-100" office:value-type="string">
            <text:p>T</text:p>
          </table:table-cell>
          <table:table-cell table:style-name="ACE-100" office:value-type="string">
            <text:p>Pollen</text:p>
          </table:table-cell>
          <table:table-cell table:style-name="ACE-100" office:value-type="string">
            <text:p>MHWST</text:p>
          </table:table-cell>
          <table:table-cell table:style-name="ACE-101"/>
          <table:table-cell table:style-name="ACE-100" office:value-type="string">
            <text:p>Burtonport</text:p>
          </table:table-cell>
          <table:table-cell table:number-columns-repeated="2" table:style-name="ACE-100"/>
          <table:table-cell table:style-name="ACE-100" office:value-type="float" office:value="1.5">
            <text:p>1.5</text:p>
          </table:table-cell>
          <table:table-cell table:style-name="ACE-100" office:value-type="float" office:value="0.5">
            <text:p>0.5</text:p>
          </table:table-cell>
          <table:table-cell table:style-name="ACE-100" office:value-type="float" office:value="-0.35999999999999999">
            <text:p>−0.36</text:p>
          </table:table-cell>
          <table:table-cell table:style-name="ACE-100" office:value-type="float" office:value="-1">
            <text:p>−1</text:p>
          </table:table-cell>
          <table:table-cell table:style-name="ACE-100" office:value-type="float" office:value="-1.8999999999999999">
            <text:p>−1.9</text:p>
          </table:table-cell>
          <table:table-cell table:style-name="ACE-122"/>
          <table:table-cell table:style-name="ACE-100" table:formula="of:=[.W56]-[.Y56]" office:value-type="float" office:value="1.8599999999999999">
            <text:p>1.86</text:p>
          </table:table-cell>
          <table:table-cell table:style-name="ACE-119" table:formula="of:=[.L56]-([.AC56])" office:value-type="float" office:value="-4.5700000000000003">
            <text:p>−4.57</text:p>
          </table:table-cell>
          <table:table-cell table:style-name="ACE-100" office:value-type="float" office:value="1">
            <text:p>1</text:p>
          </table:table-cell>
          <table:table-cell table:number-columns-repeated="2" table:style-name="ACE-100"/>
          <table:table-cell table:style-name="ACE-100" office:value-type="string">
            <text:p>Shaw and Carter, (1994)</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6) N. Donegal</text:p>
          </table:table-cell>
          <table:table-cell table:style-name="ACE-100" office:value-type="string">
            <text:p>Clonmass, Donegal</text:p>
          </table:table-cell>
          <table:table-cell table:style-name="ACE-100" office:value-type="string">
            <text:p>C075 356</text:p>
          </table:table-cell>
          <table:table-cell table:style-name="ACE-106" office:value-type="float" office:value="55.167493151499997">
            <text:p>55.167</text:p>
          </table:table-cell>
          <table:table-cell table:style-name="ACE-106" office:value-type="float" office:value="-7.8830686424999996">
            <text:p>−7.883</text:p>
          </table:table-cell>
          <table:table-cell table:style-name="ACE-100" office:value-type="string">
            <text:p>SRR-2399</text:p>
          </table:table-cell>
          <table:table-cell table:style-name="ACE-100" office:value-type="string">
            <text:p>800±40</text:p>
          </table:table-cell>
          <table:table-cell table:style-name="ACE-100" office:value-type="float" office:value="-29">
            <text:p>−29</text:p>
          </table:table-cell>
          <table:table-cell table:style-name="ACE-100" office:value-type="string">
            <text:p>672-783</text:p>
          </table:table-cell>
          <table:table-cell table:style-name="ACE-100" table:formula="of:=SUM(672+783)/2" office:value-type="float" office:value="727.5">
            <text:p>727.5</text:p>
          </table:table-cell>
          <table:table-cell table:style-name="ACE-108" table:formula="of:=SUM(672-783)/2" office:value-type="float" office:value="-55.5">
            <text:p>56</text:p>
          </table:table-cell>
          <table:table-cell table:style-name="ACE-100" office:value-type="float" office:value="3.96">
            <text:p>3.96</text:p>
          </table:table-cell>
          <table:table-cell table:style-name="ACE-100"/>
          <table:table-cell table:style-name="ACE-100" office:value-type="string">
            <text:p>Organic-rich Sand (Dune Soil)</text:p>
          </table:table-cell>
          <table:table-cell table:style-name="ACE-100" office:value-type="string">
            <text:p>Contact between soil organic (below) and aeolian sand above</text:p>
          </table:table-cell>
          <table:table-cell table:style-name="ACE-100"/>
          <table:table-cell table:style-name="ACE-100" office:value-type="string">
            <text:p>Pollen</text:p>
          </table:table-cell>
          <table:table-cell table:style-name="ACE-100" office:value-type="string">
            <text:p>MHWNT</text:p>
          </table:table-cell>
          <table:table-cell table:style-name="ACE-101"/>
          <table:table-cell table:style-name="ACE-100" office:value-type="string">
            <text:p>Fanad Head</text:p>
          </table:table-cell>
          <table:table-cell table:number-columns-repeated="2" table:style-name="ACE-100"/>
          <table:table-cell table:style-name="ACE-100" office:value-type="float" office:value="1.3300000000000001">
            <text:p>1.33</text:p>
          </table:table-cell>
          <table:table-cell table:style-name="ACE-100" office:value-type="float" office:value="0.33000000000000002">
            <text:p>0.33</text:p>
          </table:table-cell>
          <table:table-cell table:style-name="ACE-100" office:value-type="float" office:value="-0.40999999999999998">
            <text:p>−0.41</text:p>
          </table:table-cell>
          <table:table-cell table:style-name="ACE-100" office:value-type="float" office:value="-1.1699999999999999">
            <text:p>−1.17</text:p>
          </table:table-cell>
          <table:table-cell table:style-name="ACE-100" office:value-type="float" office:value="-2.1699999999999999">
            <text:p>−2.17</text:p>
          </table:table-cell>
          <table:table-cell table:style-name="ACE-100"/>
          <table:table-cell table:style-name="ACE-100" table:formula="of:=[.X57]-[.Y57]" office:value-type="float" office:value="0.73999999999999999">
            <text:p>0.74</text:p>
          </table:table-cell>
          <table:table-cell table:style-name="ACE-119" table:formula="of:=[.L57]-([.AC57])" office:value-type="float" office:value="3.2199999999999998">
            <text:p>3.22</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Shaw and Carter, (1994)</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6) N. Donegal</text:p>
          </table:table-cell>
          <table:table-cell table:style-name="ACE-100" office:value-type="string">
            <text:p>Clonmass, Donegal</text:p>
          </table:table-cell>
          <table:table-cell table:style-name="ACE-100" office:value-type="string">
            <text:p>C075 355</text:p>
          </table:table-cell>
          <table:table-cell table:style-name="ACE-106" office:value-type="float" office:value="55.166594927399998">
            <text:p>55.167</text:p>
          </table:table-cell>
          <table:table-cell table:style-name="ACE-106" office:value-type="float" office:value="-7.8830712792000002">
            <text:p>−7.883</text:p>
          </table:table-cell>
          <table:table-cell table:style-name="ACE-100" office:value-type="string">
            <text:p>SRR-2398</text:p>
          </table:table-cell>
          <table:table-cell table:style-name="ACE-100" office:value-type="string">
            <text:p>3600±50</text:p>
          </table:table-cell>
          <table:table-cell table:style-name="ACE-100" office:value-type="float" office:value="-30.100000000000001">
            <text:p>−30.1</text:p>
          </table:table-cell>
          <table:table-cell table:style-name="ACE-100" office:value-type="string">
            <text:p>3725-4082</text:p>
          </table:table-cell>
          <table:table-cell table:style-name="ACE-100" table:formula="of:=SUM(3725+4082)/2" office:value-type="float" office:value="3903.5">
            <text:p>3903.5</text:p>
          </table:table-cell>
          <table:table-cell table:style-name="ACE-108" table:formula="of:=SUM(3725-4082)/2" office:value-type="float" office:value="-178.5">
            <text:p>179</text:p>
          </table:table-cell>
          <table:table-cell table:style-name="ACE-100" office:value-type="float" office:value="3.4100000000000001">
            <text:p>3.41</text:p>
          </table:table-cell>
          <table:table-cell table:style-name="ACE-100"/>
          <table:table-cell table:style-name="ACE-100" office:value-type="string">
            <text:p>Organic-rich Sand (Compacted peat 20cm thick)</text:p>
          </table:table-cell>
          <table:table-cell table:style-name="ACE-100"/>
          <table:table-cell table:style-name="ACE-100" office:value-type="string">
            <text:p>T</text:p>
          </table:table-cell>
          <table:table-cell table:style-name="ACE-100" office:value-type="string">
            <text:p>Pollen</text:p>
          </table:table-cell>
          <table:table-cell table:style-name="ACE-100" office:value-type="string">
            <text:p>MHWNT</text:p>
          </table:table-cell>
          <table:table-cell table:style-name="ACE-101"/>
          <table:table-cell table:style-name="ACE-100" office:value-type="string">
            <text:p>Fanad Head</text:p>
          </table:table-cell>
          <table:table-cell table:number-columns-repeated="2" table:style-name="ACE-100"/>
          <table:table-cell table:style-name="ACE-100" office:value-type="float" office:value="1.3300000000000001">
            <text:p>1.33</text:p>
          </table:table-cell>
          <table:table-cell table:style-name="ACE-100" office:value-type="float" office:value="0.33000000000000002">
            <text:p>0.33</text:p>
          </table:table-cell>
          <table:table-cell table:style-name="ACE-100" office:value-type="float" office:value="-0.40999999999999998">
            <text:p>−0.41</text:p>
          </table:table-cell>
          <table:table-cell table:style-name="ACE-100" office:value-type="float" office:value="-1.1699999999999999">
            <text:p>−1.17</text:p>
          </table:table-cell>
          <table:table-cell table:style-name="ACE-100" office:value-type="float" office:value="-2.1699999999999999">
            <text:p>−2.17</text:p>
          </table:table-cell>
          <table:table-cell table:style-name="ACE-100"/>
          <table:table-cell table:style-name="ACE-100" table:formula="of:=[.X58]-[.Y58]" office:value-type="float" office:value="0.73999999999999999">
            <text:p>0.74</text:p>
          </table:table-cell>
          <table:table-cell table:style-name="ACE-119" table:formula="of:=[.L58]-([.AC58])" office:value-type="float" office:value="2.6699999999999999">
            <text:p>2.67</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Shaw (198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6) N. Donegal</text:p>
          </table:table-cell>
          <table:table-cell table:style-name="ACE-100" office:value-type="string">
            <text:p>Ballyness, Donegal</text:p>
          </table:table-cell>
          <table:table-cell table:style-name="ACE-100"/>
          <table:table-cell table:style-name="ACE-105" office:value-type="float" office:value="55.145200000000003">
            <text:p>55.15</text:p>
          </table:table-cell>
          <table:table-cell table:style-name="ACE-105" office:value-type="float" office:value="-8.1712000000000007">
            <text:p>−8.17</text:p>
          </table:table-cell>
          <table:table-cell table:style-name="ACE-100" office:value-type="string">
            <text:p>Gif-5482</text:p>
          </table:table-cell>
          <table:table-cell table:style-name="ACE-100" office:value-type="string">
            <text:p>5730±140</text:p>
          </table:table-cell>
          <table:table-cell table:style-name="ACE-100"/>
          <table:table-cell table:style-name="ACE-100" office:value-type="string">
            <text:p>6279-6881</text:p>
          </table:table-cell>
          <table:table-cell table:style-name="ACE-100" table:formula="of:=SUM(6279+6881)/2" office:value-type="float" office:value="6580">
            <text:p>6580</text:p>
          </table:table-cell>
          <table:table-cell table:style-name="ACE-108" table:formula="of:=SUM(6279-6881)/2" office:value-type="float" office:value="-301">
            <text:p>301</text:p>
          </table:table-cell>
          <table:table-cell table:style-name="ACE-100" office:value-type="float" office:value="0.5">
            <text:p>0.5</text:p>
          </table:table-cell>
          <table:table-cell table:style-name="ACE-100"/>
          <table:table-cell table:style-name="ACE-100" office:value-type="string">
            <text:p>Monocot Peat</text:p>
          </table:table-cell>
          <table:table-cell table:style-name="ACE-100"/>
          <table:table-cell table:style-name="ACE-100" office:value-type="string">
            <text:p>T</text:p>
          </table:table-cell>
          <table:table-cell table:style-name="ACE-100"/>
          <table:table-cell table:style-name="ACE-100" office:value-type="string">
            <text:p>MHWST</text:p>
          </table:table-cell>
          <table:table-cell table:style-name="ACE-100"/>
          <table:table-cell table:style-name="ACE-100" office:value-type="string">
            <text:p>Gweedore Harbour</text:p>
          </table:table-cell>
          <table:table-cell table:number-columns-repeated="2" table:style-name="ACE-100"/>
          <table:table-cell table:style-name="ACE-100" table:formula="of:=3.7999999999999998+0.20000000000000001+-2.7000000000000002" office:value-type="float" office:value="1.2999999999999998">
            <text:p>1.3</text:p>
          </table:table-cell>
          <table:table-cell table:style-name="ACE-100" table:formula="of:=2.8999999999999999+0.20000000000000001+-2.7000000000000002" office:value-type="float" office:value="0.39999999999999991">
            <text:p>0.4</text:p>
          </table:table-cell>
          <table:table-cell table:style-name="ACE-90" table:formula="of:=(([.W59]+[.X59]+[.Z59]+[.AA59])/4)" office:value-type="float" office:value="-0.32500000000000012">
            <text:p>−0.325</text:p>
          </table:table-cell>
          <table:table-cell table:style-name="ACE-100" table:formula="of:=1.5+0.20000000000000001+-2.7000000000000002" office:value-type="float" office:value="-1.0000000000000002">
            <text:p>−1</text:p>
          </table:table-cell>
          <table:table-cell table:style-name="ACE-100" table:formula="of:=0.5+0.20000000000000001+-2.7000000000000002" office:value-type="float" office:value="-2">
            <text:p>−2</text:p>
          </table:table-cell>
          <table:table-cell table:style-name="ACE-122"/>
          <table:table-cell table:style-name="ACE-100" table:formula="of:=[.W59]-[.Y59]" office:value-type="float" office:value="1.625">
            <text:p>1.625</text:p>
          </table:table-cell>
          <table:table-cell table:style-name="ACE-119" table:formula="of:=[.L59]-([.AC59])" office:value-type="float" office:value="-1.125">
            <text:p>−1.125</text:p>
          </table:table-cell>
          <table:table-cell table:style-name="ACE-100" office:value-type="float" office:value="1">
            <text:p>1</text:p>
          </table:table-cell>
          <table:table-cell table:number-columns-repeated="2" table:style-name="ACE-100"/>
          <table:table-cell table:style-name="ACE-100" office:value-type="string">
            <text:p>Shaw, (1985)</text:p>
          </table:table-cell>
          <table:table-cell table:number-columns-repeated="6" table:style-name="ACE-100"/>
          <table:table-cell table:style-name="ACE-108"/>
          <table:table-cell table:number-columns-repeated="215" table:style-name="ACE-100"/>
        </table:table-row>
        <table:table-row table:style-name="AROW-0">
          <table:table-cell table:style-name="ACE-97" office:value-type="string">
            <text:p><text:a xlink:type="simple" xlink:actuate="onRequest" xlink:href="#">(17) Lough Swilly</text:a></text:p>
          </table:table-cell>
          <table:table-cell table:style-name="ACE-100" office:value-type="string">
            <text:p>New Bridge, Donegal</text:p>
          </table:table-cell>
          <table:table-cell table:style-name="ACE-100" office:value-type="string">
            <text:p>C293 330</text:p>
          </table:table-cell>
          <table:table-cell table:style-name="ACE-106" office:value-type="float" office:value="55.143331141399997">
            <text:p>55.143</text:p>
          </table:table-cell>
          <table:table-cell table:style-name="ACE-106" office:value-type="float" office:value="-7.5412739274999998">
            <text:p>−7.541</text:p>
          </table:table-cell>
          <table:table-cell table:style-name="ACE-100" office:value-type="string">
            <text:p>Gif-5483</text:p>
          </table:table-cell>
          <table:table-cell table:style-name="ACE-100" office:value-type="string">
            <text:p>5810±140</text:p>
          </table:table-cell>
          <table:table-cell table:style-name="ACE-100"/>
          <table:table-cell table:style-name="ACE-100" office:value-type="string">
            <text:p>6311-6939</text:p>
          </table:table-cell>
          <table:table-cell table:style-name="ACE-100" table:formula="of:=SUM(6311+6939)/2" office:value-type="float" office:value="6625">
            <text:p>6625</text:p>
          </table:table-cell>
          <table:table-cell table:style-name="ACE-108" table:formula="of:=SUM(6311-6939)/2" office:value-type="float" office:value="-314">
            <text:p>314</text:p>
          </table:table-cell>
          <table:table-cell table:style-name="ACE-100" office:value-type="float" office:value="-0.10000000000000001">
            <text:p>−0.1</text:p>
          </table:table-cell>
          <table:table-cell table:style-name="ACE-100"/>
          <table:table-cell table:style-name="ACE-100" office:value-type="string">
            <text:p>Peat (0.1m thick, highly compacted)</text:p>
          </table:table-cell>
          <table:table-cell table:style-name="ACE-100" office:value-type="string">
            <text:p>Base of Peat which is overlain by marine sand</text:p>
          </table:table-cell>
          <table:table-cell table:style-name="ACE-100" office:value-type="string">
            <text:p>M/T</text:p>
          </table:table-cell>
          <table:table-cell table:style-name="ACE-100" office:value-type="string">
            <text:p>Pollen</text:p>
          </table:table-cell>
          <table:table-cell table:style-name="ACE-100" office:value-type="string">
            <text:p>MHWST</text:p>
          </table:table-cell>
          <table:table-cell table:style-name="ACE-100"/>
          <table:table-cell table:style-name="ACE-100" office:value-type="string">
            <text:p>Rathmullen</text:p>
          </table:table-cell>
          <table:table-cell table:number-columns-repeated="2" table:style-name="ACE-100"/>
          <table:table-cell table:style-name="ACE-100" office:value-type="float" office:value="1.6299999999999999">
            <text:p>1.63</text:p>
          </table:table-cell>
          <table:table-cell table:style-name="ACE-100" office:value-type="float" office:value="0.53000000000000003">
            <text:p>0.53</text:p>
          </table:table-cell>
          <table:table-cell table:style-name="ACE-90" table:formula="of:=(([.W60]+[.X60]+[.Z60]+[.AA60])/4)" office:value-type="float" office:value="-0.19499999999999995">
            <text:p>−0.195</text:p>
          </table:table-cell>
          <table:table-cell table:style-name="ACE-100" office:value-type="float" office:value="-0.77000000000000002">
            <text:p>−0.77</text:p>
          </table:table-cell>
          <table:table-cell table:style-name="ACE-100" office:value-type="float" office:value="-2.1699999999999999">
            <text:p>−2.17</text:p>
          </table:table-cell>
          <table:table-cell table:style-name="ACE-100"/>
          <table:table-cell table:style-name="ACE-100" table:formula="of:=[.W60]-[.Y60]" office:value-type="float" office:value="1.8249999999999997">
            <text:p>1.825</text:p>
          </table:table-cell>
          <table:table-cell table:style-name="ACE-119" table:formula="of:=[.L60]-([.AC60])" office:value-type="float" office:value="-1.9249999999999998">
            <text:p>−1.925</text:p>
          </table:table-cell>
          <table:table-cell table:style-name="ACE-100" office:value-type="float" office:value="2">
            <text:p>2</text:p>
          </table:table-cell>
          <table:table-cell table:style-name="ACE-100"/>
          <table:table-cell table:style-name="ACE-100" office:value-type="string">
            <text:p>C</text:p>
          </table:table-cell>
          <table:table-cell table:style-name="ACE-100" office:value-type="string">
            <text:p>Gaulin, (*)</text:p>
          </table:table-cell>
          <table:table-cell table:style-name="ACE-100" office:value-type="string">
            <text:p>Shaw and Carter, (1994)</text:p>
          </table:table-cell>
          <table:table-cell table:number-columns-repeated="5" table:style-name="ACE-100"/>
          <table:table-cell table:style-name="ACE-108"/>
          <table:table-cell table:number-columns-repeated="215" table:style-name="ACE-100"/>
        </table:table-row>
        <table:table-row table:style-name="AROW-0">
          <table:table-cell table:style-name="ACE-98" office:value-type="string">
            <text:p><text:a xlink:type="simple" xlink:actuate="onRequest" xlink:href="#">(18) Derry</text:a></text:p>
          </table:table-cell>
          <table:table-cell table:style-name="ACE-100" office:value-type="string">
            <text:p>Magilligan, Co. Londondery</text:p>
          </table:table-cell>
          <table:table-cell table:style-name="ACE-100" office:value-type="string">
            <text:p>C662 867</text:p>
          </table:table-cell>
          <table:table-cell table:style-name="ACE-106" office:value-type="float" office:value="55.173919118199997">
            <text:p>55.174</text:p>
          </table:table-cell>
          <table:table-cell table:style-name="ACE-106" office:value-type="float" office:value="-6.9633713206000003">
            <text:p>−6.963</text:p>
          </table:table-cell>
          <table:table-cell table:style-name="ACE-100" office:value-type="string">
            <text:p>UB-2440</text:p>
          </table:table-cell>
          <table:table-cell table:style-name="ACE-100" office:value-type="string">
            <text:p>810±40</text:p>
          </table:table-cell>
          <table:table-cell table:style-name="ACE-100"/>
          <table:table-cell table:style-name="ACE-100" office:value-type="string">
            <text:p>673-790</text:p>
          </table:table-cell>
          <table:table-cell table:style-name="ACE-100" table:formula="of:=SUM(673+790)/2" office:value-type="float" office:value="731.5">
            <text:p>731.5</text:p>
          </table:table-cell>
          <table:table-cell table:style-name="ACE-108" table:formula="of:=SUM(673-790)/2" office:value-type="float" office:value="-58.5">
            <text:p>59</text:p>
          </table:table-cell>
          <table:table-cell table:style-name="ACE-100" office:value-type="float" office:value="2">
            <text:p>2</text:p>
          </table:table-cell>
          <table:table-cell table:style-name="ACE-100"/>
          <table:table-cell table:style-name="ACE-100" office:value-type="string">
            <text:p>Organic Soil</text:p>
          </table:table-cell>
          <table:table-cell table:style-name="ACE-100"/>
          <table:table-cell table:style-name="ACE-100" office:value-type="string">
            <text:p>T</text:p>
          </table:table-cell>
          <table:table-cell table:style-name="ACE-100"/>
          <table:table-cell table:style-name="ACE-100" office:value-type="string">
            <text:p>MHWST</text:p>
          </table:table-cell>
          <table:table-cell table:style-name="ACE-100"/>
          <table:table-cell table:style-name="ACE-100" office:value-type="string">
            <text:p>Coleraine (693)</text:p>
          </table:table-cell>
          <table:table-cell table:number-columns-repeated="2" table:style-name="ACE-100"/>
          <table:table-cell table:style-name="ACE-100" office:value-type="float" office:value="0.94999999999999996">
            <text:p>0.95</text:p>
          </table:table-cell>
          <table:table-cell table:style-name="ACE-100" office:value-type="float" office:value="0.55000000000000004">
            <text:p>0.55</text:p>
          </table:table-cell>
          <table:table-cell table:style-name="ACE-100" office:value-type="float" office:value="0.074999999999999997">
            <text:p>0.075</text:p>
          </table:table-cell>
          <table:table-cell table:style-name="ACE-100" office:value-type="float" office:value="-0.34999999999999998">
            <text:p>−0.35</text:p>
          </table:table-cell>
          <table:table-cell table:style-name="ACE-100" office:value-type="float" office:value="-0.84999999999999998">
            <text:p>−0.85</text:p>
          </table:table-cell>
          <table:table-cell table:style-name="ACE-100"/>
          <table:table-cell table:style-name="ACE-100" table:formula="of:=[.W61]-[.Y61]" office:value-type="float" office:value="0.875">
            <text:p>0.875</text:p>
          </table:table-cell>
          <table:table-cell table:style-name="ACE-119" table:formula="of:=[.L61]-([.AC61])" office:value-type="float" office:value="1.125">
            <text:p>1.125</text:p>
          </table:table-cell>
          <table:table-cell table:style-name="ACE-100" office:value-type="float" office:value="1">
            <text:p>1</text:p>
          </table:table-cell>
          <table:table-cell table:number-columns-repeated="2" table:style-name="ACE-100"/>
          <table:table-cell table:style-name="ACE-100" office:value-type="string">
            <text:p>Woodman, (*)</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9" office:value-type="string">
            <text:p><text:a xlink:type="simple" xlink:actuate="onRequest" xlink:href="#">(18) Derry</text:a></text:p>
          </table:table-cell>
          <table:table-cell table:style-name="ACE-100" office:value-type="string">
            <text:p>Magilligan, Co. Londondery</text:p>
          </table:table-cell>
          <table:table-cell table:style-name="ACE-100"/>
          <table:table-cell table:style-name="ACE-105" office:value-type="float" office:value="55.170000000000002">
            <text:p>55.17</text:p>
          </table:table-cell>
          <table:table-cell table:style-name="ACE-105" office:value-type="float" office:value="-6.96">
            <text:p>−6.96</text:p>
          </table:table-cell>
          <table:table-cell table:style-name="ACE-100" office:value-type="string">
            <text:p>UB-2441</text:p>
          </table:table-cell>
          <table:table-cell table:style-name="ACE-100" office:value-type="string">
            <text:p>1022±40</text:p>
          </table:table-cell>
          <table:table-cell table:style-name="ACE-100"/>
          <table:table-cell table:style-name="ACE-100" office:value-type="string">
            <text:p>798-1053</text:p>
          </table:table-cell>
          <table:table-cell table:style-name="ACE-100" table:formula="of:=SUM(798+1053)/2" office:value-type="float" office:value="925.5">
            <text:p>925.5</text:p>
          </table:table-cell>
          <table:table-cell table:style-name="ACE-108" table:formula="of:=SUM(798-1053)/2" office:value-type="float" office:value="-127.5">
            <text:p>128</text:p>
          </table:table-cell>
          <table:table-cell table:style-name="ACE-100" office:value-type="float" office:value="1.5">
            <text:p>1.5</text:p>
          </table:table-cell>
          <table:table-cell table:style-name="ACE-100"/>
          <table:table-cell table:style-name="ACE-100" office:value-type="string">
            <text:p>Organic Soil</text:p>
          </table:table-cell>
          <table:table-cell table:style-name="ACE-100"/>
          <table:table-cell table:style-name="ACE-100" office:value-type="string">
            <text:p>T</text:p>
          </table:table-cell>
          <table:table-cell table:style-name="ACE-100"/>
          <table:table-cell table:style-name="ACE-100" office:value-type="string">
            <text:p>MHWST</text:p>
          </table:table-cell>
          <table:table-cell table:style-name="ACE-100"/>
          <table:table-cell table:style-name="ACE-100" office:value-type="string">
            <text:p>Coleraine</text:p>
          </table:table-cell>
          <table:table-cell table:number-columns-repeated="2" table:style-name="ACE-100"/>
          <table:table-cell table:style-name="ACE-100" office:value-type="float" office:value="0.94999999999999996">
            <text:p>0.95</text:p>
          </table:table-cell>
          <table:table-cell table:style-name="ACE-100" office:value-type="float" office:value="0.55000000000000004">
            <text:p>0.55</text:p>
          </table:table-cell>
          <table:table-cell table:style-name="ACE-100" office:value-type="float" office:value="0.074999999999999997">
            <text:p>0.075</text:p>
          </table:table-cell>
          <table:table-cell table:style-name="ACE-100" office:value-type="float" office:value="-0.34999999999999998">
            <text:p>−0.35</text:p>
          </table:table-cell>
          <table:table-cell table:style-name="ACE-100" office:value-type="float" office:value="-0.84999999999999998">
            <text:p>−0.85</text:p>
          </table:table-cell>
          <table:table-cell table:style-name="ACE-100"/>
          <table:table-cell table:style-name="ACE-100" table:formula="of:=[.W62]-[.Y62]" office:value-type="float" office:value="0.875">
            <text:p>0.875</text:p>
          </table:table-cell>
          <table:table-cell table:style-name="ACE-119" table:formula="of:=[.L62]-([.AC62])" office:value-type="float" office:value="0.625">
            <text:p>0.625</text:p>
          </table:table-cell>
          <table:table-cell table:style-name="ACE-100" office:value-type="float" office:value="1">
            <text:p>1</text:p>
          </table:table-cell>
          <table:table-cell table:number-columns-repeated="2" table:style-name="ACE-100"/>
          <table:table-cell table:style-name="ACE-100" office:value-type="string">
            <text:p>Woodman, (*)</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9" office:value-type="string">
            <text:p><text:a xlink:type="simple" xlink:actuate="onRequest" xlink:href="#">(18) Derry</text:a></text:p>
          </table:table-cell>
          <table:table-cell table:style-name="ACE-100" office:value-type="string">
            <text:p>Magilligan, Co. Londondery</text:p>
          </table:table-cell>
          <table:table-cell table:style-name="ACE-100" office:value-type="string">
            <text:p>C661 368</text:p>
          </table:table-cell>
          <table:table-cell table:style-name="ACE-106" office:value-type="float" office:value="55.173919118199997">
            <text:p>55.174</text:p>
          </table:table-cell>
          <table:table-cell table:style-name="ACE-106" office:value-type="float" office:value="-6.9633713206000003">
            <text:p>−6.963</text:p>
          </table:table-cell>
          <table:table-cell table:style-name="ACE-100" office:value-type="string">
            <text:p>(IGS-102b)</text:p>
          </table:table-cell>
          <table:table-cell table:style-name="ACE-100" office:value-type="string">
            <text:p>1655±100</text:p>
          </table:table-cell>
          <table:table-cell table:style-name="ACE-100"/>
          <table:table-cell table:style-name="ACE-100" office:value-type="string">
            <text:p>1352-1812</text:p>
          </table:table-cell>
          <table:table-cell table:style-name="ACE-100" table:formula="of:=SUM(1352+1812)/2" office:value-type="float" office:value="1582">
            <text:p>1582</text:p>
          </table:table-cell>
          <table:table-cell table:style-name="ACE-108" table:formula="of:=SUM(1352-1812)/2" office:value-type="float" office:value="-230">
            <text:p>230</text:p>
          </table:table-cell>
          <table:table-cell table:style-name="ACE-100" office:value-type="float" office:value="3.2000000000000002">
            <text:p>3.2</text:p>
          </table:table-cell>
          <table:table-cell table:style-name="ACE-100"/>
          <table:table-cell table:style-name="ACE-100" office:value-type="string">
            <text:p>Limnic Chara</text:p>
          </table:table-cell>
          <table:table-cell table:style-name="ACE-100"/>
          <table:table-cell table:style-name="ACE-100" office:value-type="string">
            <text:p>T</text:p>
          </table:table-cell>
          <table:table-cell table:style-name="ACE-100"/>
          <table:table-cell table:style-name="ACE-100" office:value-type="string">
            <text:p>MHWST</text:p>
          </table:table-cell>
          <table:table-cell table:style-name="ACE-101"/>
          <table:table-cell table:style-name="ACE-100" office:value-type="string">
            <text:p>Warren Point</text:p>
          </table:table-cell>
          <table:table-cell table:number-columns-repeated="2" table:style-name="ACE-100"/>
          <table:table-cell table:style-name="ACE-100" office:value-type="float" office:value="-0.75">
            <text:p>−0.75</text:p>
          </table:table-cell>
          <table:table-cell table:style-name="ACE-100" office:value-type="float" office:value="-1.1499999999999999">
            <text:p>−1.15</text:p>
          </table:table-cell>
          <table:table-cell table:style-name="ACE-100" office:value-type="float" office:value="-1.45">
            <text:p>−1.45</text:p>
          </table:table-cell>
          <table:table-cell table:style-name="ACE-100" office:value-type="string">
            <text:p>NA</text:p>
          </table:table-cell>
          <table:table-cell table:style-name="ACE-100" office:value-type="string">
            <text:p>NA</text:p>
          </table:table-cell>
          <table:table-cell table:style-name="ACE-100"/>
          <table:table-cell table:style-name="ACE-100" table:formula="of:=[.W63]-[.Y63]" office:value-type="float" office:value="0.69999999999999996">
            <text:p>0.7</text:p>
          </table:table-cell>
          <table:table-cell table:style-name="ACE-119" table:formula="of:=[.L63]-([.AC63])" office:value-type="float" office:value="2.5">
            <text:p>2.5</text:p>
          </table:table-cell>
          <table:table-cell table:style-name="ACE-100" office:value-type="float" office:value="0.5">
            <text:p>0.5</text:p>
          </table:table-cell>
          <table:table-cell table:style-name="ACE-100"/>
          <table:table-cell table:style-name="ACE-100" office:value-type="string">
            <text:p>S</text:p>
          </table:table-cell>
          <table:table-cell table:style-name="ACE-100" office:value-type="string">
            <text:p>Bazley et al, (*)</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9" office:value-type="string">
            <text:p><text:a xlink:type="simple" xlink:actuate="onRequest" xlink:href="#">(18) Derry</text:a></text:p>
          </table:table-cell>
          <table:table-cell table:style-name="ACE-100" office:value-type="string">
            <text:p>Barmouth, Portstewart, Northern Ireland</text:p>
          </table:table-cell>
          <table:table-cell table:style-name="ACE-100"/>
          <table:table-cell table:style-name="ACE-105" office:value-type="float" office:value="55.171199999999999">
            <text:p>55.17</text:p>
          </table:table-cell>
          <table:table-cell table:style-name="ACE-105" office:value-type="float" office:value="-6.7729999999999997">
            <text:p>−6.77</text:p>
          </table:table-cell>
          <table:table-cell table:style-name="ACE-100" office:value-type="string">
            <text:p>Beta-34315</text:p>
          </table:table-cell>
          <table:table-cell table:style-name="ACE-100" office:value-type="string">
            <text:p>8960±110</text:p>
          </table:table-cell>
          <table:table-cell table:style-name="ACE-100" office:value-type="float" office:value="-29.800000000000001">
            <text:p>−29.8</text:p>
          </table:table-cell>
          <table:table-cell table:style-name="ACE-100" office:value-type="string">
            <text:p>9680-10372</text:p>
          </table:table-cell>
          <table:table-cell table:style-name="ACE-100" table:formula="of:=SUM(9680+10372)/2" office:value-type="float" office:value="10026">
            <text:p>10026</text:p>
          </table:table-cell>
          <table:table-cell table:style-name="ACE-108" table:formula="of:=SUM(9680-10372)/2" office:value-type="float" office:value="-346">
            <text:p>346</text:p>
          </table:table-cell>
          <table:table-cell table:style-name="ACE-100" office:value-type="float" office:value="-6">
            <text:p>−6</text:p>
          </table:table-cell>
          <table:table-cell table:style-name="ACE-100"/>
          <table:table-cell table:style-name="ACE-100" office:value-type="string">
            <text:p>Freshwater Peat</text:p>
          </table:table-cell>
          <table:table-cell table:number-columns-repeated="2" table:style-name="ACE-100"/>
          <table:table-cell table:style-name="ACE-100" office:value-type="string">
            <text:p>Pollen</text:p>
          </table:table-cell>
          <table:table-cell table:style-name="ACE-100" office:value-type="string">
            <text:p>MHWST</text:p>
          </table:table-cell>
          <table:table-cell table:style-name="ACE-101"/>
          <table:table-cell table:style-name="ACE-100" office:value-type="string">
            <text:p>Portrush</text:p>
          </table:table-cell>
          <table:table-cell table:number-columns-repeated="2" table:style-name="ACE-100"/>
          <table:table-cell table:style-name="ACE-100" office:value-type="float" office:value="0.66000000000000003">
            <text:p>0.66</text:p>
          </table:table-cell>
          <table:table-cell table:style-name="ACE-100" office:value-type="float" office:value="0.16">
            <text:p>0.16</text:p>
          </table:table-cell>
          <table:table-cell table:style-name="ACE-100" office:value-type="float" office:value="-0.14000000000000001">
            <text:p>−0.14</text:p>
          </table:table-cell>
          <table:table-cell table:style-name="ACE-100" office:value-type="float" office:value="-0.44">
            <text:p>−0.44</text:p>
          </table:table-cell>
          <table:table-cell table:style-name="ACE-100" office:value-type="float" office:value="-0.83999999999999997">
            <text:p>−0.84</text:p>
          </table:table-cell>
          <table:table-cell table:style-name="ACE-100"/>
          <table:table-cell table:style-name="ACE-100" table:formula="of:=[.W64]-[.Y64]" office:value-type="float" office:value="0.80000000000000004">
            <text:p>0.8</text:p>
          </table:table-cell>
          <table:table-cell table:style-name="ACE-119" table:formula="of:=[.L64]-([.AC64])" office:value-type="float" office:value="-6.7999999999999998">
            <text:p>−6.8</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Carter and Wilson, (1990)</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19) N. Antrim</text:p>
          </table:table-cell>
          <table:table-cell table:style-name="ACE-100" office:value-type="string">
            <text:p>Cushendun, (Co Antrim)</text:p>
          </table:table-cell>
          <table:table-cell table:style-name="ACE-100" office:value-type="string">
            <text:p>D248 324</text:p>
          </table:table-cell>
          <table:table-cell table:style-name="ACE-106" office:value-type="float" office:value="55.1231103203">
            <text:p>55.123</text:p>
          </table:table-cell>
          <table:table-cell table:style-name="ACE-106" office:value-type="float" office:value="-6.0445181290000001">
            <text:p>−6.045</text:p>
          </table:table-cell>
          <table:table-cell table:style-name="ACE-100" office:value-type="string">
            <text:p>I-5134</text:p>
          </table:table-cell>
          <table:table-cell table:style-name="ACE-100" office:value-type="string">
            <text:p>7610±140</text:p>
          </table:table-cell>
          <table:table-cell table:style-name="ACE-100"/>
          <table:table-cell table:style-name="ACE-100" office:value-type="string">
            <text:p>8051-8760</text:p>
          </table:table-cell>
          <table:table-cell table:style-name="ACE-100" table:formula="of:=SUM(8051+8760)/2" office:value-type="float" office:value="8405.5">
            <text:p>8405.5</text:p>
          </table:table-cell>
          <table:table-cell table:style-name="ACE-108" table:formula="of:=SUM(8051-8760)/2" office:value-type="float" office:value="-354.5">
            <text:p>355</text:p>
          </table:table-cell>
          <table:table-cell table:style-name="ACE-100" office:value-type="float" office:value="0.29999999999999999">
            <text:p>0.3</text:p>
          </table:table-cell>
          <table:table-cell table:style-name="ACE-100"/>
          <table:table-cell table:style-name="ACE-100" office:value-type="string">
            <text:p>Lagoonal Silt</text:p>
          </table:table-cell>
          <table:table-cell table:style-name="ACE-100"/>
          <table:table-cell table:style-name="ACE-100" office:value-type="string">
            <text:p>M</text:p>
          </table:table-cell>
          <table:table-cell table:style-name="ACE-100"/>
          <table:table-cell table:style-name="ACE-100" office:value-type="string">
            <text:p>MHWST</text:p>
          </table:table-cell>
          <table:table-cell table:style-name="ACE-101"/>
          <table:table-cell table:style-name="ACE-100" office:value-type="string">
            <text:p>Cushendun Bay</text:p>
          </table:table-cell>
          <table:table-cell table:number-columns-repeated="2" table:style-name="ACE-100"/>
          <table:table-cell table:style-name="ACE-100" office:value-type="float" office:value="-0.20999999999999999">
            <text:p>−0.21</text:p>
          </table:table-cell>
          <table:table-cell table:style-name="ACE-100" office:value-type="float" office:value="-0.51000000000000001">
            <text:p>−0.51</text:p>
          </table:table-cell>
          <table:table-cell table:style-name="ACE-100" office:value-type="float" office:value="-1.01">
            <text:p>−1.01</text:p>
          </table:table-cell>
          <table:table-cell table:style-name="ACE-100" office:value-type="float" office:value="-1.51">
            <text:p>−1.51</text:p>
          </table:table-cell>
          <table:table-cell table:style-name="ACE-100" office:value-type="float" office:value="-1.8100000000000001">
            <text:p>−1.81</text:p>
          </table:table-cell>
          <table:table-cell table:style-name="ACE-100"/>
          <table:table-cell table:style-name="ACE-100" table:formula="of:=[.W65]-[.Y65]" office:value-type="float" office:value="0.80000000000000004">
            <text:p>0.8</text:p>
          </table:table-cell>
          <table:table-cell table:style-name="ACE-119" table:formula="of:=[.L65]-([.AC65])" office:value-type="float" office:value="-0.5">
            <text:p>−0.5</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Mitchell and Stephens, (1974)</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19) N. Antrim</text:p>
          </table:table-cell>
          <table:table-cell table:style-name="ACE-100" office:value-type="string">
            <text:p>Carnlough </text:p>
          </table:table-cell>
          <table:table-cell table:style-name="ACE-100" office:value-type="string">
            <text:p>D291 166</text:p>
          </table:table-cell>
          <table:table-cell table:style-name="ACE-106" office:value-type="float" office:value="54.980176050200001">
            <text:p>54.980</text:p>
          </table:table-cell>
          <table:table-cell table:style-name="ACE-106" office:value-type="float" office:value="-5.9843027734999996">
            <text:p>−5.984</text:p>
          </table:table-cell>
          <table:table-cell table:style-name="ACE-100" office:value-type="string">
            <text:p>UB-984</text:p>
          </table:table-cell>
          <table:table-cell table:style-name="ACE-100" office:value-type="string">
            <text:p>8110±125</text:p>
          </table:table-cell>
          <table:table-cell table:style-name="ACE-100"/>
          <table:table-cell table:style-name="ACE-100" office:value-type="string">
            <text:p>8641-9402</text:p>
          </table:table-cell>
          <table:table-cell table:style-name="ACE-100" table:formula="of:=SUM(8641+9402)/2" office:value-type="float" office:value="9021.5">
            <text:p>9021.5</text:p>
          </table:table-cell>
          <table:table-cell table:style-name="ACE-108" table:formula="of:=SUM(8641-9402)/2" office:value-type="float" office:value="-380.5">
            <text:p>381</text:p>
          </table:table-cell>
          <table:table-cell table:style-name="ACE-100" office:value-type="float" office:value="-0.59999999999999998">
            <text:p>−0.6</text:p>
          </table:table-cell>
          <table:table-cell table:style-name="ACE-100"/>
          <table:table-cell table:style-name="ACE-100" office:value-type="string">
            <text:p>Peat</text:p>
          </table:table-cell>
          <table:table-cell table:style-name="ACE-100"/>
          <table:table-cell table:style-name="ACE-100" office:value-type="string">
            <text:p>M/T</text:p>
          </table:table-cell>
          <table:table-cell table:style-name="ACE-100"/>
          <table:table-cell table:style-name="ACE-100" office:value-type="string">
            <text:p>MHWST</text:p>
          </table:table-cell>
          <table:table-cell table:style-name="ACE-100"/>
          <table:table-cell table:style-name="ACE-100" office:value-type="string">
            <text:p>Cushendun Bay</text:p>
          </table:table-cell>
          <table:table-cell table:style-name="ACE-100" office:value-type="string">
            <text:p>Larne</text:p>
          </table:table-cell>
          <table:table-cell table:style-name="ACE-100"/>
          <table:table-cell table:style-name="ACE-100" office:value-type="float" office:value="0.56999999999999995">
            <text:p>0.57</text:p>
          </table:table-cell>
          <table:table-cell table:style-name="ACE-100" office:value-type="float" office:value="0.27000000000000002">
            <text:p>0.27</text:p>
          </table:table-cell>
          <table:table-cell table:style-name="ACE-100" office:value-type="float" office:value="-0.36499999999999999">
            <text:p>−0.365</text:p>
          </table:table-cell>
          <table:table-cell table:style-name="ACE-100" office:value-type="float" office:value="-1.0800000000000001">
            <text:p>−1.08</text:p>
          </table:table-cell>
          <table:table-cell table:style-name="ACE-100" office:value-type="float" office:value="-1.4299999999999999">
            <text:p>−1.43</text:p>
          </table:table-cell>
          <table:table-cell table:style-name="ACE-100"/>
          <table:table-cell table:style-name="ACE-100" table:formula="of:=[.W66]-[.Y66]" office:value-type="float" office:value="0.93499999999999994">
            <text:p>0.935</text:p>
          </table:table-cell>
          <table:table-cell table:style-name="ACE-119" table:formula="of:=[.L66]-([.AC66])" office:value-type="float" office:value="-1.5349999999999999">
            <text:p>−1.535</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Prior et al, (1981)</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19) N. Antrim</text:p>
          </table:table-cell>
          <table:table-cell table:style-name="ACE-100" office:value-type="string">
            <text:p>Cushendun, (Co. Antrim)</text:p>
          </table:table-cell>
          <table:table-cell table:style-name="ACE-100" office:value-type="string">
            <text:p>D248 324</text:p>
          </table:table-cell>
          <table:table-cell table:style-name="ACE-106" office:value-type="float" office:value="55.1231103203">
            <text:p>55.123</text:p>
          </table:table-cell>
          <table:table-cell table:style-name="ACE-106" office:value-type="float" office:value="-6.0445181290000001">
            <text:p>−6.045</text:p>
          </table:table-cell>
          <table:table-cell table:style-name="ACE-100" office:value-type="string">
            <text:p>I-5135</text:p>
          </table:table-cell>
          <table:table-cell table:style-name="ACE-100" office:value-type="string">
            <text:p>8410±140</text:p>
          </table:table-cell>
          <table:table-cell table:style-name="ACE-100"/>
          <table:table-cell table:style-name="ACE-100" office:value-type="string">
            <text:p>9022-9658</text:p>
          </table:table-cell>
          <table:table-cell table:style-name="ACE-100" table:formula="of:=SUM(9022+9658)/2" office:value-type="float" office:value="9340">
            <text:p>9340</text:p>
          </table:table-cell>
          <table:table-cell table:style-name="ACE-108" table:formula="of:=SUM(9022-9658)/2" office:value-type="float" office:value="-318">
            <text:p>318</text:p>
          </table:table-cell>
          <table:table-cell table:style-name="ACE-100" office:value-type="float" office:value="0.20000000000000001">
            <text:p>0.2</text:p>
          </table:table-cell>
          <table:table-cell table:style-name="ACE-100"/>
          <table:table-cell table:style-name="ACE-100" office:value-type="string">
            <text:p>Fen Peat</text:p>
          </table:table-cell>
          <table:table-cell table:style-name="ACE-100"/>
          <table:table-cell table:style-name="ACE-100" office:value-type="string">
            <text:p>M/T</text:p>
          </table:table-cell>
          <table:table-cell table:style-name="ACE-100"/>
          <table:table-cell table:style-name="ACE-100" office:value-type="string">
            <text:p>MHWST</text:p>
          </table:table-cell>
          <table:table-cell table:style-name="ACE-100"/>
          <table:table-cell table:style-name="ACE-100" office:value-type="string">
            <text:p>Cushendun Bay</text:p>
          </table:table-cell>
          <table:table-cell table:number-columns-repeated="2" table:style-name="ACE-100"/>
          <table:table-cell table:style-name="ACE-100" office:value-type="float" office:value="-0.20999999999999999">
            <text:p>−0.21</text:p>
          </table:table-cell>
          <table:table-cell table:style-name="ACE-100" office:value-type="float" office:value="-0.51000000000000001">
            <text:p>−0.51</text:p>
          </table:table-cell>
          <table:table-cell table:style-name="ACE-100" office:value-type="float" office:value="-1.01">
            <text:p>−1.01</text:p>
          </table:table-cell>
          <table:table-cell table:style-name="ACE-100" office:value-type="float" office:value="-1.51">
            <text:p>−1.51</text:p>
          </table:table-cell>
          <table:table-cell table:style-name="ACE-100" office:value-type="float" office:value="-1.8100000000000001">
            <text:p>−1.81</text:p>
          </table:table-cell>
          <table:table-cell table:style-name="ACE-100"/>
          <table:table-cell table:style-name="ACE-100" table:formula="of:=[.W67]-[.Y67]" office:value-type="float" office:value="0.80000000000000004">
            <text:p>0.8</text:p>
          </table:table-cell>
          <table:table-cell table:style-name="ACE-119" table:formula="of:=[.L67]-([.AC67])" office:value-type="float" office:value="-0.60000000000000009">
            <text:p>−0.6</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Mitchell and Stephens, (1974)</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19) N. Antrim</text:p>
          </table:table-cell>
          <table:table-cell table:style-name="ACE-100" office:value-type="string">
            <text:p>Carnlough </text:p>
          </table:table-cell>
          <table:table-cell table:style-name="ACE-100" office:value-type="string">
            <text:p>D291 166</text:p>
          </table:table-cell>
          <table:table-cell table:style-name="ACE-106" office:value-type="float" office:value="54.980176050200001">
            <text:p>54.980</text:p>
          </table:table-cell>
          <table:table-cell table:style-name="ACE-106" office:value-type="float" office:value="-5.9843027734999996">
            <text:p>−5.984</text:p>
          </table:table-cell>
          <table:table-cell table:style-name="ACE-100" office:value-type="string">
            <text:p>UB-986</text:p>
          </table:table-cell>
          <table:table-cell table:style-name="ACE-100" office:value-type="string">
            <text:p>11630±140</text:p>
          </table:table-cell>
          <table:table-cell table:style-name="ACE-100"/>
          <table:table-cell table:style-name="ACE-100" office:value-type="string">
            <text:p>13236-13765</text:p>
          </table:table-cell>
          <table:table-cell table:style-name="ACE-100" table:formula="of:=SUM(13236+13765)/2" office:value-type="float" office:value="13500.5">
            <text:p>13500.5</text:p>
          </table:table-cell>
          <table:table-cell table:style-name="ACE-108" table:formula="of:=SUM(13236-13765)/2" office:value-type="float" office:value="-264.5">
            <text:p>265</text:p>
          </table:table-cell>
          <table:table-cell table:style-name="ACE-100" office:value-type="float" office:value="-1">
            <text:p>−1</text:p>
          </table:table-cell>
          <table:table-cell table:style-name="ACE-100"/>
          <table:table-cell table:style-name="ACE-100" office:value-type="string">
            <text:p>Peat</text:p>
          </table:table-cell>
          <table:table-cell table:number-columns-repeated="3" table:style-name="ACE-100"/>
          <table:table-cell table:style-name="ACE-100" office:value-type="string">
            <text:p>MHWST</text:p>
          </table:table-cell>
          <table:table-cell table:style-name="ACE-100"/>
          <table:table-cell table:style-name="ACE-100" office:value-type="string">
            <text:p>Cushendun Bay</text:p>
          </table:table-cell>
          <table:table-cell table:style-name="ACE-100" office:value-type="string">
            <text:p>Larne</text:p>
          </table:table-cell>
          <table:table-cell table:style-name="ACE-100"/>
          <table:table-cell table:style-name="ACE-100" office:value-type="float" office:value="0.56999999999999995">
            <text:p>0.57</text:p>
          </table:table-cell>
          <table:table-cell table:style-name="ACE-100" office:value-type="float" office:value="0.27000000000000002">
            <text:p>0.27</text:p>
          </table:table-cell>
          <table:table-cell table:style-name="ACE-100" office:value-type="float" office:value="-0.36499999999999999">
            <text:p>−0.365</text:p>
          </table:table-cell>
          <table:table-cell table:style-name="ACE-100" office:value-type="float" office:value="-1.0800000000000001">
            <text:p>−1.08</text:p>
          </table:table-cell>
          <table:table-cell table:style-name="ACE-100" office:value-type="float" office:value="-1.4299999999999999">
            <text:p>−1.43</text:p>
          </table:table-cell>
          <table:table-cell table:style-name="ACE-100"/>
          <table:table-cell table:style-name="ACE-100" table:formula="of:=[.W68]-[.Y68]" office:value-type="float" office:value="0.93499999999999994">
            <text:p>0.935</text:p>
          </table:table-cell>
          <table:table-cell table:style-name="ACE-119" table:formula="of:=[.L68]-([.AC68])" office:value-type="float" office:value="-1.9350000000000001">
            <text:p>−1.935</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Prior et al, (1981)</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19) N. Antrim</text:p>
          </table:table-cell>
          <table:table-cell table:style-name="ACE-100" office:value-type="string">
            <text:p>Carnlough </text:p>
          </table:table-cell>
          <table:table-cell table:style-name="ACE-100" office:value-type="string">
            <text:p>D291 166</text:p>
          </table:table-cell>
          <table:table-cell table:style-name="ACE-106" office:value-type="float" office:value="54.980176050200001">
            <text:p>54.980</text:p>
          </table:table-cell>
          <table:table-cell table:style-name="ACE-106" office:value-type="float" office:value="-5.9843027734999996">
            <text:p>−5.984</text:p>
          </table:table-cell>
          <table:table-cell table:style-name="ACE-100" office:value-type="string">
            <text:p>UB-985</text:p>
          </table:table-cell>
          <table:table-cell table:style-name="ACE-100" office:value-type="string">
            <text:p>11740±170</text:p>
          </table:table-cell>
          <table:table-cell table:style-name="ACE-100"/>
          <table:table-cell table:style-name="ACE-100" office:value-type="string">
            <text:p>13266-13933</text:p>
          </table:table-cell>
          <table:table-cell table:style-name="ACE-100" table:formula="of:=SUM(13266+13933)/2" office:value-type="float" office:value="13599.5">
            <text:p>13599.5</text:p>
          </table:table-cell>
          <table:table-cell table:style-name="ACE-108" table:formula="of:=SUM(13266-13933)/2" office:value-type="float" office:value="-333.5">
            <text:p>334</text:p>
          </table:table-cell>
          <table:table-cell table:style-name="ACE-100" office:value-type="float" office:value="-1.3">
            <text:p>−1.3</text:p>
          </table:table-cell>
          <table:table-cell table:style-name="ACE-100"/>
          <table:table-cell table:style-name="ACE-100" office:value-type="string">
            <text:p>Peat</text:p>
          </table:table-cell>
          <table:table-cell table:style-name="ACE-100" office:value-type="string">
            <text:p>Base of peat overlying marine sands and gravels</text:p>
          </table:table-cell>
          <table:table-cell table:style-name="ACE-100" office:value-type="string">
            <text:p>T/M</text:p>
          </table:table-cell>
          <table:table-cell table:style-name="ACE-100" office:value-type="string">
            <text:p>Pollen</text:p>
          </table:table-cell>
          <table:table-cell table:style-name="ACE-100" office:value-type="string">
            <text:p>MHWST</text:p>
          </table:table-cell>
          <table:table-cell table:style-name="ACE-100"/>
          <table:table-cell table:style-name="ACE-100" office:value-type="string">
            <text:p>Cushendun Bay</text:p>
          </table:table-cell>
          <table:table-cell table:style-name="ACE-100" office:value-type="string">
            <text:p>Larne</text:p>
          </table:table-cell>
          <table:table-cell table:style-name="ACE-100"/>
          <table:table-cell table:style-name="ACE-100" office:value-type="float" office:value="0.56999999999999995">
            <text:p>0.57</text:p>
          </table:table-cell>
          <table:table-cell table:style-name="ACE-100" office:value-type="float" office:value="0.27000000000000002">
            <text:p>0.27</text:p>
          </table:table-cell>
          <table:table-cell table:style-name="ACE-100" office:value-type="float" office:value="-0.36499999999999999">
            <text:p>−0.365</text:p>
          </table:table-cell>
          <table:table-cell table:style-name="ACE-100" office:value-type="float" office:value="-1.0800000000000001">
            <text:p>−1.08</text:p>
          </table:table-cell>
          <table:table-cell table:style-name="ACE-100" office:value-type="float" office:value="-1.4299999999999999">
            <text:p>−1.43</text:p>
          </table:table-cell>
          <table:table-cell table:style-name="ACE-100"/>
          <table:table-cell table:style-name="ACE-100" table:formula="of:=([.W69]-[.Y69])" office:value-type="float" office:value="0.93499999999999994">
            <text:p>0.935</text:p>
          </table:table-cell>
          <table:table-cell table:style-name="ACE-119" table:formula="of:=[.L69]-([.AC69])" office:value-type="float" office:value="-2.2349999999999999">
            <text:p>−2.235</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Prior et al, (1981)</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20) N. Down</text:p>
          </table:table-cell>
          <table:table-cell table:style-name="ACE-100" office:value-type="string">
            <text:p>Ringneill Quay</text:p>
          </table:table-cell>
          <table:table-cell table:style-name="ACE-100" office:value-type="string">
            <text:p>J525 654</text:p>
          </table:table-cell>
          <table:table-cell table:style-name="ACE-106" office:value-type="float" office:value="54.514041327699999">
            <text:p>54.514</text:p>
          </table:table-cell>
          <table:table-cell table:style-name="ACE-106" office:value-type="float" office:value="-5.645956709">
            <text:p>−5.646</text:p>
          </table:table-cell>
          <table:table-cell table:style-name="ACE-100" office:value-type="string">
            <text:p>Q-632/3</text:p>
          </table:table-cell>
          <table:table-cell table:style-name="ACE-100" office:value-type="string">
            <text:p>7500±345</text:p>
          </table:table-cell>
          <table:table-cell table:style-name="ACE-100"/>
          <table:table-cell table:style-name="ACE-100" office:value-type="string">
            <text:p>7622-9132</text:p>
          </table:table-cell>
          <table:table-cell table:style-name="ACE-100" table:formula="of:=SUM(7622+9132)/2" office:value-type="float" office:value="8377">
            <text:p>8377</text:p>
          </table:table-cell>
          <table:table-cell table:style-name="ACE-108" table:formula="of:=SUM(7622-9132)/2" office:value-type="float" office:value="-755">
            <text:p>755</text:p>
          </table:table-cell>
          <table:table-cell table:style-name="ACE-100" office:value-type="float" office:value="2.2000000000000002">
            <text:p>2.2</text:p>
          </table:table-cell>
          <table:table-cell table:style-name="ACE-100"/>
          <table:table-cell table:style-name="ACE-100" office:value-type="string">
            <text:p>Limnic Organic</text:p>
          </table:table-cell>
          <table:table-cell table:style-name="ACE-100"/>
          <table:table-cell table:style-name="ACE-100" office:value-type="string">
            <text:p>M/T</text:p>
          </table:table-cell>
          <table:table-cell table:style-name="ACE-100"/>
          <table:table-cell table:style-name="ACE-100" office:value-type="string">
            <text:p>MHWNT</text:p>
          </table:table-cell>
          <table:table-cell table:style-name="ACE-101"/>
          <table:table-cell table:style-name="ACE-100" office:value-type="string">
            <text:p>Quoile Barrier</text:p>
          </table:table-cell>
          <table:table-cell table:number-columns-repeated="2" table:style-name="ACE-100"/>
          <table:table-cell table:style-name="ACE-100" office:value-type="float" office:value="1.8400000000000001">
            <text:p>1.84</text:p>
          </table:table-cell>
          <table:table-cell table:style-name="ACE-100" office:value-type="float" office:value="1.3400000000000001">
            <text:p>1.34</text:p>
          </table:table-cell>
          <table:table-cell table:style-name="ACE-100" office:value-type="float" office:value="0.080000000000000002">
            <text:p>0.08</text:p>
          </table:table-cell>
          <table:table-cell table:style-name="ACE-100" office:value-type="float" office:value="-1.0600000000000001">
            <text:p>−1.06</text:p>
          </table:table-cell>
          <table:table-cell table:style-name="ACE-100" office:value-type="float" office:value="-1.5600000000000001">
            <text:p>−1.56</text:p>
          </table:table-cell>
          <table:table-cell table:style-name="ACE-100"/>
          <table:table-cell table:style-name="ACE-100" table:formula="of:=[.X70]-[.Y70]" office:value-type="float" office:value="1.26">
            <text:p>1.26</text:p>
          </table:table-cell>
          <table:table-cell table:style-name="ACE-119" table:formula="of:=[.L70]-([.AC70])" office:value-type="float" office:value="0.94000000000000017">
            <text:p>0.94</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18"/>
          <table:table-cell table:style-name="ACE-100"/>
          <table:table-cell table:style-name="ACE-100" office:value-type="string">
            <text:p>Stephens and Collins, (1960)</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20) N. Down</text:p>
          </table:table-cell>
          <table:table-cell table:style-name="ACE-100" office:value-type="string">
            <text:p>Roddans Port</text:p>
          </table:table-cell>
          <table:table-cell table:style-name="ACE-100" office:value-type="string">
            <text:p>J640658</text:p>
          </table:table-cell>
          <table:table-cell table:style-name="ACE-106" office:value-type="float" office:value="54.514045421900001">
            <text:p>54.514</text:p>
          </table:table-cell>
          <table:table-cell table:style-name="ACE-106" office:value-type="float" office:value="-5.4683457105000004">
            <text:p>−5.468</text:p>
          </table:table-cell>
          <table:table-cell table:style-name="ACE-100" office:value-type="string">
            <text:p>UB-744</text:p>
          </table:table-cell>
          <table:table-cell table:style-name="ACE-100" office:value-type="string">
            <text:p>7640±70</text:p>
          </table:table-cell>
          <table:table-cell table:style-name="ACE-100" office:value-type="float" office:value="-24.100000000000001">
            <text:p>−24.1</text:p>
          </table:table-cell>
          <table:table-cell table:style-name="ACE-100" office:value-type="string">
            <text:p>8345-8582</text:p>
          </table:table-cell>
          <table:table-cell table:style-name="ACE-100" table:formula="of:=SUM(8345+8582)/2" office:value-type="float" office:value="8463.5">
            <text:p>8463.5</text:p>
          </table:table-cell>
          <table:table-cell table:style-name="ACE-108" table:formula="of:=SUM(8345-8582)/2" office:value-type="float" office:value="-118.5">
            <text:p>119</text:p>
          </table:table-cell>
          <table:table-cell table:style-name="ACE-100" office:value-type="float" office:value="2.04">
            <text:p>2.04</text:p>
          </table:table-cell>
          <table:table-cell table:style-name="ACE-100"/>
          <table:table-cell table:style-name="ACE-100" office:value-type="string">
            <text:p>Oak trunk</text:p>
          </table:table-cell>
          <table:table-cell table:style-name="ACE-100" office:value-type="string">
            <text:p>Weathered out of submerged peat bed</text:p>
          </table:table-cell>
          <table:table-cell table:style-name="ACE-100"/>
          <table:table-cell table:style-name="ACE-100" office:value-type="string">
            <text:p>None</text:p>
          </table:table-cell>
          <table:table-cell table:style-name="ACE-100" office:value-type="string">
            <text:p>MHWST</text:p>
          </table:table-cell>
          <table:table-cell table:style-name="ACE-100"/>
          <table:table-cell table:style-name="ACE-100" office:value-type="string">
            <text:p>Portavogie</text:p>
          </table:table-cell>
          <table:table-cell table:number-columns-repeated="2" table:style-name="ACE-100"/>
          <table:table-cell table:style-name="ACE-100" office:value-type="float" office:value="2.04">
            <text:p>2.04</text:p>
          </table:table-cell>
          <table:table-cell table:style-name="ACE-100" office:value-type="float" office:value="1.24">
            <text:p>1.24</text:p>
          </table:table-cell>
          <table:table-cell table:style-name="ACE-100" office:value-type="float" office:value="-0.01">
            <text:p>−0.01</text:p>
          </table:table-cell>
          <table:table-cell table:style-name="ACE-100" office:value-type="float" office:value="-1.26">
            <text:p>−1.26</text:p>
          </table:table-cell>
          <table:table-cell table:style-name="ACE-100" office:value-type="float" office:value="-2.0600000000000001">
            <text:p>−2.06</text:p>
          </table:table-cell>
          <table:table-cell table:style-name="ACE-100"/>
          <table:table-cell table:style-name="ACE-100" table:formula="of:=[.W71]-[.Y71]" office:value-type="float" office:value="2.0499999999999998">
            <text:p>2.05</text:p>
          </table:table-cell>
          <table:table-cell table:style-name="ACE-119" table:formula="of:=[.L71]-([.AC71])" office:value-type="float" office:value="-0.0099999999999997868">
            <text:p>−0.01</text:p>
          </table:table-cell>
          <table:table-cell table:style-name="ACE-100" office:value-type="float" office:value="1">
            <text:p>1</text:p>
          </table:table-cell>
          <table:table-cell table:number-columns-repeated="2" table:style-name="ACE-100"/>
          <table:table-cell table:style-name="ACE-100" office:value-type="string">
            <text:p>Smith et al, (1974)</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20) N. Down</text:p>
          </table:table-cell>
          <table:table-cell table:style-name="ACE-100" office:value-type="string">
            <text:p>Ballyhalbert</text:p>
          </table:table-cell>
          <table:table-cell table:style-name="ACE-100" office:value-type="string">
            <text:p>J645 637</text:p>
          </table:table-cell>
          <table:table-cell table:style-name="ACE-106" office:value-type="float" office:value="54.4950373183">
            <text:p>54.495</text:p>
          </table:table-cell>
          <table:table-cell table:style-name="ACE-106" office:value-type="float" office:value="-5.4618025903999996">
            <text:p>−5.462</text:p>
          </table:table-cell>
          <table:table-cell table:style-name="ACE-100" office:value-type="string">
            <text:p>Q-214</text:p>
          </table:table-cell>
          <table:table-cell table:style-name="ACE-100" office:value-type="string">
            <text:p>8160±135</text:p>
          </table:table-cell>
          <table:table-cell table:style-name="ACE-100"/>
          <table:table-cell table:style-name="ACE-100" office:value-type="string">
            <text:p>8660-9460</text:p>
          </table:table-cell>
          <table:table-cell table:style-name="ACE-100" table:formula="of:=SUM(8660+9460)/2" office:value-type="float" office:value="9060">
            <text:p>9060</text:p>
          </table:table-cell>
          <table:table-cell table:style-name="ACE-108" table:formula="of:=SUM(8660-9460)/2" office:value-type="float" office:value="-400">
            <text:p>400</text:p>
          </table:table-cell>
          <table:table-cell table:style-name="ACE-100" office:value-type="float" office:value="1.7">
            <text:p>1.7</text:p>
          </table:table-cell>
          <table:table-cell table:style-name="ACE-100"/>
          <table:table-cell table:style-name="ACE-100" office:value-type="string">
            <text:p>Phragmites Peat Pinus</text:p>
          </table:table-cell>
          <table:table-cell table:style-name="ACE-100" office:value-type="string">
            <text:p>Top of a phragmites peat layer which is immediately below raised beach deposts</text:p>
          </table:table-cell>
          <table:table-cell table:style-name="ACE-100" office:value-type="string">
            <text:p>M/T</text:p>
          </table:table-cell>
          <table:table-cell table:style-name="ACE-100" office:value-type="string">
            <text:p>Pollen</text:p>
          </table:table-cell>
          <table:table-cell table:style-name="ACE-100" office:value-type="string">
            <text:p>MHWST</text:p>
          </table:table-cell>
          <table:table-cell table:style-name="ACE-100"/>
          <table:table-cell table:style-name="ACE-100" office:value-type="string">
            <text:p>Portavogie</text:p>
          </table:table-cell>
          <table:table-cell table:number-columns-repeated="2" table:style-name="ACE-100"/>
          <table:table-cell table:style-name="ACE-100" office:value-type="float" office:value="2.04">
            <text:p>2.04</text:p>
          </table:table-cell>
          <table:table-cell table:style-name="ACE-100" office:value-type="float" office:value="1.24">
            <text:p>1.24</text:p>
          </table:table-cell>
          <table:table-cell table:style-name="ACE-100" office:value-type="float" office:value="-0.01">
            <text:p>−0.01</text:p>
          </table:table-cell>
          <table:table-cell table:style-name="ACE-100" office:value-type="float" office:value="-1.26">
            <text:p>−1.26</text:p>
          </table:table-cell>
          <table:table-cell table:style-name="ACE-100" office:value-type="float" office:value="-2.0600000000000001">
            <text:p>−2.06</text:p>
          </table:table-cell>
          <table:table-cell table:style-name="ACE-100"/>
          <table:table-cell table:style-name="ACE-100" table:formula="of:=[.W72]-[.Y72]" office:value-type="float" office:value="2.0499999999999998">
            <text:p>2.05</text:p>
          </table:table-cell>
          <table:table-cell table:style-name="ACE-119" table:formula="of:=[.L72]-([.AC72])" office:value-type="float" office:value="-0.34999999999999987">
            <text:p>−0.35</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Morrison and Stephens, (1961)</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20) N. Down</text:p>
          </table:table-cell>
          <table:table-cell table:style-name="ACE-100" office:value-type="string">
            <text:p>Roddan's Port</text:p>
          </table:table-cell>
          <table:table-cell table:style-name="ACE-100" office:value-type="string">
            <text:p>J640 658</text:p>
          </table:table-cell>
          <table:table-cell table:style-name="ACE-106" office:value-type="float" office:value="54.514045421900001">
            <text:p>54.514</text:p>
          </table:table-cell>
          <table:table-cell table:style-name="ACE-106" office:value-type="float" office:value="-5.4683457105000004">
            <text:p>−5.468</text:p>
          </table:table-cell>
          <table:table-cell table:style-name="ACE-100" office:value-type="string">
            <text:p>Q-367</text:p>
          </table:table-cell>
          <table:table-cell table:style-name="ACE-100" office:value-type="string">
            <text:p>9090±150</text:p>
          </table:table-cell>
          <table:table-cell table:style-name="ACE-100"/>
          <table:table-cell table:style-name="ACE-100" office:value-type="string">
            <text:p>9743-10651</text:p>
          </table:table-cell>
          <table:table-cell table:style-name="ACE-100" table:formula="of:=SUM(9743+10651)/2" office:value-type="float" office:value="10197">
            <text:p>10197</text:p>
          </table:table-cell>
          <table:table-cell table:style-name="ACE-108" table:formula="of:=SUM(9743-10651)/2" office:value-type="float" office:value="-454">
            <text:p>454</text:p>
          </table:table-cell>
          <table:table-cell table:style-name="ACE-100" office:value-type="float" office:value="0.59999999999999998">
            <text:p>0.6</text:p>
          </table:table-cell>
          <table:table-cell table:style-name="ACE-100"/>
          <table:table-cell table:style-name="ACE-100" office:value-type="string">
            <text:p>Phragmites Peat</text:p>
          </table:table-cell>
          <table:table-cell table:style-name="ACE-100"/>
          <table:table-cell table:style-name="ACE-100" office:value-type="string">
            <text:p>M/T</text:p>
          </table:table-cell>
          <table:table-cell table:style-name="ACE-100" office:value-type="string">
            <text:p>Mollusca, Ostracoda, Algae, diatoms, pollen</text:p>
          </table:table-cell>
          <table:table-cell table:style-name="ACE-100" office:value-type="string">
            <text:p>MHWST</text:p>
          </table:table-cell>
          <table:table-cell table:style-name="ACE-100"/>
          <table:table-cell table:style-name="ACE-100" office:value-type="string">
            <text:p>Portavogie</text:p>
          </table:table-cell>
          <table:table-cell table:number-columns-repeated="2" table:style-name="ACE-100"/>
          <table:table-cell table:style-name="ACE-100" office:value-type="float" office:value="2.04">
            <text:p>2.04</text:p>
          </table:table-cell>
          <table:table-cell table:style-name="ACE-100" office:value-type="float" office:value="1.24">
            <text:p>1.24</text:p>
          </table:table-cell>
          <table:table-cell table:style-name="ACE-100" office:value-type="float" office:value="-0.01">
            <text:p>−0.01</text:p>
          </table:table-cell>
          <table:table-cell table:style-name="ACE-100" office:value-type="float" office:value="-1.26">
            <text:p>−1.26</text:p>
          </table:table-cell>
          <table:table-cell table:style-name="ACE-100" office:value-type="float" office:value="-2.0600000000000001">
            <text:p>−2.06</text:p>
          </table:table-cell>
          <table:table-cell table:style-name="ACE-100"/>
          <table:table-cell table:style-name="ACE-100" table:formula="of:=[.W73]-[.Y73]" office:value-type="float" office:value="2.0499999999999998">
            <text:p>2.05</text:p>
          </table:table-cell>
          <table:table-cell table:style-name="ACE-119" table:formula="of:=[.L73]-([.AC73])" office:value-type="float" office:value="-1.4499999999999997">
            <text:p>−1.45</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Morrison and Stephens, (196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20) N. Down</text:p>
          </table:table-cell>
          <table:table-cell table:style-name="ACE-100" office:value-type="string">
            <text:p>Castle Arcade, Belfast</text:p>
          </table:table-cell>
          <table:table-cell table:style-name="ACE-100" office:value-type="string">
            <text:p>J339 742</text:p>
          </table:table-cell>
          <table:table-cell table:style-name="ACE-106" office:value-type="float" office:value="54.598290473600002">
            <text:p>54.598</text:p>
          </table:table-cell>
          <table:table-cell table:style-name="ACE-106" office:value-type="float" office:value="-5.9289405738000003">
            <text:p>−5.929</text:p>
          </table:table-cell>
          <table:table-cell table:style-name="ACE-100" office:value-type="string">
            <text:p>St-3066</text:p>
          </table:table-cell>
          <table:table-cell table:style-name="ACE-100" office:value-type="string">
            <text:p>9130±120</text:p>
          </table:table-cell>
          <table:table-cell table:style-name="ACE-100"/>
          <table:table-cell table:style-name="ACE-100" office:value-type="string">
            <text:p>9917-10648</text:p>
          </table:table-cell>
          <table:table-cell table:style-name="ACE-100" table:formula="of:=SUM(9917+10648)/2" office:value-type="float" office:value="10282.5">
            <text:p>10282.5</text:p>
          </table:table-cell>
          <table:table-cell table:style-name="ACE-108" table:formula="of:=SUM(9917-10648)/2" office:value-type="float" office:value="-365.5">
            <text:p>366</text:p>
          </table:table-cell>
          <table:table-cell table:style-name="ACE-100" office:value-type="float" office:value="-12">
            <text:p>−12</text:p>
          </table:table-cell>
          <table:table-cell table:style-name="ACE-100"/>
          <table:table-cell table:style-name="ACE-100" office:value-type="string">
            <text:p>Peat</text:p>
          </table:table-cell>
          <table:table-cell table:style-name="ACE-100"/>
          <table:table-cell table:style-name="ACE-100" office:value-type="string">
            <text:p>M/T</text:p>
          </table:table-cell>
          <table:table-cell table:style-name="ACE-100"/>
          <table:table-cell table:style-name="ACE-100" office:value-type="string">
            <text:p>MHWST</text:p>
          </table:table-cell>
          <table:table-cell table:style-name="ACE-100"/>
          <table:table-cell table:style-name="ACE-100" office:value-type="string">
            <text:p>Belfast</text:p>
          </table:table-cell>
          <table:table-cell table:number-columns-repeated="2" table:style-name="ACE-100"/>
          <table:table-cell table:style-name="ACE-100" office:value-type="float" office:value="1.49">
            <text:p>1.49</text:p>
          </table:table-cell>
          <table:table-cell table:style-name="ACE-100" office:value-type="float" office:value="0.98999999999999999">
            <text:p>0.99</text:p>
          </table:table-cell>
          <table:table-cell table:style-name="ACE-100" office:value-type="float" office:value="-0.01">
            <text:p>−0.01</text:p>
          </table:table-cell>
          <table:table-cell table:style-name="ACE-100" office:value-type="float" office:value="-0.91000000000000003">
            <text:p>−0.91</text:p>
          </table:table-cell>
          <table:table-cell table:style-name="ACE-100" office:value-type="float" office:value="-1.6100000000000001">
            <text:p>−1.61</text:p>
          </table:table-cell>
          <table:table-cell table:style-name="ACE-100"/>
          <table:table-cell table:style-name="ACE-100" table:formula="of:=[.W74]-[.Y74]" office:value-type="float" office:value="1.5">
            <text:p>1.5</text:p>
          </table:table-cell>
          <table:table-cell table:style-name="ACE-119" table:formula="of:=[.L74]-([.AC74])" office:value-type="float" office:value="-13.5">
            <text:p>−13.5</text:p>
          </table:table-cell>
          <table:table-cell table:style-name="ACE-100" office:value-type="float" office:value="1">
            <text:p>1</text:p>
          </table:table-cell>
          <table:table-cell table:style-name="ACE-100"/>
          <table:table-cell table:style-name="ACE-100" office:value-type="string">
            <text:p>C</text:p>
          </table:table-cell>
          <table:table-cell table:style-name="ACE-100" office:value-type="string">
            <text:p>Manning et al, (1970)</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20) N. Down</text:p>
          </table:table-cell>
          <table:table-cell table:style-name="ACE-100" office:value-type="string">
            <text:p>Roddan's Port</text:p>
          </table:table-cell>
          <table:table-cell table:style-name="ACE-100" office:value-type="string">
            <text:p>J640 658</text:p>
          </table:table-cell>
          <table:table-cell table:style-name="ACE-106" office:value-type="float" office:value="54.514045421900001">
            <text:p>54.514</text:p>
          </table:table-cell>
          <table:table-cell table:style-name="ACE-106" office:value-type="float" office:value="-5.4683457105000004">
            <text:p>−5.468</text:p>
          </table:table-cell>
          <table:table-cell table:style-name="ACE-100" office:value-type="string">
            <text:p>Q-366</text:p>
          </table:table-cell>
          <table:table-cell table:style-name="ACE-100" office:value-type="string">
            <text:p>9430±150</text:p>
          </table:table-cell>
          <table:table-cell table:style-name="ACE-100"/>
          <table:table-cell table:style-name="ACE-100" office:value-type="string">
            <text:p>10290-11148</text:p>
          </table:table-cell>
          <table:table-cell table:style-name="ACE-100" table:formula="of:=SUM(10290+11148)/2" office:value-type="float" office:value="10719">
            <text:p>10719</text:p>
          </table:table-cell>
          <table:table-cell table:style-name="ACE-108" table:formula="of:=SUM(10290-11148)/2" office:value-type="float" office:value="-429">
            <text:p>429</text:p>
          </table:table-cell>
          <table:table-cell table:style-name="ACE-100" office:value-type="float" office:value="0.56999999999999995">
            <text:p>0.57</text:p>
          </table:table-cell>
          <table:table-cell table:style-name="ACE-100"/>
          <table:table-cell table:style-name="ACE-100" office:value-type="string">
            <text:p>Phragmites Peat</text:p>
          </table:table-cell>
          <table:table-cell table:number-columns-repeated="2" table:style-name="ACE-100"/>
          <table:table-cell table:style-name="ACE-100" office:value-type="string">
            <text:p>Mollusca, Ostracoda, Algae, diatoms, pollen</text:p>
          </table:table-cell>
          <table:table-cell table:style-name="ACE-100" office:value-type="string">
            <text:p>MHWST</text:p>
          </table:table-cell>
          <table:table-cell table:style-name="ACE-101"/>
          <table:table-cell table:style-name="ACE-100" office:value-type="string">
            <text:p>Portavogie</text:p>
          </table:table-cell>
          <table:table-cell table:number-columns-repeated="2" table:style-name="ACE-100"/>
          <table:table-cell table:style-name="ACE-100" office:value-type="float" office:value="2.04">
            <text:p>2.04</text:p>
          </table:table-cell>
          <table:table-cell table:style-name="ACE-100" office:value-type="float" office:value="1.24">
            <text:p>1.24</text:p>
          </table:table-cell>
          <table:table-cell table:style-name="ACE-100" office:value-type="float" office:value="-0.01">
            <text:p>−0.01</text:p>
          </table:table-cell>
          <table:table-cell table:style-name="ACE-100" office:value-type="float" office:value="-1.26">
            <text:p>−1.26</text:p>
          </table:table-cell>
          <table:table-cell table:style-name="ACE-100" office:value-type="float" office:value="-2.0600000000000001">
            <text:p>−2.06</text:p>
          </table:table-cell>
          <table:table-cell table:style-name="ACE-100"/>
          <table:table-cell table:style-name="ACE-100" table:formula="of:=[.W75]-[.Y75]" office:value-type="float" office:value="2.0499999999999998">
            <text:p>2.05</text:p>
          </table:table-cell>
          <table:table-cell table:style-name="ACE-119" table:formula="of:=[.L75]-([.AC75])" office:value-type="float" office:value="-1.48">
            <text:p>−1.48</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Morrison and Stephens, (196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20) N. Down</text:p>
          </table:table-cell>
          <table:table-cell table:style-name="ACE-100" office:value-type="string">
            <text:p>Kinnego</text:p>
          </table:table-cell>
          <table:table-cell table:style-name="ACE-100" office:value-type="string">
            <text:p>J387 784</text:p>
          </table:table-cell>
          <table:table-cell table:style-name="ACE-106" office:value-type="float" office:value="54.634699788399999">
            <text:p>54.635</text:p>
          </table:table-cell>
          <table:table-cell table:style-name="ACE-106" office:value-type="float" office:value="-5.8527426753">
            <text:p>−5.853</text:p>
          </table:table-cell>
          <table:table-cell table:style-name="ACE-100" office:value-type="string">
            <text:p>UB-856</text:p>
          </table:table-cell>
          <table:table-cell table:style-name="ACE-100" office:value-type="string">
            <text:p>9890±100</text:p>
          </table:table-cell>
          <table:table-cell table:style-name="ACE-100" office:value-type="float" office:value="-26.600000000000001">
            <text:p>−26.6</text:p>
          </table:table-cell>
          <table:table-cell table:style-name="ACE-100" office:value-type="string">
            <text:p>11140-11756</text:p>
          </table:table-cell>
          <table:table-cell table:style-name="ACE-100" table:formula="of:=SUM(11140+11756)/2" office:value-type="float" office:value="11448">
            <text:p>11448</text:p>
          </table:table-cell>
          <table:table-cell table:style-name="ACE-108" table:formula="of:=SUM(11140-11756)/2" office:value-type="float" office:value="-308">
            <text:p>308</text:p>
          </table:table-cell>
          <table:table-cell table:style-name="ACE-100" office:value-type="float" office:value="-9.3000000000000007">
            <text:p>−9.3</text:p>
          </table:table-cell>
          <table:table-cell table:style-name="ACE-100"/>
          <table:table-cell table:style-name="ACE-100" office:value-type="string">
            <text:p>Peat</text:p>
          </table:table-cell>
          <table:table-cell table:style-name="ACE-100" office:value-type="string">
            <text:p>Top of 5cm thick peat layer</text:p>
          </table:table-cell>
          <table:table-cell table:style-name="ACE-100" office:value-type="string">
            <text:p>M/T</text:p>
          </table:table-cell>
          <table:table-cell table:style-name="ACE-100" office:value-type="string">
            <text:p>None</text:p>
          </table:table-cell>
          <table:table-cell table:style-name="ACE-100" office:value-type="string">
            <text:p>MHWST</text:p>
          </table:table-cell>
          <table:table-cell table:style-name="ACE-100" office:value-type="float" office:value="100">
            <text:p>100</text:p>
          </table:table-cell>
          <table:table-cell table:style-name="ACE-100" office:value-type="string">
            <text:p>Carrickfergus <text:s text:c="1371"/></text:p>
          </table:table-cell>
          <table:table-cell table:number-columns-repeated="2" table:style-name="ACE-100"/>
          <table:table-cell table:style-name="ACE-100" office:value-type="float" office:value="1.3600000000000001">
            <text:p>1.36</text:p>
          </table:table-cell>
          <table:table-cell table:style-name="ACE-100" office:value-type="float" office:value="0.96999999999999997">
            <text:p>0.97</text:p>
          </table:table-cell>
          <table:table-cell table:style-name="ACE-100" office:value-type="float" office:value="0.059999999999999998">
            <text:p>0.06</text:p>
          </table:table-cell>
          <table:table-cell table:style-name="ACE-100" office:value-type="float" office:value="-0.82999999999999996">
            <text:p>−0.83</text:p>
          </table:table-cell>
          <table:table-cell table:style-name="ACE-100" office:value-type="float" office:value="-1.4299999999999999">
            <text:p>−1.43</text:p>
          </table:table-cell>
          <table:table-cell table:style-name="ACE-100"/>
          <table:table-cell table:style-name="ACE-100" table:formula="of:=([.W76]-[.Y76])" office:value-type="float" office:value="1.3">
            <text:p>1.3</text:p>
          </table:table-cell>
          <table:table-cell table:style-name="ACE-119" table:formula="of:=[.L76]-[.AC76]" office:value-type="float" office:value="-10.600000000000001">
            <text:p>−10.6</text:p>
          </table:table-cell>
          <table:table-cell table:style-name="ACE-100" office:value-type="float" office:value="1">
            <text:p>1</text:p>
          </table:table-cell>
          <table:table-cell table:style-name="ACE-100"/>
          <table:table-cell table:style-name="ACE-100" office:value-type="string">
            <text:p>C</text:p>
          </table:table-cell>
          <table:table-cell table:style-name="ACE-100" office:value-type="string">
            <text:p>Pearson &amp; Pilcher, (1975)</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20) N. Down</text:p>
          </table:table-cell>
          <table:table-cell table:style-name="ACE-100" office:value-type="string">
            <text:p>Roddan's Port</text:p>
          </table:table-cell>
          <table:table-cell table:style-name="ACE-100" office:value-type="string">
            <text:p>J640 658</text:p>
          </table:table-cell>
          <table:table-cell table:style-name="ACE-106" office:value-type="float" office:value="54.514045421900001">
            <text:p>54.514</text:p>
          </table:table-cell>
          <table:table-cell table:style-name="ACE-106" office:value-type="float" office:value="-5.4683457105000004">
            <text:p>−5.468</text:p>
          </table:table-cell>
          <table:table-cell table:style-name="ACE-100" office:value-type="string">
            <text:p>Q-371</text:p>
          </table:table-cell>
          <table:table-cell table:style-name="ACE-100" office:value-type="string">
            <text:p>10130±170</text:p>
          </table:table-cell>
          <table:table-cell table:style-name="ACE-100"/>
          <table:table-cell table:style-name="ACE-100" office:value-type="string">
            <text:p>11228-12388</text:p>
          </table:table-cell>
          <table:table-cell table:style-name="ACE-100" table:formula="of:=SUM(11228+12388)/2" office:value-type="float" office:value="11808">
            <text:p>11808</text:p>
          </table:table-cell>
          <table:table-cell table:style-name="ACE-108" table:formula="of:=SUM(11228-12388)/2" office:value-type="float" office:value="-580">
            <text:p>580</text:p>
          </table:table-cell>
          <table:table-cell table:style-name="ACE-100" office:value-type="float" office:value="0.46000000000000002">
            <text:p>0.46</text:p>
          </table:table-cell>
          <table:table-cell table:style-name="ACE-100"/>
          <table:table-cell table:style-name="ACE-100" office:value-type="string">
            <text:p>Phragmites Peat</text:p>
          </table:table-cell>
          <table:table-cell table:number-columns-repeated="2" table:style-name="ACE-100"/>
          <table:table-cell table:style-name="ACE-100" office:value-type="string">
            <text:p>Mollusca, Ostracoda, Algae, diatoms, pollen</text:p>
          </table:table-cell>
          <table:table-cell table:style-name="ACE-100" office:value-type="string">
            <text:p>MHWST</text:p>
          </table:table-cell>
          <table:table-cell table:style-name="ACE-101"/>
          <table:table-cell table:style-name="ACE-100" office:value-type="string">
            <text:p>Portavogie</text:p>
          </table:table-cell>
          <table:table-cell table:number-columns-repeated="2" table:style-name="ACE-100"/>
          <table:table-cell table:style-name="ACE-100" office:value-type="float" office:value="2.04">
            <text:p>2.04</text:p>
          </table:table-cell>
          <table:table-cell table:style-name="ACE-100" office:value-type="float" office:value="1.24">
            <text:p>1.24</text:p>
          </table:table-cell>
          <table:table-cell table:style-name="ACE-100" office:value-type="float" office:value="-0.01">
            <text:p>−0.01</text:p>
          </table:table-cell>
          <table:table-cell table:style-name="ACE-100" office:value-type="float" office:value="-1.26">
            <text:p>−1.26</text:p>
          </table:table-cell>
          <table:table-cell table:style-name="ACE-100" office:value-type="float" office:value="-2.0600000000000001">
            <text:p>−2.06</text:p>
          </table:table-cell>
          <table:table-cell table:style-name="ACE-100"/>
          <table:table-cell table:style-name="ACE-100" table:formula="of:=[.W77]-[.Y77]" office:value-type="float" office:value="2.0499999999999998">
            <text:p>2.05</text:p>
          </table:table-cell>
          <table:table-cell table:style-name="ACE-119" table:formula="of:=[.L77]-([.AC77])" office:value-type="float" office:value="-1.5899999999999999">
            <text:p>−1.59</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Morrison and Stephens, (196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20) N. Down</text:p>
          </table:table-cell>
          <table:table-cell table:style-name="ACE-100" office:value-type="string">
            <text:p>Roddan's Port</text:p>
          </table:table-cell>
          <table:table-cell table:style-name="ACE-100" office:value-type="string">
            <text:p>J640 658</text:p>
          </table:table-cell>
          <table:table-cell table:style-name="ACE-106" office:value-type="float" office:value="54.514045421900001">
            <text:p>54.514</text:p>
          </table:table-cell>
          <table:table-cell table:style-name="ACE-106" office:value-type="float" office:value="-5.4683457105000004">
            <text:p>−5.468</text:p>
          </table:table-cell>
          <table:table-cell table:style-name="ACE-100" office:value-type="string">
            <text:p>Q-368</text:p>
          </table:table-cell>
          <table:table-cell table:style-name="ACE-100" office:value-type="string">
            <text:p>10210±150</text:p>
          </table:table-cell>
          <table:table-cell table:style-name="ACE-100"/>
          <table:table-cell table:style-name="ACE-100" office:value-type="string">
            <text:p>11310-12578</text:p>
          </table:table-cell>
          <table:table-cell table:style-name="ACE-100" table:formula="of:=SUM(11310+12578)/2" office:value-type="float" office:value="11944">
            <text:p>11944</text:p>
          </table:table-cell>
          <table:table-cell table:style-name="ACE-108" table:formula="of:=SUM(11310-12578)/2" office:value-type="float" office:value="-634">
            <text:p>634</text:p>
          </table:table-cell>
          <table:table-cell table:style-name="ACE-100" office:value-type="float" office:value="0.51000000000000001">
            <text:p>0.51</text:p>
          </table:table-cell>
          <table:table-cell table:style-name="ACE-100"/>
          <table:table-cell table:style-name="ACE-100" office:value-type="string">
            <text:p>Phragmites Peat</text:p>
          </table:table-cell>
          <table:table-cell table:number-columns-repeated="2" table:style-name="ACE-100"/>
          <table:table-cell table:style-name="ACE-100" office:value-type="string">
            <text:p>Mollusca, Ostracoda, Algae, diatoms, pollen</text:p>
          </table:table-cell>
          <table:table-cell table:style-name="ACE-100" office:value-type="string">
            <text:p>MHWST</text:p>
          </table:table-cell>
          <table:table-cell table:style-name="ACE-101"/>
          <table:table-cell table:style-name="ACE-100" office:value-type="string">
            <text:p>Portavogie</text:p>
          </table:table-cell>
          <table:table-cell table:number-columns-repeated="2" table:style-name="ACE-100"/>
          <table:table-cell table:style-name="ACE-100" office:value-type="float" office:value="2.04">
            <text:p>2.04</text:p>
          </table:table-cell>
          <table:table-cell table:style-name="ACE-100" office:value-type="float" office:value="1.24">
            <text:p>1.24</text:p>
          </table:table-cell>
          <table:table-cell table:style-name="ACE-100" office:value-type="float" office:value="-0.01">
            <text:p>−0.01</text:p>
          </table:table-cell>
          <table:table-cell table:style-name="ACE-100" office:value-type="float" office:value="-1.26">
            <text:p>−1.26</text:p>
          </table:table-cell>
          <table:table-cell table:style-name="ACE-100" office:value-type="float" office:value="-2.0600000000000001">
            <text:p>−2.06</text:p>
          </table:table-cell>
          <table:table-cell table:style-name="ACE-100"/>
          <table:table-cell table:style-name="ACE-100" table:formula="of:=[.W78]-[.Y78]" office:value-type="float" office:value="2.0499999999999998">
            <text:p>2.05</text:p>
          </table:table-cell>
          <table:table-cell table:style-name="ACE-119" table:formula="of:=[.L78]-([.AC78])" office:value-type="float" office:value="-1.5399999999999998">
            <text:p>−1.54</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Morrison and Stephens, (196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20) N. Down</text:p>
          </table:table-cell>
          <table:table-cell table:style-name="ACE-100" office:value-type="string">
            <text:p>Roddan's Port</text:p>
          </table:table-cell>
          <table:table-cell table:style-name="ACE-100" office:value-type="string">
            <text:p>J640 658</text:p>
          </table:table-cell>
          <table:table-cell table:style-name="ACE-106" office:value-type="float" office:value="54.514045421900001">
            <text:p>54.514</text:p>
          </table:table-cell>
          <table:table-cell table:style-name="ACE-106" office:value-type="float" office:value="-5.4683457105000004">
            <text:p>−5.468</text:p>
          </table:table-cell>
          <table:table-cell table:style-name="ACE-100" office:value-type="string">
            <text:p>Q-360</text:p>
          </table:table-cell>
          <table:table-cell table:style-name="ACE-100" office:value-type="string">
            <text:p>12110±150</text:p>
          </table:table-cell>
          <table:table-cell table:style-name="ACE-100"/>
          <table:table-cell table:style-name="ACE-100" office:value-type="string">
            <text:p>13652-14596</text:p>
          </table:table-cell>
          <table:table-cell table:style-name="ACE-100" table:formula="of:=SUM(13652+14596)/2" office:value-type="float" office:value="14124">
            <text:p>14124</text:p>
          </table:table-cell>
          <table:table-cell table:style-name="ACE-108" table:formula="of:=SUM(13652-14596)/2" office:value-type="float" office:value="-472">
            <text:p>472</text:p>
          </table:table-cell>
          <table:table-cell table:style-name="ACE-100" office:value-type="float" office:value="-1.1000000000000001">
            <text:p>−1.1</text:p>
          </table:table-cell>
          <table:table-cell table:style-name="ACE-100"/>
          <table:table-cell table:style-name="ACE-100" office:value-type="string">
            <text:p>Grey clay with some organic content</text:p>
          </table:table-cell>
          <table:table-cell table:style-name="ACE-100"/>
          <table:table-cell table:style-name="ACE-100" office:value-type="string">
            <text:p>T/M</text:p>
          </table:table-cell>
          <table:table-cell table:style-name="ACE-100" office:value-type="string">
            <text:p>Pollen</text:p>
          </table:table-cell>
          <table:table-cell table:style-name="ACE-100" office:value-type="string">
            <text:p>MHWNT</text:p>
          </table:table-cell>
          <table:table-cell table:style-name="ACE-101"/>
          <table:table-cell table:style-name="ACE-100" office:value-type="string">
            <text:p>Portavogie</text:p>
          </table:table-cell>
          <table:table-cell table:number-columns-repeated="2" table:style-name="ACE-100"/>
          <table:table-cell table:style-name="ACE-100" office:value-type="float" office:value="2.04">
            <text:p>2.04</text:p>
          </table:table-cell>
          <table:table-cell table:style-name="ACE-100" office:value-type="float" office:value="1.24">
            <text:p>1.24</text:p>
          </table:table-cell>
          <table:table-cell table:style-name="ACE-100" office:value-type="float" office:value="-0.01">
            <text:p>−0.01</text:p>
          </table:table-cell>
          <table:table-cell table:style-name="ACE-100" office:value-type="float" office:value="-1.26">
            <text:p>−1.26</text:p>
          </table:table-cell>
          <table:table-cell table:style-name="ACE-100" office:value-type="float" office:value="-2.0600000000000001">
            <text:p>−2.06</text:p>
          </table:table-cell>
          <table:table-cell table:style-name="ACE-100"/>
          <table:table-cell table:style-name="ACE-100" table:formula="of:=[.X79]-[.Y79]" office:value-type="float" office:value="1.25">
            <text:p>1.25</text:p>
          </table:table-cell>
          <table:table-cell table:style-name="ACE-119" table:formula="of:=[.L79]-([.AC79])" office:value-type="float" office:value="-2.3500000000000001">
            <text:p>−2.35</text:p>
          </table:table-cell>
          <table:table-cell table:style-name="ACE-100" table:formula="of:=SQRT(POWER(0.01;2)+POWER(0.01;2)+POWER(0.040000000000000001;2)+POWER(0.02;2)+POWER(0.14999999999999999;2)+POWER(0.29999999999999999;2))" office:value-type="float" office:value="0.338673884437522">
            <text:p>0.338674</text:p>
          </table:table-cell>
          <table:table-cell table:style-name="ACE-100"/>
          <table:table-cell table:style-name="ACE-100" office:value-type="string">
            <text:p>C</text:p>
          </table:table-cell>
          <table:table-cell table:style-name="ACE-100" office:value-type="string">
            <text:p>Morrison and Stephens, (1965)</text:p>
          </table:table-cell>
          <table:table-cell table:number-columns-repeated="6" table:style-name="ACE-100"/>
          <table:table-cell table:style-name="ACE-108"/>
          <table:table-cell table:number-columns-repeated="215" table:style-name="ACE-100"/>
        </table:table-row>
        <table:table-row table:style-name="AROW-0">
          <table:table-cell table:style-name="ACE-92" office:value-type="string">
            <text:p>(21) S. Down</text:p>
          </table:table-cell>
          <table:table-cell table:style-name="ACE-100" office:value-type="string">
            <text:p>Woodgrange, Lecale, Co. Down</text:p>
          </table:table-cell>
          <table:table-cell table:style-name="ACE-100" office:value-type="string">
            <text:p>J438 449</text:p>
          </table:table-cell>
          <table:table-cell table:style-name="ACE-106" office:value-type="float" office:value="54.332559873800001">
            <text:p>54.333</text:p>
          </table:table-cell>
          <table:table-cell table:style-name="ACE-106" office:value-type="float" office:value="-5.7901095779">
            <text:p>−5.790</text:p>
          </table:table-cell>
          <table:table-cell table:style-name="ACE-100" office:value-type="string">
            <text:p>I-1199</text:p>
          </table:table-cell>
          <table:table-cell table:style-name="ACE-100" office:value-type="string">
            <text:p>3125±150</text:p>
          </table:table-cell>
          <table:table-cell table:style-name="ACE-100"/>
          <table:table-cell table:style-name="ACE-100" office:value-type="string">
            <text:p>2929-3688</text:p>
          </table:table-cell>
          <table:table-cell table:style-name="ACE-100" table:formula="of:=SUM(2929+3688)/2" office:value-type="float" office:value="3308.5">
            <text:p>3308.5</text:p>
          </table:table-cell>
          <table:table-cell table:style-name="ACE-108" table:formula="of:=SUM(2929-3688)/2" office:value-type="float" office:value="-379.5">
            <text:p>380</text:p>
          </table:table-cell>
          <table:table-cell table:style-name="ACE-100" office:value-type="float" office:value="3.2000000000000002">
            <text:p>3.2</text:p>
          </table:table-cell>
          <table:table-cell table:style-name="ACE-100"/>
          <table:table-cell table:style-name="ACE-100" office:value-type="string">
            <text:p>Terrestrial organic (raised beach) deposit</text:p>
          </table:table-cell>
          <table:table-cell table:style-name="ACE-100" office:value-type="string">
            <text:p>Contact between marine sand and overlying terrestrial organic deposit</text:p>
          </table:table-cell>
          <table:table-cell table:style-name="ACE-100" office:value-type="string">
            <text:p>T/M</text:p>
          </table:table-cell>
          <table:table-cell table:style-name="ACE-100"/>
          <table:table-cell table:style-name="ACE-100" office:value-type="string">
            <text:p>MHWST</text:p>
          </table:table-cell>
          <table:table-cell table:style-name="ACE-100"/>
          <table:table-cell table:style-name="ACE-100" office:value-type="string">
            <text:p>Quoile Barrier</text:p>
          </table:table-cell>
          <table:table-cell table:number-columns-repeated="2" table:style-name="ACE-100"/>
          <table:table-cell table:style-name="ACE-100" office:value-type="float" office:value="1.8400000000000001">
            <text:p>1.84</text:p>
          </table:table-cell>
          <table:table-cell table:style-name="ACE-100" office:value-type="float" office:value="1.3400000000000001">
            <text:p>1.34</text:p>
          </table:table-cell>
          <table:table-cell table:style-name="ACE-100" office:value-type="float" office:value="0.080000000000000002">
            <text:p>0.08</text:p>
          </table:table-cell>
          <table:table-cell table:style-name="ACE-100" office:value-type="float" office:value="-1.0600000000000001">
            <text:p>−1.06</text:p>
          </table:table-cell>
          <table:table-cell table:style-name="ACE-100" office:value-type="float" office:value="-1.5600000000000001">
            <text:p>−1.56</text:p>
          </table:table-cell>
          <table:table-cell table:style-name="ACE-100"/>
          <table:table-cell table:style-name="ACE-100" table:formula="of:=[.W80]-[.Y80]" office:value-type="float" office:value="1.76">
            <text:p>1.76</text:p>
          </table:table-cell>
          <table:table-cell table:style-name="ACE-119" table:formula="of:=[.L80]-([.AC80])" office:value-type="float" office:value="1.4400000000000002">
            <text:p>1.44</text:p>
          </table:table-cell>
          <table:table-cell table:style-name="ACE-100" table:formula="of:=SQRT(POWER(0.01;2)+POWER(0.02;2)+POWER(0.14999999999999999;2))" office:value-type="float" office:value="0.15165750888103102">
            <text:p>0.151658</text:p>
          </table:table-cell>
          <table:table-cell table:number-columns-repeated="2" table:style-name="ACE-100"/>
          <table:table-cell table:style-name="ACE-100" office:value-type="string">
            <text:p>Trautman and Willis, (1966)</text:p>
          </table:table-cell>
          <table:table-cell table:style-name="ACE-100" office:value-type="string">
            <text:p>Carter (1982); Singh and Smith, (1973)</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21) S. Down</text:p>
          </table:table-cell>
          <table:table-cell table:style-name="ACE-100" office:value-type="string">
            <text:p>Woodgrange, Lecale, Co. Down</text:p>
          </table:table-cell>
          <table:table-cell table:style-name="ACE-100" office:value-type="string">
            <text:p>J438 449</text:p>
          </table:table-cell>
          <table:table-cell table:style-name="ACE-106" office:value-type="float" office:value="54.332559873800001">
            <text:p>54.333</text:p>
          </table:table-cell>
          <table:table-cell table:style-name="ACE-106" office:value-type="float" office:value="-5.7901095779">
            <text:p>−5.790</text:p>
          </table:table-cell>
          <table:table-cell table:style-name="ACE-100" office:value-type="string">
            <text:p>I-1198</text:p>
          </table:table-cell>
          <table:table-cell table:style-name="ACE-100" office:value-type="string">
            <text:p>7200±175</text:p>
          </table:table-cell>
          <table:table-cell table:style-name="ACE-100"/>
          <table:table-cell table:style-name="ACE-100" office:value-type="string">
            <text:p>7692-8355</text:p>
          </table:table-cell>
          <table:table-cell table:style-name="ACE-100" table:formula="of:=SUM(7692+8355)/2" office:value-type="float" office:value="8023.5">
            <text:p>8023.5</text:p>
          </table:table-cell>
          <table:table-cell table:style-name="ACE-108" table:formula="of:=SUM(7692-8355)/2" office:value-type="float" office:value="-331.5">
            <text:p>332</text:p>
          </table:table-cell>
          <table:table-cell table:style-name="ACE-100" office:value-type="float" office:value="3">
            <text:p>3</text:p>
          </table:table-cell>
          <table:table-cell table:style-name="ACE-100"/>
          <table:table-cell table:style-name="ACE-100" office:value-type="string">
            <text:p>Terrestrial Organic (within rased beach deposit)</text:p>
          </table:table-cell>
          <table:table-cell table:style-name="ACE-100" office:value-type="string">
            <text:p>Contact between terrestrial organic and overlying marine sand</text:p>
          </table:table-cell>
          <table:table-cell table:style-name="ACE-100" office:value-type="string">
            <text:p>M/T</text:p>
          </table:table-cell>
          <table:table-cell table:style-name="ACE-100"/>
          <table:table-cell table:style-name="ACE-100" office:value-type="string">
            <text:p>MHWST</text:p>
          </table:table-cell>
          <table:table-cell table:style-name="ACE-100"/>
          <table:table-cell table:style-name="ACE-100" office:value-type="string">
            <text:p>Quoile Barrier</text:p>
          </table:table-cell>
          <table:table-cell table:number-columns-repeated="2" table:style-name="ACE-100"/>
          <table:table-cell table:style-name="ACE-100" office:value-type="float" office:value="1.8400000000000001">
            <text:p>1.84</text:p>
          </table:table-cell>
          <table:table-cell table:style-name="ACE-100" office:value-type="float" office:value="1.3400000000000001">
            <text:p>1.34</text:p>
          </table:table-cell>
          <table:table-cell table:style-name="ACE-100" office:value-type="float" office:value="0.080000000000000002">
            <text:p>0.08</text:p>
          </table:table-cell>
          <table:table-cell table:style-name="ACE-100" office:value-type="float" office:value="-1.0600000000000001">
            <text:p>−1.06</text:p>
          </table:table-cell>
          <table:table-cell table:style-name="ACE-100" office:value-type="float" office:value="-1.5600000000000001">
            <text:p>−1.56</text:p>
          </table:table-cell>
          <table:table-cell table:style-name="ACE-100"/>
          <table:table-cell table:style-name="ACE-100" table:formula="of:=[.W81]-[.Y81]" office:value-type="float" office:value="1.76">
            <text:p>1.76</text:p>
          </table:table-cell>
          <table:table-cell table:style-name="ACE-119" table:formula="of:=[.L81]-([.AC81])" office:value-type="float" office:value="1.24">
            <text:p>1.24</text:p>
          </table:table-cell>
          <table:table-cell table:style-name="ACE-100" table:formula="of:=SQRT(POWER(0.01;2)+POWER(0.02;2)+POWER(0.14999999999999999;2))" office:value-type="float" office:value="0.15165750888103102">
            <text:p>0.151658</text:p>
          </table:table-cell>
          <table:table-cell table:number-columns-repeated="2" table:style-name="ACE-100"/>
          <table:table-cell table:style-name="ACE-100" office:value-type="string">
            <text:p>Trautman and Willis, (1966)</text:p>
          </table:table-cell>
          <table:table-cell table:style-name="ACE-100" office:value-type="string">
            <text:p>Carter (1982); Singh and Smith, (1973)</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21) S. Down</text:p>
          </table:table-cell>
          <table:table-cell table:style-name="ACE-100" office:value-type="string">
            <text:p>Woodgrange, Lecale, Co. Down</text:p>
          </table:table-cell>
          <table:table-cell table:style-name="ACE-100" office:value-type="string">
            <text:p>J438 449</text:p>
          </table:table-cell>
          <table:table-cell table:style-name="ACE-106" office:value-type="float" office:value="54.332559873800001">
            <text:p>54.333</text:p>
          </table:table-cell>
          <table:table-cell table:style-name="ACE-106" office:value-type="float" office:value="-5.7901095779">
            <text:p>−5.790</text:p>
          </table:table-cell>
          <table:table-cell table:style-name="ACE-100" office:value-type="string">
            <text:p>LJ-904</text:p>
          </table:table-cell>
          <table:table-cell table:style-name="ACE-100" office:value-type="string">
            <text:p>7650±400</text:p>
          </table:table-cell>
          <table:table-cell table:style-name="ACE-100"/>
          <table:table-cell table:style-name="ACE-100" office:value-type="string">
            <text:p>7726-9436</text:p>
          </table:table-cell>
          <table:table-cell table:style-name="ACE-100" table:formula="of:=SUM(7726+9436)/2" office:value-type="float" office:value="8581">
            <text:p>8581</text:p>
          </table:table-cell>
          <table:table-cell table:style-name="ACE-108" table:formula="of:=SUM(7726-9436)/2" office:value-type="float" office:value="-855">
            <text:p>855</text:p>
          </table:table-cell>
          <table:table-cell table:style-name="ACE-100" office:value-type="float" office:value="0.5">
            <text:p>0.5</text:p>
          </table:table-cell>
          <table:table-cell table:style-name="ACE-100" office:value-type="string">
            <text:p>119-121</text:p>
          </table:table-cell>
          <table:table-cell table:style-name="ACE-100" office:value-type="string">
            <text:p>Limnic organic</text:p>
          </table:table-cell>
          <table:table-cell table:style-name="ACE-100"/>
          <table:table-cell table:style-name="ACE-100" office:value-type="string">
            <text:p>M/T</text:p>
          </table:table-cell>
          <table:table-cell table:style-name="ACE-100" office:value-type="string">
            <text:p>Diatoms, Histichospheres</text:p>
          </table:table-cell>
          <table:table-cell table:style-name="ACE-100" office:value-type="string">
            <text:p>MHWNT</text:p>
          </table:table-cell>
          <table:table-cell table:style-name="ACE-101"/>
          <table:table-cell table:style-name="ACE-100" office:value-type="string">
            <text:p>Quoile Barrier</text:p>
          </table:table-cell>
          <table:table-cell table:number-columns-repeated="2" table:style-name="ACE-100"/>
          <table:table-cell table:style-name="ACE-100" office:value-type="float" office:value="1.8400000000000001">
            <text:p>1.84</text:p>
          </table:table-cell>
          <table:table-cell table:style-name="ACE-100" office:value-type="float" office:value="1.3400000000000001">
            <text:p>1.34</text:p>
          </table:table-cell>
          <table:table-cell table:style-name="ACE-100" office:value-type="float" office:value="0.080000000000000002">
            <text:p>0.08</text:p>
          </table:table-cell>
          <table:table-cell table:style-name="ACE-100" office:value-type="float" office:value="-1.0600000000000001">
            <text:p>−1.06</text:p>
          </table:table-cell>
          <table:table-cell table:style-name="ACE-100" office:value-type="float" office:value="-1.5600000000000001">
            <text:p>−1.56</text:p>
          </table:table-cell>
          <table:table-cell table:style-name="ACE-100"/>
          <table:table-cell table:style-name="ACE-100" table:formula="of:=[.X82]-[.Y82]" office:value-type="float" office:value="1.26">
            <text:p>1.26</text:p>
          </table:table-cell>
          <table:table-cell table:style-name="ACE-119" table:formula="of:=[.L82]-([.AC82])" office:value-type="float" office:value="-0.76000000000000001">
            <text:p>−0.76</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Hubbs, Bien and Suess, (1965)</text:p>
          </table:table-cell>
          <table:table-cell table:style-name="ACE-100" office:value-type="string">
            <text:p>Singh and Smith, (1973)</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21) S. Down</text:p>
          </table:table-cell>
          <table:table-cell table:style-name="ACE-100" office:value-type="string">
            <text:p>Killough</text:p>
          </table:table-cell>
          <table:table-cell table:style-name="ACE-100" office:value-type="string">
            <text:p>J529 379</text:p>
          </table:table-cell>
          <table:table-cell table:style-name="ACE-106" office:value-type="float" office:value="54.267085514500003">
            <text:p>54.267</text:p>
          </table:table-cell>
          <table:table-cell table:style-name="ACE-106" office:value-type="float" office:value="-5.6539190415">
            <text:p>−5.654</text:p>
          </table:table-cell>
          <table:table-cell table:style-name="ACE-100" office:value-type="string">
            <text:p>SRR-383</text:p>
          </table:table-cell>
          <table:table-cell table:style-name="ACE-100" office:value-type="string">
            <text:p>8380±70</text:p>
          </table:table-cell>
          <table:table-cell table:style-name="ACE-100"/>
          <table:table-cell table:style-name="ACE-100" office:value-type="string">
            <text:p>9143-9530</text:p>
          </table:table-cell>
          <table:table-cell table:style-name="ACE-100" table:formula="of:=SUM(9143+9530)/2" office:value-type="float" office:value="9336.5">
            <text:p>9336.5</text:p>
          </table:table-cell>
          <table:table-cell table:style-name="ACE-108" table:formula="of:=SUM(9143-9530)/2" office:value-type="float" office:value="-193.5">
            <text:p>194</text:p>
          </table:table-cell>
          <table:table-cell table:style-name="ACE-100" office:value-type="float" office:value="1">
            <text:p>1</text:p>
          </table:table-cell>
          <table:table-cell table:style-name="ACE-100"/>
          <table:table-cell table:style-name="ACE-100" office:value-type="string">
            <text:p>Peat</text:p>
          </table:table-cell>
          <table:table-cell table:style-name="ACE-100"/>
          <table:table-cell table:style-name="ACE-100" office:value-type="string">
            <text:p>M/T</text:p>
          </table:table-cell>
          <table:table-cell table:style-name="ACE-100"/>
          <table:table-cell table:style-name="ACE-100" office:value-type="string">
            <text:p>MHWST</text:p>
          </table:table-cell>
          <table:table-cell table:style-name="ACE-100"/>
          <table:table-cell table:style-name="ACE-100" office:value-type="string">
            <text:p>Killough Harbour</text:p>
          </table:table-cell>
          <table:table-cell table:number-columns-repeated="2" table:style-name="ACE-100"/>
          <table:table-cell table:style-name="ACE-100" office:value-type="float" office:value="2.1600000000000001">
            <text:p>2.16</text:p>
          </table:table-cell>
          <table:table-cell table:style-name="ACE-100" office:value-type="float" office:value="1.46">
            <text:p>1.46</text:p>
          </table:table-cell>
          <table:table-cell table:style-name="ACE-100" office:value-type="float" office:value="-0.14000000000000001">
            <text:p>−0.14</text:p>
          </table:table-cell>
          <table:table-cell table:style-name="ACE-100" office:value-type="string">
            <text:p>N/A</text:p>
          </table:table-cell>
          <table:table-cell table:style-name="ACE-100" office:value-type="string">
            <text:p>N/A</text:p>
          </table:table-cell>
          <table:table-cell table:style-name="ACE-100"/>
          <table:table-cell table:style-name="ACE-100" table:formula="of:=[.W83]-[.Y83]" office:value-type="float" office:value="2.3000000000000003">
            <text:p>2.3</text:p>
          </table:table-cell>
          <table:table-cell table:style-name="ACE-119" table:formula="of:=[.L83]-([.AC83])" office:value-type="float" office:value="-1.3000000000000003">
            <text:p>−1.3</text:p>
          </table:table-cell>
          <table:table-cell table:style-name="ACE-100" table:formula="of:=SQRT(POWER(0.01;2)+POWER(0.01;2)+POWER(0.040000000000000001;2)+POWER(0.02;2)+POWER(0.14999999999999999;2)+POWER(0.29999999999999999;2))" office:value-type="float" office:value="0.338673884437522">
            <text:p>0.338674</text:p>
          </table:table-cell>
          <table:table-cell table:number-columns-repeated="2" table:style-name="ACE-100"/>
          <table:table-cell table:style-name="ACE-100" office:value-type="string">
            <text:p>Wilson, (1972)</text:p>
          </table:table-cell>
          <table:table-cell table:style-name="ACE-100" office:value-type="string">
            <text:p>Carter (1982)</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22) Dundalk</text:p>
          </table:table-cell>
          <table:table-cell table:style-name="ACE-100" office:value-type="string">
            <text:p>Rockmarshall (Louth)</text:p>
          </table:table-cell>
          <table:table-cell table:style-name="ACE-100"/>
          <table:table-cell table:style-name="ACE-105" office:value-type="float" office:value="54.008600000000001">
            <text:p>54.01</text:p>
          </table:table-cell>
          <table:table-cell table:style-name="ACE-105" office:value-type="float" office:value="-6.2938000000000001">
            <text:p>−6.29</text:p>
          </table:table-cell>
          <table:table-cell table:style-name="ACE-100" office:value-type="string">
            <text:p>I-5323</text:p>
          </table:table-cell>
          <table:table-cell table:style-name="ACE-100" office:value-type="string">
            <text:p>5470±110</text:p>
          </table:table-cell>
          <table:table-cell table:style-name="ACE-100"/>
          <table:table-cell table:style-name="ACE-100" office:value-type="string">
            <text:p>5991-6481</text:p>
          </table:table-cell>
          <table:table-cell table:style-name="ACE-100" table:formula="of:=SUM(5991+6481)/2" office:value-type="float" office:value="6236">
            <text:p>6236</text:p>
          </table:table-cell>
          <table:table-cell table:style-name="ACE-108" table:formula="of:=SUM(5991-6481)/2" office:value-type="float" office:value="-245">
            <text:p>245</text:p>
          </table:table-cell>
          <table:table-cell table:style-name="ACE-100" office:value-type="float" office:value="7.2000000000000002">
            <text:p>7.2</text:p>
          </table:table-cell>
          <table:table-cell table:style-name="ACE-100"/>
          <table:table-cell table:style-name="ACE-100" office:value-type="string">
            <text:p>Charcoal (Hearth)</text:p>
          </table:table-cell>
          <table:table-cell table:style-name="ACE-100"/>
          <table:table-cell table:style-name="ACE-100" office:value-type="string">
            <text:p>T</text:p>
          </table:table-cell>
          <table:table-cell table:style-name="ACE-100"/>
          <table:table-cell table:style-name="ACE-100" office:value-type="string">
            <text:p>HAT</text:p>
          </table:table-cell>
          <table:table-cell table:style-name="ACE-101"/>
          <table:table-cell table:style-name="ACE-100" office:value-type="string">
            <text:p>Dundalk (Soldiers point)</text:p>
          </table:table-cell>
          <table:table-cell table:style-name="ACE-100"/>
          <table:table-cell table:style-name="ACE-100" office:value-type="float" office:value="2.7999999999999998">
            <text:p>2.8</text:p>
          </table:table-cell>
          <table:table-cell table:style-name="ACE-100" office:value-type="float" office:value="2.1000000000000001">
            <text:p>2.1</text:p>
          </table:table-cell>
          <table:table-cell table:style-name="ACE-100" office:value-type="float" office:value="1.2">
            <text:p>1.2</text:p>
          </table:table-cell>
          <table:table-cell table:style-name="ACE-100" office:value-type="float" office:value="-0.10000000000000001">
            <text:p>−0.1</text:p>
          </table:table-cell>
          <table:table-cell table:style-name="ACE-100" office:value-type="float" office:value="-1.3999999999999999">
            <text:p>−1.4</text:p>
          </table:table-cell>
          <table:table-cell table:style-name="ACE-100" office:value-type="float" office:value="-2.3999999999999999">
            <text:p>−2.4</text:p>
          </table:table-cell>
          <table:table-cell table:style-name="ACE-100"/>
          <table:table-cell table:style-name="ACE-100" table:formula="of:=[.V84]-[.Y84]" office:value-type="float" office:value="2.8999999999999999">
            <text:p>2.9</text:p>
          </table:table-cell>
          <table:table-cell table:style-name="ACE-119" table:formula="of:=[.L84]-([.AC84])" office:value-type="float" office:value="4.3000000000000007">
            <text:p>4.3</text:p>
          </table:table-cell>
          <table:table-cell table:style-name="ACE-100" office:value-type="float" office:value="1">
            <text:p>1</text:p>
          </table:table-cell>
          <table:table-cell table:style-name="ACE-100"/>
          <table:table-cell table:style-name="ACE-100" office:value-type="string">
            <text:p>A</text:p>
          </table:table-cell>
          <table:table-cell table:style-name="ACE-100" office:value-type="string">
            <text:p>Mitchell, (1971)</text:p>
          </table:table-cell>
          <table:table-cell table:style-name="ACE-100" office:value-type="string">
            <text:p>Penney, (1983)</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22) Dundalk</text:p>
          </table:table-cell>
          <table:table-cell table:style-name="ACE-100" office:value-type="string">
            <text:p>Finnabar, Dundalk</text:p>
          </table:table-cell>
          <table:table-cell table:style-name="ACE-100" office:value-type="string">
            <text:p>J062052</text:p>
          </table:table-cell>
          <table:table-cell table:style-name="ACE-106" office:value-type="float" office:value="53.985249741600001">
            <text:p>53.985</text:p>
          </table:table-cell>
          <table:table-cell table:style-name="ACE-106" office:value-type="float" office:value="-6.3818054453000004">
            <text:p>−6.382</text:p>
          </table:table-cell>
          <table:table-cell table:style-name="ACE-100" office:value-type="string">
            <text:p>Birm 1129</text:p>
          </table:table-cell>
          <table:table-cell table:style-name="ACE-100" office:value-type="string">
            <text:p>6030±70</text:p>
          </table:table-cell>
          <table:table-cell table:style-name="ACE-100"/>
          <table:table-cell table:style-name="ACE-100" office:value-type="string">
            <text:p>6677-7155</text:p>
          </table:table-cell>
          <table:table-cell table:style-name="ACE-100" table:formula="of:=SUM(6677+7155)/2" office:value-type="float" office:value="6916">
            <text:p>6916</text:p>
          </table:table-cell>
          <table:table-cell table:style-name="ACE-108" table:formula="of:=SUM(6677-7155)/2" office:value-type="float" office:value="-239">
            <text:p>239</text:p>
          </table:table-cell>
          <table:table-cell table:style-name="ACE-100" office:value-type="float" office:value="3.8399999999999999">
            <text:p>3.84</text:p>
          </table:table-cell>
          <table:table-cell table:style-name="ACE-100" office:value-type="string">
            <text:p>c.100-110</text:p>
          </table:table-cell>
          <table:table-cell table:style-name="ACE-100" office:value-type="string">
            <text:p>Fibrous peat</text:p>
          </table:table-cell>
          <table:table-cell table:style-name="ACE-100" office:value-type="string">
            <text:p>Top of peat layer underlying beach deposits</text:p>
          </table:table-cell>
          <table:table-cell table:style-name="ACE-100" office:value-type="string">
            <text:p>M/T</text:p>
          </table:table-cell>
          <table:table-cell table:style-name="ACE-100" office:value-type="string">
            <text:p>Pollen</text:p>
          </table:table-cell>
          <table:table-cell table:style-name="ACE-100" office:value-type="string">
            <text:p>MHWST</text:p>
          </table:table-cell>
          <table:table-cell table:style-name="ACE-100"/>
          <table:table-cell table:style-name="ACE-100" office:value-type="string">
            <text:p>Dundalk (Soldiers point) </text:p>
          </table:table-cell>
          <table:table-cell table:number-columns-repeated="2" table:style-name="ACE-100"/>
          <table:table-cell table:style-name="ACE-100" office:value-type="float" office:value="2.1000000000000001">
            <text:p>2.1</text:p>
          </table:table-cell>
          <table:table-cell table:style-name="ACE-100" office:value-type="float" office:value="1.2">
            <text:p>1.2</text:p>
          </table:table-cell>
          <table:table-cell table:style-name="ACE-100" office:value-type="float" office:value="-0.10000000000000001">
            <text:p>−0.1</text:p>
          </table:table-cell>
          <table:table-cell table:style-name="ACE-100" office:value-type="float" office:value="-1.3999999999999999">
            <text:p>−1.4</text:p>
          </table:table-cell>
          <table:table-cell table:style-name="ACE-100" office:value-type="float" office:value="-2.3999999999999999">
            <text:p>−2.4</text:p>
          </table:table-cell>
          <table:table-cell table:style-name="ACE-100"/>
          <table:table-cell table:style-name="ACE-100" table:formula="of:=[.W85]-[.Y85]" office:value-type="float" office:value="2.2000000000000002">
            <text:p>2.2</text:p>
          </table:table-cell>
          <table:table-cell table:style-name="ACE-119" table:formula="of:=[.L85]-([.AC85])" office:value-type="float" office:value="1.6399999999999997">
            <text:p>1.64</text:p>
          </table:table-cell>
          <table:table-cell table:style-name="ACE-100" office:value-type="float" office:value="1">
            <text:p>1</text:p>
          </table:table-cell>
          <table:table-cell table:number-columns-repeated="2" table:style-name="ACE-100"/>
          <table:table-cell table:style-name="ACE-100" office:value-type="string">
            <text:p>Penney, (1983)</text:p>
          </table:table-cell>
          <table:table-cell table:style-name="ACE-100" office:value-type="string">
            <text:p>Penney, (1983)</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22) Dundalk</text:p>
          </table:table-cell>
          <table:table-cell table:style-name="ACE-100" office:value-type="string">
            <text:p>Finnabar, Dundalk</text:p>
          </table:table-cell>
          <table:table-cell table:style-name="ACE-100" office:value-type="string">
            <text:p>J062052</text:p>
          </table:table-cell>
          <table:table-cell table:style-name="ACE-106" office:value-type="float" office:value="53.985249741600001">
            <text:p>53.985</text:p>
          </table:table-cell>
          <table:table-cell table:style-name="ACE-106" office:value-type="float" office:value="-6.3818054453000004">
            <text:p>−6.382</text:p>
          </table:table-cell>
          <table:table-cell table:style-name="ACE-100" office:value-type="string">
            <text:p>Birm 1130</text:p>
          </table:table-cell>
          <table:table-cell table:style-name="ACE-100" office:value-type="string">
            <text:p>7070±100</text:p>
          </table:table-cell>
          <table:table-cell table:style-name="ACE-100"/>
          <table:table-cell table:style-name="ACE-100" office:value-type="string">
            <text:p>7679-8152</text:p>
          </table:table-cell>
          <table:table-cell table:style-name="ACE-100" table:formula="of:=SUM(7679+8152)/2" office:value-type="float" office:value="7915.5">
            <text:p>7915.5</text:p>
          </table:table-cell>
          <table:table-cell table:style-name="ACE-108" table:formula="of:=SUM(7679-8152)/2" office:value-type="float" office:value="-236.5">
            <text:p>237</text:p>
          </table:table-cell>
          <table:table-cell table:style-name="ACE-100" office:value-type="float" office:value="4.0099999999999998">
            <text:p>4.01</text:p>
          </table:table-cell>
          <table:table-cell table:style-name="ACE-100" office:value-type="string">
            <text:p>c.130-140</text:p>
          </table:table-cell>
          <table:table-cell table:style-name="ACE-100" office:value-type="string">
            <text:p>Fibrous peat</text:p>
          </table:table-cell>
          <table:table-cell table:style-name="ACE-100" office:value-type="string">
            <text:p>Base of peat overlying glacial diamicton</text:p>
          </table:table-cell>
          <table:table-cell table:style-name="ACE-100" office:value-type="string">
            <text:p>T</text:p>
          </table:table-cell>
          <table:table-cell table:style-name="ACE-100" office:value-type="string">
            <text:p>Pollen</text:p>
          </table:table-cell>
          <table:table-cell table:style-name="ACE-100" office:value-type="string">
            <text:p>MHWST</text:p>
          </table:table-cell>
          <table:table-cell table:style-name="ACE-100"/>
          <table:table-cell table:style-name="ACE-100" office:value-type="string">
            <text:p>Dundalk (Soldiers point)</text:p>
          </table:table-cell>
          <table:table-cell table:number-columns-repeated="2" table:style-name="ACE-100"/>
          <table:table-cell table:style-name="ACE-100" office:value-type="float" office:value="2.1000000000000001">
            <text:p>2.1</text:p>
          </table:table-cell>
          <table:table-cell table:style-name="ACE-100" office:value-type="float" office:value="1.2">
            <text:p>1.2</text:p>
          </table:table-cell>
          <table:table-cell table:style-name="ACE-100" office:value-type="float" office:value="-0.10000000000000001">
            <text:p>−0.1</text:p>
          </table:table-cell>
          <table:table-cell table:style-name="ACE-100" office:value-type="float" office:value="-1.3999999999999999">
            <text:p>−1.4</text:p>
          </table:table-cell>
          <table:table-cell table:style-name="ACE-100" office:value-type="float" office:value="-2.3999999999999999">
            <text:p>−2.4</text:p>
          </table:table-cell>
          <table:table-cell table:style-name="ACE-100"/>
          <table:table-cell table:style-name="ACE-100" table:formula="of:=[.W86]-[.Y86]" office:value-type="float" office:value="2.2000000000000002">
            <text:p>2.2</text:p>
          </table:table-cell>
          <table:table-cell table:style-name="ACE-119" table:formula="of:=[.L86]-([.AC86])" office:value-type="float" office:value="1.8099999999999996">
            <text:p>1.81</text:p>
          </table:table-cell>
          <table:table-cell table:style-name="ACE-100" office:value-type="float" office:value="1">
            <text:p>1</text:p>
          </table:table-cell>
          <table:table-cell table:number-columns-repeated="2" table:style-name="ACE-100"/>
          <table:table-cell table:style-name="ACE-100" office:value-type="string">
            <text:p>Penney, (1983)</text:p>
          </table:table-cell>
          <table:table-cell table:style-name="ACE-100" office:value-type="string">
            <text:p>Penney, (1983)</text:p>
          </table:table-cell>
          <table:table-cell table:number-columns-repeated="5" table:style-name="ACE-100"/>
          <table:table-cell table:style-name="ACE-108"/>
          <table:table-cell table:number-columns-repeated="215" table:style-name="ACE-100"/>
        </table:table-row>
        <table:table-row table:style-name="AROW-0">
          <table:table-cell table:style-name="ACE-92" office:value-type="string">
            <text:p>(22) Dundalk</text:p>
          </table:table-cell>
          <table:table-cell table:style-name="ACE-100" office:value-type="string">
            <text:p>Termonfechin, (Co Louth)</text:p>
          </table:table-cell>
          <table:table-cell table:style-name="ACE-100" office:value-type="string">
            <text:p>O156811</text:p>
          </table:table-cell>
          <table:table-cell table:style-name="ACE-106" office:value-type="float" office:value="53.766817875999998">
            <text:p>53.767</text:p>
          </table:table-cell>
          <table:table-cell table:style-name="ACE-106" office:value-type="float" office:value="-6.2476569461000002">
            <text:p>−6.248</text:p>
          </table:table-cell>
          <table:table-cell table:style-name="ACE-100" office:value-type="string">
            <text:p>(Pollen)</text:p>
          </table:table-cell>
          <table:table-cell table:style-name="ACE-113" office:value-type="float" office:value="7000">
            <text:p>7000</text:p>
          </table:table-cell>
          <table:table-cell table:number-columns-repeated="2" table:style-name="ACE-100"/>
          <table:table-cell table:style-name="ACE-113" office:value-type="float" office:value="7900">
            <text:p>7900</text:p>
          </table:table-cell>
          <table:table-cell table:style-name="ACE-117" office:value-type="float" office:value="500">
            <text:p>500</text:p>
          </table:table-cell>
          <table:table-cell table:style-name="ACE-100" office:value-type="float" office:value="4.2999999999999998">
            <text:p>4.3</text:p>
          </table:table-cell>
          <table:table-cell table:style-name="ACE-100"/>
          <table:table-cell table:style-name="ACE-100" office:value-type="string">
            <text:p>Peat</text:p>
          </table:table-cell>
          <table:table-cell table:style-name="ACE-100" office:value-type="string">
            <text:p>Overlying Glacial Till and overlain by strom beach deposits</text:p>
          </table:table-cell>
          <table:table-cell table:style-name="ACE-100" office:value-type="string">
            <text:p>T</text:p>
          </table:table-cell>
          <table:table-cell table:style-name="ACE-100" office:value-type="string">
            <text:p>Pollen</text:p>
          </table:table-cell>
          <table:table-cell table:style-name="ACE-100" office:value-type="string">
            <text:p>MHWST</text:p>
          </table:table-cell>
          <table:table-cell table:style-name="ACE-100"/>
          <table:table-cell table:style-name="ACE-100" office:value-type="string">
            <text:p>Bar (River Boyne)</text:p>
          </table:table-cell>
          <table:table-cell table:number-columns-repeated="2" table:style-name="ACE-100"/>
          <table:table-cell table:style-name="ACE-100" office:value-type="float" office:value="1.5">
            <text:p>1.5</text:p>
          </table:table-cell>
          <table:table-cell table:style-name="ACE-100" office:value-type="float" office:value="0.69999999999999996">
            <text:p>0.7</text:p>
          </table:table-cell>
          <table:table-cell table:style-name="ACE-100" office:value-type="float" office:value="-0.10000000000000001">
            <text:p>−0.1</text:p>
          </table:table-cell>
          <table:table-cell table:style-name="ACE-100" office:value-type="float" office:value="-1.6000000000000001">
            <text:p>−1.6</text:p>
          </table:table-cell>
          <table:table-cell table:style-name="ACE-100" office:value-type="float" office:value="-2.5">
            <text:p>−2.5</text:p>
          </table:table-cell>
          <table:table-cell table:style-name="ACE-100"/>
          <table:table-cell table:style-name="ACE-100" table:formula="of:=[.W87]-[.Y87]" office:value-type="float" office:value="1.6000000000000001">
            <text:p>1.6</text:p>
          </table:table-cell>
          <table:table-cell table:style-name="ACE-119" table:formula="of:=[.L87]-([.AC87])" office:value-type="float" office:value="2.6999999999999997">
            <text:p>2.7</text:p>
          </table:table-cell>
          <table:table-cell table:style-name="ACE-100" office:value-type="float" office:value="1">
            <text:p>1</text:p>
          </table:table-cell>
          <table:table-cell table:number-columns-repeated="2" table:style-name="ACE-100"/>
          <table:table-cell table:style-name="ACE-100" office:value-type="string">
            <text:p>Jessen, (1949)</text:p>
          </table:table-cell>
          <table:table-cell table:style-name="ACE-100" office:value-type="string">
            <text:p>Mitchell and Stephens, (1974)</text:p>
          </table:table-cell>
          <table:table-cell table:number-columns-repeated="5" table:style-name="ACE-100"/>
          <table:table-cell table:style-name="ACE-108"/>
          <table:table-cell table:number-columns-repeated="215" table:style-name="ACE-100"/>
        </table:table-row>
        <table:table-row table:style-name="AROW-0" table:number-rows-repeated="30">
          <table:table-cell table:style-name="ACE-92"/>
          <table:table-cell table:number-columns-repeated="2" table:style-name="ACE-100"/>
          <table:table-cell table:number-columns-repeated="2" table:style-name="ACE-106"/>
          <table:table-cell table:number-columns-repeated="5" table:style-name="ACE-100"/>
          <table:table-cell table:style-name="ACE-115"/>
          <table:table-cell table:number-columns-repeated="29" table:style-name="ACE-100"/>
          <table:table-cell table:style-name="ACE-108"/>
          <table:table-cell table:number-columns-repeated="215" table:style-name="ACE-100"/>
        </table:table-row>
        <table:table-row table:style-name="AROW-0" table:number-rows-repeated="65419">
          <table:table-cell table:number-columns-repeated="256"/>
        </table:table-row>
        <table:named-expressions>
          <table:named-expression table:name="Sheet_Title" table:expression="of:=&quot;Limiting Dates (Type I)&quot;" table:base-cell-address="$'Limiting Dates (Type I)'.$A$1"/>
          <table:named-expression table:name="Print_Area" table:expression="of:=#REF!" table:base-cell-address="$'Limiting Dates (Type I)'.$A$1"/>
        </table:named-expressions>
        <gnm:selections gnm:cursor-col="34" gnm:cursor-row="21">
          <gnm:selection gnm:start-col="34" gnm:start-row="21" gnm:end-col="34" gnm:end-row="21"/>
        </gnm:selections>
      </table:table>
      <table:table table:name="Limiting Dates (Type II)" table:style-name="ta-5" table:print="true">
        <office:forms form:automatic-focus="false" form:apply-design-mode="false">
          <form:form/>
        </office:forms>
        <table:table-column table:default-cell-style-name="ACE-124" table:style-name="ACOL-0"/>
        <table:table-column table:default-cell-style-name="ACE-138" table:style-name="ACOL-53"/>
        <table:table-column table:default-cell-style-name="ACE-138" table:style-name="ACOL-0" table:number-columns-repeated="4"/>
        <table:table-column table:default-cell-style-name="ACE-138" table:style-name="ACOL-17"/>
        <table:table-column table:default-cell-style-name="ACE-138" table:style-name="ACOL-0"/>
        <table:table-column table:default-cell-style-name="ACE-138" table:style-name="ACOL-54"/>
        <table:table-column table:default-cell-style-name="ACE-138" table:style-name="ACOL-0"/>
        <table:table-column table:default-cell-style-name="ACE-148" table:style-name="ACOL-0"/>
        <table:table-column table:default-cell-style-name="ACE-138" table:style-name="ACOL-44"/>
        <table:table-column table:default-cell-style-name="ACE-138" table:style-name="ACOL-45"/>
        <table:table-column table:default-cell-style-name="ACE-138" table:style-name="ACOL-0" table:number-columns-repeated="5"/>
        <table:table-column table:default-cell-style-name="ACE-138" table:style-name="ACOL-0"/>
        <table:table-column table:default-cell-style-name="ACE-138" table:style-name="ACOL-0" table:number-columns-repeated="12"/>
        <table:table-column table:default-cell-style-name="ACE-138" table:style-name="ACOL-0"/>
        <table:table-column table:default-cell-style-name="ACE-138" table:style-name="ACOL-0"/>
        <table:table-column table:default-cell-style-name="ACE-138" table:style-name="ACOL-52"/>
        <table:table-column table:default-cell-style-name="ACE-138" table:style-name="ACOL-0"/>
        <table:table-column table:default-cell-style-name="ACE-138" table:style-name="ACOL-55"/>
        <table:table-column table:default-cell-style-name="ACE-138" table:style-name="ACOL-0"/>
        <table:table-column table:default-cell-style-name="ACE-138" table:style-name="ACOL-56"/>
        <table:table-column table:default-cell-style-name="ACE-138" table:style-name="ACOL-0" table:number-columns-repeated="218"/>
        <table:table-row table:style-name="AROW-0">
          <table:table-cell table:style-name="ACE-123" office:value-type="string">
            <text:p>Region</text:p>
          </table:table-cell>
          <table:table-cell table:style-name="ACE-123" office:value-type="string">
            <text:p>Site</text:p>
          </table:table-cell>
          <table:table-cell table:style-name="ACE-123" office:value-type="string">
            <text:p>Irish Grid Reference</text:p>
          </table:table-cell>
          <table:table-cell table:number-columns-spanned="2" table:style-name="ACE-139" office:value-type="string">
            <text:p>Site Location (Decimal Degrees)</text:p>
          </table:table-cell>
          <table:covered-table-cell/>
          <table:table-cell table:style-name="ACE-123" office:value-type="string">
            <text:p>Labcode</text:p>
          </table:table-cell>
          <table:table-cell table:style-name="ACE-123" office:value-type="string">
            <text:p>14C Age BP</text:p>
          </table:table-cell>
          <table:table-cell table:style-name="ACE-123" office:value-type="string">
            <text:p>% 13C (when stated)</text:p>
          </table:table-cell>
          <table:table-cell table:style-name="ACE-123" office:value-type="string">
            <text:p>Calibrated Age BP (2σ)</text:p>
          </table:table-cell>
          <table:table-cell table:style-name="ACE-123" office:value-type="string">
            <text:p>Midpoint</text:p>
          </table:table-cell>
          <table:table-cell table:style-name="ACE-147" office:value-type="string">
            <text:p>±</text:p>
          </table:table-cell>
          <table:table-cell table:style-name="ACE-123" office:value-type="string">
            <text:p>Altitude m (ODB)</text:p>
          </table:table-cell>
          <table:table-cell table:style-name="ACE-123" office:value-type="string">
            <text:p>Depth (cm)</text:p>
          </table:table-cell>
          <table:table-cell table:style-name="ACE-123" office:value-type="string">
            <text:p>Material</text:p>
          </table:table-cell>
          <table:table-cell table:style-name="ACE-123" office:value-type="string">
            <text:p>Type</text:p>
          </table:table-cell>
          <table:table-cell table:style-name="ACE-123" office:value-type="string">
            <text:p>Stratigraphic Relationship</text:p>
          </table:table-cell>
          <table:table-cell table:style-name="ACE-123" office:value-type="string">
            <text:p>Microfossil Evidence</text:p>
          </table:table-cell>
          <table:table-cell table:style-name="ACE-123" office:value-type="string">
            <text:p>Extent of Marine Influence</text:p>
          </table:table-cell>
          <table:table-cell table:style-name="ACE-123"/>
          <table:table-cell table:style-name="ACE-123" office:value-type="string">
            <text:p>Tide 1</text:p>
          </table:table-cell>
          <table:table-cell table:style-name="ACE-123" office:value-type="string">
            <text:p>Tide 2</text:p>
          </table:table-cell>
          <table:table-cell table:style-name="ACE-123" office:value-type="string">
            <text:p>HAT</text:p>
          </table:table-cell>
          <table:table-cell table:style-name="ACE-123" office:value-type="string">
            <text:p>MHWST</text:p>
          </table:table-cell>
          <table:table-cell table:style-name="ACE-123" office:value-type="string">
            <text:p>MHWNT</text:p>
          </table:table-cell>
          <table:table-cell table:style-name="ACE-123" office:value-type="string">
            <text:p>MTL (Bold font) / MSL</text:p>
          </table:table-cell>
          <table:table-cell table:style-name="ACE-123" office:value-type="string">
            <text:p>MLWNT</text:p>
          </table:table-cell>
          <table:table-cell table:style-name="ACE-123" office:value-type="string">
            <text:p>MLWST</text:p>
          </table:table-cell>
          <table:table-cell table:style-name="ACE-123" office:value-type="string">
            <text:p>LAT</text:p>
          </table:table-cell>
          <table:table-cell table:style-name="ACE-123" office:value-type="string">
            <text:p>Indicative Meaning</text:p>
          </table:table-cell>
          <table:table-cell table:style-name="ACE-154" office:value-type="string">
            <text:p>Max/<text:span text:style-name="AC-weight700"><text:span text:style-name="NS-colour-0000ff">Min</text:span></text:span><text:span text:style-name="AC-weight700"> Height of palaeo mean sea level</text:span></text:p>
          </table:table-cell>
          <table:table-cell table:style-name="ACE-123" office:value-type="string">
            <text:p>Vertical Error Term (m)</text:p>
          </table:table-cell>
          <table:table-cell table:style-name="ACE-123"/>
          <table:table-cell table:style-name="ACE-123" office:value-type="string">
            <text:p>Error Sources</text:p>
          </table:table-cell>
          <table:table-cell table:style-name="ACE-123" office:value-type="string">
            <text:p>Bibliographic Reference</text:p>
          </table:table-cell>
          <table:table-cell table:style-name="ACE-123" office:value-type="string">
            <text:p>(Cited in)</text:p>
          </table:table-cell>
          <table:table-cell table:style-name="ACE-123"/>
          <table:table-cell table:number-columns-repeated="220" table:style-name="ACE-138"/>
        </table:table-row>
        <table:table-row table:style-name="AROW-0">
          <table:table-cell table:style-name="ACE-124"/>
          <table:table-cell table:number-columns-repeated="2" table:style-name="ACE-138"/>
          <table:table-cell table:style-name="ACE-139" office:value-type="string">
            <text:p>Latitude </text:p>
          </table:table-cell>
          <table:table-cell table:style-name="ACE-139" office:value-type="string">
            <text:p>Longitude</text:p>
          </table:table-cell>
          <table:table-cell table:number-columns-repeated="5" table:style-name="ACE-138"/>
          <table:table-cell table:style-name="ACE-148"/>
          <table:table-cell table:number-columns-repeated="245" table:style-name="ACE-138"/>
        </table:table-row>
        <table:table-row table:style-name="AROW-0">
          <table:table-cell table:number-columns-repeated="256"/>
        </table:table-row>
        <table:table-row table:style-name="AROW-0">
          <table:table-cell table:style-name="ACE-125" office:value-type="string">
            <text:p>(1) Dublin</text:p>
          </table:table-cell>
          <table:table-cell table:style-name="ACE-138" office:value-type="string">
            <text:p>Sutton (Dublin)</text:p>
          </table:table-cell>
          <table:table-cell table:style-name="ACE-138"/>
          <table:table-cell table:style-name="ACE-140" office:value-type="float" office:value="53.387599999999999">
            <text:p>53.39</text:p>
          </table:table-cell>
          <table:table-cell table:style-name="ACE-140" office:value-type="float" office:value="-6.0999999999999996">
            <text:p>−6.10</text:p>
          </table:table-cell>
          <table:table-cell table:style-name="ACE-138" office:value-type="string">
            <text:p>Hel-506</text:p>
          </table:table-cell>
          <table:table-cell table:style-name="ACE-138" office:value-type="string">
            <text:p>4460±140</text:p>
          </table:table-cell>
          <table:table-cell table:style-name="ACE-138"/>
          <table:table-cell table:style-name="ACE-138" office:value-type="string">
            <text:p>4240 - 5028</text:p>
          </table:table-cell>
          <table:table-cell table:style-name="ACE-138" table:formula="of:=SUM(4240+5028)/2" office:value-type="float" office:value="4634">
            <text:p>4634</text:p>
          </table:table-cell>
          <table:table-cell table:style-name="ACE-149" table:formula="of:=SUM(4240-5028)/2" office:value-type="float" office:value="-394">
            <text:p>394</text:p>
          </table:table-cell>
          <table:table-cell table:style-name="ACE-138" office:value-type="float" office:value="3.8700000000000001">
            <text:p>3.87</text:p>
          </table:table-cell>
          <table:table-cell table:style-name="ACE-138"/>
          <table:table-cell table:style-name="ACE-138" office:value-type="string">
            <text:p>Shell (Spisula elliptica) (contained in tombolo deposit)</text:p>
          </table:table-cell>
          <table:table-cell table:style-name="ACE-138"/>
          <table:table-cell table:style-name="ACE-138" office:value-type="string">
            <text:p>M</text:p>
          </table:table-cell>
          <table:table-cell table:style-name="ACE-138"/>
          <table:table-cell table:style-name="ACE-138" office:value-type="string">
            <text:p>MHWST</text:p>
          </table:table-cell>
          <table:table-cell table:style-name="ACE-138"/>
          <table:table-cell table:style-name="ACE-138" office:value-type="string">
            <text:p>Howth</text:p>
          </table:table-cell>
          <table:table-cell table:number-columns-repeated="2" table:style-name="ACE-138"/>
          <table:table-cell table:style-name="ACE-138" office:value-type="float" office:value="1.6000000000000001">
            <text:p>1.6</text:p>
          </table:table-cell>
          <table:table-cell table:style-name="ACE-138" office:value-type="float" office:value="0.90000000000000002">
            <text:p>0.9</text:p>
          </table:table-cell>
          <table:table-cell table:style-name="ACE-138" office:value-type="float" office:value="-0.13">
            <text:p>−0.13</text:p>
          </table:table-cell>
          <table:table-cell table:style-name="ACE-138" office:value-type="float" office:value="-1.3">
            <text:p>−1.3</text:p>
          </table:table-cell>
          <table:table-cell table:style-name="ACE-138" office:value-type="float" office:value="-1.8">
            <text:p>−1.8</text:p>
          </table:table-cell>
          <table:table-cell table:style-name="ACE-138"/>
          <table:table-cell table:style-name="ACE-138" table:formula="of:=[.W4]-[.Y4]" office:value-type="float" office:value="1.73">
            <text:p>1.73</text:p>
          </table:table-cell>
          <table:table-cell table:style-name="ACE-155" table:formula="of:=[.L4]-([.AC4])" office:value-type="float" office:value="2.1400000000000001">
            <text:p>2.14</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itchell, (1977); Donner and Jungner, (1980)</text:p>
          </table:table-cell>
          <table:table-cell table:style-name="ACE-138" office:value-type="string">
            <text:p>Penney, (1983)</text:p>
          </table:table-cell>
          <table:table-cell table:number-columns-repeated="221" table:style-name="ACE-138"/>
        </table:table-row>
        <table:table-row table:style-name="AROW-0">
          <table:table-cell table:style-name="ACE-125" office:value-type="string">
            <text:p>(1) Dublin</text:p>
          </table:table-cell>
          <table:table-cell table:style-name="ACE-138" office:value-type="string">
            <text:p>Sutton (Dublin)</text:p>
          </table:table-cell>
          <table:table-cell table:style-name="ACE-138"/>
          <table:table-cell table:style-name="ACE-140" office:value-type="float" office:value="53.387599999999999">
            <text:p>53.39</text:p>
          </table:table-cell>
          <table:table-cell table:style-name="ACE-140" office:value-type="float" office:value="-6.0999999999999996">
            <text:p>−6.10</text:p>
          </table:table-cell>
          <table:table-cell table:style-name="ACE-138" office:value-type="string">
            <text:p>Hel-505</text:p>
          </table:table-cell>
          <table:table-cell table:style-name="ACE-138" office:value-type="string">
            <text:p>4830±140</text:p>
          </table:table-cell>
          <table:table-cell table:style-name="ACE-138"/>
          <table:table-cell table:style-name="ACE-138" office:value-type="string">
            <text:p>4797-5512</text:p>
          </table:table-cell>
          <table:table-cell table:style-name="ACE-138" table:formula="of:=SUM(4797+5512)/2" office:value-type="float" office:value="5154.5">
            <text:p>5154.5</text:p>
          </table:table-cell>
          <table:table-cell table:style-name="ACE-149" table:formula="of:=SUM(4797-5512)/2" office:value-type="float" office:value="-357.5">
            <text:p>358</text:p>
          </table:table-cell>
          <table:table-cell table:style-name="ACE-138" office:value-type="float" office:value="3.8700000000000001">
            <text:p>3.87</text:p>
          </table:table-cell>
          <table:table-cell table:style-name="ACE-138"/>
          <table:table-cell table:style-name="ACE-138" office:value-type="string">
            <text:p>Shell (M. edulis) (contained in Tombolo deposit)</text:p>
          </table:table-cell>
          <table:table-cell table:style-name="ACE-138"/>
          <table:table-cell table:style-name="ACE-138" office:value-type="string">
            <text:p>M</text:p>
          </table:table-cell>
          <table:table-cell table:style-name="ACE-138"/>
          <table:table-cell table:style-name="ACE-138" office:value-type="string">
            <text:p>MHWST</text:p>
          </table:table-cell>
          <table:table-cell table:style-name="ACE-138"/>
          <table:table-cell table:style-name="ACE-138" office:value-type="string">
            <text:p>Howth</text:p>
          </table:table-cell>
          <table:table-cell table:number-columns-repeated="2" table:style-name="ACE-138"/>
          <table:table-cell table:style-name="ACE-138" office:value-type="float" office:value="1.6000000000000001">
            <text:p>1.6</text:p>
          </table:table-cell>
          <table:table-cell table:style-name="ACE-138" office:value-type="float" office:value="0.90000000000000002">
            <text:p>0.9</text:p>
          </table:table-cell>
          <table:table-cell table:style-name="ACE-138" office:value-type="float" office:value="-0.13">
            <text:p>−0.13</text:p>
          </table:table-cell>
          <table:table-cell table:style-name="ACE-138" office:value-type="float" office:value="-1.3">
            <text:p>−1.3</text:p>
          </table:table-cell>
          <table:table-cell table:style-name="ACE-138" office:value-type="float" office:value="-1.8">
            <text:p>−1.8</text:p>
          </table:table-cell>
          <table:table-cell table:style-name="ACE-138"/>
          <table:table-cell table:style-name="ACE-138" table:formula="of:=[.W5]-[.Y5]" office:value-type="float" office:value="1.73">
            <text:p>1.73</text:p>
          </table:table-cell>
          <table:table-cell table:style-name="ACE-155" table:formula="of:=[.L5]-([.AC5])" office:value-type="float" office:value="2.1400000000000001">
            <text:p>2.14</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itchell, (1977) Donner and Jungner, (1980)</text:p>
          </table:table-cell>
          <table:table-cell table:style-name="ACE-138" office:value-type="string">
            <text:p>Penney, (1983)</text:p>
          </table:table-cell>
          <table:table-cell table:number-columns-repeated="221" table:style-name="ACE-138"/>
        </table:table-row>
        <table:table-row table:style-name="AROW-0">
          <table:table-cell table:style-name="ACE-125" office:value-type="string">
            <text:p>(1) Dublin</text:p>
          </table:table-cell>
          <table:table-cell table:style-name="ACE-138" office:value-type="string">
            <text:p>Sutton (Dublin)</text:p>
          </table:table-cell>
          <table:table-cell table:style-name="ACE-138" office:value-type="string">
            <text:p>O265393</text:p>
          </table:table-cell>
          <table:table-cell table:style-name="ACE-141" office:value-type="float" office:value="53.388706071999998">
            <text:p>53.389</text:p>
          </table:table-cell>
          <table:table-cell table:style-name="ACE-141" office:value-type="float" office:value="-6.0983933579">
            <text:p>−6.098</text:p>
          </table:table-cell>
          <table:table-cell table:style-name="ACE-138" office:value-type="string">
            <text:p>I-5067</text:p>
          </table:table-cell>
          <table:table-cell table:style-name="ACE-138" office:value-type="string">
            <text:p>5250±110</text:p>
          </table:table-cell>
          <table:table-cell table:style-name="ACE-138"/>
          <table:table-cell table:style-name="ACE-138" office:value-type="string">
            <text:p>5751-6281</text:p>
          </table:table-cell>
          <table:table-cell table:style-name="ACE-138" table:formula="of:=SUM(5751+6281)/2" office:value-type="float" office:value="6016">
            <text:p>6016</text:p>
          </table:table-cell>
          <table:table-cell table:style-name="ACE-149" table:formula="of:=SUM(5751-6281)/2" office:value-type="float" office:value="-265">
            <text:p>265</text:p>
          </table:table-cell>
          <table:table-cell table:style-name="ACE-138" office:value-type="float" office:value="3.8700000000000001">
            <text:p>3.87</text:p>
          </table:table-cell>
          <table:table-cell table:style-name="ACE-138"/>
          <table:table-cell table:style-name="ACE-138" office:value-type="string">
            <text:p>Charcoal (Contained within kitchen midden deposit)</text:p>
          </table:table-cell>
          <table:table-cell table:style-name="ACE-138"/>
          <table:table-cell table:style-name="ACE-138" office:value-type="string">
            <text:p>T/M</text:p>
          </table:table-cell>
          <table:table-cell table:style-name="ACE-138"/>
          <table:table-cell table:style-name="ACE-138" office:value-type="string">
            <text:p>MHWST</text:p>
          </table:table-cell>
          <table:table-cell table:style-name="ACE-145"/>
          <table:table-cell table:style-name="ACE-138" office:value-type="string">
            <text:p>Howth</text:p>
          </table:table-cell>
          <table:table-cell table:number-columns-repeated="2" table:style-name="ACE-138"/>
          <table:table-cell table:style-name="ACE-138" office:value-type="float" office:value="1.6000000000000001">
            <text:p>1.6</text:p>
          </table:table-cell>
          <table:table-cell table:style-name="ACE-138" office:value-type="float" office:value="0.90000000000000002">
            <text:p>0.9</text:p>
          </table:table-cell>
          <table:table-cell table:style-name="ACE-138" office:value-type="float" office:value="-0.13">
            <text:p>−0.13</text:p>
          </table:table-cell>
          <table:table-cell table:style-name="ACE-138" office:value-type="float" office:value="-1.3">
            <text:p>−1.3</text:p>
          </table:table-cell>
          <table:table-cell table:style-name="ACE-138" office:value-type="float" office:value="-1.8">
            <text:p>−1.8</text:p>
          </table:table-cell>
          <table:table-cell table:style-name="ACE-138"/>
          <table:table-cell table:style-name="ACE-138" table:formula="of:=[.W6]-[.Y6]" office:value-type="float" office:value="1.73">
            <text:p>1.73</text:p>
          </table:table-cell>
          <table:table-cell table:style-name="ACE-155" table:formula="of:=[.L6]-([.AC6])" office:value-type="float" office:value="2.1400000000000001">
            <text:p>2.14</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itchell, (1971); Mitchell and Stephens, (1974)</text:p>
          </table:table-cell>
          <table:table-cell table:style-name="ACE-138" office:value-type="string">
            <text:p>Penney, (1983)</text:p>
          </table:table-cell>
          <table:table-cell table:number-columns-repeated="5" table:style-name="ACE-138"/>
          <table:table-cell table:style-name="ACE-149"/>
          <table:table-cell table:number-columns-repeated="215" table:style-name="ACE-138"/>
        </table:table-row>
        <table:table-row table:style-name="AROW-0">
          <table:table-cell table:style-name="ACE-125" office:value-type="string">
            <text:p>(3) S. Wexford</text:p>
          </table:table-cell>
          <table:table-cell table:style-name="ACE-138" office:value-type="string">
            <text:p>Fethard-On-Sea</text:p>
          </table:table-cell>
          <table:table-cell table:style-name="ACE-138" office:value-type="string">
            <text:p>S800 052</text:p>
          </table:table-cell>
          <table:table-cell table:style-name="ACE-141" office:value-type="float" office:value="52.193279169">
            <text:p>52.193</text:p>
          </table:table-cell>
          <table:table-cell table:style-name="ACE-141" office:value-type="float" office:value="-6.8308481645999999">
            <text:p>−6.831</text:p>
          </table:table-cell>
          <table:table-cell table:style-name="ACE-138" office:value-type="string">
            <text:p>D-119</text:p>
          </table:table-cell>
          <table:table-cell table:style-name="ACE-138" office:value-type="string">
            <text:p>4030±120</text:p>
          </table:table-cell>
          <table:table-cell table:style-name="ACE-138"/>
          <table:table-cell table:style-name="ACE-138" office:value-type="string">
            <text:p>4159-4838</text:p>
          </table:table-cell>
          <table:table-cell table:style-name="ACE-138" office:value-type="float" office:value="4498.5">
            <text:p>4498.5</text:p>
          </table:table-cell>
          <table:table-cell table:style-name="ACE-149" office:value-type="float" office:value="-339.5">
            <text:p>340</text:p>
          </table:table-cell>
          <table:table-cell table:style-name="ACE-138" office:value-type="float" office:value="-0.40000000000000002">
            <text:p>−0.4</text:p>
          </table:table-cell>
          <table:table-cell table:style-name="ACE-138"/>
          <table:table-cell table:style-name="ACE-145" office:value-type="string">
            <text:p>Tree Stump</text:p>
          </table:table-cell>
          <table:table-cell table:style-name="ACE-138" office:value-type="string">
            <text:p>Basal</text:p>
          </table:table-cell>
          <table:table-cell table:style-name="ACE-138"/>
          <table:table-cell table:style-name="ACE-138" office:value-type="string">
            <text:p>None</text:p>
          </table:table-cell>
          <table:table-cell table:style-name="ACE-138" office:value-type="string">
            <text:p>MHWST</text:p>
          </table:table-cell>
          <table:table-cell table:style-name="ACE-138"/>
          <table:table-cell table:style-name="ACE-138" office:value-type="string">
            <text:p>Baginbun Head</text:p>
          </table:table-cell>
          <table:table-cell table:number-columns-repeated="2" table:style-name="ACE-138"/>
          <table:table-cell table:style-name="ACE-138" office:value-type="float" office:value="1.3">
            <text:p>1.3</text:p>
          </table:table-cell>
          <table:table-cell table:style-name="ACE-138" office:value-type="float" office:value="0.40000000000000002">
            <text:p>0.4</text:p>
          </table:table-cell>
          <table:table-cell table:style-name="ACE-138" office:value-type="float" office:value="-0.40000000000000002">
            <text:p>−0.4</text:p>
          </table:table-cell>
          <table:table-cell table:style-name="ACE-138" office:value-type="float" office:value="-1.2">
            <text:p>−1.2</text:p>
          </table:table-cell>
          <table:table-cell table:style-name="ACE-138" office:value-type="float" office:value="-2.1000000000000001">
            <text:p>−2.1</text:p>
          </table:table-cell>
          <table:table-cell table:style-name="ACE-138"/>
          <table:table-cell table:style-name="ACE-138" table:formula="of:=[.W7]-[.Y7]" office:value-type="float" office:value="1.7000000000000002">
            <text:p>1.7</text:p>
          </table:table-cell>
          <table:table-cell table:style-name="ACE-155" table:formula="of:=[.L7]-([.AC7])" office:value-type="float" office:value="-2.1000000000000001">
            <text:p>−2.1</text:p>
          </table:table-cell>
          <table:table-cell table:style-name="ACE-138" office:value-type="string">
            <text:p>?</text:p>
          </table:table-cell>
          <table:table-cell table:style-name="ACE-138"/>
          <table:table-cell table:style-name="ACE-138" office:value-type="string">
            <text:p>?C, E</text:p>
          </table:table-cell>
          <table:table-cell table:style-name="ACE-138" office:value-type="string">
            <text:p>Dresser, (1980)</text:p>
          </table:table-cell>
          <table:table-cell table:number-columns-repeated="6" table:style-name="ACE-138"/>
          <table:table-cell table:style-name="ACE-149"/>
          <table:table-cell table:number-columns-repeated="215" table:style-name="ACE-138"/>
        </table:table-row>
        <table:table-row table:style-name="AROW-0">
          <table:table-cell table:style-name="ACE-125" office:value-type="string">
            <text:p>(4) Celtic Sea</text:p>
          </table:table-cell>
          <table:table-cell table:style-name="ACE-138" office:value-type="string">
            <text:p>Celtic Sea</text:p>
          </table:table-cell>
          <table:table-cell table:style-name="ACE-138"/>
          <table:table-cell table:style-name="ACE-138" office:value-type="float" office:value="51.399999999999999">
            <text:p>51.4</text:p>
          </table:table-cell>
          <table:table-cell table:style-name="ACE-138" office:value-type="float" office:value="-6.2999999999999998">
            <text:p>−6.3</text:p>
          </table:table-cell>
          <table:table-cell table:style-name="ACE-138" office:value-type="string">
            <text:p>OxA-3278</text:p>
          </table:table-cell>
          <table:table-cell table:style-name="ACE-138" office:value-type="string">
            <text:p>8830±90</text:p>
          </table:table-cell>
          <table:table-cell table:style-name="ACE-138" office:value-type="float" office:value="-0.40000000000000002">
            <text:p>−0.4</text:p>
          </table:table-cell>
          <table:table-cell table:style-name="ACE-138" office:value-type="string">
            <text:p>9005-9771</text:p>
          </table:table-cell>
          <table:table-cell table:style-name="ACE-138" table:formula="of:=SUM(9005+9771)/2" office:value-type="float" office:value="9388">
            <text:p>9388</text:p>
          </table:table-cell>
          <table:table-cell table:style-name="ACE-149" table:formula="of:=SUM(9005-9771)/2" office:value-type="float" office:value="-383">
            <text:p>383</text:p>
          </table:table-cell>
          <table:table-cell table:style-name="ACE-138" office:value-type="float" office:value="-122">
            <text:p>−122</text:p>
          </table:table-cell>
          <table:table-cell table:style-name="ACE-138"/>
          <table:table-cell table:style-name="ACE-138" office:value-type="string">
            <text:p>Shell <text:span text:style-name="AC-italic">(Spisula elliptica</text:span></text:p>
          </table:table-cell>
          <table:table-cell table:style-name="ACE-138"/>
          <table:table-cell table:style-name="ACE-138" office:value-type="string">
            <text:p>M</text:p>
          </table:table-cell>
          <table:table-cell table:number-columns-repeated="3" table:style-name="ACE-138"/>
          <table:table-cell table:style-name="ACE-138" office:value-type="string">
            <text:p>NA</text:p>
          </table:table-cell>
          <table:table-cell table:number-columns-repeated="2" table:style-name="ACE-138"/>
          <table:table-cell table:style-name="ACE-138" office:value-type="string">
            <text:p>NA</text:p>
          </table:table-cell>
          <table:table-cell table:style-name="ACE-138" office:value-type="string">
            <text:p>NA</text:p>
          </table:table-cell>
          <table:table-cell table:style-name="ACE-138" office:value-type="string">
            <text:p>NA</text:p>
          </table:table-cell>
          <table:table-cell table:style-name="ACE-138" office:value-type="string">
            <text:p>NA</text:p>
          </table:table-cell>
          <table:table-cell table:style-name="ACE-138" office:value-type="string">
            <text:p>NA</text:p>
          </table:table-cell>
          <table:table-cell table:number-columns-repeated="2" table:style-name="ACE-138"/>
          <table:table-cell table:style-name="ACE-156" table:formula="of:=[.L8]" office:value-type="float" office:value="-122">
            <text:p>−122</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Scourse and Austin, (1994)</text:p>
          </table:table-cell>
          <table:table-cell table:number-columns-repeated="3" table:style-name="ACE-138"/>
          <table:table-cell table:style-name="ACE-146"/>
          <table:table-cell table:number-columns-repeated="218" table:style-name="ACE-138"/>
        </table:table-row>
        <table:table-row table:style-name="AROW-0">
          <table:table-cell table:style-name="ACE-125" office:value-type="string">
            <text:p>(4) Celtic Sea</text:p>
          </table:table-cell>
          <table:table-cell table:style-name="ACE-138" office:value-type="string">
            <text:p>Celtic Sea</text:p>
          </table:table-cell>
          <table:table-cell table:style-name="ACE-138"/>
          <table:table-cell table:style-name="ACE-138" office:value-type="float" office:value="51.399999999999999">
            <text:p>51.4</text:p>
          </table:table-cell>
          <table:table-cell table:style-name="ACE-138" office:value-type="float" office:value="-6.2999999999999998">
            <text:p>−6.3</text:p>
          </table:table-cell>
          <table:table-cell table:style-name="ACE-138" office:value-type="string">
            <text:p>OxA-3279</text:p>
          </table:table-cell>
          <table:table-cell table:style-name="ACE-138" office:value-type="string">
            <text:p>11570±100</text:p>
          </table:table-cell>
          <table:table-cell table:style-name="ACE-138" office:value-type="float" office:value="2.2999999999999998">
            <text:p>2.3</text:p>
          </table:table-cell>
          <table:table-cell table:style-name="ACE-138" office:value-type="string">
            <text:p>12666-13753</text:p>
          </table:table-cell>
          <table:table-cell table:style-name="ACE-138" table:formula="of:=SUM(12666+13753)/2" office:value-type="float" office:value="13209.5">
            <text:p>13209.5</text:p>
          </table:table-cell>
          <table:table-cell table:style-name="ACE-149" table:formula="of:=SUM(12666-13753)/2" office:value-type="float" office:value="-543.5">
            <text:p>544</text:p>
          </table:table-cell>
          <table:table-cell table:style-name="ACE-138" office:value-type="float" office:value="-123">
            <text:p>−123</text:p>
          </table:table-cell>
          <table:table-cell table:style-name="ACE-138"/>
          <table:table-cell table:style-name="ACE-138" office:value-type="string">
            <text:p>Shell <text:span text:style-name="AC-italic">(Spisula elliptica</text:span></text:p>
          </table:table-cell>
          <table:table-cell table:style-name="ACE-138"/>
          <table:table-cell table:style-name="ACE-138" office:value-type="string">
            <text:p>M</text:p>
          </table:table-cell>
          <table:table-cell table:style-name="ACE-138"/>
          <table:table-cell table:style-name="ACE-138" office:value-type="string">
            <text:p>MSL+30m</text:p>
          </table:table-cell>
          <table:table-cell table:style-name="ACE-138"/>
          <table:table-cell table:style-name="ACE-138" office:value-type="string">
            <text:p>NA</text:p>
          </table:table-cell>
          <table:table-cell table:number-columns-repeated="2" table:style-name="ACE-138"/>
          <table:table-cell table:style-name="ACE-138" office:value-type="string">
            <text:p>NA</text:p>
          </table:table-cell>
          <table:table-cell table:style-name="ACE-138" office:value-type="string">
            <text:p>NA</text:p>
          </table:table-cell>
          <table:table-cell table:style-name="ACE-138" office:value-type="string">
            <text:p>NA</text:p>
          </table:table-cell>
          <table:table-cell table:style-name="ACE-138" office:value-type="string">
            <text:p>NA</text:p>
          </table:table-cell>
          <table:table-cell table:style-name="ACE-138" office:value-type="string">
            <text:p>NA</text:p>
          </table:table-cell>
          <table:table-cell table:number-columns-repeated="2" table:style-name="ACE-138"/>
          <table:table-cell table:style-name="ACE-155" table:formula="of:=[.L9]+50" office:value-type="float" office:value="-73">
            <text:p>−73</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Scourse and Austin, (1994)</text:p>
          </table:table-cell>
          <table:table-cell table:number-columns-repeated="3" table:style-name="ACE-138"/>
          <table:table-cell table:style-name="ACE-146"/>
          <table:table-cell table:number-columns-repeated="218" table:style-name="ACE-138"/>
        </table:table-row>
        <table:table-row table:style-name="AROW-0">
          <table:table-cell table:style-name="ACE-126" office:value-type="string">
            <text:p><text:a xlink:type="simple" xlink:actuate="onRequest" xlink:href="#">(6) West Cork</text:a></text:p>
          </table:table-cell>
          <table:table-cell table:style-name="ACE-138" office:value-type="string">
            <text:p>Timoleague (Co. Cork)</text:p>
          </table:table-cell>
          <table:table-cell table:style-name="ACE-138"/>
          <table:table-cell table:style-name="ACE-141" office:value-type="float" office:value="51.643000000000001">
            <text:p>51.643</text:p>
          </table:table-cell>
          <table:table-cell table:style-name="ACE-141" office:value-type="float" office:value="-8.7620000000000005">
            <text:p>−8.762</text:p>
          </table:table-cell>
          <table:table-cell table:style-name="ACE-138" office:value-type="string">
            <text:p>Beta</text:p>
          </table:table-cell>
          <table:table-cell table:style-name="ACE-138" office:value-type="string">
            <text:p>5130±60</text:p>
          </table:table-cell>
          <table:table-cell table:style-name="ACE-138"/>
          <table:table-cell table:style-name="ACE-138" office:value-type="string">
            <text:p>5327-5589</text:p>
          </table:table-cell>
          <table:table-cell table:style-name="ACE-138" table:formula="of:=SUM(5327+5589)/2" office:value-type="float" office:value="5458">
            <text:p>5458</text:p>
          </table:table-cell>
          <table:table-cell table:style-name="ACE-149" table:formula="of:=SUM(5327-5589)/2" office:value-type="float" office:value="-131">
            <text:p>131</text:p>
          </table:table-cell>
          <table:table-cell table:style-name="ACE-138" office:value-type="float" office:value="-3.423">
            <text:p>−3.423</text:p>
          </table:table-cell>
          <table:table-cell table:style-name="ACE-138"/>
          <table:table-cell table:style-name="ACE-138" office:value-type="string">
            <text:p>Shell</text:p>
          </table:table-cell>
          <table:table-cell table:style-name="ACE-138"/>
          <table:table-cell table:style-name="ACE-138" office:value-type="string">
            <text:p>M</text:p>
          </table:table-cell>
          <table:table-cell table:style-name="ACE-138" office:value-type="string">
            <text:p>Diatoms</text:p>
          </table:table-cell>
          <table:table-cell table:style-name="ACE-138" office:value-type="string">
            <text:p>MHWST</text:p>
          </table:table-cell>
          <table:table-cell table:style-name="ACE-138"/>
          <table:table-cell table:style-name="ACE-138" office:value-type="string">
            <text:p>Courtmacsherry</text:p>
          </table:table-cell>
          <table:table-cell table:style-name="ACE-138"/>
          <table:table-cell table:style-name="ACE-138" table:formula="of:=(4.0999999999999996+0.13)+-2.7000000000000002" office:value-type="float" office:value="1.5299999999999994">
            <text:p>1.53</text:p>
          </table:table-cell>
          <table:table-cell table:style-name="ACE-138" table:formula="of:=(3.7999999999999998+0.13)+-2.7000000000000002" office:value-type="float" office:value="1.2299999999999995">
            <text:p>1.23</text:p>
          </table:table-cell>
          <table:table-cell table:style-name="ACE-138" office:value-type="float" office:value="0.33000000000000002">
            <text:p>0.33</text:p>
          </table:table-cell>
          <table:table-cell table:style-name="ACE-123" table:formula="of:=([.W10]+[.X10]+[.Z10]+[.AA10])/4" office:value-type="float" office:value="-0.54500000000000015">
            <text:p>−0.545</text:p>
          </table:table-cell>
          <table:table-cell table:style-name="ACE-138" office:value-type="float" office:value="-1.47">
            <text:p>−1.47</text:p>
          </table:table-cell>
          <table:table-cell table:style-name="ACE-138" office:value-type="float" office:value="-2.27">
            <text:p>−2.27</text:p>
          </table:table-cell>
          <table:table-cell table:style-name="ACE-138"/>
          <table:table-cell table:style-name="ACE-138" table:formula="of:=[.W10]-[.Y10]" office:value-type="float" office:value="1.7749999999999997">
            <text:p>1.775</text:p>
          </table:table-cell>
          <table:table-cell table:style-name="ACE-156" table:formula="of:=[.L10]-([.AC10])" office:value-type="float" office:value="-5.1979999999999995">
            <text:p>−5.198</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Devoy et al, (2004)</text:p>
          </table:table-cell>
          <table:table-cell table:number-columns-repeated="222" table:style-name="ACE-138"/>
        </table:table-row>
        <table:table-row table:style-name="AROW-0">
          <table:table-cell table:style-name="ACE-125" office:value-type="string">
            <text:p>(10) Inner Shannon</text:p>
          </table:table-cell>
          <table:table-cell table:style-name="ACE-138" office:value-type="string">
            <text:p>Coonagh West, Shannon</text:p>
          </table:table-cell>
          <table:table-cell table:style-name="ACE-138"/>
          <table:table-cell table:style-name="ACE-141" office:value-type="float" office:value="52.668724146700001">
            <text:p>52.669</text:p>
          </table:table-cell>
          <table:table-cell table:style-name="ACE-141" office:value-type="float" office:value="-8.6998723113">
            <text:p>−8.700</text:p>
          </table:table-cell>
          <table:table-cell table:style-name="ACE-138" office:value-type="string">
            <text:p>Beta - 205299</text:p>
          </table:table-cell>
          <table:table-cell table:style-name="ACE-138" office:value-type="string">
            <text:p>1970±40</text:p>
          </table:table-cell>
          <table:table-cell table:style-name="ACE-138" office:value-type="float" office:value="-26.699999999999999">
            <text:p>−26.7</text:p>
          </table:table-cell>
          <table:table-cell table:style-name="ACE-138" office:value-type="string">
            <text:p>1825-1997</text:p>
          </table:table-cell>
          <table:table-cell table:style-name="ACE-138" office:value-type="float" office:value="1911">
            <text:p>1911</text:p>
          </table:table-cell>
          <table:table-cell table:style-name="ACE-149" office:value-type="float" office:value="-86">
            <text:p>86</text:p>
          </table:table-cell>
          <table:table-cell table:style-name="ACE-141" office:value-type="float" office:value="1.4469999999999998">
            <text:p>1.447</text:p>
          </table:table-cell>
          <table:table-cell table:style-name="ACE-138" office:value-type="float" office:value="0">
            <text:p>0</text:p>
          </table:table-cell>
          <table:table-cell table:style-name="ACE-145" office:value-type="string">
            <text:p>Charred material</text:p>
          </table:table-cell>
          <table:table-cell table:number-columns-repeated="3" table:style-name="ACE-138"/>
          <table:table-cell table:style-name="ACE-138" office:value-type="string">
            <text:p>MHWST</text:p>
          </table:table-cell>
          <table:table-cell table:style-name="ACE-138"/>
          <table:table-cell table:style-name="ACE-138" office:value-type="string">
            <text:p>Limerick Dock</text:p>
          </table:table-cell>
          <table:table-cell table:style-name="ACE-138" office:value-type="string">
            <text:p>Mellon Point</text:p>
          </table:table-cell>
          <table:table-cell table:style-name="ACE-138"/>
          <table:table-cell table:style-name="ACE-138" office:value-type="float" office:value="2.8700000000000001">
            <text:p>2.87</text:p>
          </table:table-cell>
          <table:table-cell table:style-name="ACE-138" office:value-type="float" office:value="1.4199999999999999">
            <text:p>1.42</text:p>
          </table:table-cell>
          <table:table-cell table:style-name="ACE-123" office:value-type="float" office:value="-0.0050000000000003375">
            <text:p>−0.005</text:p>
          </table:table-cell>
          <table:table-cell table:style-name="ACE-138" office:value-type="float" office:value="-1.5800000000000001">
            <text:p>−1.58</text:p>
          </table:table-cell>
          <table:table-cell table:style-name="ACE-138" office:value-type="float" office:value="-2.73">
            <text:p>−2.73</text:p>
          </table:table-cell>
          <table:table-cell table:style-name="ACE-138"/>
          <table:table-cell table:style-name="ACE-138" table:formula="of:=[.W11]-[.Y11]" office:value-type="float" office:value="2.8750000000000004">
            <text:p>2.875</text:p>
          </table:table-cell>
          <table:table-cell table:style-name="ACE-155" table:formula="of:=[.L11]-([.AC11])" office:value-type="float" office:value="-1.4280000000000006">
            <text:p>−1.428</text:p>
          </table:table-cell>
          <table:table-cell table:style-name="ACE-138" office:value-type="string">
            <text:p>?</text:p>
          </table:table-cell>
          <table:table-cell table:style-name="ACE-138"/>
          <table:table-cell table:style-name="ACE-138" office:value-type="string">
            <text:p>C</text:p>
          </table:table-cell>
          <table:table-cell table:style-name="ACE-138" office:value-type="string">
            <text:p>TVAS Archaeological Report, (2005) (Unpublished)</text:p>
          </table:table-cell>
          <table:table-cell table:number-columns-repeated="6" table:style-name="ACE-138"/>
          <table:table-cell table:style-name="ACE-149"/>
          <table:table-cell table:number-columns-repeated="215" table:style-name="ACE-138"/>
        </table:table-row>
        <table:table-row table:style-name="AROW-0">
          <table:table-cell table:style-name="ACE-125" office:value-type="string">
            <text:p>(10) Inner Shannon</text:p>
          </table:table-cell>
          <table:table-cell table:style-name="ACE-138" office:value-type="string">
            <text:p>Coonagh West, Shannon</text:p>
          </table:table-cell>
          <table:table-cell table:style-name="ACE-138"/>
          <table:table-cell table:style-name="ACE-141" office:value-type="float" office:value="52.668724146700001">
            <text:p>52.669</text:p>
          </table:table-cell>
          <table:table-cell table:style-name="ACE-141" office:value-type="float" office:value="-8.6998723113">
            <text:p>−8.700</text:p>
          </table:table-cell>
          <table:table-cell table:style-name="ACE-138" office:value-type="string">
            <text:p>Beta - 205300</text:p>
          </table:table-cell>
          <table:table-cell table:style-name="ACE-138" office:value-type="string">
            <text:p>3260±40</text:p>
          </table:table-cell>
          <table:table-cell table:style-name="ACE-138" office:value-type="float" office:value="-29">
            <text:p>−29</text:p>
          </table:table-cell>
          <table:table-cell table:style-name="ACE-138" office:value-type="string">
            <text:p>3390-3574</text:p>
          </table:table-cell>
          <table:table-cell table:style-name="ACE-138" office:value-type="float" office:value="3482">
            <text:p>3482</text:p>
          </table:table-cell>
          <table:table-cell table:style-name="ACE-149" office:value-type="float" office:value="-92">
            <text:p>92</text:p>
          </table:table-cell>
          <table:table-cell table:style-name="ACE-141" office:value-type="float" office:value="0.94700000000000006">
            <text:p>0.947</text:p>
          </table:table-cell>
          <table:table-cell table:style-name="ACE-138" office:value-type="float" office:value="50">
            <text:p>50</text:p>
          </table:table-cell>
          <table:table-cell table:style-name="ACE-145" office:value-type="string">
            <text:p>Wood</text:p>
          </table:table-cell>
          <table:table-cell table:number-columns-repeated="3" table:style-name="ACE-138"/>
          <table:table-cell table:style-name="ACE-138" office:value-type="string">
            <text:p>MHWST</text:p>
          </table:table-cell>
          <table:table-cell table:style-name="ACE-138"/>
          <table:table-cell table:style-name="ACE-138" office:value-type="string">
            <text:p>Limerick Dock</text:p>
          </table:table-cell>
          <table:table-cell table:style-name="ACE-138" office:value-type="string">
            <text:p>Mellon Point</text:p>
          </table:table-cell>
          <table:table-cell table:style-name="ACE-138"/>
          <table:table-cell table:style-name="ACE-138" office:value-type="float" office:value="2.8700000000000001">
            <text:p>2.87</text:p>
          </table:table-cell>
          <table:table-cell table:style-name="ACE-138" office:value-type="float" office:value="1.4199999999999999">
            <text:p>1.42</text:p>
          </table:table-cell>
          <table:table-cell table:style-name="ACE-123" office:value-type="float" office:value="-0.0050000000000003375">
            <text:p>−0.005</text:p>
          </table:table-cell>
          <table:table-cell table:style-name="ACE-138" office:value-type="float" office:value="-1.5800000000000001">
            <text:p>−1.58</text:p>
          </table:table-cell>
          <table:table-cell table:style-name="ACE-138" office:value-type="float" office:value="-2.73">
            <text:p>−2.73</text:p>
          </table:table-cell>
          <table:table-cell table:style-name="ACE-138"/>
          <table:table-cell table:style-name="ACE-138" table:formula="of:=[.W12]-[.Y12]" office:value-type="float" office:value="2.8750000000000004">
            <text:p>2.875</text:p>
          </table:table-cell>
          <table:table-cell table:style-name="ACE-155" table:formula="of:=[.L12]-([.AC12])" office:value-type="float" office:value="-1.9280000000000004">
            <text:p>−1.928</text:p>
          </table:table-cell>
          <table:table-cell table:style-name="ACE-138" office:value-type="string">
            <text:p>?</text:p>
          </table:table-cell>
          <table:table-cell table:style-name="ACE-138"/>
          <table:table-cell table:style-name="ACE-138" office:value-type="string">
            <text:p>C</text:p>
          </table:table-cell>
          <table:table-cell table:style-name="ACE-138" office:value-type="string">
            <text:p>TVAS Archaeological Report, (2005) (Unpublished)</text:p>
          </table:table-cell>
          <table:table-cell table:number-columns-repeated="6" table:style-name="ACE-138"/>
          <table:table-cell table:style-name="ACE-149"/>
          <table:table-cell table:number-columns-repeated="215" table:style-name="ACE-138"/>
        </table:table-row>
        <table:table-row table:style-name="AROW-0">
          <table:table-cell table:style-name="ACE-127" office:value-type="string">
            <text:p><text:a xlink:type="simple" xlink:actuate="onRequest" xlink:href="#">(10) Inner Shannon</text:a></text:p>
          </table:table-cell>
          <table:table-cell table:style-name="ACE-138" office:value-type="string">
            <text:p>Carrigdirty Rock, Shannon Estuary</text:p>
          </table:table-cell>
          <table:table-cell table:style-name="ACE-138" office:value-type="string">
            <text:p>NGR 147343 157573</text:p>
          </table:table-cell>
          <table:table-cell table:style-name="ACE-141" office:value-type="float" office:value="52.667161010000001">
            <text:p>52.667</text:p>
          </table:table-cell>
          <table:table-cell table:style-name="ACE-141" office:value-type="float" office:value="-8.7790570961000007">
            <text:p>−8.779</text:p>
          </table:table-cell>
          <table:table-cell table:style-name="ACE-138" office:value-type="string">
            <text:p>GrN-20976</text:p>
          </table:table-cell>
          <table:table-cell table:style-name="ACE-138" office:value-type="string">
            <text:p>3330±25</text:p>
          </table:table-cell>
          <table:table-cell table:style-name="ACE-138"/>
          <table:table-cell table:style-name="ACE-138" office:value-type="string">
            <text:p>3479-3633</text:p>
          </table:table-cell>
          <table:table-cell table:style-name="ACE-138" table:formula="of:=SUM(3479+3633)/2" office:value-type="float" office:value="3556">
            <text:p>3556</text:p>
          </table:table-cell>
          <table:table-cell table:style-name="ACE-149" table:formula="of:=SUM(3479-3633)/2" office:value-type="float" office:value="-77">
            <text:p>77</text:p>
          </table:table-cell>
          <table:table-cell table:style-name="ACE-138" office:value-type="float" office:value="-0.46500000000000002">
            <text:p>−0.465</text:p>
          </table:table-cell>
          <table:table-cell table:style-name="ACE-138"/>
          <table:table-cell table:style-name="ACE-138" office:value-type="string">
            <text:p>House site (sharpened post)</text:p>
          </table:table-cell>
          <table:table-cell table:style-name="ACE-138" office:value-type="string">
            <text:p>Vertically driven into peat</text:p>
          </table:table-cell>
          <table:table-cell table:style-name="ACE-138" office:value-type="string">
            <text:p>T</text:p>
          </table:table-cell>
          <table:table-cell table:style-name="ACE-138"/>
          <table:table-cell table:style-name="ACE-138" office:value-type="string">
            <text:p>HAT</text:p>
          </table:table-cell>
          <table:table-cell table:style-name="ACE-138"/>
          <table:table-cell table:style-name="ACE-138" office:value-type="string">
            <text:p>Mellon Point</text:p>
          </table:table-cell>
          <table:table-cell table:style-name="ACE-138"/>
          <table:table-cell table:style-name="ACE-123" table:formula="of:=(6.5+-0.40000000000000002+-2.7000000000000002)" office:value-type="float" office:value="3.3999999999999995">
            <text:p>3.4</text:p>
          </table:table-cell>
          <table:table-cell table:style-name="ACE-138" table:formula="of:=(5.9000000000000004+-0.40000000000000002+-2.7000000000000002)" office:value-type="float" office:value="2.7999999999999998">
            <text:p>2.8</text:p>
          </table:table-cell>
          <table:table-cell table:style-name="ACE-138" table:formula="of:=(4.5+-0.40000000000000002+-2.7000000000000002)" office:value-type="float" office:value="1.3999999999999995">
            <text:p>1.4</text:p>
          </table:table-cell>
          <table:table-cell table:style-name="ACE-123" table:formula="of:=(([.W13]+[.X13]+[.Z13]+[.AA13])/4)" office:value-type="float" office:value="0.074999999999999734">
            <text:p>0.075</text:p>
          </table:table-cell>
          <table:table-cell table:style-name="ACE-138" table:formula="of:=(1.8999999999999999+-0.40000000000000002+-2.7000000000000002)" office:value-type="float" office:value="-1.2000000000000002">
            <text:p>−1.2</text:p>
          </table:table-cell>
          <table:table-cell table:style-name="ACE-138" table:formula="of:=(0.40000000000000002-0.40000000000000002+-2.7000000000000002)" office:value-type="float" office:value="-2.7000000000000002">
            <text:p>−2.7</text:p>
          </table:table-cell>
          <table:table-cell table:style-name="ACE-138"/>
          <table:table-cell table:style-name="ACE-138" table:formula="of:=[.V13]-[.Y13]" office:value-type="float" office:value="3.3249999999999997">
            <text:p>3.325</text:p>
          </table:table-cell>
          <table:table-cell table:style-name="ACE-155" table:formula="of:=[.L13]-([.AC13])" office:value-type="float" office:value="-3.7899999999999996">
            <text:p>−3.79</text:p>
          </table:table-cell>
          <table:table-cell table:style-name="ACE-138" office:value-type="string">
            <text:p>?</text:p>
          </table:table-cell>
          <table:table-cell table:style-name="ACE-138"/>
          <table:table-cell table:style-name="ACE-138" office:value-type="string">
            <text:p>C</text:p>
          </table:table-cell>
          <table:table-cell table:style-name="ACE-138" office:value-type="string">
            <text:p>O'Sullivan (2001)</text:p>
          </table:table-cell>
          <table:table-cell table:number-columns-repeated="222" table:style-name="ACE-138"/>
        </table:table-row>
        <table:table-row table:style-name="AROW-0">
          <table:table-cell table:style-name="ACE-128" office:value-type="string">
            <text:p><text:a xlink:type="simple" xlink:actuate="onRequest" xlink:href="#">(10) Inner Shannon</text:a></text:p>
          </table:table-cell>
          <table:table-cell table:style-name="ACE-138" office:value-type="string">
            <text:p>Meelick Rocks, Shannon Estuary</text:p>
          </table:table-cell>
          <table:table-cell table:style-name="ACE-138"/>
          <table:table-cell table:style-name="ACE-138" office:value-type="float" office:value="52.670000000000002">
            <text:p>52.67</text:p>
          </table:table-cell>
          <table:table-cell table:style-name="ACE-138" office:value-type="float" office:value="-8.7100000000000009">
            <text:p>−8.71</text:p>
          </table:table-cell>
          <table:table-cell table:style-name="ACE-138" office:value-type="string">
            <text:p>GrN-21930</text:p>
          </table:table-cell>
          <table:table-cell table:style-name="ACE-138" office:value-type="string">
            <text:p>4160 <text:span text:style-name="AC-underline-single">+</text:span> 20 </text:p>
          </table:table-cell>
          <table:table-cell table:style-name="ACE-138"/>
          <table:table-cell table:style-name="ACE-138" office:value-type="string">
            <text:p>4588-4825</text:p>
          </table:table-cell>
          <table:table-cell table:style-name="ACE-138" table:formula="of:=SUM(4588+4825)/2" office:value-type="float" office:value="4706.5">
            <text:p>4706.5</text:p>
          </table:table-cell>
          <table:table-cell table:style-name="ACE-149" table:formula="of:=SUM(4588-4825)/2" office:value-type="float" office:value="-118.5">
            <text:p>119</text:p>
          </table:table-cell>
          <table:table-cell table:style-name="ACE-138" office:value-type="float" office:value="-1">
            <text:p>−1</text:p>
          </table:table-cell>
          <table:table-cell table:style-name="ACE-138"/>
          <table:table-cell table:style-name="ACE-138" office:value-type="string">
            <text:p>Tree trunk</text:p>
          </table:table-cell>
          <table:table-cell table:number-columns-repeated="3" table:style-name="ACE-138"/>
          <table:table-cell table:style-name="ACE-138" office:value-type="string">
            <text:p>MHWST</text:p>
          </table:table-cell>
          <table:table-cell table:style-name="ACE-138"/>
          <table:table-cell table:style-name="ACE-138" office:value-type="string">
            <text:p>Mellon Point</text:p>
          </table:table-cell>
          <table:table-cell table:number-columns-repeated="2" table:style-name="ACE-138"/>
          <table:table-cell table:style-name="ACE-138" table:formula="of:=(5.9000000000000004+-0.40000000000000002+-2.7000000000000002)" office:value-type="float" office:value="2.7999999999999998">
            <text:p>2.8</text:p>
          </table:table-cell>
          <table:table-cell table:style-name="ACE-138" table:formula="of:=(4.5+-0.40000000000000002+-2.7000000000000002)" office:value-type="float" office:value="1.3999999999999995">
            <text:p>1.4</text:p>
          </table:table-cell>
          <table:table-cell table:style-name="ACE-123" table:formula="of:=(([.W14]+[.X14]+[.Z14]+[.AA14])/4)" office:value-type="float" office:value="0.074999999999999734">
            <text:p>0.075</text:p>
          </table:table-cell>
          <table:table-cell table:style-name="ACE-138" table:formula="of:=(1.8999999999999999+-0.40000000000000002+-2.7000000000000002)" office:value-type="float" office:value="-1.2000000000000002">
            <text:p>−1.2</text:p>
          </table:table-cell>
          <table:table-cell table:style-name="ACE-138" table:formula="of:=(0.40000000000000002-0.40000000000000002+-2.7000000000000002)" office:value-type="float" office:value="-2.7000000000000002">
            <text:p>−2.7</text:p>
          </table:table-cell>
          <table:table-cell table:style-name="ACE-138"/>
          <table:table-cell table:style-name="ACE-138" table:formula="of:=[.W14]-[.Y14]" office:value-type="float" office:value="2.7250000000000001">
            <text:p>2.725</text:p>
          </table:table-cell>
          <table:table-cell table:style-name="ACE-155" table:formula="of:=[.L14]-([.AC14])" office:value-type="float" office:value="-3.7250000000000001">
            <text:p>−3.725</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O'Sullivan (2001)</text:p>
          </table:table-cell>
          <table:table-cell table:number-columns-repeated="222" table:style-name="ACE-138"/>
        </table:table-row>
        <table:table-row table:style-name="AROW-0">
          <table:table-cell table:style-name="ACE-128" office:value-type="string">
            <text:p><text:a xlink:type="simple" xlink:actuate="onRequest" xlink:href="#">(10) Inner Shannon</text:a></text:p>
          </table:table-cell>
          <table:table-cell table:style-name="ACE-138" office:value-type="string">
            <text:p>Carrigdirty Rock, Shannon Estuary</text:p>
          </table:table-cell>
          <table:table-cell table:style-name="ACE-138"/>
          <table:table-cell table:style-name="ACE-141" office:value-type="float" office:value="52.667161010000001">
            <text:p>52.667</text:p>
          </table:table-cell>
          <table:table-cell table:style-name="ACE-141" office:value-type="float" office:value="-8.7790570961000007">
            <text:p>−8.779</text:p>
          </table:table-cell>
          <table:table-cell table:style-name="ACE-138" office:value-type="string">
            <text:p>Beta-102086</text:p>
          </table:table-cell>
          <table:table-cell table:style-name="ACE-138" office:value-type="string">
            <text:p>4710 <text:span text:style-name="AC-underline-single">+</text:span> 60</text:p>
          </table:table-cell>
          <table:table-cell table:style-name="ACE-138"/>
          <table:table-cell table:style-name="ACE-138" office:value-type="string">
            <text:p>5319-5583</text:p>
          </table:table-cell>
          <table:table-cell table:style-name="ACE-138" table:formula="of:=SUM(5319+5583)/2" office:value-type="float" office:value="5451">
            <text:p>5451</text:p>
          </table:table-cell>
          <table:table-cell table:style-name="ACE-149" table:formula="of:=SUM(5319-5583)/2" office:value-type="float" office:value="-132">
            <text:p>132</text:p>
          </table:table-cell>
          <table:table-cell table:style-name="ACE-138" office:value-type="float" office:value="-1.5900000000000001">
            <text:p>−1.59</text:p>
          </table:table-cell>
          <table:table-cell table:style-name="ACE-138"/>
          <table:table-cell table:style-name="ACE-138" office:value-type="string">
            <text:p>Human skull fragment</text:p>
          </table:table-cell>
          <table:table-cell table:number-columns-repeated="3" table:style-name="ACE-138"/>
          <table:table-cell table:style-name="ACE-138" office:value-type="string">
            <text:p>MHWST</text:p>
          </table:table-cell>
          <table:table-cell table:style-name="ACE-138"/>
          <table:table-cell table:style-name="ACE-138" office:value-type="string">
            <text:p>Mellon Point</text:p>
          </table:table-cell>
          <table:table-cell table:number-columns-repeated="2" table:style-name="ACE-138"/>
          <table:table-cell table:style-name="ACE-138" table:formula="of:=(5.9000000000000004+-0.40000000000000002+-2.7000000000000002)" office:value-type="float" office:value="2.7999999999999998">
            <text:p>2.8</text:p>
          </table:table-cell>
          <table:table-cell table:style-name="ACE-138" table:formula="of:=(4.5+-0.40000000000000002+-2.7000000000000002)" office:value-type="float" office:value="1.3999999999999995">
            <text:p>1.4</text:p>
          </table:table-cell>
          <table:table-cell table:style-name="ACE-123" table:formula="of:=(([.W15]+[.X15]+[.Z15]+[.AA15])/4)" office:value-type="float" office:value="0.074999999999999734">
            <text:p>0.075</text:p>
          </table:table-cell>
          <table:table-cell table:style-name="ACE-138" table:formula="of:=(1.8999999999999999+-0.40000000000000002+-2.7000000000000002)" office:value-type="float" office:value="-1.2000000000000002">
            <text:p>−1.2</text:p>
          </table:table-cell>
          <table:table-cell table:style-name="ACE-138" table:formula="of:=(0.40000000000000002-0.40000000000000002+-2.7000000000000002)" office:value-type="float" office:value="-2.7000000000000002">
            <text:p>−2.7</text:p>
          </table:table-cell>
          <table:table-cell table:style-name="ACE-138"/>
          <table:table-cell table:style-name="ACE-138" table:formula="of:=[.W15]-[.Y15]" office:value-type="float" office:value="2.7250000000000001">
            <text:p>2.725</text:p>
          </table:table-cell>
          <table:table-cell table:style-name="ACE-155" table:formula="of:=[.L15]-([.AC15])" office:value-type="float" office:value="-4.3150000000000004">
            <text:p>−4.315</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O'Sullivan (2001)</text:p>
          </table:table-cell>
          <table:table-cell table:number-columns-repeated="222" table:style-name="ACE-138"/>
        </table:table-row>
        <table:table-row table:style-name="AROW-0">
          <table:table-cell table:style-name="ACE-128" office:value-type="string">
            <text:p><text:a xlink:type="simple" xlink:actuate="onRequest" xlink:href="#">(10) Inner Shannon</text:a></text:p>
          </table:table-cell>
          <table:table-cell table:style-name="ACE-138" office:value-type="string">
            <text:p>Carrigdirty Rock, Shannon Estuary</text:p>
          </table:table-cell>
          <table:table-cell table:style-name="ACE-138"/>
          <table:table-cell table:style-name="ACE-141" office:value-type="float" office:value="52.667161010000001">
            <text:p>52.667</text:p>
          </table:table-cell>
          <table:table-cell table:style-name="ACE-141" office:value-type="float" office:value="-8.7790570961000007">
            <text:p>−8.779</text:p>
          </table:table-cell>
          <table:table-cell table:style-name="ACE-138" office:value-type="string">
            <text:p>Beta-102087</text:p>
          </table:table-cell>
          <table:table-cell table:style-name="ACE-138" office:value-type="string">
            <text:p>4820±50</text:p>
          </table:table-cell>
          <table:table-cell table:style-name="ACE-138"/>
          <table:table-cell table:style-name="ACE-138" office:value-type="string">
            <text:p>5333-5654</text:p>
          </table:table-cell>
          <table:table-cell table:style-name="ACE-138" table:formula="of:=SUM(5333+5654)/2" office:value-type="float" office:value="5493.5">
            <text:p>5493.5</text:p>
          </table:table-cell>
          <table:table-cell table:style-name="ACE-149" table:formula="of:=SUM(5333-5654)/2" office:value-type="float" office:value="-160.5">
            <text:p>161</text:p>
          </table:table-cell>
          <table:table-cell table:style-name="ACE-138" office:value-type="float" office:value="-1.6000000000000001">
            <text:p>−1.6</text:p>
          </table:table-cell>
          <table:table-cell table:style-name="ACE-138"/>
          <table:table-cell table:style-name="ACE-138" office:value-type="string">
            <text:p>Alder basket</text:p>
          </table:table-cell>
          <table:table-cell table:style-name="ACE-138" office:value-type="string">
            <text:p>Deposited in organic rich, reedy, estuarine clay</text:p>
          </table:table-cell>
          <table:table-cell table:number-columns-repeated="2" table:style-name="ACE-138"/>
          <table:table-cell table:style-name="ACE-138" office:value-type="string">
            <text:p>MHWST</text:p>
          </table:table-cell>
          <table:table-cell table:style-name="ACE-138"/>
          <table:table-cell table:style-name="ACE-138" office:value-type="string">
            <text:p>Mellon Point</text:p>
          </table:table-cell>
          <table:table-cell table:number-columns-repeated="2" table:style-name="ACE-138"/>
          <table:table-cell table:style-name="ACE-138" table:formula="of:=(5.9000000000000004+-0.40000000000000002+-2.7000000000000002)" office:value-type="float" office:value="2.7999999999999998">
            <text:p>2.8</text:p>
          </table:table-cell>
          <table:table-cell table:style-name="ACE-138" table:formula="of:=(4.5+-0.40000000000000002+-2.7000000000000002)" office:value-type="float" office:value="1.3999999999999995">
            <text:p>1.4</text:p>
          </table:table-cell>
          <table:table-cell table:style-name="ACE-123" table:formula="of:=(([.W16]+[.X16]+[.Z16]+[.AA16])/4)" office:value-type="float" office:value="0.074999999999999734">
            <text:p>0.075</text:p>
          </table:table-cell>
          <table:table-cell table:style-name="ACE-138" table:formula="of:=(1.8999999999999999+-0.40000000000000002+-2.7000000000000002)" office:value-type="float" office:value="-1.2000000000000002">
            <text:p>−1.2</text:p>
          </table:table-cell>
          <table:table-cell table:style-name="ACE-138" table:formula="of:=(0.40000000000000002-0.40000000000000002+-2.7000000000000002)" office:value-type="float" office:value="-2.7000000000000002">
            <text:p>−2.7</text:p>
          </table:table-cell>
          <table:table-cell table:style-name="ACE-138"/>
          <table:table-cell table:style-name="ACE-138" table:formula="of:=[.W16]-[.Y16]" office:value-type="float" office:value="2.7250000000000001">
            <text:p>2.725</text:p>
          </table:table-cell>
          <table:table-cell table:style-name="ACE-155" table:formula="of:=[.L16]-([.AC16])" office:value-type="float" office:value="-4.3250000000000002">
            <text:p>−4.325</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O'Sullivan (2001)</text:p>
          </table:table-cell>
          <table:table-cell table:number-columns-repeated="222" table:style-name="ACE-138"/>
        </table:table-row>
        <table:table-row table:style-name="AROW-0">
          <table:table-cell table:style-name="ACE-128" office:value-type="string">
            <text:p><text:a xlink:type="simple" xlink:actuate="onRequest" xlink:href="#">(10) Inner Shannon</text:a></text:p>
          </table:table-cell>
          <table:table-cell table:style-name="ACE-138" office:value-type="string">
            <text:p>Carrigdirty Rock, Shannon Estuary</text:p>
          </table:table-cell>
          <table:table-cell table:style-name="ACE-138"/>
          <table:table-cell table:style-name="ACE-141" office:value-type="float" office:value="52.667161010000001">
            <text:p>52.667</text:p>
          </table:table-cell>
          <table:table-cell table:style-name="ACE-141" office:value-type="float" office:value="-8.7790570961000007">
            <text:p>−8.779</text:p>
          </table:table-cell>
          <table:table-cell table:style-name="ACE-138" office:value-type="string">
            <text:p>GrN-21936</text:p>
          </table:table-cell>
          <table:table-cell table:style-name="ACE-138" office:value-type="string">
            <text:p>5820 <text:span text:style-name="AC-underline-single">+</text:span> 40 </text:p>
          </table:table-cell>
          <table:table-cell table:style-name="ACE-138"/>
          <table:table-cell table:style-name="ACE-138" office:value-type="string">
            <text:p>6503-6730</text:p>
          </table:table-cell>
          <table:table-cell table:style-name="ACE-138" table:formula="of:=SUM(6503+6730)/2" office:value-type="float" office:value="6616.5">
            <text:p>6616.5</text:p>
          </table:table-cell>
          <table:table-cell table:style-name="ACE-149" table:formula="of:=SUM(6503-6730)/2" office:value-type="float" office:value="-113.5">
            <text:p>114</text:p>
          </table:table-cell>
          <table:table-cell table:style-name="ACE-138" office:value-type="float" office:value="-2.3799999999999999">
            <text:p>−2.38</text:p>
          </table:table-cell>
          <table:table-cell table:style-name="ACE-138"/>
          <table:table-cell table:style-name="ACE-138" office:value-type="string">
            <text:p>Wooden plank</text:p>
          </table:table-cell>
          <table:table-cell table:number-columns-repeated="3" table:style-name="ACE-138"/>
          <table:table-cell table:style-name="ACE-138" office:value-type="string">
            <text:p>MHWST</text:p>
          </table:table-cell>
          <table:table-cell table:style-name="ACE-138"/>
          <table:table-cell table:style-name="ACE-138" office:value-type="string">
            <text:p>Mellon Point</text:p>
          </table:table-cell>
          <table:table-cell table:number-columns-repeated="2" table:style-name="ACE-138"/>
          <table:table-cell table:style-name="ACE-138" table:formula="of:=(5.9000000000000004+-0.40000000000000002+-2.7000000000000002)" office:value-type="float" office:value="2.7999999999999998">
            <text:p>2.8</text:p>
          </table:table-cell>
          <table:table-cell table:style-name="ACE-138" table:formula="of:=(4.5+-0.40000000000000002+-2.7000000000000002)" office:value-type="float" office:value="1.3999999999999995">
            <text:p>1.4</text:p>
          </table:table-cell>
          <table:table-cell table:style-name="ACE-123" table:formula="of:=(([.W17]+[.X17]+[.Z17]+[.AA17])/4)" office:value-type="float" office:value="0.074999999999999734">
            <text:p>0.075</text:p>
          </table:table-cell>
          <table:table-cell table:style-name="ACE-138" table:formula="of:=(1.8999999999999999+-0.40000000000000002+-2.7000000000000002)" office:value-type="float" office:value="-1.2000000000000002">
            <text:p>−1.2</text:p>
          </table:table-cell>
          <table:table-cell table:style-name="ACE-138" table:formula="of:=(0.40000000000000002-0.40000000000000002+-2.7000000000000002)" office:value-type="float" office:value="-2.7000000000000002">
            <text:p>−2.7</text:p>
          </table:table-cell>
          <table:table-cell table:style-name="ACE-138"/>
          <table:table-cell table:style-name="ACE-138" table:formula="of:=[.W17]-[.Y17]" office:value-type="float" office:value="2.7250000000000001">
            <text:p>2.725</text:p>
          </table:table-cell>
          <table:table-cell table:style-name="ACE-155" table:formula="of:=[.L17]-([.AC17])" office:value-type="float" office:value="-5.1050000000000004">
            <text:p>−5.105</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O'Sullivan (2001)</text:p>
          </table:table-cell>
          <table:table-cell table:number-columns-repeated="222" table:style-name="ACE-138"/>
        </table:table-row>
        <table:table-row table:style-name="AROW-0">
          <table:table-cell table:style-name="ACE-128" office:value-type="string">
            <text:p><text:a xlink:type="simple" xlink:actuate="onRequest" xlink:href="#">(10) Inner Shannon</text:a></text:p>
          </table:table-cell>
          <table:table-cell table:style-name="ACE-138" office:value-type="string">
            <text:p>Meelick Rocks, Shannon Estuary</text:p>
          </table:table-cell>
          <table:table-cell table:style-name="ACE-138"/>
          <table:table-cell table:style-name="ACE-138" office:value-type="float" office:value="52.670000000000002">
            <text:p>52.67</text:p>
          </table:table-cell>
          <table:table-cell table:style-name="ACE-138" office:value-type="float" office:value="-8.7100000000000009">
            <text:p>−8.71</text:p>
          </table:table-cell>
          <table:table-cell table:style-name="ACE-138" office:value-type="string">
            <text:p>GrN-21929</text:p>
          </table:table-cell>
          <table:table-cell table:style-name="ACE-138" office:value-type="string">
            <text:p>6240 <text:span text:style-name="AC-underline-single">+</text:span> 25 </text:p>
          </table:table-cell>
          <table:table-cell table:style-name="ACE-138"/>
          <table:table-cell table:style-name="ACE-138" office:value-type="string">
            <text:p>7027-7253</text:p>
          </table:table-cell>
          <table:table-cell table:style-name="ACE-138" table:formula="of:=SUM(7027+7253)/2" office:value-type="float" office:value="7140">
            <text:p>7140</text:p>
          </table:table-cell>
          <table:table-cell table:style-name="ACE-149" table:formula="of:=SUM(7027-7253)/2" office:value-type="float" office:value="-113">
            <text:p>113</text:p>
          </table:table-cell>
          <table:table-cell table:style-name="ACE-138" office:value-type="float" office:value="-2.7599999999999998">
            <text:p>−2.76</text:p>
          </table:table-cell>
          <table:table-cell table:style-name="ACE-138"/>
          <table:table-cell table:style-name="ACE-138" office:value-type="string">
            <text:p>Tree trunk</text:p>
          </table:table-cell>
          <table:table-cell table:number-columns-repeated="3" table:style-name="ACE-138"/>
          <table:table-cell table:style-name="ACE-138" office:value-type="string">
            <text:p>MHWST</text:p>
          </table:table-cell>
          <table:table-cell table:style-name="ACE-138"/>
          <table:table-cell table:style-name="ACE-138" office:value-type="string">
            <text:p>Mellon Point</text:p>
          </table:table-cell>
          <table:table-cell table:number-columns-repeated="2" table:style-name="ACE-138"/>
          <table:table-cell table:style-name="ACE-138" table:formula="of:=(5.9000000000000004+-0.40000000000000002+-2.7000000000000002)" office:value-type="float" office:value="2.7999999999999998">
            <text:p>2.8</text:p>
          </table:table-cell>
          <table:table-cell table:style-name="ACE-138" table:formula="of:=(4.5+-0.40000000000000002+-2.7000000000000002)" office:value-type="float" office:value="1.3999999999999995">
            <text:p>1.4</text:p>
          </table:table-cell>
          <table:table-cell table:style-name="ACE-123" table:formula="of:=(([.W18]+[.X18]+[.Z18]+[.AA18])/4)" office:value-type="float" office:value="0.074999999999999734">
            <text:p>0.075</text:p>
          </table:table-cell>
          <table:table-cell table:style-name="ACE-138" table:formula="of:=(1.8999999999999999+-0.40000000000000002+-2.7000000000000002)" office:value-type="float" office:value="-1.2000000000000002">
            <text:p>−1.2</text:p>
          </table:table-cell>
          <table:table-cell table:style-name="ACE-138" table:formula="of:=(0.40000000000000002-0.40000000000000002+-2.7000000000000002)" office:value-type="float" office:value="-2.7000000000000002">
            <text:p>−2.7</text:p>
          </table:table-cell>
          <table:table-cell table:style-name="ACE-138"/>
          <table:table-cell table:style-name="ACE-138" table:formula="of:=[.W18]-[.Y18]" office:value-type="float" office:value="2.7250000000000001">
            <text:p>2.725</text:p>
          </table:table-cell>
          <table:table-cell table:style-name="ACE-155" table:formula="of:=[.L18]-([.AC18])" office:value-type="float" office:value="-5.4849999999999994">
            <text:p>−5.485</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O'Sullivan (2001)</text:p>
          </table:table-cell>
          <table:table-cell table:number-columns-repeated="222" table:style-name="ACE-138"/>
        </table:table-row>
        <table:table-row table:style-name="AROW-0">
          <table:table-cell table:style-name="ACE-129" office:value-type="string">
            <text:p><text:a xlink:type="simple" xlink:actuate="onRequest" xlink:href="#">(13) N. Mayo</text:a></text:p>
          </table:table-cell>
          <table:table-cell table:style-name="ACE-138" office:value-type="string">
            <text:p>Belderg Pier, Co. Mayo</text:p>
          </table:table-cell>
          <table:table-cell table:style-name="ACE-138"/>
          <table:table-cell table:style-name="ACE-140" office:value-type="float" office:value="54.3232">
            <text:p>54.32</text:p>
          </table:table-cell>
          <table:table-cell table:style-name="ACE-140" office:value-type="float" office:value="-9.5391999999999992">
            <text:p>−9.54</text:p>
          </table:table-cell>
          <table:table-cell table:style-name="ACE-138" office:value-type="string">
            <text:p>AA56707</text:p>
          </table:table-cell>
          <table:table-cell table:style-name="ACE-138" office:value-type="string">
            <text:p>16328±67</text:p>
          </table:table-cell>
          <table:table-cell table:style-name="ACE-138"/>
          <table:table-cell table:style-name="ACE-138" office:value-type="string">
            <text:p>18952-19298</text:p>
          </table:table-cell>
          <table:table-cell table:style-name="ACE-138" table:formula="of:=SUM(18952+19298)/2" office:value-type="float" office:value="19125">
            <text:p>19125</text:p>
          </table:table-cell>
          <table:table-cell table:style-name="ACE-149" table:formula="of:=SUM(18952-19298)/2" office:value-type="float" office:value="-173">
            <text:p>173</text:p>
          </table:table-cell>
          <table:table-cell table:style-name="ACE-138" office:value-type="float" office:value="7.7699999999999996">
            <text:p>7.77</text:p>
          </table:table-cell>
          <table:table-cell table:style-name="ACE-138"/>
          <table:table-cell table:style-name="ACE-151" office:value-type="string">
            <text:p>Macoma calcarea</text:p>
          </table:table-cell>
          <table:table-cell table:number-columns-repeated="3" table:style-name="ACE-138"/>
          <table:table-cell table:style-name="ACE-138" office:value-type="string">
            <text:p>HAT</text:p>
          </table:table-cell>
          <table:table-cell table:style-name="ACE-138"/>
          <table:table-cell table:style-name="ACE-138" office:value-type="string">
            <text:p>Broadhaven</text:p>
          </table:table-cell>
          <table:table-cell table:style-name="ACE-138"/>
          <table:table-cell table:style-name="ACE-138" office:value-type="float" office:value="2.1099999999999999">
            <text:p>2.11</text:p>
          </table:table-cell>
          <table:table-cell table:style-name="ACE-138" office:value-type="float" office:value="1.6100000000000001">
            <text:p>1.61</text:p>
          </table:table-cell>
          <table:table-cell table:style-name="ACE-138" office:value-type="float" office:value="0.70999999999999996">
            <text:p>0.71</text:p>
          </table:table-cell>
          <table:table-cell table:style-name="ACE-138" office:value-type="float" office:value="-0.23000000000000001">
            <text:p>−0.23</text:p>
          </table:table-cell>
          <table:table-cell table:style-name="ACE-138" office:value-type="float" office:value="-0.48999999999999999">
            <text:p>−0.49</text:p>
          </table:table-cell>
          <table:table-cell table:style-name="ACE-138" office:value-type="float" office:value="-1.5900000000000001">
            <text:p>−1.59</text:p>
          </table:table-cell>
          <table:table-cell table:style-name="ACE-138"/>
          <table:table-cell table:style-name="ACE-138" table:formula="of:=[.V19]-[.Y19]" office:value-type="float" office:value="2.3399999999999999">
            <text:p>2.34</text:p>
          </table:table-cell>
          <table:table-cell table:style-name="ACE-156" table:formula="of:=[.L19]-([.AC19])" office:value-type="float" office:value="5.4299999999999997">
            <text:p>5.43</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et al, (2005)</text:p>
          </table:table-cell>
          <table:table-cell table:number-columns-repeated="222" table:style-name="ACE-138"/>
        </table:table-row>
        <table:table-row table:style-name="AROW-0">
          <table:table-cell table:style-name="ACE-129" office:value-type="string">
            <text:p><text:a xlink:type="simple" xlink:actuate="onRequest" xlink:href="#">(13) N. Mayo</text:a></text:p>
          </table:table-cell>
          <table:table-cell table:style-name="ACE-138" office:value-type="string">
            <text:p>Belderg Pier, Co. Mayo</text:p>
          </table:table-cell>
          <table:table-cell table:style-name="ACE-138"/>
          <table:table-cell table:style-name="ACE-140" office:value-type="float" office:value="54.3232">
            <text:p>54.32</text:p>
          </table:table-cell>
          <table:table-cell table:style-name="ACE-140" office:value-type="float" office:value="-9.5391999999999992">
            <text:p>−9.54</text:p>
          </table:table-cell>
          <table:table-cell table:style-name="ACE-138" office:value-type="string">
            <text:p>AA56706</text:p>
          </table:table-cell>
          <table:table-cell table:style-name="ACE-138" office:value-type="string">
            <text:p>16389±74</text:p>
          </table:table-cell>
          <table:table-cell table:style-name="ACE-138"/>
          <table:table-cell table:style-name="ACE-138" office:value-type="string">
            <text:p>18986-19364</text:p>
          </table:table-cell>
          <table:table-cell table:style-name="ACE-138" table:formula="of:=SUM(18986+19364)/2" office:value-type="float" office:value="19175">
            <text:p>19175</text:p>
          </table:table-cell>
          <table:table-cell table:style-name="ACE-149" table:formula="of:=SUM(18986-19364)/2" office:value-type="float" office:value="-189">
            <text:p>189</text:p>
          </table:table-cell>
          <table:table-cell table:style-name="ACE-138" office:value-type="float" office:value="6.7699999999999996">
            <text:p>6.77</text:p>
          </table:table-cell>
          <table:table-cell table:style-name="ACE-138"/>
          <table:table-cell table:style-name="ACE-151" office:value-type="string">
            <text:p>Macoma calcarea</text:p>
          </table:table-cell>
          <table:table-cell table:number-columns-repeated="3" table:style-name="ACE-138"/>
          <table:table-cell table:style-name="ACE-138" office:value-type="string">
            <text:p>HAT</text:p>
          </table:table-cell>
          <table:table-cell table:style-name="ACE-138"/>
          <table:table-cell table:style-name="ACE-138" office:value-type="string">
            <text:p>Broadhaven</text:p>
          </table:table-cell>
          <table:table-cell table:style-name="ACE-138"/>
          <table:table-cell table:style-name="ACE-138" office:value-type="float" office:value="2.1099999999999999">
            <text:p>2.11</text:p>
          </table:table-cell>
          <table:table-cell table:style-name="ACE-138" office:value-type="float" office:value="1.6100000000000001">
            <text:p>1.61</text:p>
          </table:table-cell>
          <table:table-cell table:style-name="ACE-138" office:value-type="float" office:value="0.70999999999999996">
            <text:p>0.71</text:p>
          </table:table-cell>
          <table:table-cell table:style-name="ACE-138" office:value-type="float" office:value="-0.23000000000000001">
            <text:p>−0.23</text:p>
          </table:table-cell>
          <table:table-cell table:style-name="ACE-138" office:value-type="float" office:value="-0.48999999999999999">
            <text:p>−0.49</text:p>
          </table:table-cell>
          <table:table-cell table:style-name="ACE-138" office:value-type="float" office:value="-1.5900000000000001">
            <text:p>−1.59</text:p>
          </table:table-cell>
          <table:table-cell table:style-name="ACE-138"/>
          <table:table-cell table:style-name="ACE-138" table:formula="of:=[.V20]-[.Y20]" office:value-type="float" office:value="2.3399999999999999">
            <text:p>2.34</text:p>
          </table:table-cell>
          <table:table-cell table:style-name="ACE-156" table:formula="of:=[.L20]-([.AC20])" office:value-type="float" office:value="4.4299999999999997">
            <text:p>4.43</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et al, (2005)</text:p>
          </table:table-cell>
          <table:table-cell table:number-columns-repeated="222" table:style-name="ACE-138"/>
        </table:table-row>
        <table:table-row table:style-name="AROW-0">
          <table:table-cell table:style-name="ACE-129" office:value-type="string">
            <text:p><text:a xlink:type="simple" xlink:actuate="onRequest" xlink:href="#">(13) N. Mayo</text:a></text:p>
          </table:table-cell>
          <table:table-cell table:style-name="ACE-138" office:value-type="string">
            <text:p>Belderg Pier, Co. Mayo</text:p>
          </table:table-cell>
          <table:table-cell table:style-name="ACE-138"/>
          <table:table-cell table:style-name="ACE-140" office:value-type="float" office:value="54.3232">
            <text:p>54.32</text:p>
          </table:table-cell>
          <table:table-cell table:style-name="ACE-140" office:value-type="float" office:value="-9.5391999999999992">
            <text:p>−9.54</text:p>
          </table:table-cell>
          <table:table-cell table:style-name="ACE-138" office:value-type="string">
            <text:p>AA56703</text:p>
          </table:table-cell>
          <table:table-cell table:style-name="ACE-138" office:value-type="string">
            <text:p>16627±83</text:p>
          </table:table-cell>
          <table:table-cell table:style-name="ACE-138"/>
          <table:table-cell table:style-name="ACE-138" office:value-type="string">
            <text:p>19158-19518</text:p>
          </table:table-cell>
          <table:table-cell table:style-name="ACE-138" table:formula="of:=SUM(19158+19518)/2" office:value-type="float" office:value="19338">
            <text:p>19338</text:p>
          </table:table-cell>
          <table:table-cell table:style-name="ACE-149" table:formula="of:=SUM(19158-19518)/2" office:value-type="float" office:value="-180">
            <text:p>180</text:p>
          </table:table-cell>
          <table:table-cell table:style-name="ACE-138" office:value-type="float" office:value="0.27000000000000002">
            <text:p>0.27</text:p>
          </table:table-cell>
          <table:table-cell table:style-name="ACE-138"/>
          <table:table-cell table:style-name="ACE-151" office:value-type="string">
            <text:p>Elphidium clavatum (foraminifera). </text:p>
          </table:table-cell>
          <table:table-cell table:number-columns-repeated="3" table:style-name="ACE-138"/>
          <table:table-cell table:style-name="ACE-138" office:value-type="string">
            <text:p>HAT</text:p>
          </table:table-cell>
          <table:table-cell table:style-name="ACE-138"/>
          <table:table-cell table:style-name="ACE-138" office:value-type="string">
            <text:p>Broadhaven</text:p>
          </table:table-cell>
          <table:table-cell table:style-name="ACE-138"/>
          <table:table-cell table:style-name="ACE-138" office:value-type="float" office:value="2.1099999999999999">
            <text:p>2.11</text:p>
          </table:table-cell>
          <table:table-cell table:style-name="ACE-138" office:value-type="float" office:value="1.6100000000000001">
            <text:p>1.61</text:p>
          </table:table-cell>
          <table:table-cell table:style-name="ACE-138" office:value-type="float" office:value="0.70999999999999996">
            <text:p>0.71</text:p>
          </table:table-cell>
          <table:table-cell table:style-name="ACE-138" office:value-type="float" office:value="-0.23000000000000001">
            <text:p>−0.23</text:p>
          </table:table-cell>
          <table:table-cell table:style-name="ACE-138" office:value-type="float" office:value="-0.48999999999999999">
            <text:p>−0.49</text:p>
          </table:table-cell>
          <table:table-cell table:style-name="ACE-138" office:value-type="float" office:value="-1.5900000000000001">
            <text:p>−1.59</text:p>
          </table:table-cell>
          <table:table-cell table:style-name="ACE-138"/>
          <table:table-cell table:style-name="ACE-138" table:formula="of:=[.V21]-[.Y21]" office:value-type="float" office:value="2.3399999999999999">
            <text:p>2.34</text:p>
          </table:table-cell>
          <table:table-cell table:style-name="ACE-156" table:formula="of:=[.L21]-([.AC21])" office:value-type="float" office:value="-2.0699999999999998">
            <text:p>−2.07</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et al, (2005)</text:p>
          </table:table-cell>
          <table:table-cell table:number-columns-repeated="222" table:style-name="ACE-138"/>
        </table:table-row>
        <table:table-row table:style-name="AROW-0">
          <table:table-cell table:style-name="ACE-129" office:value-type="string">
            <text:p><text:a xlink:type="simple" xlink:actuate="onRequest" xlink:href="#">(13) N. Mayo</text:a></text:p>
          </table:table-cell>
          <table:table-cell table:style-name="ACE-138" office:value-type="string">
            <text:p>Belderg Pier, Co. Mayo</text:p>
          </table:table-cell>
          <table:table-cell table:style-name="ACE-138"/>
          <table:table-cell table:style-name="ACE-140" office:value-type="float" office:value="54.3232">
            <text:p>54.32</text:p>
          </table:table-cell>
          <table:table-cell table:style-name="ACE-140" office:value-type="float" office:value="-9.5391999999999992">
            <text:p>−9.54</text:p>
          </table:table-cell>
          <table:table-cell table:style-name="ACE-138" office:value-type="string">
            <text:p>AA56704</text:p>
          </table:table-cell>
          <table:table-cell table:style-name="ACE-138" office:value-type="string">
            <text:p>16830±130</text:p>
          </table:table-cell>
          <table:table-cell table:style-name="ACE-138"/>
          <table:table-cell table:style-name="ACE-138" office:value-type="string">
            <text:p>19335-19876</text:p>
          </table:table-cell>
          <table:table-cell table:style-name="ACE-138" table:formula="of:=SUM(19335+19876)/2" office:value-type="float" office:value="19605.5">
            <text:p>19605.5</text:p>
          </table:table-cell>
          <table:table-cell table:style-name="ACE-149" table:formula="of:=SUM(19335-19876)/2" office:value-type="float" office:value="-270.5">
            <text:p>271</text:p>
          </table:table-cell>
          <table:table-cell table:style-name="ACE-138" office:value-type="float" office:value="6.2699999999999996">
            <text:p>6.27</text:p>
          </table:table-cell>
          <table:table-cell table:style-name="ACE-138"/>
          <table:table-cell table:style-name="ACE-151" office:value-type="string">
            <text:p>Elphidium clavatum (foraminifera). </text:p>
          </table:table-cell>
          <table:table-cell table:number-columns-repeated="3" table:style-name="ACE-138"/>
          <table:table-cell table:style-name="ACE-138" office:value-type="string">
            <text:p>HAT</text:p>
          </table:table-cell>
          <table:table-cell table:style-name="ACE-138"/>
          <table:table-cell table:style-name="ACE-138" office:value-type="string">
            <text:p>Broadhaven</text:p>
          </table:table-cell>
          <table:table-cell table:style-name="ACE-138"/>
          <table:table-cell table:style-name="ACE-138" office:value-type="float" office:value="2.1099999999999999">
            <text:p>2.11</text:p>
          </table:table-cell>
          <table:table-cell table:style-name="ACE-138" office:value-type="float" office:value="1.6100000000000001">
            <text:p>1.61</text:p>
          </table:table-cell>
          <table:table-cell table:style-name="ACE-138" office:value-type="float" office:value="0.70999999999999996">
            <text:p>0.71</text:p>
          </table:table-cell>
          <table:table-cell table:style-name="ACE-138" office:value-type="float" office:value="-0.23000000000000001">
            <text:p>−0.23</text:p>
          </table:table-cell>
          <table:table-cell table:style-name="ACE-138" office:value-type="float" office:value="-0.48999999999999999">
            <text:p>−0.49</text:p>
          </table:table-cell>
          <table:table-cell table:style-name="ACE-138" office:value-type="float" office:value="-1.5900000000000001">
            <text:p>−1.59</text:p>
          </table:table-cell>
          <table:table-cell table:style-name="ACE-138"/>
          <table:table-cell table:style-name="ACE-138" table:formula="of:=[.V22]-[.Y22]" office:value-type="float" office:value="2.3399999999999999">
            <text:p>2.34</text:p>
          </table:table-cell>
          <table:table-cell table:style-name="ACE-156" table:formula="of:=[.L22]-([.AC22])" office:value-type="float" office:value="3.9299999999999997">
            <text:p>3.93</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et al, (2005)</text:p>
          </table:table-cell>
          <table:table-cell table:number-columns-repeated="222" table:style-name="ACE-138"/>
        </table:table-row>
        <table:table-row table:style-name="AROW-0">
          <table:table-cell table:style-name="ACE-129" office:value-type="string">
            <text:p><text:a xlink:type="simple" xlink:actuate="onRequest" xlink:href="#">(13) N. Mayo</text:a></text:p>
          </table:table-cell>
          <table:table-cell table:style-name="ACE-138" office:value-type="string">
            <text:p>Belderg Pier, Co. Mayo</text:p>
          </table:table-cell>
          <table:table-cell table:style-name="ACE-138"/>
          <table:table-cell table:style-name="ACE-140" office:value-type="float" office:value="54.3232">
            <text:p>54.32</text:p>
          </table:table-cell>
          <table:table-cell table:style-name="ACE-140" office:value-type="float" office:value="-9.5391999999999992">
            <text:p>−9.54</text:p>
          </table:table-cell>
          <table:table-cell table:style-name="ACE-138" office:value-type="string">
            <text:p>SSR-2713</text:p>
          </table:table-cell>
          <table:table-cell table:style-name="ACE-138" office:value-type="string">
            <text:p>16940±120</text:p>
          </table:table-cell>
          <table:table-cell table:style-name="ACE-138"/>
          <table:table-cell table:style-name="ACE-138" office:value-type="string">
            <text:p>19464-19912</text:p>
          </table:table-cell>
          <table:table-cell table:style-name="ACE-138" table:formula="of:=SUM(19464+19912)/2" office:value-type="float" office:value="19688">
            <text:p>19688</text:p>
          </table:table-cell>
          <table:table-cell table:style-name="ACE-149" table:formula="of:=SUM(19464-19912)/2" office:value-type="float" office:value="-224">
            <text:p>224</text:p>
          </table:table-cell>
          <table:table-cell table:style-name="ACE-138" office:value-type="float" office:value="1.27">
            <text:p>1.27</text:p>
          </table:table-cell>
          <table:table-cell table:style-name="ACE-138"/>
          <table:table-cell table:style-name="ACE-151" office:value-type="string">
            <text:p>Macoma calcarea (bulk sample)</text:p>
          </table:table-cell>
          <table:table-cell table:number-columns-repeated="3" table:style-name="ACE-138"/>
          <table:table-cell table:style-name="ACE-138" office:value-type="string">
            <text:p>HAT</text:p>
          </table:table-cell>
          <table:table-cell table:style-name="ACE-138"/>
          <table:table-cell table:style-name="ACE-138" office:value-type="string">
            <text:p>Broadhaven</text:p>
          </table:table-cell>
          <table:table-cell table:style-name="ACE-138"/>
          <table:table-cell table:style-name="ACE-138" office:value-type="float" office:value="2.1099999999999999">
            <text:p>2.11</text:p>
          </table:table-cell>
          <table:table-cell table:style-name="ACE-138" office:value-type="float" office:value="1.6100000000000001">
            <text:p>1.61</text:p>
          </table:table-cell>
          <table:table-cell table:style-name="ACE-138" office:value-type="float" office:value="0.70999999999999996">
            <text:p>0.71</text:p>
          </table:table-cell>
          <table:table-cell table:style-name="ACE-138" office:value-type="float" office:value="-0.23000000000000001">
            <text:p>−0.23</text:p>
          </table:table-cell>
          <table:table-cell table:style-name="ACE-138" office:value-type="float" office:value="-0.48999999999999999">
            <text:p>−0.49</text:p>
          </table:table-cell>
          <table:table-cell table:style-name="ACE-138" office:value-type="float" office:value="-1.5900000000000001">
            <text:p>−1.59</text:p>
          </table:table-cell>
          <table:table-cell table:style-name="ACE-138"/>
          <table:table-cell table:style-name="ACE-138" table:formula="of:=[.V23]-[.Y23]" office:value-type="float" office:value="2.3399999999999999">
            <text:p>2.34</text:p>
          </table:table-cell>
          <table:table-cell table:style-name="ACE-156" table:formula="of:=[.L23]-([.AC23])" office:value-type="float" office:value="-1.0699999999999998">
            <text:p>−1.07</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et al, (2005)</text:p>
          </table:table-cell>
          <table:table-cell table:number-columns-repeated="222" table:style-name="ACE-138"/>
        </table:table-row>
        <table:table-row table:style-name="AROW-0">
          <table:table-cell table:style-name="ACE-125" office:value-type="string">
            <text:p>(13) N. Mayo</text:p>
          </table:table-cell>
          <table:table-cell table:style-name="ACE-138" office:value-type="string">
            <text:p>Belderg Pier, Co. Mayo</text:p>
          </table:table-cell>
          <table:table-cell table:style-name="ACE-138"/>
          <table:table-cell table:style-name="ACE-140" office:value-type="float" office:value="54.3232">
            <text:p>54.32</text:p>
          </table:table-cell>
          <table:table-cell table:style-name="ACE-140" office:value-type="float" office:value="-9.5391999999999992">
            <text:p>−9.54</text:p>
          </table:table-cell>
          <table:table-cell table:style-name="ACE-138" office:value-type="string">
            <text:p>AA53589</text:p>
          </table:table-cell>
          <table:table-cell table:style-name="ACE-138" office:value-type="string">
            <text:p>16980±120</text:p>
          </table:table-cell>
          <table:table-cell table:style-name="ACE-138"/>
          <table:table-cell table:style-name="ACE-138" office:value-type="string">
            <text:p>19477-19948</text:p>
          </table:table-cell>
          <table:table-cell table:style-name="ACE-138" table:formula="of:=SUM(19477+19948)/2" office:value-type="float" office:value="19712.5">
            <text:p>19712.5</text:p>
          </table:table-cell>
          <table:table-cell table:style-name="ACE-149" table:formula="of:=SUM(19477-19948)/2" office:value-type="float" office:value="-235.5">
            <text:p>236</text:p>
          </table:table-cell>
          <table:table-cell table:style-name="ACE-138" office:value-type="float" office:value="3.77">
            <text:p>3.77</text:p>
          </table:table-cell>
          <table:table-cell table:style-name="ACE-138"/>
          <table:table-cell table:style-name="ACE-151" office:value-type="string">
            <text:p>Macoma calcarea</text:p>
          </table:table-cell>
          <table:table-cell table:number-columns-repeated="3" table:style-name="ACE-138"/>
          <table:table-cell table:style-name="ACE-138" office:value-type="string">
            <text:p>HAT</text:p>
          </table:table-cell>
          <table:table-cell table:style-name="ACE-138"/>
          <table:table-cell table:style-name="ACE-138" office:value-type="string">
            <text:p>Broadhaven</text:p>
          </table:table-cell>
          <table:table-cell table:style-name="ACE-138"/>
          <table:table-cell table:style-name="ACE-138" office:value-type="float" office:value="2.1099999999999999">
            <text:p>2.11</text:p>
          </table:table-cell>
          <table:table-cell table:style-name="ACE-138" office:value-type="float" office:value="1.6100000000000001">
            <text:p>1.61</text:p>
          </table:table-cell>
          <table:table-cell table:style-name="ACE-138" office:value-type="float" office:value="0.70999999999999996">
            <text:p>0.71</text:p>
          </table:table-cell>
          <table:table-cell table:style-name="ACE-138" office:value-type="float" office:value="-0.23000000000000001">
            <text:p>−0.23</text:p>
          </table:table-cell>
          <table:table-cell table:style-name="ACE-138" office:value-type="float" office:value="-0.48999999999999999">
            <text:p>−0.49</text:p>
          </table:table-cell>
          <table:table-cell table:style-name="ACE-138" office:value-type="float" office:value="-1.5900000000000001">
            <text:p>−1.59</text:p>
          </table:table-cell>
          <table:table-cell table:style-name="ACE-138"/>
          <table:table-cell table:style-name="ACE-138" table:formula="of:=[.V24]-[.Y24]" office:value-type="float" office:value="2.3399999999999999">
            <text:p>2.34</text:p>
          </table:table-cell>
          <table:table-cell table:style-name="ACE-156" table:formula="of:=[.L24]-([.AC24])" office:value-type="float" office:value="1.4300000000000002">
            <text:p>1.43</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et al, (2005)</text:p>
          </table:table-cell>
          <table:table-cell table:number-columns-repeated="222" table:style-name="ACE-138"/>
        </table:table-row>
        <table:table-row table:style-name="AROW-0">
          <table:table-cell table:style-name="ACE-130" office:value-type="string">
            <text:p><text:a xlink:type="simple" xlink:actuate="onRequest" xlink:href="#">(13) N. Mayo</text:a></text:p>
          </table:table-cell>
          <table:table-cell table:style-name="ACE-138" office:value-type="string">
            <text:p>Fiddauntawnanoneen, Co. Mayo</text:p>
          </table:table-cell>
          <table:table-cell table:style-name="ACE-138"/>
          <table:table-cell table:style-name="ACE-140" office:value-type="float" office:value="54.311199999999999">
            <text:p>54.31</text:p>
          </table:table-cell>
          <table:table-cell table:style-name="ACE-140" office:value-type="float" office:value="-9.5234000000000005">
            <text:p>−9.52</text:p>
          </table:table-cell>
          <table:table-cell table:style-name="ACE-138" office:value-type="string">
            <text:p>SSR-2714</text:p>
          </table:table-cell>
          <table:table-cell table:style-name="ACE-138" office:value-type="string">
            <text:p>17370±100</text:p>
          </table:table-cell>
          <table:table-cell table:style-name="ACE-138"/>
          <table:table-cell table:style-name="ACE-138" office:value-type="string">
            <text:p>19888-20326</text:p>
          </table:table-cell>
          <table:table-cell table:style-name="ACE-138" table:formula="of:=SUM(19888+20326)/2" office:value-type="float" office:value="20107">
            <text:p>20107</text:p>
          </table:table-cell>
          <table:table-cell table:style-name="ACE-149" table:formula="of:=SUM(19888-20326)/2" office:value-type="float" office:value="-219">
            <text:p>219</text:p>
          </table:table-cell>
          <table:table-cell table:style-name="ACE-138" office:value-type="float" office:value="28.300000000000001">
            <text:p>28.3</text:p>
          </table:table-cell>
          <table:table-cell table:style-name="ACE-138"/>
          <table:table-cell table:style-name="ACE-151" office:value-type="string">
            <text:p>Macoma calcarea (bulk sample)</text:p>
          </table:table-cell>
          <table:table-cell table:number-columns-repeated="3" table:style-name="ACE-138"/>
          <table:table-cell table:style-name="ACE-138" office:value-type="string">
            <text:p>HAT</text:p>
          </table:table-cell>
          <table:table-cell table:style-name="ACE-138"/>
          <table:table-cell table:style-name="ACE-138" office:value-type="string">
            <text:p>Broadhaven</text:p>
          </table:table-cell>
          <table:table-cell table:style-name="ACE-138"/>
          <table:table-cell table:style-name="ACE-138" office:value-type="float" office:value="2.1099999999999999">
            <text:p>2.11</text:p>
          </table:table-cell>
          <table:table-cell table:style-name="ACE-138" office:value-type="float" office:value="1.6100000000000001">
            <text:p>1.61</text:p>
          </table:table-cell>
          <table:table-cell table:style-name="ACE-138" office:value-type="float" office:value="0.70999999999999996">
            <text:p>0.71</text:p>
          </table:table-cell>
          <table:table-cell table:style-name="ACE-138" office:value-type="float" office:value="-0.23000000000000001">
            <text:p>−0.23</text:p>
          </table:table-cell>
          <table:table-cell table:style-name="ACE-138" office:value-type="float" office:value="-0.48999999999999999">
            <text:p>−0.49</text:p>
          </table:table-cell>
          <table:table-cell table:style-name="ACE-138" office:value-type="float" office:value="-1.5900000000000001">
            <text:p>−1.59</text:p>
          </table:table-cell>
          <table:table-cell table:style-name="ACE-138"/>
          <table:table-cell table:style-name="ACE-138" table:formula="of:=[.V25]-[.Y25]" office:value-type="float" office:value="2.3399999999999999">
            <text:p>2.34</text:p>
          </table:table-cell>
          <table:table-cell table:style-name="ACE-156" table:formula="of:=[.L25]-([.AC25])" office:value-type="float" office:value="25.960000000000001">
            <text:p>25.96</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et al, (2005)</text:p>
          </table:table-cell>
          <table:table-cell table:number-columns-repeated="222" table:style-name="ACE-138"/>
        </table:table-row>
        <table:table-row table:style-name="AROW-0">
          <table:table-cell table:style-name="ACE-125" office:value-type="string">
            <text:p>(13) N. Mayo</text:p>
          </table:table-cell>
          <table:table-cell table:style-name="ACE-138" office:value-type="string">
            <text:p>Belderg Pier, Co. Mayo</text:p>
          </table:table-cell>
          <table:table-cell table:style-name="ACE-138"/>
          <table:table-cell table:style-name="ACE-140" office:value-type="float" office:value="54.3232">
            <text:p>54.32</text:p>
          </table:table-cell>
          <table:table-cell table:style-name="ACE-140" office:value-type="float" office:value="-9.5391999999999992">
            <text:p>−9.54</text:p>
          </table:table-cell>
          <table:table-cell table:style-name="ACE-138" office:value-type="string">
            <text:p>AA56705</text:p>
          </table:table-cell>
          <table:table-cell table:style-name="ACE-138" office:value-type="string">
            <text:p>18675±99</text:p>
          </table:table-cell>
          <table:table-cell table:style-name="ACE-138"/>
          <table:table-cell table:style-name="ACE-138" office:value-type="string">
            <text:p>21279-22115</text:p>
          </table:table-cell>
          <table:table-cell table:style-name="ACE-138" table:formula="of:=SUM(21279+22115)/2" office:value-type="float" office:value="21697">
            <text:p>21697</text:p>
          </table:table-cell>
          <table:table-cell table:style-name="ACE-149" table:formula="of:=SUM(21279-22115)/2" office:value-type="float" office:value="-418">
            <text:p>418</text:p>
          </table:table-cell>
          <table:table-cell table:style-name="ACE-138" office:value-type="float" office:value="6.2699999999999996">
            <text:p>6.27</text:p>
          </table:table-cell>
          <table:table-cell table:style-name="ACE-138"/>
          <table:table-cell table:style-name="ACE-151" office:value-type="string">
            <text:p>Macoma calcarea</text:p>
          </table:table-cell>
          <table:table-cell table:number-columns-repeated="3" table:style-name="ACE-138"/>
          <table:table-cell table:style-name="ACE-138" office:value-type="string">
            <text:p>HAT</text:p>
          </table:table-cell>
          <table:table-cell table:style-name="ACE-138"/>
          <table:table-cell table:style-name="ACE-138" office:value-type="string">
            <text:p>Broadhaven</text:p>
          </table:table-cell>
          <table:table-cell table:style-name="ACE-138"/>
          <table:table-cell table:style-name="ACE-138" office:value-type="float" office:value="2.1099999999999999">
            <text:p>2.11</text:p>
          </table:table-cell>
          <table:table-cell table:style-name="ACE-138" office:value-type="float" office:value="1.6100000000000001">
            <text:p>1.61</text:p>
          </table:table-cell>
          <table:table-cell table:style-name="ACE-138" office:value-type="float" office:value="0.70999999999999996">
            <text:p>0.71</text:p>
          </table:table-cell>
          <table:table-cell table:style-name="ACE-138" office:value-type="float" office:value="-0.23000000000000001">
            <text:p>−0.23</text:p>
          </table:table-cell>
          <table:table-cell table:style-name="ACE-138" office:value-type="float" office:value="-0.48999999999999999">
            <text:p>−0.49</text:p>
          </table:table-cell>
          <table:table-cell table:style-name="ACE-138" office:value-type="float" office:value="-1.5900000000000001">
            <text:p>−1.59</text:p>
          </table:table-cell>
          <table:table-cell table:style-name="ACE-138"/>
          <table:table-cell table:style-name="ACE-138" table:formula="of:=[.V26]-[.Y26]" office:value-type="float" office:value="2.3399999999999999">
            <text:p>2.34</text:p>
          </table:table-cell>
          <table:table-cell table:style-name="ACE-156" table:formula="of:=[.L26]-([.AC26])" office:value-type="float" office:value="3.9299999999999997">
            <text:p>3.93</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et al, (2005)</text:p>
          </table:table-cell>
          <table:table-cell table:number-columns-repeated="222" table:style-name="ACE-138"/>
        </table:table-row>
        <table:table-row table:style-name="AROW-0">
          <table:table-cell table:style-name="ACE-131" office:value-type="string">
            <text:p><text:a xlink:type="simple" xlink:actuate="onRequest" xlink:href="#">(15) W. Donegal</text:a></text:p>
          </table:table-cell>
          <table:table-cell table:style-name="ACE-138" office:value-type="string">
            <text:p>Maghera, Donegal</text:p>
          </table:table-cell>
          <table:table-cell table:style-name="ACE-138"/>
          <table:table-cell table:style-name="ACE-140" office:value-type="float" office:value="54.759999999999998">
            <text:p>54.76</text:p>
          </table:table-cell>
          <table:table-cell table:style-name="ACE-140" office:value-type="float" office:value="-8.5166666660000008">
            <text:p>−8.52</text:p>
          </table:table-cell>
          <table:table-cell table:style-name="ACE-138" office:value-type="string">
            <text:p>UB-2177</text:p>
          </table:table-cell>
          <table:table-cell table:style-name="ACE-138" office:value-type="string">
            <text:p>3415±135</text:p>
          </table:table-cell>
          <table:table-cell table:style-name="ACE-145"/>
          <table:table-cell table:style-name="ACE-138" office:value-type="string">
            <text:p>3370-4068</text:p>
          </table:table-cell>
          <table:table-cell table:style-name="ACE-138" table:formula="of:=SUM(3370+4068)/2" office:value-type="float" office:value="3719">
            <text:p>3719</text:p>
          </table:table-cell>
          <table:table-cell table:style-name="ACE-149" table:formula="of:=SUM(3370-4068)/2" office:value-type="float" office:value="-349">
            <text:p>349</text:p>
          </table:table-cell>
          <table:table-cell table:style-name="ACE-138" office:value-type="float" office:value="2.6000000000000001">
            <text:p>2.6</text:p>
          </table:table-cell>
          <table:table-cell table:style-name="ACE-138"/>
          <table:table-cell table:style-name="ACE-138" office:value-type="string">
            <text:p>Charcoal</text:p>
          </table:table-cell>
          <table:table-cell table:number-columns-repeated="3" table:style-name="ACE-138"/>
          <table:table-cell table:style-name="ACE-138" office:value-type="string">
            <text:p>MHWST</text:p>
          </table:table-cell>
          <table:table-cell table:style-name="ACE-145"/>
          <table:table-cell table:style-name="ACE-138" office:value-type="string">
            <text:p>Burtonport</text:p>
          </table:table-cell>
          <table:table-cell table:style-name="ACE-138" office:value-type="string">
            <text:p>Killybegs</text:p>
          </table:table-cell>
          <table:table-cell table:style-name="ACE-138"/>
          <table:table-cell table:style-name="ACE-138" office:value-type="float" office:value="1.6000000000000001">
            <text:p>1.6</text:p>
          </table:table-cell>
          <table:table-cell table:style-name="ACE-138" office:value-type="float" office:value="0.55000000000000004">
            <text:p>0.55</text:p>
          </table:table-cell>
          <table:table-cell table:style-name="ACE-138" office:value-type="float" office:value="-0.27000000000000002">
            <text:p>−0.27</text:p>
          </table:table-cell>
          <table:table-cell table:style-name="ACE-138" office:value-type="float" office:value="-0.94999999999999996">
            <text:p>−0.95</text:p>
          </table:table-cell>
          <table:table-cell table:style-name="ACE-138" office:value-type="float" office:value="-1.8999999999999999">
            <text:p>−1.9</text:p>
          </table:table-cell>
          <table:table-cell table:style-name="ACE-138"/>
          <table:table-cell table:style-name="ACE-138" table:formula="of:=[.W27]-[.Y27]" office:value-type="float" office:value="1.8700000000000001">
            <text:p>1.87</text:p>
          </table:table-cell>
          <table:table-cell table:style-name="ACE-155" table:formula="of:=[.L27]-([.AC27])" office:value-type="float" office:value="0.72999999999999998">
            <text:p>0.73</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Carter, (1982)</text:p>
          </table:table-cell>
          <table:table-cell table:style-name="ACE-138" office:value-type="string">
            <text:p>Shaw and Carter, (1994)</text:p>
          </table:table-cell>
          <table:table-cell table:style-name="ACE-138"/>
          <table:table-cell table:style-name="ACE-145"/>
          <table:table-cell table:number-columns-repeated="219" table:style-name="ACE-138"/>
        </table:table-row>
        <table:table-row table:style-name="AROW-0">
          <table:table-cell table:style-name="ACE-125" office:value-type="string">
            <text:p>(16) N. Donegal</text:p>
          </table:table-cell>
          <table:table-cell table:style-name="ACE-138" office:value-type="string">
            <text:p>Clonmass, Donegal</text:p>
          </table:table-cell>
          <table:table-cell table:style-name="ACE-138" office:value-type="string">
            <text:p>C075 355</text:p>
          </table:table-cell>
          <table:table-cell table:style-name="ACE-141" office:value-type="float" office:value="55.166594927399998">
            <text:p>55.167</text:p>
          </table:table-cell>
          <table:table-cell table:style-name="ACE-141" office:value-type="float" office:value="-7.8830712792000002">
            <text:p>−7.883</text:p>
          </table:table-cell>
          <table:table-cell table:style-name="ACE-138" office:value-type="string">
            <text:p>SRR-2395</text:p>
          </table:table-cell>
          <table:table-cell table:style-name="ACE-138" office:value-type="string">
            <text:p>1670±50</text:p>
          </table:table-cell>
          <table:table-cell table:style-name="ACE-145"/>
          <table:table-cell table:style-name="ACE-138" office:value-type="string">
            <text:p>1417-1702</text:p>
          </table:table-cell>
          <table:table-cell table:style-name="ACE-138" table:formula="of:=SUM(1417+1702)/2" office:value-type="float" office:value="1559.5">
            <text:p>1559.5</text:p>
          </table:table-cell>
          <table:table-cell table:style-name="ACE-149" table:formula="of:=SUM(1417-1702)/2" office:value-type="float" office:value="-142.5">
            <text:p>143</text:p>
          </table:table-cell>
          <table:table-cell table:style-name="ACE-138" office:value-type="float" office:value="-0.20000000000000001">
            <text:p>−0.2</text:p>
          </table:table-cell>
          <table:table-cell table:style-name="ACE-138"/>
          <table:table-cell table:style-name="ACE-138" office:value-type="string">
            <text:p>Wood (Taxus)</text:p>
          </table:table-cell>
          <table:table-cell table:number-columns-repeated="2" table:style-name="ACE-138"/>
          <table:table-cell table:style-name="ACE-138" office:value-type="string">
            <text:p>Pollen</text:p>
          </table:table-cell>
          <table:table-cell table:style-name="ACE-138" office:value-type="string">
            <text:p>MHWST</text:p>
          </table:table-cell>
          <table:table-cell table:style-name="ACE-145"/>
          <table:table-cell table:style-name="ACE-138" office:value-type="string">
            <text:p>Fanad Head</text:p>
          </table:table-cell>
          <table:table-cell table:number-columns-repeated="2" table:style-name="ACE-138"/>
          <table:table-cell table:style-name="ACE-138" office:value-type="float" office:value="1.3300000000000001">
            <text:p>1.33</text:p>
          </table:table-cell>
          <table:table-cell table:style-name="ACE-138" office:value-type="float" office:value="0.33000000000000002">
            <text:p>0.33</text:p>
          </table:table-cell>
          <table:table-cell table:style-name="ACE-138" office:value-type="float" office:value="-0.40999999999999998">
            <text:p>−0.41</text:p>
          </table:table-cell>
          <table:table-cell table:style-name="ACE-138" office:value-type="float" office:value="-1.1699999999999999">
            <text:p>−1.17</text:p>
          </table:table-cell>
          <table:table-cell table:style-name="ACE-138" office:value-type="float" office:value="-2.1699999999999999">
            <text:p>−2.17</text:p>
          </table:table-cell>
          <table:table-cell table:style-name="ACE-138"/>
          <table:table-cell table:style-name="ACE-138" table:formula="of:=[.W28]-[.Y28]" office:value-type="float" office:value="1.74">
            <text:p>1.74</text:p>
          </table:table-cell>
          <table:table-cell table:style-name="ACE-155" table:formula="of:=[.L28]-([.AC28])" office:value-type="float" office:value="-1.9399999999999999">
            <text:p>−1.94</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Shaw, (1985)</text:p>
          </table:table-cell>
          <table:table-cell table:number-columns-repeated="2" table:style-name="ACE-138"/>
          <table:table-cell table:style-name="ACE-145"/>
          <table:table-cell table:number-columns-repeated="219" table:style-name="ACE-138"/>
        </table:table-row>
        <table:table-row table:style-name="AROW-0">
          <table:table-cell table:style-name="ACE-125" office:value-type="string">
            <text:p>(16) N. Donegal</text:p>
          </table:table-cell>
          <table:table-cell table:style-name="ACE-138" office:value-type="string">
            <text:p>Clonmass, Donegal</text:p>
          </table:table-cell>
          <table:table-cell table:style-name="ACE-138" office:value-type="string">
            <text:p>C075 356</text:p>
          </table:table-cell>
          <table:table-cell table:style-name="ACE-141" office:value-type="float" office:value="55.167493151499997">
            <text:p>55.167</text:p>
          </table:table-cell>
          <table:table-cell table:style-name="ACE-141" office:value-type="float" office:value="-7.8830686424999996">
            <text:p>−7.883</text:p>
          </table:table-cell>
          <table:table-cell table:style-name="ACE-138" office:value-type="string">
            <text:p>SRR-2396</text:p>
          </table:table-cell>
          <table:table-cell table:style-name="ACE-138" office:value-type="string">
            <text:p>3990±70</text:p>
          </table:table-cell>
          <table:table-cell table:style-name="ACE-145"/>
          <table:table-cell table:style-name="ACE-138" office:value-type="string">
            <text:p>4239-4803</text:p>
          </table:table-cell>
          <table:table-cell table:style-name="ACE-138" table:formula="of:=SUM(4239+4803)/2" office:value-type="float" office:value="4521">
            <text:p>4521</text:p>
          </table:table-cell>
          <table:table-cell table:style-name="ACE-149" table:formula="of:=SUM(4239-4803)/2" office:value-type="float" office:value="-282">
            <text:p>282</text:p>
          </table:table-cell>
          <table:table-cell table:style-name="ACE-138" office:value-type="float" office:value="1.5">
            <text:p>1.5</text:p>
          </table:table-cell>
          <table:table-cell table:style-name="ACE-138"/>
          <table:table-cell table:style-name="ACE-138" office:value-type="string">
            <text:p>Wood (Alnus)</text:p>
          </table:table-cell>
          <table:table-cell table:number-columns-repeated="2" table:style-name="ACE-138"/>
          <table:table-cell table:style-name="ACE-138" office:value-type="string">
            <text:p>Pollen</text:p>
          </table:table-cell>
          <table:table-cell table:style-name="ACE-138" office:value-type="string">
            <text:p>MHWST</text:p>
          </table:table-cell>
          <table:table-cell table:style-name="ACE-145"/>
          <table:table-cell table:style-name="ACE-138" office:value-type="string">
            <text:p>Fanad Head</text:p>
          </table:table-cell>
          <table:table-cell table:number-columns-repeated="2" table:style-name="ACE-138"/>
          <table:table-cell table:style-name="ACE-138" office:value-type="float" office:value="1.3300000000000001">
            <text:p>1.33</text:p>
          </table:table-cell>
          <table:table-cell table:style-name="ACE-138" office:value-type="float" office:value="0.33000000000000002">
            <text:p>0.33</text:p>
          </table:table-cell>
          <table:table-cell table:style-name="ACE-138" office:value-type="float" office:value="-0.40999999999999998">
            <text:p>−0.41</text:p>
          </table:table-cell>
          <table:table-cell table:style-name="ACE-138" office:value-type="float" office:value="-1.1699999999999999">
            <text:p>−1.17</text:p>
          </table:table-cell>
          <table:table-cell table:style-name="ACE-138" office:value-type="float" office:value="-2.1699999999999999">
            <text:p>−2.17</text:p>
          </table:table-cell>
          <table:table-cell table:style-name="ACE-153"/>
          <table:table-cell table:style-name="ACE-138" table:formula="of:=[.W29]-[.Y29]" office:value-type="float" office:value="1.74">
            <text:p>1.74</text:p>
          </table:table-cell>
          <table:table-cell table:style-name="ACE-155" table:formula="of:=[.L29]-([.AC29])" office:value-type="float" office:value="-0.23999999999999999">
            <text:p>−0.24</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Shaw, (1985)</text:p>
          </table:table-cell>
          <table:table-cell table:number-columns-repeated="2" table:style-name="ACE-138"/>
          <table:table-cell table:style-name="ACE-145"/>
          <table:table-cell table:number-columns-repeated="219" table:style-name="ACE-138"/>
        </table:table-row>
        <table:table-row table:style-name="AROW-0">
          <table:table-cell table:style-name="ACE-125" office:value-type="string">
            <text:p>(16) N. Donegal</text:p>
          </table:table-cell>
          <table:table-cell table:style-name="ACE-138" office:value-type="string">
            <text:p>Clonmass, Donegal</text:p>
          </table:table-cell>
          <table:table-cell table:style-name="ACE-138" office:value-type="string">
            <text:p>C075 357</text:p>
          </table:table-cell>
          <table:table-cell table:style-name="ACE-141" office:value-type="float" office:value="55.168391375600002">
            <text:p>55.168</text:p>
          </table:table-cell>
          <table:table-cell table:style-name="ACE-141" office:value-type="float" office:value="-7.8830660054999999">
            <text:p>−7.883</text:p>
          </table:table-cell>
          <table:table-cell table:style-name="ACE-138" office:value-type="string">
            <text:p>SRR-2397</text:p>
          </table:table-cell>
          <table:table-cell table:style-name="ACE-138" office:value-type="string">
            <text:p>4540±100</text:p>
          </table:table-cell>
          <table:table-cell table:style-name="ACE-145"/>
          <table:table-cell table:style-name="ACE-138" office:value-type="string">
            <text:p>4876-5467</text:p>
          </table:table-cell>
          <table:table-cell table:style-name="ACE-138" table:formula="of:=SUM(4876+5467)/2" office:value-type="float" office:value="5171.5">
            <text:p>5171.5</text:p>
          </table:table-cell>
          <table:table-cell table:style-name="ACE-149" table:formula="of:=SUM(4876-5467)/2" office:value-type="float" office:value="-295.5">
            <text:p>296</text:p>
          </table:table-cell>
          <table:table-cell table:style-name="ACE-138" office:value-type="float" office:value="2.6299999999999999">
            <text:p>2.63</text:p>
          </table:table-cell>
          <table:table-cell table:style-name="ACE-138"/>
          <table:table-cell table:style-name="ACE-138" office:value-type="string">
            <text:p>Wood (Alnus)</text:p>
          </table:table-cell>
          <table:table-cell table:number-columns-repeated="2" table:style-name="ACE-138"/>
          <table:table-cell table:style-name="ACE-138" office:value-type="string">
            <text:p>Pollen</text:p>
          </table:table-cell>
          <table:table-cell table:style-name="ACE-138" office:value-type="string">
            <text:p>MHWST</text:p>
          </table:table-cell>
          <table:table-cell table:style-name="ACE-145"/>
          <table:table-cell table:style-name="ACE-138" office:value-type="string">
            <text:p>Fanad Head</text:p>
          </table:table-cell>
          <table:table-cell table:number-columns-repeated="2" table:style-name="ACE-138"/>
          <table:table-cell table:style-name="ACE-140" office:value-type="float" office:value="1.3300000000000001">
            <text:p>1.33</text:p>
          </table:table-cell>
          <table:table-cell table:style-name="ACE-140" office:value-type="float" office:value="0.33000000000000002">
            <text:p>0.33</text:p>
          </table:table-cell>
          <table:table-cell table:style-name="ACE-140" office:value-type="float" office:value="-0.40999999999999998">
            <text:p>−0.41</text:p>
          </table:table-cell>
          <table:table-cell table:style-name="ACE-140" office:value-type="float" office:value="-1.1699999999999999">
            <text:p>−1.17</text:p>
          </table:table-cell>
          <table:table-cell table:style-name="ACE-140" office:value-type="float" office:value="-2.1699999999999999">
            <text:p>−2.17</text:p>
          </table:table-cell>
          <table:table-cell table:style-name="ACE-153"/>
          <table:table-cell table:style-name="ACE-138" table:formula="of:=[.W30]-[.Y30]" office:value-type="float" office:value="1.74">
            <text:p>1.74</text:p>
          </table:table-cell>
          <table:table-cell table:style-name="ACE-155" table:formula="of:=[.L30]-([.AC30])" office:value-type="float" office:value="0.8899999999999999">
            <text:p>0.89</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Shaw, (1985)</text:p>
          </table:table-cell>
          <table:table-cell table:number-columns-repeated="2" table:style-name="ACE-138"/>
          <table:table-cell table:style-name="ACE-145"/>
          <table:table-cell table:number-columns-repeated="219" table:style-name="ACE-138"/>
        </table:table-row>
        <table:table-row table:style-name="AROW-0">
          <table:table-cell table:style-name="ACE-132" office:value-type="string">
            <text:p><text:a xlink:type="simple" xlink:actuate="onRequest" xlink:href="#">(17) Lough Swilly</text:a></text:p>
          </table:table-cell>
          <table:table-cell table:style-name="ACE-138" office:value-type="string">
            <text:p>Drumskellan</text:p>
          </table:table-cell>
          <table:table-cell table:style-name="ACE-138" office:value-type="string">
            <text:p>C494 277</text:p>
          </table:table-cell>
          <table:table-cell table:style-name="ACE-141" office:value-type="float" office:value="55.094134572599998">
            <text:p>55.094</text:p>
          </table:table-cell>
          <table:table-cell table:style-name="ACE-141" office:value-type="float" office:value="-7.2270137433999997">
            <text:p>−7.227</text:p>
          </table:table-cell>
          <table:table-cell table:style-name="ACE-138" office:value-type="string">
            <text:p>UB-206</text:p>
          </table:table-cell>
          <table:table-cell table:style-name="ACE-138" office:value-type="string">
            <text:p>6955±100</text:p>
          </table:table-cell>
          <table:table-cell table:style-name="ACE-145"/>
          <table:table-cell table:style-name="ACE-138" office:value-type="string">
            <text:p>7615-7960</text:p>
          </table:table-cell>
          <table:table-cell table:style-name="ACE-138" table:formula="of:=SUM(7615+7960)/2" office:value-type="float" office:value="7787.5">
            <text:p>7787.5</text:p>
          </table:table-cell>
          <table:table-cell table:style-name="ACE-149" table:formula="of:=SUM(7615-7960)/2" office:value-type="float" office:value="-172.5">
            <text:p>173</text:p>
          </table:table-cell>
          <table:table-cell table:style-name="ACE-138" office:value-type="float" office:value="1.3">
            <text:p>1.3</text:p>
          </table:table-cell>
          <table:table-cell table:style-name="ACE-138"/>
          <table:table-cell table:style-name="ACE-138" office:value-type="string">
            <text:p>Quercus trunk</text:p>
          </table:table-cell>
          <table:table-cell table:style-name="ACE-138"/>
          <table:table-cell table:style-name="ACE-138" office:value-type="string">
            <text:p>M/T</text:p>
          </table:table-cell>
          <table:table-cell table:style-name="ACE-138"/>
          <table:table-cell table:style-name="ACE-138" office:value-type="string">
            <text:p>MHWST</text:p>
          </table:table-cell>
          <table:table-cell table:style-name="ACE-145"/>
          <table:table-cell table:style-name="ACE-146" office:value-type="string">
            <text:p>Culmore Point</text:p>
          </table:table-cell>
          <table:table-cell table:style-name="ACE-138"/>
          <table:table-cell table:style-name="ACE-146"/>
          <table:table-cell table:style-name="ACE-152" office:value-type="float" office:value="0.80000000000000004">
            <text:p>0.80</text:p>
          </table:table-cell>
          <table:table-cell table:style-name="ACE-152" office:value-type="float" office:value="0.20000000000000001">
            <text:p>0.20</text:p>
          </table:table-cell>
          <table:table-cell table:style-name="ACE-152" office:value-type="float" office:value="0">
            <text:p>0.00</text:p>
          </table:table-cell>
          <table:table-cell table:style-name="ACE-152" office:value-type="float" office:value="-0.59999999999999998">
            <text:p>−0.60</text:p>
          </table:table-cell>
          <table:table-cell table:style-name="ACE-152" office:value-type="float" office:value="-1.2">
            <text:p>−1.20</text:p>
          </table:table-cell>
          <table:table-cell table:style-name="ACE-138"/>
          <table:table-cell table:style-name="ACE-140" table:formula="of:=[.W31]-[.Y31]" office:value-type="float" office:value="0.80000000000000004">
            <text:p>0.80</text:p>
          </table:table-cell>
          <table:table-cell table:style-name="ACE-155" table:formula="of:=[.L31]-([.AC31])" office:value-type="float" office:value="0.5">
            <text:p>0.5</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Colhoun et al, (1973)</text:p>
          </table:table-cell>
          <table:table-cell table:style-name="ACE-138" office:value-type="string">
            <text:p>Carter, (1982)</text:p>
          </table:table-cell>
          <table:table-cell table:style-name="ACE-138"/>
          <table:table-cell table:style-name="ACE-145"/>
          <table:table-cell table:number-columns-repeated="219" table:style-name="ACE-138"/>
        </table:table-row>
        <table:table-row table:style-name="AROW-0">
          <table:table-cell table:style-name="ACE-133" office:value-type="string">
            <text:p><text:a xlink:type="simple" xlink:actuate="onRequest" xlink:href="#">(17) Lough Swilly</text:a></text:p>
          </table:table-cell>
          <table:table-cell table:style-name="ACE-138" office:value-type="string">
            <text:p>Corvish, Co. Donegal</text:p>
          </table:table-cell>
          <table:table-cell table:style-name="ACE-138"/>
          <table:table-cell table:style-name="ACE-141" office:value-type="float" office:value="55.281500000000001">
            <text:p>55.282</text:p>
          </table:table-cell>
          <table:table-cell table:style-name="ACE-141" office:value-type="float" office:value="-7.2552000000000003">
            <text:p>−7.255</text:p>
          </table:table-cell>
          <table:table-cell table:style-name="ACE-138" office:value-type="string">
            <text:p>AA32315</text:p>
          </table:table-cell>
          <table:table-cell table:style-name="ACE-138" office:value-type="string">
            <text:p>14445±100</text:p>
          </table:table-cell>
          <table:table-cell table:style-name="ACE-138"/>
          <table:table-cell table:style-name="ACE-138" office:value-type="string">
            <text:p>16275-17150</text:p>
          </table:table-cell>
          <table:table-cell table:style-name="ACE-138" table:formula="of:=SUM(16275+17150)/2" office:value-type="float" office:value="16712.5">
            <text:p>16712.5</text:p>
          </table:table-cell>
          <table:table-cell table:style-name="ACE-149" table:formula="of:=SUM(16275-17150)/2" office:value-type="float" office:value="-437.5">
            <text:p>438</text:p>
          </table:table-cell>
          <table:table-cell table:style-name="ACE-138" office:value-type="float" office:value="2.5899999999999999">
            <text:p>2.59</text:p>
          </table:table-cell>
          <table:table-cell table:style-name="ACE-138"/>
          <table:table-cell table:style-name="ACE-151" office:value-type="string">
            <text:p>Elphidium clavatum (foraminifera). </text:p>
          </table:table-cell>
          <table:table-cell table:number-columns-repeated="3" table:style-name="ACE-138"/>
          <table:table-cell table:style-name="ACE-138" office:value-type="string">
            <text:p>HAT</text:p>
          </table:table-cell>
          <table:table-cell table:style-name="ACE-138"/>
          <table:table-cell table:style-name="ACE-138" office:value-type="string">
            <text:p>Portmore</text:p>
          </table:table-cell>
          <table:table-cell table:style-name="ACE-138"/>
          <table:table-cell table:style-name="ACE-138" office:value-type="float" office:value="2.02">
            <text:p>2.02</text:p>
          </table:table-cell>
          <table:table-cell table:style-name="ACE-138" office:value-type="float" office:value="1.52">
            <text:p>1.52</text:p>
          </table:table-cell>
          <table:table-cell table:style-name="ACE-138" office:value-type="float" office:value="0.52000000000000002">
            <text:p>0.52</text:p>
          </table:table-cell>
          <table:table-cell table:style-name="ACE-138" office:value-type="float" office:value="-0.40999999999999998">
            <text:p>−0.41</text:p>
          </table:table-cell>
          <table:table-cell table:style-name="ACE-138" office:value-type="float" office:value="-0.68000000000000005">
            <text:p>−0.68</text:p>
          </table:table-cell>
          <table:table-cell table:style-name="ACE-138" office:value-type="float" office:value="-1.78">
            <text:p>−1.78</text:p>
          </table:table-cell>
          <table:table-cell table:style-name="ACE-138"/>
          <table:table-cell table:style-name="ACE-138" table:formula="of:=[.V32]-[.Y32]" office:value-type="float" office:value="2.4300000000000002">
            <text:p>2.43</text:p>
          </table:table-cell>
          <table:table-cell table:style-name="ACE-156" table:formula="of:=[.L32]-([.AC32])" office:value-type="float" office:value="0.1599999999999997">
            <text:p>0.16</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and Clark, (2003)</text:p>
          </table:table-cell>
          <table:table-cell table:number-columns-repeated="222" table:style-name="ACE-138"/>
        </table:table-row>
        <table:table-row table:style-name="AROW-0">
          <table:table-cell table:style-name="ACE-133" office:value-type="string">
            <text:p><text:a xlink:type="simple" xlink:actuate="onRequest" xlink:href="#">(17) Lough Swilly</text:a></text:p>
          </table:table-cell>
          <table:table-cell table:style-name="ACE-138" office:value-type="string">
            <text:p>Corvish, Co. Donegal</text:p>
          </table:table-cell>
          <table:table-cell table:style-name="ACE-138"/>
          <table:table-cell table:style-name="ACE-141" office:value-type="float" office:value="55.281500000000001">
            <text:p>55.282</text:p>
          </table:table-cell>
          <table:table-cell table:style-name="ACE-141" office:value-type="float" office:value="-7.2552000000000003">
            <text:p>−7.255</text:p>
          </table:table-cell>
          <table:table-cell table:style-name="ACE-138" office:value-type="string">
            <text:p>AA33831</text:p>
          </table:table-cell>
          <table:table-cell table:style-name="ACE-138" office:value-type="string">
            <text:p>15425±95</text:p>
          </table:table-cell>
          <table:table-cell table:style-name="ACE-138"/>
          <table:table-cell table:style-name="ACE-138" office:value-type="string">
            <text:p>18027-18634</text:p>
          </table:table-cell>
          <table:table-cell table:style-name="ACE-138" table:formula="of:=SUM(18027+18634)/2" office:value-type="float" office:value="18330.5">
            <text:p>18330.5</text:p>
          </table:table-cell>
          <table:table-cell table:style-name="ACE-149" table:formula="of:=SUM(18027-18634)/2" office:value-type="float" office:value="-303.5">
            <text:p>304</text:p>
          </table:table-cell>
          <table:table-cell table:style-name="ACE-138" office:value-type="float" office:value="-0.91000000000000003">
            <text:p>−0.91</text:p>
          </table:table-cell>
          <table:table-cell table:style-name="ACE-138"/>
          <table:table-cell table:style-name="ACE-151" office:value-type="string">
            <text:p>Elphidium clavatum (foraminifera). </text:p>
          </table:table-cell>
          <table:table-cell table:number-columns-repeated="3" table:style-name="ACE-138"/>
          <table:table-cell table:style-name="ACE-138" office:value-type="string">
            <text:p>HAT</text:p>
          </table:table-cell>
          <table:table-cell table:style-name="ACE-138"/>
          <table:table-cell table:style-name="ACE-138" office:value-type="string">
            <text:p>Portmore</text:p>
          </table:table-cell>
          <table:table-cell table:style-name="ACE-138"/>
          <table:table-cell table:style-name="ACE-138" office:value-type="float" office:value="2.02">
            <text:p>2.02</text:p>
          </table:table-cell>
          <table:table-cell table:style-name="ACE-138" office:value-type="float" office:value="1.52">
            <text:p>1.52</text:p>
          </table:table-cell>
          <table:table-cell table:style-name="ACE-138" office:value-type="float" office:value="0.52000000000000002">
            <text:p>0.52</text:p>
          </table:table-cell>
          <table:table-cell table:style-name="ACE-138" office:value-type="float" office:value="-0.40999999999999998">
            <text:p>−0.41</text:p>
          </table:table-cell>
          <table:table-cell table:style-name="ACE-138" office:value-type="float" office:value="-0.68000000000000005">
            <text:p>−0.68</text:p>
          </table:table-cell>
          <table:table-cell table:style-name="ACE-138" office:value-type="float" office:value="-1.78">
            <text:p>−1.78</text:p>
          </table:table-cell>
          <table:table-cell table:style-name="ACE-138"/>
          <table:table-cell table:style-name="ACE-138" table:formula="of:=[.V33]-[.Y33]" office:value-type="float" office:value="2.4300000000000002">
            <text:p>2.43</text:p>
          </table:table-cell>
          <table:table-cell table:style-name="ACE-156" table:formula="of:=[.L33]-([.AC33])" office:value-type="float" office:value="-3.3400000000000003">
            <text:p>−3.34</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and Clark, (2003)</text:p>
          </table:table-cell>
          <table:table-cell table:number-columns-repeated="222" table:style-name="ACE-138"/>
        </table:table-row>
        <table:table-row table:style-name="AROW-0">
          <table:table-cell table:style-name="ACE-133" office:value-type="string">
            <text:p><text:a xlink:type="simple" xlink:actuate="onRequest" xlink:href="#">(17) Lough Swilly</text:a></text:p>
          </table:table-cell>
          <table:table-cell table:style-name="ACE-138" office:value-type="string">
            <text:p>Corvish, Co. Donegal</text:p>
          </table:table-cell>
          <table:table-cell table:style-name="ACE-138"/>
          <table:table-cell table:style-name="ACE-141" office:value-type="float" office:value="55.281500000000001">
            <text:p>55.282</text:p>
          </table:table-cell>
          <table:table-cell table:style-name="ACE-141" office:value-type="float" office:value="-7.2552000000000003">
            <text:p>−7.255</text:p>
          </table:table-cell>
          <table:table-cell table:style-name="ACE-138" office:value-type="string">
            <text:p>AA45967</text:p>
          </table:table-cell>
          <table:table-cell table:style-name="ACE-138" office:value-type="string">
            <text:p>15590±150</text:p>
          </table:table-cell>
          <table:table-cell table:style-name="ACE-138"/>
          <table:table-cell table:style-name="ACE-138" office:value-type="string">
            <text:p>18057-18806</text:p>
          </table:table-cell>
          <table:table-cell table:style-name="ACE-138" table:formula="of:=SUM(18057+18806)/2" office:value-type="float" office:value="18431.5">
            <text:p>18431.5</text:p>
          </table:table-cell>
          <table:table-cell table:style-name="ACE-149" table:formula="of:=SUM(18057-18806)/2" office:value-type="float" office:value="-374.5">
            <text:p>375</text:p>
          </table:table-cell>
          <table:table-cell table:style-name="ACE-138" office:value-type="float" office:value="0.58999999999999997">
            <text:p>0.59</text:p>
          </table:table-cell>
          <table:table-cell table:style-name="ACE-138"/>
          <table:table-cell table:style-name="ACE-151" office:value-type="string">
            <text:p>Elphidium clavatum (foraminifera). </text:p>
          </table:table-cell>
          <table:table-cell table:number-columns-repeated="3" table:style-name="ACE-138"/>
          <table:table-cell table:style-name="ACE-138" office:value-type="string">
            <text:p>HAT</text:p>
          </table:table-cell>
          <table:table-cell table:style-name="ACE-138"/>
          <table:table-cell table:style-name="ACE-138" office:value-type="string">
            <text:p>Portmore</text:p>
          </table:table-cell>
          <table:table-cell table:style-name="ACE-138"/>
          <table:table-cell table:style-name="ACE-138" office:value-type="float" office:value="2.02">
            <text:p>2.02</text:p>
          </table:table-cell>
          <table:table-cell table:style-name="ACE-138" office:value-type="float" office:value="1.52">
            <text:p>1.52</text:p>
          </table:table-cell>
          <table:table-cell table:style-name="ACE-138" office:value-type="float" office:value="0.52000000000000002">
            <text:p>0.52</text:p>
          </table:table-cell>
          <table:table-cell table:style-name="ACE-138" office:value-type="float" office:value="-0.40999999999999998">
            <text:p>−0.41</text:p>
          </table:table-cell>
          <table:table-cell table:style-name="ACE-138" office:value-type="float" office:value="-0.68000000000000005">
            <text:p>−0.68</text:p>
          </table:table-cell>
          <table:table-cell table:style-name="ACE-138" office:value-type="float" office:value="-1.78">
            <text:p>−1.78</text:p>
          </table:table-cell>
          <table:table-cell table:style-name="ACE-138"/>
          <table:table-cell table:style-name="ACE-138" table:formula="of:=[.V34]-[.Y34]" office:value-type="float" office:value="2.4300000000000002">
            <text:p>2.43</text:p>
          </table:table-cell>
          <table:table-cell table:style-name="ACE-156" table:formula="of:=[.L34]-([.AC34])" office:value-type="float" office:value="-1.8400000000000003">
            <text:p>−1.84</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and Clark, (2003)</text:p>
          </table:table-cell>
          <table:table-cell table:number-columns-repeated="222" table:style-name="ACE-138"/>
        </table:table-row>
        <table:table-row table:style-name="AROW-0">
          <table:table-cell table:style-name="ACE-133" office:value-type="string">
            <text:p><text:a xlink:type="simple" xlink:actuate="onRequest" xlink:href="#">(17) Lough Swilly</text:a></text:p>
          </table:table-cell>
          <table:table-cell table:style-name="ACE-138" office:value-type="string">
            <text:p>Corvish, Co. Donegal</text:p>
          </table:table-cell>
          <table:table-cell table:style-name="ACE-138"/>
          <table:table-cell table:style-name="ACE-141" office:value-type="float" office:value="55.281500000000001">
            <text:p>55.282</text:p>
          </table:table-cell>
          <table:table-cell table:style-name="ACE-141" office:value-type="float" office:value="-7.2552000000000003">
            <text:p>−7.255</text:p>
          </table:table-cell>
          <table:table-cell table:style-name="ACE-138" office:value-type="string">
            <text:p>AA45968</text:p>
          </table:table-cell>
          <table:table-cell table:style-name="ACE-138" office:value-type="string">
            <text:p>16120±160</text:p>
          </table:table-cell>
          <table:table-cell table:style-name="ACE-138"/>
          <table:table-cell table:style-name="ACE-138" office:value-type="string">
            <text:p>18718-19273</text:p>
          </table:table-cell>
          <table:table-cell table:style-name="ACE-138" table:formula="of:=SUM(18718+19273)/2" office:value-type="float" office:value="18995.5">
            <text:p>18995.5</text:p>
          </table:table-cell>
          <table:table-cell table:style-name="ACE-149" table:formula="of:=SUM(18718-19273)/2" office:value-type="float" office:value="-277.5">
            <text:p>278</text:p>
          </table:table-cell>
          <table:table-cell table:style-name="ACE-138" office:value-type="float" office:value="1.5900000000000001">
            <text:p>1.59</text:p>
          </table:table-cell>
          <table:table-cell table:style-name="ACE-138"/>
          <table:table-cell table:style-name="ACE-151" office:value-type="string">
            <text:p>Elphidium clavatum (foraminifera). </text:p>
          </table:table-cell>
          <table:table-cell table:number-columns-repeated="3" table:style-name="ACE-138"/>
          <table:table-cell table:style-name="ACE-138" office:value-type="string">
            <text:p>HAT</text:p>
          </table:table-cell>
          <table:table-cell table:style-name="ACE-138"/>
          <table:table-cell table:style-name="ACE-138" office:value-type="string">
            <text:p>Portmore</text:p>
          </table:table-cell>
          <table:table-cell table:style-name="ACE-138"/>
          <table:table-cell table:style-name="ACE-138" office:value-type="float" office:value="2.02">
            <text:p>2.02</text:p>
          </table:table-cell>
          <table:table-cell table:style-name="ACE-138" office:value-type="float" office:value="1.52">
            <text:p>1.52</text:p>
          </table:table-cell>
          <table:table-cell table:style-name="ACE-138" office:value-type="float" office:value="0.52000000000000002">
            <text:p>0.52</text:p>
          </table:table-cell>
          <table:table-cell table:style-name="ACE-138" office:value-type="float" office:value="-0.40999999999999998">
            <text:p>−0.41</text:p>
          </table:table-cell>
          <table:table-cell table:style-name="ACE-138" office:value-type="float" office:value="-0.68000000000000005">
            <text:p>−0.68</text:p>
          </table:table-cell>
          <table:table-cell table:style-name="ACE-138" office:value-type="float" office:value="-1.78">
            <text:p>−1.78</text:p>
          </table:table-cell>
          <table:table-cell table:style-name="ACE-138"/>
          <table:table-cell table:style-name="ACE-138" table:formula="of:=[.V35]-[.Y35]" office:value-type="float" office:value="2.4300000000000002">
            <text:p>2.43</text:p>
          </table:table-cell>
          <table:table-cell table:style-name="ACE-156" table:formula="of:=[.L35]-([.AC35])" office:value-type="float" office:value="-0.84000000000000008">
            <text:p>−0.84</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and Clark, (2003)</text:p>
          </table:table-cell>
          <table:table-cell table:number-columns-repeated="222" table:style-name="ACE-138"/>
        </table:table-row>
        <table:table-row table:style-name="AROW-0">
          <table:table-cell table:style-name="ACE-133" office:value-type="string">
            <text:p><text:a xlink:type="simple" xlink:actuate="onRequest" xlink:href="#">(17) Lough Swilly</text:a></text:p>
          </table:table-cell>
          <table:table-cell table:style-name="ACE-138" office:value-type="string">
            <text:p>Corvish, Co. Donegal</text:p>
          </table:table-cell>
          <table:table-cell table:style-name="ACE-138"/>
          <table:table-cell table:style-name="ACE-141" office:value-type="float" office:value="55.281500000000001">
            <text:p>55.282</text:p>
          </table:table-cell>
          <table:table-cell table:style-name="ACE-141" office:value-type="float" office:value="-7.2552000000000003">
            <text:p>−7.255</text:p>
          </table:table-cell>
          <table:table-cell table:style-name="ACE-138" office:value-type="string">
            <text:p>AA45966</text:p>
          </table:table-cell>
          <table:table-cell table:style-name="ACE-138" office:value-type="string">
            <text:p>16460±430</text:p>
          </table:table-cell>
          <table:table-cell table:style-name="ACE-138"/>
          <table:table-cell table:style-name="ACE-138" office:value-type="string">
            <text:p>18566-20139</text:p>
          </table:table-cell>
          <table:table-cell table:style-name="ACE-138" table:formula="of:=SUM(18566+20139)/2" office:value-type="float" office:value="19352.5">
            <text:p>19352.5</text:p>
          </table:table-cell>
          <table:table-cell table:style-name="ACE-149" table:formula="of:=SUM(18566-20139)/2" office:value-type="float" office:value="-786.5">
            <text:p>787</text:p>
          </table:table-cell>
          <table:table-cell table:style-name="ACE-138" office:value-type="float" office:value="-0.40999999999999998">
            <text:p>−0.41</text:p>
          </table:table-cell>
          <table:table-cell table:style-name="ACE-138"/>
          <table:table-cell table:style-name="ACE-151" office:value-type="string">
            <text:p>Elphidium clavatum (foraminifera). </text:p>
          </table:table-cell>
          <table:table-cell table:number-columns-repeated="3" table:style-name="ACE-138"/>
          <table:table-cell table:style-name="ACE-138" office:value-type="string">
            <text:p>HAT</text:p>
          </table:table-cell>
          <table:table-cell table:style-name="ACE-138"/>
          <table:table-cell table:style-name="ACE-138" office:value-type="string">
            <text:p>Portmore</text:p>
          </table:table-cell>
          <table:table-cell table:style-name="ACE-138"/>
          <table:table-cell table:style-name="ACE-138" office:value-type="float" office:value="2.02">
            <text:p>2.02</text:p>
          </table:table-cell>
          <table:table-cell table:style-name="ACE-138" office:value-type="float" office:value="1.52">
            <text:p>1.52</text:p>
          </table:table-cell>
          <table:table-cell table:style-name="ACE-138" office:value-type="float" office:value="0.52000000000000002">
            <text:p>0.52</text:p>
          </table:table-cell>
          <table:table-cell table:style-name="ACE-138" office:value-type="float" office:value="-0.40999999999999998">
            <text:p>−0.41</text:p>
          </table:table-cell>
          <table:table-cell table:style-name="ACE-138" office:value-type="float" office:value="-0.68000000000000005">
            <text:p>−0.68</text:p>
          </table:table-cell>
          <table:table-cell table:style-name="ACE-138" office:value-type="float" office:value="-1.78">
            <text:p>−1.78</text:p>
          </table:table-cell>
          <table:table-cell table:style-name="ACE-138"/>
          <table:table-cell table:style-name="ACE-138" table:formula="of:=[.V36]-[.Y36]" office:value-type="float" office:value="2.4300000000000002">
            <text:p>2.43</text:p>
          </table:table-cell>
          <table:table-cell table:style-name="ACE-156" table:formula="of:=[.L36]-([.AC36])" office:value-type="float" office:value="-2.8400000000000003">
            <text:p>−2.84</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and Clark, (2003)</text:p>
          </table:table-cell>
          <table:table-cell table:number-columns-repeated="222" table:style-name="ACE-138"/>
        </table:table-row>
        <table:table-row table:style-name="AROW-0">
          <table:table-cell table:style-name="ACE-133" office:value-type="string">
            <text:p><text:a xlink:type="simple" xlink:actuate="onRequest" xlink:href="#">(17) Lough Swilly</text:a></text:p>
          </table:table-cell>
          <table:table-cell table:style-name="ACE-138" office:value-type="string">
            <text:p>Corvish, Co. Donegal</text:p>
          </table:table-cell>
          <table:table-cell table:style-name="ACE-138"/>
          <table:table-cell table:style-name="ACE-141" office:value-type="float" office:value="55.281500000000001">
            <text:p>55.282</text:p>
          </table:table-cell>
          <table:table-cell table:style-name="ACE-141" office:value-type="float" office:value="-7.2552000000000003">
            <text:p>−7.255</text:p>
          </table:table-cell>
          <table:table-cell table:style-name="ACE-138" office:value-type="string">
            <text:p>AA33832</text:p>
          </table:table-cell>
          <table:table-cell table:style-name="ACE-138" office:value-type="string">
            <text:p>17540±110</text:p>
          </table:table-cell>
          <table:table-cell table:style-name="ACE-138"/>
          <table:table-cell table:style-name="ACE-138" office:value-type="string">
            <text:p>19975-20524</text:p>
          </table:table-cell>
          <table:table-cell table:style-name="ACE-138" table:formula="of:=SUM(19975+20524)/2" office:value-type="float" office:value="20249.5">
            <text:p>20249.5</text:p>
          </table:table-cell>
          <table:table-cell table:style-name="ACE-149" table:formula="of:=SUM(19975-20524)/2" office:value-type="float" office:value="-274.5">
            <text:p>275</text:p>
          </table:table-cell>
          <table:table-cell table:style-name="ACE-138" office:value-type="float" office:value="-2.4100000000000001">
            <text:p>−2.41</text:p>
          </table:table-cell>
          <table:table-cell table:style-name="ACE-138"/>
          <table:table-cell table:style-name="ACE-151" office:value-type="string">
            <text:p>Quinqueloculina seminulum.</text:p>
          </table:table-cell>
          <table:table-cell table:number-columns-repeated="3" table:style-name="ACE-138"/>
          <table:table-cell table:style-name="ACE-138" office:value-type="string">
            <text:p>HAT</text:p>
          </table:table-cell>
          <table:table-cell table:style-name="ACE-138"/>
          <table:table-cell table:style-name="ACE-138" office:value-type="string">
            <text:p>Portmore</text:p>
          </table:table-cell>
          <table:table-cell table:style-name="ACE-138"/>
          <table:table-cell table:style-name="ACE-138" office:value-type="float" office:value="2.02">
            <text:p>2.02</text:p>
          </table:table-cell>
          <table:table-cell table:style-name="ACE-138" office:value-type="float" office:value="1.52">
            <text:p>1.52</text:p>
          </table:table-cell>
          <table:table-cell table:style-name="ACE-138" office:value-type="float" office:value="0.52000000000000002">
            <text:p>0.52</text:p>
          </table:table-cell>
          <table:table-cell table:style-name="ACE-138" office:value-type="float" office:value="-0.40999999999999998">
            <text:p>−0.41</text:p>
          </table:table-cell>
          <table:table-cell table:style-name="ACE-138" office:value-type="float" office:value="-0.68000000000000005">
            <text:p>−0.68</text:p>
          </table:table-cell>
          <table:table-cell table:style-name="ACE-138" office:value-type="float" office:value="-1.78">
            <text:p>−1.78</text:p>
          </table:table-cell>
          <table:table-cell table:style-name="ACE-138"/>
          <table:table-cell table:style-name="ACE-138" table:formula="of:=[.V37]-[.Y37]" office:value-type="float" office:value="2.4300000000000002">
            <text:p>2.43</text:p>
          </table:table-cell>
          <table:table-cell table:style-name="ACE-156" table:formula="of:=[.L37]-([.AC37])" office:value-type="float" office:value="-4.8399999999999999">
            <text:p>−4.84</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and Clark, (2003)</text:p>
          </table:table-cell>
          <table:table-cell table:number-columns-repeated="222" table:style-name="ACE-138"/>
        </table:table-row>
        <table:table-row table:style-name="AROW-0">
          <table:table-cell table:style-name="ACE-134" office:value-type="string">
            <text:p><text:a xlink:type="simple" xlink:actuate="onRequest" xlink:href="#">(18) Derry</text:a></text:p>
          </table:table-cell>
          <table:table-cell table:style-name="ACE-138" office:value-type="string">
            <text:p>Magilligan</text:p>
          </table:table-cell>
          <table:table-cell table:style-name="ACE-138" office:value-type="string">
            <text:p>C661 368</text:p>
          </table:table-cell>
          <table:table-cell table:style-name="ACE-141" office:value-type="float" office:value="55.173919118199997">
            <text:p>55.174</text:p>
          </table:table-cell>
          <table:table-cell table:style-name="ACE-141" office:value-type="float" office:value="-6.9633713206000003">
            <text:p>−6.963</text:p>
          </table:table-cell>
          <table:table-cell table:style-name="ACE-138" office:value-type="string">
            <text:p>(IGS-102a)</text:p>
          </table:table-cell>
          <table:table-cell table:style-name="ACE-138" office:value-type="string">
            <text:p>1055±100</text:p>
          </table:table-cell>
          <table:table-cell table:style-name="ACE-145"/>
          <table:table-cell table:style-name="ACE-138" office:value-type="string">
            <text:p>742-1224</text:p>
          </table:table-cell>
          <table:table-cell table:style-name="ACE-138" table:formula="of:=SUM(742+1224)/2" office:value-type="float" office:value="983">
            <text:p>983</text:p>
          </table:table-cell>
          <table:table-cell table:style-name="ACE-149" table:formula="of:=SUM(742-1224)/2" office:value-type="float" office:value="-241">
            <text:p>241</text:p>
          </table:table-cell>
          <table:table-cell table:style-name="ACE-138" office:value-type="float" office:value="3">
            <text:p>3</text:p>
          </table:table-cell>
          <table:table-cell table:style-name="ACE-138"/>
          <table:table-cell table:style-name="ACE-138" office:value-type="string">
            <text:p>Pinus Stump</text:p>
          </table:table-cell>
          <table:table-cell table:style-name="ACE-138"/>
          <table:table-cell table:style-name="ACE-138" office:value-type="string">
            <text:p>T</text:p>
          </table:table-cell>
          <table:table-cell table:style-name="ACE-138"/>
          <table:table-cell table:style-name="ACE-138" office:value-type="string">
            <text:p>MHWST</text:p>
          </table:table-cell>
          <table:table-cell table:style-name="ACE-145"/>
          <table:table-cell table:style-name="ACE-138" office:value-type="string">
            <text:p>Coleraine</text:p>
          </table:table-cell>
          <table:table-cell table:style-name="ACE-138" office:value-type="string">
            <text:p>Moville (317)</text:p>
          </table:table-cell>
          <table:table-cell table:style-name="ACE-138"/>
          <table:table-cell table:style-name="ACE-138" office:value-type="float" office:value="0.94999999999999996">
            <text:p>0.95</text:p>
          </table:table-cell>
          <table:table-cell table:style-name="ACE-138" office:value-type="float" office:value="0.55000000000000004">
            <text:p>0.55</text:p>
          </table:table-cell>
          <table:table-cell table:style-name="ACE-138" office:value-type="float" office:value="-0.14999999999999999">
            <text:p>−0.15</text:p>
          </table:table-cell>
          <table:table-cell table:style-name="ACE-138" office:value-type="float" office:value="-0.34999999999999998">
            <text:p>−0.35</text:p>
          </table:table-cell>
          <table:table-cell table:style-name="ACE-138" office:value-type="float" office:value="-0.84999999999999998">
            <text:p>−0.85</text:p>
          </table:table-cell>
          <table:table-cell table:style-name="ACE-138"/>
          <table:table-cell table:style-name="ACE-138" table:formula="of:=[.W38]-[.Y38]" office:value-type="float" office:value="1.0999999999999999">
            <text:p>1.1</text:p>
          </table:table-cell>
          <table:table-cell table:style-name="ACE-155" table:formula="of:=[.L38]-([.AC38])" office:value-type="float" office:value="1.9000000000000001">
            <text:p>1.9</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Bazley et al, (*)</text:p>
          </table:table-cell>
          <table:table-cell table:style-name="ACE-138" office:value-type="string">
            <text:p>Carter, (1982)</text:p>
          </table:table-cell>
          <table:table-cell table:style-name="ACE-138"/>
          <table:table-cell table:style-name="ACE-145"/>
          <table:table-cell table:number-columns-repeated="219" table:style-name="ACE-138"/>
        </table:table-row>
        <table:table-row table:style-name="AROW-0">
          <table:table-cell table:style-name="ACE-135" office:value-type="string">
            <text:p><text:a xlink:type="simple" xlink:actuate="onRequest" xlink:href="#">(18) Derry</text:a></text:p>
          </table:table-cell>
          <table:table-cell table:style-name="ACE-138" office:value-type="string">
            <text:p>Magilligan</text:p>
          </table:table-cell>
          <table:table-cell table:style-name="ACE-138" office:value-type="string">
            <text:p>C662 367</text:p>
          </table:table-cell>
          <table:table-cell table:style-name="ACE-141" office:value-type="float" office:value="55.163491911820003">
            <text:p>55.163</text:p>
          </table:table-cell>
          <table:table-cell table:style-name="ACE-141" office:value-type="float" office:value="-6.9618255449999999">
            <text:p>−6.962</text:p>
          </table:table-cell>
          <table:table-cell table:style-name="ACE-138" office:value-type="string">
            <text:p>UB-547</text:p>
          </table:table-cell>
          <table:table-cell table:style-name="ACE-138" office:value-type="string">
            <text:p>1535±40</text:p>
          </table:table-cell>
          <table:table-cell table:style-name="ACE-145"/>
          <table:table-cell table:style-name="ACE-138" office:value-type="string">
            <text:p>1346-1523</text:p>
          </table:table-cell>
          <table:table-cell table:style-name="ACE-138" table:formula="of:=SUM(1346+1523)/2" office:value-type="float" office:value="1434.5">
            <text:p>1434.5</text:p>
          </table:table-cell>
          <table:table-cell table:style-name="ACE-149" table:formula="of:=SUM(1346-1523)/2" office:value-type="float" office:value="-88.5">
            <text:p>89</text:p>
          </table:table-cell>
          <table:table-cell table:style-name="ACE-138" office:value-type="float" office:value="1.7">
            <text:p>1.7</text:p>
          </table:table-cell>
          <table:table-cell table:style-name="ACE-138"/>
          <table:table-cell table:style-name="ACE-138" office:value-type="string">
            <text:p>Pinus Stump (Likley allochthonous material)</text:p>
          </table:table-cell>
          <table:table-cell table:style-name="ACE-138"/>
          <table:table-cell table:style-name="ACE-138" office:value-type="string">
            <text:p>M</text:p>
          </table:table-cell>
          <table:table-cell table:style-name="ACE-138"/>
          <table:table-cell table:style-name="ACE-138" office:value-type="string">
            <text:p>MHWST</text:p>
          </table:table-cell>
          <table:table-cell table:style-name="ACE-145"/>
          <table:table-cell table:style-name="ACE-138" office:value-type="string">
            <text:p>Coleraine</text:p>
          </table:table-cell>
          <table:table-cell table:style-name="ACE-138" office:value-type="string">
            <text:p>Moville (317)</text:p>
          </table:table-cell>
          <table:table-cell table:style-name="ACE-138"/>
          <table:table-cell table:style-name="ACE-138" office:value-type="float" office:value="1">
            <text:p>1</text:p>
          </table:table-cell>
          <table:table-cell table:style-name="ACE-138" office:value-type="float" office:value="0.59999999999999998">
            <text:p>0.6</text:p>
          </table:table-cell>
          <table:table-cell table:style-name="ACE-138" office:value-type="float" office:value="-0.14999999999999999">
            <text:p>−0.15</text:p>
          </table:table-cell>
          <table:table-cell table:style-name="ACE-138" office:value-type="float" office:value="-0.29999999999999999">
            <text:p>−0.3</text:p>
          </table:table-cell>
          <table:table-cell table:style-name="ACE-138" office:value-type="float" office:value="-0.84999999999999998">
            <text:p>−0.85</text:p>
          </table:table-cell>
          <table:table-cell table:style-name="ACE-138"/>
          <table:table-cell table:style-name="ACE-138" table:formula="of:=[.W39]-[.Y39]" office:value-type="float" office:value="1.1499999999999999">
            <text:p>1.15</text:p>
          </table:table-cell>
          <table:table-cell table:style-name="ACE-156" table:formula="of:=[.L39]-([.AC39])" office:value-type="float" office:value="0.55000000000000004">
            <text:p>0.55</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Carter, (1975)</text:p>
          </table:table-cell>
          <table:table-cell table:style-name="ACE-138" office:value-type="string">
            <text:p>Carter, (1982)</text:p>
          </table:table-cell>
          <table:table-cell table:style-name="ACE-138"/>
          <table:table-cell table:style-name="ACE-145"/>
          <table:table-cell table:number-columns-repeated="219" table:style-name="ACE-138"/>
        </table:table-row>
        <table:table-row table:style-name="AROW-0">
          <table:table-cell table:style-name="ACE-135" office:value-type="string">
            <text:p><text:a xlink:type="simple" xlink:actuate="onRequest" xlink:href="#">(18) Derry</text:a></text:p>
          </table:table-cell>
          <table:table-cell table:style-name="ACE-138" office:value-type="string">
            <text:p>Castlerock</text:p>
          </table:table-cell>
          <table:table-cell table:style-name="ACE-138" office:value-type="string">
            <text:p>C800 354</text:p>
          </table:table-cell>
          <table:table-cell table:style-name="ACE-141" office:value-type="float" office:value="55.1592970779">
            <text:p>55.159</text:p>
          </table:table-cell>
          <table:table-cell table:style-name="ACE-141" office:value-type="float" office:value="-6.7456710757999998">
            <text:p>−6.746</text:p>
          </table:table-cell>
          <table:table-cell table:style-name="ACE-138" office:value-type="string">
            <text:p>UB-937</text:p>
          </table:table-cell>
          <table:table-cell table:style-name="ACE-138" office:value-type="string">
            <text:p>5315±135</text:p>
          </table:table-cell>
          <table:table-cell table:style-name="ACE-138" office:value-type="string">
            <text:p>-25.5</text:p>
          </table:table-cell>
          <table:table-cell table:style-name="ACE-138" office:value-type="string">
            <text:p>5751-6395</text:p>
          </table:table-cell>
          <table:table-cell table:style-name="ACE-138" table:formula="of:=SUM(5751+6395)/2" office:value-type="float" office:value="6073">
            <text:p>6073</text:p>
          </table:table-cell>
          <table:table-cell table:style-name="ACE-149" table:formula="of:=SUM(5751-6395)/2" office:value-type="float" office:value="-322">
            <text:p>322</text:p>
          </table:table-cell>
          <table:table-cell table:style-name="ACE-138" office:value-type="float" office:value="0">
            <text:p>0</text:p>
          </table:table-cell>
          <table:table-cell table:style-name="ACE-138"/>
          <table:table-cell table:style-name="ACE-138" office:value-type="string">
            <text:p>Quercus leaves</text:p>
          </table:table-cell>
          <table:table-cell table:style-name="ACE-138" office:value-type="string">
            <text:p>Contained within Peat</text:p>
          </table:table-cell>
          <table:table-cell table:style-name="ACE-138" office:value-type="string">
            <text:p>T</text:p>
          </table:table-cell>
          <table:table-cell table:style-name="ACE-138" office:value-type="string">
            <text:p>Pollen</text:p>
          </table:table-cell>
          <table:table-cell table:style-name="ACE-138" office:value-type="string">
            <text:p>MHWST</text:p>
          </table:table-cell>
          <table:table-cell table:style-name="ACE-138"/>
          <table:table-cell table:style-name="ACE-138" office:value-type="string">
            <text:p>Coleraine</text:p>
          </table:table-cell>
          <table:table-cell table:number-columns-repeated="2" table:style-name="ACE-138"/>
          <table:table-cell table:style-name="ACE-138" office:value-type="float" office:value="0.94999999999999996">
            <text:p>0.95</text:p>
          </table:table-cell>
          <table:table-cell table:style-name="ACE-138" office:value-type="float" office:value="0.55000000000000004">
            <text:p>0.55</text:p>
          </table:table-cell>
          <table:table-cell table:style-name="ACE-138" office:value-type="float" office:value="-0.14999999999999999">
            <text:p>−0.15</text:p>
          </table:table-cell>
          <table:table-cell table:style-name="ACE-138" office:value-type="float" office:value="-0.34999999999999998">
            <text:p>−0.35</text:p>
          </table:table-cell>
          <table:table-cell table:style-name="ACE-138" office:value-type="float" office:value="-0.84999999999999998">
            <text:p>−0.85</text:p>
          </table:table-cell>
          <table:table-cell table:style-name="ACE-138"/>
          <table:table-cell table:style-name="ACE-138" table:formula="of:=[.W40]-[.Y40]" office:value-type="float" office:value="1.0999999999999999">
            <text:p>1.1</text:p>
          </table:table-cell>
          <table:table-cell table:style-name="ACE-155" table:formula="of:=[.L40]-([.AC40])" office:value-type="float" office:value="-1.0999999999999999">
            <text:p>−1.1</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Pearson, (1979)</text:p>
          </table:table-cell>
          <table:table-cell table:style-name="ACE-138" office:value-type="string">
            <text:p>Carter, (1982)</text:p>
          </table:table-cell>
          <table:table-cell table:number-columns-repeated="221" table:style-name="ACE-138"/>
        </table:table-row>
        <table:table-row table:style-name="AROW-0">
          <table:table-cell table:style-name="ACE-135" office:value-type="string">
            <text:p><text:a xlink:type="simple" xlink:actuate="onRequest" xlink:href="#">(18) Derry</text:a></text:p>
          </table:table-cell>
          <table:table-cell table:style-name="ACE-138" office:value-type="string">
            <text:p>Sandelford (Coleraine)</text:p>
          </table:table-cell>
          <table:table-cell table:style-name="ACE-138"/>
          <table:table-cell table:style-name="ACE-140" office:value-type="float" office:value="55.118899999999996">
            <text:p>55.12</text:p>
          </table:table-cell>
          <table:table-cell table:style-name="ACE-140" office:value-type="float" office:value="-6.6673">
            <text:p>−6.67</text:p>
          </table:table-cell>
          <table:table-cell table:style-name="ACE-138" office:value-type="string">
            <text:p>Lu-2130</text:p>
          </table:table-cell>
          <table:table-cell table:style-name="ACE-138" office:value-type="string">
            <text:p>6120±70</text:p>
          </table:table-cell>
          <table:table-cell table:style-name="ACE-138" office:value-type="float" office:value="-25.899999999999999">
            <text:p>−25.9</text:p>
          </table:table-cell>
          <table:table-cell table:style-name="ACE-138" office:value-type="string">
            <text:p>6389-6719</text:p>
          </table:table-cell>
          <table:table-cell table:style-name="ACE-138" table:formula="of:=SUM(6389+6719)/2" office:value-type="float" office:value="6554">
            <text:p>6554</text:p>
          </table:table-cell>
          <table:table-cell table:style-name="ACE-149" table:formula="of:=SUM(6389-6719)/2" office:value-type="float" office:value="-165">
            <text:p>165</text:p>
          </table:table-cell>
          <table:table-cell table:style-name="ACE-138" office:value-type="float" office:value="0.050000000000000003">
            <text:p>0.05</text:p>
          </table:table-cell>
          <table:table-cell table:style-name="ACE-138"/>
          <table:table-cell table:style-name="ACE-138" office:value-type="string">
            <text:p>Estuarine Muds (Shell)</text:p>
          </table:table-cell>
          <table:table-cell table:style-name="ACE-138"/>
          <table:table-cell table:style-name="ACE-138" office:value-type="string">
            <text:p>T/M</text:p>
          </table:table-cell>
          <table:table-cell table:style-name="ACE-138"/>
          <table:table-cell table:style-name="ACE-138" office:value-type="string">
            <text:p>MHWST</text:p>
          </table:table-cell>
          <table:table-cell table:style-name="ACE-145"/>
          <table:table-cell table:style-name="ACE-138" office:value-type="string">
            <text:p>Coleraine</text:p>
          </table:table-cell>
          <table:table-cell table:number-columns-repeated="2" table:style-name="ACE-138"/>
          <table:table-cell table:style-name="ACE-138" office:value-type="float" office:value="0.94999999999999996">
            <text:p>0.95</text:p>
          </table:table-cell>
          <table:table-cell table:style-name="ACE-138" office:value-type="float" office:value="0.55000000000000004">
            <text:p>0.55</text:p>
          </table:table-cell>
          <table:table-cell table:style-name="ACE-138" office:value-type="float" office:value="-0.14999999999999999">
            <text:p>−0.15</text:p>
          </table:table-cell>
          <table:table-cell table:style-name="ACE-138" office:value-type="float" office:value="-0.34999999999999998">
            <text:p>−0.35</text:p>
          </table:table-cell>
          <table:table-cell table:style-name="ACE-138" office:value-type="float" office:value="-0.84999999999999998">
            <text:p>−0.85</text:p>
          </table:table-cell>
          <table:table-cell table:style-name="ACE-138"/>
          <table:table-cell table:style-name="ACE-138" table:formula="of:=[.W41]-[.Y41]" office:value-type="float" office:value="1.0999999999999999">
            <text:p>1.1</text:p>
          </table:table-cell>
          <table:table-cell table:style-name="ACE-156" table:formula="of:=[.L41]-([.AC41])" office:value-type="float" office:value="-1.0499999999999998">
            <text:p>−1.05</text:p>
          </table:table-cell>
          <table:table-cell table:style-name="ACE-138" office:value-type="string">
            <text:p>?</text:p>
          </table:table-cell>
          <table:table-cell table:style-name="ACE-157"/>
          <table:table-cell table:style-name="ACE-138" office:value-type="string">
            <text:p>C,S</text:p>
          </table:table-cell>
          <table:table-cell table:style-name="ACE-138" office:value-type="string">
            <text:p>Battarbee et al, (1982)</text:p>
          </table:table-cell>
          <table:table-cell table:number-columns-repeated="222" table:style-name="ACE-138"/>
        </table:table-row>
        <table:table-row table:style-name="AROW-0">
          <table:table-cell table:style-name="ACE-135" office:value-type="string">
            <text:p><text:a xlink:type="simple" xlink:actuate="onRequest" xlink:href="#">(18) Derry</text:a></text:p>
          </table:table-cell>
          <table:table-cell table:style-name="ACE-138" office:value-type="string">
            <text:p>Sandelford (Coleraine)</text:p>
          </table:table-cell>
          <table:table-cell table:style-name="ACE-138"/>
          <table:table-cell table:style-name="ACE-140" office:value-type="float" office:value="55.118899999999996">
            <text:p>55.12</text:p>
          </table:table-cell>
          <table:table-cell table:style-name="ACE-140" office:value-type="float" office:value="-6.6673">
            <text:p>−6.67</text:p>
          </table:table-cell>
          <table:table-cell table:style-name="ACE-138" office:value-type="string">
            <text:p>Lu-2127</text:p>
          </table:table-cell>
          <table:table-cell table:style-name="ACE-138" office:value-type="string">
            <text:p>7440±70</text:p>
          </table:table-cell>
          <table:table-cell table:style-name="ACE-138" office:value-type="float" office:value="-25.899999999999999">
            <text:p>−25.9</text:p>
          </table:table-cell>
          <table:table-cell table:style-name="ACE-138" office:value-type="string">
            <text:p>7732-8046</text:p>
          </table:table-cell>
          <table:table-cell table:style-name="ACE-138" table:formula="of:=SUM(7732+8046)/2" office:value-type="float" office:value="7889">
            <text:p>7889</text:p>
          </table:table-cell>
          <table:table-cell table:style-name="ACE-149" table:formula="of:=SUM(7732-8046)/2" office:value-type="float" office:value="-157">
            <text:p>157</text:p>
          </table:table-cell>
          <table:table-cell table:style-name="ACE-138" office:value-type="float" office:value="-4.04">
            <text:p>−4.04</text:p>
          </table:table-cell>
          <table:table-cell table:style-name="ACE-138"/>
          <table:table-cell table:style-name="ACE-138" office:value-type="string">
            <text:p>Estuarine Muds (Shell)</text:p>
          </table:table-cell>
          <table:table-cell table:style-name="ACE-138"/>
          <table:table-cell table:style-name="ACE-138" office:value-type="string">
            <text:p>M/T</text:p>
          </table:table-cell>
          <table:table-cell table:style-name="ACE-138"/>
          <table:table-cell table:style-name="ACE-138" office:value-type="string">
            <text:p>MHWST</text:p>
          </table:table-cell>
          <table:table-cell table:style-name="ACE-145"/>
          <table:table-cell table:style-name="ACE-138" office:value-type="string">
            <text:p>Coleraine</text:p>
          </table:table-cell>
          <table:table-cell table:number-columns-repeated="2" table:style-name="ACE-138"/>
          <table:table-cell table:style-name="ACE-138" office:value-type="float" office:value="0.94999999999999996">
            <text:p>0.95</text:p>
          </table:table-cell>
          <table:table-cell table:style-name="ACE-138" office:value-type="float" office:value="0.55000000000000004">
            <text:p>0.55</text:p>
          </table:table-cell>
          <table:table-cell table:style-name="ACE-138" office:value-type="float" office:value="-0.14999999999999999">
            <text:p>−0.15</text:p>
          </table:table-cell>
          <table:table-cell table:style-name="ACE-138" office:value-type="float" office:value="-0.34999999999999998">
            <text:p>−0.35</text:p>
          </table:table-cell>
          <table:table-cell table:style-name="ACE-138" office:value-type="float" office:value="-0.84999999999999998">
            <text:p>−0.85</text:p>
          </table:table-cell>
          <table:table-cell table:style-name="ACE-138"/>
          <table:table-cell table:style-name="ACE-138" table:formula="of:=[.W42]-[.Y42]" office:value-type="float" office:value="1.0999999999999999">
            <text:p>1.1</text:p>
          </table:table-cell>
          <table:table-cell table:style-name="ACE-156" table:formula="of:=[.L42]-([.AC42])" office:value-type="float" office:value="-5.1399999999999997">
            <text:p>−5.14</text:p>
          </table:table-cell>
          <table:table-cell table:style-name="ACE-138" office:value-type="string">
            <text:p>?</text:p>
          </table:table-cell>
          <table:table-cell table:style-name="ACE-157"/>
          <table:table-cell table:style-name="ACE-138" office:value-type="string">
            <text:p>C,S</text:p>
          </table:table-cell>
          <table:table-cell table:style-name="ACE-138" office:value-type="string">
            <text:p>Battarbee et al, (1982)</text:p>
          </table:table-cell>
          <table:table-cell table:number-columns-repeated="222" table:style-name="ACE-138"/>
        </table:table-row>
        <table:table-row table:style-name="AROW-0">
          <table:table-cell table:style-name="ACE-135" office:value-type="string">
            <text:p><text:a xlink:type="simple" xlink:actuate="onRequest" xlink:href="#">(18) Derry</text:a></text:p>
          </table:table-cell>
          <table:table-cell table:style-name="ACE-138" office:value-type="string">
            <text:p>Limavady, Derry</text:p>
          </table:table-cell>
          <table:table-cell table:style-name="ACE-138" office:value-type="string">
            <text:p>C672 245</text:p>
          </table:table-cell>
          <table:table-cell table:style-name="ACE-141" office:value-type="float" office:value="55.063307078100003">
            <text:p>55.063</text:p>
          </table:table-cell>
          <table:table-cell table:style-name="ACE-141" office:value-type="float" office:value="-6.9490165484000004">
            <text:p>−6.949</text:p>
          </table:table-cell>
          <table:table-cell table:style-name="ACE-138" office:value-type="string">
            <text:p>SRR-151</text:p>
          </table:table-cell>
          <table:table-cell table:style-name="ACE-138" office:value-type="string">
            <text:p>7602±55</text:p>
          </table:table-cell>
          <table:table-cell table:style-name="ACE-145"/>
          <table:table-cell table:style-name="ACE-138" office:value-type="string">
            <text:p>8330-8539</text:p>
          </table:table-cell>
          <table:table-cell table:style-name="ACE-138" table:formula="of:=SUM(8330+8539)/2" office:value-type="float" office:value="8434.5">
            <text:p>8434.5</text:p>
          </table:table-cell>
          <table:table-cell table:style-name="ACE-149" table:formula="of:=SUM(8330-8539)/2" office:value-type="float" office:value="-104.5">
            <text:p>105</text:p>
          </table:table-cell>
          <table:table-cell table:style-name="ACE-138" office:value-type="float" office:value="-4.7999999999999998">
            <text:p>−4.8</text:p>
          </table:table-cell>
          <table:table-cell table:style-name="ACE-138"/>
          <table:table-cell table:style-name="ACE-138" office:value-type="string">
            <text:p>Pinus Stump</text:p>
          </table:table-cell>
          <table:table-cell table:style-name="ACE-138"/>
          <table:table-cell table:style-name="ACE-138" office:value-type="string">
            <text:p>M/T</text:p>
          </table:table-cell>
          <table:table-cell table:style-name="ACE-138"/>
          <table:table-cell table:style-name="ACE-138" office:value-type="string">
            <text:p>MHWST</text:p>
          </table:table-cell>
          <table:table-cell table:style-name="ACE-145"/>
          <table:table-cell table:style-name="ACE-138" office:value-type="string">
            <text:p>River Foyle (Lisahally)</text:p>
          </table:table-cell>
          <table:table-cell table:number-columns-repeated="2" table:style-name="ACE-138"/>
          <table:table-cell table:style-name="ACE-138" office:value-type="float" office:value="1.3300000000000001">
            <text:p>1.33</text:p>
          </table:table-cell>
          <table:table-cell table:style-name="ACE-138" office:value-type="float" office:value="0.72999999999999998">
            <text:p>0.73</text:p>
          </table:table-cell>
          <table:table-cell table:style-name="ACE-138" office:value-type="float" office:value="0.23000000000000001">
            <text:p>0.23</text:p>
          </table:table-cell>
          <table:table-cell table:style-name="ACE-138" office:value-type="float" office:value="-0.17000000000000001">
            <text:p>−0.17</text:p>
          </table:table-cell>
          <table:table-cell table:style-name="ACE-138" office:value-type="float" office:value="-0.87">
            <text:p>−0.87</text:p>
          </table:table-cell>
          <table:table-cell table:style-name="ACE-138"/>
          <table:table-cell table:style-name="ACE-138" table:formula="of:=[.W43]-[.Y43]" office:value-type="float" office:value="1.1000000000000001">
            <text:p>1.1</text:p>
          </table:table-cell>
          <table:table-cell table:style-name="ACE-155" table:formula="of:=[.L43]-([.AC43])" office:value-type="float" office:value="-5.9000000000000004">
            <text:p>−5.9</text:p>
          </table:table-cell>
          <table:table-cell table:style-name="ACE-138" office:value-type="string">
            <text:p>?</text:p>
          </table:table-cell>
          <table:table-cell table:style-name="ACE-138"/>
          <table:table-cell table:style-name="ACE-138" office:value-type="string">
            <text:p>C,A</text:p>
          </table:table-cell>
          <table:table-cell table:style-name="ACE-138" office:value-type="string">
            <text:p>Bazley et al, </text:p>
          </table:table-cell>
          <table:table-cell table:style-name="ACE-138" office:value-type="string">
            <text:p>Carter, (1982)</text:p>
          </table:table-cell>
          <table:table-cell table:style-name="ACE-138"/>
          <table:table-cell table:style-name="ACE-145"/>
          <table:table-cell table:number-columns-repeated="219" table:style-name="ACE-138"/>
        </table:table-row>
        <table:table-row table:style-name="AROW-0">
          <table:table-cell table:style-name="ACE-125" office:value-type="string">
            <text:p>(19) N. Antrim</text:p>
          </table:table-cell>
          <table:table-cell table:style-name="ACE-138" office:value-type="string">
            <text:p>Church Bay, Rathlin Island</text:p>
          </table:table-cell>
          <table:table-cell table:style-name="ACE-138"/>
          <table:table-cell table:style-name="ACE-142" office:value-type="float" office:value="55.289999999999999">
            <text:p>55.29</text:p>
          </table:table-cell>
          <table:table-cell table:style-name="ACE-142" office:value-type="float" office:value="-6.1900000000000004">
            <text:p>−6.19</text:p>
          </table:table-cell>
          <table:table-cell table:style-name="ACE-138" office:value-type="string">
            <text:p>Beta-48580</text:p>
          </table:table-cell>
          <table:table-cell table:style-name="ACE-138" office:value-type="string">
            <text:p>12740±80</text:p>
          </table:table-cell>
          <table:table-cell table:style-name="ACE-138" office:value-type="float" office:value="-25">
            <text:p>−25</text:p>
          </table:table-cell>
          <table:table-cell table:style-name="ACE-138" office:value-type="string">
            <text:p>14009-14768</text:p>
          </table:table-cell>
          <table:table-cell table:style-name="ACE-138" table:formula="of:=SUM(14009+14768)/2" office:value-type="float" office:value="14388.5">
            <text:p>14388.5</text:p>
          </table:table-cell>
          <table:table-cell table:style-name="ACE-149" table:formula="of:=SUM(14009-14768)/2" office:value-type="float" office:value="-379.5">
            <text:p>380</text:p>
          </table:table-cell>
          <table:table-cell table:style-name="ACE-138" office:value-type="float" office:value="7.4000000000000004">
            <text:p>7.4</text:p>
          </table:table-cell>
          <table:table-cell table:style-name="ACE-138" office:value-type="string">
            <text:p>70-75</text:p>
          </table:table-cell>
          <table:table-cell table:style-name="ACE-138" office:value-type="string">
            <text:p>Shell (<text:span text:style-name="AC-italic">Littorina littorea</text:span>)</text:p>
          </table:table-cell>
          <table:table-cell table:style-name="ACE-138"/>
          <table:table-cell table:style-name="ACE-138" office:value-type="string">
            <text:p>T (barrier deposit)</text:p>
          </table:table-cell>
          <table:table-cell table:style-name="ACE-138"/>
          <table:table-cell table:style-name="ACE-138" office:value-type="string">
            <text:p>MHWST</text:p>
          </table:table-cell>
          <table:table-cell table:style-name="ACE-145"/>
          <table:table-cell table:style-name="ACE-138" office:value-type="string">
            <text:p>Ballycastle Bay</text:p>
          </table:table-cell>
          <table:table-cell table:number-columns-repeated="2" table:style-name="ACE-138"/>
          <table:table-cell table:style-name="ACE-138" table:formula="of:=(1.2-0.81999999999999995)" office:value-type="float" office:value="0.38">
            <text:p>0.38</text:p>
          </table:table-cell>
          <table:table-cell table:style-name="ACE-138" table:formula="of:=1.1000000000000001-0.81999999999999995" office:value-type="float" office:value="0.28000000000000014">
            <text:p>0.28</text:p>
          </table:table-cell>
          <table:table-cell table:style-name="ACE-138" table:formula="of:=0.79000000000000004-0.81999999999999995" office:value-type="float" office:value="-0.029999999999999916">
            <text:p>−0.03</text:p>
          </table:table-cell>
          <table:table-cell table:style-name="ACE-138" table:formula="of:=0.69999999999999996-0.81999999999999995" office:value-type="float" office:value="-0.12">
            <text:p>−0.12</text:p>
          </table:table-cell>
          <table:table-cell table:style-name="ACE-138" table:formula="of:=0.29999999999999999-0.81999999999999995" office:value-type="float" office:value="-0.52000000000000002">
            <text:p>−0.52</text:p>
          </table:table-cell>
          <table:table-cell table:style-name="ACE-138"/>
          <table:table-cell table:style-name="ACE-138" table:formula="of:=[.W44]-[.Y44]" office:value-type="float" office:value="0.40999999999999992">
            <text:p>0.41</text:p>
          </table:table-cell>
          <table:table-cell table:style-name="ACE-155" table:formula="of:=[.L44]-([.AC44])" office:value-type="float" office:value="6.9900000000000002">
            <text:p>6.99</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Carter, (1993)</text:p>
          </table:table-cell>
          <table:table-cell table:number-columns-repeated="222" table:style-name="ACE-138"/>
        </table:table-row>
        <table:table-row table:style-name="AROW-0">
          <table:table-cell table:style-name="ACE-125" office:value-type="string">
            <text:p>(19) N. Antrim</text:p>
          </table:table-cell>
          <table:table-cell table:style-name="ACE-138" office:value-type="string">
            <text:p>Cushendun</text:p>
          </table:table-cell>
          <table:table-cell table:style-name="ACE-138" office:value-type="string">
            <text:p>D248 324</text:p>
          </table:table-cell>
          <table:table-cell table:style-name="ACE-141" office:value-type="float" office:value="55.1231103203">
            <text:p>55.123</text:p>
          </table:table-cell>
          <table:table-cell table:style-name="ACE-141" office:value-type="float" office:value="-6.0445181290000001">
            <text:p>−6.045</text:p>
          </table:table-cell>
          <table:table-cell table:style-name="ACE-138" office:value-type="string">
            <text:p>Q-373</text:p>
          </table:table-cell>
          <table:table-cell table:style-name="ACE-138" office:value-type="string">
            <text:p>4740±110</text:p>
          </table:table-cell>
          <table:table-cell table:style-name="ACE-138"/>
          <table:table-cell table:style-name="ACE-138" office:value-type="string">
            <text:p>5067-5721</text:p>
          </table:table-cell>
          <table:table-cell table:style-name="ACE-138" table:formula="of:=SUM(5067+5721)/2" office:value-type="float" office:value="5394">
            <text:p>5394</text:p>
          </table:table-cell>
          <table:table-cell table:style-name="ACE-149" table:formula="of:=SUM(5067-5721)/2" office:value-type="float" office:value="-327">
            <text:p>327</text:p>
          </table:table-cell>
          <table:table-cell table:style-name="ACE-138" office:value-type="float" office:value="3.5">
            <text:p>3.5</text:p>
          </table:table-cell>
          <table:table-cell table:style-name="ACE-138"/>
          <table:table-cell table:style-name="ACE-138" office:value-type="string">
            <text:p>Wood</text:p>
          </table:table-cell>
          <table:table-cell table:style-name="ACE-138"/>
          <table:table-cell table:style-name="ACE-138" office:value-type="string">
            <text:p>T</text:p>
          </table:table-cell>
          <table:table-cell table:style-name="ACE-138"/>
          <table:table-cell table:style-name="ACE-138" office:value-type="string">
            <text:p>MHWST</text:p>
          </table:table-cell>
          <table:table-cell table:style-name="ACE-145"/>
          <table:table-cell table:style-name="ACE-138" office:value-type="string">
            <text:p>Cushendun Bay</text:p>
          </table:table-cell>
          <table:table-cell table:number-columns-repeated="2" table:style-name="ACE-138"/>
          <table:table-cell table:style-name="ACE-138" office:value-type="float" office:value="-0.20999999999999999">
            <text:p>−0.21</text:p>
          </table:table-cell>
          <table:table-cell table:style-name="ACE-138" office:value-type="float" office:value="-0.51000000000000001">
            <text:p>−0.51</text:p>
          </table:table-cell>
          <table:table-cell table:style-name="ACE-138" office:value-type="float" office:value="-1.01">
            <text:p>−1.01</text:p>
          </table:table-cell>
          <table:table-cell table:style-name="ACE-138" office:value-type="float" office:value="-1.51">
            <text:p>−1.51</text:p>
          </table:table-cell>
          <table:table-cell table:style-name="ACE-138" office:value-type="float" office:value="-1.8100000000000001">
            <text:p>−1.81</text:p>
          </table:table-cell>
          <table:table-cell table:style-name="ACE-138"/>
          <table:table-cell table:style-name="ACE-138" table:formula="of:=[.W45]-[.Y45]" office:value-type="float" office:value="0.80000000000000004">
            <text:p>0.8</text:p>
          </table:table-cell>
          <table:table-cell table:style-name="ACE-155" table:formula="of:=[.L45]-([.AC45])" office:value-type="float" office:value="2.7000000000000002">
            <text:p>2.7</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Prior, (1966)</text:p>
          </table:table-cell>
          <table:table-cell table:style-name="ACE-138" office:value-type="string">
            <text:p>Carter, (1982)</text:p>
          </table:table-cell>
          <table:table-cell table:number-columns-repeated="221" table:style-name="ACE-138"/>
        </table:table-row>
        <table:table-row table:style-name="AROW-0">
          <table:table-cell table:style-name="ACE-125" office:value-type="string">
            <text:p>(19) N. Antrim</text:p>
          </table:table-cell>
          <table:table-cell table:style-name="ACE-138" office:value-type="string">
            <text:p>Cushendun</text:p>
          </table:table-cell>
          <table:table-cell table:style-name="ACE-138" office:value-type="string">
            <text:p>D248 324</text:p>
          </table:table-cell>
          <table:table-cell table:style-name="ACE-141" office:value-type="float" office:value="55.1231103203">
            <text:p>55.123</text:p>
          </table:table-cell>
          <table:table-cell table:style-name="ACE-141" office:value-type="float" office:value="-6.0445181290000001">
            <text:p>−6.045</text:p>
          </table:table-cell>
          <table:table-cell table:style-name="ACE-138" office:value-type="string">
            <text:p>UB-689</text:p>
          </table:table-cell>
          <table:table-cell table:style-name="ACE-138" office:value-type="string">
            <text:p>7395±65</text:p>
          </table:table-cell>
          <table:table-cell table:style-name="ACE-138" office:value-type="float" office:value="-27">
            <text:p>−27</text:p>
          </table:table-cell>
          <table:table-cell table:style-name="ACE-138" office:value-type="string">
            <text:p>8045-8356</text:p>
          </table:table-cell>
          <table:table-cell table:style-name="ACE-138" table:formula="of:=SUM(8045+8356)/2" office:value-type="float" office:value="8200.5">
            <text:p>8200.5</text:p>
          </table:table-cell>
          <table:table-cell table:style-name="ACE-149" table:formula="of:=SUM(8045-8356)/2" office:value-type="float" office:value="-155.5">
            <text:p>156</text:p>
          </table:table-cell>
          <table:table-cell table:style-name="ACE-138" office:value-type="float" office:value="0.29999999999999999">
            <text:p>0.3</text:p>
          </table:table-cell>
          <table:table-cell table:style-name="ACE-138"/>
          <table:table-cell table:style-name="ACE-138" office:value-type="string">
            <text:p>Wood from upper part of organic silt layer</text:p>
          </table:table-cell>
          <table:table-cell table:style-name="ACE-138"/>
          <table:table-cell table:style-name="ACE-138" office:value-type="string">
            <text:p>M/T</text:p>
          </table:table-cell>
          <table:table-cell table:style-name="ACE-138" office:value-type="string">
            <text:p>Pollen</text:p>
          </table:table-cell>
          <table:table-cell table:style-name="ACE-138" office:value-type="string">
            <text:p>MHWST</text:p>
          </table:table-cell>
          <table:table-cell table:style-name="ACE-145"/>
          <table:table-cell table:style-name="ACE-138" office:value-type="string">
            <text:p>Cushendun Bay</text:p>
          </table:table-cell>
          <table:table-cell table:number-columns-repeated="2" table:style-name="ACE-138"/>
          <table:table-cell table:style-name="ACE-138" office:value-type="float" office:value="-0.20999999999999999">
            <text:p>−0.21</text:p>
          </table:table-cell>
          <table:table-cell table:style-name="ACE-138" office:value-type="float" office:value="-0.51000000000000001">
            <text:p>−0.51</text:p>
          </table:table-cell>
          <table:table-cell table:style-name="ACE-138" office:value-type="float" office:value="-1.01">
            <text:p>−1.01</text:p>
          </table:table-cell>
          <table:table-cell table:style-name="ACE-138" office:value-type="float" office:value="-1.51">
            <text:p>−1.51</text:p>
          </table:table-cell>
          <table:table-cell table:style-name="ACE-138" office:value-type="float" office:value="-1.8100000000000001">
            <text:p>−1.81</text:p>
          </table:table-cell>
          <table:table-cell table:style-name="ACE-138"/>
          <table:table-cell table:style-name="ACE-138" table:formula="of:=[.W46]-[.Y46]" office:value-type="float" office:value="0.80000000000000004">
            <text:p>0.8</text:p>
          </table:table-cell>
          <table:table-cell table:style-name="ACE-155" table:formula="of:=[.L46]-([.AC46])" office:value-type="float" office:value="-0.5">
            <text:p>−0.5</text:p>
          </table:table-cell>
          <table:table-cell table:style-name="ACE-138" office:value-type="string">
            <text:p>?</text:p>
          </table:table-cell>
          <table:table-cell table:style-name="ACE-138"/>
          <table:table-cell table:style-name="ACE-138" office:value-type="string">
            <text:p>C</text:p>
          </table:table-cell>
          <table:table-cell table:style-name="ACE-138" office:value-type="string">
            <text:p>Smith et al, (1974)</text:p>
          </table:table-cell>
          <table:table-cell table:style-name="ACE-138" office:value-type="string">
            <text:p>Carter, (1982)</text:p>
          </table:table-cell>
          <table:table-cell table:number-columns-repeated="221" table:style-name="ACE-138"/>
        </table:table-row>
        <table:table-row table:style-name="AROW-0">
          <table:table-cell table:style-name="ACE-125" office:value-type="string">
            <text:p>(19) N. Antrim</text:p>
          </table:table-cell>
          <table:table-cell table:style-name="ACE-138" office:value-type="string">
            <text:p>Carnlough </text:p>
          </table:table-cell>
          <table:table-cell table:style-name="ACE-138" office:value-type="string">
            <text:p>D291 166</text:p>
          </table:table-cell>
          <table:table-cell table:style-name="ACE-141" office:value-type="float" office:value="54.980176050200001">
            <text:p>54.980</text:p>
          </table:table-cell>
          <table:table-cell table:style-name="ACE-141" office:value-type="float" office:value="-5.9843027734999996">
            <text:p>−5.984</text:p>
          </table:table-cell>
          <table:table-cell table:style-name="ACE-138" office:value-type="string">
            <text:p>UB-987</text:p>
          </table:table-cell>
          <table:table-cell table:style-name="ACE-138" office:value-type="string">
            <text:p>8175±95</text:p>
          </table:table-cell>
          <table:table-cell table:style-name="ACE-138"/>
          <table:table-cell table:style-name="ACE-138" office:value-type="string">
            <text:p>8782-9434</text:p>
          </table:table-cell>
          <table:table-cell table:style-name="ACE-138" table:formula="of:=SUM(8782+9434)/2" office:value-type="float" office:value="9108">
            <text:p>9108</text:p>
          </table:table-cell>
          <table:table-cell table:style-name="ACE-149" table:formula="of:=SUM(8782-9434)/2" office:value-type="float" office:value="-326">
            <text:p>326</text:p>
          </table:table-cell>
          <table:table-cell table:style-name="ACE-138" office:value-type="float" office:value="-0.5">
            <text:p>−0.5</text:p>
          </table:table-cell>
          <table:table-cell table:style-name="ACE-138"/>
          <table:table-cell table:style-name="ACE-138" office:value-type="string">
            <text:p>Wood</text:p>
          </table:table-cell>
          <table:table-cell table:style-name="ACE-138"/>
          <table:table-cell table:style-name="ACE-138" office:value-type="string">
            <text:p>M/T</text:p>
          </table:table-cell>
          <table:table-cell table:style-name="ACE-138"/>
          <table:table-cell table:style-name="ACE-138" office:value-type="string">
            <text:p>MHWST</text:p>
          </table:table-cell>
          <table:table-cell table:style-name="ACE-145"/>
          <table:table-cell table:style-name="ACE-138" office:value-type="string">
            <text:p>Cushendun Bay</text:p>
          </table:table-cell>
          <table:table-cell table:style-name="ACE-138" office:value-type="string">
            <text:p>Larne (316)</text:p>
          </table:table-cell>
          <table:table-cell table:style-name="ACE-138"/>
          <table:table-cell table:style-name="ACE-138" office:value-type="float" office:value="0.56999999999999995">
            <text:p>0.57</text:p>
          </table:table-cell>
          <table:table-cell table:style-name="ACE-138" office:value-type="float" office:value="0.27000000000000002">
            <text:p>0.27</text:p>
          </table:table-cell>
          <table:table-cell table:style-name="ACE-138" office:value-type="float" office:value="-0.36499999999999999">
            <text:p>−0.365</text:p>
          </table:table-cell>
          <table:table-cell table:style-name="ACE-138" office:value-type="float" office:value="-1.0800000000000001">
            <text:p>−1.08</text:p>
          </table:table-cell>
          <table:table-cell table:style-name="ACE-138" office:value-type="float" office:value="-1.4299999999999999">
            <text:p>−1.43</text:p>
          </table:table-cell>
          <table:table-cell table:style-name="ACE-138"/>
          <table:table-cell table:style-name="ACE-138" table:formula="of:=[.W47]-[.Y47]" office:value-type="float" office:value="0.93499999999999994">
            <text:p>0.935</text:p>
          </table:table-cell>
          <table:table-cell table:style-name="ACE-155" table:formula="of:=[.L47]-([.AC47])" office:value-type="float" office:value="-1.4350000000000001">
            <text:p>−1.435</text:p>
          </table:table-cell>
          <table:table-cell table:style-name="ACE-138" office:value-type="string">
            <text:p>?</text:p>
          </table:table-cell>
          <table:table-cell table:style-name="ACE-138"/>
          <table:table-cell table:style-name="ACE-138" office:value-type="string">
            <text:p>C,A</text:p>
          </table:table-cell>
          <table:table-cell table:style-name="ACE-138" office:value-type="string">
            <text:p>Prior et al, (1981)</text:p>
          </table:table-cell>
          <table:table-cell table:style-name="ACE-138" office:value-type="string">
            <text:p>Carter, (1982)</text:p>
          </table:table-cell>
          <table:table-cell table:number-columns-repeated="221" table:style-name="ACE-138"/>
        </table:table-row>
        <table:table-row table:style-name="AROW-0">
          <table:table-cell table:style-name="ACE-136" office:value-type="string">
            <text:p><text:a xlink:type="simple" xlink:actuate="onRequest" xlink:href="#">(20) N. Down</text:a></text:p>
          </table:table-cell>
          <table:table-cell table:style-name="ACE-138" office:value-type="string">
            <text:p>Ringneill Quay</text:p>
          </table:table-cell>
          <table:table-cell table:style-name="ACE-138" office:value-type="string">
            <text:p>J525 654</text:p>
          </table:table-cell>
          <table:table-cell table:style-name="ACE-141" office:value-type="float" office:value="54.514041327699999">
            <text:p>54.514</text:p>
          </table:table-cell>
          <table:table-cell table:style-name="ACE-141" office:value-type="float" office:value="-5.645956709">
            <text:p>−5.646</text:p>
          </table:table-cell>
          <table:table-cell table:style-name="ACE-138" office:value-type="string">
            <text:p>Q-635</text:p>
          </table:table-cell>
          <table:table-cell table:style-name="ACE-138" office:value-type="string">
            <text:p>2660±110</text:p>
          </table:table-cell>
          <table:table-cell table:style-name="ACE-138"/>
          <table:table-cell table:style-name="ACE-138" office:value-type="string">
            <text:p>2098-2685</text:p>
          </table:table-cell>
          <table:table-cell table:style-name="ACE-138" table:formula="of:=SUM(2098+2685)/2" office:value-type="float" office:value="2391.5">
            <text:p>2391.5</text:p>
          </table:table-cell>
          <table:table-cell table:style-name="ACE-149" table:formula="of:=SUM(2098-2685)/2" office:value-type="float" office:value="-293.5">
            <text:p>294</text:p>
          </table:table-cell>
          <table:table-cell table:style-name="ACE-138" office:value-type="float" office:value="4.0999999999999996">
            <text:p>4.1</text:p>
          </table:table-cell>
          <table:table-cell table:style-name="ACE-138"/>
          <table:table-cell table:style-name="ACE-138" office:value-type="string">
            <text:p>Shell (Contained in raised beach deposit)</text:p>
          </table:table-cell>
          <table:table-cell table:style-name="ACE-138"/>
          <table:table-cell table:style-name="ACE-138" office:value-type="string">
            <text:p>M</text:p>
          </table:table-cell>
          <table:table-cell table:style-name="ACE-138"/>
          <table:table-cell table:style-name="ACE-138" office:value-type="string">
            <text:p>MHWST</text:p>
          </table:table-cell>
          <table:table-cell table:style-name="ACE-138"/>
          <table:table-cell table:style-name="ACE-138" office:value-type="string">
            <text:p>Quoile Barrier</text:p>
          </table:table-cell>
          <table:table-cell table:number-columns-repeated="2" table:style-name="ACE-138"/>
          <table:table-cell table:style-name="ACE-138" office:value-type="float" office:value="1.8400000000000001">
            <text:p>1.84</text:p>
          </table:table-cell>
          <table:table-cell table:style-name="ACE-138" office:value-type="float" office:value="1.3400000000000001">
            <text:p>1.34</text:p>
          </table:table-cell>
          <table:table-cell table:style-name="ACE-138" office:value-type="float" office:value="0.080000000000000002">
            <text:p>0.08</text:p>
          </table:table-cell>
          <table:table-cell table:style-name="ACE-138" office:value-type="float" office:value="-1.0600000000000001">
            <text:p>−1.06</text:p>
          </table:table-cell>
          <table:table-cell table:style-name="ACE-138" office:value-type="float" office:value="-1.5600000000000001">
            <text:p>−1.56</text:p>
          </table:table-cell>
          <table:table-cell table:style-name="ACE-138"/>
          <table:table-cell table:style-name="ACE-138" table:formula="of:=[.W48]-[.Y48]" office:value-type="float" office:value="1.76">
            <text:p>1.76</text:p>
          </table:table-cell>
          <table:table-cell table:style-name="ACE-155" table:formula="of:=[.L48]-([.AC48])" office:value-type="float" office:value="2.3399999999999999">
            <text:p>2.34</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Stephens and Collins, (1960)</text:p>
          </table:table-cell>
          <table:table-cell table:number-columns-repeated="222" table:style-name="ACE-138"/>
        </table:table-row>
        <table:table-row table:style-name="AROW-0">
          <table:table-cell table:style-name="ACE-137" office:value-type="string">
            <text:p><text:a xlink:type="simple" xlink:actuate="onRequest" xlink:href="#">(20) N. Down</text:a></text:p>
          </table:table-cell>
          <table:table-cell table:style-name="ACE-138" office:value-type="string">
            <text:p>Rosganna House</text:p>
          </table:table-cell>
          <table:table-cell table:style-name="ACE-138" office:value-type="string">
            <text:p>J441 885</text:p>
          </table:table-cell>
          <table:table-cell table:style-name="ACE-141" office:value-type="float" office:value="54.723847765000002">
            <text:p>54.724</text:p>
          </table:table-cell>
          <table:table-cell table:style-name="ACE-141" office:value-type="float" office:value="-5.7642044597000002">
            <text:p>−5.764</text:p>
          </table:table-cell>
          <table:table-cell table:style-name="ACE-138" office:value-type="string">
            <text:p>SRR-281</text:p>
          </table:table-cell>
          <table:table-cell table:style-name="ACE-138" office:value-type="string">
            <text:p>6650±50</text:p>
          </table:table-cell>
          <table:table-cell table:style-name="ACE-138"/>
          <table:table-cell table:style-name="ACE-138" office:value-type="string">
            <text:p>7436-7591</text:p>
          </table:table-cell>
          <table:table-cell table:style-name="ACE-138" table:formula="of:=SUM(7436+7591)/2" office:value-type="float" office:value="7513.5">
            <text:p>7513.5</text:p>
          </table:table-cell>
          <table:table-cell table:style-name="ACE-149" table:formula="of:=SUM(7436-7591)/2" office:value-type="float" office:value="-77.5">
            <text:p>78</text:p>
          </table:table-cell>
          <table:table-cell table:style-name="ACE-138" office:value-type="float" office:value="3">
            <text:p>3</text:p>
          </table:table-cell>
          <table:table-cell table:style-name="ACE-138"/>
          <table:table-cell table:style-name="ACE-138" office:value-type="string">
            <text:p>Drift Wood</text:p>
          </table:table-cell>
          <table:table-cell table:style-name="ACE-138"/>
          <table:table-cell table:style-name="ACE-138" office:value-type="string">
            <text:p>M</text:p>
          </table:table-cell>
          <table:table-cell table:style-name="ACE-138"/>
          <table:table-cell table:style-name="ACE-138" office:value-type="string">
            <text:p>MHWST</text:p>
          </table:table-cell>
          <table:table-cell table:style-name="ACE-138"/>
          <table:table-cell table:style-name="ACE-138" office:value-type="string">
            <text:p>Carrickfergus</text:p>
          </table:table-cell>
          <table:table-cell table:number-columns-repeated="2" table:style-name="ACE-138"/>
          <table:table-cell table:style-name="ACE-138" office:value-type="float" office:value="1.3600000000000001">
            <text:p>1.36</text:p>
          </table:table-cell>
          <table:table-cell table:style-name="ACE-138" office:value-type="float" office:value="0.96999999999999997">
            <text:p>0.97</text:p>
          </table:table-cell>
          <table:table-cell table:style-name="ACE-138" office:value-type="float" office:value="0.059999999999999998">
            <text:p>0.06</text:p>
          </table:table-cell>
          <table:table-cell table:style-name="ACE-138" office:value-type="float" office:value="-0.82999999999999996">
            <text:p>−0.83</text:p>
          </table:table-cell>
          <table:table-cell table:style-name="ACE-138" office:value-type="float" office:value="-1.4299999999999999">
            <text:p>−1.43</text:p>
          </table:table-cell>
          <table:table-cell table:style-name="ACE-138"/>
          <table:table-cell table:style-name="ACE-138" table:formula="of:=[.W49]-[.Y49]" office:value-type="float" office:value="1.3">
            <text:p>1.3</text:p>
          </table:table-cell>
          <table:table-cell table:style-name="ACE-156" table:formula="of:=[.L49]-([.AC49])" office:value-type="float" office:value="1.7">
            <text:p>1.7</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Harkness and Wilson, (1979)</text:p>
          </table:table-cell>
          <table:table-cell table:style-name="ACE-138" office:value-type="string">
            <text:p>Carter, (1982)</text:p>
          </table:table-cell>
          <table:table-cell table:number-columns-repeated="221" table:style-name="ACE-138"/>
        </table:table-row>
        <table:table-row table:style-name="AROW-0">
          <table:table-cell table:style-name="ACE-137" office:value-type="string">
            <text:p><text:a xlink:type="simple" xlink:actuate="onRequest" xlink:href="#">(20) N. Down</text:a></text:p>
          </table:table-cell>
          <table:table-cell table:style-name="ACE-138" office:value-type="string">
            <text:p>Stranmillis</text:p>
          </table:table-cell>
          <table:table-cell table:style-name="ACE-138" office:value-type="string">
            <text:p>J339 732</text:p>
          </table:table-cell>
          <table:table-cell table:style-name="ACE-141" office:value-type="float" office:value="54.589313232599999">
            <text:p>54.589</text:p>
          </table:table-cell>
          <table:table-cell table:style-name="ACE-141" office:value-type="float" office:value="-5.9293962838000001">
            <text:p>−5.929</text:p>
          </table:table-cell>
          <table:table-cell table:style-name="ACE-138" office:value-type="string">
            <text:p>UB-747</text:p>
          </table:table-cell>
          <table:table-cell table:style-name="ACE-138" office:value-type="string">
            <text:p>7815±50</text:p>
          </table:table-cell>
          <table:table-cell table:style-name="ACE-138" office:value-type="float" office:value="-23.800000000000001">
            <text:p>−23.8</text:p>
          </table:table-cell>
          <table:table-cell table:style-name="ACE-138" office:value-type="string">
            <text:p>8452-8761</text:p>
          </table:table-cell>
          <table:table-cell table:style-name="ACE-138" table:formula="of:=SUM(8452+8761)/2" office:value-type="float" office:value="8606.5">
            <text:p>8606.5</text:p>
          </table:table-cell>
          <table:table-cell table:style-name="ACE-149" table:formula="of:=SUM(8452-8761)/2" office:value-type="float" office:value="-154.5">
            <text:p>155</text:p>
          </table:table-cell>
          <table:table-cell table:style-name="ACE-138" office:value-type="float" office:value="-2">
            <text:p>−2</text:p>
          </table:table-cell>
          <table:table-cell table:style-name="ACE-138"/>
          <table:table-cell table:style-name="ACE-138" office:value-type="string">
            <text:p>Drift Wood (prostrate oak trunk)</text:p>
          </table:table-cell>
          <table:table-cell table:style-name="ACE-138" office:value-type="string">
            <text:p>Deposited in estuarine clay</text:p>
          </table:table-cell>
          <table:table-cell table:style-name="ACE-138" office:value-type="string">
            <text:p>M/T</text:p>
          </table:table-cell>
          <table:table-cell table:style-name="ACE-138" office:value-type="string">
            <text:p>None</text:p>
          </table:table-cell>
          <table:table-cell table:style-name="ACE-138" office:value-type="string">
            <text:p>MHWST</text:p>
          </table:table-cell>
          <table:table-cell table:style-name="ACE-138"/>
          <table:table-cell table:style-name="ACE-138" office:value-type="string">
            <text:p>Belfast</text:p>
          </table:table-cell>
          <table:table-cell table:number-columns-repeated="2" table:style-name="ACE-138"/>
          <table:table-cell table:style-name="ACE-138" office:value-type="float" office:value="1.49">
            <text:p>1.49</text:p>
          </table:table-cell>
          <table:table-cell table:style-name="ACE-138" office:value-type="float" office:value="0.98999999999999999">
            <text:p>0.99</text:p>
          </table:table-cell>
          <table:table-cell table:style-name="ACE-138" office:value-type="float" office:value="-0.01">
            <text:p>−0.01</text:p>
          </table:table-cell>
          <table:table-cell table:style-name="ACE-138" office:value-type="float" office:value="-0.91000000000000003">
            <text:p>−0.91</text:p>
          </table:table-cell>
          <table:table-cell table:style-name="ACE-138" office:value-type="float" office:value="-1.6100000000000001">
            <text:p>−1.61</text:p>
          </table:table-cell>
          <table:table-cell table:style-name="ACE-138"/>
          <table:table-cell table:style-name="ACE-138" table:formula="of:=[.W50]-[.Y50]" office:value-type="float" office:value="1.5">
            <text:p>1.5</text:p>
          </table:table-cell>
          <table:table-cell table:style-name="ACE-156" table:formula="of:=[.L50]-([.AC50])" office:value-type="float" office:value="-3.5">
            <text:p>−3.5</text:p>
          </table:table-cell>
          <table:table-cell table:style-name="ACE-138" office:value-type="string">
            <text:p>?</text:p>
          </table:table-cell>
          <table:table-cell table:style-name="ACE-138"/>
          <table:table-cell table:style-name="ACE-138" office:value-type="string">
            <text:p>C,A</text:p>
          </table:table-cell>
          <table:table-cell table:style-name="ACE-138" office:value-type="string">
            <text:p>Smith et al, (1974)</text:p>
          </table:table-cell>
          <table:table-cell table:style-name="ACE-138" office:value-type="string">
            <text:p>Carter, (1982)</text:p>
          </table:table-cell>
          <table:table-cell table:number-columns-repeated="221" table:style-name="ACE-138"/>
        </table:table-row>
        <table:table-row table:style-name="AROW-0">
          <table:table-cell table:style-name="ACE-137" office:value-type="string">
            <text:p><text:a xlink:type="simple" xlink:actuate="onRequest" xlink:href="#">(20) N. Down</text:a></text:p>
          </table:table-cell>
          <table:table-cell table:style-name="ACE-138" office:value-type="string">
            <text:p>Castle Arcade, Belfast</text:p>
          </table:table-cell>
          <table:table-cell table:style-name="ACE-138" office:value-type="string">
            <text:p>J339 742</text:p>
          </table:table-cell>
          <table:table-cell table:style-name="ACE-141" office:value-type="float" office:value="54.598290473600002">
            <text:p>54.598</text:p>
          </table:table-cell>
          <table:table-cell table:style-name="ACE-141" office:value-type="float" office:value="-5.9289405738000003">
            <text:p>−5.929</text:p>
          </table:table-cell>
          <table:table-cell table:style-name="ACE-138" office:value-type="string">
            <text:p>St-3058</text:p>
          </table:table-cell>
          <table:table-cell table:style-name="ACE-138" office:value-type="string">
            <text:p>8715±100</text:p>
          </table:table-cell>
          <table:table-cell table:style-name="ACE-138"/>
          <table:table-cell table:style-name="ACE-138" office:value-type="string">
            <text:p>9530-10150</text:p>
          </table:table-cell>
          <table:table-cell table:style-name="ACE-138" table:formula="of:=SUM(9530+10150)/2" office:value-type="float" office:value="9840">
            <text:p>9840</text:p>
          </table:table-cell>
          <table:table-cell table:style-name="ACE-149" table:formula="of:=SUM(9530-10150)/2" office:value-type="float" office:value="-310">
            <text:p>310</text:p>
          </table:table-cell>
          <table:table-cell table:style-name="ACE-138" office:value-type="float" office:value="-9">
            <text:p>−9</text:p>
          </table:table-cell>
          <table:table-cell table:style-name="ACE-138"/>
          <table:table-cell table:style-name="ACE-138" office:value-type="string">
            <text:p>Wood</text:p>
          </table:table-cell>
          <table:table-cell table:style-name="ACE-138"/>
          <table:table-cell table:style-name="ACE-138" office:value-type="string">
            <text:p>M</text:p>
          </table:table-cell>
          <table:table-cell table:style-name="ACE-138"/>
          <table:table-cell table:style-name="ACE-138" office:value-type="string">
            <text:p>MHWST</text:p>
          </table:table-cell>
          <table:table-cell table:style-name="ACE-145"/>
          <table:table-cell table:style-name="ACE-138" office:value-type="string">
            <text:p>Belfast</text:p>
          </table:table-cell>
          <table:table-cell table:number-columns-repeated="2" table:style-name="ACE-138"/>
          <table:table-cell table:style-name="ACE-138" office:value-type="float" office:value="1.49">
            <text:p>1.49</text:p>
          </table:table-cell>
          <table:table-cell table:style-name="ACE-138" office:value-type="float" office:value="0.98999999999999999">
            <text:p>0.99</text:p>
          </table:table-cell>
          <table:table-cell table:style-name="ACE-138" office:value-type="float" office:value="-0.01">
            <text:p>−0.01</text:p>
          </table:table-cell>
          <table:table-cell table:style-name="ACE-138" office:value-type="float" office:value="-0.91000000000000003">
            <text:p>−0.91</text:p>
          </table:table-cell>
          <table:table-cell table:style-name="ACE-138" office:value-type="float" office:value="-1.6100000000000001">
            <text:p>−1.61</text:p>
          </table:table-cell>
          <table:table-cell table:style-name="ACE-138"/>
          <table:table-cell table:style-name="ACE-138" table:formula="of:=[.W51]-[.Y51]" office:value-type="float" office:value="1.5">
            <text:p>1.5</text:p>
          </table:table-cell>
          <table:table-cell table:style-name="ACE-156" table:formula="of:=[.L51]-([.AC51])" office:value-type="float" office:value="-10.5">
            <text:p>−10.5</text:p>
          </table:table-cell>
          <table:table-cell table:style-name="ACE-138" office:value-type="string">
            <text:p>?</text:p>
          </table:table-cell>
          <table:table-cell table:style-name="ACE-138"/>
          <table:table-cell table:style-name="ACE-138" office:value-type="string">
            <text:p>C,A</text:p>
          </table:table-cell>
          <table:table-cell table:style-name="ACE-138" office:value-type="string">
            <text:p>Manning et al, (1970)</text:p>
          </table:table-cell>
          <table:table-cell table:style-name="ACE-138" office:value-type="string">
            <text:p>Carter, (1982)</text:p>
          </table:table-cell>
          <table:table-cell table:number-columns-repeated="221" table:style-name="ACE-138"/>
        </table:table-row>
        <table:table-row table:style-name="AROW-0">
          <table:table-cell table:style-name="ACE-137" office:value-type="string">
            <text:p><text:a xlink:type="simple" xlink:actuate="onRequest" xlink:href="#">(20) N. Down</text:a></text:p>
          </table:table-cell>
          <table:table-cell table:style-name="ACE-138" office:value-type="string">
            <text:p>Rough Island, (Co. Down)</text:p>
          </table:table-cell>
          <table:table-cell table:style-name="ACE-138"/>
          <table:table-cell table:style-name="ACE-140" office:value-type="float" office:value="54.546900000000001">
            <text:p>54.55</text:p>
          </table:table-cell>
          <table:table-cell table:style-name="ACE-140" office:value-type="float" office:value="-5.6901000000000002">
            <text:p>−5.69</text:p>
          </table:table-cell>
          <table:table-cell table:style-name="ACE-138" office:value-type="string">
            <text:p>AA21822</text:p>
          </table:table-cell>
          <table:table-cell table:style-name="ACE-144" office:value-type="string">
            <text:p>13140±95</text:p>
          </table:table-cell>
          <table:table-cell table:style-name="ACE-138"/>
          <table:table-cell table:style-name="ACE-138" office:value-type="string">
            <text:p>14646-15387</text:p>
          </table:table-cell>
          <table:table-cell table:style-name="ACE-138" table:formula="of:=SUM(14646+15387)/2" office:value-type="float" office:value="15016.5">
            <text:p>15016.5</text:p>
          </table:table-cell>
          <table:table-cell table:style-name="ACE-149" table:formula="of:=SUM(14646-15387)/2" office:value-type="float" office:value="-370.5">
            <text:p>371</text:p>
          </table:table-cell>
          <table:table-cell table:style-name="ACE-138" office:value-type="float" office:value="5.0800000000000001">
            <text:p>5.08</text:p>
          </table:table-cell>
          <table:table-cell table:style-name="ACE-138"/>
          <table:table-cell table:style-name="ACE-138" office:value-type="string">
            <text:p>Foraminifera<text:span text:style-name="AC-italic"> (Elphidium clavatum)</text:span>. Taken from marine mud draping drumlins.</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Killyleagh</text:p>
          </table:table-cell>
          <table:table-cell table:style-name="ACE-138"/>
          <table:table-cell table:style-name="ACE-138" office:value-type="float" office:value="2.4399999999999999">
            <text:p>2.44</text:p>
          </table:table-cell>
          <table:table-cell table:style-name="ACE-138" table:formula="of:=SUM(-1.8600000000000001+3.7999999999999998)" office:value-type="float" office:value="1.9399999999999997">
            <text:p>1.94</text:p>
          </table:table-cell>
          <table:table-cell table:style-name="ACE-138" table:formula="of:=SUM(-1.8600000000000001+3.2999999999999998)" office:value-type="float" office:value="1.4399999999999997">
            <text:p>1.44</text:p>
          </table:table-cell>
          <table:table-cell table:style-name="ACE-138" table:formula="of:=SUM(-1.8600000000000001+1.9399999999999999)" office:value-type="float" office:value="0.079999999999999849">
            <text:p>0.08</text:p>
          </table:table-cell>
          <table:table-cell table:style-name="ACE-138" office:value-type="float" office:value="-0.93999999999999995">
            <text:p>−0.94</text:p>
          </table:table-cell>
          <table:table-cell table:style-name="ACE-138" office:value-type="float" office:value="-1.4399999999999999">
            <text:p>−1.44</text:p>
          </table:table-cell>
          <table:table-cell table:style-name="ACE-138"/>
          <table:table-cell table:style-name="ACE-138" table:formula="of:=[.V52]-[.Y52]" office:value-type="float" office:value="2.3600000000000003">
            <text:p>2.36</text:p>
          </table:table-cell>
          <table:table-cell table:style-name="ACE-156" table:formula="of:=[.L52]-([.AC52])" office:value-type="float" office:value="2.7199999999999998">
            <text:p>2.72</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cCabe and Clark, (1998)</text:p>
          </table:table-cell>
          <table:table-cell table:style-name="ACE-138"/>
          <table:table-cell table:style-name="ACE-144"/>
          <table:table-cell table:number-columns-repeated="220" table:style-name="ACE-138"/>
        </table:table-row>
        <table:table-row table:style-name="AROW-0">
          <table:table-cell table:style-name="ACE-125" office:value-type="string">
            <text:p>(21) S. Down</text:p>
          </table:table-cell>
          <table:table-cell table:style-name="ACE-138" office:value-type="string">
            <office:annotation>
              <dc:creator>abrooks</dc:creator>
              <text:p><text:span text:style-name="NS-font-size8"><text:span text:style-name="AC-weight700"><text:span text:style-name="NS-colour-000000">The SLIs from Woodgrange are derived from an isolation basin. However, the basin threshold is lower than all SLI altitudes hence no refernce is made to sill height in calculating the indicative meaning (See Singh and Smith, 1973; pp 44)<text:line-break/></text:span></text:span></text:span><text:span text:style-name="NS-font-size8"><text:span text:style-name="NS-colour-000000"><text:line-break/></text:span></text:span></text:p>
            </office:annotation>
            <text:p>Woodgrange, Lecale, Co. Down</text:p>
          </table:table-cell>
          <table:table-cell table:style-name="ACE-138" office:value-type="string">
            <text:p>J438 449</text:p>
          </table:table-cell>
          <table:table-cell table:style-name="ACE-141" office:value-type="float" office:value="54.332559873800001">
            <text:p>54.333</text:p>
          </table:table-cell>
          <table:table-cell table:style-name="ACE-141" office:value-type="float" office:value="-5.7901095779">
            <text:p>−5.790</text:p>
          </table:table-cell>
          <table:table-cell table:style-name="ACE-138" office:value-type="string">
            <text:p>LJ-903</text:p>
          </table:table-cell>
          <table:table-cell table:style-name="ACE-138" office:value-type="string">
            <text:p>6550±300</text:p>
          </table:table-cell>
          <table:table-cell table:style-name="ACE-138"/>
          <table:table-cell table:style-name="ACE-138" office:value-type="string">
            <text:p>6749-7970</text:p>
          </table:table-cell>
          <table:table-cell table:style-name="ACE-138" office:value-type="float" office:value="7359.5">
            <text:p>7359.5</text:p>
          </table:table-cell>
          <table:table-cell table:style-name="ACE-149" office:value-type="float" office:value="-610.5">
            <text:p>611</text:p>
          </table:table-cell>
          <table:table-cell table:style-name="ACE-138" office:value-type="float" office:value="0.80000000000000004">
            <text:p>0.8</text:p>
          </table:table-cell>
          <table:table-cell table:style-name="ACE-138" office:value-type="string">
            <text:p>89-94</text:p>
          </table:table-cell>
          <table:table-cell table:style-name="ACE-145" office:value-type="string">
            <text:p>Organic content in estuarine Clay</text:p>
          </table:table-cell>
          <table:table-cell table:style-name="ACE-138" office:value-type="string">
            <text:p>Base of estuarine clay which is underlain by a terrestrial organic deposit (transgression contact)</text:p>
          </table:table-cell>
          <table:table-cell table:style-name="ACE-138" office:value-type="string">
            <text:p>M</text:p>
          </table:table-cell>
          <table:table-cell table:style-name="ACE-138" office:value-type="string">
            <text:p>Pollen</text:p>
          </table:table-cell>
          <table:table-cell table:style-name="ACE-138" office:value-type="string">
            <text:p>MHWST</text:p>
          </table:table-cell>
          <table:table-cell table:style-name="ACE-138"/>
          <table:table-cell table:style-name="ACE-138" office:value-type="string">
            <text:p>Quoile Barrier </text:p>
          </table:table-cell>
          <table:table-cell table:number-columns-repeated="2" table:style-name="ACE-138"/>
          <table:table-cell table:style-name="ACE-138" office:value-type="float" office:value="1.8400000000000001">
            <text:p>1.84</text:p>
          </table:table-cell>
          <table:table-cell table:style-name="ACE-138" office:value-type="float" office:value="1.3400000000000001">
            <text:p>1.34</text:p>
          </table:table-cell>
          <table:table-cell table:style-name="ACE-138" office:value-type="float" office:value="0.080000000000000002">
            <text:p>0.08</text:p>
          </table:table-cell>
          <table:table-cell table:style-name="ACE-138" office:value-type="float" office:value="-1.0600000000000001">
            <text:p>−1.06</text:p>
          </table:table-cell>
          <table:table-cell table:style-name="ACE-138" office:value-type="float" office:value="-1.5600000000000001">
            <text:p>−1.56</text:p>
          </table:table-cell>
          <table:table-cell table:style-name="ACE-138"/>
          <table:table-cell table:style-name="ACE-138" table:formula="of:=[.W53]-[.Y53]" office:value-type="float" office:value="1.76">
            <text:p>1.76</text:p>
          </table:table-cell>
          <table:table-cell table:style-name="ACE-156" table:formula="of:=[.L53]-([.AC53])" office:value-type="float" office:value="-0.95999999999999996">
            <text:p>−0.96</text:p>
          </table:table-cell>
          <table:table-cell table:style-name="ACE-138" office:value-type="string">
            <text:p>?</text:p>
          </table:table-cell>
          <table:table-cell table:number-columns-repeated="2" table:style-name="ACE-138"/>
          <table:table-cell table:style-name="ACE-138" office:value-type="string">
            <text:p>Hubbs, Bien and Suess, (1965)</text:p>
          </table:table-cell>
          <table:table-cell table:style-name="ACE-138" office:value-type="string">
            <text:p>Singh and Smith, (1973)</text:p>
          </table:table-cell>
          <table:table-cell table:number-columns-repeated="5" table:style-name="ACE-138"/>
          <table:table-cell table:style-name="ACE-149"/>
          <table:table-cell table:number-columns-repeated="215" table:style-name="ACE-138"/>
        </table:table-row>
        <table:table-row table:style-name="AROW-0">
          <table:table-cell table:style-name="ACE-125" office:value-type="string">
            <text:p>(21) S. Down</text:p>
          </table:table-cell>
          <table:table-cell table:style-name="ACE-138" office:value-type="string">
            <text:p>Woodgrange, Lecale, Co. Down</text:p>
          </table:table-cell>
          <table:table-cell table:style-name="ACE-138" office:value-type="string">
            <text:p>J438 449</text:p>
          </table:table-cell>
          <table:table-cell table:style-name="ACE-141" office:value-type="float" office:value="54.332559873800001">
            <text:p>54.333</text:p>
          </table:table-cell>
          <table:table-cell table:style-name="ACE-141" office:value-type="float" office:value="-5.7901095779">
            <text:p>−5.790</text:p>
          </table:table-cell>
          <table:table-cell table:style-name="ACE-138" office:value-type="string">
            <text:p>UB-431</text:p>
          </table:table-cell>
          <table:table-cell table:style-name="ACE-138" office:value-type="string">
            <text:p>6565±105</text:p>
          </table:table-cell>
          <table:table-cell table:style-name="ACE-138"/>
          <table:table-cell table:style-name="ACE-138" office:value-type="string">
            <text:p>7270-7615</text:p>
          </table:table-cell>
          <table:table-cell table:style-name="ACE-138" office:value-type="float" office:value="7442.5">
            <text:p>7442.5</text:p>
          </table:table-cell>
          <table:table-cell table:style-name="ACE-149" office:value-type="float" office:value="-172.5">
            <text:p>173</text:p>
          </table:table-cell>
          <table:table-cell table:style-name="ACE-138" office:value-type="float" office:value="3.1000000000000001">
            <text:p>3.1</text:p>
          </table:table-cell>
          <table:table-cell table:style-name="ACE-138"/>
          <table:table-cell table:style-name="ACE-145" office:value-type="string">
            <text:p>Organic Debris (within storm surge deposit)</text:p>
          </table:table-cell>
          <table:table-cell table:style-name="ACE-138"/>
          <table:table-cell table:style-name="ACE-138" office:value-type="string">
            <text:p>M/T</text:p>
          </table:table-cell>
          <table:table-cell table:style-name="ACE-138"/>
          <table:table-cell table:style-name="ACE-138" office:value-type="string">
            <text:p>MHWNT</text:p>
          </table:table-cell>
          <table:table-cell table:style-name="ACE-138"/>
          <table:table-cell table:style-name="ACE-138" office:value-type="string">
            <text:p>Quoile Barrier</text:p>
          </table:table-cell>
          <table:table-cell table:number-columns-repeated="2" table:style-name="ACE-138"/>
          <table:table-cell table:style-name="ACE-138" office:value-type="float" office:value="1.8400000000000001">
            <text:p>1.84</text:p>
          </table:table-cell>
          <table:table-cell table:style-name="ACE-138" office:value-type="float" office:value="1.3400000000000001">
            <text:p>1.34</text:p>
          </table:table-cell>
          <table:table-cell table:style-name="ACE-138" office:value-type="float" office:value="0.080000000000000002">
            <text:p>0.08</text:p>
          </table:table-cell>
          <table:table-cell table:style-name="ACE-138" office:value-type="float" office:value="-1.0600000000000001">
            <text:p>−1.06</text:p>
          </table:table-cell>
          <table:table-cell table:style-name="ACE-138" office:value-type="float" office:value="-1.5600000000000001">
            <text:p>−1.56</text:p>
          </table:table-cell>
          <table:table-cell table:style-name="ACE-138"/>
          <table:table-cell table:style-name="ACE-138" table:formula="of:=[.X54]-[.Y54]" office:value-type="float" office:value="1.26">
            <text:p>1.26</text:p>
          </table:table-cell>
          <table:table-cell table:style-name="ACE-155" table:formula="of:=[.L54]-([.AC54])" office:value-type="float" office:value="1.8400000000000001">
            <text:p>1.84</text:p>
          </table:table-cell>
          <table:table-cell table:style-name="ACE-138" office:value-type="string">
            <text:p>?</text:p>
          </table:table-cell>
          <table:table-cell table:number-columns-repeated="2" table:style-name="ACE-138"/>
          <table:table-cell table:style-name="ACE-138" office:value-type="string">
            <text:p>Dresser et al, (1973)</text:p>
          </table:table-cell>
          <table:table-cell table:style-name="ACE-138" office:value-type="string">
            <text:p>Carter, (1982)</text:p>
          </table:table-cell>
          <table:table-cell table:number-columns-repeated="5" table:style-name="ACE-138"/>
          <table:table-cell table:style-name="ACE-149"/>
          <table:table-cell table:number-columns-repeated="215" table:style-name="ACE-138"/>
        </table:table-row>
        <table:table-row table:style-name="AROW-0">
          <table:table-cell table:style-name="ACE-125" office:value-type="string">
            <text:p>(21) S. Down</text:p>
          </table:table-cell>
          <table:table-cell table:style-name="ACE-138" office:value-type="string">
            <text:p>Killard Point, Co. Down</text:p>
          </table:table-cell>
          <table:table-cell table:style-name="ACE-138"/>
          <table:table-cell table:style-name="ACE-140" office:value-type="float" office:value="54.313899999999997">
            <text:p>54.31</text:p>
          </table:table-cell>
          <table:table-cell table:style-name="ACE-140" office:value-type="float" office:value="-5.5225">
            <text:p>−5.52</text:p>
          </table:table-cell>
          <table:table-cell table:style-name="ACE-138" office:value-type="string">
            <text:p>AA 22820</text:p>
          </table:table-cell>
          <table:table-cell table:style-name="ACE-138" office:value-type="string">
            <text:p>14185±115</text:p>
          </table:table-cell>
          <table:table-cell table:style-name="ACE-146" office:value-type="float" office:value="-2.6070000000000002">
            <text:p>−2.607</text:p>
          </table:table-cell>
          <table:table-cell table:style-name="ACE-138" office:value-type="string">
            <text:p>15984-16878</text:p>
          </table:table-cell>
          <table:table-cell table:style-name="ACE-138" table:formula="of:=SUM(15984+16878)/2" office:value-type="float" office:value="16431">
            <text:p>16431</text:p>
          </table:table-cell>
          <table:table-cell table:style-name="ACE-149" table:formula="of:=SUM(15984-16878)/2" office:value-type="float" office:value="-447">
            <text:p>447</text:p>
          </table:table-cell>
          <table:table-cell table:style-name="ACE-138" office:value-type="float" office:value="4.3600000000000003">
            <text:p>4.36</text:p>
          </table:table-cell>
          <table:table-cell table:style-name="ACE-138"/>
          <table:table-cell table:style-name="ACE-151" office:value-type="string">
            <text:p>Elphidium clavatum (foraminifera). Taken from marine mud interbedded in outwash from the Killard Point moraine.</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Killard Point</text:p>
          </table:table-cell>
          <table:table-cell table:style-name="ACE-138"/>
          <table:table-cell table:style-name="ACE-138" office:value-type="float" office:value="1.96">
            <text:p>1.96</text:p>
          </table:table-cell>
          <table:table-cell table:style-name="ACE-138" table:formula="of:=4.5+-3.1400000000000001" office:value-type="float" office:value="1.3599999999999999">
            <text:p>1.36</text:p>
          </table:table-cell>
          <table:table-cell table:style-name="ACE-138" table:formula="of:=3.7999999999999998+-3.1400000000000001" office:value-type="float" office:value="0.6599999999999997">
            <text:p>0.66</text:p>
          </table:table-cell>
          <table:table-cell table:style-name="ACE-123" table:formula="of:=([.W55]+[.X55]+[.Z55]+[.AA55])/4" office:value-type="float" office:value="-0.64000000000000012">
            <text:p>−0.64</text:p>
          </table:table-cell>
          <table:table-cell table:style-name="ACE-138" table:formula="of:=1.2+-3.1400000000000001" office:value-type="float" office:value="-1.9400000000000002">
            <text:p>−1.94</text:p>
          </table:table-cell>
          <table:table-cell table:style-name="ACE-138" table:formula="of:=0.5+-3.1400000000000001" office:value-type="float" office:value="-2.6400000000000001">
            <text:p>−2.64</text:p>
          </table:table-cell>
          <table:table-cell table:style-name="ACE-138"/>
          <table:table-cell table:style-name="ACE-138" table:formula="of:=[.V55]-[.Y55]" office:value-type="float" office:value="2.6000000000000001">
            <text:p>2.6</text:p>
          </table:table-cell>
          <table:table-cell table:style-name="ACE-156" table:formula="of:=[.L55]-([.AC55])" office:value-type="float" office:value="1.7600000000000002">
            <text:p>1.76</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cCabe and Clark, (1998)</text:p>
          </table:table-cell>
          <table:table-cell table:number-columns-repeated="2" table:style-name="ACE-138"/>
          <table:table-cell table:style-name="ACE-146"/>
          <table:table-cell table:number-columns-repeated="219" table:style-name="ACE-138"/>
        </table:table-row>
        <table:table-row table:style-name="AROW-0">
          <table:table-cell table:style-name="ACE-125" office:value-type="string">
            <text:p>(21) S. Down</text:p>
          </table:table-cell>
          <table:table-cell table:style-name="ACE-138" office:value-type="string">
            <text:p>Killard Point, Co. Down</text:p>
          </table:table-cell>
          <table:table-cell table:style-name="ACE-138"/>
          <table:table-cell table:style-name="ACE-140" office:value-type="float" office:value="54.313899999999997">
            <text:p>54.31</text:p>
          </table:table-cell>
          <table:table-cell table:style-name="ACE-140" office:value-type="float" office:value="-5.5225">
            <text:p>−5.52</text:p>
          </table:table-cell>
          <table:table-cell table:style-name="ACE-138" office:value-type="string">
            <text:p>AA 22821</text:p>
          </table:table-cell>
          <table:table-cell table:style-name="ACE-138" office:value-type="string">
            <text:p>14355±105</text:p>
          </table:table-cell>
          <table:table-cell table:style-name="ACE-146" office:value-type="float" office:value="-2.702">
            <text:p>−2.702</text:p>
          </table:table-cell>
          <table:table-cell table:style-name="ACE-138" office:value-type="string">
            <text:p>16187-17047</text:p>
          </table:table-cell>
          <table:table-cell table:style-name="ACE-138" table:formula="of:=SUM(16187+17047)/2" office:value-type="float" office:value="16617">
            <text:p>16617</text:p>
          </table:table-cell>
          <table:table-cell table:style-name="ACE-149" table:formula="of:=SUM(16187-17047)/2" office:value-type="float" office:value="-430">
            <text:p>430</text:p>
          </table:table-cell>
          <table:table-cell table:style-name="ACE-138" office:value-type="float" office:value="4.3600000000000003">
            <text:p>4.36</text:p>
          </table:table-cell>
          <table:table-cell table:style-name="ACE-138"/>
          <table:table-cell table:style-name="ACE-151" office:value-type="string">
            <text:p>Elphidium clavatum (foraminifera). Taken from marine mud interbedded in outwash from the Killard Point moraine.</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Killard Point</text:p>
          </table:table-cell>
          <table:table-cell table:style-name="ACE-138"/>
          <table:table-cell table:style-name="ACE-138" office:value-type="float" office:value="1.96">
            <text:p>1.96</text:p>
          </table:table-cell>
          <table:table-cell table:style-name="ACE-138" table:formula="of:=4.5+-3.1400000000000001" office:value-type="float" office:value="1.3599999999999999">
            <text:p>1.36</text:p>
          </table:table-cell>
          <table:table-cell table:style-name="ACE-138" table:formula="of:=3.7999999999999998+-3.1400000000000001" office:value-type="float" office:value="0.6599999999999997">
            <text:p>0.66</text:p>
          </table:table-cell>
          <table:table-cell table:style-name="ACE-123" table:formula="of:=([.W56]+[.X56]+[.Z56]+[.AA56])/4" office:value-type="float" office:value="-0.64000000000000012">
            <text:p>−0.64</text:p>
          </table:table-cell>
          <table:table-cell table:style-name="ACE-138" table:formula="of:=1.2+-3.1400000000000001" office:value-type="float" office:value="-1.9400000000000002">
            <text:p>−1.94</text:p>
          </table:table-cell>
          <table:table-cell table:style-name="ACE-138" table:formula="of:=0.5+-3.1400000000000001" office:value-type="float" office:value="-2.6400000000000001">
            <text:p>−2.64</text:p>
          </table:table-cell>
          <table:table-cell table:style-name="ACE-138"/>
          <table:table-cell table:style-name="ACE-138" table:formula="of:=[.V56]-[.Y56]" office:value-type="float" office:value="2.6000000000000001">
            <text:p>2.6</text:p>
          </table:table-cell>
          <table:table-cell table:style-name="ACE-156" table:formula="of:=[.L56]-([.AC56])" office:value-type="float" office:value="1.7600000000000002">
            <text:p>1.76</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cCabe and Clark, (1998)</text:p>
          </table:table-cell>
          <table:table-cell table:number-columns-repeated="2" table:style-name="ACE-138"/>
          <table:table-cell table:style-name="ACE-146"/>
          <table:table-cell table:number-columns-repeated="219" table:style-name="ACE-138"/>
        </table:table-row>
        <table:table-row table:style-name="AROW-0">
          <table:table-cell table:style-name="ACE-125" office:value-type="string">
            <text:p>(22) Dundalk</text:p>
          </table:table-cell>
          <table:table-cell table:style-name="ACE-138" office:value-type="string">
            <text:p>Linns, County Louth</text:p>
          </table:table-cell>
          <table:table-cell table:style-name="ACE-138"/>
          <table:table-cell table:style-name="ACE-143" office:value-type="float" office:value="53.899900000000002">
            <text:p>53.90</text:p>
          </table:table-cell>
          <table:table-cell table:style-name="ACE-143" office:value-type="float" office:value="-6.3639000000000001">
            <text:p>−6.36</text:p>
          </table:table-cell>
          <table:table-cell table:style-name="ACE-138" office:value-type="string">
            <text:p>AA56700</text:p>
          </table:table-cell>
          <table:table-cell table:style-name="ACE-144" office:value-type="string">
            <text:p>14557±69</text:p>
          </table:table-cell>
          <table:table-cell table:style-name="ACE-144"/>
          <table:table-cell table:style-name="ACE-146" office:value-type="string">
            <text:p>16447-17294</text:p>
          </table:table-cell>
          <table:table-cell table:style-name="ACE-146" table:formula="of:=SUM(16447+17294)/2" office:value-type="float" office:value="16870.5">
            <text:p>16870.5</text:p>
          </table:table-cell>
          <table:table-cell table:style-name="ACE-150" table:formula="of:=SUM(16447-17294)/2" office:value-type="float" office:value="-423.5">
            <text:p>424</text:p>
          </table:table-cell>
          <table:table-cell table:style-name="ACE-138" office:value-type="float" office:value="6.875">
            <text:p>6.875</text:p>
          </table:table-cell>
          <table:table-cell table:style-name="ACE-138"/>
          <table:table-cell table:style-name="ACE-151" office:value-type="string">
            <text:p>Elpdium exclavatum</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Dunany Point </text:p>
          </table:table-cell>
          <table:table-cell table:style-name="ACE-138" office:value-type="string">
            <text:p>Soldiers Point</text:p>
          </table:table-cell>
          <table:table-cell table:style-name="ACE-138" office:value-type="float" office:value="2.5499999999999998">
            <text:p>2.55</text:p>
          </table:table-cell>
          <table:table-cell table:style-name="ACE-138" table:formula="of:=((4.7999999999999998+-0.29999999999999999+-2.7000000000000002)+(5.0999999999999996+-0.29999999999999999+-2.7000000000000002))/2" office:value-type="float" office:value="1.9499999999999997">
            <text:p>1.95</text:p>
          </table:table-cell>
          <table:table-cell table:style-name="ACE-138" table:formula="of:=((4.2999999999999998+-0.29999999999999999+-2.7000000000000002)+(4.2000000000000002+-0.29999999999999999+-2.7000000000000002))/2" office:value-type="float" office:value="1.25">
            <text:p>1.25</text:p>
          </table:table-cell>
          <table:table-cell table:style-name="ACE-138" office:value-type="float" office:value="-0.125">
            <text:p>−0.125</text:p>
          </table:table-cell>
          <table:table-cell table:style-name="ACE-138" office:value-type="string">
            <text:p>N/A</text:p>
          </table:table-cell>
          <table:table-cell table:style-name="ACE-138" office:value-type="string">
            <text:p>N/A</text:p>
          </table:table-cell>
          <table:table-cell table:style-name="ACE-138"/>
          <table:table-cell table:style-name="ACE-138" table:formula="of:=[.V57]-[.Y57]" office:value-type="float" office:value="2.6749999999999998">
            <text:p>2.675</text:p>
          </table:table-cell>
          <table:table-cell table:style-name="ACE-156" table:formula="of:=[.L57]-([.AC57])" office:value-type="float" office:value="4.2000000000000002">
            <text:p>4.2</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cCabe et al, (2005)</text:p>
          </table:table-cell>
          <table:table-cell table:style-name="ACE-138"/>
          <table:table-cell table:number-columns-repeated="2" table:style-name="ACE-144"/>
          <table:table-cell table:style-name="ACE-146"/>
          <table:table-cell table:number-columns-repeated="218" table:style-name="ACE-138"/>
        </table:table-row>
        <table:table-row table:style-name="AROW-0">
          <table:table-cell table:style-name="ACE-125" office:value-type="string">
            <text:p>(22) Dundalk</text:p>
          </table:table-cell>
          <table:table-cell table:style-name="ACE-138" office:value-type="string">
            <text:p>Rathcor Bay, County Louth</text:p>
          </table:table-cell>
          <table:table-cell table:style-name="ACE-138"/>
          <table:table-cell table:style-name="ACE-143" office:value-type="float" office:value="53.981000000000002">
            <text:p>53.98</text:p>
          </table:table-cell>
          <table:table-cell table:style-name="ACE-143" office:value-type="float" office:value="-6.1901000000000002">
            <text:p>−6.19</text:p>
          </table:table-cell>
          <table:table-cell table:style-name="ACE-138" office:value-type="string">
            <text:p>AA56701</text:p>
          </table:table-cell>
          <table:table-cell table:style-name="ACE-138" office:value-type="string">
            <text:p>14650±130</text:p>
          </table:table-cell>
          <table:table-cell table:style-name="ACE-138"/>
          <table:table-cell table:style-name="ACE-146" office:value-type="string">
            <text:p>16481-17591</text:p>
          </table:table-cell>
          <table:table-cell table:style-name="ACE-146" table:formula="of:=SUM(16481+17591)/2" office:value-type="float" office:value="17036">
            <text:p>17036</text:p>
          </table:table-cell>
          <table:table-cell table:style-name="ACE-150" table:formula="of:=SUM(16481-17591)/2" office:value-type="float" office:value="-555">
            <text:p>555</text:p>
          </table:table-cell>
          <table:table-cell table:style-name="ACE-138" office:value-type="float" office:value="9.8200000000000003">
            <text:p>9.82</text:p>
          </table:table-cell>
          <table:table-cell table:style-name="ACE-138"/>
          <table:table-cell table:style-name="ACE-151" office:value-type="string">
            <text:p>Elpdium exclavatum</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Cranfield Point</text:p>
          </table:table-cell>
          <table:table-cell table:style-name="ACE-138"/>
          <table:table-cell table:style-name="ACE-138" office:value-type="float" office:value="2.1699999999999999">
            <text:p>2.17</text:p>
          </table:table-cell>
          <table:table-cell table:style-name="ACE-138" table:formula="of:=4.7999999999999998+-3.1299999999999999" office:value-type="float" office:value="1.6699999999999999">
            <text:p>1.67</text:p>
          </table:table-cell>
          <table:table-cell table:style-name="ACE-138" table:formula="of:=4.2999999999999998+-3.1299999999999999" office:value-type="float" office:value="1.1699999999999999">
            <text:p>1.17</text:p>
          </table:table-cell>
          <table:table-cell table:style-name="ACE-123" table:formula="of:=([.W58]+[.X58]+[.Z58]+[.AA58])/4" office:value-type="float" office:value="-0.17999999999999999">
            <text:p>−0.18</text:p>
          </table:table-cell>
          <table:table-cell table:style-name="ACE-138" table:formula="of:=1.8+-3.1299999999999999" office:value-type="float" office:value="-1.3299999999999998">
            <text:p>−1.33</text:p>
          </table:table-cell>
          <table:table-cell table:style-name="ACE-138" table:formula="of:=0.90000000000000002+-3.1299999999999999" office:value-type="float" office:value="-2.23">
            <text:p>−2.23</text:p>
          </table:table-cell>
          <table:table-cell table:style-name="ACE-138"/>
          <table:table-cell table:style-name="ACE-138" table:formula="of:=[.V58]-[.Y58]" office:value-type="float" office:value="2.3500000000000001">
            <text:p>2.35</text:p>
          </table:table-cell>
          <table:table-cell table:style-name="ACE-156" table:formula="of:=[.L58]-([.AC58])" office:value-type="float" office:value="7.4700000000000006">
            <text:p>7.47</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cCabe et al, (2005)</text:p>
          </table:table-cell>
          <table:table-cell table:number-columns-repeated="3" table:style-name="ACE-138"/>
          <table:table-cell table:style-name="ACE-146"/>
          <table:table-cell table:number-columns-repeated="218" table:style-name="ACE-138"/>
        </table:table-row>
        <table:table-row table:style-name="AROW-0">
          <table:table-cell table:style-name="ACE-125" office:value-type="string">
            <text:p>(22) Dundalk</text:p>
          </table:table-cell>
          <table:table-cell table:style-name="ACE-138" office:value-type="string">
            <text:p>Cranfield Point, Co. Down</text:p>
          </table:table-cell>
          <table:table-cell table:style-name="ACE-138"/>
          <table:table-cell table:style-name="ACE-143" office:value-type="float" office:value="54.018099999999997">
            <text:p>54.02</text:p>
          </table:table-cell>
          <table:table-cell table:style-name="ACE-143" office:value-type="float" office:value="-6.0525000000000002">
            <text:p>−6.05</text:p>
          </table:table-cell>
          <table:table-cell table:style-name="ACE-138" office:value-type="string">
            <text:p>AA 21818</text:p>
          </table:table-cell>
          <table:table-cell table:style-name="ACE-138" office:value-type="string">
            <text:p>15105±130</text:p>
          </table:table-cell>
          <table:table-cell table:style-name="ACE-146" office:value-type="float" office:value="-2.097">
            <text:p>−2.097</text:p>
          </table:table-cell>
          <table:table-cell table:style-name="ACE-138" office:value-type="string">
            <text:p>17151-18485</text:p>
          </table:table-cell>
          <table:table-cell table:style-name="ACE-138" table:formula="of:=SUM(17151+18485)/2" office:value-type="float" office:value="17818">
            <text:p>17818</text:p>
          </table:table-cell>
          <table:table-cell table:style-name="ACE-149" table:formula="of:=SUM(17151-18485)/2" office:value-type="float" office:value="-667">
            <text:p>667</text:p>
          </table:table-cell>
          <table:table-cell table:style-name="ACE-138" office:value-type="float" office:value="2.8199999999999998">
            <text:p>2.82</text:p>
          </table:table-cell>
          <table:table-cell table:style-name="ACE-138"/>
          <table:table-cell table:style-name="ACE-151" office:value-type="string">
            <text:p>Elphidium clavatum (foraminifera). Samples from interstadial mud below outwash from the Carlingford Bay Ice Lobe.</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Cranfield Point</text:p>
          </table:table-cell>
          <table:table-cell table:style-name="ACE-138"/>
          <table:table-cell table:style-name="ACE-138" office:value-type="float" office:value="2.1699999999999999">
            <text:p>2.17</text:p>
          </table:table-cell>
          <table:table-cell table:style-name="ACE-138" table:formula="of:=4.7999999999999998+-3.1299999999999999" office:value-type="float" office:value="1.6699999999999999">
            <text:p>1.67</text:p>
          </table:table-cell>
          <table:table-cell table:style-name="ACE-138" table:formula="of:=4.2999999999999998+-3.1299999999999999" office:value-type="float" office:value="1.1699999999999999">
            <text:p>1.17</text:p>
          </table:table-cell>
          <table:table-cell table:style-name="ACE-123" table:formula="of:=([.W59]+[.X59]+[.Z59]+[.AA59])/4" office:value-type="float" office:value="-0.17999999999999999">
            <text:p>−0.18</text:p>
          </table:table-cell>
          <table:table-cell table:style-name="ACE-138" table:formula="of:=1.8+-3.1299999999999999" office:value-type="float" office:value="-1.3299999999999998">
            <text:p>−1.33</text:p>
          </table:table-cell>
          <table:table-cell table:style-name="ACE-138" table:formula="of:=0.90000000000000002+-3.1299999999999999" office:value-type="float" office:value="-2.23">
            <text:p>−2.23</text:p>
          </table:table-cell>
          <table:table-cell table:style-name="ACE-138"/>
          <table:table-cell table:style-name="ACE-138" table:formula="of:=[.V59]-[.Y59]" office:value-type="float" office:value="2.3500000000000001">
            <text:p>2.35</text:p>
          </table:table-cell>
          <table:table-cell table:style-name="ACE-156" table:formula="of:=[.L59]-([.AC59])" office:value-type="float" office:value="0.46999999999999975">
            <text:p>0.47</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cCabe and Clark, (1998)</text:p>
          </table:table-cell>
          <table:table-cell table:number-columns-repeated="2" table:style-name="ACE-138"/>
          <table:table-cell table:style-name="ACE-146"/>
          <table:table-cell table:number-columns-repeated="219" table:style-name="ACE-138"/>
        </table:table-row>
        <table:table-row table:style-name="AROW-0">
          <table:table-cell table:style-name="ACE-125" office:value-type="string">
            <text:p>(22) Dundalk</text:p>
          </table:table-cell>
          <table:table-cell table:style-name="ACE-138" office:value-type="string">
            <text:p>Cooley Point, Co. Louth</text:p>
          </table:table-cell>
          <table:table-cell table:style-name="ACE-138"/>
          <table:table-cell table:style-name="ACE-143" office:value-type="float" office:value="53.977400000000003">
            <text:p>53.98</text:p>
          </table:table-cell>
          <table:table-cell table:style-name="ACE-143" office:value-type="float" office:value="-6.1376999999999997">
            <text:p>−6.14</text:p>
          </table:table-cell>
          <table:table-cell table:style-name="ACE-138" office:value-type="string">
            <text:p>AA 17693</text:p>
          </table:table-cell>
          <table:table-cell table:style-name="ACE-138" office:value-type="string">
            <text:p>15380±110</text:p>
          </table:table-cell>
          <table:table-cell table:style-name="ACE-146" office:value-type="float" office:value="-2.3999999999999999">
            <text:p>−2.4</text:p>
          </table:table-cell>
          <table:table-cell table:style-name="ACE-138" office:value-type="string">
            <text:p>17956-18642</text:p>
          </table:table-cell>
          <table:table-cell table:style-name="ACE-138" table:formula="of:=SUM(17956+18642)/2" office:value-type="float" office:value="18299">
            <text:p>18299</text:p>
          </table:table-cell>
          <table:table-cell table:style-name="ACE-149" table:formula="of:=SUM(17956-18642)/2" office:value-type="float" office:value="-343">
            <text:p>343</text:p>
          </table:table-cell>
          <table:table-cell table:style-name="ACE-138" office:value-type="float" office:value="0.81999999999999995">
            <text:p>0.82</text:p>
          </table:table-cell>
          <table:table-cell table:style-name="ACE-138"/>
          <table:table-cell table:style-name="ACE-151" office:value-type="string">
            <text:p>Elphidium clavatum (foraminifera). Samples from interstadial mud below outwash from the Dundalk Bay Ice Lobe.</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Cranfield Point</text:p>
          </table:table-cell>
          <table:table-cell table:style-name="ACE-138"/>
          <table:table-cell table:style-name="ACE-138" office:value-type="float" office:value="2.1699999999999999">
            <text:p>2.17</text:p>
          </table:table-cell>
          <table:table-cell table:style-name="ACE-138" table:formula="of:=4.7999999999999998+-3.1299999999999999" office:value-type="float" office:value="1.6699999999999999">
            <text:p>1.67</text:p>
          </table:table-cell>
          <table:table-cell table:style-name="ACE-138" table:formula="of:=4.2999999999999998+-3.1299999999999999" office:value-type="float" office:value="1.1699999999999999">
            <text:p>1.17</text:p>
          </table:table-cell>
          <table:table-cell table:style-name="ACE-123" table:formula="of:=([.W60]+[.X60]+[.Z60]+[.AA60])/4" office:value-type="float" office:value="-0.17999999999999999">
            <text:p>−0.18</text:p>
          </table:table-cell>
          <table:table-cell table:style-name="ACE-138" table:formula="of:=1.8+-3.1299999999999999" office:value-type="float" office:value="-1.3299999999999998">
            <text:p>−1.33</text:p>
          </table:table-cell>
          <table:table-cell table:style-name="ACE-138" table:formula="of:=0.90000000000000002+-3.1299999999999999" office:value-type="float" office:value="-2.23">
            <text:p>−2.23</text:p>
          </table:table-cell>
          <table:table-cell table:style-name="ACE-138"/>
          <table:table-cell table:style-name="ACE-138" table:formula="of:=[.V60]-[.Y60]" office:value-type="float" office:value="2.3500000000000001">
            <text:p>2.35</text:p>
          </table:table-cell>
          <table:table-cell table:style-name="ACE-156" table:formula="of:=[.L60]-([.AC60])" office:value-type="float" office:value="-1.5300000000000002">
            <text:p>−1.53</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cCabe and Haynes, (1996)</text:p>
          </table:table-cell>
          <table:table-cell table:number-columns-repeated="2" table:style-name="ACE-138"/>
          <table:table-cell table:style-name="ACE-146"/>
          <table:table-cell table:number-columns-repeated="219" table:style-name="ACE-138"/>
        </table:table-row>
        <table:table-row table:style-name="AROW-0">
          <table:table-cell table:style-name="ACE-125" office:value-type="string">
            <text:p>(22) Dundalk</text:p>
          </table:table-cell>
          <table:table-cell table:style-name="ACE-138" office:value-type="string">
            <text:p>Cooley Point, Co. Louth</text:p>
          </table:table-cell>
          <table:table-cell table:style-name="ACE-138"/>
          <table:table-cell table:style-name="ACE-143" office:value-type="float" office:value="53.977400000000003">
            <text:p>53.98</text:p>
          </table:table-cell>
          <table:table-cell table:style-name="ACE-143" office:value-type="float" office:value="-6.1376999999999997">
            <text:p>−6.14</text:p>
          </table:table-cell>
          <table:table-cell table:style-name="ACE-138" office:value-type="string">
            <text:p>AA 17694</text:p>
          </table:table-cell>
          <table:table-cell table:style-name="ACE-138" office:value-type="string">
            <text:p>15750±110</text:p>
          </table:table-cell>
          <table:table-cell table:style-name="ACE-146" office:value-type="float" office:value="-2.5">
            <text:p>−2.5</text:p>
          </table:table-cell>
          <table:table-cell table:style-name="ACE-138" office:value-type="string">
            <text:p>18543-18887</text:p>
          </table:table-cell>
          <table:table-cell table:style-name="ACE-138" table:formula="of:=SUM(18543+18887)/2" office:value-type="float" office:value="18715">
            <text:p>18715</text:p>
          </table:table-cell>
          <table:table-cell table:style-name="ACE-149" table:formula="of:=SUM(18543-18887)/2" office:value-type="float" office:value="-172">
            <text:p>172</text:p>
          </table:table-cell>
          <table:table-cell table:style-name="ACE-138" office:value-type="float" office:value="0.81999999999999995">
            <text:p>0.82</text:p>
          </table:table-cell>
          <table:table-cell table:style-name="ACE-138"/>
          <table:table-cell table:style-name="ACE-151" office:value-type="string">
            <text:p>Elphidium clavatum (foraminifera). Samples from interstadial mud below outwash from the Dundalk Bay Ice Lobe.</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Cranfield Point</text:p>
          </table:table-cell>
          <table:table-cell table:style-name="ACE-138"/>
          <table:table-cell table:style-name="ACE-138" office:value-type="float" office:value="2.1699999999999999">
            <text:p>2.17</text:p>
          </table:table-cell>
          <table:table-cell table:style-name="ACE-138" table:formula="of:=4.7999999999999998+-3.1299999999999999" office:value-type="float" office:value="1.6699999999999999">
            <text:p>1.67</text:p>
          </table:table-cell>
          <table:table-cell table:style-name="ACE-138" table:formula="of:=4.2999999999999998+-3.1299999999999999" office:value-type="float" office:value="1.1699999999999999">
            <text:p>1.17</text:p>
          </table:table-cell>
          <table:table-cell table:style-name="ACE-123" table:formula="of:=([.W61]+[.X61]+[.Z61]+[.AA61])/4" office:value-type="float" office:value="-0.17999999999999999">
            <text:p>−0.18</text:p>
          </table:table-cell>
          <table:table-cell table:style-name="ACE-138" table:formula="of:=1.8+-3.1299999999999999" office:value-type="float" office:value="-1.3299999999999998">
            <text:p>−1.33</text:p>
          </table:table-cell>
          <table:table-cell table:style-name="ACE-138" table:formula="of:=0.90000000000000002+-3.1299999999999999" office:value-type="float" office:value="-2.23">
            <text:p>−2.23</text:p>
          </table:table-cell>
          <table:table-cell table:style-name="ACE-138"/>
          <table:table-cell table:style-name="ACE-138" table:formula="of:=[.V61]-[.Y61]" office:value-type="float" office:value="2.3500000000000001">
            <text:p>2.35</text:p>
          </table:table-cell>
          <table:table-cell table:style-name="ACE-156" table:formula="of:=[.L61]-([.AC61])" office:value-type="float" office:value="-1.5300000000000002">
            <text:p>−1.53</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cCabe and Haynes, (1996)</text:p>
          </table:table-cell>
          <table:table-cell table:number-columns-repeated="2" table:style-name="ACE-138"/>
          <table:table-cell table:style-name="ACE-146"/>
          <table:table-cell table:number-columns-repeated="219" table:style-name="ACE-138"/>
        </table:table-row>
        <table:table-row table:style-name="AROW-0">
          <table:table-cell table:style-name="ACE-125" office:value-type="string">
            <text:p>(22) Dundalk</text:p>
          </table:table-cell>
          <table:table-cell table:style-name="ACE-138" office:value-type="string">
            <text:p>Cooley Point, Co. Louth</text:p>
          </table:table-cell>
          <table:table-cell table:style-name="ACE-138"/>
          <table:table-cell table:style-name="ACE-143" office:value-type="float" office:value="53.977400000000003">
            <text:p>53.98</text:p>
          </table:table-cell>
          <table:table-cell table:style-name="ACE-143" office:value-type="float" office:value="-6.1376999999999997">
            <text:p>−6.14</text:p>
          </table:table-cell>
          <table:table-cell table:style-name="ACE-138" office:value-type="string">
            <text:p>AA 17695</text:p>
          </table:table-cell>
          <table:table-cell table:style-name="ACE-138" office:value-type="string">
            <text:p>15780±140</text:p>
          </table:table-cell>
          <table:table-cell table:style-name="ACE-146" office:value-type="float" office:value="-2.5">
            <text:p>−2.5</text:p>
          </table:table-cell>
          <table:table-cell table:style-name="ACE-138" office:value-type="string">
            <text:p>18257-18964</text:p>
          </table:table-cell>
          <table:table-cell table:style-name="ACE-138" table:formula="of:=SUM(18257+18964)/2" office:value-type="float" office:value="18610.5">
            <text:p>18610.5</text:p>
          </table:table-cell>
          <table:table-cell table:style-name="ACE-149" table:formula="of:=SUM(18257-18964)/2" office:value-type="float" office:value="-353.5">
            <text:p>354</text:p>
          </table:table-cell>
          <table:table-cell table:style-name="ACE-138" office:value-type="float" office:value="0.81999999999999995">
            <text:p>0.82</text:p>
          </table:table-cell>
          <table:table-cell table:style-name="ACE-138"/>
          <table:table-cell table:style-name="ACE-151" office:value-type="string">
            <text:p>Elphidium clavatum (foraminifera). Samples from interstadial mud below outwash from the Dundalk Bay Ice Lobe.</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Cranfield Point</text:p>
          </table:table-cell>
          <table:table-cell table:style-name="ACE-138"/>
          <table:table-cell table:style-name="ACE-138" office:value-type="float" office:value="2.1699999999999999">
            <text:p>2.17</text:p>
          </table:table-cell>
          <table:table-cell table:style-name="ACE-138" table:formula="of:=4.7999999999999998+-3.1299999999999999" office:value-type="float" office:value="1.6699999999999999">
            <text:p>1.67</text:p>
          </table:table-cell>
          <table:table-cell table:style-name="ACE-138" table:formula="of:=4.2999999999999998+-3.1299999999999999" office:value-type="float" office:value="1.1699999999999999">
            <text:p>1.17</text:p>
          </table:table-cell>
          <table:table-cell table:style-name="ACE-123" table:formula="of:=([.W62]+[.X62]+[.Z62]+[.AA62])/4" office:value-type="float" office:value="-0.17999999999999999">
            <text:p>−0.18</text:p>
          </table:table-cell>
          <table:table-cell table:style-name="ACE-138" table:formula="of:=1.8+-3.1299999999999999" office:value-type="float" office:value="-1.3299999999999998">
            <text:p>−1.33</text:p>
          </table:table-cell>
          <table:table-cell table:style-name="ACE-138" table:formula="of:=0.90000000000000002+-3.1299999999999999" office:value-type="float" office:value="-2.23">
            <text:p>−2.23</text:p>
          </table:table-cell>
          <table:table-cell table:style-name="ACE-138"/>
          <table:table-cell table:style-name="ACE-138" table:formula="of:=[.V62]-[.Y62]" office:value-type="float" office:value="2.3500000000000001">
            <text:p>2.35</text:p>
          </table:table-cell>
          <table:table-cell table:style-name="ACE-156" table:formula="of:=[.L62]-([.AC62])" office:value-type="float" office:value="-1.5300000000000002">
            <text:p>−1.53</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cCabe and Haynes, (1996)</text:p>
          </table:table-cell>
          <table:table-cell table:number-columns-repeated="2" table:style-name="ACE-138"/>
          <table:table-cell table:style-name="ACE-146"/>
          <table:table-cell table:number-columns-repeated="219" table:style-name="ACE-138"/>
        </table:table-row>
        <table:table-row table:style-name="AROW-0">
          <table:table-cell table:style-name="ACE-125" office:value-type="string">
            <text:p>(22) Dundalk</text:p>
          </table:table-cell>
          <table:table-cell table:style-name="ACE-138" office:value-type="string">
            <text:p>Cranfield Point, Co. Down</text:p>
          </table:table-cell>
          <table:table-cell table:style-name="ACE-138"/>
          <table:table-cell table:style-name="ACE-143" office:value-type="float" office:value="54.018099999999997">
            <text:p>54.02</text:p>
          </table:table-cell>
          <table:table-cell table:style-name="ACE-143" office:value-type="float" office:value="-6.0525000000000002">
            <text:p>−6.05</text:p>
          </table:table-cell>
          <table:table-cell table:style-name="ACE-138" office:value-type="string">
            <text:p>AA 21819</text:p>
          </table:table-cell>
          <table:table-cell table:style-name="ACE-138" office:value-type="string">
            <text:p>16005±140</text:p>
          </table:table-cell>
          <table:table-cell table:style-name="ACE-146" office:value-type="float" office:value="-1.407">
            <text:p>−1.407</text:p>
          </table:table-cell>
          <table:table-cell table:style-name="ACE-138" office:value-type="string">
            <text:p>18657-19075</text:p>
          </table:table-cell>
          <table:table-cell table:style-name="ACE-138" table:formula="of:=SUM(18657+19075)/2" office:value-type="float" office:value="18866">
            <text:p>18866</text:p>
          </table:table-cell>
          <table:table-cell table:style-name="ACE-149" table:formula="of:=SUM(18657-19075)/2" office:value-type="float" office:value="-209">
            <text:p>209</text:p>
          </table:table-cell>
          <table:table-cell table:style-name="ACE-138" office:value-type="float" office:value="2.8199999999999998">
            <text:p>2.82</text:p>
          </table:table-cell>
          <table:table-cell table:style-name="ACE-138"/>
          <table:table-cell table:style-name="ACE-151" office:value-type="string">
            <text:p>Elphidium clavatum (foraminifera). Samples from interstadial mud below outwash from the Carlingford Bay Ice Lobe.</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Cranfield Point</text:p>
          </table:table-cell>
          <table:table-cell table:style-name="ACE-138"/>
          <table:table-cell table:style-name="ACE-138" office:value-type="float" office:value="2.1699999999999999">
            <text:p>2.17</text:p>
          </table:table-cell>
          <table:table-cell table:style-name="ACE-138" table:formula="of:=4.7999999999999998+-3.1299999999999999" office:value-type="float" office:value="1.6699999999999999">
            <text:p>1.67</text:p>
          </table:table-cell>
          <table:table-cell table:style-name="ACE-138" table:formula="of:=4.2999999999999998+-3.1299999999999999" office:value-type="float" office:value="1.1699999999999999">
            <text:p>1.17</text:p>
          </table:table-cell>
          <table:table-cell table:style-name="ACE-123" table:formula="of:=([.W63]+[.X63]+[.Z63]+[.AA63])/4" office:value-type="float" office:value="-0.17999999999999999">
            <text:p>−0.18</text:p>
          </table:table-cell>
          <table:table-cell table:style-name="ACE-138" table:formula="of:=1.8+-3.1299999999999999" office:value-type="float" office:value="-1.3299999999999998">
            <text:p>−1.33</text:p>
          </table:table-cell>
          <table:table-cell table:style-name="ACE-138" table:formula="of:=0.90000000000000002+-3.1299999999999999" office:value-type="float" office:value="-2.23">
            <text:p>−2.23</text:p>
          </table:table-cell>
          <table:table-cell table:style-name="ACE-138"/>
          <table:table-cell table:style-name="ACE-138" table:formula="of:=[.V63]-[.Y63]" office:value-type="float" office:value="2.3500000000000001">
            <text:p>2.35</text:p>
          </table:table-cell>
          <table:table-cell table:style-name="ACE-156" table:formula="of:=[.L63]-([.AC63])" office:value-type="float" office:value="0.46999999999999975">
            <text:p>0.47</text:p>
          </table:table-cell>
          <table:table-cell table:style-name="ACE-138" office:value-type="string">
            <text:p>?</text:p>
          </table:table-cell>
          <table:table-cell table:style-name="ACE-138"/>
          <table:table-cell table:style-name="ACE-138" office:value-type="string">
            <text:p>S,A?</text:p>
          </table:table-cell>
          <table:table-cell table:style-name="ACE-138" office:value-type="string">
            <text:p>McCabe and Clark, (1998)</text:p>
          </table:table-cell>
          <table:table-cell table:number-columns-repeated="2" table:style-name="ACE-138"/>
          <table:table-cell table:style-name="ACE-146"/>
          <table:table-cell table:number-columns-repeated="219" table:style-name="ACE-138"/>
        </table:table-row>
        <table:table-row table:style-name="AROW-0">
          <table:table-cell table:style-name="ACE-125" office:value-type="string">
            <text:p>(22) Dundalk</text:p>
          </table:table-cell>
          <table:table-cell table:style-name="ACE-138" office:value-type="string">
            <text:p>Kilkeel Steps, Co Down:</text:p>
          </table:table-cell>
          <table:table-cell table:style-name="ACE-138"/>
          <table:table-cell table:style-name="ACE-140" office:value-type="float" office:value="54.057200000000002">
            <text:p>54.06</text:p>
          </table:table-cell>
          <table:table-cell table:style-name="ACE-140" office:value-type="float" office:value="-5.9741999999999997">
            <text:p>−5.97</text:p>
          </table:table-cell>
          <table:table-cell table:style-name="ACE-138" office:value-type="string">
            <text:p>CAMS-89687</text:p>
          </table:table-cell>
          <table:table-cell table:style-name="ACE-138" office:value-type="string">
            <text:p>16940±70</text:p>
          </table:table-cell>
          <table:table-cell table:style-name="ACE-138"/>
          <table:table-cell table:style-name="ACE-138" office:value-type="string">
            <text:p>19508-19850</text:p>
          </table:table-cell>
          <table:table-cell table:style-name="ACE-138" table:formula="of:=SUM(19508+19850)/2" office:value-type="float" office:value="19679">
            <text:p>19679</text:p>
          </table:table-cell>
          <table:table-cell table:style-name="ACE-149" table:formula="of:=SUM(19508-19850)/2" office:value-type="float" office:value="-171">
            <text:p>171</text:p>
          </table:table-cell>
          <table:table-cell table:style-name="ACE-138" office:value-type="float" office:value="5.6699999999999999">
            <text:p>5.67</text:p>
          </table:table-cell>
          <table:table-cell table:style-name="ACE-138"/>
          <table:table-cell table:style-name="ACE-151" office:value-type="string">
            <text:p>Elphidium clavatum (foraminifera). </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Kilkeel</text:p>
          </table:table-cell>
          <table:table-cell table:style-name="ACE-138"/>
          <table:table-cell table:style-name="ACE-138" office:value-type="float" office:value="2.7599999999999998">
            <text:p>2.76</text:p>
          </table:table-cell>
          <table:table-cell table:style-name="ACE-138" office:value-type="float" office:value="2.0600000000000001">
            <text:p>2.06</text:p>
          </table:table-cell>
          <table:table-cell table:style-name="ACE-138" office:value-type="float" office:value="1.1599999999999999">
            <text:p>1.16</text:p>
          </table:table-cell>
          <table:table-cell table:style-name="ACE-138" office:value-type="float" office:value="-0.33000000000000002">
            <text:p>−0.33</text:p>
          </table:table-cell>
          <table:table-cell table:style-name="ACE-138" office:value-type="float" office:value="-1.3400000000000001">
            <text:p>−1.34</text:p>
          </table:table-cell>
          <table:table-cell table:style-name="ACE-138" office:value-type="float" office:value="-2.54">
            <text:p>−2.54</text:p>
          </table:table-cell>
          <table:table-cell table:style-name="ACE-138"/>
          <table:table-cell table:style-name="ACE-138" table:formula="of:=[.V64]-[.Y64]" office:value-type="float" office:value="3.0899999999999999">
            <text:p>3.09</text:p>
          </table:table-cell>
          <table:table-cell table:style-name="ACE-156" table:formula="of:=[.L64]-([.AC64])" office:value-type="float" office:value="2.5800000000000001">
            <text:p>2.58</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Clark et al, (submitted)</text:p>
          </table:table-cell>
          <table:table-cell table:number-columns-repeated="222" table:style-name="ACE-138"/>
        </table:table-row>
        <table:table-row table:style-name="AROW-0">
          <table:table-cell table:style-name="ACE-125" office:value-type="string">
            <text:p>(22) Dundalk</text:p>
          </table:table-cell>
          <table:table-cell table:style-name="ACE-138" office:value-type="string">
            <text:p>Kilkeel Steps, Co Down:</text:p>
          </table:table-cell>
          <table:table-cell table:style-name="ACE-138"/>
          <table:table-cell table:style-name="ACE-140" office:value-type="float" office:value="54.057200000000002">
            <text:p>54.06</text:p>
          </table:table-cell>
          <table:table-cell table:style-name="ACE-140" office:value-type="float" office:value="-5.9741999999999997">
            <text:p>−5.97</text:p>
          </table:table-cell>
          <table:table-cell table:style-name="ACE-138" office:value-type="string">
            <text:p>CAMS-89686</text:p>
          </table:table-cell>
          <table:table-cell table:style-name="ACE-138" office:value-type="string">
            <text:p>17040±70</text:p>
          </table:table-cell>
          <table:table-cell table:style-name="ACE-138"/>
          <table:table-cell table:style-name="ACE-138" office:value-type="string">
            <text:p>19541-19939</text:p>
          </table:table-cell>
          <table:table-cell table:style-name="ACE-138" table:formula="of:=SUM(19541+19939)/2" office:value-type="float" office:value="19740">
            <text:p>19740</text:p>
          </table:table-cell>
          <table:table-cell table:style-name="ACE-149" table:formula="of:=SUM(19541-19939)/2" office:value-type="float" office:value="-199">
            <text:p>199</text:p>
          </table:table-cell>
          <table:table-cell table:style-name="ACE-138" office:value-type="float" office:value="3.6699999999999999">
            <text:p>3.67</text:p>
          </table:table-cell>
          <table:table-cell table:style-name="ACE-138"/>
          <table:table-cell table:style-name="ACE-151" office:value-type="string">
            <text:p>Elphidium clavatum (foraminifera). </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Kilkeel</text:p>
          </table:table-cell>
          <table:table-cell table:style-name="ACE-138"/>
          <table:table-cell table:style-name="ACE-138" office:value-type="float" office:value="2.7599999999999998">
            <text:p>2.76</text:p>
          </table:table-cell>
          <table:table-cell table:style-name="ACE-138" office:value-type="float" office:value="2.0600000000000001">
            <text:p>2.06</text:p>
          </table:table-cell>
          <table:table-cell table:style-name="ACE-138" office:value-type="float" office:value="1.1599999999999999">
            <text:p>1.16</text:p>
          </table:table-cell>
          <table:table-cell table:style-name="ACE-138" office:value-type="float" office:value="-0.33000000000000002">
            <text:p>−0.33</text:p>
          </table:table-cell>
          <table:table-cell table:style-name="ACE-138" office:value-type="float" office:value="-1.3400000000000001">
            <text:p>−1.34</text:p>
          </table:table-cell>
          <table:table-cell table:style-name="ACE-138" office:value-type="float" office:value="-2.54">
            <text:p>−2.54</text:p>
          </table:table-cell>
          <table:table-cell table:style-name="ACE-138"/>
          <table:table-cell table:style-name="ACE-138" table:formula="of:=[.V65]-[.Y65]" office:value-type="float" office:value="3.0899999999999999">
            <text:p>3.09</text:p>
          </table:table-cell>
          <table:table-cell table:style-name="ACE-156" table:formula="of:=[.L65]-([.AC65])" office:value-type="float" office:value="0.58000000000000007">
            <text:p>0.58</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Clark et al, (submitted)</text:p>
          </table:table-cell>
          <table:table-cell table:number-columns-repeated="222" table:style-name="ACE-138"/>
        </table:table-row>
        <table:table-row table:style-name="AROW-0">
          <table:table-cell table:style-name="ACE-125" office:value-type="string">
            <text:p>(22) Dundalk</text:p>
          </table:table-cell>
          <table:table-cell table:style-name="ACE-138" office:value-type="string">
            <text:p>Kilkeel Steps, Co Down:</text:p>
          </table:table-cell>
          <table:table-cell table:style-name="ACE-138"/>
          <table:table-cell table:style-name="ACE-140" office:value-type="float" office:value="54.057200000000002">
            <text:p>54.06</text:p>
          </table:table-cell>
          <table:table-cell table:style-name="ACE-140" office:value-type="float" office:value="-5.9741999999999997">
            <text:p>−5.97</text:p>
          </table:table-cell>
          <table:table-cell table:style-name="ACE-138" office:value-type="string">
            <text:p>AA22352</text:p>
          </table:table-cell>
          <table:table-cell table:style-name="ACE-138" office:value-type="string">
            <text:p>17150±160</text:p>
          </table:table-cell>
          <table:table-cell table:style-name="ACE-138"/>
          <table:table-cell table:style-name="ACE-138" office:value-type="string">
            <text:p>19521-20207</text:p>
          </table:table-cell>
          <table:table-cell table:style-name="ACE-138" table:formula="of:=SUM(19521+20207)/2" office:value-type="float" office:value="19864">
            <text:p>19864</text:p>
          </table:table-cell>
          <table:table-cell table:style-name="ACE-149" table:formula="of:=SUM(19521-20207)/2" office:value-type="float" office:value="-343">
            <text:p>343</text:p>
          </table:table-cell>
          <table:table-cell table:style-name="ACE-138" office:value-type="float" office:value="1.6699999999999999">
            <text:p>1.67</text:p>
          </table:table-cell>
          <table:table-cell table:style-name="ACE-138"/>
          <table:table-cell table:style-name="ACE-151" office:value-type="string">
            <text:p>Elphidium clavatum (foraminifera). </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Kilkeel</text:p>
          </table:table-cell>
          <table:table-cell table:style-name="ACE-138"/>
          <table:table-cell table:style-name="ACE-138" office:value-type="float" office:value="2.7599999999999998">
            <text:p>2.76</text:p>
          </table:table-cell>
          <table:table-cell table:style-name="ACE-138" office:value-type="float" office:value="2.0600000000000001">
            <text:p>2.06</text:p>
          </table:table-cell>
          <table:table-cell table:style-name="ACE-138" office:value-type="float" office:value="1.1599999999999999">
            <text:p>1.16</text:p>
          </table:table-cell>
          <table:table-cell table:style-name="ACE-138" office:value-type="float" office:value="-0.33000000000000002">
            <text:p>−0.33</text:p>
          </table:table-cell>
          <table:table-cell table:style-name="ACE-138" office:value-type="float" office:value="-1.3400000000000001">
            <text:p>−1.34</text:p>
          </table:table-cell>
          <table:table-cell table:style-name="ACE-138" office:value-type="float" office:value="-2.54">
            <text:p>−2.54</text:p>
          </table:table-cell>
          <table:table-cell table:style-name="ACE-138"/>
          <table:table-cell table:style-name="ACE-138" table:formula="of:=[.V66]-[.Y66]" office:value-type="float" office:value="3.0899999999999999">
            <text:p>3.09</text:p>
          </table:table-cell>
          <table:table-cell table:style-name="ACE-156" table:formula="of:=[.L66]-([.AC66])" office:value-type="float" office:value="-1.4199999999999999">
            <text:p>−1.42</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and Clark, (1998)</text:p>
          </table:table-cell>
          <table:table-cell table:number-columns-repeated="222" table:style-name="ACE-138"/>
        </table:table-row>
        <table:table-row table:style-name="AROW-0">
          <table:table-cell table:style-name="ACE-125" office:value-type="string">
            <text:p>(22) Dundalk</text:p>
          </table:table-cell>
          <table:table-cell table:style-name="ACE-138" office:value-type="string">
            <text:p>Kilkeel Steps, Co Down:</text:p>
          </table:table-cell>
          <table:table-cell table:style-name="ACE-138"/>
          <table:table-cell table:style-name="ACE-140" office:value-type="float" office:value="54.057200000000002">
            <text:p>54.06</text:p>
          </table:table-cell>
          <table:table-cell table:style-name="ACE-140" office:value-type="float" office:value="-5.9741999999999997">
            <text:p>−5.97</text:p>
          </table:table-cell>
          <table:table-cell table:style-name="ACE-138" office:value-type="string">
            <text:p>AA22351</text:p>
          </table:table-cell>
          <table:table-cell table:style-name="ACE-138" office:value-type="string">
            <text:p>17160±130</text:p>
          </table:table-cell>
          <table:table-cell table:style-name="ACE-138"/>
          <table:table-cell table:style-name="ACE-138" office:value-type="string">
            <text:p>19554-20178</text:p>
          </table:table-cell>
          <table:table-cell table:style-name="ACE-138" table:formula="of:=SUM(19554+20178)/2" office:value-type="float" office:value="19866">
            <text:p>19866</text:p>
          </table:table-cell>
          <table:table-cell table:style-name="ACE-149" table:formula="of:=SUM(19554-20178)/2" office:value-type="float" office:value="-312">
            <text:p>312</text:p>
          </table:table-cell>
          <table:table-cell table:style-name="ACE-138" office:value-type="float" office:value="1.6699999999999999">
            <text:p>1.67</text:p>
          </table:table-cell>
          <table:table-cell table:style-name="ACE-138"/>
          <table:table-cell table:style-name="ACE-151" office:value-type="string">
            <text:p>Elphidium clavatum (foraminifera). </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Kilkeel</text:p>
          </table:table-cell>
          <table:table-cell table:style-name="ACE-138"/>
          <table:table-cell table:style-name="ACE-138" office:value-type="float" office:value="2.7599999999999998">
            <text:p>2.76</text:p>
          </table:table-cell>
          <table:table-cell table:style-name="ACE-138" office:value-type="float" office:value="2.0600000000000001">
            <text:p>2.06</text:p>
          </table:table-cell>
          <table:table-cell table:style-name="ACE-138" office:value-type="float" office:value="1.1599999999999999">
            <text:p>1.16</text:p>
          </table:table-cell>
          <table:table-cell table:style-name="ACE-138" office:value-type="float" office:value="-0.33000000000000002">
            <text:p>−0.33</text:p>
          </table:table-cell>
          <table:table-cell table:style-name="ACE-138" office:value-type="float" office:value="-1.3400000000000001">
            <text:p>−1.34</text:p>
          </table:table-cell>
          <table:table-cell table:style-name="ACE-138" office:value-type="float" office:value="-2.54">
            <text:p>−2.54</text:p>
          </table:table-cell>
          <table:table-cell table:style-name="ACE-138"/>
          <table:table-cell table:style-name="ACE-138" table:formula="of:=[.V67]-[.Y67]" office:value-type="float" office:value="3.0899999999999999">
            <text:p>3.09</text:p>
          </table:table-cell>
          <table:table-cell table:style-name="ACE-156" table:formula="of:=[.L67]-([.AC67])" office:value-type="float" office:value="-1.4199999999999999">
            <text:p>−1.42</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McCabe and Clark, (1998)</text:p>
          </table:table-cell>
          <table:table-cell table:number-columns-repeated="222" table:style-name="ACE-138"/>
        </table:table-row>
        <table:table-row table:style-name="AROW-0">
          <table:table-cell table:style-name="ACE-125" office:value-type="string">
            <text:p>(22) Dundalk</text:p>
          </table:table-cell>
          <table:table-cell table:style-name="ACE-138" office:value-type="string">
            <text:p>Kilkeel Steps, Co Down:</text:p>
          </table:table-cell>
          <table:table-cell table:style-name="ACE-138"/>
          <table:table-cell table:style-name="ACE-140" office:value-type="float" office:value="54.057200000000002">
            <text:p>54.06</text:p>
          </table:table-cell>
          <table:table-cell table:style-name="ACE-140" office:value-type="float" office:value="-5.9741999999999997">
            <text:p>−5.97</text:p>
          </table:table-cell>
          <table:table-cell table:style-name="ACE-138" office:value-type="string">
            <text:p>CAMS-89688</text:p>
          </table:table-cell>
          <table:table-cell table:style-name="ACE-138" office:value-type="string">
            <text:p>17370±190</text:p>
          </table:table-cell>
          <table:table-cell table:style-name="ACE-138"/>
          <table:table-cell table:style-name="ACE-138" office:value-type="string">
            <text:p>19585-20517</text:p>
          </table:table-cell>
          <table:table-cell table:style-name="ACE-138" table:formula="of:=SUM(19585+20517)/2" office:value-type="float" office:value="20051">
            <text:p>20051</text:p>
          </table:table-cell>
          <table:table-cell table:style-name="ACE-149" table:formula="of:=SUM(19585-20517)/2" office:value-type="float" office:value="-466">
            <text:p>466</text:p>
          </table:table-cell>
          <table:table-cell table:style-name="ACE-138" office:value-type="float" office:value="7.6699999999999999">
            <text:p>7.67</text:p>
          </table:table-cell>
          <table:table-cell table:style-name="ACE-138"/>
          <table:table-cell table:style-name="ACE-151" office:value-type="string">
            <text:p>Elphidium clavatum (foraminifera). </text:p>
          </table:table-cell>
          <table:table-cell table:style-name="ACE-138"/>
          <table:table-cell table:style-name="ACE-138" office:value-type="string">
            <text:p>M</text:p>
          </table:table-cell>
          <table:table-cell table:style-name="ACE-138"/>
          <table:table-cell table:style-name="ACE-138" office:value-type="string">
            <text:p>HAT</text:p>
          </table:table-cell>
          <table:table-cell table:style-name="ACE-138"/>
          <table:table-cell table:style-name="ACE-138" office:value-type="string">
            <text:p>Kilkeel</text:p>
          </table:table-cell>
          <table:table-cell table:style-name="ACE-138"/>
          <table:table-cell table:style-name="ACE-138" office:value-type="float" office:value="2.7599999999999998">
            <text:p>2.76</text:p>
          </table:table-cell>
          <table:table-cell table:style-name="ACE-138" office:value-type="float" office:value="2.0600000000000001">
            <text:p>2.06</text:p>
          </table:table-cell>
          <table:table-cell table:style-name="ACE-138" office:value-type="float" office:value="1.1599999999999999">
            <text:p>1.16</text:p>
          </table:table-cell>
          <table:table-cell table:style-name="ACE-138" office:value-type="float" office:value="-0.33000000000000002">
            <text:p>−0.33</text:p>
          </table:table-cell>
          <table:table-cell table:style-name="ACE-138" office:value-type="float" office:value="-1.3400000000000001">
            <text:p>−1.34</text:p>
          </table:table-cell>
          <table:table-cell table:style-name="ACE-138" office:value-type="float" office:value="-2.54">
            <text:p>−2.54</text:p>
          </table:table-cell>
          <table:table-cell table:style-name="ACE-138"/>
          <table:table-cell table:style-name="ACE-138" table:formula="of:=[.V68]-[.Y68]" office:value-type="float" office:value="3.0899999999999999">
            <text:p>3.09</text:p>
          </table:table-cell>
          <table:table-cell table:style-name="ACE-156" table:formula="of:=[.L68]-([.AC68])" office:value-type="float" office:value="4.5800000000000001">
            <text:p>4.58</text:p>
          </table:table-cell>
          <table:table-cell table:style-name="ACE-138" office:value-type="string">
            <text:p>?</text:p>
          </table:table-cell>
          <table:table-cell table:style-name="ACE-138"/>
          <table:table-cell table:style-name="ACE-138" office:value-type="string">
            <text:p>A?</text:p>
          </table:table-cell>
          <table:table-cell table:style-name="ACE-138" office:value-type="string">
            <text:p>Clark et al, (submitted)</text:p>
          </table:table-cell>
          <table:table-cell table:number-columns-repeated="222" table:style-name="ACE-138"/>
        </table:table-row>
        <table:table-row table:style-name="AROW-0" table:number-rows-repeated="65468">
          <table:table-cell table:number-columns-repeated="256"/>
        </table:table-row>
        <table:named-expressions>
          <table:named-expression table:name="Sheet_Title" table:expression="of:=&quot;Limiting Dates (Type II)&quot;" table:base-cell-address="$'Limiting Dates (Type II)'.$A$1"/>
          <table:named-expression table:name="Print_Area" table:expression="of:=#REF!" table:base-cell-address="$'Limiting Dates (Type II)'.$A$1"/>
        </table:named-expressions>
        <gnm:selections gnm:cursor-col="0" gnm:cursor-row="0">
          <gnm:selection gnm:start-col="0" gnm:start-row="0" gnm:end-col="0" gnm:end-row="0"/>
        </gnm:selections>
      </table:table>
      <table:table table:name="Appendix" table:style-name="ta-6" table:print="true">
        <office:forms form:automatic-focus="false" form:apply-design-mode="false">
          <form:form/>
        </office:forms>
        <table:table-column table:default-cell-style-name="ACE-159" table:style-name="ACOL-0"/>
        <table:table-column table:default-cell-style-name="ACE-159" table:style-name="ACOL-0" table:number-columns-repeated="255"/>
        <table:table-row table:style-name="AROW-6">
          <table:table-cell table:style-name="ACE-158" office:value-type="string">
            <text:p>Database Contributors</text:p>
          </table:table-cell>
          <table:table-cell table:number-columns-repeated="255" table:style-name="ACE-159"/>
        </table:table-row>
        <table:table-row table:style-name="AROW-0">
          <table:table-cell table:style-name="ACE-159" office:value-type="string">
            <text:p>Battarbee, R.W., Scaife, R.G. and Phetheon, S.J. 1982 Palaeoecological evidence for sea-level change in the Bann Estuary in early Mesolithic. In Woodman (ed.) Excavations at Mountsandel. HMSO. </text:p>
          </table:table-cell>
          <table:table-cell table:number-columns-repeated="255" table:style-name="ACE-159"/>
        </table:table-row>
        <table:table-row table:style-name="AROW-0">
          <table:table-cell table:style-name="ACE-159" office:value-type="string">
            <text:p>Burenhuit, G. 1980 The archaeological excavation at Carrowmore, Co. Sligo: Excavation seasons 1977-1979. Theses and papers in North European Archaeology 9, 142pp. </text:p>
          </table:table-cell>
          <table:table-cell table:number-columns-repeated="255" table:style-name="ACE-159"/>
        </table:table-row>
        <table:table-row table:style-name="AROW-0">
          <table:table-cell table:style-name="ACE-159" office:value-type="string">
            <text:p>Buzer, J.S. 1980 Pollen analysis of sediments from Lough Ine and Ballyally Lough, Co. Cork, Ireland. New Phytologist 86, 93-108. </text:p>
          </table:table-cell>
          <table:table-cell table:number-columns-repeated="255" table:style-name="ACE-159"/>
        </table:table-row>
        <table:table-row table:style-name="AROW-0">
          <table:table-cell table:style-name="ACE-159" office:value-type="string">
            <text:p>Carter, R.W.G. 1975a Recent changes in the coastal geomorphology of the Magilligan Foreland, Co. Londonderry. Proceedings of the Royal Irish Academy 75B, 469-497. </text:p>
          </table:table-cell>
          <table:table-cell table:number-columns-repeated="255" table:style-name="ACE-159"/>
        </table:table-row>
        <table:table-row table:style-name="AROW-0">
          <table:table-cell table:style-name="ACE-159" office:value-type="string">
            <text:p>Carter, R.W.G. 1982a Sea-level changes in Northern Ireland. Proceedings of the Geologists Association, London 93, 7-23.</text:p>
          </table:table-cell>
          <table:table-cell table:number-columns-repeated="255" table:style-name="ACE-159"/>
        </table:table-row>
        <table:table-row table:style-name="AROW-0">
          <table:table-cell table:style-name="ACE-159" office:value-type="string">
            <text:p>Carter, R.W.G. 1993 Age origin and signi¢cance of the raised gravel barrier at Church Bay, Rathlin Island, Co. Antrim. Irish Geography 26, 141-146.</text:p>
          </table:table-cell>
          <table:table-cell table:number-columns-repeated="255" table:style-name="ACE-159"/>
        </table:table-row>
        <table:table-row table:style-name="AROW-0">
          <table:table-cell table:style-name="ACE-159" office:value-type="string">
            <text:p>Carter, R.W.G. and Orford, J.D. 1982 The south and east coasts of Co. Wexford. Field Guide 4. Irish Association for Quaternary Studies (IQUA), Dublin</text:p>
          </table:table-cell>
          <table:table-cell table:number-columns-repeated="255" table:style-name="ACE-159"/>
        </table:table-row>
        <table:table-row table:style-name="AROW-0">
          <table:table-cell table:style-name="ACE-159" office:value-type="string">
            <text:p>Carter, R.W.G. and Wilson, P. 1990 Portstewart Strand and the Bann Estuary. In P. Wilson (ed.), North Antrim and Londonderry, Field Guide 13, 18-23. Dublin. Irish Association for Quaternary Studies (IQUA). </text:p>
          </table:table-cell>
          <table:table-cell table:number-columns-repeated="255" table:style-name="ACE-159"/>
        </table:table-row>
        <table:table-row table:style-name="AROW-0">
          <table:table-cell table:style-name="ACE-159" office:value-type="string">
            <text:p>Carter, R.W.G., Devoy, R.J.N. and Shaw, J. 1989a Late Holocene sea levels in Ireland. Journal of Quaternary Science 4 (1), 7-24. </text:p>
          </table:table-cell>
          <table:table-cell table:number-columns-repeated="255" table:style-name="ACE-159"/>
        </table:table-row>
        <table:table-row table:style-name="AROW-0">
          <table:table-cell table:style-name="ACE-159" office:value-type="string">
            <text:p>Colhoun, E.A., Ryder, A.T. and Stephens, N. 1973 14C age of an oak-hazel forest bed at Drumskellan, Co. Donegal and its relations to the late-Midlandian and Littletonian raised beaches. Irish Naturalist's Journal 17, 321-327.</text:p>
          </table:table-cell>
          <table:table-cell table:number-columns-repeated="255" table:style-name="ACE-159"/>
        </table:table-row>
        <table:table-row table:style-name="AROW-0">
          <table:table-cell table:style-name="ACE-159" office:value-type="string">
            <text:p>Delaney, C. and Devoy, R.J.N. 1995 Evidence from sites in Western Ireland of late Holocene changes in coastal environments. Marine Geology 124, 273-287. </text:p>
          </table:table-cell>
          <table:table-cell table:number-columns-repeated="255" table:style-name="ACE-159"/>
        </table:table-row>
        <table:table-row table:style-name="AROW-0">
          <table:table-cell table:style-name="ACE-159" office:value-type="string">
            <text:p>Devoy, R.J.N., Delaney, C., Carter, R.W.G. and Jennings, S.C. 1996 Coastal stratigraphies as indicators of environmental changes upon European Atlantic coasts in the late Holocene. Journal of Coastal Research 12, 564-588. </text:p>
          </table:table-cell>
          <table:table-cell table:number-columns-repeated="255" table:style-name="ACE-159"/>
        </table:table-row>
        <table:table-row table:style-name="AROW-0">
          <table:table-cell table:style-name="ACE-159" office:value-type="string">
            <text:p>Devoy, R.J.N., Nichol, S.L. and Sinnott, A.M. 2004 Holocene sea-level and sedimentary changes on the south coast of Ireland. Journal of Coastal Research 39, (special issue) </text:p>
          </table:table-cell>
          <table:table-cell table:number-columns-repeated="255" table:style-name="ACE-159"/>
        </table:table-row>
        <table:table-row table:style-name="AROW-0">
          <table:table-cell table:style-name="ACE-159" office:value-type="string">
            <text:p>Donner, J. and Jungner, H. 1980 Radiocarbon ages of shells in Holocene marine deposits. Radiocarbon 22, 556-561. </text:p>
          </table:table-cell>
          <table:table-cell table:number-columns-repeated="255" table:style-name="ACE-159"/>
        </table:table-row>
        <table:table-row table:style-name="AROW-0">
          <table:table-cell table:style-name="ACE-159" office:value-type="string">
            <text:p>Dresser, P.Q. 1980 Dublin radiocarbon dates III. Radiocarbon 22, 1028-1030.</text:p>
          </table:table-cell>
          <table:table-cell table:number-columns-repeated="255" table:style-name="ACE-159"/>
        </table:table-row>
        <table:table-row table:style-name="AROW-0">
          <table:table-cell table:style-name="ACE-159" office:value-type="string">
            <text:p>Dresser, P.Q., Smith, A.G. and Pearson, G.W. 1973 Radiocarbon dating of the raised beach at Woodgrange, Co. Down. Proceedings of the Royal Irish Academy 73 (B), 53-56. </text:p>
          </table:table-cell>
          <table:table-cell table:number-columns-repeated="255" table:style-name="ACE-159"/>
        </table:table-row>
        <table:table-row table:style-name="AROW-0">
          <table:table-cell table:style-name="ACE-159" office:value-type="string">
            <text:p>Gaulin, C., Delibrais, G. and Denèfle, M. 1983 Analyse pollinique et detation par le 14C d'une tourbiere submergée de l'age de Bronze dans le Nord-Ouest de I'Lande (presqu'île de Termon. Dungloe, Comte Donegal). Comptes Rendus de l'Académie des Sciences Paris 296, II, 305-307.</text:p>
          </table:table-cell>
          <table:table-cell table:number-columns-repeated="255" table:style-name="ACE-159"/>
        </table:table-row>
        <table:table-row table:style-name="AROW-0">
          <table:table-cell table:style-name="ACE-159" office:value-type="string">
            <text:p>Gehrels, R. 2004 Saltmarsh fieldwork, stratigraphy, micropalaeontology, transfer functions: Ireland. In J. Scourse (ed.), Late Holocene Shallow Marine Environments Of Europe (HOLSMEER) final Report, <text:s/>107-120.</text:p>
          </table:table-cell>
          <table:table-cell table:number-columns-repeated="255" table:style-name="ACE-159"/>
        </table:table-row>
        <table:table-row table:style-name="AROW-0">
          <table:table-cell table:style-name="ACE-159" office:value-type="string">
            <text:p>Harkness, D.D. and Wilson, H.E. 1979 Scottish Universities Research and Reactor Centre - radiocarbon measurements III. Radiocarbon 21, 203-256. </text:p>
          </table:table-cell>
          <table:table-cell table:number-columns-repeated="255" table:style-name="ACE-159"/>
        </table:table-row>
        <table:table-row table:style-name="AROW-0">
          <table:table-cell table:style-name="ACE-159" office:value-type="string">
            <text:p>Harris, C.R. 1979a Flandrian sediments and microfauna in Dublin Bay, Ireland. Unpublished PhD thesis. Trinity College, Dublin.</text:p>
          </table:table-cell>
          <table:table-cell table:number-columns-repeated="255" table:style-name="ACE-159"/>
        </table:table-row>
        <table:table-row table:style-name="AROW-0">
          <table:table-cell table:style-name="ACE-159" office:value-type="string">
            <text:p>Hubbs, C.L., Bien, G.S. and Suess, H.E. 1965 Radiocarbon 7, 66. </text:p>
          </table:table-cell>
          <table:table-cell table:number-columns-repeated="255" table:style-name="ACE-159"/>
        </table:table-row>
        <table:table-row table:style-name="AROW-0">
          <table:table-cell table:style-name="ACE-159" office:value-type="string">
            <text:p>Jessen, K. 1949 Studies in late Quaternary deposits and flora history of Ireland. Proceedings of the Royal Irish Academy 52 (B), 85-290. </text:p>
          </table:table-cell>
          <table:table-cell table:number-columns-repeated="255" table:style-name="ACE-159"/>
        </table:table-row>
        <table:table-row table:style-name="AROW-0">
          <table:table-cell table:style-name="ACE-159" office:value-type="string">
            <text:p>Liversage, G.D. 1968 Excavations at Dalkey Island, Co. Dublin, 1956-1959. Proceedings of the Royal Irish Academy 66 (C), 53-223. </text:p>
          </table:table-cell>
          <table:table-cell table:number-columns-repeated="255" table:style-name="ACE-159"/>
        </table:table-row>
        <table:table-row table:style-name="AROW-0">
          <table:table-cell table:style-name="ACE-159" office:value-type="string">
            <text:p>Maloney, B.K. 1985 A Palaeoecological investigation of the Holocene back-barrier environment near Carnsore Point, Co. Wexford. Proceedings of the Royal Irish Academy 85 (B), 73-89.</text:p>
          </table:table-cell>
          <table:table-cell table:number-columns-repeated="255" table:style-name="ACE-159"/>
        </table:table-row>
        <table:table-row table:style-name="AROW-0">
          <table:table-cell table:style-name="ACE-159" office:value-type="string">
            <text:p>Manning, P.I., Robbie, J.A. and Wilson, H.E. 1970 The geology of Belfast and the Lagan Valley. Memoirs of the Geological Survey Northern Ireland. </text:p>
          </table:table-cell>
          <table:table-cell table:number-columns-repeated="255" table:style-name="ACE-159"/>
        </table:table-row>
        <table:table-row table:style-name="AROW-0">
          <table:table-cell table:style-name="ACE-159" office:value-type="string">
            <text:p>McCabe, A.M. and Clark, P.U. 1998 Ice sheet variability around the North Atlantic Ocean during the last deglaciation. Nature 392, 373-377.</text:p>
          </table:table-cell>
          <table:table-cell table:number-columns-repeated="255" table:style-name="ACE-159"/>
        </table:table-row>
        <table:table-row table:style-name="AROW-0">
          <table:table-cell table:style-name="ACE-159" office:value-type="string">
            <text:p>McCabe, A.M. and Clark, P.U. 2003 Deglacial chronology from County Donegal, Ireland: implications for deglaciation of the British-Irish ice sheet. Journal of the Geological Society of London 160, 847-855.</text:p>
          </table:table-cell>
          <table:table-cell table:number-columns-repeated="255" table:style-name="ACE-159"/>
        </table:table-row>
        <table:table-row table:style-name="AROW-0">
          <table:table-cell table:style-name="ACE-159" office:value-type="string">
            <text:p>McCabe, A.M. and Haynes, J.R. 1996 A late Pleistocene intertidal boulder pavement from an isostatically emergent coast, Dundalk Bay, eastern Ireland. Earth Surface Processes and Landforms 21, 555-572.</text:p>
          </table:table-cell>
          <table:table-cell table:number-columns-repeated="255" table:style-name="ACE-159"/>
        </table:table-row>
        <table:table-row table:style-name="AROW-0">
          <table:table-cell table:style-name="ACE-159" office:value-type="string">
            <text:p>McCabe, A.M., Clark, P.U. and Clark, C. 2005 AMS 14C dating of deglacial events in the Irish Sea Basin and other sectors of the British-Irish ice sheet. Quaternary Science Reviews 24, 1673-1690.</text:p>
          </table:table-cell>
          <table:table-cell table:number-columns-repeated="255" table:style-name="ACE-159"/>
        </table:table-row>
        <table:table-row table:style-name="AROW-0">
          <table:table-cell table:style-name="ACE-159" office:value-type="string">
            <text:p>McCabe, A.M., Haynes, J.R. and Macmillan, N.F. 1986 Late-Pleistocene tidewater glaciers and glaciomarine sequences from north County Mayo, Republic of Ireland. Journal of Quaternary Science 1, 73-84.</text:p>
          </table:table-cell>
          <table:table-cell table:number-columns-repeated="255" table:style-name="ACE-159"/>
        </table:table-row>
        <table:table-row table:style-name="AROW-0">
          <table:table-cell table:style-name="ACE-159" office:value-type="string">
            <text:p>Mitchell, G.F. 1971 The Larnian culture: A minimal view. Proceedings of the Prehistoric Society 38, 274-283. </text:p>
          </table:table-cell>
          <table:table-cell table:number-columns-repeated="255" table:style-name="ACE-159"/>
        </table:table-row>
        <table:table-row table:style-name="AROW-0">
          <table:table-cell table:style-name="ACE-159" office:value-type="string">
            <text:p>Mitchell, G.F. 1976 The Irish Landscape. London. Collins.</text:p>
          </table:table-cell>
          <table:table-cell table:number-columns-repeated="255" table:style-name="ACE-159"/>
        </table:table-row>
        <table:table-row table:style-name="AROW-0">
          <table:table-cell table:style-name="ACE-159" office:value-type="string">
            <text:p>Mitchell, G.F. 1977 Raised Beaches and Sea Levels. In F.W. Shotton (ed.), British Quaternary Studies-recent advances, 169-186. Oxford. Clarendon Press.</text:p>
          </table:table-cell>
          <table:table-cell table:number-columns-repeated="255" table:style-name="ACE-159"/>
        </table:table-row>
        <table:table-row table:style-name="AROW-0">
          <table:table-cell table:style-name="ACE-159" office:value-type="string">
            <text:p>Mitchell, G.F. 1981b The Littletonian warm stage - post 10,000 BP. In C.H Holland (ed.), A Geology of Ireland, 235-238. Edinburgh. Scottish University Press.</text:p>
          </table:table-cell>
          <table:table-cell table:number-columns-repeated="255" table:style-name="ACE-159"/>
        </table:table-row>
        <table:table-row table:style-name="AROW-0">
          <table:table-cell table:style-name="ACE-159" office:value-type="string">
            <text:p>Mitchell, G.F. and Stephens, N. 1974 Is there evidence for a Holocene sea-level higher than that of today on the coasts of Ireland? Colloque International. CNRS 219, 115-125</text:p>
          </table:table-cell>
          <table:table-cell table:number-columns-repeated="255" table:style-name="ACE-159"/>
        </table:table-row>
        <table:table-row table:style-name="AROW-0">
          <table:table-cell table:style-name="ACE-159" office:value-type="string">
            <text:p>Morrison, M.E.S. and Stephens, N. 1961 Stratigraphy and pollen analysis of the raised beach deposits at Ballyhalbert, Co. Down. New Phytologist 59, 153-162. </text:p>
          </table:table-cell>
          <table:table-cell table:number-columns-repeated="255" table:style-name="ACE-159"/>
        </table:table-row>
        <table:table-row table:style-name="AROW-0">
          <table:table-cell table:style-name="ACE-159" office:value-type="string">
            <text:p>Morrison, M.E.S. and Stephens, N. 1965 A submerged Late Quaternary deposit at Roddans Port on the northeast Coast of Ireland. Philosophical Transactions of the Royal Society, London 249 (B), 221-255.</text:p>
          </table:table-cell>
          <table:table-cell table:number-columns-repeated="255" table:style-name="ACE-159"/>
        </table:table-row>
        <table:table-row table:style-name="AROW-0">
          <table:table-cell table:style-name="ACE-159" office:value-type="string">
            <text:p>Naylor, D. 1965 Pleistocene and Post-Pleistocene sediments in Dublin Bay. Scientific Proceedings of the Royal Dublin Society Series A(2), 175-188. </text:p>
          </table:table-cell>
          <table:table-cell table:number-columns-repeated="255" table:style-name="ACE-159"/>
        </table:table-row>
        <table:table-row table:style-name="AROW-0">
          <table:table-cell table:style-name="ACE-159" office:value-type="string">
            <text:p>O'Connell, M. 1988 Streamstown Bay - partially submerged peat as evidence for later post-glacial sea-level change. In M. O'Connell and W.P. Warren (eds.), Connemara, Field Guide 11, 45-49. Dublin. Irish Association for Quaternary Studies (IQUA). </text:p>
          </table:table-cell>
          <table:table-cell table:number-columns-repeated="255" table:style-name="ACE-159"/>
        </table:table-row>
        <table:table-row table:style-name="AROW-0">
          <table:table-cell table:style-name="ACE-159" office:value-type="string">
            <text:p>Orford, J.D. and Carter, R.W.G. 1982b Geomorphological changes on the barrier coast of south Wexford. Irish Geography 15, 70-84. </text:p>
          </table:table-cell>
          <table:table-cell table:number-columns-repeated="255" table:style-name="ACE-159"/>
        </table:table-row>
        <table:table-row table:style-name="AROW-0">
          <table:table-cell table:style-name="ACE-159" office:value-type="string">
            <text:p>O'Sullivan, A. 2001 Foragers, farmers and fishers in a coastal landscape: An intertidal archaeological survey of the Shannon estuary. Dublin. Royal Irish Academy. </text:p>
          </table:table-cell>
          <table:table-cell table:number-columns-repeated="255" table:style-name="ACE-159"/>
        </table:table-row>
        <table:table-row table:style-name="AROW-0">
          <table:table-cell table:style-name="ACE-159" office:value-type="string">
            <text:p>Pearson , G.W. and Pilcher, J.R. 1975 Belfast radiocarbon dates VIII. Radiocarbon 17, 226-238. </text:p>
          </table:table-cell>
          <table:table-cell table:number-columns-repeated="255" table:style-name="ACE-159"/>
        </table:table-row>
        <table:table-row table:style-name="AROW-0">
          <table:table-cell table:style-name="ACE-159" office:value-type="string">
            <text:p>Pearson, G.W. 1979 Belfast radiocarbon dates IX. Radiocarbon 21, 274-290. </text:p>
          </table:table-cell>
          <table:table-cell table:number-columns-repeated="255" table:style-name="ACE-159"/>
        </table:table-row>
        <table:table-row table:style-name="AROW-0">
          <table:table-cell table:style-name="ACE-159" office:value-type="string">
            <text:p>Penney, D. 1983 Post Glacial sediments and foraminifera at Dundalk, Ireland. Unpublished PhD Thesis, Trinity College, Dublin. <text:s/></text:p>
          </table:table-cell>
          <table:table-cell table:number-columns-repeated="255" table:style-name="ACE-159"/>
        </table:table-row>
        <table:table-row table:style-name="AROW-0">
          <table:table-cell table:style-name="ACE-159" office:value-type="string">
            <text:p>Prior, D.B. 1966 Late glacial and post-glacial shorelines in north-east Antrim. Irish Geography 5, 173-187. </text:p>
          </table:table-cell>
          <table:table-cell table:number-columns-repeated="255" table:style-name="ACE-159"/>
        </table:table-row>
        <table:table-row table:style-name="AROW-0">
          <table:table-cell table:style-name="ACE-159" office:value-type="string">
            <text:p>Prior, D.B. Holland, S. and Cruickshank, M.M. 1981 A preliminary report on late Devensian and early Flandrian deposits at Carnlough, Co. Antrim. Irish Geography 14, 75-84.</text:p>
          </table:table-cell>
          <table:table-cell table:number-columns-repeated="255" table:style-name="ACE-159"/>
        </table:table-row>
        <table:table-row table:style-name="AROW-0">
          <table:table-cell table:style-name="ACE-159" office:value-type="string">
            <text:p>Scourse, J. and Austin, W.E.N. 1994 A Devensian Late-glacial and Holocene sea-level and water depth record from the Central Celtic Sea. Quaternary Newsletter 74, 22-29.</text:p>
          </table:table-cell>
          <table:table-cell table:number-columns-repeated="255" table:style-name="ACE-159"/>
        </table:table-row>
        <table:table-row table:style-name="AROW-0">
          <table:table-cell table:style-name="ACE-159" office:value-type="string">
            <text:p>Shaw, J. 1985 Holocene coastal evolution, Co. Donegal, Ireland. Unpublished PhD Thesis, Coleraine, The University of Ulster.</text:p>
          </table:table-cell>
          <table:table-cell table:number-columns-repeated="255" table:style-name="ACE-159"/>
        </table:table-row>
        <table:table-row table:style-name="AROW-0">
          <table:table-cell table:style-name="ACE-159" office:value-type="string">
            <text:p>Shaw, J. and Carter, R.W.G. 1994 Coastal peats from northwest Ireland: implications for Late Holocene RSL change and shoreline evolution. Boreas 23, 74-91.</text:p>
          </table:table-cell>
          <table:table-cell table:number-columns-repeated="255" table:style-name="ACE-159"/>
        </table:table-row>
        <table:table-row table:style-name="AROW-0">
          <table:table-cell table:style-name="ACE-159" office:value-type="string">
            <text:p>Singh, G. and Smith, A.G. 1973 Post Glacial vegetational history and relative land and sea level changes in Lecale, Co. Down. Proceedings of the Royal Irish Academy 73(B), 1-51. </text:p>
          </table:table-cell>
          <table:table-cell table:number-columns-repeated="255" table:style-name="ACE-159"/>
        </table:table-row>
        <table:table-row table:style-name="AROW-0">
          <table:table-cell table:style-name="ACE-159" office:value-type="string">
            <text:p>Sinnott, A. 1999 Holocene Sea-Level Changes From the South and Southeast Coasts of Ireland. Unpublished PhD Thesis, University College Cork, NUIC.</text:p>
          </table:table-cell>
          <table:table-cell table:number-columns-repeated="255" table:style-name="ACE-159"/>
        </table:table-row>
        <table:table-row table:style-name="AROW-0">
          <table:table-cell table:style-name="ACE-159" office:value-type="string">
            <text:p>Smith, A. G. and Pilcher, J.R. 1973 Radiocarbon dates and vegetational history of the British Isles. New Phytologist 72, 903-914. <text:s text:c="2"/></text:p>
          </table:table-cell>
          <table:table-cell table:number-columns-repeated="255" table:style-name="ACE-159"/>
        </table:table-row>
        <table:table-row table:style-name="AROW-0">
          <table:table-cell table:style-name="ACE-159" office:value-type="string">
            <text:p>Smith, A.G., Pearson, G.W. and Pilcher, J.R. 1974 Belfast radiocarbon dates VII. Radiocarbon 16, 269-276. </text:p>
          </table:table-cell>
          <table:table-cell table:number-columns-repeated="255" table:style-name="ACE-159"/>
        </table:table-row>
        <table:table-row table:style-name="AROW-0">
          <table:table-cell table:style-name="ACE-159" office:value-type="string">
            <text:p>Stephens, N. and Collins, A.E.P. 1960 The Quaternary deposits at Ringneill Quay and Ardmillan, Co. Down. Proceedings of the Royal Irish Academy 61(C), 41-77.</text:p>
          </table:table-cell>
          <table:table-cell table:number-columns-repeated="255" table:style-name="ACE-159"/>
        </table:table-row>
        <table:table-row table:style-name="AROW-0">
          <table:table-cell table:style-name="ACE-159" office:value-type="string">
            <text:p>Stillman, C.J. 1968 The post-glacial change in sea level in southwest Ireland: new evidence from freshwater deposits on the floor of Bantry Bay. Scientific Proceedings of the Royal Dublin Society 3(A), 125-127.</text:p>
          </table:table-cell>
          <table:table-cell table:number-columns-repeated="255" table:style-name="ACE-159"/>
        </table:table-row>
        <table:table-row table:style-name="AROW-0">
          <table:table-cell table:style-name="ACE-159" office:value-type="string">
            <text:p>Telford, M.B. 1978 Glenveagh Forest Park: The past and present vegetation. Unpublished PhD thesis, Trinity College, Dublin.</text:p>
          </table:table-cell>
          <table:table-cell table:number-columns-repeated="255" table:style-name="ACE-159"/>
        </table:table-row>
        <table:table-row table:style-name="AROW-0">
          <table:table-cell table:style-name="ACE-159" office:value-type="string">
            <text:p>Trautman, M.A. and Willis, E.H. 1966 Radiocarbon 8, 161-203. </text:p>
          </table:table-cell>
          <table:table-cell table:number-columns-repeated="255" table:style-name="ACE-159"/>
        </table:table-row>
        <table:table-row table:style-name="AROW-0">
          <table:table-cell table:style-name="ACE-159" office:value-type="string">
            <text:p>Wilson, H.E. 1972 Regional geology of Northern Ireland. HMSO. </text:p>
          </table:table-cell>
          <table:table-cell table:number-columns-repeated="255" table:style-name="ACE-159"/>
        </table:table-row>
        <table:table-row table:style-name="AROW-0" table:number-rows-repeated="65477">
          <table:table-cell table:number-columns-repeated="256"/>
        </table:table-row>
        <table:named-expressions>
          <table:named-expression table:name="Sheet_Title" table:expression="of:=&quot;Appendix&quot;" table:base-cell-address="$'Appendix'.$A$1"/>
          <table:named-expression table:name="Print_Area" table:expression="of:=#REF!" table:base-cell-address="$'Appendix'.$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0">
      <number:number number:decimal-places="2" number:grouping="false" number:min-integer-digits="1"/>
    </number:number-style>
    <number:number-style style:name="ND-0">
      <style:text-properties fo:color="#FF0000"/>
      <number:number number:decimal-places="2" number:grouping="false" number:min-integer-digits="1"/>
      <style:map style:condition="value()&gt;=0" style:apply-style-name="ND-0-0"/>
    </number:number-style>
    <number:number-style style:name="ND-1">
      <number:number number:decimal-places="3" number:grouping="false" number:min-integer-digits="1"/>
    </number:number-style>
    <number:number-style style:name="ND-2">
      <number:number number:decimal-places="2" number:grouping="false" number:min-integer-digits="1"/>
    </number:number-style>
    <number:number-style style:name="ND-3-0">
      <number:number number:decimal-places="0" number:grouping="false" number:min-integer-digits="1"/>
    </number:number-style>
    <number:number-style style:name="ND-3">
      <style:text-properties fo:color="#FF0000"/>
      <number:number number:decimal-places="0" number:grouping="false" number:min-integer-digits="1"/>
      <style:map style:condition="value()&gt;=0" style:apply-style-name="ND-3-0"/>
    </number:number-style>
    <number:number-style style:name="ND-4">
      <number:number number:decimal-places="0" number:grouping="false" number:min-integer-digits="1"/>
    </number:number-style>
    <number:number-style style:name="ND-5">
      <number:number number:decimal-places="1" number:grouping="false" number:min-integer-digits="1"/>
    </number:number-style>
    <number:text-style style:name="ND-6">
      <number:text-content/>
    </number:text-style>
    <number:number-style style:name="ND-7">
      <number:number number:decimal-places="2" number:grouping="true" number:min-integer-digits="1"/>
    </number:number-style>
    <number:number-style style:name="ND-8">
      <number:number number:decimal-places="0" number:grouping="tru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NS-font-size8" style:family="text" style:display-name="Font Size 8pt">
      <style:text-properties fo:font-size="8pt" style:font-size-asian="8pt"/>
    </style:style>
    <style:style style:name="NS-colour-000000" style:family="text" style:display-name="Font Color #000000">
      <style:text-properties fo:color="#000000"/>
    </style:style>
    <style:style style:name="NS-colour-0000ff" style:family="text" style:display-name="Font Color #0000ff">
      <style:text-properties fo:color="#0000ff"/>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36pt" fo:margin-bottom="36pt" fo:margin-left="54pt" fo:margin-right="54pt" fo:page-width="611.9999826986959pt" fo:page-height="791.9999826986959pt" style:table-centering="none" style:print-page-order="ttb" style:writing-mode="lr-tb" style:print-orientation="portrait" style:print="charts drawings objects" style:scale-to="100.00%" gnm:style-print=""/>
      <style:header-style>
        <style:header-footer-properties fo:border="none" style:shadow="none" fo:padding="0pt" fo:margin="0pt" fo:min-height="36pt" svg:height="36pt" style:dynamic-spacing="true"/>
      </style:header-style>
      <style:footer-style>
        <style:header-footer-properties fo:border="none" style:shadow="none" fo:padding="0pt" fo:margin="0pt" fo:min-height="36pt" svg:height="36pt" style:dynamic-spacing="true"/>
      </style:footer-style>
    </style:page-layout>
    <style:page-layout style:name="pl-1" style:page-usage="all">
      <style:page-layout-properties fo:margin-top="36pt" fo:margin-bottom="36pt" fo:margin-left="54pt" fo:margin-right="54pt" fo:page-width="791.9999826986959pt" fo:page-height="611.9999826986959pt" style:table-centering="none" style:print-page-order="ttb" style:writing-mode="lr-tb" style:print-orientation="landscape" style:print="charts drawings objects" style:scale-to="100.00%" gnm:style-print=""/>
      <style:header-style>
        <style:header-footer-properties fo:border="none" style:shadow="none" fo:padding="0pt" fo:margin="0pt" fo:min-height="36pt" svg:height="36pt" style:dynamic-spacing="true"/>
      </style:header-style>
      <style:footer-style>
        <style:header-footer-properties fo:border="none" style:shadow="none" fo:padding="0pt" fo:margin="0pt" fo:min-height="36pt" svg:height="36pt" style:dynamic-spacing="true"/>
      </style:footer-style>
    </style:page-layout>
    <style:page-layout style:name="pl-2" style:page-usage="all">
      <style:page-layout-properties fo:margin-top="36pt" fo:margin-bottom="36pt" fo:margin-left="54pt" fo:margin-right="54pt" fo:page-width="595.2755905511812pt" fo:page-height="841.8897637795276pt" style:table-centering="none" style:print-page-order="ttb" style:writing-mode="lr-tb" style:print-orientation="portrait" style:print="charts drawings objects" style:scale-to="100.00%" gnm:style-print=""/>
      <style:header-style>
        <style:header-footer-properties fo:border="none" style:shadow="none" fo:padding="0pt" fo:margin="0pt" fo:min-height="36pt" svg:height="36pt" style:dynamic-spacing="true"/>
      </style:header-style>
      <style:footer-style>
        <style:header-footer-properties fo:border="none" style:shadow="none" fo:padding="0pt" fo:margin="0pt" fo:min-height="36pt" svg:height="36pt" style:dynamic-spacing="true"/>
      </style:footer-style>
    </style:page-layout>
    <style:page-layout style:name="pl-3" style:page-usage="all">
      <style:page-layout-properties fo:margin-top="36pt" fo:margin-bottom="36pt" fo:margin-left="54pt" fo:margin-right="54pt" fo:page-width="611.9999826986959pt" fo:page-height="791.9999826986959pt" style:table-centering="none" style:print-page-order="ttb" style:writing-mode="lr-tb" style:print-orientation="portrait" style:print="charts drawings objects" style:scale-to="100.00%" gnm:style-print=""/>
      <style:header-style>
        <style:header-footer-properties fo:border="none" style:shadow="none" fo:padding="0pt" fo:margin="0pt" fo:min-height="36pt" svg:height="36pt" style:dynamic-spacing="true"/>
      </style:header-style>
      <style:footer-style>
        <style:header-footer-properties fo:border="none" style:shadow="none" fo:padding="0pt" fo:margin="0pt" fo:min-height="36pt" svg:height="36pt" style:dynamic-spacing="true"/>
      </style:footer-style>
    </style:page-layout>
    <style:page-layout style:name="pl-4" style:page-usage="all">
      <style:page-layout-properties fo:margin-top="36pt" fo:margin-bottom="36pt" fo:margin-left="54pt" fo:margin-right="54pt" fo:page-width="611.9999826986959pt" fo:page-height="791.9999826986959pt" style:table-centering="none" style:print-page-order="ttb" style:writing-mode="lr-tb" style:print-orientation="portrait" style:print="charts drawings objects" style:scale-to="100.00%" gnm:style-print=""/>
      <style:header-style>
        <style:header-footer-properties fo:border="none" style:shadow="none" fo:padding="0pt" fo:margin="0pt" fo:min-height="36pt" svg:height="36pt" style:dynamic-spacing="true"/>
      </style:header-style>
      <style:footer-style>
        <style:header-footer-properties fo:border="none" style:shadow="none" fo:padding="0pt" fo:margin="0pt" fo:min-height="36pt" svg:height="36pt" style:dynamic-spacing="true"/>
      </style:footer-style>
    </style:page-layout>
    <style:page-layout style:name="pl-5" style:page-usage="all">
      <style:page-layout-properties fo:margin-top="36pt" fo:margin-bottom="36pt" fo:margin-left="54pt" fo:margin-right="54pt" fo:page-width="611.9999826986959pt" fo:page-height="791.9999826986959pt" style:table-centering="none" style:print-page-order="ttb" style:writing-mode="lr-tb" style:print-orientation="portrait" style:print="charts drawings objects" style:scale-to="100.00%" gnm:style-print=""/>
      <style:header-style>
        <style:header-footer-properties fo:border="none" style:shadow="none" fo:padding="0pt" fo:margin="0pt" fo:min-height="36pt" svg:height="36pt" style:dynamic-spacing="true"/>
      </style:header-style>
      <style:footer-style>
        <style:header-footer-properties fo:border="none" style:shadow="none" fo:padding="0pt" fo:margin="0pt" fo:min-height="36pt" svg:height="36pt" style:dynamic-spacing="true"/>
      </style:footer-style>
    </style:page-layout>
    <style:page-layout style:name="pl-6" style:page-usage="all">
      <style:page-layout-properties fo:margin-top="36pt" fo:margin-bottom="36pt" fo:margin-left="54pt" fo:margin-right="54pt" fo:page-width="595.2755905511812pt" fo:page-height="841.8897637795276pt" style:table-centering="none" style:print-page-order="ttb" style:writing-mode="lr-tb" style:print-orientation="portrait" style:print="charts drawings objects" style:scale-to="100.00%" gnm:style-print=""/>
      <style:header-style>
        <style:header-footer-properties fo:border="none" style:shadow="none" fo:padding="0pt" fo:margin="0pt" fo:min-height="36pt" svg:height="36pt" style:dynamic-spacing="true"/>
      </style:header-style>
      <style:footer-style>
        <style:header-footer-properties fo:border="none" style:shadow="none" fo:padding="0pt" fo:margin="0pt" fo:min-height="36pt" svg:height="36pt" style:dynamic-spacing="true"/>
      </style:footer-style>
    </style:page-layout>
  </office:automatic-styles>
  <office:master-styles>
    <style:master-page style:name="ta-mp-0" style:display-name="Introduction"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Column heading legend"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Primary Index Points"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Secondary Index Point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4" style:display-name="Limiting Dates (Type I)"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5" style:display-name="Limiting Dates (Type II)"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6" style:display-name="Appendix"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BROOKS</dc:creator>
    <dc:date>2006-11-16T16:35:41Z</dc:date>
    <meta:user-defined meta:name="dc:publisher" meta:value-type="string"/>
    <meta:user-defined meta:name="GSF_DOCPROP_VECTOR:0000:gsf:document-parts" meta:value-type="string">Introduction</meta:user-defined>
    <meta:user-defined meta:name="GSF_DOCPROP_VECTOR:0001:gsf:document-parts" meta:value-type="string">Column heading legend</meta:user-defined>
    <meta:user-defined meta:name="GSF_DOCPROP_VECTOR:0002:gsf:document-parts" meta:value-type="string">Primary Index Points</meta:user-defined>
    <meta:user-defined meta:name="GSF_DOCPROP_VECTOR:0003:gsf:document-parts" meta:value-type="string">Secondary Index Points</meta:user-defined>
    <meta:user-defined meta:name="GSF_DOCPROP_VECTOR:0004:gsf:document-parts" meta:value-type="string">Limiting Dates (Type I)</meta:user-defined>
    <meta:user-defined meta:name="GSF_DOCPROP_VECTOR:0005:gsf:document-parts" meta:value-type="string">Limiting Dates (Type II)</meta:user-defined>
    <meta:user-defined meta:name="GSF_DOCPROP_VECTOR:0006:gsf:document-parts" meta:value-type="string">Appendix</meta:user-defined>
    <meta:user-defined meta:name="GSF_DOCPROP_VECTOR:0000:gsf:heading-pairs" meta:value-type="string">Worksheets</meta:user-defined>
    <meta:user-defined meta:name="GSF_DOCPROP_VECTOR:0001:gsf:heading-pairs" meta:value-type="float">7</meta:user-defined>
    <meta:print-date>2005-07-11T14:47:16Z</meta:print-date>
    <meta:user-defined meta:name="gsf:last-saved-by" meta:value-type="string">TCD User</meta:user-defined>
    <meta:user-defined meta:name="gsf:links-dirty" meta:value-type="boolean">false</meta:user-defined>
    <meta:user-defined meta:name="gsf:scale" meta:value-type="boolean">false</meta:user-defined>
    <meta:user-defined meta:name="gsf:security" meta:value-type="float">0</meta:user-defined>
    <meta:creation-date>2004-03-26T18:37:28Z</meta:creation-date>
    <meta:generator>gnumeric/1.12.51</meta:generator>
    <meta:user-defined meta:name="msole:codepage" meta:value-type="float">1252</meta:user-defined>
    <meta:user-defined meta:name="msole:unknown-doc-19" meta:value-type="boolean">false</meta:user-defined>
    <meta:user-defined meta:name="msole:unknown-doc-22" meta:value-type="boolean">false</meta:user-defined>
    <meta:user-defined meta:name="msole:unknown-doc-23" meta:value-type="float">662074</meta:user-defined>
  </office:meta>
</office:document-meta>
</file>